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1A0000001AD4837F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face style:name="Helvetica" svg:font-family="Helvetica" style:font-family-generic="swiss"/>
    <style:font-face style:name="Bitstream Vera Sans Mono1" svg:font-family="'Bitstream Vera Sans Mono'" style:font-pitch="fixed"/>
    <style:font-face style:name="Bitstream Vera Sans1" svg:font-family="'Bitstream Vera Sans'" style:font-pitch="variable"/>
    <style:font-face style:name="Bitstream Vera Serif3" svg:font-family="'Bitstream Vera Serif'" style:font-pitch="variable"/>
    <style:font-face style:name="Bitstream Vera Serif4" svg:font-family="'Bitstream Vera Serif'" style:font-adornments="Roman"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Bitstream Vera Serif2" svg:font-family="'Bitstream Vera Serif'" style:font-family-generic="roman" style:font-pitch="variable"/>
    <style:font-face style:name="Bitstream Vera Serif1" svg:font-family="'Bitstream Vera Serif'" style:font-adornments="Fett"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2" svg:font-family="'Bitstream Vera Sans'" style:font-family-generic="swiss" style:font-pitch="variable"/>
    <style:font-face style:name="Bitstream Vera Sans" svg:font-family="'Bitstream Vera Sans'" style:font-adornments="Fett" style:font-family-generic="swiss" style:font-pitch="variable"/>
    <style:font-face style:name="Tahoma" svg:font-family="Tahoma" style:font-family-generic="swiss" style:font-pitch="variable"/>
  </office:font-face-decls>
  <office:automatic-styles>
    <style:style style:name="Tabelle1" style:family="table">
      <style:table-properties style:width="15.24cm" table:align="center" style:writing-mode="lr-tb"/>
    </style:style>
    <style:style style:name="Tabelle1.A" style:family="table-column">
      <style:table-column-properties style:column-width="3.678cm"/>
    </style:style>
    <style:style style:name="Tabelle1.B" style:family="table-column">
      <style:table-column-properties style:column-width="11.562cm"/>
    </style:style>
    <style:style style:name="Tabelle1.A1" style:family="table-cell">
      <style:table-cell-properties style:vertical-align="middle" fo:padding="0.053cm" fo:border="0.035cm solid #000000"/>
    </style:style>
    <style:style style:name="Tabelle1.A2" style:family="table-cell">
      <style:table-cell-properties style:vertical-align="middle" fo:padding="0.053cm" fo:border-left="0.035cm solid #000000" fo:border-right="none" fo:border-top="none" fo:border-bottom="0.035cm solid #000000"/>
    </style:style>
    <style:style style:name="Tabelle1.B2" style:family="table-cell">
      <style:table-cell-properties style:vertical-align="middle" fo:padding="0.053cm" fo:border-left="0.035cm solid #000000" fo:border-right="0.035cm solid #000000" fo:border-top="none" fo:border-bottom="0.035cm solid #000000"/>
    </style:style>
    <style:style style:name="Tabelle1.A3" style:family="table-cell">
      <style:table-cell-properties style:vertical-align="middle" fo:background-color="#ffff99" fo:padding="0.053cm" fo:border-left="0.035cm solid #000000" fo:border-right="none" fo:border-top="none" fo:border-bottom="0.035cm solid #000000">
        <style:background-image/>
      </style:table-cell-properties>
    </style:style>
    <style:style style:name="Tabelle1.A4" style:family="table-cell">
      <style:table-cell-properties style:vertical-align="middle" fo:background-color="#ccccff" fo:padding="0.053cm" fo:border-left="0.035cm solid #000000" fo:border-right="none" fo:border-top="none" fo:border-bottom="0.035cm solid #000000">
        <style:background-image/>
      </style:table-cell-properties>
    </style:style>
    <style:style style:name="Tabelle1.A5" style:family="table-cell">
      <style:table-cell-properties fo:background-color="#ffccff" fo:padding="0.053cm" fo:border-left="0.035cm solid #000000" fo:border-right="none" fo:border-top="none" fo:border-bottom="0.035cm solid #000000">
        <style:background-image/>
      </style:table-cell-properties>
    </style:style>
    <style:style style:name="Tabelle1.B5" style:family="table-cell">
      <style:table-cell-properties fo:padding="0.053cm" fo:border-left="0.035cm solid #000000" fo:border-right="0.035cm solid #000000" fo:border-top="none" fo:border-bottom="0.035cm solid #000000"/>
    </style:style>
    <style:style style:name="Tabelle1.A6" style:family="table-cell">
      <style:table-cell-properties style:vertical-align="middle" fo:background-color="#3deb3d" fo:padding="0.053cm" fo:border-left="0.035cm solid #000000" fo:border-right="none" fo:border-top="none" fo:border-bottom="0.035cm solid #000000">
        <style:background-image/>
      </style:table-cell-properties>
    </style:style>
    <style:style style:name="Tabelle1.A7" style:family="table-cell">
      <style:table-cell-properties style:vertical-align="middle" fo:background-color="#ffcc99" fo:padding="0.053cm" fo:border-left="0.035cm solid #000000" fo:border-right="none" fo:border-top="none" fo:border-bottom="0.035cm solid #000000">
        <style:background-image/>
      </style:table-cell-properties>
    </style:style>
    <style:style style:name="Tabelle1.A8" style:family="table-cell">
      <style:table-cell-properties style:vertical-align="middle" fo:background-color="#ff9966" fo:padding="0.053cm" fo:border-left="0.035cm solid #000000" fo:border-right="none" fo:border-top="none" fo:border-bottom="0.035cm solid #000000">
        <style:background-image/>
      </style:table-cell-properties>
    </style:style>
    <style:style style:name="Tabelle1.A9" style:family="table-cell">
      <style:table-cell-properties style:vertical-align="middle" fo:background-color="#ccffff" fo:padding="0.053cm" fo:border-left="0.035cm solid #000000" fo:border-right="none" fo:border-top="none" fo:border-bottom="0.035cm solid #000000">
        <style:background-image/>
      </style:table-cell-properties>
    </style:style>
    <style:style style:name="Tabelle2" style:family="table" style:master-page-name="">
      <style:table-properties style:rel-width="100%" style:page-number="0" fo:break-before="page" table:align="center" fo:keep-with-next="auto" style:writing-mode="lr-tb"/>
    </style:style>
    <style:style style:name="Tabelle2.A" style:family="table-column">
      <style:table-column-properties style:rel-column-width="13824*"/>
    </style:style>
    <style:style style:name="Tabelle2.B" style:family="table-column">
      <style:table-column-properties style:rel-column-width="6144*"/>
    </style:style>
    <style:style style:name="Tabelle2.C" style:family="table-column">
      <style:table-column-properties style:rel-column-width="23550*"/>
    </style:style>
    <style:style style:name="Tabelle2.D" style:family="table-column">
      <style:table-column-properties style:rel-column-width="22014*"/>
    </style:style>
    <style:style style:name="Tabelle2.A1" style:family="table-cell">
      <style:table-cell-properties fo:padding="0.053cm" fo:border="0.035cm solid #000000"/>
    </style:style>
    <style:style style:name="Tabelle2.A2" style:family="table-cell">
      <style:table-cell-properties fo:padding="0.053cm" fo:border-left="0.035cm solid #000000" fo:border-right="none" fo:border-top="none" fo:border-bottom="0.035cm solid #000000"/>
    </style:style>
    <style:style style:name="Tabelle2.D2" style:family="table-cell">
      <style:table-cell-properties fo:padding="0.053cm" fo:border-left="0.035cm solid #000000" fo:border-right="0.035cm solid #000000" fo:border-top="none" fo:border-bottom="0.035cm solid #000000"/>
    </style:style>
    <style:style style:name="Tabelle2.A3" style:family="table-cell">
      <style:table-cell-properties fo:background-color="#ffff99" fo:padding="0.053cm" fo:border-left="0.035cm solid #000000" fo:border-right="none" fo:border-top="none" fo:border-bottom="0.035cm solid #000000">
        <style:background-image/>
      </style:table-cell-properties>
    </style:style>
    <style:style style:name="Tabelle2.D3" style:family="table-cell">
      <style:table-cell-properties fo:background-color="#ffff99" fo:padding="0.053cm" fo:border-left="0.035cm solid #000000" fo:border-right="0.035cm solid #000000" fo:border-top="none" fo:border-bottom="0.035cm solid #000000">
        <style:background-image/>
      </style:table-cell-properties>
    </style:style>
    <style:style style:name="Tabelle2.A19" style:family="table-cell">
      <style:table-cell-properties fo:background-color="#ffcc99" fo:padding="0.053cm" fo:border-left="0.035cm solid #000000" fo:border-right="none" fo:border-top="none" fo:border-bottom="0.035cm solid #000000">
        <style:background-image/>
      </style:table-cell-properties>
    </style:style>
    <style:style style:name="Tabelle2.D19" style:family="table-cell">
      <style:table-cell-properties fo:background-color="#ffcc99" fo:padding="0.053cm" fo:border-left="0.035cm solid #000000" fo:border-right="0.035cm solid #000000" fo:border-top="none" fo:border-bottom="0.035cm solid #000000">
        <style:background-image/>
      </style:table-cell-properties>
    </style:style>
    <style:style style:name="Tabelle2.A25" style:family="table-cell">
      <style:table-cell-properties fo:background-color="#ccccff" fo:padding="0.053cm" fo:border-left="0.035cm solid #000000" fo:border-right="none" fo:border-top="none" fo:border-bottom="0.035cm solid #000000">
        <style:background-image/>
      </style:table-cell-properties>
    </style:style>
    <style:style style:name="Tabelle2.D25" style:family="table-cell">
      <style:table-cell-properties fo:background-color="#ccccff" fo:padding="0.053cm" fo:border-left="0.035cm solid #000000" fo:border-right="0.035cm solid #000000" fo:border-top="none" fo:border-bottom="0.035cm solid #000000">
        <style:background-image/>
      </style:table-cell-properties>
    </style:style>
    <style:style style:name="Tabelle2.A39" style:family="table-cell">
      <style:table-cell-properties fo:background-color="#ffccff" fo:padding="0.053cm" fo:border-left="0.035cm solid #000000" fo:border-right="none" fo:border-top="none" fo:border-bottom="0.035cm solid #000000">
        <style:background-image/>
      </style:table-cell-properties>
    </style:style>
    <style:style style:name="Tabelle2.D39" style:family="table-cell">
      <style:table-cell-properties fo:background-color="#ffccff" fo:padding="0.053cm" fo:border-left="0.035cm solid #000000" fo:border-right="0.035cm solid #000000" fo:border-top="none" fo:border-bottom="0.035cm solid #000000">
        <style:background-image/>
      </style:table-cell-properties>
    </style:style>
    <style:style style:name="Tabelle2.A40" style:family="table-cell">
      <style:table-cell-properties fo:background-color="#3deb3d" fo:padding="0.053cm" fo:border-left="0.035cm solid #000000" fo:border-right="none" fo:border-top="none" fo:border-bottom="0.035cm solid #000000">
        <style:background-image/>
      </style:table-cell-properties>
    </style:style>
    <style:style style:name="Tabelle2.D40" style:family="table-cell">
      <style:table-cell-properties fo:background-color="#3deb3d" fo:padding="0.053cm" fo:border-left="0.035cm solid #000000" fo:border-right="0.035cm solid #000000" fo:border-top="none" fo:border-bottom="0.035cm solid #000000">
        <style:background-image/>
      </style:table-cell-properties>
    </style:style>
    <style:style style:name="Tabelle2.A41" style:family="table-cell">
      <style:table-cell-properties fo:background-color="#ccffff" fo:padding="0.053cm" fo:border-left="0.035cm solid #000000" fo:border-right="none" fo:border-top="none" fo:border-bottom="0.035cm solid #000000">
        <style:background-image/>
      </style:table-cell-properties>
    </style:style>
    <style:style style:name="Tabelle2.D41" style:family="table-cell">
      <style:table-cell-properties fo:background-color="#ccffff" fo:padding="0.053cm" fo:border-left="0.035cm solid #000000" fo:border-right="0.035cm solid #000000" fo:border-top="none" fo:border-bottom="0.035cm solid #000000">
        <style:background-image/>
      </style:table-cell-properties>
    </style:style>
    <style:style style:name="Tabelle4" style:family="table">
      <style:table-properties style:rel-width="100%" fo:break-before="page" table:align="center" style:writing-mode="lr-tb"/>
    </style:style>
    <style:style style:name="Tabelle4.A" style:family="table-column">
      <style:table-column-properties style:rel-column-width="12544*"/>
    </style:style>
    <style:style style:name="Tabelle4.B" style:family="table-column">
      <style:table-column-properties style:rel-column-width="4606*"/>
    </style:style>
    <style:style style:name="Tabelle4.C" style:family="table-column">
      <style:table-column-properties style:rel-column-width="24831*"/>
    </style:style>
    <style:style style:name="Tabelle4.D" style:family="table-column">
      <style:table-column-properties style:rel-column-width="23552*"/>
    </style:style>
    <style:style style:name="Tabelle4.A1" style:family="table-cell">
      <style:table-cell-properties style:vertical-align="middle" fo:padding="0.053cm" fo:border="0.035cm solid #000000"/>
    </style:style>
    <style:style style:name="Tabelle4.A2" style:family="table-cell">
      <style:table-cell-properties fo:padding="0.053cm" fo:border-left="0.035cm solid #000000" fo:border-right="none" fo:border-top="none" fo:border-bottom="0.035cm solid #000000"/>
    </style:style>
    <style:style style:name="Tabelle4.D2" style:family="table-cell">
      <style:table-cell-properties fo:padding="0.053cm" fo:border-left="0.035cm solid #000000" fo:border-right="0.035cm solid #000000" fo:border-top="none" fo:border-bottom="0.035cm solid #000000"/>
    </style:style>
    <style:style style:name="Tabelle4.A3" style:family="table-cell">
      <style:table-cell-properties fo:background-color="#ccffff" fo:padding="0.053cm" fo:border-left="0.035cm solid #000000" fo:border-right="none" fo:border-top="none" fo:border-bottom="0.035cm solid #000000">
        <style:background-image/>
      </style:table-cell-properties>
    </style:style>
    <style:style style:name="Tabelle4.D3" style:family="table-cell">
      <style:table-cell-properties fo:background-color="#ccffff" fo:padding="0.053cm" fo:border-left="0.035cm solid #000000" fo:border-right="0.035cm solid #000000" fo:border-top="none" fo:border-bottom="0.035cm solid #000000">
        <style:background-image/>
      </style:table-cell-properties>
    </style:style>
    <style:style style:name="Table1" style:family="table">
      <style:table-properties style:width="15.244cm" table:align="center" style:writing-mode="lr-tb"/>
    </style:style>
    <style:style style:name="Table1.A" style:family="table-column">
      <style:table-column-properties style:column-width="3.687cm"/>
    </style:style>
    <style:style style:name="Table1.B" style:family="table-column">
      <style:table-column-properties style:column-width="11.557cm"/>
    </style:style>
    <style:style style:name="Table1.A1" style:family="table-cell">
      <style:table-cell-properties style:vertical-align="middle" fo:background-color="transparent" fo:padding="0.049cm" fo:border="0.002cm solid #000000">
        <style:background-image/>
      </style:table-cell-properties>
    </style:style>
    <style:style style:name="Table1.A2" style:family="table-cell">
      <style:table-cell-properties style:vertical-align="middle" fo:padding="0.049cm" fo:border-left="0.002cm solid #000000" fo:border-right="none" fo:border-top="none" fo:border-bottom="0.002cm solid #000000"/>
    </style:style>
    <style:style style:name="Table1.B2" style:family="table-cell">
      <style:table-cell-properties style:vertical-align="middle" fo:padding="0.049cm" fo:border-left="0.002cm solid #000000" fo:border-right="0.002cm solid #000000" fo:border-top="none" fo:border-bottom="0.002cm solid #000000"/>
    </style:style>
    <style:style style:name="Table1.A3" style:family="table-cell">
      <style:table-cell-properties style:vertical-align="middle" fo:background-color="#ffff99" fo:padding="0.049cm" fo:border-left="0.002cm solid #000000" fo:border-right="none" fo:border-top="none" fo:border-bottom="0.002cm solid #000000">
        <style:background-image/>
      </style:table-cell-properties>
    </style:style>
    <style:style style:name="Table1.A4" style:family="table-cell">
      <style:table-cell-properties style:vertical-align="middle" fo:background-color="#ccccff" fo:padding="0.049cm" fo:border-left="0.002cm solid #000000" fo:border-right="none" fo:border-top="none" fo:border-bottom="0.002cm solid #000000">
        <style:background-image/>
      </style:table-cell-properties>
    </style:style>
    <style:style style:name="Table1.A5" style:family="table-cell">
      <style:table-cell-properties style:vertical-align="top" fo:background-color="#ffccff" fo:padding="0.049cm" fo:border-left="0.002cm solid #000000" fo:border-right="none" fo:border-top="none" fo:border-bottom="0.002cm solid #000000">
        <style:background-image/>
      </style:table-cell-properties>
    </style:style>
    <style:style style:name="Table1.B5" style:family="table-cell">
      <style:table-cell-properties style:vertical-align="top" fo:padding="0.049cm" fo:border-left="0.002cm solid #000000" fo:border-right="0.002cm solid #000000" fo:border-top="none" fo:border-bottom="0.002cm solid #000000"/>
    </style:style>
    <style:style style:name="Table1.A6" style:family="table-cell">
      <style:table-cell-properties style:vertical-align="middle" fo:background-color="#3deb3d" fo:padding="0.049cm" fo:border-left="0.002cm solid #000000" fo:border-right="none" fo:border-top="none" fo:border-bottom="0.002cm solid #000000">
        <style:background-image/>
      </style:table-cell-properties>
    </style:style>
    <style:style style:name="Table1.A7" style:family="table-cell">
      <style:table-cell-properties style:vertical-align="middle" fo:background-color="#ffcc99" fo:padding="0.049cm" fo:border-left="0.002cm solid #000000" fo:border-right="none" fo:border-top="none" fo:border-bottom="0.002cm solid #000000">
        <style:background-image/>
      </style:table-cell-properties>
    </style:style>
    <style:style style:name="Table1.A8" style:family="table-cell">
      <style:table-cell-properties style:vertical-align="middle" fo:background-color="#ff9966" fo:padding="0.049cm" fo:border-left="0.002cm solid #000000" fo:border-right="none" fo:border-top="none" fo:border-bottom="0.002cm solid #000000">
        <style:background-image/>
      </style:table-cell-properties>
    </style:style>
    <style:style style:name="Table1.A9" style:family="table-cell">
      <style:table-cell-properties style:vertical-align="middle" fo:background-color="#ccffff" fo:padding="0.049cm" fo:border-left="0.002cm solid #000000" fo:border-right="none" fo:border-top="none" fo:border-bottom="0.002cm solid #000000">
        <style:background-image/>
      </style:table-cell-properties>
    </style:style>
    <style:style style:name="Table2" style:family="table" style:master-page-name="Standard">
      <style:table-properties style:width="25.7cm" fo:margin-left="0cm" fo:margin-right="0cm" style:page-number="0" fo:break-before="auto" fo:break-after="auto" table:align="margins" style:writing-mode="lr-tb"/>
    </style:style>
    <style:style style:name="Table2.A" style:family="table-column">
      <style:table-column-properties style:column-width="5.768cm" style:rel-column-width="14708*"/>
    </style:style>
    <style:style style:name="Table2.B" style:family="table-column">
      <style:table-column-properties style:column-width="1.935cm" style:rel-column-width="4934*"/>
    </style:style>
    <style:style style:name="Table2.C" style:family="table-column">
      <style:table-column-properties style:column-width="9.372cm" style:rel-column-width="23897*"/>
    </style:style>
    <style:style style:name="Table2.D" style:family="table-column">
      <style:table-column-properties style:column-width="8.625cm" style:rel-column-width="21996*"/>
    </style:style>
    <style:style style:name="Table2.A1" style:family="table-cell">
      <style:table-cell-properties style:vertical-align="top" fo:padding="0.049cm" fo:border="0.002cm solid #000000"/>
    </style:style>
    <style:style style:name="Table2.A2" style:family="table-cell">
      <style:table-cell-properties style:vertical-align="top" fo:padding="0.049cm" fo:border-left="0.002cm solid #000000" fo:border-right="none" fo:border-top="none" fo:border-bottom="0.002cm solid #000000"/>
    </style:style>
    <style:style style:name="Table2.D2" style:family="table-cell">
      <style:table-cell-properties style:vertical-align="top" fo:padding="0.049cm" fo:border-left="0.002cm solid #000000" fo:border-right="0.002cm solid #000000" fo:border-top="none" fo:border-bottom="0.002cm solid #000000"/>
    </style:style>
    <style:style style:name="Table2.A3" style:family="table-cell">
      <style:table-cell-properties style:vertical-align="top" fo:background-color="#ffff99" fo:padding="0.049cm" fo:border-left="0.002cm solid #000000" fo:border-right="none" fo:border-top="none" fo:border-bottom="0.002cm solid #000000">
        <style:background-image/>
      </style:table-cell-properties>
    </style:style>
    <style:style style:name="Table2.D3" style:family="table-cell">
      <style:table-cell-properties style:vertical-align="top" fo:background-color="#ffff99" fo:padding="0.049cm" fo:border-left="0.002cm solid #000000" fo:border-right="0.002cm solid #000000" fo:border-top="none" fo:border-bottom="0.002cm solid #000000">
        <style:background-image/>
      </style:table-cell-properties>
    </style:style>
    <style:style style:name="Table2.A19" style:family="table-cell">
      <style:table-cell-properties style:vertical-align="top" fo:background-color="#ffcc99" fo:padding="0.049cm" fo:border-left="0.002cm solid #000000" fo:border-right="none" fo:border-top="none" fo:border-bottom="0.002cm solid #000000">
        <style:background-image/>
      </style:table-cell-properties>
    </style:style>
    <style:style style:name="Table2.D19" style:family="table-cell">
      <style:table-cell-properties style:vertical-align="top" fo:background-color="#ffcc99" fo:padding="0.049cm" fo:border-left="0.002cm solid #000000" fo:border-right="0.002cm solid #000000" fo:border-top="none" fo:border-bottom="0.002cm solid #000000">
        <style:background-image/>
      </style:table-cell-properties>
    </style:style>
    <style:style style:name="Table2.A25" style:family="table-cell">
      <style:table-cell-properties style:vertical-align="top" fo:background-color="#ccccff" fo:padding="0.049cm" fo:border-left="0.002cm solid #000000" fo:border-right="none" fo:border-top="none" fo:border-bottom="0.002cm solid #000000">
        <style:background-image/>
      </style:table-cell-properties>
    </style:style>
    <style:style style:name="Table2.D25" style:family="table-cell">
      <style:table-cell-properties style:vertical-align="top" fo:background-color="#ccccff" fo:padding="0.049cm" fo:border-left="0.002cm solid #000000" fo:border-right="0.002cm solid #000000" fo:border-top="none" fo:border-bottom="0.002cm solid #000000">
        <style:background-image/>
      </style:table-cell-properties>
    </style:style>
    <style:style style:name="Table2.A39" style:family="table-cell">
      <style:table-cell-properties style:vertical-align="top" fo:background-color="#ffccff" fo:padding="0.049cm" fo:border-left="0.002cm solid #000000" fo:border-right="none" fo:border-top="none" fo:border-bottom="0.002cm solid #000000">
        <style:background-image/>
      </style:table-cell-properties>
    </style:style>
    <style:style style:name="Table2.D39" style:family="table-cell">
      <style:table-cell-properties style:vertical-align="top" fo:background-color="#ffccff" fo:padding="0.049cm" fo:border-left="0.002cm solid #000000" fo:border-right="0.002cm solid #000000" fo:border-top="none" fo:border-bottom="0.002cm solid #000000">
        <style:background-image/>
      </style:table-cell-properties>
    </style:style>
    <style:style style:name="Table2.A40" style:family="table-cell">
      <style:table-cell-properties style:vertical-align="top" fo:background-color="#3deb3d" fo:padding="0.049cm" fo:border-left="0.002cm solid #000000" fo:border-right="none" fo:border-top="none" fo:border-bottom="0.002cm solid #000000">
        <style:background-image/>
      </style:table-cell-properties>
    </style:style>
    <style:style style:name="Table2.D40" style:family="table-cell">
      <style:table-cell-properties style:vertical-align="top" fo:background-color="#3deb3d" fo:padding="0.049cm" fo:border-left="0.002cm solid #000000" fo:border-right="0.002cm solid #000000" fo:border-top="none" fo:border-bottom="0.002cm solid #000000">
        <style:background-image/>
      </style:table-cell-properties>
    </style:style>
    <style:style style:name="Table2.A41" style:family="table-cell">
      <style:table-cell-properties style:vertical-align="top" fo:background-color="#ccffff" fo:padding="0.049cm" fo:border-left="0.002cm solid #000000" fo:border-right="none" fo:border-top="none" fo:border-bottom="0.002cm solid #000000">
        <style:background-image/>
      </style:table-cell-properties>
    </style:style>
    <style:style style:name="Table2.D41" style:family="table-cell">
      <style:table-cell-properties style:vertical-align="top" fo:background-color="#ccffff" fo:padding="0.049cm" fo:border-left="0.002cm solid #000000" fo:border-right="0.002cm solid #000000" fo:border-top="none" fo:border-bottom="0.002cm solid #000000">
        <style:background-image/>
      </style:table-cell-properties>
    </style:style>
    <style:style style:name="Table3" style:family="table">
      <style:table-properties style:width="25.702cm" fo:break-before="page" table:align="center" style:writing-mode="lr-tb"/>
    </style:style>
    <style:style style:name="Table3.A" style:family="table-column">
      <style:table-column-properties style:column-width="4.768cm"/>
    </style:style>
    <style:style style:name="Table3.B" style:family="table-column">
      <style:table-column-properties style:column-width="1.799cm"/>
    </style:style>
    <style:style style:name="Table3.C" style:family="table-column">
      <style:table-column-properties style:column-width="9.509cm"/>
    </style:style>
    <style:style style:name="Table3.D" style:family="table-column">
      <style:table-column-properties style:column-width="9.626cm"/>
    </style:style>
    <style:style style:name="Table3.A1" style:family="table-cell">
      <style:table-cell-properties style:vertical-align="top" fo:background-color="transparent" fo:padding="0.049cm" fo:border="0.002cm solid #000000">
        <style:background-image/>
      </style:table-cell-properties>
    </style:style>
    <style:style style:name="Table3.A2" style:family="table-cell">
      <style:table-cell-properties style:vertical-align="top" fo:background-color="transparent" fo:padding="0.049cm" fo:border-left="0.002cm solid #000000" fo:border-right="none" fo:border-top="none" fo:border-bottom="0.002cm solid #000000">
        <style:background-image/>
      </style:table-cell-properties>
    </style:style>
    <style:style style:name="Table3.D2" style:family="table-cell">
      <style:table-cell-properties style:vertical-align="top" fo:background-color="transparent" fo:padding="0.049cm" fo:border-left="0.002cm solid #000000" fo:border-right="0.002cm solid #000000" fo:border-top="none" fo:border-bottom="0.002cm solid #000000">
        <style:background-image/>
      </style:table-cell-properties>
    </style:style>
    <style:style style:name="Table3.A3" style:family="table-cell">
      <style:table-cell-properties style:vertical-align="top" fo:background-color="#ffff99" fo:padding="0.049cm" fo:border-left="0.002cm solid #000000" fo:border-right="none" fo:border-top="none" fo:border-bottom="0.002cm solid #000000">
        <style:background-image/>
      </style:table-cell-properties>
    </style:style>
    <style:style style:name="Table3.D3" style:family="table-cell">
      <style:table-cell-properties style:vertical-align="top" fo:background-color="#ffff99" fo:padding="0.049cm" fo:border-left="0.002cm solid #000000" fo:border-right="0.002cm solid #000000" fo:border-top="none" fo:border-bottom="0.002cm solid #000000">
        <style:background-image/>
      </style:table-cell-properties>
    </style:style>
    <style:style style:name="Table3.A8" style:family="table-cell">
      <style:table-cell-properties style:vertical-align="middle" fo:background-color="#ffff99" fo:padding="0.049cm" fo:border-left="0.002cm solid #000000" fo:border-right="none" fo:border-top="none" fo:border-bottom="0.002cm solid #000000">
        <style:background-image/>
      </style:table-cell-properties>
    </style:style>
    <style:style style:name="Table3.A9" style:family="table-cell">
      <style:table-cell-properties style:vertical-align="top" fo:background-color="#ccccff" fo:padding="0.049cm" fo:border-left="0.002cm solid #000000" fo:border-right="none" fo:border-top="none" fo:border-bottom="0.002cm solid #000000">
        <style:background-image/>
      </style:table-cell-properties>
    </style:style>
    <style:style style:name="Table3.D9" style:family="table-cell">
      <style:table-cell-properties style:vertical-align="top" fo:background-color="#ccccff" fo:padding="0.049cm" fo:border-left="0.002cm solid #000000" fo:border-right="0.002cm solid #000000" fo:border-top="none" fo:border-bottom="0.002cm solid #000000">
        <style:background-image/>
      </style:table-cell-properties>
    </style:style>
    <style:style style:name="Table3.C13" style:family="table-cell">
      <style:table-cell-properties style:vertical-align="middle" fo:background-color="#ccccff" fo:padding="0.049cm" fo:border-left="0.002cm solid #000000" fo:border-right="none" fo:border-top="none" fo:border-bottom="0.002cm solid #000000">
        <style:background-image/>
      </style:table-cell-properties>
    </style:style>
    <style:style style:name="Table3.D13" style:family="table-cell">
      <style:table-cell-properties style:vertical-align="middle" fo:background-color="#ccccff" fo:padding="0.049cm" fo:border-left="0.002cm solid #000000" fo:border-right="0.002cm solid #000000" fo:border-top="none" fo:border-bottom="0.002cm solid #000000">
        <style:background-image/>
      </style:table-cell-properties>
    </style:style>
    <style:style style:name="Table3.A14" style:family="table-cell">
      <style:table-cell-properties style:vertical-align="top" fo:background-color="#3deb3d" fo:padding="0.049cm" fo:border-left="0.002cm solid #000000" fo:border-right="none" fo:border-top="none" fo:border-bottom="0.002cm solid #000000">
        <style:background-image/>
      </style:table-cell-properties>
    </style:style>
    <style:style style:name="Table3.D14" style:family="table-cell">
      <style:table-cell-properties style:vertical-align="top" fo:background-color="#3deb3d" fo:padding="0.049cm" fo:border-left="0.002cm solid #000000" fo:border-right="0.002cm solid #000000" fo:border-top="none" fo:border-bottom="0.002cm solid #000000">
        <style:background-image/>
      </style:table-cell-properties>
    </style:style>
    <style:style style:name="Table3.A16" style:family="table-cell">
      <style:table-cell-properties style:vertical-align="top" fo:padding="0.049cm" fo:border-left="0.002cm solid #000000" fo:border-right="none" fo:border-top="none" fo:border-bottom="0.002cm solid #000000"/>
    </style:style>
    <style:style style:name="Table3.D16" style:family="table-cell">
      <style:table-cell-properties style:vertical-align="top" fo:padding="0.049cm" fo:border-left="0.002cm solid #000000" fo:border-right="0.002cm solid #000000" fo:border-top="none" fo:border-bottom="0.002cm solid #000000"/>
    </style:style>
    <style:style style:name="Table3.A17" style:family="table-cell">
      <style:table-cell-properties style:vertical-align="top" fo:background-color="#ccffff" fo:padding="0.049cm" fo:border-left="0.002cm solid #000000" fo:border-right="none" fo:border-top="none" fo:border-bottom="0.002cm solid #000000">
        <style:background-image/>
      </style:table-cell-properties>
    </style:style>
    <style:style style:name="Table3.D17" style:family="table-cell">
      <style:table-cell-properties style:vertical-align="top" fo:background-color="#ccffff" fo:padding="0.049cm" fo:border-left="0.002cm solid #000000" fo:border-right="0.002cm solid #000000" fo:border-top="none" fo:border-bottom="0.002cm solid #000000">
        <style:background-image/>
      </style:table-cell-properties>
    </style:style>
    <style:style style:name="Table4" style:family="table">
      <style:table-properties style:width="25.702cm" fo:break-before="page" table:align="center" style:writing-mode="lr-tb"/>
    </style:style>
    <style:style style:name="Table4.A" style:family="table-column">
      <style:table-column-properties style:column-width="4.958cm"/>
    </style:style>
    <style:style style:name="Table4.B" style:family="table-column">
      <style:table-column-properties style:column-width="1.801cm"/>
    </style:style>
    <style:style style:name="Table4.C" style:family="table-column">
      <style:table-column-properties style:column-width="9.73cm"/>
    </style:style>
    <style:style style:name="Table4.D" style:family="table-column">
      <style:table-column-properties style:column-width="9.213cm"/>
    </style:style>
    <style:style style:name="Table4.A1" style:family="table-cell">
      <style:table-cell-properties style:vertical-align="middle" fo:padding="0.049cm" fo:border="0.002cm solid #000000"/>
    </style:style>
    <style:style style:name="Table4.A2" style:family="table-cell">
      <style:table-cell-properties style:vertical-align="top" fo:padding="0.049cm" fo:border-left="0.002cm solid #000000" fo:border-right="none" fo:border-top="none" fo:border-bottom="0.002cm solid #000000"/>
    </style:style>
    <style:style style:name="Table4.D2" style:family="table-cell">
      <style:table-cell-properties style:vertical-align="top" fo:padding="0.049cm" fo:border-left="0.002cm solid #000000" fo:border-right="0.002cm solid #000000" fo:border-top="none" fo:border-bottom="0.002cm solid #000000"/>
    </style:style>
    <style:style style:name="Table4.A3" style:family="table-cell">
      <style:table-cell-properties style:vertical-align="top" fo:background-color="#ccffff" fo:padding="0.049cm" fo:border-left="0.002cm solid #000000" fo:border-right="none" fo:border-top="none" fo:border-bottom="0.002cm solid #000000">
        <style:background-image/>
      </style:table-cell-properties>
    </style:style>
    <style:style style:name="Table4.D3" style:family="table-cell">
      <style:table-cell-properties style:vertical-align="top" fo:background-color="#ccffff" fo:padding="0.049cm" fo:border-left="0.002cm solid #000000" fo:border-right="0.002cm solid #000000" fo:border-top="none" fo:border-bottom="0.002cm solid #000000">
        <style:background-image/>
      </style:table-cell-properties>
    </style:style>
    <style:style style:name="Table5" style:family="table">
      <style:table-properties style:width="25.702cm" fo:break-before="page" table:align="center" style:writing-mode="lr-tb"/>
    </style:style>
    <style:style style:name="Table5.A" style:family="table-column">
      <style:table-column-properties style:column-width="4.969cm"/>
    </style:style>
    <style:style style:name="Table5.B" style:family="table-column">
      <style:table-column-properties style:column-width="2.311cm"/>
    </style:style>
    <style:style style:name="Table5.C" style:family="table-column">
      <style:table-column-properties style:column-width="9.193cm"/>
    </style:style>
    <style:style style:name="Table5.D" style:family="table-column">
      <style:table-column-properties style:column-width="9.229cm"/>
    </style:style>
    <style:style style:name="Table5.A1" style:family="table-cell">
      <style:table-cell-properties style:vertical-align="middle" fo:padding="0.049cm" fo:border="0.002cm solid #000000"/>
    </style:style>
    <style:style style:name="Table5.A2" style:family="table-cell">
      <style:table-cell-properties style:vertical-align="top" fo:padding="0.049cm" fo:border-left="0.002cm solid #000000" fo:border-right="none" fo:border-top="none" fo:border-bottom="0.002cm solid #000000"/>
    </style:style>
    <style:style style:name="Table5.D2" style:family="table-cell">
      <style:table-cell-properties style:vertical-align="top" fo:padding="0.049cm" fo:border-left="0.002cm solid #000000" fo:border-right="0.002cm solid #000000" fo:border-top="none" fo:border-bottom="0.002cm solid #000000"/>
    </style:style>
    <style:style style:name="Table5.A3" style:family="table-cell">
      <style:table-cell-properties style:vertical-align="top" fo:background-color="#ff9966" fo:padding="0.049cm" fo:border-left="0.002cm solid #000000" fo:border-right="none" fo:border-top="none" fo:border-bottom="0.002cm solid #000000">
        <style:background-image/>
      </style:table-cell-properties>
    </style:style>
    <style:style style:name="Table5.D3" style:family="table-cell">
      <style:table-cell-properties style:vertical-align="top" fo:background-color="#ff9966" fo:padding="0.049cm" fo:border-left="0.002cm solid #000000" fo:border-right="0.002cm solid #000000" fo:border-top="none" fo:border-bottom="0.002cm solid #000000">
        <style:background-image/>
      </style:table-cell-properties>
    </style:style>
    <style:style style:name="Table6" style:family="table">
      <style:table-properties style:width="25.702cm" fo:break-before="page" table:align="center" style:writing-mode="lr-tb"/>
    </style:style>
    <style:style style:name="Table6.A" style:family="table-column">
      <style:table-column-properties style:column-width="4.969cm"/>
    </style:style>
    <style:style style:name="Table6.B" style:family="table-column">
      <style:table-column-properties style:column-width="1.979cm"/>
    </style:style>
    <style:style style:name="Table6.C" style:family="table-column">
      <style:table-column-properties style:column-width="9.525cm"/>
    </style:style>
    <style:style style:name="Table6.D" style:family="table-column">
      <style:table-column-properties style:column-width="9.229cm"/>
    </style:style>
    <style:style style:name="Table6.A1" style:family="table-cell">
      <style:table-cell-properties style:vertical-align="middle" fo:padding="0.049cm" fo:border="0.002cm solid #000000"/>
    </style:style>
    <style:style style:name="Table6.A2" style:family="table-cell">
      <style:table-cell-properties style:vertical-align="top" fo:padding="0.049cm" fo:border-left="0.002cm solid #000000" fo:border-right="none" fo:border-top="none" fo:border-bottom="0.002cm solid #000000"/>
    </style:style>
    <style:style style:name="Table6.D2" style:family="table-cell">
      <style:table-cell-properties style:vertical-align="top" fo:padding="0.049cm" fo:border-left="0.002cm solid #000000" fo:border-right="0.002cm solid #000000" fo:border-top="none" fo:border-bottom="0.002cm solid #000000"/>
    </style:style>
    <style:style style:name="Table6.A3" style:family="table-cell">
      <style:table-cell-properties style:vertical-align="top" fo:background-color="#ccffff" fo:padding="0.049cm" fo:border-left="0.002cm solid #000000" fo:border-right="none" fo:border-top="none" fo:border-bottom="0.002cm solid #000000">
        <style:background-image/>
      </style:table-cell-properties>
    </style:style>
    <style:style style:name="Table6.D3" style:family="table-cell">
      <style:table-cell-properties style:vertical-align="top" fo:background-color="#ccffff" fo:padding="0.049cm" fo:border-left="0.002cm solid #000000" fo:border-right="0.002cm solid #000000" fo:border-top="none" fo:border-bottom="0.002cm solid #000000">
        <style:background-image/>
      </style:table-cell-properties>
    </style:style>
    <style:style style:name="Table6.A4" style:family="table-cell">
      <style:table-cell-properties style:vertical-align="top" fo:background-color="#ffff99" fo:padding="0.049cm" fo:border-left="0.002cm solid #000000" fo:border-right="none" fo:border-top="none" fo:border-bottom="0.002cm solid #000000">
        <style:background-image/>
      </style:table-cell-properties>
    </style:style>
    <style:style style:name="Table6.A5" style:family="table-cell">
      <style:table-cell-properties style:vertical-align="top" fo:background-color="#ccccff" fo:padding="0.049cm" fo:border-left="0.002cm solid #000000" fo:border-right="none" fo:border-top="none" fo:border-bottom="0.002cm solid #000000">
        <style:background-image/>
      </style:table-cell-properties>
    </style:style>
    <style:style style:name="Table7" style:family="table">
      <style:table-properties style:width="25.702cm" fo:break-before="page" table:align="center" style:writing-mode="lr-tb"/>
    </style:style>
    <style:style style:name="Table7.A" style:family="table-column">
      <style:table-column-properties style:column-width="4.902cm"/>
    </style:style>
    <style:style style:name="Table7.B" style:family="table-column">
      <style:table-column-properties style:column-width="2.081cm"/>
    </style:style>
    <style:style style:name="Table7.C" style:family="table-column">
      <style:table-column-properties style:column-width="9.56cm"/>
    </style:style>
    <style:style style:name="Table7.D" style:family="table-column">
      <style:table-column-properties style:column-width="9.158cm"/>
    </style:style>
    <style:style style:name="Table7.A1" style:family="table-cell">
      <style:table-cell-properties style:vertical-align="middle" fo:padding="0.049cm" fo:border="0.002cm solid #000000"/>
    </style:style>
    <style:style style:name="Table7.A2" style:family="table-cell">
      <style:table-cell-properties style:vertical-align="top" fo:padding="0.049cm" fo:border-left="0.002cm solid #000000" fo:border-right="none" fo:border-top="none" fo:border-bottom="0.002cm solid #000000"/>
    </style:style>
    <style:style style:name="Table7.D2" style:family="table-cell">
      <style:table-cell-properties style:vertical-align="top" fo:padding="0.049cm" fo:border-left="0.002cm solid #000000" fo:border-right="0.002cm solid #000000" fo:border-top="none" fo:border-bottom="0.002cm solid #000000"/>
    </style:style>
    <style:style style:name="Table8" style:family="table">
      <style:table-properties style:width="25.702cm" fo:break-before="page" table:align="left" style:writing-mode="lr-tb"/>
    </style:style>
    <style:style style:name="Table8.A" style:family="table-column">
      <style:table-column-properties style:column-width="5.999cm"/>
    </style:style>
    <style:style style:name="Table8.B" style:family="table-column">
      <style:table-column-properties style:column-width="3.069cm"/>
    </style:style>
    <style:style style:name="Table8.C" style:family="table-column">
      <style:table-column-properties style:column-width="10.372cm"/>
    </style:style>
    <style:style style:name="Table8.D" style:family="table-column">
      <style:table-column-properties style:column-width="6.262cm"/>
    </style:style>
    <style:style style:name="Table8.A1" style:family="table-cell">
      <style:table-cell-properties style:vertical-align="middle" fo:padding="0.049cm" fo:border="0.002cm solid #000000"/>
    </style:style>
    <style:style style:name="Table8.A2" style:family="table-cell">
      <style:table-cell-properties style:vertical-align="top" fo:padding="0.049cm" fo:border-left="0.002cm solid #000000" fo:border-right="none" fo:border-top="none" fo:border-bottom="0.002cm solid #000000"/>
    </style:style>
    <style:style style:name="Table8.D2" style:family="table-cell">
      <style:table-cell-properties style:vertical-align="top" fo:padding="0.049cm" fo:border-left="0.002cm solid #000000" fo:border-right="0.002cm solid #000000" fo:border-top="none" fo:border-bottom="0.002cm solid #000000"/>
    </style:style>
    <style:style style:name="P1" style:family="paragraph" style:parent-style-name="Standard">
      <style:paragraph-properties fo:text-align="center" style:justify-single-word="false" fo:background-color="transparent" style:shadow="none">
        <style:background-image/>
      </style:paragraph-properties>
      <style:text-properties style:font-name="Bitstream Vera Serif2" fo:font-size="11pt" style:font-size-asian="11pt" style:font-size-complex="11pt"/>
    </style:style>
    <style:style style:name="P2" style:family="paragraph" style:parent-style-name="Table_20_Contents">
      <style:paragraph-properties fo:text-align="justify" style:justify-single-word="false" fo:keep-together="auto" fo:hyphenation-ladder-count="no-limit" fo:background-color="transparent" style:shadow="none">
        <style:background-image/>
      </style:paragraph-properties>
      <style:text-properties style:font-name="Bitstream Vera Serif2" fo:font-size="11pt" style:font-size-asian="11pt" style:font-size-complex="11pt" fo:hyphenate="true" fo:hyphenation-remain-char-count="2" fo:hyphenation-push-char-count="2"/>
    </style:style>
    <style:style style:name="P3" style:family="paragraph" style:parent-style-name="Table_20_Contents">
      <style:paragraph-properties fo:text-align="justify" style:justify-single-word="false" fo:hyphenation-ladder-count="no-limit" fo:background-color="transparent" style:shadow="none">
        <style:background-image/>
      </style:paragraph-properties>
      <style:text-properties fo:hyphenate="true" fo:hyphenation-remain-char-count="2" fo:hyphenation-push-char-count="2"/>
    </style:style>
    <style:style style:name="P4" style:family="paragraph" style:parent-style-name="Standard">
      <style:paragraph-properties fo:text-align="justify" style:justify-single-word="false" fo:hyphenation-ladder-count="no-limit" fo:background-color="transparent" style:shadow="none">
        <style:background-image/>
      </style:paragraph-properties>
      <style:text-properties fo:hyphenate="true" fo:hyphenation-remain-char-count="2" fo:hyphenation-push-char-count="2"/>
    </style:style>
    <style:style style:name="P5" style:family="paragraph" style:parent-style-name="Standard">
      <style:paragraph-properties fo:text-align="justify" style:justify-single-word="false" fo:hyphenation-ladder-count="no-limit" fo:background-color="transparent" style:shadow="none">
        <style:background-image/>
      </style:paragraph-properties>
      <style:text-properties fo:language="de" fo:country="DE" fo:hyphenate="true" fo:hyphenation-remain-char-count="2" fo:hyphenation-push-char-count="2"/>
    </style:style>
    <style:style style:name="P6" style:family="paragraph" style:parent-style-name="Table_20_Contents">
      <style:paragraph-properties fo:keep-together="auto" fo:hyphenation-ladder-count="no-limit" fo:background-color="transparent" style:shadow="none">
        <style:background-image/>
      </style:paragraph-properties>
      <style:text-properties fo:hyphenate="true" fo:hyphenation-remain-char-count="2" fo:hyphenation-push-char-count="2"/>
    </style:style>
    <style:style style:name="P7" style:family="paragraph" style:parent-style-name="Text_20_body">
      <style:paragraph-properties fo:background-color="transparent">
        <style:background-image/>
      </style:paragraph-properties>
    </style:style>
    <style:style style:name="P8" style:family="paragraph" style:parent-style-name="Table_20_Contents">
      <style:paragraph-properties fo:text-align="center" style:justify-single-word="false"/>
      <style:text-properties fo:font-weight="bold"/>
    </style:style>
    <style:style style:name="P9" style:family="paragraph" style:parent-style-name="Text_20_body" style:master-page-name="">
      <style:paragraph-properties fo:margin-top="0cm" fo:margin-bottom="0.499cm" fo:background-color="transparent">
        <style:tab-stops/>
        <style:background-image/>
      </style:paragraph-properties>
      <style:text-properties fo:color="#000000" style:font-name="Bitstream Vera Serif" fo:font-size="11pt"/>
    </style:style>
    <style:style style:name="P10" style:family="paragraph" style:parent-style-name="Table_20_Contents">
      <style:paragraph-properties style:snap-to-layout-grid="false"/>
      <style:text-properties style:font-name="Bitstream Vera Serif2" fo:font-size="11pt" style:font-size-asian="11pt" style:font-size-complex="11pt"/>
    </style:style>
    <style:style style:name="P11" style:family="paragraph" style:parent-style-name="Table_20_Contents">
      <style:paragraph-properties style:snap-to-layout-grid="false"/>
    </style:style>
    <style:style style:name="P12" style:family="paragraph" style:parent-style-name="Table_20_Contents">
      <style:text-properties style:font-name="Bitstream Vera Serif2" fo:font-size="11pt" style:font-size-asian="11pt" style:font-size-complex="11pt"/>
    </style:style>
    <style:style style:name="P13" style:family="paragraph" style:parent-style-name="Table_20_Contents">
      <style:paragraph-properties fo:margin-top="0cm" fo:margin-bottom="0cm" fo:background-color="transparent">
        <style:background-image/>
      </style:paragraph-properties>
      <style:text-properties style:font-name="Bitstream Vera Serif" fo:font-size="11pt"/>
    </style:style>
    <style:style style:name="P14" style:family="paragraph" style:parent-style-name="Table_20_Contents">
      <style:paragraph-properties fo:margin-top="0cm" fo:margin-bottom="0.3cm" style:snap-to-layout-grid="false"/>
      <style:text-properties style:font-name="Bitstream Vera Serif2" fo:font-size="11pt" style:font-size-asian="11pt" style:font-size-complex="11pt"/>
    </style:style>
    <style:style style:name="P15" style:family="paragraph" style:parent-style-name="Table_20_Contents">
      <style:paragraph-properties fo:margin-top="0cm" fo:margin-bottom="0.3cm"/>
      <style:text-properties style:font-name="Bitstream Vera Serif2" fo:font-size="11pt" style:font-size-asian="11pt" style:font-size-complex="11pt"/>
    </style:style>
    <style:style style:name="P16" style:family="paragraph" style:parent-style-name="Table_20_Contents">
      <style:paragraph-properties fo:keep-together="auto" style:snap-to-layout-grid="false"/>
      <style:text-properties style:font-name="Bitstream Vera Serif2" fo:font-size="11pt" style:font-size-asian="11pt" style:font-size-complex="11pt"/>
    </style:style>
    <style:style style:name="P17" style:family="paragraph" style:parent-style-name="Table_20_Contents">
      <style:paragraph-properties fo:margin-top="0cm" fo:margin-bottom="0.3cm"/>
    </style:style>
    <style:style style:name="P18" style:family="paragraph" style:parent-style-name="Table_20_Contents">
      <style:paragraph-properties fo:margin-left="1.27cm" fo:margin-right="0cm" fo:text-indent="-0.64cm" style:auto-text-indent="false"/>
      <style:text-properties fo:font-size="11pt"/>
    </style:style>
    <style:style style:name="P19" style:family="paragraph" style:parent-style-name="Table_20_Contents">
      <style:paragraph-properties fo:margin-left="1.27cm" fo:margin-right="0cm" fo:text-indent="-0.64cm" style:auto-text-indent="false"/>
    </style:style>
    <style:style style:name="P20" style:family="paragraph" style:parent-style-name="Heading_20_1">
      <style:paragraph-properties style:snap-to-layout-grid="false"/>
      <style:text-properties style:font-name="Bitstream Vera Serif2" fo:font-size="20pt" style:font-size-asian="20pt" style:font-size-complex="20pt"/>
    </style:style>
    <style:style style:name="P21" style:family="paragraph" style:parent-style-name="Standard">
      <style:paragraph-properties fo:keep-together="always" fo:orphans="0" fo:widows="0" fo:hyphenation-ladder-count="no-limit" style:text-autospace="none" style:punctuation-wrap="hanging" style:line-break="strict" style:writing-mode="lr-tb"/>
      <style:text-properties style:use-window-font-color="true" style:font-name="Bitstream Vera Serif" fo:font-size="11pt" fo:language="de" fo:country="DE" style:font-name-asian="Lucida Sans Unicode" style:font-size-asian="12pt" style:font-name-complex="Tahoma" style:font-size-complex="12pt" style:language-complex="none" style:country-complex="none" fo:hyphenate="false" fo:hyphenation-remain-char-count="2" fo:hyphenation-push-char-count="2"/>
    </style:style>
    <style:style style:name="P22" style:family="paragraph" style:parent-style-name="Table_20_Contents">
      <style:text-properties fo:font-style="italic" style:font-style-asian="italic" style:font-style-complex="italic"/>
    </style:style>
    <style:style style:name="P23" style:family="paragraph" style:parent-style-name="Heading_20_1">
      <style:paragraph-properties style:snap-to-layout-grid="false"/>
    </style:style>
    <style:style style:name="P24" style:family="paragraph" style:parent-style-name="Heading_20_1" style:master-page-name="">
      <style:paragraph-properties fo:text-align="center" style:justify-single-word="false" fo:keep-together="auto" fo:hyphenation-ladder-count="no-limit" fo:background-color="transparent" style:shadow="none">
        <style:background-image/>
      </style:paragraph-properties>
      <style:text-properties style:font-name="Bitstream Vera Serif2" fo:font-size="18pt" style:font-size-asian="18pt" style:font-size-complex="18pt" fo:hyphenate="true" fo:hyphenation-remain-char-count="2" fo:hyphenation-push-char-count="2"/>
    </style:style>
    <style:style style:name="P25" style:family="paragraph" style:parent-style-name="Table_20_Contents">
      <style:paragraph-properties fo:text-align="end" style:justify-single-word="false" fo:keep-together="auto" fo:hyphenation-ladder-count="no-limit" fo:background-color="transparent" style:shadow="none">
        <style:background-image/>
      </style:paragraph-properties>
      <style:text-properties fo:hyphenate="true" fo:hyphenation-remain-char-count="2" fo:hyphenation-push-char-count="2"/>
    </style:style>
    <style:style style:name="P26" style:family="paragraph" style:parent-style-name="Table_20_Contents">
      <style:paragraph-properties fo:text-align="end" style:justify-single-word="false" fo:hyphenation-ladder-count="no-limit" fo:background-color="transparent" style:shadow="none">
        <style:background-image/>
      </style:paragraph-properties>
      <style:text-properties style:font-name="Bitstream Vera Serif2" fo:font-size="11pt" fo:language="de" fo:country="DE" style:font-size-asian="11pt" style:font-size-complex="11pt" fo:hyphenate="true" fo:hyphenation-remain-char-count="2" fo:hyphenation-push-char-count="2"/>
    </style:style>
    <style:style style:name="P27" style:family="paragraph" style:parent-style-name="Table_20_Contents">
      <style:paragraph-properties fo:keep-together="auto" fo:hyphenation-ladder-count="no-limit" fo:background-color="transparent" style:shadow="none">
        <style:background-image/>
      </style:paragraph-properties>
      <style:text-properties style:font-name="Arial" fo:font-size="16pt" style:font-size-asian="16pt" fo:hyphenate="true" fo:hyphenation-remain-char-count="2" fo:hyphenation-push-char-count="2"/>
    </style:style>
    <style:style style:name="P28" style:family="paragraph" style:parent-style-name="Standard">
      <style:paragraph-properties fo:background-color="transparent" style:shadow="none">
        <style:background-image/>
      </style:paragraph-properties>
    </style:style>
    <style:style style:name="P29" style:family="paragraph" style:parent-style-name="Heading_20_3">
      <style:paragraph-properties fo:margin-top="0.432cm" fo:margin-bottom="0.499cm" fo:keep-together="auto" fo:hyphenation-ladder-count="no-limit" fo:background-color="transparent" style:shadow="none" fo:keep-with-next="auto">
        <style:background-image/>
      </style:paragraph-properties>
      <style:text-properties style:font-name="Bitstream Vera Sans2" fo:font-size="14pt" style:font-size-asian="14pt" style:font-size-complex="14pt" fo:hyphenate="true" fo:hyphenation-remain-char-count="2" fo:hyphenation-push-char-count="2"/>
    </style:style>
    <style:style style:name="P30" style:family="paragraph" style:parent-style-name="Table_20_Contents">
      <style:paragraph-properties fo:hyphenation-ladder-count="no-limit" fo:background-color="transparent" style:shadow="none">
        <style:background-image/>
      </style:paragraph-properties>
      <style:text-properties fo:hyphenate="true" fo:hyphenation-remain-char-count="2" fo:hyphenation-push-char-count="2"/>
    </style:style>
    <style:style style:name="P31" style:family="paragraph" style:parent-style-name="Text_20_body" style:master-page-name="">
      <style:paragraph-properties fo:text-align="center" style:justify-single-word="false" fo:background-color="transparent" style:shadow="none">
        <style:background-image/>
      </style:paragraph-properties>
      <style:text-properties fo:color="#000000" style:font-name="Bitstream Vera Serif" fo:font-size="11pt"/>
    </style:style>
    <style:style style:name="P32" style:family="paragraph" style:parent-style-name="Text_20_body" style:master-page-name="">
      <style:paragraph-properties fo:margin-top="0cm" fo:margin-bottom="0.499cm" fo:text-align="center" style:justify-single-word="false" fo:background-color="transparent" style:shadow="none">
        <style:tab-stops/>
        <style:background-image/>
      </style:paragraph-properties>
      <style:text-properties fo:color="#000000" style:font-name="Bitstream Vera Serif" fo:font-size="11pt"/>
    </style:style>
    <style:style style:name="P33" style:family="paragraph" style:parent-style-name="Table_20_Contents">
      <style:paragraph-properties fo:text-align="center" style:justify-single-word="false" style:snap-to-layout-grid="false"/>
      <style:text-properties style:font-name="Bitstream Vera Serif2" fo:font-size="11pt" fo:font-weight="bold" style:font-size-asian="11pt" style:font-weight-asian="bold" style:font-size-complex="11pt"/>
    </style:style>
    <style:style style:name="P34" style:family="paragraph" style:parent-style-name="Heading_20_1">
      <style:paragraph-properties style:snap-to-layout-grid="false"/>
      <style:text-properties style:font-name="Bitstream Vera Serif2" fo:font-size="20pt" style:font-size-asian="20pt" style:font-size-complex="20pt"/>
    </style:style>
    <style:style style:name="P35" style:family="paragraph" style:parent-style-name="Table_20_Heading">
      <style:text-properties style:font-name="Bitstream Vera Serif2" fo:font-size="11pt" style:font-size-asian="11pt" style:font-size-complex="11pt"/>
    </style:style>
    <style:style style:name="P36" style:family="paragraph" style:parent-style-name="Table_20_Contents">
      <style:paragraph-properties fo:text-align="start" style:justify-single-word="false" style:snap-to-layout-grid="false"/>
      <style:text-properties style:font-name="Bitstream Vera Serif2" fo:font-size="11pt" style:font-size-asian="11pt" style:font-size-complex="11pt"/>
    </style:style>
    <style:style style:name="P37" style:family="paragraph" style:parent-style-name="Table_20_Contents">
      <style:paragraph-properties fo:margin-left="1.27cm" fo:margin-right="0cm" fo:text-indent="-0.635cm" style:auto-text-indent="false"/>
      <style:text-properties style:font-name="Bitstream Vera Serif2" fo:font-size="11pt" style:font-size-asian="11pt" style:font-size-complex="11pt"/>
    </style:style>
    <style:style style:name="P38" style:family="paragraph" style:parent-style-name="Text_20_body">
      <style:text-properties style:font-name="Bitstream Vera Serif" fo:font-size="11pt" fo:background-color="transparent"/>
    </style:style>
    <style:style style:name="P39" style:family="paragraph" style:parent-style-name="Heading_20_1">
      <style:paragraph-properties style:snap-to-layout-grid="false"/>
    </style:style>
    <style:style style:name="P40" style:family="paragraph" style:parent-style-name="Table_20_Heading">
      <style:paragraph-properties fo:text-align="center" style:justify-single-word="false"/>
      <style:text-properties style:use-window-font-color="true" fo:font-weight="bold" style:font-weight-asian="bold" style:font-weight-complex="bold"/>
    </style:style>
    <style:style style:name="P41" style:family="paragraph" style:parent-style-name="Standard">
      <style:paragraph-properties fo:text-align="center" style:justify-single-word="false" fo:break-before="page"/>
      <style:text-properties fo:font-size="11pt" style:font-size-asian="11pt" style:font-size-complex="11pt"/>
    </style:style>
    <style:style style:name="P42" style:family="paragraph" style:parent-style-name="Standard">
      <style:paragraph-properties fo:text-align="end" style:justify-single-word="false"/>
      <style:text-properties fo:font-size="11pt" style:font-size-asian="11pt" style:font-size-complex="11pt"/>
    </style:style>
    <style:style style:name="P43" style:family="paragraph" style:parent-style-name="Standard">
      <style:paragraph-properties fo:text-align="center" style:justify-single-word="false"/>
      <style:text-properties fo:font-size="11pt" style:font-size-asian="11pt" style:font-size-complex="11pt"/>
    </style:style>
    <style:style style:name="P44" style:family="paragraph" style:parent-style-name="Standard">
      <style:text-properties style:font-name="Bitstream Vera Serif3" fo:font-size="11pt" style:font-name-asian="Helvetica" style:font-size-asian="11pt" style:font-name-complex="Helvetica" style:font-size-complex="11pt"/>
    </style:style>
    <style:style style:name="P45" style:family="paragraph" style:parent-style-name="Standard">
      <style:text-properties style:use-window-font-color="true" style:font-name="Bitstream Vera Serif3" fo:font-size="11pt" fo:font-weight="normal" fo:background-color="transparent" style:font-name-asian="Helvetica" style:font-size-asian="11pt" style:font-weight-asian="normal" style:font-name-complex="Helvetica" style:font-size-complex="11pt" style:font-weight-complex="normal"/>
    </style:style>
    <style:style style:name="P46" style:family="paragraph" style:parent-style-name="Standard">
      <style:text-properties fo:font-size="11pt" style:font-size-asian="11pt" style:font-size-complex="11pt"/>
    </style:style>
    <style:style style:name="P47" style:family="paragraph" style:parent-style-name="Standard">
      <style:paragraph-properties fo:orphans="0" fo:widows="0" fo:hyphenation-ladder-count="no-limit" style:text-autospace="none" style:punctuation-wrap="hanging" style:line-break="strict" style:writing-mode="lr-tb"/>
      <style:text-properties style:use-window-font-color="true" style:font-name="Bitstream Vera Serif" fo:font-size="11pt" fo:language="de" fo:country="DE" style:font-name-asian="Lucida Sans Unicode" style:font-size-asian="11pt" style:font-name-complex="Tahoma" style:font-size-complex="11pt" style:language-complex="none" style:country-complex="none" fo:hyphenate="false" fo:hyphenation-remain-char-count="2" fo:hyphenation-push-char-count="2"/>
    </style:style>
    <style:style style:name="P48" style:family="paragraph" style:parent-style-name="Standard">
      <style:paragraph-properties fo:text-align="end" style:justify-single-word="false" fo:orphans="0" fo:widows="0" fo:hyphenation-ladder-count="no-limit" style:text-autospace="none" style:punctuation-wrap="hanging" style:line-break="strict" style:writing-mode="lr-tb"/>
      <style:text-properties style:use-window-font-color="true" style:font-name="Bitstream Vera Serif" fo:font-size="11pt" fo:language="de" fo:country="DE" style:font-name-asian="Lucida Sans Unicode" style:font-size-asian="11pt" style:font-name-complex="Tahoma" style:font-size-complex="11pt" style:language-complex="none" style:country-complex="none" fo:hyphenate="false" fo:hyphenation-remain-char-count="2" fo:hyphenation-push-char-count="2"/>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style:font-name="Bitstream Vera Serif2" fo:font-size="11pt" style:font-size-asian="11pt" style:font-size-complex="11pt"/>
    </style:style>
    <style:style style:name="T4" style:family="text">
      <style:text-properties style:font-name="Bitstream Vera Serif2" fo:font-size="11pt" fo:language="de" fo:country="DE" style:font-size-asian="11pt" style:font-size-complex="11pt"/>
    </style:style>
    <style:style style:name="T5" style:family="text">
      <style:text-properties style:font-name="Bitstream Vera Serif2" fo:font-size="11pt" fo:language="de" fo:country="DE" style:text-underline-style="none" style:font-size-asian="11pt" style:font-size-complex="11pt"/>
    </style:style>
    <style:style style:name="T6" style:family="text">
      <style:text-properties style:font-name="Bitstream Vera Serif2" fo:font-size="11pt" fo:language="de" fo:country="DE" style:text-underline-style="solid" style:text-underline-width="auto" style:text-underline-color="font-color" style:font-size-asian="11pt" style:font-size-complex="11pt"/>
    </style:style>
    <style:style style:name="T7" style:family="text">
      <style:text-properties style:text-line-through-style="none" style:font-name="Bitstream Vera Serif2" fo:font-size="11pt" fo:language="de" fo:country="DE" style:text-underline-style="none" style:text-blinking="false" style:font-size-asian="11pt" style:font-size-complex="11pt"/>
    </style:style>
    <style:style style:name="T8" style:family="text" style:parent-style-name="Internet_20_link">
      <style:text-properties style:font-name="Bitstream Vera Serif2" fo:font-size="11pt" style:text-underline-style="none" style:font-size-asian="11pt" style:font-size-complex="11pt"/>
    </style:style>
    <style:style style:name="T9" style:family="text" style:parent-style-name="Internet_20_link">
      <style:text-properties fo:color="#0000ff" style:font-name="Bitstream Vera Serif2" fo:font-size="11pt" fo:language="de" fo:country="DE" style:text-underline-style="solid" style:text-underline-width="auto" style:text-underline-color="font-color" style:font-name-asian="Lucida Sans Unicode" style:font-size-asian="11pt" style:font-name-complex="Tahoma" style:font-size-complex="11pt" style:language-complex="none" style:country-complex="none"/>
    </style:style>
    <style:style style:name="T10" style:family="text" style:parent-style-name="Internet_20_link">
      <style:text-properties style:text-underline-style="none"/>
    </style:style>
    <style:style style:name="T11" style:family="text">
      <style:text-properties fo:color="#0000ff" style:text-underline-style="solid" style:text-underline-width="auto" style:text-underline-color="font-color"/>
    </style:style>
    <style:style style:name="T12" style:family="text" style:parent-style-name="Internet_20_link">
      <style:text-properties style:font-name="Bitstream Vera Serif" fo:font-size="11pt"/>
    </style:style>
    <style:style style:name="T13" style:family="text" style:parent-style-name="Strong_20_Emphasis">
      <style:text-properties style:font-name="Bitstream Vera Serif2" fo:font-size="11pt" style:font-size-asian="11pt" style:font-size-complex="11pt"/>
    </style:style>
    <style:style style:name="T14" style:family="text" style:parent-style-name="Internet_20_link">
      <style:text-properties style:font-name="Bitstream Vera Serif2" fo:font-size="11pt" style:font-size-asian="11pt" style:font-size-complex="11pt"/>
    </style:style>
    <style:style style:name="T15" style:family="text">
      <style:text-properties fo:font-style="italic" style:font-style-asian="italic" style:font-style-complex="italic"/>
    </style:style>
    <style:style style:name="T16" style:family="text">
      <style:text-properties fo:color="#000000" style:font-name="Times New Roman" fo:font-size="12pt" fo:language="de" fo:country="DE" style:font-name-asian="Lucida Sans Unicode" style:font-size-asian="12pt" style:font-name-complex="Tahoma" style:font-size-complex="12pt" style:language-complex="none" style:country-complex="none"/>
    </style:style>
    <style:style style:name="T17" style:family="text">
      <style:text-properties fo:color="#000000" fo:language="de" fo:country="DE" style:font-name-asian="Lucida Sans Unicode" style:font-name-complex="Tahoma" style:language-complex="none" style:country-complex="none"/>
    </style:style>
    <style:style style:name="T18" style:family="text">
      <style:text-properties fo:font-weight="normal" style:font-weight-asian="normal" style:font-weight-complex="normal"/>
    </style:style>
    <style:style style:name="T19" style:family="text">
      <style:text-properties fo:color="#000000" fo:language="de" fo:country="DE" fo:font-weight="bold" style:font-name-asian="Lucida Sans Unicode" style:font-weight-asian="bold" style:font-name-complex="Tahoma" style:language-complex="none" style:country-complex="none" style:font-weight-complex="bold"/>
    </style:style>
    <style:style style:name="T20" style:family="text">
      <style:text-properties fo:font-weight="bold" style:font-weight-asian="bold"/>
    </style:style>
    <style:style style:name="T21" style:family="text">
      <style:text-properties style:font-name="Bitstream Vera Serif2" fo:font-size="11pt" fo:font-weight="bold" style:font-size-asian="11pt" style:font-weight-asian="bold" style:font-size-complex="11pt" style:font-weight-complex="bold"/>
    </style:style>
    <style:style style:name="T22" style:family="text" style:parent-style-name="Strong_20_Emphasis">
      <style:text-properties style:font-name="Times New Roman" fo:font-size="12pt" style:font-size-asian="12pt" style:font-size-complex="12pt"/>
    </style:style>
    <style:style style:name="T23" style:family="text">
      <style:text-properties fo:font-weight="bold"/>
    </style:style>
    <style:style style:name="T24" style:family="text">
      <style:text-properties fo:font-style="italic"/>
    </style:style>
    <style:style style:name="T25" style:family="text">
      <style:text-properties fo:color="#339966"/>
    </style:style>
    <style:style style:name="T26" style:family="text">
      <style:text-properties fo:color="#ff0000"/>
    </style:style>
    <style:style style:name="T27" style:family="text">
      <style:text-properties style:text-underline-style="solid" style:text-underline-width="auto" style:text-underline-color="font-color"/>
    </style:style>
    <style:style style:name="T28" style:family="text" style:parent-style-name="Emphasis">
      <style:text-properties fo:language="en" fo:country="US"/>
    </style:style>
    <style:style style:name="T29" style:family="text">
      <style:text-properties fo:font-size="11pt"/>
    </style:style>
    <style:style style:name="T30" style:family="text">
      <style:text-properties fo:background-color="#99ccff"/>
    </style:style>
    <style:style style:name="T31" style:family="text">
      <style:text-properties style:use-window-font-color="true" style:font-name="Bitstream Vera Serif2" fo:font-size="11pt" fo:language="de" fo:country="DE" style:font-name-asian="Lucida Sans Unicode" style:font-size-asian="11pt" style:font-name-complex="Tahoma" style:font-size-complex="11pt" style:language-complex="none" style:country-complex="none"/>
    </style:style>
    <style:style style:name="T32" style:family="text">
      <style:text-properties style:font-name="Bitstream Vera Serif2" style:font-size-asian="11pt" style:font-size-complex="11pt"/>
    </style:style>
    <style:style style:name="T33" style:family="text">
      <style:text-properties fo:language="en" fo:country="US"/>
    </style:style>
    <style:style style:name="T34" style:family="text">
      <style:text-properties fo:color="#0066cc" fo:font-style="italic" style:font-style-asian="italic"/>
    </style:style>
    <style:style style:name="T35" style:family="text">
      <style:text-properties fo:color="#008000"/>
    </style:style>
    <style:style style:name="T36" style:family="text">
      <style:text-properties fo:font-style="normal" style:font-style-asian="normal" style:font-style-complex="normal"/>
    </style:style>
    <style:style style:name="T37" style:family="text">
      <style:text-properties fo:color="#000000" style:font-name="Bitstream Vera Serif3" fo:font-size="11pt" fo:language="de" fo:country="DE" style:font-name-asian="Lucida Sans Unicode" style:font-size-asian="11pt" style:font-name-complex="Tahoma" style:font-size-complex="11pt" style:language-complex="none" style:country-complex="none"/>
    </style:style>
    <style:style style:name="T38" style:family="text">
      <style:text-properties style:font-name="Bitstream Vera Sans1"/>
    </style:style>
    <style:style style:name="T39" style:family="text">
      <style:text-properties style:font-name="Bitstream Vera Serif2" fo:font-size="11pt" fo:language="de" fo:country="DE" style:font-size-asian="11pt" style:font-size-complex="11pt"/>
    </style:style>
    <style:style style:name="T40" style:family="text">
      <style:text-properties style:font-name="Bitstream Vera Serif2" fo:font-size="11pt" style:font-size-asian="11pt" style:font-size-complex="11pt"/>
    </style:style>
    <style:style style:name="T41" style:family="text">
      <style:text-properties style:use-window-font-color="true" style:font-name="Bitstream Vera Serif2" fo:font-size="11pt" fo:language="de" fo:country="DE" style:text-underline-style="none" style:font-name-asian="Lucida Sans Unicode" style:font-size-asian="11pt" style:font-name-complex="Tahoma" style:font-size-complex="11pt" style:language-complex="none" style:country-complex="none"/>
    </style:style>
    <style:style style:name="T42" style:family="text" style:parent-style-name="Internet_20_link">
      <style:text-properties fo:color="#0000ff" style:font-name="Bitstream Vera Serif2" fo:font-size="11pt" fo:language="de" fo:country="DE" style:text-underline-style="none" style:font-name-asian="Lucida Sans Unicode" style:font-size-asian="11pt" style:font-name-complex="Tahoma" style:font-size-complex="11pt" style:language-complex="none" style:country-complex="none"/>
    </style:style>
    <style:style style:name="T43" style:family="text">
      <style:text-properties style:text-underline-style="none"/>
    </style:style>
    <style:style style:name="T44" style:family="text" style:parent-style-name="Strong_20_Emphasis">
      <style:text-properties style:font-name="Bitstream Vera Serif2" fo:font-size="11pt" fo:font-weight="normal" style:font-size-asian="11pt" style:font-weight-asian="normal" style:font-size-complex="11pt" style:font-weight-complex="normal"/>
    </style:style>
    <style:style style:name="T45" style:family="text">
      <style:text-properties style:font-name="Bitstream Vera Serif2" fo:font-size="11pt" fo:font-style="italic" style:font-size-asian="11pt" style:font-style-asian="italic" style:font-size-complex="11pt" style:font-style-complex="italic"/>
    </style:style>
    <style:style style:name="T46" style:family="text">
      <style:text-properties style:font-name="Bitstream Vera Sans1" fo:font-style="italic" style:font-style-asian="italic" style:font-style-complex="italic"/>
    </style:style>
    <style:style style:name="T47" style:family="text">
      <style:text-properties style:font-name="Bitstream Vera Sans1" fo:font-style="italic" style:font-style-asian="italic"/>
    </style:style>
    <style:style style:name="T48" style:family="text">
      <style:text-properties style:font-name="Bitstream Vera Serif2" fo:font-size="11pt" fo:font-weight="bold" style:font-size-asian="11pt" style:font-weight-asian="bold" style:font-size-complex="11pt"/>
    </style:style>
    <style:style style:name="T49" style:family="text" style:parent-style-name="Emphasis">
      <style:text-properties style:font-name="Bitstream Vera Serif2" fo:font-size="11pt" style:font-size-asian="11pt" style:font-size-complex="11pt"/>
    </style:style>
    <style:style style:name="T50" style:family="text" style:parent-style-name="Emphasis">
      <style:text-properties style:font-name="Bitstream Vera Serif2" fo:font-size="11pt" fo:language="en" fo:country="US" style:font-size-asian="11pt" style:font-size-complex="11pt"/>
    </style:style>
    <style:style style:name="T51" style:family="text">
      <style:text-properties fo:color="#000000" style:font-name="Bitstream Vera Sans1" fo:language="de" fo:country="DE" fo:font-style="italic" style:font-name-asian="Lucida Sans Unicode" style:font-style-asian="italic" style:font-name-complex="Tahoma" style:language-complex="none" style:country-complex="none" style:font-style-complex="italic"/>
    </style:style>
    <style:style style:name="T52" style:family="text" style:parent-style-name="Strong_20_Emphasis">
      <style:text-properties style:use-window-font-color="true" style:font-name="Bitstream Vera Serif2" fo:font-size="11pt" fo:language="de" fo:country="DE" fo:font-weight="bold" style:font-name-asian="Lucida Sans Unicode" style:font-size-asian="11pt" style:font-weight-asian="bold" style:font-name-complex="Tahoma" style:font-size-complex="11pt" style:language-complex="none" style:country-complex="none" style:font-weight-complex="bold"/>
    </style:style>
    <style:style style:name="T53" style:family="text">
      <style:text-properties style:font-name="Bitstream Vera Serif2" fo:font-size="11pt" fo:font-weight="normal" style:font-size-asian="11pt" style:font-weight-asian="normal" style:font-size-complex="11pt" style:font-weight-complex="normal"/>
    </style:style>
    <style:style style:name="T54" style:family="text">
      <style:text-properties fo:color="#000000" style:font-name="Bitstream Vera Serif2" fo:font-size="11pt" fo:language="de" fo:country="DE" style:font-name-asian="Lucida Sans Unicode" style:font-size-asian="11pt" style:font-name-complex="Tahoma" style:font-size-complex="11pt" style:language-complex="none" style:country-complex="none"/>
    </style:style>
    <style:style style:name="T55" style:family="text">
      <style:text-properties fo:color="#000000" fo:language="de" fo:country="DE" fo:font-weight="bold" style:font-name-asian="HG Mincho Light J" style:font-weight-asian="bold" style:font-name-complex="Arial Unicode MS" style:language-complex="none" style:country-complex="none" style:font-weight-complex="bold"/>
    </style:style>
    <style:style style:name="T56" style:family="text">
      <style:text-properties fo:color="#ff0000" fo:font-weight="bold" style:font-weight-asian="bold"/>
    </style:style>
    <style:style style:name="T57" style:family="text">
      <style:text-properties fo:color="#008000" fo:font-weight="bold" style:font-weight-asian="bold"/>
    </style:style>
    <style:style style:name="T58" style:family="text">
      <style:text-properties fo:color="#000000" style:font-name="Bitstream Vera Serif2" fo:language="de" fo:country="DE" style:font-name-asian="Lucida Sans Unicode" style:font-size-asian="11pt" style:font-name-complex="Tahoma" style:font-size-complex="11pt" style:language-complex="none" style:country-complex="none"/>
    </style:style>
    <style:style style:name="T59" style:family="text">
      <style:text-properties fo:color="#0066cc" style:font-name="Bitstream Vera Sans1" fo:font-style="italic" style:font-style-asian="italic"/>
    </style:style>
    <style:style style:name="T60" style:family="text">
      <style:text-properties fo:font-style="italic" style:font-style-asian="italic"/>
    </style:style>
    <style:style style:name="T61" style:family="text">
      <style:text-properties style:font-name="Bitstream Vera Sans1" fo:font-style="italic" fo:font-weight="normal" style:font-style-asian="italic" style:font-weight-asian="normal" style:font-style-complex="italic" style:font-weight-complex="normal"/>
    </style:style>
    <style:style style:name="T62" style:family="text" style:parent-style-name="Strong_20_Emphasis">
      <style:text-properties style:font-name="Bitstream Vera Serif3" fo:font-size="11pt" style:font-size-asian="11pt" style:font-size-complex="11pt"/>
    </style:style>
    <style:style style:name="T63" style:family="text">
      <style:text-properties style:font-name="Bitstream Vera Serif3" fo:font-size="11pt" style:font-size-asian="11pt" style:font-size-complex="11pt"/>
    </style:style>
    <style:style style:name="T64" style:family="text">
      <style:text-properties style:font-name="Bitstream Vera Serif3" fo:font-size="11pt" fo:font-weight="bold" style:font-size-asian="11pt" style:font-weight-asian="bold" style:font-size-complex="11pt" style:font-weight-complex="bold"/>
    </style:style>
    <style:style style:name="T6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66" style:family="text" style:parent-style-name="Strong_20_Emphasis">
      <style:text-properties style:font-name="Bitstream Vera Serif3" fo:font-size="11pt" fo:font-weight="normal" style:font-size-asian="11pt" style:font-weight-asian="normal" style:font-size-complex="11pt" style:font-weight-complex="normal"/>
    </style:style>
    <style:style style:name="T67" style:family="text">
      <style:text-properties style:font-name="Bitstream Vera Serif3" fo:font-weight="bold" style:font-size-asian="11pt" style:font-weight-asian="bold" style:font-size-complex="11pt" style:font-weight-complex="bold"/>
    </style:style>
    <style:style style:name="T68" style:family="text">
      <style:text-properties fo:color="#000000" style:font-name="Bitstream Vera Serif" fo:font-size="11pt" fo:language="de" fo:country="DE" style:font-name-asian="Lucida Sans Unicode" style:font-size-asian="12pt" style:font-name-complex="Tahoma" style:font-size-complex="12pt" style:language-complex="none" style:country-complex="none"/>
    </style:style>
    <style:style style:name="T69" style:family="text">
      <style:text-properties style:font-name="Bitstream Vera Sans Mono1" fo:font-size="10pt" style:font-size-asian="10pt" style:font-size-complex="10pt"/>
    </style:style>
    <style:style style:name="T70" style:family="text" style:parent-style-name="Strong_20_Emphasis">
      <style:text-properties style:font-name="Bitstream Vera Serif3"/>
    </style:style>
    <style:style style:name="T71" style:family="text">
      <style:text-properties style:font-name="Bitstream Vera Serif3"/>
    </style:style>
    <style:style style:name="T72" style:family="text" style:parent-style-name="Internet_20_link">
      <style:text-properties fo:color="#0000ff" style:font-name="Bitstream Vera Serif3" fo:font-size="11pt" fo:language="de" fo:country="DE" style:text-underline-style="solid" style:text-underline-width="auto" style:text-underline-color="font-color" style:font-name-asian="Lucida Sans Unicode" style:font-size-asian="11pt" style:font-name-complex="Tahoma" style:font-size-complex="11pt" style:language-complex="none" style:country-complex="none"/>
    </style:style>
    <style:style style:name="T73" style:family="text">
      <style:text-properties style:font-name="Bitstream Vera Serif3" fo:font-weight="normal" style:font-name-asian="Helvetica" style:font-size-asian="11pt" style:font-weight-asian="normal" style:font-name-complex="Helvetica" style:font-size-complex="11pt" style:font-weight-complex="normal"/>
    </style:style>
    <style:style style:name="T74" style:family="text">
      <style:text-properties style:font-name="Bitstream Vera Serif3" fo:font-weight="normal" fo:background-color="transparent" style:font-name-asian="Helvetica" style:font-size-asian="11pt" style:font-weight-asian="normal" style:font-name-complex="Helvetica" style:font-size-complex="11pt" style:font-weight-complex="normal"/>
    </style:style>
    <style:style style:name="T75" style:family="text">
      <style:text-properties style:use-window-font-color="true" style:font-name="Bitstream Vera Serif3" fo:font-weight="normal" fo:background-color="transparent" style:font-name-asian="Helvetica" style:font-weight-asian="normal" style:font-name-complex="Helvetica" style:font-weight-complex="normal"/>
    </style:style>
    <style:style style:name="T76" style:family="text">
      <style:text-properties style:use-window-font-color="true" style:font-name="Bitstream Vera Serif3" fo:font-weight="normal" style:font-name-asian="Helvetica" style:font-weight-asian="normal" style:font-name-complex="Helvetica" style:font-weight-complex="normal"/>
    </style:style>
    <style:style style:name="T77" style:family="text">
      <style:text-properties style:font-name="Bitstream Vera Serif4" style:font-name-asian="Lucida Sans Unicode" style:font-name-complex="Tahoma"/>
    </style:style>
    <style:style style:name="T78" style:family="text">
      <style:text-properties style:use-window-font-color="true" style:font-name="Bitstream Vera Serif" fo:language="de" fo:country="DE" style:font-name-asian="Lucida Sans Unicode" style:font-name-complex="Tahoma" style:language-complex="none"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tracked-changes>
        <text:changed-region text:id="ct1201723888">
          <text:format-change>
            <office:change-info>
              <dc:creator>Friedhelm Abels</dc:creator>
              <dc:date>2005-04-09T10:40:00</dc:date>
            </office:change-info>
          </text:format-change>
        </text:changed-region>
        <text:changed-region text:id="ct1239363776">
          <text:format-change>
            <office:change-info>
              <dc:creator>Friedhelm Abels</dc:creator>
              <dc:date>2005-04-09T10:40:00</dc:date>
            </office:change-info>
          </text:format-change>
        </text:changed-region>
        <text:changed-region text:id="ct1239363576">
          <text:deletion>
            <office:change-info>
              <dc:creator>Thomas Hackert</dc:creator>
              <dc:date>2005-02-10T17:07:00</dc:date>
            </office:change-info>
            <text:p text:style-name="P1"><text:span text:style-name="T1">14.01.05</text:span></text:p>
          </text:deletion>
        </text:changed-region>
        <text:changed-region text:id="ct1239363880">
          <text:format-change>
            <office:change-info>
              <dc:creator>Friedhelm Abels</dc:creator>
              <dc:date>2005-04-09T10:40:00</dc:date>
            </office:change-info>
          </text:format-change>
        </text:changed-region>
        <text:changed-region text:id="ct1201722848">
          <text:deletion>
            <office:change-info>
              <dc:creator>Mathias Röllig</dc:creator>
              <dc:date>2005-03-05T01:43:00</dc:date>
            </office:change-info>
            <text:p text:style-name="P2">verglichen mit</text:p>
          </text:deletion>
        </text:changed-region>
        <text:changed-region text:id="ct1237271032">
          <text:insertion>
            <office:change-info>
              <dc:creator>Thomas Hackert</dc:creator>
              <dc:date>2005-04-25T07:39:33</dc:date>
            </office:change-info>
          </text:insertion>
        </text:changed-region>
        <text:changed-region text:id="ct1239365680">
          <text:insertion>
            <office:change-info>
              <dc:creator>Mathias Röllig</dc:creator>
              <dc:date>2005-03-05T01:43:00</dc:date>
            </office:change-info>
          </text:insertion>
        </text:changed-region>
        <text:changed-region text:id="ct1232922496">
          <text:deletion>
            <office:change-info>
              <dc:creator>Thomas Hackert</dc:creator>
              <dc:date>2005-04-25T07:39:33</dc:date>
            </office:change-info>
            <text:p text:style-name="P2">verglichen mit</text:p>
          </text:deletion>
        </text:changed-region>
        <text:changed-region text:id="ct1142802600">
          <text:format-change>
            <office:change-info>
              <dc:creator>Friedhelm Abels</dc:creator>
              <dc:date>2005-04-09T10:40:00</dc:date>
            </office:change-info>
          </text:format-change>
        </text:changed-region>
        <text:changed-region text:id="ct1232922184">
          <text:insertion>
            <office:change-info>
              <dc:creator>Thomas Hackert</dc:creator>
              <dc:date>2005-02-10T17:08:00</dc:date>
            </office:change-info>
          </text:insertion>
        </text:changed-region>
        <text:changed-region text:id="ct1201724720">
          <text:deletion>
            <office:change-info>
              <dc:creator>Thomas Hackert</dc:creator>
              <dc:date>2005-02-10T17:08:00</dc:date>
            </office:change-info>
            <text:p text:style-name="P3"><text:s/></text:p>
          </text:deletion>
        </text:changed-region>
        <text:changed-region text:id="ct1201723608">
          <text:deletion>
            <office:change-info>
              <dc:creator>Thomas Hackert</dc:creator>
              <dc:date>2005-02-10T17:09:00</dc:date>
            </office:change-info>
            <text:p text:style-name="P3">Bitte kontaktieren Sie entweder <text:a xlink:type="simple" xlink:href="mailto:sgauti@openoffice.org"><text:span text:style-name="Internet_20_link">Sophie Gautier</text:span></text:a> oder <text:a xlink:type="simple" xlink:href="mailto:liz@openoffice.org"><text:span text:style-name="Internet_20_link">Elizabeth Matthis, </text:span></text:a>falls Ihnen eine Funktion auffällt, die Sie in 2.0 Beta gesehen habe, die aber unten in der Liste fehlt. Sie sollten die fehlenden Funktionen allerdings in Englisch beschreiben, so dass das Originaldokument (zu finden unter <text:a xlink:type="simple" xlink:href="http://marketing.openoffice.org/2.0/featureguide.html"><text:span text:style-name="Internet_20_link">http://marketing.openoffice.org/2.0/featureguide.html</text:span></text:a><text:span text:style-name="T2">)</text:span> um diese Funktion erweitert werden kann.</text:p>
            <text:p text:style-name="P4">Für die vorliegende Übersetzung ist <text:a xlink:type="simple" xlink:href="mailto:thackert@nexgo.de"><text:span text:style-name="Internet_20_link">Thomas Hackert</text:span></text:a> sowie seine sowohl unermüdlichen und fleißigen Korrekturleser verantwortlich. Fehler in dieser Version also bitte an mich und nicht an die Originalautorinnen!</text:p>
          </text:deletion>
        </text:changed-region>
        <text:changed-region text:id="ct1239371072">
          <text:format-change>
            <office:change-info>
              <dc:creator>Friedhelm Abels</dc:creator>
              <dc:date>2005-04-09T10:40:00</dc:date>
            </office:change-info>
          </text:format-change>
        </text:changed-region>
        <text:changed-region text:id="ct1201724824">
          <text:insertion>
            <office:change-info>
              <dc:creator>Thomas Hackert</dc:creator>
              <dc:date>2005-02-10T17:09:00</dc:date>
            </office:change-info>
          </text:insertion>
        </text:changed-region>
        <text:changed-region text:id="ct1239370688">
          <text:deletion>
            <office:change-info>
              <dc:creator>Friedhelm Abels</dc:creator>
              <dc:date>2005-04-09T09:40:00</dc:date>
            </office:change-info>
            <text:p text:style-name="P5">Etliche</text:p>
          </text:deletion>
        </text:changed-region>
        <text:changed-region text:id="ct1239363184">
          <text:insertion>
            <office:change-info>
              <dc:creator>Friedhelm Abels</dc:creator>
              <dc:date>2005-04-09T09:40:00</dc:date>
            </office:change-info>
          </text:insertion>
        </text:changed-region>
        <text:changed-region text:id="ct1239373120">
          <text:insertion>
            <office:change-info>
              <dc:creator>Friedhelm Abels</dc:creator>
              <dc:date>2005-04-09T09:41:00</dc:date>
            </office:change-info>
          </text:insertion>
        </text:changed-region>
        <text:changed-region text:id="ct1239373360">
          <text:deletion>
            <office:change-info>
              <dc:creator>Thomas Hackert</dc:creator>
              <dc:date>2005-04-11T16:48:00</dc:date>
            </office:change-info>
            <text:p text:style-name="P5"><text:span text:style-name="T3">,</text:span></text:p>
          </text:deletion>
        </text:changed-region>
        <text:changed-region text:id="ct1239368864">
          <text:insertion>
            <office:change-info>
              <dc:creator>Friedhelm Abels</dc:creator>
              <dc:date>2005-04-09T09:41:00</dc:date>
            </office:change-info>
          </text:insertion>
        </text:changed-region>
        <text:changed-region text:id="ct1239369232">
          <text:insertion>
            <office:change-info>
              <dc:creator>Friedhelm Abels</dc:creator>
              <dc:date>2005-04-09T09:42:00</dc:date>
            </office:change-info>
          </text:insertion>
        </text:changed-region>
        <text:changed-region text:id="ct1239369944">
          <text:insertion>
            <office:change-info>
              <dc:creator>Jürgen Wippler</dc:creator>
              <dc:date>2005-02-28T20:16:00</dc:date>
            </office:change-info>
          </text:insertion>
        </text:changed-region>
        <text:changed-region text:id="ct1239367232">
          <text:insertion>
            <office:change-info>
              <dc:creator>Thomas Hackert</dc:creator>
              <dc:date>2005-04-25T07:39:33</dc:date>
            </office:change-info>
          </text:insertion>
        </text:changed-region>
        <text:changed-region text:id="ct1239367336">
          <text:deletion>
            <office:change-info>
              <dc:creator>Friedhelm Abels</dc:creator>
              <dc:date>2005-04-09T09:42:00</dc:date>
            </office:change-info>
            <text:p text:style-name="P5"><text:span text:style-name="T3">sind </text:span></text:p>
          </text:deletion>
        </text:changed-region>
        <text:changed-region text:id="ct1200951344">
          <text:insertion>
            <office:change-info>
              <dc:creator>Thomas Hackert</dc:creator>
              <dc:date>2005-04-11T16:49:00</dc:date>
            </office:change-info>
          </text:insertion>
        </text:changed-region>
        <text:changed-region text:id="ct1200952256">
          <text:format-change>
            <office:change-info>
              <dc:creator>Friedhelm Abels</dc:creator>
              <dc:date>2005-04-09T10:40:00</dc:date>
            </office:change-info>
          </text:format-change>
        </text:changed-region>
        <text:changed-region text:id="ct1200962216">
          <text:deletion>
            <office:change-info>
              <dc:creator>Thomas Hackert</dc:creator>
              <dc:date>2005-04-11T16:50:00</dc:date>
              <text:p>Es geht hier um die vielfachen Formate,</text:p>
              <text:p>in denen das Orginal erhältlich ist, nicht</text:p>
              <text:p>um das Office-Paket an sich ... ;)</text:p>
              <text:p/>
              <text:p/>
              <text:p/>
              <text:p/>
              <text:p/>
              <text:p/>
              <text:p/>
              <text:p/>
              <text:p/>
              <text:p/>
              <text:p/>
              <text:p/>
              <text:p/>
              <text:p/>
              <text:p/>
              <text:p/>
            </office:change-info>
            <text:p text:style-name="P5"><text:span text:style-name="T3"><text:s/>verfügbar</text:span></text:p>
          </text:deletion>
        </text:changed-region>
        <text:changed-region text:id="ct1200962344">
          <text:deletion>
            <office:change-info>
              <dc:creator>Thomas Hackert</dc:creator>
              <dc:date>2005-04-11T16:47:00</dc:date>
            </office:change-info>
            <text:p text:style-name="P5"><text:span text:style-name="T3">nahezu alle Lokalisierungen</text:span></text:p>
          </text:deletion>
        </text:changed-region>
        <text:changed-region text:id="ct1200962968">
          <text:format-change>
            <office:change-info>
              <dc:creator>Friedhelm Abels</dc:creator>
              <dc:date>2005-04-09T10:40:00</dc:date>
            </office:change-info>
          </text:format-change>
        </text:changed-region>
        <text:changed-region text:id="ct1200963072">
          <text:deletion>
            <office:change-info>
              <dc:creator>Jürgen Wippler</dc:creator>
              <dc:date>2005-02-28T20:16:00</dc:date>
            </office:change-info>
            <text:p text:style-name="P5"><text:span text:style-name="T3">Bitte </text:span></text:p>
          </text:deletion>
        </text:changed-region>
        <text:changed-region text:id="ct1200963744">
          <text:insertion>
            <office:change-info>
              <dc:creator>Jürgen Wippler</dc:creator>
              <dc:date>2005-02-28T20:16:00</dc:date>
            </office:change-info>
          </text:insertion>
        </text:changed-region>
        <text:changed-region text:id="ct1200962808">
          <text:deletion>
            <office:change-info>
              <dc:creator>Jürgen Wippler</dc:creator>
              <dc:date>2005-02-28T20:16:00</dc:date>
            </office:change-info>
            <text:p text:style-name="P5"><text:span text:style-name="T3">s</text:span></text:p>
          </text:deletion>
        </text:changed-region>
        <text:changed-region text:id="ct1200964392">
          <text:format-change>
            <office:change-info>
              <dc:creator>Friedhelm Abels</dc:creator>
              <dc:date>2005-04-09T10:40:00</dc:date>
            </office:change-info>
          </text:format-change>
        </text:changed-region>
        <text:changed-region text:id="ct1200965152">
          <text:insertion>
            <office:change-info>
              <dc:creator>Jürgen Wippler</dc:creator>
              <dc:date>2005-02-28T20:16:00</dc:date>
            </office:change-info>
          </text:insertion>
        </text:changed-region>
        <text:changed-region text:id="ct1200966136">
          <text:format-change>
            <office:change-info>
              <dc:creator>Friedhelm Abels</dc:creator>
              <dc:date>2005-04-09T10:40:00</dc:date>
            </office:change-info>
          </text:format-change>
        </text:changed-region>
        <text:changed-region text:id="ct1200964816">
          <text:deletion>
            <office:change-info>
              <dc:creator>Jürgen Wippler</dc:creator>
              <dc:date>2005-02-28T20:17:00</dc:date>
            </office:change-info>
            <text:p text:style-name="P5"><text:span text:style-name="T3">für</text:span></text:p>
          </text:deletion>
        </text:changed-region>
        <text:changed-region text:id="ct1200965776">
          <text:insertion>
            <office:change-info>
              <dc:creator>Jürgen Wippler</dc:creator>
              <dc:date>2005-02-28T20:17:00</dc:date>
            </office:change-info>
          </text:insertion>
        </text:changed-region>
        <text:changed-region text:id="ct1239002400">
          <text:format-change>
            <office:change-info>
              <dc:creator>Friedhelm Abels</dc:creator>
              <dc:date>2005-04-09T10:40:00</dc:date>
            </office:change-info>
          </text:format-change>
        </text:changed-region>
        <text:changed-region text:id="ct1200966432">
          <text:deletion>
            <office:change-info>
              <dc:creator>Jürgen Wippler</dc:creator>
              <dc:date>2005-02-28T20:17:00</dc:date>
            </office:change-info>
            <text:p text:style-name="P5"><text:span text:style-name="T3">ung</text:span></text:p>
          </text:deletion>
        </text:changed-region>
        <text:changed-region text:id="ct1200966624">
          <text:format-change>
            <office:change-info>
              <dc:creator>Friedhelm Abels</dc:creator>
              <dc:date>2005-04-09T10:40:00</dc:date>
            </office:change-info>
          </text:format-change>
        </text:changed-region>
        <text:changed-region text:id="ct1226960984">
          <text:deletion>
            <office:change-info>
              <dc:creator>Thomas Hackert</dc:creator>
              <dc:date>2005-04-11T16:54:00</dc:date>
            </office:change-info>
            <text:p text:style-name="P5"><text:a xlink:type="simple" xlink:href="" text:style-name="Internet_20_link" text:visited-style-name="Visited_20_Internet_20_Link"><text:span text:style-name="T4">„</text:span></text:a></text:p>
          </text:deletion>
        </text:changed-region>
        <text:changed-region text:id="ct1239002608">
          <text:deletion>
            <office:change-info>
              <dc:creator>Friedhelm Abels</dc:creator>
              <dc:date>2005-04-09T09:48:00</dc:date>
            </office:change-info>
            <text:p text:style-name="P5"><text:a xlink:type="simple" xlink:href="" text:style-name="Internet_20_link" text:visited-style-name="Visited_20_Internet_20_Link"><text:span text:style-name="T4"><text:s/></text:span></text:a></text:p>
          </text:deletion>
        </text:changed-region>
        <text:changed-region text:id="ct1239002200">
          <text:deletion>
            <office:change-info>
              <dc:creator>Friedhelm Abels</dc:creator>
              <dc:date>2005-04-09T09:44:00</dc:date>
            </office:change-info>
            <text:p text:style-name="P5"><text:a xlink:type="simple" xlink:href="" text:style-name="Internet_20_link" text:visited-style-name="Visited_20_Internet_20_Link"><text:span text:style-name="T4">“</text:span></text:a></text:p>
          </text:deletion>
        </text:changed-region>
        <text:changed-region text:id="ct1239002504">
          <text:deletion>
            <office:change-info>
              <dc:creator>Friedhelm Abels</dc:creator>
              <dc:date>2005-04-09T09:48:00</dc:date>
            </office:change-info>
            <text:p text:style-name="P5"><text:a xlink:type="simple" xlink:href="" text:style-name="Internet_20_link" text:visited-style-name="Visited_20_Internet_20_Link"><text:span text:style-name="T4">ssue</text:span></text:a></text:p>
          </text:deletion>
        </text:changed-region>
        <text:changed-region text:id="ct1238999760">
          <text:deletion>
            <office:change-info>
              <dc:creator>Friedhelm Abels</dc:creator>
              <dc:date>2005-04-09T09:44:00</dc:date>
            </office:change-info>
            <text:p text:style-name="P5"><text:a xlink:type="simple" xlink:href="" text:style-name="Internet_20_link" text:visited-style-name="Visited_20_Internet_20_Link"><text:span text:style-name="T4">i</text:span></text:a></text:p>
          </text:deletion>
        </text:changed-region>
        <text:changed-region text:id="ct1239005408">
          <text:insertion>
            <office:change-info>
              <dc:creator>Friedhelm Abels</dc:creator>
              <dc:date>2005-04-09T09:47:00</dc:date>
            </office:change-info>
          </text:insertion>
        </text:changed-region>
        <text:changed-region text:id="ct1239003536">
          <text:deletion>
            <office:change-info>
              <dc:creator>Thomas Hackert</dc:creator>
              <dc:date>2005-04-11T16:54:00</dc:date>
            </office:change-info>
            <text:p text:style-name="P5"><text:a xlink:type="simple" xlink:href="" text:style-name="Internet_20_link" text:visited-style-name="Visited_20_Internet_20_Link"><text:span text:style-name="T4"><text:s text:c="2"/></text:span></text:a></text:p>
          </text:deletion>
        </text:changed-region>
        <text:changed-region text:id="ct1239005248">
          <text:deletion>
            <office:change-info>
              <dc:creator>Friedhelm Abels</dc:creator>
              <dc:date>2005-04-09T09:45:00</dc:date>
            </office:change-info>
            <text:p text:style-name="P5"><text:a xlink:type="simple" xlink:href="" text:style-name="Internet_20_link" text:visited-style-name="Visited_20_Internet_20_Link"><text:span text:style-name="T4">.</text:span></text:a></text:p>
          </text:deletion>
        </text:changed-region>
        <text:changed-region text:id="ct1239005512">
          <text:deletion>
            <office:change-info>
              <dc:creator>Friedhelm Abels</dc:creator>
              <dc:date>2005-04-09T09:47:00</dc:date>
            </office:change-info>
            <text:p text:style-name="P5"><text:a xlink:type="simple" xlink:href="http://marketing.openoffice.org/issues/show_bug.cgi?id=28741"><text:span text:style-name="T4">28741</text:span></text:a></text:p>
          </text:deletion>
        </text:changed-region>
        <text:changed-region text:id="ct1239007216">
          <text:insertion>
            <office:change-info>
              <dc:creator>Friedhelm Abels</dc:creator>
              <dc:date>2005-04-09T09:47:00</dc:date>
            </office:change-info>
          </text:insertion>
        </text:changed-region>
        <text:changed-region text:id="ct1239007320">
          <text:deletion>
            <office:change-info>
              <dc:creator>Thomas Hackert</dc:creator>
              <dc:date>2005-04-25T07:39:33</dc:date>
            </office:change-info>
            <text:p text:style-name="P5"><text:a xlink:type="simple" xlink:href="" text:style-name="Internet_20_link" text:visited-style-name="Visited_20_Internet_20_Link"><text:span text:style-name="T4">Versionen dieser Übersicht sind zum Ausdrucken, zum Offline-Lesen oder zum Übersetzen im OpenOffice.org Writer- (</text:span></text:a><text:a xlink:type="simple" xlink:href="http://www.openoffice.org/nonav/issues/showattachment.cgi/22319/OOo_2.0_feature_guide.odt"><text:span text:style-name="T4"> .odt</text:span></text:a><text:a xlink:type="simple" xlink:href="" text:style-name="Internet_20_link" text:visited-style-name="Visited_20_Internet_20_Link"><text:span text:style-name="T4">und </text:span></text:a><text:a xlink:type="simple" xlink:href="http://www.openoffice.org/nonav/issues/showattachment.cgi/22320/OOo_2.0_feature_guide.sxw"><text:span text:style-name="T4">.sxw</text:span></text:a><text:a xlink:type="simple" xlink:href="" text:style-name="Internet_20_link" text:visited-style-name="Visited_20_Internet_20_Link"><text:span text:style-name="T4">), und </text:span></text:a><text:a xlink:type="simple" xlink:href="http://www.openoffice.org/nonav/issues/showattachment.cgi/22322/OOo_2.0_feature_guide.pdf"><text:span text:style-name="T4">PDF</text:span></text:a><text:a xlink:type="simple" xlink:href="" text:style-name="Internet_20_link" text:visited-style-name="Visited_20_Internet_20_Link"><text:span text:style-name="T4">-Format für die Englische Version verfügbar. Bitte senden Sie Kommentare oder Rückmeldungen für Einfügungen in zukünftige Versionen der Originalfassung an die </text:span></text:a><text:a xlink:type="simple" xlink:href="mailto:dev@marketing.openoffice.org"><text:span text:style-name="T4">Mailingliste</text:span></text:a><text:a xlink:type="simple" xlink:href="" text:style-name="Internet_20_link" text:visited-style-name="Visited_20_Internet_20_Link"><text:span text:style-name="T4"> des OpenOffice.org Marketing Projektes oder hängen Sie sie direkt ans „issue“ </text:span></text:a><text:a xlink:type="simple" xlink:href="http://marketing.openoffice.org/issues/show_bug.cgi?id=28741"><text:span text:style-name="T4">28741</text:span></text:a></text:p>
          </text:deletion>
        </text:changed-region>
        <text:changed-region text:id="ct1239006832">
          <text:insertion>
            <office:change-info>
              <dc:creator>Friedhelm Abels</dc:creator>
              <dc:date>2005-04-09T09:47:00</dc:date>
            </office:change-info>
          </text:insertion>
        </text:changed-region>
        <text:changed-region text:id="ct1199073784">
          <text:insertion>
            <office:change-info>
              <dc:creator>Thomas Hackert</dc:creator>
              <dc:date>2005-02-10T17:09:00</dc:date>
            </office:change-info>
          </text:insertion>
        </text:changed-region>
        <text:changed-region text:id="ct1142865504">
          <text:deletion>
            <office:change-info>
              <dc:creator>Mathias Röllig</dc:creator>
              <dc:date>2005-03-05T01:43:00</dc:date>
            </office:change-info>
            <text:p text:style-name="P5"><text:a xlink:type="simple" xlink:href="" text:style-name="Internet_20_link" text:visited-style-name="Visited_20_Internet_20_Link"><text:span text:style-name="T4"><text:s/></text:span></text:a></text:p>
          </text:deletion>
        </text:changed-region>
        <text:changed-region text:id="ct1239370792">
          <text:insertion>
            <office:change-info>
              <dc:creator>Thomas Hackert</dc:creator>
              <dc:date>2005-02-10T17:09:00</dc:date>
            </office:change-info>
          </text:insertion>
        </text:changed-region>
        <text:changed-region text:id="ct1230558616">
          <text:deletion>
            <office:change-info>
              <dc:creator>Mathias Röllig</dc:creator>
              <dc:date>2005-03-05T01:50:00</dc:date>
            </office:change-info>
            <text:p text:style-name="P5"><text:a xlink:type="simple" xlink:href="" text:style-name="Internet_20_link" text:visited-style-name="Visited_20_Internet_20_Link"><text:span text:style-name="T5">sowie</text:span></text:a></text:p>
          </text:deletion>
        </text:changed-region>
        <text:changed-region text:id="ct1239387272">
          <text:insertion>
            <office:change-info>
              <dc:creator>Mathias Röllig</dc:creator>
              <dc:date>2005-03-05T01:50:00</dc:date>
            </office:change-info>
          </text:insertion>
        </text:changed-region>
        <text:changed-region text:id="ct1239090232">
          <text:insertion>
            <office:change-info>
              <dc:creator>Thomas Hackert</dc:creator>
              <dc:date>2005-02-10T17:09:00</dc:date>
            </office:change-info>
          </text:insertion>
        </text:changed-region>
        <text:changed-region text:id="ct1239373464">
          <text:insertion>
            <office:change-info>
              <dc:creator>Mathias Röllig</dc:creator>
              <dc:date>2005-03-05T01:50:00</dc:date>
            </office:change-info>
          </text:insertion>
        </text:changed-region>
        <text:changed-region text:id="ct1200960624">
          <text:insertion>
            <office:change-info>
              <dc:creator>Thomas Hackert</dc:creator>
              <dc:date>2005-02-10T17:09:00</dc:date>
            </office:change-info>
          </text:insertion>
        </text:changed-region>
        <text:changed-region text:id="ct1239008984">
          <text:deletion>
            <office:change-info>
              <dc:creator>Mathias Röllig</dc:creator>
              <dc:date>2005-03-05T01:50:00</dc:date>
            </office:change-info>
            <text:p text:style-name="P5"><text:a xlink:type="simple" xlink:href="" text:style-name="Internet_20_link" text:visited-style-name="Visited_20_Internet_20_Link"><text:span text:style-name="T5">sowohl </text:span></text:a></text:p>
          </text:deletion>
        </text:changed-region>
        <text:changed-region text:id="ct1239003640">
          <text:insertion>
            <office:change-info>
              <dc:creator>Thomas Hackert</dc:creator>
              <dc:date>2005-02-10T17:09:00</dc:date>
            </office:change-info>
          </text:insertion>
        </text:changed-region>
        <text:changed-region text:id="ct1200962648">
          <text:insertion>
            <office:change-info>
              <dc:creator>Friedhelm Abels</dc:creator>
              <dc:date>2005-04-09T09:48:00</dc:date>
            </office:change-info>
          </text:insertion>
        </text:changed-region>
        <text:changed-region text:id="ct1200951544">
          <text:insertion>
            <office:change-info>
              <dc:creator>Thomas Hackert</dc:creator>
              <dc:date>2005-02-10T17:09:00</dc:date>
            </office:change-info>
          </text:insertion>
        </text:changed-region>
        <text:changed-region text:id="ct1239004184">
          <text:insertion>
            <office:change-info>
              <dc:creator>Jürgen Wippler</dc:creator>
              <dc:date>2005-02-28T20:19:00</dc:date>
            </office:change-info>
          </text:insertion>
        </text:changed-region>
        <text:changed-region text:id="ct1238998152">
          <text:insertion>
            <office:change-info>
              <dc:creator>Thomas Hackert</dc:creator>
              <dc:date>2005-02-10T17:09:00</dc:date>
            </office:change-info>
          </text:insertion>
        </text:changed-region>
        <text:changed-region text:id="ct1238998384">
          <text:insertion>
            <office:change-info>
              <dc:creator>Jürgen Wippler</dc:creator>
              <dc:date>2005-02-28T20:19:00</dc:date>
            </office:change-info>
          </text:insertion>
        </text:changed-region>
        <text:changed-region text:id="ct1239367952">
          <text:insertion>
            <office:change-info>
              <dc:creator>Thomas Hackert</dc:creator>
              <dc:date>2005-02-10T17:09:00</dc:date>
            </office:change-info>
          </text:insertion>
        </text:changed-region>
        <text:changed-region text:id="ct1239368056">
          <text:deletion>
            <office:change-info>
              <dc:creator>Jürgen Wippler</dc:creator>
              <dc:date>2005-02-28T20:22:00</dc:date>
            </office:change-info>
            <text:p text:style-name="P5"><text:a xlink:type="simple" xlink:href="" text:style-name="Internet_20_link" text:visited-style-name="Visited_20_Internet_20_Link"><text:span text:style-name="T5">Wer sich zudem</text:span></text:a></text:p>
          </text:deletion>
        </text:changed-region>
        <text:changed-region text:id="ct1238998904">
          <text:insertion>
            <office:change-info>
              <dc:creator>Jürgen Wippler</dc:creator>
              <dc:date>2005-02-28T20:22:00</dc:date>
            </office:change-info>
          </text:insertion>
        </text:changed-region>
        <text:changed-region text:id="ct1200959784">
          <text:insertion>
            <office:change-info>
              <dc:creator>Jürgen Wippler</dc:creator>
              <dc:date>2005-02-28T20:23:00</dc:date>
            </office:change-info>
          </text:insertion>
        </text:changed-region>
        <text:changed-region text:id="ct1200956768">
          <text:insertion>
            <office:change-info>
              <dc:creator>Thomas Hackert</dc:creator>
              <dc:date>2005-02-10T17:09:00</dc:date>
            </office:change-info>
          </text:insertion>
        </text:changed-region>
        <text:changed-region text:id="ct1200956480">
          <text:deletion>
            <office:change-info>
              <dc:creator>Jürgen Wippler</dc:creator>
              <dc:date>2005-02-28T20:23:00</dc:date>
            </office:change-info>
            <text:p text:style-name="P5"><text:a xlink:type="simple" xlink:href="" text:style-name="Internet_20_link" text:visited-style-name="Visited_20_Internet_20_Link"><text:span text:style-name="T5">noch</text:span></text:a></text:p>
          </text:deletion>
        </text:changed-region>
        <text:changed-region text:id="ct1200953744">
          <text:insertion>
            <office:change-info>
              <dc:creator>Jürgen Wippler</dc:creator>
              <dc:date>2005-02-28T20:23:00</dc:date>
            </office:change-info>
          </text:insertion>
        </text:changed-region>
        <text:changed-region text:id="ct1239000064">
          <text:insertion>
            <office:change-info>
              <dc:creator>Thomas Hackert</dc:creator>
              <dc:date>2005-02-10T17:09:00</dc:date>
            </office:change-info>
          </text:insertion>
        </text:changed-region>
        <text:changed-region text:id="ct1239000168">
          <text:deletion>
            <office:change-info>
              <dc:creator>Jürgen Wippler</dc:creator>
              <dc:date>2005-02-28T20:23:00</dc:date>
            </office:change-info>
            <text:p text:style-name="P5"><text:a xlink:type="simple" xlink:href="" text:style-name="Internet_20_link" text:visited-style-name="Visited_20_Internet_20_Link"><text:span text:style-name="T5">bei mir verdingen will</text:span></text:a></text:p>
          </text:deletion>
        </text:changed-region>
        <text:changed-region text:id="ct1239001648">
          <text:insertion>
            <office:change-info>
              <dc:creator>Jürgen Wippler</dc:creator>
              <dc:date>2005-02-28T20:23:00</dc:date>
            </office:change-info>
          </text:insertion>
        </text:changed-region>
        <text:changed-region text:id="ct1239122472">
          <text:insertion>
            <office:change-info>
              <dc:creator>Jürgen Wippler</dc:creator>
              <dc:date>2005-02-28T20:24:00</dc:date>
            </office:change-info>
          </text:insertion>
        </text:changed-region>
        <text:changed-region text:id="ct1239122312">
          <text:deletion>
            <office:change-info>
              <dc:creator>Jürgen Wippler</dc:creator>
              <dc:date>2005-02-28T20:24:00</dc:date>
            </office:change-info>
            <text:p text:style-name="P5"><text:a xlink:type="simple" xlink:href="" text:style-name="Internet_20_link" text:visited-style-name="Visited_20_Internet_20_Link"><text:span text:style-name="T5">,</text:span></text:a></text:p>
          </text:deletion>
        </text:changed-region>
        <text:changed-region text:id="ct1200951688">
          <text:insertion>
            <office:change-info>
              <dc:creator>Jürgen Wippler</dc:creator>
              <dc:date>2005-02-28T20:37:00</dc:date>
            </office:change-info>
          </text:insertion>
        </text:changed-region>
        <text:changed-region text:id="ct1239126504">
          <text:insertion>
            <office:change-info>
              <dc:creator>Jürgen Wippler</dc:creator>
              <dc:date>2005-02-28T20:38:00</dc:date>
            </office:change-info>
          </text:insertion>
        </text:changed-region>
        <text:changed-region text:id="ct1239126160">
          <text:deletion>
            <office:change-info>
              <dc:creator>Jürgen Wippler</dc:creator>
              <dc:date>2005-02-28T20:38:00</dc:date>
            </office:change-info>
            <text:p text:style-name="P5"><text:a xlink:type="simple" xlink:href="" text:style-name="Internet_20_link" text:visited-style-name="Visited_20_Internet_20_Link"><text:span text:style-name="T5">kann sich gerne im</text:span></text:a></text:p>
          </text:deletion>
        </text:changed-region>
        <text:changed-region text:id="ct1239127992">
          <text:insertion>
            <office:change-info>
              <dc:creator>Jürgen Wippler</dc:creator>
              <dc:date>2005-02-28T20:40:00</dc:date>
            </office:change-info>
          </text:insertion>
        </text:changed-region>
        <text:changed-region text:id="ct1239129624">
          <text:insertion>
            <office:change-info>
              <dc:creator>Jürgen Wippler</dc:creator>
              <dc:date>2005-02-28T20:38:00</dc:date>
            </office:change-info>
          </text:insertion>
        </text:changed-region>
        <text:changed-region text:id="ct1239131224">
          <text:insertion>
            <office:change-info>
              <dc:creator>Thomas Hackert</dc:creator>
              <dc:date>2005-02-10T17:09:00</dc:date>
            </office:change-info>
          </text:insertion>
        </text:changed-region>
        <text:changed-region text:id="ct1239130904">
          <text:deletion>
            <office:change-info>
              <dc:creator>Friedhelm Abels</dc:creator>
              <dc:date>2005-04-09T09:49:00</dc:date>
            </office:change-info>
            <text:p text:style-name="P5"><text:a xlink:type="simple" xlink:href="" text:style-name="Internet_20_link" text:visited-style-name="Visited_20_Internet_20_Link"><text:span text:style-name="T5">ssue“ <text:s/></text:span></text:a><text:a xlink:type="simple" xlink:href="http://marketing.openoffice.org/issues/show_bug.cgi?id=31961" text:style-name="Internet_20_link" text:visited-style-name="Visited_20_Internet_20_Link"><text:span text:style-name="T6">3</text:span></text:a></text:p>
          </text:deletion>
        </text:changed-region>
        <text:changed-region text:id="ct1239131048">
          <text:deletion>
            <office:change-info>
              <dc:creator>Friedhelm Abels</dc:creator>
              <dc:date>2005-04-09T09:48:00</dc:date>
            </office:change-info>
            <text:p text:style-name="P5"><text:a xlink:type="simple" xlink:href="" text:style-name="Internet_20_link" text:visited-style-name="Visited_20_Internet_20_Link"><text:span text:style-name="T5">i</text:span></text:a></text:p>
          </text:deletion>
        </text:changed-region>
        <text:changed-region text:id="ct1239134456">
          <text:insertion>
            <office:change-info>
              <dc:creator>Friedhelm Abels</dc:creator>
              <dc:date>2005-04-09T09:49:00</dc:date>
            </office:change-info>
          </text:insertion>
        </text:changed-region>
        <text:changed-region text:id="ct1239136128">
          <text:insertion>
            <office:change-info>
              <dc:creator>Thomas Hackert</dc:creator>
              <dc:date>2005-02-10T17:09:00</dc:date>
            </office:change-info>
          </text:insertion>
        </text:changed-region>
        <text:changed-region text:id="ct1239137864">
          <text:insertion>
            <office:change-info>
              <dc:creator>Friedhelm Abels</dc:creator>
              <dc:date>2005-04-09T09:49:00</dc:date>
            </office:change-info>
          </text:insertion>
        </text:changed-region>
        <text:changed-region text:id="ct1225840784">
          <text:insertion>
            <office:change-info>
              <dc:creator>Thomas Hackert</dc:creator>
              <dc:date>2005-02-10T17:09:00</dc:date>
            </office:change-info>
          </text:insertion>
        </text:changed-region>
        <text:changed-region text:id="ct1241074096">
          <text:deletion>
            <office:change-info>
              <dc:creator>Jürgen Wippler</dc:creator>
              <dc:date>2005-02-28T20:38:00</dc:date>
            </office:change-info>
            <text:p text:style-name="P5"><text:a xlink:type="simple" xlink:href="" text:style-name="Internet_20_link" text:visited-style-name="Visited_20_Internet_20_Link"><text:span text:style-name="T5">schauen</text:span></text:a></text:p>
          </text:deletion>
        </text:changed-region>
        <text:changed-region text:id="ct1238027024">
          <text:insertion>
            <office:change-info>
              <dc:creator>Thomas Hackert</dc:creator>
              <dc:date>2005-02-10T17:09:00</dc:date>
            </office:change-info>
          </text:insertion>
        </text:changed-region>
        <text:changed-region text:id="ct1238029728">
          <text:insertion>
            <office:change-info>
              <dc:creator>Thomas Hackert</dc:creator>
              <dc:date>2005-04-11T16:55:00</dc:date>
            </office:change-info>
          </text:insertion>
        </text:changed-region>
        <text:changed-region text:id="ct1238031360">
          <text:insertion>
            <office:change-info>
              <dc:creator>Thomas Hackert</dc:creator>
              <dc:date>2005-04-11T16:56:00</dc:date>
            </office:change-info>
          </text:insertion>
        </text:changed-region>
        <text:changed-region text:id="ct1238032872">
          <text:insertion>
            <office:change-info>
              <dc:creator>Thomas Hackert</dc:creator>
              <dc:date>2005-04-11T16:54:00</dc:date>
            </office:change-info>
          </text:insertion>
        </text:changed-region>
        <text:changed-region text:id="ct1238034448">
          <text:insertion>
            <office:change-info>
              <dc:creator>Jürgen Wippler</dc:creator>
              <dc:date>2005-02-28T20:38:00</dc:date>
            </office:change-info>
          </text:insertion>
        </text:changed-region>
        <text:changed-region text:id="ct1238034272">
          <text:deletion>
            <office:change-info>
              <dc:creator>Thomas Hackert</dc:creator>
              <dc:date>2005-04-11T16:54:00</dc:date>
            </office:change-info>
            <text:p text:style-name="P5"><text:a xlink:type="simple" xlink:href="" text:style-name="Internet_20_link" text:visited-style-name="Visited_20_Internet_20_Link"><text:span text:style-name="T5">a</text:span></text:a></text:p>
          </text:deletion>
        </text:changed-region>
        <text:changed-region text:id="ct1238035976">
          <text:insertion>
            <office:change-info>
              <dc:creator>Jürgen Wippler</dc:creator>
              <dc:date>2005-02-28T20:38:00</dc:date>
            </office:change-info>
          </text:insertion>
        </text:changed-region>
        <text:changed-region text:id="ct1238037464">
          <text:insertion>
            <office:change-info>
              <dc:creator>Thomas Hackert</dc:creator>
              <dc:date>2005-04-11T16:56:00</dc:date>
            </office:change-info>
          </text:insertion>
        </text:changed-region>
        <text:changed-region text:id="ct1238038992">
          <text:insertion>
            <office:change-info>
              <dc:creator>Thomas Hackert</dc:creator>
              <dc:date>2005-02-10T17:09:00</dc:date>
            </office:change-info>
          </text:insertion>
        </text:changed-region>
        <text:changed-region text:id="ct1238038728">
          <text:deletion>
            <office:change-info>
              <dc:creator>Jürgen Wippler</dc:creator>
              <dc:date>2005-02-28T20:38:00</dc:date>
            </office:change-info>
            <text:p text:style-name="P5"><text:a xlink:type="simple" xlink:href="" text:style-name="Internet_20_link" text:visited-style-name="Visited_20_Internet_20_Link"><text:span text:style-name="T5">laden</text:span></text:a></text:p>
          </text:deletion>
        </text:changed-region>
        <text:changed-region text:id="ct1238039096">
          <text:deletion>
            <office:change-info>
              <dc:creator>Thomas Hackert</dc:creator>
              <dc:date>2005-04-11T16:58:00</dc:date>
            </office:change-info>
            <text:p text:style-name="P5"><text:a xlink:type="simple" xlink:href="" text:style-name="Internet_20_link" text:visited-style-name="Visited_20_Internet_20_Link"><text:span text:style-name="T5">senden</text:span></text:a></text:p>
          </text:deletion>
        </text:changed-region>
        <text:changed-region text:id="ct1238040528">
          <text:insertion>
            <office:change-info>
              <dc:creator>Thomas Hackert</dc:creator>
              <dc:date>2005-04-11T16:58:00</dc:date>
            </office:change-info>
          </text:insertion>
        </text:changed-region>
        <text:changed-region text:id="ct1238042416">
          <text:insertion>
            <office:change-info>
              <dc:creator>Jürgen Wippler</dc:creator>
              <dc:date>2005-02-28T20:39:00</dc:date>
            </office:change-info>
          </text:insertion>
        </text:changed-region>
        <text:changed-region text:id="ct1142945064">
          <text:insertion>
            <office:change-info>
              <dc:creator>Thomas Hackert</dc:creator>
              <dc:date>2005-02-10T17:09:00</dc:date>
            </office:change-info>
          </text:insertion>
        </text:changed-region>
        <text:changed-region text:id="ct1238041832">
          <text:deletion>
            <office:change-info>
              <dc:creator>Jürgen Wippler</dc:creator>
              <dc:date>2005-02-28T20:39:00</dc:date>
            </office:change-info>
            <text:p text:style-name="P5"><text:a xlink:type="simple" xlink:href="" text:style-name="Internet_20_link" text:visited-style-name="Visited_20_Internet_20_Link"><text:span text:style-name="T5">senden</text:span></text:a></text:p>
          </text:deletion>
        </text:changed-region>
        <text:changed-region text:id="ct1142945208">
          <text:insertion>
            <office:change-info>
              <dc:creator>Thomas Hackert</dc:creator>
              <dc:date>2005-02-10T17:09:00</dc:date>
            </office:change-info>
          </text:insertion>
        </text:changed-region>
        <text:changed-region text:id="ct1218577632">
          <text:deletion>
            <office:change-info>
              <dc:creator>Thomas Hackert</dc:creator>
              <dc:date>2005-04-25T07:39:33</dc:date>
            </office:change-info>
            <text:p text:style-name="P5"><text:a xlink:type="simple" xlink:href="" text:style-name="Internet_20_link" text:visited-style-name="Visited_20_Internet_20_Link"><text:span text:style-name="T7">sowie seine sowohl unermüdlichen und fleißigen Korrekturleser verantwortlich. Fehler in dieser Version also bitte an mich und nicht an die Originalautorinnen! Wer sich zudem noch als Korrekturleser bei mir verdingen will, kann sich gerne im „issue“</text:span></text:a><text:a xlink:type="simple" xlink:href="" text:style-name="Internet_20_link" text:visited-style-name="Visited_20_Internet_20_Link"><text:span text:style-name="T5"> </text:span></text:a><text:a xlink:type="simple" xlink:href="http://marketing.openoffice.org/issues/show_bug.cgi?id=31961"><text:span text:style-name="T6">31961</text:span></text:a><text:a xlink:type="simple" xlink:href="" text:style-name="Internet_20_link" text:visited-style-name="Visited_20_Internet_20_Link"><text:span text:style-name="T7">umschauen, sich die letzte Version dieser Übersicht dort herunterladen und mir die korrigierte Fassung per Mail zusenden, damit ich sie in der nächsten Version einpflegen kann</text:span></text:a></text:p>
          </text:deletion>
        </text:changed-region>
        <text:changed-region text:id="ct1200472536">
          <text:insertion>
            <office:change-info>
              <dc:creator>Thomas Hackert</dc:creator>
              <dc:date>2005-02-10T17:09:00</dc:date>
            </office:change-info>
          </text:insertion>
        </text:changed-region>
        <text:changed-region text:id="ct1216585072">
          <text:format-change>
            <office:change-info>
              <dc:creator>Friedhelm Abels</dc:creator>
              <dc:date>2005-04-09T10:41:00</dc:date>
            </office:change-info>
          </text:format-change>
        </text:changed-region>
        <text:changed-region text:id="ct1238031184">
          <text:format-change>
            <office:change-info>
              <dc:creator>Thomas Hackert</dc:creator>
              <dc:date>2005-04-29T18:46:00</dc:date>
            </office:change-info>
          </text:format-change>
        </text:changed-region>
        <text:changed-region text:id="ct1239374776">
          <text:format-change>
            <office:change-info>
              <dc:creator>Friedhelm Abels</dc:creator>
              <dc:date>2005-04-09T10:41:00</dc:date>
            </office:change-info>
          </text:format-change>
        </text:changed-region>
        <text:changed-region text:id="ct1237336368">
          <text:deletion>
            <office:change-info>
              <dc:creator>Thomas Hackert</dc:creator>
              <dc:date>2005-04-11T18:26:00</dc:date>
            </office:change-info>
            <text:p text:style-name="P6"><text:a xlink:type="simple" xlink:href="#3.Kompatibilität%20mit%20Microsoft%20(R)%20Office%20und%20andere%20Produkte%7Coutline"><text:span text:style-name="T8">(R)</text:span></text:a></text:p>
          </text:deletion>
        </text:changed-region>
        <text:changed-region text:id="ct1239277688">
          <text:deletion>
            <office:change-info>
              <dc:creator>Thomas Hackert</dc:creator>
              <dc:date>2005-04-13T10:38:00</dc:date>
            </office:change-info>
            <text:p text:style-name="P6"><text:a xlink:type="simple" xlink:href="#3.Kompatibilität%20mit%20Microsoft%20(R)%20Office%20und%20andere%20Produkte%7Coutline"><text:span text:style-name="T8"><text:s/></text:span></text:a></text:p>
          </text:deletion>
        </text:changed-region>
        <text:changed-region text:id="ct1214812896">
          <text:insertion>
            <office:change-info>
              <dc:creator>Thomas Hackert</dc:creator>
              <dc:date>2005-04-13T10:38:00</dc:date>
            </office:change-info>
          </text:insertion>
        </text:changed-region>
        <text:changed-region text:id="ct1237335904">
          <text:deletion>
            <office:change-info>
              <dc:creator>Thomas Hackert</dc:creator>
              <dc:date>2005-04-25T07:39:33</dc:date>
            </office:change-info>
            <text:p text:style-name="P6"><text:a xlink:type="simple" xlink:href="#kompat"><text:span text:style-name="T9"><text:s/>(R)</text:span></text:a></text:p>
          </text:deletion>
        </text:changed-region>
        <text:changed-region text:id="ct1201237416">
          <text:format-change>
            <office:change-info>
              <dc:creator>Friedhelm Abels</dc:creator>
              <dc:date>2005-04-09T10:41:00</dc:date>
            </office:change-info>
          </text:format-change>
        </text:changed-region>
        <text:changed-region text:id="ct1232977680">
          <text:insertion>
            <office:change-info>
              <dc:creator>unknown</dc:creator>
              <dc:date>2005-02-13T13:47:00</dc:date>
            </office:change-info>
          </text:insertion>
        </text:changed-region>
        <text:changed-region text:id="ct1232978328">
          <text:deletion>
            <office:change-info>
              <dc:creator>unknown</dc:creator>
              <dc:date>2005-02-13T13:47:00</dc:date>
            </office:change-info>
            <text:p text:style-name="P6"><text:a xlink:type="simple" xlink:href="#Kompatibilität%20mit%20Microsoft%20(R)%20Office%20und%20Andere%20Produkte%7Coutline"><text:span text:style-name="T8">A</text:span></text:a></text:p>
          </text:deletion>
        </text:changed-region>
        <text:changed-region text:id="ct1239094992">
          <text:format-change>
            <office:change-info>
              <dc:creator>Thomas Hackert</dc:creator>
              <dc:date>2005-02-26T05:12:00</dc:date>
            </office:change-info>
          </text:format-change>
        </text:changed-region>
        <text:changed-region text:id="ct1218474112">
          <text:insertion>
            <office:change-info>
              <dc:creator>unknown</dc:creator>
              <dc:date>2005-02-13T13:47:00</dc:date>
            </office:change-info>
          </text:insertion>
        </text:changed-region>
        <text:changed-region text:id="ct1238038832">
          <text:format-change>
            <office:change-info>
              <dc:creator>Thomas Hackert</dc:creator>
              <dc:date>2005-02-26T05:12:00</dc:date>
            </office:change-info>
          </text:format-change>
        </text:changed-region>
        <text:changed-region text:id="ct1198619304">
          <text:insertion>
            <office:change-info>
              <dc:creator>unknown</dc:creator>
              <dc:date>2005-02-13T13:47:00</dc:date>
            </office:change-info>
          </text:insertion>
        </text:changed-region>
        <text:changed-region text:id="ct1199119872">
          <text:format-change>
            <office:change-info>
              <dc:creator>Friedhelm Abels</dc:creator>
              <dc:date>2005-04-09T10:41:00</dc:date>
            </office:change-info>
          </text:format-change>
        </text:changed-region>
        <text:changed-region text:id="ct1142832104">
          <text:deletion>
            <office:change-info>
              <dc:creator>Thomas Hackert</dc:creator>
              <dc:date>2005-02-26T05:14:00</dc:date>
            </office:change-info>
            <text:p text:style-name="P6"><text:a xlink:type="simple" xlink:href="#installation"><text:span text:style-name="Internet_20_link">Installation und Konfiguration</text:span></text:a></text:p>
          </text:deletion>
        </text:changed-region>
        <text:changed-region text:id="ct1218482664">
          <text:insertion>
            <office:change-info>
              <dc:creator>Thomas Hackert</dc:creator>
              <dc:date>2005-02-26T05:15:00</dc:date>
            </office:change-info>
          </text:insertion>
        </text:changed-region>
        <text:changed-region text:id="ct1218497632">
          <text:format-change>
            <office:change-info>
              <dc:creator>Friedhelm Abels</dc:creator>
              <dc:date>2005-04-09T10:41:00</dc:date>
            </office:change-info>
          </text:format-change>
        </text:changed-region>
        <text:changed-region text:id="ct1225900872">
          <text:format-change>
            <office:change-info>
              <dc:creator>Thomas Hackert</dc:creator>
              <dc:date>2005-04-11T16:59:00</dc:date>
            </office:change-info>
          </text:format-change>
        </text:changed-region>
        <text:changed-region text:id="ct1226984704">
          <text:format-change>
            <office:change-info>
              <dc:creator>Friedhelm Abels</dc:creator>
              <dc:date>2005-04-09T10:41:00</dc:date>
            </office:change-info>
          </text:format-change>
        </text:changed-region>
        <text:changed-region text:id="ct1200489192">
          <text:deletion>
            <office:change-info>
              <dc:creator>Thomas Hackert</dc:creator>
              <dc:date>2005-02-26T06:21:00</dc:date>
            </office:change-info>
            <text:p text:style-name="P6"><text:a xlink:type="simple" xlink:href="#developers"><text:span text:style-name="Internet_20_link">Entwickler-Spezifische Funktionen</text:span></text:a></text:p>
          </text:deletion>
        </text:changed-region>
        <text:changed-region text:id="ct1225676384">
          <text:insertion>
            <office:change-info>
              <dc:creator>Thomas Hackert</dc:creator>
              <dc:date>2005-02-26T06:21:00</dc:date>
            </office:change-info>
          </text:insertion>
        </text:changed-region>
        <text:changed-region text:id="ct1198795336">
          <text:format-change>
            <office:change-info>
              <dc:creator>Friedhelm Abels</dc:creator>
              <dc:date>2005-04-09T10:41:00</dc:date>
            </office:change-info>
          </text:format-change>
        </text:changed-region>
        <text:changed-region text:id="ct1198836896">
          <text:deletion>
            <office:change-info>
              <dc:creator>Mathias Röllig</dc:creator>
              <dc:date>2005-03-05T01:54:00</dc:date>
            </office:change-info>
            <text:p text:style-name="P6"><text:a xlink:type="simple" xlink:href="#8.Web/Internet%7Coutline"><text:span text:style-name="T10">Web/</text:span></text:a></text:p>
          </text:deletion>
        </text:changed-region>
        <text:changed-region text:id="ct1238956880">
          <text:deletion>
            <office:change-info>
              <dc:creator>Thomas Hackert</dc:creator>
              <dc:date>2005-02-26T06:22:00</dc:date>
            </office:change-info>
            <text:p text:style-name="P6"><text:a xlink:type="simple" xlink:href="#internet"><text:span text:style-name="T10">Web/Internet</text:span></text:a></text:p>
          </text:deletion>
        </text:changed-region>
        <text:changed-region text:id="ct1218518608">
          <text:insertion>
            <office:change-info>
              <dc:creator>Thomas Hackert</dc:creator>
              <dc:date>2005-02-26T06:22:00</dc:date>
            </office:change-info>
          </text:insertion>
        </text:changed-region>
        <text:changed-region text:id="ct1218519432">
          <text:insertion>
            <office:change-info>
              <dc:creator>Mathias Röllig</dc:creator>
              <dc:date>2005-03-05T01:54:00</dc:date>
            </office:change-info>
          </text:insertion>
        </text:changed-region>
        <text:changed-region text:id="ct1218410520">
          <text:insertion>
            <office:change-info>
              <dc:creator>Thomas Hackert</dc:creator>
              <dc:date>2005-04-13T19:02:00</dc:date>
            </office:change-info>
          </text:insertion>
        </text:changed-region>
        <text:changed-region text:id="ct1239256720" text:merge-last-paragraph="false">
          <text:deletion>
            <office:change-info>
              <dc:creator>Thomas Hackert</dc:creator>
              <dc:date>2005-04-25T07:39:33</dc:date>
            </office:change-info>
            <text:p text:style-name="P7"><text:bookmark text:name="main1"/><text:a xlink:type="simple" xlink:href="#internet"><text:span text:style-name="T11">Web/Internet</text:span></text:a></text:p>
            <text:p text:style-name="Text_20_body"/>
          </text:deletion>
        </text:changed-region>
        <text:changed-region text:id="ct1239005120">
          <text:deletion>
            <office:change-info>
              <dc:creator>Thomas Hackert</dc:creator>
              <dc:date>2005-04-25T07:39:33</dc:date>
            </office:change-info>
            <table:table table:name="Tabelle1" table:style-name="Tabelle1">
              <table:table-column table:style-name="Tabelle1.A"/>
              <table:table-column table:style-name="Tabelle1.B"/>
              <table:table-row>
                <table:table-cell table:style-name="Tabelle1.A1" table:number-columns-spanned="2" office:value-type="string">
                  <text:p text:style-name="Table_20_Contents">Die Hintergrundfarben in den folgenden Tabellen kennzeichnen die jeweiligen OpenOffice.org-Module. Die gelben Sterne heben die besonders nützlichen Funktionen hervor.</text:p>
                </table:table-cell>
                <table:covered-table-cell/>
              </table:table-row>
              <table:table-row>
                <table:table-cell table:style-name="Tabelle1.A2" office:value-type="string">
                  <text:p text:style-name="P8">Zellenfarbe</text:p>
                </table:table-cell>
                <table:table-cell table:style-name="Tabelle1.B2" office:value-type="string">
                  <text:p text:style-name="P8">OpenOffice.org Module</text:p>
                </table:table-cell>
              </table:table-row>
              <table:table-row>
                <table:table-cell table:style-name="Tabelle1.A3" office:value-type="string">
                  <text:p text:style-name="Table_20_Contents"/>
                </table:table-cell>
                <table:table-cell table:style-name="Tabelle1.B2" office:value-type="string">
                  <text:p text:style-name="Table_20_Contents">Writer</text:p>
                </table:table-cell>
              </table:table-row>
              <table:table-row>
                <table:table-cell table:style-name="Tabelle1.A4" office:value-type="string">
                  <text:p text:style-name="Table_20_Contents"/>
                </table:table-cell>
                <table:table-cell table:style-name="Tabelle1.B2" office:value-type="string">
                  <text:p text:style-name="Table_20_Contents">Calc</text:p>
                </table:table-cell>
              </table:table-row>
              <table:table-row>
                <table:table-cell table:style-name="Tabelle1.A5" office:value-type="string">
                  <text:p text:style-name="Table_20_Contents"/>
                </table:table-cell>
                <table:table-cell table:style-name="Tabelle1.B5" office:value-type="string">
                  <text:p text:style-name="Table_20_Contents">Draw</text:p>
                </table:table-cell>
              </table:table-row>
              <table:table-row>
                <table:table-cell table:style-name="Tabelle1.A6" office:value-type="string">
                  <text:p text:style-name="Table_20_Contents"/>
                </table:table-cell>
                <table:table-cell table:style-name="Tabelle1.B2" office:value-type="string">
                  <text:p text:style-name="Table_20_Contents">Impress</text:p>
                </table:table-cell>
              </table:table-row>
              <table:table-row>
                <table:table-cell table:style-name="Tabelle1.A7" office:value-type="string">
                  <text:p text:style-name="Table_20_Contents"/>
                </table:table-cell>
                <table:table-cell table:style-name="Tabelle1.B2" office:value-type="string">
                  <text:p text:style-name="Table_20_Contents">Forms</text:p>
                </table:table-cell>
              </table:table-row>
              <table:table-row>
                <table:table-cell table:style-name="Tabelle1.A8" office:value-type="string">
                  <text:p text:style-name="Table_20_Contents"/>
                </table:table-cell>
                <table:table-cell table:style-name="Tabelle1.B2" office:value-type="string">
                  <text:p text:style-name="Table_20_Contents">Database</text:p>
                </table:table-cell>
              </table:table-row>
              <table:table-row>
                <table:table-cell table:style-name="Tabelle1.A9" office:value-type="string">
                  <text:p text:style-name="Table_20_Contents"/>
                </table:table-cell>
                <table:table-cell table:style-name="Tabelle1.B2" office:value-type="string">
                  <text:p text:style-name="Table_20_Contents">Alle (oder andere Module als die oben aufgeführten)</text:p>
                </table:table-cell>
              </table:table-row>
            </table:table>
            <text:p text:style-name="P9"/>
          </text:deletion>
        </text:changed-region>
        <text:changed-region text:id="ct1218402296">
          <text:insertion>
            <office:change-info>
              <dc:creator>Thomas Hackert</dc:creator>
              <dc:date>2005-04-25T07:39:33</dc:date>
            </office:change-info>
          </text:insertion>
        </text:changed-region>
        <text:changed-region text:id="ct1160067112">
          <text:insertion>
            <office:change-info>
              <dc:creator>Mathias Röllig</dc:creator>
              <dc:date>2005-03-05T01:57:00</dc:date>
            </office:change-info>
          </text:insertion>
        </text:changed-region>
        <text:changed-region text:id="ct1239095160">
          <text:deletion>
            <office:change-info>
              <dc:creator>Mathias Röllig</dc:creator>
              <dc:date>2005-03-05T01:57:00</dc:date>
            </office:change-info>
            <text:p text:style-name="P10">heben</text:p>
          </text:deletion>
        </text:changed-region>
        <text:changed-region text:id="ct1225900488">
          <text:insertion>
            <office:change-info>
              <dc:creator>Thomas Hackert</dc:creator>
              <dc:date>2005-04-25T07:39:33</dc:date>
            </office:change-info>
          </text:insertion>
        </text:changed-region>
        <text:changed-region text:id="ct1200953016">
          <text:deletion>
            <office:change-info>
              <dc:creator>Mathias Röllig</dc:creator>
              <dc:date>2005-03-05T01:57:00</dc:date>
            </office:change-info>
            <text:p text:style-name="P10">die </text:p>
          </text:deletion>
        </text:changed-region>
        <text:changed-region text:id="ct1200895896">
          <text:insertion>
            <office:change-info>
              <dc:creator>Thomas Hackert</dc:creator>
              <dc:date>2005-04-25T07:39:33</dc:date>
            </office:change-info>
          </text:insertion>
        </text:changed-region>
        <text:changed-region text:id="ct1239317320">
          <text:deletion>
            <office:change-info>
              <dc:creator>Mathias Röllig</dc:creator>
              <dc:date>2005-03-05T01:57:00</dc:date>
            </office:change-info>
            <text:p text:style-name="P10">n</text:p>
          </text:deletion>
        </text:changed-region>
        <text:changed-region text:id="ct1239373568">
          <text:insertion>
            <office:change-info>
              <dc:creator>Thomas Hackert</dc:creator>
              <dc:date>2005-04-25T07:39:33</dc:date>
            </office:change-info>
          </text:insertion>
        </text:changed-region>
        <text:changed-region text:id="ct1200867624">
          <text:deletion>
            <office:change-info>
              <dc:creator>Mathias Röllig</dc:creator>
              <dc:date>2005-03-05T01:57:00</dc:date>
            </office:change-info>
            <text:p text:style-name="P10"><text:s/>hervor</text:p>
          </text:deletion>
        </text:changed-region>
        <text:changed-region text:id="ct1200962448">
          <text:insertion>
            <office:change-info>
              <dc:creator>Thomas Hackert</dc:creator>
              <dc:date>2005-04-25T07:39:33</dc:date>
            </office:change-info>
          </text:insertion>
        </text:changed-region>
        <text:changed-region text:id="ct1227053520">
          <text:insertion>
            <office:change-info>
              <dc:creator>Thomas Hackert</dc:creator>
              <dc:date>2005-04-25T07:39:33</dc:date>
            </office:change-info>
          </text:insertion>
        </text:changed-region>
        <text:changed-region text:id="ct1238034128">
          <text:insertion>
            <office:change-info>
              <dc:creator>Thomas Hackert</dc:creator>
              <dc:date>2005-04-25T07:39:33</dc:date>
            </office:change-info>
          </text:insertion>
        </text:changed-region>
        <text:changed-region text:id="ct1200537720">
          <text:insertion>
            <office:change-info>
              <dc:creator>Thomas Hackert</dc:creator>
              <dc:date>2005-04-25T07:39:33</dc:date>
            </office:change-info>
          </text:insertion>
        </text:changed-region>
        <text:changed-region text:id="ct1201607536">
          <text:insertion>
            <office:change-info>
              <dc:creator>Thomas Hackert</dc:creator>
              <dc:date>2005-04-25T07:39:33</dc:date>
            </office:change-info>
          </text:insertion>
        </text:changed-region>
        <text:changed-region text:id="ct1199009920">
          <text:insertion>
            <office:change-info>
              <dc:creator>Thomas Hackert</dc:creator>
              <dc:date>2005-04-25T07:39:33</dc:date>
            </office:change-info>
          </text:insertion>
        </text:changed-region>
        <text:changed-region text:id="ct1200956304">
          <text:insertion>
            <office:change-info>
              <dc:creator>Thomas Hackert</dc:creator>
              <dc:date>2005-04-25T07:39:33</dc:date>
            </office:change-info>
          </text:insertion>
        </text:changed-region>
        <text:changed-region text:id="ct1239254008">
          <text:insertion>
            <office:change-info>
              <dc:creator>Thomas Hackert</dc:creator>
              <dc:date>2005-04-25T07:39:33</dc:date>
            </office:change-info>
          </text:insertion>
        </text:changed-region>
        <text:changed-region text:id="ct1200956584">
          <text:insertion>
            <office:change-info>
              <dc:creator>Mathias Röllig</dc:creator>
              <dc:date>2005-03-05T01:11:00</dc:date>
            </office:change-info>
          </text:insertion>
        </text:changed-region>
        <text:changed-region text:id="ct1200821280">
          <text:deletion>
            <office:change-info>
              <dc:creator>Mathias Röllig</dc:creator>
              <dc:date>2005-03-05T01:11:00</dc:date>
            </office:change-info>
            <text:p text:style-name="P10">s</text:p>
          </text:deletion>
        </text:changed-region>
        <text:changed-region text:id="ct1238890968">
          <text:insertion>
            <office:change-info>
              <dc:creator>Mathias Röllig</dc:creator>
              <dc:date>2005-03-05T01:11:00</dc:date>
            </office:change-info>
          </text:insertion>
        </text:changed-region>
        <text:changed-region text:id="ct1238999904">
          <text:deletion>
            <office:change-info>
              <dc:creator>Mathias Röllig</dc:creator>
              <dc:date>2005-03-05T01:11:00</dc:date>
            </office:change-info>
            <text:p text:style-name="P10">Datab</text:p>
          </text:deletion>
        </text:changed-region>
        <text:changed-region text:id="ct1239368568">
          <text:insertion>
            <office:change-info>
              <dc:creator>Thomas Hackert</dc:creator>
              <dc:date>2005-04-25T07:39:33</dc:date>
            </office:change-info>
          </text:insertion>
        </text:changed-region>
        <text:changed-region text:id="ct1239386944">
          <text:insertion>
            <office:change-info>
              <dc:creator>Thomas Hackert</dc:creator>
              <dc:date>2005-04-25T07:39:33</dc:date>
            </office:change-info>
          </text:insertion>
        </text:changed-region>
        <text:changed-region text:id="ct1218497136">
          <text:deletion>
            <office:change-info>
              <dc:creator>Mathias Röllig</dc:creator>
              <dc:date>2005-03-05T01:55:00</dc:date>
            </office:change-info>
            <text:p text:style-name="P10"><text:s/>Module</text:p>
          </text:deletion>
        </text:changed-region>
        <text:changed-region text:id="ct1187336904">
          <text:insertion>
            <office:change-info>
              <dc:creator>Thomas Hackert</dc:creator>
              <dc:date>2005-04-25T07:39:33</dc:date>
            </office:change-info>
          </text:insertion>
        </text:changed-region>
        <text:changed-region text:id="ct1198809784">
          <text:insertion>
            <office:change-info>
              <dc:creator>Mathias Röllig</dc:creator>
              <dc:date>2005-03-05T01:55:00</dc:date>
            </office:change-info>
          </text:insertion>
        </text:changed-region>
        <text:changed-region text:id="ct1218399656">
          <text:insertion>
            <office:change-info>
              <dc:creator>Thomas Hackert</dc:creator>
              <dc:date>2005-04-25T07:39:33</dc:date>
            </office:change-info>
          </text:insertion>
        </text:changed-region>
        <text:changed-region text:id="ct1239374400">
          <text:insertion>
            <office:change-info>
              <dc:creator>Thomas Hackert</dc:creator>
              <dc:date>2005-04-25T07:39:33</dc:date>
            </office:change-info>
          </text:insertion>
        </text:changed-region>
        <text:changed-region text:id="ct1200959984">
          <text:insertion>
            <office:change-info>
              <dc:creator>Thomas Hackert</dc:creator>
              <dc:date>2005-04-25T07:39:33</dc:date>
            </office:change-info>
          </text:insertion>
        </text:changed-region>
        <text:changed-region text:id="ct1225675832">
          <text:insertion>
            <office:change-info>
              <dc:creator>Thomas Hackert</dc:creator>
              <dc:date>2005-04-25T07:39:33</dc:date>
            </office:change-info>
          </text:insertion>
        </text:changed-region>
        <text:changed-region text:id="ct1218519224">
          <text:insertion>
            <office:change-info>
              <dc:creator>Thomas Hackert</dc:creator>
              <dc:date>2005-04-25T07:39:33</dc:date>
            </office:change-info>
          </text:insertion>
        </text:changed-region>
        <text:changed-region text:id="ct1239134192">
          <text:insertion>
            <office:change-info>
              <dc:creator>Thomas Hackert</dc:creator>
              <dc:date>2005-04-25T07:39:33</dc:date>
            </office:change-info>
          </text:insertion>
        </text:changed-region>
        <text:changed-region text:id="ct1239134296">
          <text:insertion>
            <office:change-info>
              <dc:creator>Thomas Hackert</dc:creator>
              <dc:date>2005-04-25T07:39:33</dc:date>
            </office:change-info>
          </text:insertion>
        </text:changed-region>
        <text:changed-region text:id="ct1218344184">
          <text:deletion>
            <office:change-info>
              <dc:creator>Mathias Röllig</dc:creator>
              <dc:date>2005-03-05T01:58:00</dc:date>
            </office:change-info>
            <text:p text:style-name="P10">en</text:p>
          </text:deletion>
        </text:changed-region>
        <text:changed-region text:id="ct1201237072">
          <text:insertion>
            <office:change-info>
              <dc:creator>Thomas Hackert</dc:creator>
              <dc:date>2005-04-25T07:39:33</dc:date>
            </office:change-info>
          </text:insertion>
        </text:changed-region>
        <text:changed-region text:id="ct1201627208">
          <text:insertion>
            <office:change-info>
              <dc:creator>Thomas Hackert</dc:creator>
              <dc:date>2005-04-25T07:39:33</dc:date>
            </office:change-info>
          </text:insertion>
        </text:changed-region>
        <text:changed-region text:id="ct1239011848">
          <text:insertion>
            <office:change-info>
              <dc:creator>Thomas Hackert</dc:creator>
              <dc:date>2005-04-25T07:39:33</dc:date>
            </office:change-info>
          </text:insertion>
        </text:changed-region>
        <text:changed-region text:id="ct1200961488">
          <text:insertion>
            <office:change-info>
              <dc:creator>Mathias Röllig</dc:creator>
              <dc:date>2005-03-05T02:00:00</dc:date>
            </office:change-info>
          </text:insertion>
        </text:changed-region>
        <text:changed-region text:id="ct1200952360">
          <text:insertion>
            <office:change-info>
              <dc:creator>Piii1000</dc:creator>
              <dc:date>2005-02-04T08:52:00</dc:date>
            </office:change-info>
          </text:insertion>
        </text:changed-region>
        <text:changed-region text:id="ct1201237176">
          <text:deletion>
            <office:change-info>
              <dc:creator>Piii1000</dc:creator>
              <dc:date>2005-02-04T08:52:00</dc:date>
            </office:change-info>
            <text:p text:style-name="P10">n</text:p>
          </text:deletion>
        </text:changed-region>
        <text:changed-region text:id="ct1200964496">
          <text:insertion>
            <office:change-info>
              <dc:creator>Thomas Hackert</dc:creator>
              <dc:date>2005-04-25T07:39:33</dc:date>
            </office:change-info>
          </text:insertion>
        </text:changed-region>
        <text:changed-region text:id="ct1214807480">
          <text:deletion>
            <office:change-info>
              <dc:creator>Mathias Röllig</dc:creator>
              <dc:date>2005-03-05T02:00:00</dc:date>
            </office:change-info>
            <text:p text:style-name="P10">anz</text:p>
          </text:deletion>
        </text:changed-region>
        <text:changed-region text:id="ct1201818568">
          <text:insertion>
            <office:change-info>
              <dc:creator>Mathias Röllig</dc:creator>
              <dc:date>2005-03-05T02:00:00</dc:date>
            </office:change-info>
          </text:insertion>
        </text:changed-region>
        <text:changed-region text:id="ct1198810184">
          <text:insertion>
            <office:change-info>
              <dc:creator>Thomas Hackert</dc:creator>
              <dc:date>2005-04-25T07:39:33</dc:date>
            </office:change-info>
          </text:insertion>
        </text:changed-region>
        <text:changed-region text:id="ct1201819200">
          <text:insertion>
            <office:change-info>
              <dc:creator>Mathias Röllig</dc:creator>
              <dc:date>2005-03-05T02:03:00</dc:date>
            </office:change-info>
          </text:insertion>
        </text:changed-region>
        <text:changed-region text:id="ct1198810288">
          <text:deletion>
            <office:change-info>
              <dc:creator>Mathias Röllig</dc:creator>
              <dc:date>2005-03-05T02:03:00</dc:date>
            </office:change-info>
            <text:p text:style-name="P10">Dieser</text:p>
          </text:deletion>
        </text:changed-region>
        <text:changed-region text:id="ct1201818800">
          <text:deletion>
            <office:change-info>
              <dc:creator>Thomas Hackert</dc:creator>
              <dc:date>2005-04-11T17:38:00</dc:date>
            </office:change-info>
            <text:p text:style-name="P10"><text:s/></text:p>
          </text:deletion>
        </text:changed-region>
        <text:changed-region text:id="ct1200961592">
          <text:insertion>
            <office:change-info>
              <dc:creator>Thomas Hackert</dc:creator>
              <dc:date>2005-04-25T07:39:33</dc:date>
            </office:change-info>
          </text:insertion>
        </text:changed-region>
        <text:changed-region text:id="ct1226957608">
          <text:insertion>
            <office:change-info>
              <dc:creator>Mathias Röllig</dc:creator>
              <dc:date>2005-03-05T02:03:00</dc:date>
            </office:change-info>
          </text:insertion>
        </text:changed-region>
        <text:changed-region text:id="ct1238040240">
          <text:insertion>
            <office:change-info>
              <dc:creator>Thomas Hackert</dc:creator>
              <dc:date>2005-04-25T07:39:33</dc:date>
            </office:change-info>
          </text:insertion>
        </text:changed-region>
        <text:changed-region text:id="ct1226957304">
          <text:deletion>
            <office:change-info>
              <dc:creator>Mathias Röllig</dc:creator>
              <dc:date>2005-03-05T02:03:00</dc:date>
            </office:change-info>
            <text:p text:style-name="P10">macht</text:p>
          </text:deletion>
        </text:changed-region>
        <text:changed-region text:id="ct1201819032">
          <text:insertion>
            <office:change-info>
              <dc:creator>Mathias Röllig</dc:creator>
              <dc:date>2005-03-05T02:03:00</dc:date>
            </office:change-info>
          </text:insertion>
        </text:changed-region>
        <text:changed-region text:id="ct1200870352">
          <text:insertion>
            <office:change-info>
              <dc:creator>Thomas Hackert</dc:creator>
              <dc:date>2005-04-25T07:39:33</dc:date>
            </office:change-info>
          </text:insertion>
        </text:changed-region>
        <text:changed-region text:id="ct1200964600">
          <text:insertion>
            <office:change-info>
              <dc:creator>Mathias Röllig</dc:creator>
              <dc:date>2005-03-05T02:03:00</dc:date>
            </office:change-info>
          </text:insertion>
        </text:changed-region>
        <text:changed-region text:id="ct1200870184">
          <text:insertion>
            <office:change-info>
              <dc:creator>Thomas Hackert</dc:creator>
              <dc:date>2005-04-25T07:39:33</dc:date>
            </office:change-info>
          </text:insertion>
        </text:changed-region>
        <text:changed-region text:id="ct1238998536">
          <text:deletion>
            <office:change-info>
              <dc:creator>Mathias Röllig</dc:creator>
              <dc:date>2005-03-05T02:03:00</dc:date>
            </office:change-info>
            <text:p text:style-name="P10"><text:s/>und schnell</text:p>
          </text:deletion>
        </text:changed-region>
        <text:changed-region text:id="ct1200896648">
          <text:insertion>
            <office:change-info>
              <dc:creator>Thomas Hackert</dc:creator>
              <dc:date>2005-04-25T07:39:33</dc:date>
            </office:change-info>
          </text:insertion>
        </text:changed-region>
        <text:changed-region text:id="ct1239003120">
          <text:insertion>
            <office:change-info>
              <dc:creator>Thomas Hackert</dc:creator>
              <dc:date>2005-04-25T07:39:33</dc:date>
            </office:change-info>
          </text:insertion>
        </text:changed-region>
        <text:changed-region text:id="ct1239003744">
          <text:deletion>
            <office:change-info>
              <dc:creator>unknown</dc:creator>
              <dc:date>2005-02-13T13:48:00</dc:date>
            </office:change-info>
            <text:p text:style-name="P11"><text:span text:style-name="T3">wo</text:span></text:p>
          </text:deletion>
        </text:changed-region>
        <text:changed-region text:id="ct1237678704">
          <text:insertion>
            <office:change-info>
              <dc:creator>unknown</dc:creator>
              <dc:date>2005-02-13T13:48:00</dc:date>
            </office:change-info>
          </text:insertion>
        </text:changed-region>
        <text:changed-region text:id="ct1239127720">
          <text:insertion>
            <office:change-info>
              <dc:creator>Thomas Hackert</dc:creator>
              <dc:date>2005-04-25T07:39:33</dc:date>
            </office:change-info>
          </text:insertion>
        </text:changed-region>
        <text:changed-region text:id="ct1239137264">
          <text:insertion>
            <office:change-info>
              <dc:creator>Thomas Hackert</dc:creator>
              <dc:date>2005-04-25T07:39:33</dc:date>
            </office:change-info>
          </text:insertion>
        </text:changed-region>
        <text:changed-region text:id="ct1200870584">
          <text:insertion>
            <office:change-info>
              <dc:creator>Thomas Hackert</dc:creator>
              <dc:date>2005-04-25T07:39:33</dc:date>
            </office:change-info>
          </text:insertion>
        </text:changed-region>
        <text:changed-region text:id="ct1218345096">
          <text:insertion>
            <office:change-info>
              <dc:creator>Thomas Hackert</dc:creator>
              <dc:date>2005-04-25T07:39:33</dc:date>
            </office:change-info>
          </text:insertion>
        </text:changed-region>
        <text:changed-region text:id="ct1237678304">
          <text:deletion>
            <office:change-info>
              <dc:creator>Thomas Hackert</dc:creator>
              <dc:date>2005-04-11T18:26:00</dc:date>
            </office:change-info>
            <text:p text:style-name="P12">(R)</text:p>
          </text:deletion>
        </text:changed-region>
        <text:changed-region text:id="ct1230560520">
          <text:deletion>
            <office:change-info>
              <dc:creator>Thomas Hackert</dc:creator>
              <dc:date>2005-04-13T10:38:00</dc:date>
            </office:change-info>
            <text:p text:style-name="P12"><text:s/></text:p>
          </text:deletion>
        </text:changed-region>
        <text:changed-region text:id="ct1201725080">
          <text:insertion>
            <office:change-info>
              <dc:creator>Thomas Hackert</dc:creator>
              <dc:date>2005-04-13T10:38:00</dc:date>
            </office:change-info>
          </text:insertion>
        </text:changed-region>
        <text:changed-region text:id="ct1200955072">
          <text:format-change>
            <office:change-info>
              <dc:creator>Friedhelm Abels</dc:creator>
              <dc:date>2005-04-09T10:44:00</dc:date>
            </office:change-info>
          </text:format-change>
        </text:changed-region>
        <text:changed-region text:id="ct1201271392">
          <text:deletion>
            <office:change-info>
              <dc:creator>Piii1000</dc:creator>
              <dc:date>2005-02-04T08:54:00</dc:date>
            </office:change-info>
            <text:p text:style-name="P12">beinhalten</text:p>
          </text:deletion>
        </text:changed-region>
        <text:changed-region text:id="ct1218393520">
          <text:insertion>
            <office:change-info>
              <dc:creator>Piii1000</dc:creator>
              <dc:date>2005-02-04T08:54:00</dc:date>
            </office:change-info>
          </text:insertion>
        </text:changed-region>
        <text:changed-region text:id="ct1218393408">
          <text:format-change>
            <office:change-info>
              <dc:creator>Friedhelm Abels</dc:creator>
              <dc:date>2005-04-09T10:45:00</dc:date>
            </office:change-info>
          </text:format-change>
        </text:changed-region>
        <text:changed-region text:id="ct1239127104">
          <text:format-change>
            <office:change-info>
              <dc:creator>Friedhelm Abels</dc:creator>
              <dc:date>2005-04-09T10:45:00</dc:date>
            </office:change-info>
          </text:format-change>
        </text:changed-region>
        <text:changed-region text:id="ct1218398488">
          <text:format-change>
            <office:change-info>
              <dc:creator>Friedhelm Abels</dc:creator>
              <dc:date>2005-04-09T10:44:00</dc:date>
            </office:change-info>
          </text:format-change>
        </text:changed-region>
        <text:changed-region text:id="ct1201270616">
          <text:deletion>
            <office:change-info>
              <dc:creator>Friedhelm Abels</dc:creator>
              <dc:date>2005-04-09T09:52:00</dc:date>
            </office:change-info>
            <text:p text:style-name="P13"><text:a xlink:type="simple" xlink:href="http://www.openoffice.org/issues/show_bug.cgi?id=20188"><text:span text:style-name="T12">ssue</text:span></text:a></text:p>
          </text:deletion>
        </text:changed-region>
        <text:changed-region text:id="ct1201818376">
          <text:deletion>
            <office:change-info>
              <dc:creator>Friedhelm Abels</dc:creator>
              <dc:date>2005-04-09T09:51:00</dc:date>
            </office:change-info>
            <text:p text:style-name="P13"><text:a xlink:type="simple" xlink:href="http://www.openoffice.org/issues/show_bug.cgi?id=20188"><text:span text:style-name="T12">i</text:span></text:a></text:p>
          </text:deletion>
        </text:changed-region>
        <text:changed-region text:id="ct1239013216">
          <text:insertion>
            <office:change-info>
              <dc:creator>Friedhelm Abels</dc:creator>
              <dc:date>2005-04-09T09:52:00</dc:date>
            </office:change-info>
          </text:insertion>
        </text:changed-region>
        <text:changed-region text:id="ct1200899832">
          <text:format-change>
            <office:change-info>
              <dc:creator>Friedhelm Abels</dc:creator>
              <dc:date>2005-04-09T10:45:00</dc:date>
            </office:change-info>
          </text:format-change>
        </text:changed-region>
        <text:changed-region text:id="ct1214827064">
          <text:format-change>
            <office:change-info>
              <dc:creator>Friedhelm Abels</dc:creator>
              <dc:date>2005-04-09T10:45:00</dc:date>
            </office:change-info>
          </text:format-change>
        </text:changed-region>
        <text:changed-region text:id="ct1239127312">
          <text:format-change>
            <office:change-info>
              <dc:creator>Friedhelm Abels</dc:creator>
              <dc:date>2005-04-09T10:44:00</dc:date>
            </office:change-info>
          </text:format-change>
        </text:changed-region>
        <text:changed-region text:id="ct1238040120">
          <text:deletion>
            <office:change-info>
              <dc:creator>Jürgen Wippler</dc:creator>
              <dc:date>2005-02-28T20:47:00</dc:date>
            </office:change-info>
            <text:p text:style-name="P10">m</text:p>
          </text:deletion>
        </text:changed-region>
        <text:changed-region text:id="ct1238036536">
          <text:insertion>
            <office:change-info>
              <dc:creator>Jürgen Wippler</dc:creator>
              <dc:date>2005-02-28T20:47:00</dc:date>
            </office:change-info>
          </text:insertion>
        </text:changed-region>
        <text:changed-region text:id="ct1216694464">
          <text:deletion>
            <office:change-info>
              <dc:creator>Piii1000</dc:creator>
              <dc:date>2005-02-04T08:54:00</dc:date>
            </office:change-info>
            <text:p text:style-name="P10">n</text:p>
          </text:deletion>
        </text:changed-region>
        <text:changed-region text:id="ct1218442808">
          <text:format-change>
            <office:change-info>
              <dc:creator>Friedhelm Abels</dc:creator>
              <dc:date>2005-04-09T10:44:00</dc:date>
            </office:change-info>
          </text:format-change>
        </text:changed-region>
        <text:changed-region text:id="ct1216694776">
          <text:insertion>
            <office:change-info>
              <dc:creator>unknown</dc:creator>
              <dc:date>2005-02-13T13:50:00</dc:date>
            </office:change-info>
          </text:insertion>
        </text:changed-region>
        <text:changed-region text:id="ct1201270488">
          <text:format-change>
            <office:change-info>
              <dc:creator>Friedhelm Abels</dc:creator>
              <dc:date>2005-04-09T10:44:00</dc:date>
            </office:change-info>
          </text:format-change>
        </text:changed-region>
        <text:changed-region text:id="ct1233015440">
          <text:deletion>
            <office:change-info>
              <dc:creator>unknown</dc:creator>
              <dc:date>2005-02-13T13:50:00</dc:date>
            </office:change-info>
            <text:p text:style-name="P12">jetzt </text:p>
          </text:deletion>
        </text:changed-region>
        <text:changed-region text:id="ct1216695008">
          <text:format-change>
            <office:change-info>
              <dc:creator>Friedhelm Abels</dc:creator>
              <dc:date>2005-04-09T10:44:00</dc:date>
            </office:change-info>
          </text:format-change>
        </text:changed-region>
        <text:changed-region text:id="ct1218364632">
          <text:deletion>
            <office:change-info>
              <dc:creator>Thomas Hackert</dc:creator>
              <dc:date>2005-02-26T17:48:00</dc:date>
            </office:change-info>
            <text:p text:style-name="P12">multiple</text:p>
          </text:deletion>
        </text:changed-region>
        <text:changed-region text:id="ct1239191624">
          <text:insertion>
            <office:change-info>
              <dc:creator>Thomas Hackert</dc:creator>
              <dc:date>2005-02-26T17:48:00</dc:date>
            </office:change-info>
          </text:insertion>
        </text:changed-region>
        <text:changed-region text:id="ct1201723992">
          <text:format-change>
            <office:change-info>
              <dc:creator>Friedhelm Abels</dc:creator>
              <dc:date>2005-04-09T10:45:00</dc:date>
            </office:change-info>
          </text:format-change>
        </text:changed-region>
        <text:changed-region text:id="ct1239190904">
          <text:format-change>
            <office:change-info>
              <dc:creator>Friedhelm Abels</dc:creator>
              <dc:date>2005-04-09T10:44:00</dc:date>
            </office:change-info>
          </text:format-change>
        </text:changed-region>
        <text:changed-region text:id="ct1142865288">
          <text:insertion>
            <office:change-info>
              <dc:creator>Jürgen Wippler</dc:creator>
              <dc:date>2005-02-28T20:49:00</dc:date>
            </office:change-info>
          </text:insertion>
        </text:changed-region>
        <text:changed-region text:id="ct1199125208">
          <text:format-change>
            <office:change-info>
              <dc:creator>Friedhelm Abels</dc:creator>
              <dc:date>2005-04-09T10:44:00</dc:date>
            </office:change-info>
          </text:format-change>
        </text:changed-region>
        <text:changed-region text:id="ct1238036416">
          <text:insertion>
            <office:change-info>
              <dc:creator>Jürgen Wippler</dc:creator>
              <dc:date>2005-02-28T20:49:00</dc:date>
            </office:change-info>
          </text:insertion>
        </text:changed-region>
        <text:changed-region text:id="ct1239132448">
          <text:format-change>
            <office:change-info>
              <dc:creator>Friedhelm Abels</dc:creator>
              <dc:date>2005-04-09T10:44:00</dc:date>
            </office:change-info>
          </text:format-change>
        </text:changed-region>
        <text:changed-region text:id="ct1239122816">
          <text:insertion>
            <office:change-info>
              <dc:creator>unknown</dc:creator>
              <dc:date>2005-02-13T13:51:00</dc:date>
            </office:change-info>
          </text:insertion>
        </text:changed-region>
        <text:changed-region text:id="ct1239125864">
          <text:format-change>
            <office:change-info>
              <dc:creator>Friedhelm Abels</dc:creator>
              <dc:date>2005-04-09T10:44:00</dc:date>
            </office:change-info>
          </text:format-change>
        </text:changed-region>
        <text:changed-region text:id="ct1239125464">
          <text:deletion>
            <office:change-info>
              <dc:creator>Piii1000</dc:creator>
              <dc:date>2005-02-04T08:54:00</dc:date>
            </office:change-info>
            <text:p text:style-name="P11"><text:span text:style-name="T3">Formatierungleiste</text:span></text:p>
          </text:deletion>
        </text:changed-region>
        <text:changed-region text:id="ct1234188552">
          <text:insertion>
            <office:change-info>
              <dc:creator>Piii1000</dc:creator>
              <dc:date>2005-02-04T08:54:00</dc:date>
            </office:change-info>
          </text:insertion>
        </text:changed-region>
        <text:changed-region text:id="ct1234189264">
          <text:format-change>
            <office:change-info>
              <dc:creator>Friedhelm Abels</dc:creator>
              <dc:date>2005-04-09T10:45:00</dc:date>
            </office:change-info>
          </text:format-change>
        </text:changed-region>
        <text:changed-region text:id="ct1238973872">
          <text:format-change>
            <office:change-info>
              <dc:creator>Friedhelm Abels</dc:creator>
              <dc:date>2005-04-09T10:45:00</dc:date>
            </office:change-info>
          </text:format-change>
        </text:changed-region>
        <text:changed-region text:id="ct1200966240">
          <text:format-change>
            <office:change-info>
              <dc:creator>Friedhelm Abels</dc:creator>
              <dc:date>2005-04-09T10:45:00</dc:date>
            </office:change-info>
          </text:format-change>
        </text:changed-region>
        <text:changed-region text:id="ct1200524688">
          <text:format-change>
            <office:change-info>
              <dc:creator>Friedhelm Abels</dc:creator>
              <dc:date>2005-04-09T10:44:00</dc:date>
            </office:change-info>
          </text:format-change>
        </text:changed-region>
        <text:changed-region text:id="ct1218392840">
          <text:insertion>
            <office:change-info>
              <dc:creator>Thomas Hackert</dc:creator>
              <dc:date>2005-04-17T12:50:00</dc:date>
            </office:change-info>
          </text:insertion>
        </text:changed-region>
        <text:changed-region text:id="ct1201201376">
          <text:format-change>
            <office:change-info>
              <dc:creator>Friedhelm Abels</dc:creator>
              <dc:date>2005-04-09T10:44:00</dc:date>
            </office:change-info>
          </text:format-change>
        </text:changed-region>
        <text:changed-region text:id="ct1234189000">
          <text:deletion>
            <office:change-info>
              <dc:creator>Thomas Hackert</dc:creator>
              <dc:date>2005-02-26T17:41:00</dc:date>
            </office:change-info>
            <text:p text:style-name="P10">i</text:p>
          </text:deletion>
        </text:changed-region>
        <text:changed-region text:id="ct1201202072">
          <text:deletion>
            <office:change-info>
              <dc:creator>Thomas Hackert</dc:creator>
              <dc:date>2005-04-17T12:50:00</dc:date>
            </office:change-info>
            <text:p text:style-name="P10">e</text:p>
          </text:deletion>
        </text:changed-region>
        <text:changed-region text:id="ct1201201608">
          <text:deletion>
            <office:change-info>
              <dc:creator>Thomas Hackert</dc:creator>
              <dc:date>2005-02-26T17:41:00</dc:date>
            </office:change-info>
            <text:p text:style-name="P10">l</text:p>
          </text:deletion>
        </text:changed-region>
        <text:changed-region text:id="ct1201251600">
          <text:insertion>
            <office:change-info>
              <dc:creator>Thomas Hackert</dc:creator>
              <dc:date>2005-04-17T12:50:00</dc:date>
            </office:change-info>
          </text:insertion>
        </text:changed-region>
        <text:changed-region text:id="ct1201273928">
          <text:insertion>
            <office:change-info>
              <dc:creator>Thomas Hackert</dc:creator>
              <dc:date>2005-02-26T17:41:00</dc:date>
            </office:change-info>
          </text:insertion>
        </text:changed-region>
        <text:changed-region text:id="ct1200526216">
          <text:deletion>
            <office:change-info>
              <dc:creator>Thomas Hackert</dc:creator>
              <dc:date>2005-04-17T12:50:00</dc:date>
            </office:change-info>
            <text:p text:style-name="P10"><office:annotation><dc:creator>JW</dc:creator><dc:date>2005-04-15T00:00:00</dc:date><text:p>verschiedenen klingt os nach toter Text - vielleicht nur Text oder gewünschter Text oder dafür vorgesehener Text</text:p></office:annotation></text:p>
          </text:deletion>
        </text:changed-region>
        <text:changed-region text:id="ct1201259616">
          <text:format-change>
            <office:change-info>
              <dc:creator>Friedhelm Abels</dc:creator>
              <dc:date>2005-04-09T10:44:00</dc:date>
            </office:change-info>
          </text:format-change>
        </text:changed-region>
        <text:changed-region text:id="ct1238031008">
          <text:insertion>
            <office:change-info>
              <dc:creator>Piii1000</dc:creator>
              <dc:date>2005-02-04T08:56:00</dc:date>
            </office:change-info>
          </text:insertion>
        </text:changed-region>
        <text:changed-region text:id="ct1239132960">
          <text:deletion>
            <office:change-info>
              <dc:creator>Piii1000</dc:creator>
              <dc:date>2005-02-04T08:56:00</dc:date>
            </office:change-info>
            <text:p text:style-name="P10">r</text:p>
          </text:deletion>
        </text:changed-region>
        <text:changed-region text:id="ct1214826288">
          <text:format-change>
            <office:change-info>
              <dc:creator>Friedhelm Abels</dc:creator>
              <dc:date>2005-04-09T10:45:00</dc:date>
            </office:change-info>
          </text:format-change>
        </text:changed-region>
        <text:changed-region text:id="ct1239124864">
          <text:format-change>
            <office:change-info>
              <dc:creator>Friedhelm Abels</dc:creator>
              <dc:date>2005-04-09T10:45:00</dc:date>
            </office:change-info>
          </text:format-change>
        </text:changed-region>
        <text:changed-region text:id="ct1239124336">
          <text:deletion>
            <office:change-info>
              <dc:creator>Thomas Hackert</dc:creator>
              <dc:date>2005-04-11T17:44:00</dc:date>
            </office:change-info>
            <text:p text:style-name="P11"><text:span text:style-name="T13">V</text:span></text:p>
          </text:deletion>
        </text:changed-region>
        <text:changed-region text:id="ct1218346256">
          <text:insertion>
            <office:change-info>
              <dc:creator>Thomas Hackert</dc:creator>
              <dc:date>2005-04-11T17:44:00</dc:date>
            </office:change-info>
          </text:insertion>
        </text:changed-region>
        <text:changed-region text:id="ct1239006440">
          <text:format-change>
            <office:change-info>
              <dc:creator>Friedhelm Abels</dc:creator>
              <dc:date>2005-04-09T10:45:00</dc:date>
            </office:change-info>
          </text:format-change>
        </text:changed-region>
        <text:changed-region text:id="ct1239005936">
          <text:deletion>
            <office:change-info>
              <dc:creator>Thomas Hackert</dc:creator>
              <dc:date>2005-04-11T17:44:00</dc:date>
            </office:change-info>
            <text:p text:style-name="P11"><text:span text:style-name="T13">rs</text:span></text:p>
          </text:deletion>
        </text:changed-region>
        <text:changed-region text:id="ct1239006160">
          <text:deletion>
            <office:change-info>
              <dc:creator>Thomas Hackert</dc:creator>
              <dc:date>2005-04-11T17:45:00</dc:date>
            </office:change-info>
            <text:p text:style-name="P11"><text:span text:style-name="T13">t</text:span></text:p>
          </text:deletion>
        </text:changed-region>
        <text:changed-region text:id="ct1234192696">
          <text:insertion>
            <office:change-info>
              <dc:creator>Thomas Hackert</dc:creator>
              <dc:date>2005-04-11T17:45:00</dc:date>
            </office:change-info>
          </text:insertion>
        </text:changed-region>
        <text:changed-region text:id="ct1234193376">
          <text:format-change>
            <office:change-info>
              <dc:creator>Friedhelm Abels</dc:creator>
              <dc:date>2005-04-09T10:45:00</dc:date>
            </office:change-info>
          </text:format-change>
        </text:changed-region>
        <text:changed-region text:id="ct1234193120">
          <text:deletion>
            <office:change-info>
              <dc:creator>Thomas Hackert</dc:creator>
              <dc:date>2005-04-11T17:45:00</dc:date>
            </office:change-info>
            <text:p text:style-name="P11"><text:span text:style-name="T13">ck</text:span></text:p>
          </text:deletion>
        </text:changed-region>
        <text:changed-region text:id="ct1234194056">
          <text:insertion>
            <office:change-info>
              <dc:creator>Thomas Hackert</dc:creator>
              <dc:date>2005-04-11T17:45:00</dc:date>
            </office:change-info>
          </text:insertion>
        </text:changed-region>
        <text:changed-region text:id="ct1201787648">
          <text:format-change>
            <office:change-info>
              <dc:creator>Friedhelm Abels</dc:creator>
              <dc:date>2005-04-09T10:45:00</dc:date>
            </office:change-info>
          </text:format-change>
        </text:changed-region>
        <text:changed-region text:id="ct1218345736">
          <text:format-change>
            <office:change-info>
              <dc:creator>Friedhelm Abels</dc:creator>
              <dc:date>2005-04-09T10:45:00</dc:date>
            </office:change-info>
          </text:format-change>
        </text:changed-region>
        <text:changed-region text:id="ct1239006544">
          <text:format-change>
            <office:change-info>
              <dc:creator>Friedhelm Abels</dc:creator>
              <dc:date>2005-04-09T10:45:00</dc:date>
            </office:change-info>
          </text:format-change>
        </text:changed-region>
        <text:changed-region text:id="ct1201786400">
          <text:format-change>
            <office:change-info>
              <dc:creator>Friedhelm Abels</dc:creator>
              <dc:date>2005-04-09T10:45:00</dc:date>
            </office:change-info>
          </text:format-change>
        </text:changed-region>
        <text:changed-region text:id="ct1218381096">
          <text:format-change>
            <office:change-info>
              <dc:creator>Friedhelm Abels</dc:creator>
              <dc:date>2005-04-09T10:44:00</dc:date>
            </office:change-info>
          </text:format-change>
        </text:changed-region>
        <text:changed-region text:id="ct1198669304">
          <text:insertion>
            <office:change-info>
              <dc:creator>Friedhelm Abels</dc:creator>
              <dc:date>2005-04-09T10:00:00</dc:date>
            </office:change-info>
          </text:insertion>
        </text:changed-region>
        <text:changed-region text:id="ct1234193224">
          <text:format-change>
            <office:change-info>
              <dc:creator>Friedhelm Abels</dc:creator>
              <dc:date>2005-04-09T10:45:00</dc:date>
            </office:change-info>
          </text:format-change>
        </text:changed-region>
        <text:changed-region text:id="ct1201793328">
          <text:format-change>
            <office:change-info>
              <dc:creator>Friedhelm Abels</dc:creator>
              <dc:date>2005-04-09T10:44:00</dc:date>
            </office:change-info>
          </text:format-change>
        </text:changed-region>
        <text:changed-region text:id="ct1201793432">
          <text:deletion>
            <office:change-info>
              <dc:creator>Friedhelm Abels</dc:creator>
              <dc:date>2005-04-09T09:52:00</dc:date>
            </office:change-info>
            <text:p text:style-name="P11"><text:a xlink:type="simple" xlink:href="http://www.openoffice.org/issues/show_bug.cgi?id=3961"><text:span text:style-name="T14">issue</text:span></text:a></text:p>
          </text:deletion>
        </text:changed-region>
        <text:changed-region text:id="ct1201795176">
          <text:insertion>
            <office:change-info>
              <dc:creator>Friedhelm Abels</dc:creator>
              <dc:date>2005-04-09T09:52:00</dc:date>
            </office:change-info>
          </text:insertion>
        </text:changed-region>
        <text:changed-region text:id="ct1201796704">
          <text:format-change>
            <office:change-info>
              <dc:creator>Friedhelm Abels</dc:creator>
              <dc:date>2005-04-09T10:45:00</dc:date>
            </office:change-info>
          </text:format-change>
        </text:changed-region>
        <text:changed-region text:id="ct1201797272">
          <text:format-change>
            <office:change-info>
              <dc:creator>Friedhelm Abels</dc:creator>
              <dc:date>2005-04-09T10:45:00</dc:date>
            </office:change-info>
          </text:format-change>
        </text:changed-region>
        <text:changed-region text:id="ct1239006264">
          <text:format-change>
            <office:change-info>
              <dc:creator>Friedhelm Abels</dc:creator>
              <dc:date>2005-04-09T10:44:00</dc:date>
            </office:change-info>
          </text:format-change>
        </text:changed-region>
        <text:changed-region text:id="ct1218346360">
          <text:deletion>
            <office:change-info>
              <dc:creator>unknown</dc:creator>
              <dc:date>2005-02-13T13:53:00</dc:date>
            </office:change-info>
            <text:p text:style-name="P10"><text:s/>stimmig</text:p>
          </text:deletion>
        </text:changed-region>
        <text:changed-region text:id="ct1218381712">
          <text:format-change>
            <office:change-info>
              <dc:creator>Friedhelm Abels</dc:creator>
              <dc:date>2005-04-09T10:44:00</dc:date>
            </office:change-info>
          </text:format-change>
        </text:changed-region>
        <text:changed-region text:id="ct1225865768">
          <text:format-change>
            <office:change-info>
              <dc:creator>Thomas Hackert</dc:creator>
              <dc:date>2005-04-26T07:06:00</dc:date>
            </office:change-info>
          </text:format-change>
        </text:changed-region>
        <text:changed-region text:id="ct1232968360">
          <text:insertion>
            <office:change-info>
              <dc:creator>unknown</dc:creator>
              <dc:date>2005-02-13T13:53:00</dc:date>
            </office:change-info>
          </text:insertion>
        </text:changed-region>
        <text:changed-region text:id="ct1201785080">
          <text:deletion>
            <office:change-info>
              <dc:creator>Thomas Hackert</dc:creator>
              <dc:date>2005-04-26T07:06:00</dc:date>
            </office:change-info>
            <text:p text:style-name="P10"><text:span text:style-name="T15"><office:annotation><dc:creator>JW</dc:creator><dc:date>2005-04-15T00:00:00</dc:date><text:p>stimmig auch kursiv?</text:p></office:annotation></text:span></text:p>
          </text:deletion>
        </text:changed-region>
        <text:changed-region text:id="ct1234193888">
          <text:format-change>
            <office:change-info>
              <dc:creator>Friedhelm Abels</dc:creator>
              <dc:date>2005-04-09T10:45:00</dc:date>
            </office:change-info>
          </text:format-change>
        </text:changed-region>
        <text:changed-region text:id="ct1198997384">
          <text:insertion>
            <office:change-info>
              <dc:creator>Thomas Hackert</dc:creator>
              <dc:date>2005-04-26T15:45:00</dc:date>
            </office:change-info>
          </text:insertion>
        </text:changed-region>
        <text:changed-region text:id="ct1225866512">
          <text:format-change>
            <office:change-info>
              <dc:creator>Friedhelm Abels</dc:creator>
              <dc:date>2005-04-09T10:45:00</dc:date>
            </office:change-info>
          </text:format-change>
        </text:changed-region>
        <text:changed-region text:id="ct1239179056">
          <text:format-change>
            <office:change-info>
              <dc:creator>Friedhelm Abels</dc:creator>
              <dc:date>2005-04-09T10:45:00</dc:date>
            </office:change-info>
          </text:format-change>
        </text:changed-region>
        <text:changed-region text:id="ct1201950632">
          <text:format-change>
            <office:change-info>
              <dc:creator>Friedhelm Abels</dc:creator>
              <dc:date>2005-04-09T10:44:00</dc:date>
            </office:change-info>
          </text:format-change>
        </text:changed-region>
        <text:changed-region text:id="ct1218382048">
          <text:deletion>
            <office:change-info>
              <dc:creator>unknown</dc:creator>
              <dc:date>2005-02-13T13:53:00</dc:date>
            </office:change-info>
            <text:p text:style-name="P10">s</text:p>
          </text:deletion>
        </text:changed-region>
        <text:changed-region text:id="ct1218382280">
          <text:format-change>
            <office:change-info>
              <dc:creator>Friedhelm Abels</dc:creator>
              <dc:date>2005-04-09T10:44:00</dc:date>
            </office:change-info>
          </text:format-change>
        </text:changed-region>
        <text:changed-region text:id="ct1239179288">
          <text:insertion>
            <office:change-info>
              <dc:creator>unknown</dc:creator>
              <dc:date>2005-02-13T13:53:00</dc:date>
            </office:change-info>
          </text:insertion>
        </text:changed-region>
        <text:changed-region text:id="ct1250504824">
          <text:deletion>
            <office:change-info>
              <dc:creator>unknown</dc:creator>
              <dc:date>2005-02-13T13:53:00</dc:date>
            </office:change-info>
            <text:p text:style-name="P10">n</text:p>
          </text:deletion>
        </text:changed-region>
        <text:changed-region text:id="ct1250505336">
          <text:format-change>
            <office:change-info>
              <dc:creator>Friedhelm Abels</dc:creator>
              <dc:date>2005-04-09T10:45:00</dc:date>
            </office:change-info>
          </text:format-change>
        </text:changed-region>
        <text:changed-region text:id="ct1237356216">
          <text:format-change>
            <office:change-info>
              <dc:creator>Friedhelm Abels</dc:creator>
              <dc:date>2005-04-09T10:44:00</dc:date>
            </office:change-info>
          </text:format-change>
        </text:changed-region>
        <text:changed-region text:id="ct1237355872">
          <text:deletion>
            <office:change-info>
              <dc:creator>Piii1000</dc:creator>
              <dc:date>2005-02-04T08:57:00</dc:date>
            </office:change-info>
            <text:p text:style-name="P10"><text:s/></text:p>
          </text:deletion>
        </text:changed-region>
        <text:changed-region text:id="ct1237356048">
          <text:format-change>
            <office:change-info>
              <dc:creator>Friedhelm Abels</dc:creator>
              <dc:date>2005-04-09T10:44:00</dc:date>
            </office:change-info>
          </text:format-change>
        </text:changed-region>
        <text:changed-region text:id="ct1218345936">
          <text:deletion>
            <office:change-info>
              <dc:creator>unknown</dc:creator>
              <dc:date>2005-02-13T13:54:00</dc:date>
            </office:change-info>
            <text:p text:style-name="P12">wo</text:p>
          </text:deletion>
        </text:changed-region>
        <text:changed-region text:id="ct1250505440">
          <text:insertion>
            <office:change-info>
              <dc:creator>unknown</dc:creator>
              <dc:date>2005-02-13T13:54:00</dc:date>
            </office:change-info>
          </text:insertion>
        </text:changed-region>
        <text:changed-region text:id="ct1232869560">
          <text:format-change>
            <office:change-info>
              <dc:creator>Friedhelm Abels</dc:creator>
              <dc:date>2005-04-09T10:45:00</dc:date>
            </office:change-info>
          </text:format-change>
        </text:changed-region>
        <text:changed-region text:id="ct1239124440">
          <text:format-change>
            <office:change-info>
              <dc:creator>Friedhelm Abels</dc:creator>
              <dc:date>2005-04-09T10:45:00</dc:date>
            </office:change-info>
          </text:format-change>
        </text:changed-region>
        <text:changed-region text:id="ct1238992312">
          <text:format-change>
            <office:change-info>
              <dc:creator>Friedhelm Abels</dc:creator>
              <dc:date>2005-04-09T10:45:00</dc:date>
            </office:change-info>
          </text:format-change>
        </text:changed-region>
        <text:changed-region text:id="ct1237357088">
          <text:format-change>
            <office:change-info>
              <dc:creator>Friedhelm Abels</dc:creator>
              <dc:date>2005-04-09T10:45:00</dc:date>
            </office:change-info>
          </text:format-change>
        </text:changed-region>
        <text:changed-region text:id="ct1237358040">
          <text:deletion>
            <office:change-info>
              <dc:creator>Thomas Hackert</dc:creator>
              <dc:date>2005-04-11T18:27:00</dc:date>
            </office:change-info>
            <text:p text:style-name="P10">(R)</text:p>
          </text:deletion>
        </text:changed-region>
        <text:changed-region text:id="ct1201793064">
          <text:deletion>
            <office:change-info>
              <dc:creator>Thomas Hackert</dc:creator>
              <dc:date>2005-04-13T10:38:00</dc:date>
            </office:change-info>
            <text:p text:style-name="P10"><text:s/></text:p>
          </text:deletion>
        </text:changed-region>
        <text:changed-region text:id="ct1239128632">
          <text:insertion>
            <office:change-info>
              <dc:creator>Thomas Hackert</dc:creator>
              <dc:date>2005-04-13T10:38:00</dc:date>
            </office:change-info>
          </text:insertion>
        </text:changed-region>
        <text:changed-region text:id="ct1234192800">
          <text:format-change>
            <office:change-info>
              <dc:creator>Friedhelm Abels</dc:creator>
              <dc:date>2005-04-09T10:45:00</dc:date>
            </office:change-info>
          </text:format-change>
        </text:changed-region>
        <text:changed-region text:id="ct1234192904">
          <text:format-change>
            <office:change-info>
              <dc:creator>Friedhelm Abels</dc:creator>
              <dc:date>2005-04-09T10:44:00</dc:date>
            </office:change-info>
          </text:format-change>
        </text:changed-region>
        <text:changed-region text:id="ct1237357808">
          <text:deletion>
            <office:change-info>
              <dc:creator>Piii1000</dc:creator>
              <dc:date>2005-02-04T08:58:00</dc:date>
            </office:change-info>
            <text:p text:style-name="P10">einen</text:p>
          </text:deletion>
        </text:changed-region>
        <text:changed-region text:id="ct1201881960">
          <text:insertion>
            <office:change-info>
              <dc:creator>Piii1000</dc:creator>
              <dc:date>2005-02-04T08:58:00</dc:date>
            </office:change-info>
          </text:insertion>
        </text:changed-region>
        <text:changed-region text:id="ct1200504056">
          <text:insertion>
            <office:change-info>
              <dc:creator>Friedhelm Abels</dc:creator>
              <dc:date>2005-04-09T10:06:00</dc:date>
            </office:change-info>
          </text:insertion>
        </text:changed-region>
        <text:changed-region text:id="ct1200503824">
          <text:format-change>
            <office:change-info>
              <dc:creator>Friedhelm Abels</dc:creator>
              <dc:date>2005-04-09T10:44:00</dc:date>
            </office:change-info>
          </text:format-change>
        </text:changed-region>
        <text:changed-region text:id="ct1230493488">
          <text:deletion>
            <office:change-info>
              <dc:creator>unknown</dc:creator>
              <dc:date>2005-02-13T13:57:00</dc:date>
              <text:p>Hier bezieht sich das mMn auf "Writer-</text:p>
              <text:p>Rahmen", was für im Plural steht, wodurch</text:p>
              <text:p>dann am Schluss "werden" hinkommen</text:p>
              <text:p>müsste ... ;)</text:p>
              <text:p/>
              <text:p/>
              <text:p/>
              <text:p/>
              <text:p/>
              <text:p/>
              <text:p/>
              <text:p/>
              <text:p/>
              <text:p/>
              <text:p/>
              <text:p/>
              <text:p/>
              <text:p/>
              <text:p/>
              <text:p/>
              <text:p/>
              <text:p/>
              <text:p/>
              <text:p/>
              <text:p/>
              <text:p/>
              <text:p/>
              <text:p/>
              <text:p/>
              <text:p/>
              <text:p/>
              <text:p/>
              <text:p/>
              <text:p/>
              <text:p/>
              <text:p/>
              <text:p/>
              <text:p/>
            </office:change-info>
            <text:p text:style-name="P10">werden</text:p>
          </text:deletion>
        </text:changed-region>
        <text:changed-region text:id="ct1230494048">
          <text:insertion>
            <office:change-info>
              <dc:creator>unknown</dc:creator>
              <dc:date>2005-02-13T13:57:00</dc:date>
            </office:change-info>
          </text:insertion>
        </text:changed-region>
        <text:changed-region text:id="ct1201792752">
          <text:format-change>
            <office:change-info>
              <dc:creator>Friedhelm Abels</dc:creator>
              <dc:date>2005-04-09T10:45:00</dc:date>
            </office:change-info>
          </text:format-change>
        </text:changed-region>
        <text:changed-region text:id="ct1225841704">
          <text:format-change>
            <office:change-info>
              <dc:creator>Friedhelm Abels</dc:creator>
              <dc:date>2005-04-09T10:45:00</dc:date>
            </office:change-info>
          </text:format-change>
        </text:changed-region>
        <text:changed-region text:id="ct1234192360">
          <text:format-change>
            <office:change-info>
              <dc:creator>Friedhelm Abels</dc:creator>
              <dc:date>2005-04-09T10:45:00</dc:date>
            </office:change-info>
          </text:format-change>
        </text:changed-region>
        <text:changed-region text:id="ct1201840568">
          <text:format-change>
            <office:change-info>
              <dc:creator>Friedhelm Abels</dc:creator>
              <dc:date>2005-04-09T10:44:00</dc:date>
            </office:change-info>
          </text:format-change>
        </text:changed-region>
        <text:changed-region text:id="ct1142952552">
          <text:deletion>
            <office:change-info>
              <dc:creator>Jürgen Wippler</dc:creator>
              <dc:date>2005-02-28T20:56:00</dc:date>
            </office:change-info>
            <text:p text:style-name="P10">wo</text:p>
          </text:deletion>
        </text:changed-region>
        <text:changed-region text:id="ct1238618744">
          <text:insertion>
            <office:change-info>
              <dc:creator>Jürgen Wippler</dc:creator>
              <dc:date>2005-02-28T20:56:00</dc:date>
            </office:change-info>
          </text:insertion>
        </text:changed-region>
        <text:changed-region text:id="ct1241075464">
          <text:format-change>
            <office:change-info>
              <dc:creator>Friedhelm Abels</dc:creator>
              <dc:date>2005-04-09T10:44:00</dc:date>
            </office:change-info>
          </text:format-change>
        </text:changed-region>
        <text:changed-region text:id="ct1238843616">
          <text:deletion>
            <office:change-info>
              <dc:creator>Jürgen Wippler</dc:creator>
              <dc:date>2005-02-28T20:57:00</dc:date>
            </office:change-info>
            <text:p text:style-name="P10">drin</text:p>
          </text:deletion>
        </text:changed-region>
        <text:changed-region text:id="ct1238843848">
          <text:insertion>
            <office:change-info>
              <dc:creator>Jürgen Wippler</dc:creator>
              <dc:date>2005-02-28T20:57:00</dc:date>
            </office:change-info>
          </text:insertion>
        </text:changed-region>
        <text:changed-region text:id="ct1238844080">
          <text:format-change>
            <office:change-info>
              <dc:creator>Friedhelm Abels</dc:creator>
              <dc:date>2005-04-09T10:45:00</dc:date>
            </office:change-info>
          </text:format-change>
        </text:changed-region>
        <text:changed-region text:id="ct1198513528">
          <text:format-change>
            <office:change-info>
              <dc:creator>Friedhelm Abels</dc:creator>
              <dc:date>2005-04-09T10:44:00</dc:date>
            </office:change-info>
          </text:format-change>
        </text:changed-region>
        <text:changed-region text:id="ct1198514360">
          <text:insertion>
            <office:change-info>
              <dc:creator>Thomas Hackert</dc:creator>
              <dc:date>2005-02-10T17:26:00</dc:date>
            </office:change-info>
          </text:insertion>
        </text:changed-region>
        <text:changed-region text:id="ct1198519888">
          <text:format-change>
            <office:change-info>
              <dc:creator>Friedhelm Abels</dc:creator>
              <dc:date>2005-04-09T10:45:00</dc:date>
            </office:change-info>
          </text:format-change>
        </text:changed-region>
        <text:changed-region text:id="ct1198519416">
          <text:format-change>
            <office:change-info>
              <dc:creator>Friedhelm Abels</dc:creator>
              <dc:date>2005-04-09T10:45:00</dc:date>
            </office:change-info>
          </text:format-change>
        </text:changed-region>
        <text:changed-region text:id="ct1198513368">
          <text:format-change>
            <office:change-info>
              <dc:creator>Friedhelm Abels</dc:creator>
              <dc:date>2005-04-09T10:45:00</dc:date>
            </office:change-info>
          </text:format-change>
        </text:changed-region>
        <text:changed-region text:id="ct1239178448">
          <text:format-change>
            <office:change-info>
              <dc:creator>Friedhelm Abels</dc:creator>
              <dc:date>2005-04-09T10:44:00</dc:date>
            </office:change-info>
          </text:format-change>
        </text:changed-region>
        <text:changed-region text:id="ct1201792928">
          <text:deletion>
            <office:change-info>
              <dc:creator>Jürgen Wippler</dc:creator>
              <dc:date>2005-02-28T20:58:00</dc:date>
            </office:change-info>
            <text:p text:style-name="P10">.</text:p>
          </text:deletion>
        </text:changed-region>
        <text:changed-region text:id="ct1201277600">
          <text:format-change>
            <office:change-info>
              <dc:creator>Friedhelm Abels</dc:creator>
              <dc:date>2005-04-09T10:44:00</dc:date>
            </office:change-info>
          </text:format-change>
        </text:changed-region>
        <text:changed-region text:id="ct1198521304">
          <text:deletion>
            <office:change-info>
              <dc:creator>Thomas Hackert</dc:creator>
              <dc:date>2005-02-26T17:48:00</dc:date>
            </office:change-info>
            <text:p text:style-name="P10">Multiple</text:p>
          </text:deletion>
        </text:changed-region>
        <text:changed-region text:id="ct1198511408">
          <text:insertion>
            <office:change-info>
              <dc:creator>Thomas Hackert</dc:creator>
              <dc:date>2005-02-26T17:48:00</dc:date>
            </office:change-info>
          </text:insertion>
        </text:changed-region>
        <text:changed-region text:id="ct1198523656">
          <text:insertion>
            <office:change-info>
              <dc:creator>Friedhelm Abels</dc:creator>
              <dc:date>2005-04-09T10:02:00</dc:date>
            </office:change-info>
          </text:insertion>
        </text:changed-region>
        <text:changed-region text:id="ct1198512784">
          <text:format-change>
            <office:change-info>
              <dc:creator>Friedhelm Abels</dc:creator>
              <dc:date>2005-04-09T10:44:00</dc:date>
            </office:change-info>
          </text:format-change>
        </text:changed-region>
        <text:changed-region text:id="ct1198510720">
          <text:insertion>
            <office:change-info>
              <dc:creator>Friedhelm Abels</dc:creator>
              <dc:date>2005-04-09T10:02:00</dc:date>
            </office:change-info>
          </text:insertion>
        </text:changed-region>
        <text:changed-region text:id="ct1239222624">
          <text:format-change>
            <office:change-info>
              <dc:creator>Friedhelm Abels</dc:creator>
              <dc:date>2005-04-09T10:44:00</dc:date>
            </office:change-info>
          </text:format-change>
        </text:changed-region>
        <text:changed-region text:id="ct1239222160">
          <text:deletion>
            <office:change-info>
              <dc:creator>Friedhelm Abels</dc:creator>
              <dc:date>2005-04-09T10:03:00</dc:date>
            </office:change-info>
            <text:p text:style-name="P10"><text:s/></text:p>
          </text:deletion>
        </text:changed-region>
        <text:changed-region text:id="ct1198523464">
          <text:deletion>
            <office:change-info>
              <dc:creator>Friedhelm Abels</dc:creator>
              <dc:date>2005-04-09T10:02:00</dc:date>
            </office:change-info>
            <text:p text:style-name="P10">die</text:p>
          </text:deletion>
        </text:changed-region>
        <text:changed-region text:id="ct1201277368">
          <text:format-change>
            <office:change-info>
              <dc:creator>Friedhelm Abels</dc:creator>
              <dc:date>2005-04-09T10:44:00</dc:date>
            </office:change-info>
          </text:format-change>
        </text:changed-region>
        <text:changed-region text:id="ct1239222728">
          <text:insertion>
            <office:change-info>
              <dc:creator>Friedhelm Abels</dc:creator>
              <dc:date>2005-04-09T10:03:00</dc:date>
            </office:change-info>
          </text:insertion>
        </text:changed-region>
        <text:changed-region text:id="ct1239222832">
          <text:format-change>
            <office:change-info>
              <dc:creator>Friedhelm Abels</dc:creator>
              <dc:date>2005-04-09T10:44:00</dc:date>
            </office:change-info>
          </text:format-change>
        </text:changed-region>
        <text:changed-region text:id="ct1216682952">
          <text:deletion>
            <office:change-info>
              <dc:creator>Friedhelm Abels</dc:creator>
              <dc:date>2005-04-09T10:03:00</dc:date>
            </office:change-info>
            <text:p text:style-name="P10">auch</text:p>
          </text:deletion>
        </text:changed-region>
        <text:changed-region text:id="ct1216683632">
          <text:insertion>
            <office:change-info>
              <dc:creator>Friedhelm Abels</dc:creator>
              <dc:date>2005-04-09T10:03:00</dc:date>
            </office:change-info>
          </text:insertion>
        </text:changed-region>
        <text:changed-region text:id="ct1198510064">
          <text:format-change>
            <office:change-info>
              <dc:creator>Friedhelm Abels</dc:creator>
              <dc:date>2005-04-09T10:44:00</dc:date>
            </office:change-info>
          </text:format-change>
        </text:changed-region>
        <text:changed-region text:id="ct1238053112">
          <text:insertion>
            <office:change-info>
              <dc:creator>Piii1000</dc:creator>
              <dc:date>2005-02-06T11:21:00</dc:date>
            </office:change-info>
          </text:insertion>
        </text:changed-region>
        <text:changed-region text:id="ct1230586816">
          <text:insertion>
            <office:change-info>
              <dc:creator>Jürgen Wippler</dc:creator>
              <dc:date>2005-02-28T21:01:00</dc:date>
            </office:change-info>
          </text:insertion>
        </text:changed-region>
        <text:changed-region text:id="ct1230587632">
          <text:insertion>
            <office:change-info>
              <dc:creator>Jürgen Wippler</dc:creator>
              <dc:date>2005-02-28T21:02:00</dc:date>
            </office:change-info>
          </text:insertion>
        </text:changed-region>
        <text:changed-region text:id="ct1198509808">
          <text:deletion>
            <office:change-info>
              <dc:creator>Jürgen Wippler</dc:creator>
              <dc:date>2005-02-28T21:02:00</dc:date>
            </office:change-info>
            <text:p text:style-name="P10">D</text:p>
          </text:deletion>
        </text:changed-region>
        <text:changed-region text:id="ct1200865840">
          <text:insertion>
            <office:change-info>
              <dc:creator>Piii1000</dc:creator>
              <dc:date>2005-02-06T11:23:00</dc:date>
            </office:change-info>
          </text:insertion>
        </text:changed-region>
        <text:changed-region text:id="ct1238053352">
          <text:insertion>
            <office:change-info>
              <dc:creator>Jürgen Wippler</dc:creator>
              <dc:date>2005-02-28T21:01:00</dc:date>
            </office:change-info>
          </text:insertion>
        </text:changed-region>
        <text:changed-region text:id="ct1216683288">
          <text:format-change>
            <office:change-info>
              <dc:creator>Friedhelm Abels</dc:creator>
              <dc:date>2005-04-09T10:44:00</dc:date>
            </office:change-info>
          </text:format-change>
        </text:changed-region>
        <text:changed-region text:id="ct1202000656">
          <text:deletion>
            <office:change-info>
              <dc:creator>Thomas Hackert</dc:creator>
              <dc:date>2005-02-26T17:43:00</dc:date>
            </office:change-info>
            <text:p text:style-name="P10">s</text:p>
          </text:deletion>
        </text:changed-region>
        <text:changed-region text:id="ct1198511512">
          <text:insertion>
            <office:change-info>
              <dc:creator>Thomas Hackert</dc:creator>
              <dc:date>2005-02-26T17:43:00</dc:date>
            </office:change-info>
          </text:insertion>
        </text:changed-region>
        <text:changed-region text:id="ct1198511616">
          <text:format-change>
            <office:change-info>
              <dc:creator>Friedhelm Abels</dc:creator>
              <dc:date>2005-04-09T10:44:00</dc:date>
            </office:change-info>
          </text:format-change>
        </text:changed-region>
        <text:changed-region text:id="ct1202001192">
          <text:deletion>
            <office:change-info>
              <dc:creator>Thomas Hackert</dc:creator>
              <dc:date>2005-02-26T17:43:00</dc:date>
            </office:change-info>
            <text:p text:style-name="P10">Mausknopf</text:p>
          </text:deletion>
        </text:changed-region>
        <text:changed-region text:id="ct1202000312">
          <text:insertion>
            <office:change-info>
              <dc:creator>Thomas Hackert</dc:creator>
              <dc:date>2005-02-26T17:43:00</dc:date>
            </office:change-info>
          </text:insertion>
        </text:changed-region>
        <text:changed-region text:id="ct1250462792">
          <text:deletion>
            <office:change-info>
              <dc:creator>Thomas Hackert</dc:creator>
              <dc:date>2005-02-26T17:43:00</dc:date>
            </office:change-info>
            <text:p text:style-name="P10"><text:span text:style-name="T16">es</text:span></text:p>
          </text:deletion>
        </text:changed-region>
        <text:changed-region text:id="ct1200574032">
          <text:format-change>
            <office:change-info>
              <dc:creator>Friedhelm Abels</dc:creator>
              <dc:date>2005-04-09T10:44:00</dc:date>
            </office:change-info>
          </text:format-change>
        </text:changed-region>
        <text:changed-region text:id="ct1216664216">
          <text:insertion>
            <office:change-info>
              <dc:creator>unknown</dc:creator>
              <dc:date>2005-02-13T13:58:00</dc:date>
            </office:change-info>
          </text:insertion>
        </text:changed-region>
        <text:changed-region text:id="ct1198523760">
          <text:deletion>
            <office:change-info>
              <dc:creator>unknown</dc:creator>
              <dc:date>2005-02-13T13:58:00</dc:date>
            </office:change-info>
            <text:p text:style-name="P10">n</text:p>
          </text:deletion>
        </text:changed-region>
        <text:changed-region text:id="ct1216663280">
          <text:format-change>
            <office:change-info>
              <dc:creator>Friedhelm Abels</dc:creator>
              <dc:date>2005-04-09T10:44:00</dc:date>
            </office:change-info>
          </text:format-change>
        </text:changed-region>
        <text:changed-region text:id="ct1250463160">
          <text:insertion>
            <office:change-info>
              <dc:creator>Piii1000</dc:creator>
              <dc:date>2005-02-06T11:24:00</dc:date>
            </office:change-info>
          </text:insertion>
        </text:changed-region>
        <text:changed-region text:id="ct1198524080">
          <text:insertion>
            <office:change-info>
              <dc:creator>Jürgen Wippler</dc:creator>
              <dc:date>2005-02-28T21:02:00</dc:date>
            </office:change-info>
          </text:insertion>
        </text:changed-region>
        <text:changed-region text:id="ct1216663384">
          <text:deletion>
            <office:change-info>
              <dc:creator>Jürgen Wippler</dc:creator>
              <dc:date>2005-02-28T21:02:00</dc:date>
            </office:change-info>
            <text:p text:style-name="P10">en</text:p>
          </text:deletion>
        </text:changed-region>
        <text:changed-region text:id="ct1198523864">
          <text:format-change>
            <office:change-info>
              <dc:creator>Friedhelm Abels</dc:creator>
              <dc:date>2005-04-09T10:44:00</dc:date>
            </office:change-info>
          </text:format-change>
        </text:changed-region>
        <text:changed-region text:id="ct1198523968">
          <text:insertion>
            <office:change-info>
              <dc:creator>Thomas Hackert</dc:creator>
              <dc:date>2005-02-10T17:27:00</dc:date>
            </office:change-info>
          </text:insertion>
        </text:changed-region>
        <text:changed-region text:id="ct1238851424">
          <text:deletion>
            <office:change-info>
              <dc:creator>Piii1000</dc:creator>
              <dc:date>2005-02-06T11:25:00</dc:date>
            </office:change-info>
            <text:p text:style-name="P10">;</text:p>
          </text:deletion>
        </text:changed-region>
        <text:changed-region text:id="ct1238851192">
          <text:deletion>
            <office:change-info>
              <dc:creator>Friedhelm Abels</dc:creator>
              <dc:date>2005-04-09T10:05:00</dc:date>
            </office:change-info>
            <text:p text:style-name="P10">,</text:p>
          </text:deletion>
        </text:changed-region>
        <text:changed-region text:id="ct1201888224">
          <text:insertion>
            <office:change-info>
              <dc:creator>Friedhelm Abels</dc:creator>
              <dc:date>2005-04-09T10:05:00</dc:date>
            </office:change-info>
          </text:insertion>
        </text:changed-region>
        <text:changed-region text:id="ct1198525968">
          <text:format-change>
            <office:change-info>
              <dc:creator>Friedhelm Abels</dc:creator>
              <dc:date>2005-04-09T10:44:00</dc:date>
            </office:change-info>
          </text:format-change>
        </text:changed-region>
        <text:changed-region text:id="ct1238811608">
          <text:insertion>
            <office:change-info>
              <dc:creator>Jürgen Wippler</dc:creator>
              <dc:date>2005-02-28T21:02:00</dc:date>
            </office:change-info>
          </text:insertion>
        </text:changed-region>
        <text:changed-region text:id="ct1198525632">
          <text:format-change>
            <office:change-info>
              <dc:creator>Friedhelm Abels</dc:creator>
              <dc:date>2005-04-09T10:44:00</dc:date>
            </office:change-info>
          </text:format-change>
        </text:changed-region>
        <text:changed-region text:id="ct1238851832">
          <text:insertion>
            <office:change-info>
              <dc:creator>Jürgen Wippler</dc:creator>
              <dc:date>2005-02-28T21:03:00</dc:date>
            </office:change-info>
          </text:insertion>
        </text:changed-region>
        <text:changed-region text:id="ct1238812368">
          <text:deletion>
            <office:change-info>
              <dc:creator>Jürgen Wippler</dc:creator>
              <dc:date>2005-02-28T21:03:00</dc:date>
            </office:change-info>
            <text:p text:style-name="P10">, um</text:p>
          </text:deletion>
        </text:changed-region>
        <text:changed-region text:id="ct1198525736">
          <text:format-change>
            <office:change-info>
              <dc:creator>Friedhelm Abels</dc:creator>
              <dc:date>2005-04-09T10:44:00</dc:date>
            </office:change-info>
          </text:format-change>
        </text:changed-region>
        <text:changed-region text:id="ct1234148888">
          <text:deletion>
            <office:change-info>
              <dc:creator>Jürgen Wippler</dc:creator>
              <dc:date>2005-02-28T21:03:00</dc:date>
            </office:change-info>
            <text:p text:style-name="P10">zuwählen</text:p>
          </text:deletion>
        </text:changed-region>
        <text:changed-region text:id="ct1238811712">
          <text:format-change>
            <office:change-info>
              <dc:creator>Friedhelm Abels</dc:creator>
              <dc:date>2005-04-09T10:44:00</dc:date>
            </office:change-info>
          </text:format-change>
        </text:changed-region>
        <text:changed-region text:id="ct1202000960">
          <text:insertion>
            <office:change-info>
              <dc:creator>Jürgen Wippler</dc:creator>
              <dc:date>2005-02-28T21:00:00</dc:date>
            </office:change-info>
          </text:insertion>
        </text:changed-region>
        <text:changed-region text:id="ct1198512656">
          <text:format-change>
            <office:change-info>
              <dc:creator>Friedhelm Abels</dc:creator>
              <dc:date>2005-04-09T10:44:00</dc:date>
            </office:change-info>
          </text:format-change>
        </text:changed-region>
        <text:changed-region text:id="ct1237451072">
          <text:deletion>
            <office:change-info>
              <dc:creator>Friedhelm Abels</dc:creator>
              <dc:date>2005-04-09T10:04:00</dc:date>
            </office:change-info>
            <text:p text:style-name="P10"><text:s/></text:p>
          </text:deletion>
        </text:changed-region>
        <text:changed-region text:id="ct1237451472">
          <text:insertion>
            <office:change-info>
              <dc:creator>Friedhelm Abels</dc:creator>
              <dc:date>2005-04-09T10:04:00</dc:date>
            </office:change-info>
          </text:insertion>
        </text:changed-region>
        <text:changed-region text:id="ct1237450776">
          <text:deletion>
            <office:change-info>
              <dc:creator>Friedhelm Abels</dc:creator>
              <dc:date>2005-04-09T10:05:00</dc:date>
            </office:change-info>
            <text:p text:style-name="P10">wählt </text:p>
          </text:deletion>
        </text:changed-region>
        <text:changed-region text:id="ct1198526072">
          <text:insertion>
            <office:change-info>
              <dc:creator>Friedhelm Abels</dc:creator>
              <dc:date>2005-04-09T10:05:00</dc:date>
            </office:change-info>
          </text:insertion>
        </text:changed-region>
        <text:changed-region text:id="ct1201983144">
          <text:format-change>
            <office:change-info>
              <dc:creator>Friedhelm Abels</dc:creator>
              <dc:date>2005-04-09T10:44:00</dc:date>
            </office:change-info>
          </text:format-change>
        </text:changed-region>
        <text:changed-region text:id="ct1198525224">
          <text:insertion>
            <office:change-info>
              <dc:creator>Friedhelm Abels</dc:creator>
              <dc:date>2005-04-09T10:05:00</dc:date>
            </office:change-info>
          </text:insertion>
        </text:changed-region>
        <text:changed-region text:id="ct1201983496">
          <text:format-change>
            <office:change-info>
              <dc:creator>Friedhelm Abels</dc:creator>
              <dc:date>2005-04-09T10:44:00</dc:date>
            </office:change-info>
          </text:format-change>
        </text:changed-region>
        <text:changed-region text:id="ct1198526176">
          <text:insertion>
            <office:change-info>
              <dc:creator>Friedhelm Abels</dc:creator>
              <dc:date>2005-04-09T10:04:00</dc:date>
            </office:change-info>
          </text:insertion>
        </text:changed-region>
        <text:changed-region text:id="ct1198526280">
          <text:format-change>
            <office:change-info>
              <dc:creator>Friedhelm Abels</dc:creator>
              <dc:date>2005-04-09T10:44:00</dc:date>
            </office:change-info>
          </text:format-change>
        </text:changed-region>
        <text:changed-region text:id="ct1200771296">
          <text:deletion>
            <office:change-info>
              <dc:creator>Friedhelm Abels</dc:creator>
              <dc:date>2005-04-09T10:04:00</dc:date>
            </office:change-info>
            <text:p text:style-name="P10">in </text:p>
          </text:deletion>
        </text:changed-region>
        <text:changed-region text:id="ct1197340128">
          <text:insertion>
            <office:change-info>
              <dc:creator>Friedhelm Abels</dc:creator>
              <dc:date>2005-04-09T10:04:00</dc:date>
            </office:change-info>
          </text:insertion>
        </text:changed-region>
        <text:changed-region text:id="ct1197340016">
          <text:format-change>
            <office:change-info>
              <dc:creator>Friedhelm Abels</dc:creator>
              <dc:date>2005-04-09T10:44:00</dc:date>
            </office:change-info>
          </text:format-change>
        </text:changed-region>
        <text:changed-region text:id="ct1197340904">
          <text:insertion>
            <office:change-info>
              <dc:creator>Friedhelm Abels</dc:creator>
              <dc:date>2005-04-09T10:04:00</dc:date>
            </office:change-info>
          </text:insertion>
        </text:changed-region>
        <text:changed-region text:id="ct1197340704">
          <text:format-change>
            <office:change-info>
              <dc:creator>Friedhelm Abels</dc:creator>
              <dc:date>2005-04-09T10:45:00</dc:date>
            </office:change-info>
          </text:format-change>
        </text:changed-region>
        <text:changed-region text:id="ct1200771584">
          <text:format-change>
            <office:change-info>
              <dc:creator>Friedhelm Abels</dc:creator>
              <dc:date>2005-04-09T10:44:00</dc:date>
            </office:change-info>
          </text:format-change>
        </text:changed-region>
        <text:changed-region text:id="ct1198510824">
          <text:insertion>
            <office:change-info>
              <dc:creator>Friedhelm Abels</dc:creator>
              <dc:date>2005-04-09T10:06:00</dc:date>
            </office:change-info>
          </text:insertion>
        </text:changed-region>
        <text:changed-region text:id="ct1234149120">
          <text:format-change>
            <office:change-info>
              <dc:creator>Friedhelm Abels</dc:creator>
              <dc:date>2005-04-09T10:45:00</dc:date>
            </office:change-info>
          </text:format-change>
        </text:changed-region>
        <text:changed-region text:id="ct1198517704">
          <text:format-change>
            <office:change-info>
              <dc:creator>Friedhelm Abels</dc:creator>
              <dc:date>2005-04-09T10:45:00</dc:date>
            </office:change-info>
          </text:format-change>
        </text:changed-region>
        <text:changed-region text:id="ct1200919944">
          <text:format-change>
            <office:change-info>
              <dc:creator>Friedhelm Abels</dc:creator>
              <dc:date>2005-04-09T10:44:00</dc:date>
            </office:change-info>
          </text:format-change>
        </text:changed-region>
        <text:changed-region text:id="ct1198517136">
          <text:deletion>
            <office:change-info>
              <dc:creator>Friedhelm Abels</dc:creator>
              <dc:date>2005-04-09T10:07:00</dc:date>
            </office:change-info>
            <text:p text:style-name="P10"><text:s/>automatisch</text:p>
          </text:deletion>
        </text:changed-region>
        <text:changed-region text:id="ct1198517240">
          <text:insertion>
            <office:change-info>
              <dc:creator>Friedhelm Abels</dc:creator>
              <dc:date>2005-04-09T10:07:00</dc:date>
            </office:change-info>
          </text:insertion>
        </text:changed-region>
        <text:changed-region text:id="ct1198517808">
          <text:format-change>
            <office:change-info>
              <dc:creator>Friedhelm Abels</dc:creator>
              <dc:date>2005-04-09T10:45:00</dc:date>
            </office:change-info>
          </text:format-change>
        </text:changed-region>
        <text:changed-region text:id="ct1238618848">
          <text:format-change>
            <office:change-info>
              <dc:creator>Friedhelm Abels</dc:creator>
              <dc:date>2005-04-09T10:44:00</dc:date>
            </office:change-info>
          </text:format-change>
        </text:changed-region>
        <text:changed-region text:id="ct1201628536">
          <text:insertion>
            <office:change-info>
              <dc:creator>unknown</dc:creator>
              <dc:date>2005-02-13T14:40:00</dc:date>
            </office:change-info>
          </text:insertion>
        </text:changed-region>
        <text:changed-region text:id="ct1218577864">
          <text:deletion>
            <office:change-info>
              <dc:creator>unknown</dc:creator>
              <dc:date>2005-02-13T14:40:00</dc:date>
            </office:change-info>
            <text:p text:style-name="P11"><text:span text:style-name="T3">an</text:span></text:p>
          </text:deletion>
        </text:changed-region>
        <text:changed-region text:id="ct1225842936">
          <text:format-change>
            <office:change-info>
              <dc:creator>Friedhelm Abels</dc:creator>
              <dc:date>2005-04-09T10:45:00</dc:date>
            </office:change-info>
          </text:format-change>
        </text:changed-region>
        <text:changed-region text:id="ct1218445512">
          <text:insertion>
            <office:change-info>
              <dc:creator>Thomas Hackert</dc:creator>
              <dc:date>2005-04-11T17:52:00</dc:date>
            </office:change-info>
          </text:insertion>
        </text:changed-region>
        <text:changed-region text:id="ct1218445712">
          <text:format-change>
            <office:change-info>
              <dc:creator>Friedhelm Abels</dc:creator>
              <dc:date>2005-04-09T10:45:00</dc:date>
            </office:change-info>
          </text:format-change>
        </text:changed-region>
        <text:changed-region text:id="ct1201629312">
          <text:insertion>
            <office:change-info>
              <dc:creator>Thomas Hackert</dc:creator>
              <dc:date>2005-04-11T17:52:00</dc:date>
            </office:change-info>
          </text:insertion>
        </text:changed-region>
        <text:changed-region text:id="ct1218445880">
          <text:format-change>
            <office:change-info>
              <dc:creator>Friedhelm Abels</dc:creator>
              <dc:date>2005-04-09T10:45:00</dc:date>
            </office:change-info>
          </text:format-change>
        </text:changed-region>
        <text:changed-region text:id="ct1215425368">
          <text:format-change>
            <office:change-info>
              <dc:creator>Friedhelm Abels</dc:creator>
              <dc:date>2005-04-09T10:45:00</dc:date>
            </office:change-info>
          </text:format-change>
        </text:changed-region>
        <text:changed-region text:id="ct1218530192">
          <text:format-change>
            <office:change-info>
              <dc:creator>Friedhelm Abels</dc:creator>
              <dc:date>2005-04-09T10:45:00</dc:date>
            </office:change-info>
          </text:format-change>
        </text:changed-region>
        <text:changed-region text:id="ct1198517912">
          <text:format-change>
            <office:change-info>
              <dc:creator>Friedhelm Abels</dc:creator>
              <dc:date>2005-04-09T10:44:00</dc:date>
            </office:change-info>
          </text:format-change>
        </text:changed-region>
        <text:changed-region text:id="ct1200919136">
          <text:deletion>
            <office:change-info>
              <dc:creator>Jürgen Wippler</dc:creator>
              <dc:date>2005-02-28T21:07:00</dc:date>
            </office:change-info>
            <text:p text:style-name="P10">werden</text:p>
          </text:deletion>
        </text:changed-region>
        <text:changed-region text:id="ct1218529216">
          <text:insertion>
            <office:change-info>
              <dc:creator>Jürgen Wippler</dc:creator>
              <dc:date>2005-02-28T21:07:00</dc:date>
            </office:change-info>
          </text:insertion>
        </text:changed-region>
        <text:changed-region text:id="ct1230494152">
          <text:format-change>
            <office:change-info>
              <dc:creator>Friedhelm Abels</dc:creator>
              <dc:date>2005-04-09T10:44:00</dc:date>
            </office:change-info>
          </text:format-change>
        </text:changed-region>
        <text:changed-region text:id="ct1201277728">
          <text:deletion>
            <office:change-info>
              <dc:creator>Thomas Hackert</dc:creator>
              <dc:date>2005-02-26T17:59:00</dc:date>
            </office:change-info>
            <text:p text:style-name="P10">Werkzeugleiste</text:p>
          </text:deletion>
        </text:changed-region>
        <text:changed-region text:id="ct1200896816">
          <text:insertion>
            <office:change-info>
              <dc:creator>Thomas Hackert</dc:creator>
              <dc:date>2005-02-26T17:59:00</dc:date>
            </office:change-info>
          </text:insertion>
        </text:changed-region>
        <text:changed-region text:id="ct1227023520">
          <text:format-change>
            <office:change-info>
              <dc:creator>Friedhelm Abels</dc:creator>
              <dc:date>2005-04-09T10:44:00</dc:date>
            </office:change-info>
          </text:format-change>
        </text:changed-region>
        <text:changed-region text:id="ct1237326680">
          <text:deletion>
            <office:change-info>
              <dc:creator>Jürgen Wippler</dc:creator>
              <dc:date>2005-02-28T21:07:00</dc:date>
            </office:change-info>
            <text:p text:style-name="P10">kommen</text:p>
          </text:deletion>
        </text:changed-region>
        <text:changed-region text:id="ct1201804408">
          <text:insertion>
            <office:change-info>
              <dc:creator>Jürgen Wippler</dc:creator>
              <dc:date>2005-02-28T21:07:00</dc:date>
            </office:change-info>
          </text:insertion>
        </text:changed-region>
        <text:changed-region text:id="ct1225841576">
          <text:format-change>
            <office:change-info>
              <dc:creator>Friedhelm Abels</dc:creator>
              <dc:date>2005-04-09T10:44:00</dc:date>
            </office:change-info>
          </text:format-change>
        </text:changed-region>
        <text:changed-region text:id="ct1198519520">
          <text:deletion>
            <office:change-info>
              <dc:creator>unknown</dc:creator>
              <dc:date>2005-02-13T15:23:00</dc:date>
            </office:change-info>
            <text:p text:style-name="P10">im</text:p>
          </text:deletion>
        </text:changed-region>
        <text:changed-region text:id="ct1237482208">
          <text:insertion>
            <office:change-info>
              <dc:creator>unknown</dc:creator>
              <dc:date>2005-02-13T15:23:00</dc:date>
            </office:change-info>
          </text:insertion>
        </text:changed-region>
        <text:changed-region text:id="ct1232978536">
          <text:format-change>
            <office:change-info>
              <dc:creator>Friedhelm Abels</dc:creator>
              <dc:date>2005-04-09T10:44:00</dc:date>
            </office:change-info>
          </text:format-change>
        </text:changed-region>
        <text:changed-region text:id="ct1201804984">
          <text:deletion>
            <office:change-info>
              <dc:creator>unknown</dc:creator>
              <dc:date>2005-02-13T14:42:00</dc:date>
            </office:change-info>
            <text:p text:style-name="P10">,</text:p>
          </text:deletion>
        </text:changed-region>
        <text:changed-region text:id="ct1177107432">
          <text:format-change>
            <office:change-info>
              <dc:creator>Friedhelm Abels</dc:creator>
              <dc:date>2005-04-09T10:45:00</dc:date>
            </office:change-info>
          </text:format-change>
        </text:changed-region>
        <text:changed-region text:id="ct1238974032">
          <text:format-change>
            <office:change-info>
              <dc:creator>Friedhelm Abels</dc:creator>
              <dc:date>2005-04-09T10:45:00</dc:date>
            </office:change-info>
          </text:format-change>
        </text:changed-region>
        <text:changed-region text:id="ct1230493872">
          <text:format-change>
            <office:change-info>
              <dc:creator>Friedhelm Abels</dc:creator>
              <dc:date>2005-04-09T10:45:00</dc:date>
            </office:change-info>
          </text:format-change>
        </text:changed-region>
        <text:changed-region text:id="ct1218529616">
          <text:insertion>
            <office:change-info>
              <dc:creator>Thomas Hackert</dc:creator>
              <dc:date>2005-04-29T10:10:00</dc:date>
            </office:change-info>
          </text:insertion>
        </text:changed-region>
        <text:changed-region text:id="ct1225843136">
          <text:format-change>
            <office:change-info>
              <dc:creator>Friedhelm Abels</dc:creator>
              <dc:date>2005-04-09T10:45:00</dc:date>
            </office:change-info>
          </text:format-change>
        </text:changed-region>
        <text:changed-region text:id="ct1198834064">
          <text:format-change>
            <office:change-info>
              <dc:creator>Friedhelm Abels</dc:creator>
              <dc:date>2005-04-09T10:45:00</dc:date>
            </office:change-info>
          </text:format-change>
        </text:changed-region>
        <text:changed-region text:id="ct1201874320">
          <text:format-change>
            <office:change-info>
              <dc:creator>Friedhelm Abels</dc:creator>
              <dc:date>2005-04-09T10:44:00</dc:date>
            </office:change-info>
          </text:format-change>
        </text:changed-region>
        <text:changed-region text:id="ct1216649632">
          <text:insertion>
            <office:change-info>
              <dc:creator>Thomas Hackert</dc:creator>
              <dc:date>2005-02-10T17:28:00</dc:date>
            </office:change-info>
          </text:insertion>
        </text:changed-region>
        <text:changed-region text:id="ct1218410760">
          <text:format-change>
            <office:change-info>
              <dc:creator>Friedhelm Abels</dc:creator>
              <dc:date>2005-04-09T10:45:00</dc:date>
            </office:change-info>
          </text:format-change>
        </text:changed-region>
        <text:changed-region text:id="ct1225866304">
          <text:format-change>
            <office:change-info>
              <dc:creator>Friedhelm Abels</dc:creator>
              <dc:date>2005-04-09T10:45:00</dc:date>
            </office:change-info>
          </text:format-change>
        </text:changed-region>
        <text:changed-region text:id="ct1238974264">
          <text:format-change>
            <office:change-info>
              <dc:creator>Friedhelm Abels</dc:creator>
              <dc:date>2005-04-09T10:45:00</dc:date>
            </office:change-info>
          </text:format-change>
        </text:changed-region>
        <text:changed-region text:id="ct1201786504">
          <text:format-change>
            <office:change-info>
              <dc:creator>Friedhelm Abels</dc:creator>
              <dc:date>2005-04-09T10:45:00</dc:date>
            </office:change-info>
          </text:format-change>
        </text:changed-region>
        <text:changed-region text:id="ct1250504584">
          <text:format-change>
            <office:change-info>
              <dc:creator>Friedhelm Abels</dc:creator>
              <dc:date>2005-04-09T10:44:00</dc:date>
            </office:change-info>
          </text:format-change>
        </text:changed-region>
        <text:changed-region text:id="ct1184538576">
          <text:deletion>
            <office:change-info>
              <dc:creator>Thomas Hackert</dc:creator>
              <dc:date>2005-02-10T17:28:00</dc:date>
            </office:change-info>
            <text:p text:style-name="P10">e</text:p>
          </text:deletion>
        </text:changed-region>
        <text:changed-region text:id="ct1184538744">
          <text:insertion>
            <office:change-info>
              <dc:creator>Thomas Hackert</dc:creator>
              <dc:date>2005-02-10T17:28:00</dc:date>
            </office:change-info>
          </text:insertion>
        </text:changed-region>
        <text:changed-region text:id="ct1142943864">
          <text:format-change>
            <office:change-info>
              <dc:creator>Friedhelm Abels</dc:creator>
              <dc:date>2005-04-09T10:44:00</dc:date>
            </office:change-info>
          </text:format-change>
        </text:changed-region>
        <text:changed-region text:id="ct1234189504">
          <text:deletion>
            <office:change-info>
              <dc:creator>Thomas Hackert</dc:creator>
              <dc:date>2005-02-10T17:28:00</dc:date>
            </office:change-info>
            <text:p text:style-name="P10">e</text:p>
          </text:deletion>
        </text:changed-region>
        <text:changed-region text:id="ct1238847520">
          <text:insertion>
            <office:change-info>
              <dc:creator>Thomas Hackert</dc:creator>
              <dc:date>2005-02-10T17:28:00</dc:date>
            </office:change-info>
          </text:insertion>
        </text:changed-region>
        <text:changed-region text:id="ct1238848080">
          <text:format-change>
            <office:change-info>
              <dc:creator>Friedhelm Abels</dc:creator>
              <dc:date>2005-04-09T10:44:00</dc:date>
            </office:change-info>
          </text:format-change>
        </text:changed-region>
        <text:changed-region text:id="ct1227090456">
          <text:insertion>
            <office:change-info>
              <dc:creator>Piii1000</dc:creator>
              <dc:date>2005-02-06T11:28:00</dc:date>
            </office:change-info>
          </text:insertion>
        </text:changed-region>
        <text:changed-region text:id="ct1227078976">
          <text:format-change>
            <office:change-info>
              <dc:creator>Friedhelm Abels</dc:creator>
              <dc:date>2005-04-09T10:44:00</dc:date>
            </office:change-info>
          </text:format-change>
        </text:changed-region>
        <text:changed-region text:id="ct1227078800">
          <text:insertion>
            <office:change-info>
              <dc:creator>unknown</dc:creator>
              <dc:date>2005-02-13T15:26:00</dc:date>
            </office:change-info>
          </text:insertion>
        </text:changed-region>
        <text:changed-region text:id="ct1201783520">
          <text:deletion>
            <office:change-info>
              <dc:creator>unknown</dc:creator>
              <dc:date>2005-02-13T15:26:00</dc:date>
            </office:change-info>
            <text:p text:style-name="P10">n</text:p>
          </text:deletion>
        </text:changed-region>
        <text:changed-region text:id="ct1227079448">
          <text:format-change>
            <office:change-info>
              <dc:creator>Friedhelm Abels</dc:creator>
              <dc:date>2005-04-09T10:44:00</dc:date>
            </office:change-info>
          </text:format-change>
        </text:changed-region>
        <text:changed-region text:id="ct1226957456">
          <text:insertion>
            <office:change-info>
              <dc:creator>unknown</dc:creator>
              <dc:date>2005-02-13T15:27:00</dc:date>
            </office:change-info>
          </text:insertion>
        </text:changed-region>
        <text:changed-region text:id="ct1232969136">
          <text:deletion>
            <office:change-info>
              <dc:creator>unknown</dc:creator>
              <dc:date>2005-02-13T15:26:00</dc:date>
            </office:change-info>
            <text:p text:style-name="P10">die</text:p>
          </text:deletion>
        </text:changed-region>
        <text:changed-region text:id="ct1200863408">
          <text:format-change>
            <office:change-info>
              <dc:creator>Friedhelm Abels</dc:creator>
              <dc:date>2005-04-09T10:44:00</dc:date>
            </office:change-info>
          </text:format-change>
        </text:changed-region>
        <text:changed-region text:id="ct1218422560">
          <text:insertion>
            <office:change-info>
              <dc:creator>Thomas Hackert</dc:creator>
              <dc:date>2005-02-10T17:29:00</dc:date>
            </office:change-info>
          </text:insertion>
        </text:changed-region>
        <text:changed-region text:id="ct1230470104">
          <text:format-change>
            <office:change-info>
              <dc:creator>Friedhelm Abels</dc:creator>
              <dc:date>2005-04-09T10:44:00</dc:date>
            </office:change-info>
          </text:format-change>
        </text:changed-region>
        <text:changed-region text:id="ct1218422848">
          <text:deletion>
            <office:change-info>
              <dc:creator>Thomas Hackert</dc:creator>
              <dc:date>2005-02-10T17:30:00</dc:date>
            </office:change-info>
            <text:p text:style-name="P10">zu </text:p>
          </text:deletion>
        </text:changed-region>
        <text:changed-region text:id="ct1218423168">
          <text:format-change>
            <office:change-info>
              <dc:creator>Friedhelm Abels</dc:creator>
              <dc:date>2005-04-09T10:44:00</dc:date>
            </office:change-info>
          </text:format-change>
        </text:changed-region>
        <text:changed-region text:id="ct1239284800">
          <text:insertion>
            <office:change-info>
              <dc:creator>Thomas Hackert</dc:creator>
              <dc:date>2005-02-10T17:30:00</dc:date>
            </office:change-info>
          </text:insertion>
        </text:changed-region>
        <text:changed-region text:id="ct1230470336">
          <text:deletion>
            <office:change-info>
              <dc:creator>Thomas Hackert</dc:creator>
              <dc:date>2005-02-10T17:30:00</dc:date>
            </office:change-info>
            <text:p text:style-name="P10">en</text:p>
          </text:deletion>
        </text:changed-region>
        <text:changed-region text:id="ct1225823856">
          <text:insertion>
            <office:change-info>
              <dc:creator>Thomas Hackert</dc:creator>
              <dc:date>2005-02-10T17:30:00</dc:date>
            </office:change-info>
          </text:insertion>
        </text:changed-region>
        <text:changed-region text:id="ct1184539024">
          <text:format-change>
            <office:change-info>
              <dc:creator>Friedhelm Abels</dc:creator>
              <dc:date>2005-04-09T10:45:00</dc:date>
            </office:change-info>
          </text:format-change>
        </text:changed-region>
        <text:changed-region text:id="ct1230470680">
          <text:format-change>
            <office:change-info>
              <dc:creator>Friedhelm Abels</dc:creator>
              <dc:date>2005-04-09T10:44:00</dc:date>
            </office:change-info>
          </text:format-change>
        </text:changed-region>
        <text:changed-region text:id="ct1184538400">
          <text:insertion>
            <office:change-info>
              <dc:creator>Thomas Hackert</dc:creator>
              <dc:date>2005-02-26T16:17:00</dc:date>
            </office:change-info>
          </text:insertion>
        </text:changed-region>
        <text:changed-region text:id="ct1218529848">
          <text:format-change>
            <office:change-info>
              <dc:creator>Friedhelm Abels</dc:creator>
              <dc:date>2005-04-09T10:44:00</dc:date>
            </office:change-info>
          </text:format-change>
        </text:changed-region>
        <text:changed-region text:id="ct1198834232">
          <text:deletion>
            <office:change-info>
              <dc:creator>Thomas Hackert</dc:creator>
              <dc:date>2005-02-26T16:17:00</dc:date>
            </office:change-info>
            <text:p text:style-name="P11"><text:span text:style-name="T3">r</text:span></text:p>
          </text:deletion>
        </text:changed-region>
        <text:changed-region text:id="ct1198525408">
          <text:insertion>
            <office:change-info>
              <dc:creator>Thomas Hackert</dc:creator>
              <dc:date>2005-02-26T16:17:00</dc:date>
            </office:change-info>
          </text:insertion>
        </text:changed-region>
        <text:changed-region text:id="ct1218401368">
          <text:deletion>
            <office:change-info>
              <dc:creator>Thomas Hackert</dc:creator>
              <dc:date>2005-02-26T16:17:00</dc:date>
            </office:change-info>
            <text:p text:style-name="P11"><text:span text:style-name="T3">-</text:span></text:p>
          </text:deletion>
        </text:changed-region>
        <text:changed-region text:id="ct1218401192">
          <text:insertion>
            <office:change-info>
              <dc:creator>Thomas Hackert</dc:creator>
              <dc:date>2005-02-26T16:17:00</dc:date>
            </office:change-info>
          </text:insertion>
        </text:changed-region>
        <text:changed-region text:id="ct1218401600">
          <text:deletion>
            <office:change-info>
              <dc:creator>Thomas Hackert</dc:creator>
              <dc:date>2005-02-26T16:17:00</dc:date>
            </office:change-info>
            <text:p text:style-name="P11"><text:span text:style-name="T3">Taste, um </text:span></text:p>
          </text:deletion>
        </text:changed-region>
        <text:changed-region text:id="ct1198515272">
          <text:format-change>
            <office:change-info>
              <dc:creator>Friedhelm Abels</dc:creator>
              <dc:date>2005-04-09T10:44:00</dc:date>
            </office:change-info>
          </text:format-change>
        </text:changed-region>
        <text:changed-region text:id="ct1241075976">
          <text:insertion>
            <office:change-info>
              <dc:creator>Thomas Hackert</dc:creator>
              <dc:date>2005-02-26T16:17:00</dc:date>
            </office:change-info>
          </text:insertion>
        </text:changed-region>
        <text:changed-region text:id="ct1241077104">
          <text:format-change>
            <office:change-info>
              <dc:creator>Friedhelm Abels</dc:creator>
              <dc:date>2005-04-09T10:44:00</dc:date>
            </office:change-info>
          </text:format-change>
        </text:changed-region>
        <text:changed-region text:id="ct1201631000">
          <text:deletion>
            <office:change-info>
              <dc:creator>Thomas Hackert</dc:creator>
              <dc:date>2005-02-26T16:17:00</dc:date>
            </office:change-info>
            <text:p text:style-name="P11"><text:span text:style-name="T3">zu b</text:span></text:p>
          </text:deletion>
        </text:changed-region>
        <text:changed-region text:id="ct1225843800">
          <text:insertion>
            <office:change-info>
              <dc:creator>Thomas Hackert</dc:creator>
              <dc:date>2005-02-26T16:17:00</dc:date>
            </office:change-info>
          </text:insertion>
        </text:changed-region>
        <text:changed-region text:id="ct1218579136">
          <text:format-change>
            <office:change-info>
              <dc:creator>Friedhelm Abels</dc:creator>
              <dc:date>2005-04-09T10:44:00</dc:date>
            </office:change-info>
          </text:format-change>
        </text:changed-region>
        <text:changed-region text:id="ct1218445984">
          <text:deletion>
            <office:change-info>
              <dc:creator>Thomas Hackert</dc:creator>
              <dc:date>2005-02-26T16:18:00</dc:date>
            </office:change-info>
            <text:p text:style-name="P11"><text:span text:style-name="T3">egen</text:span></text:p>
          </text:deletion>
        </text:changed-region>
        <text:changed-region text:id="ct1201841648">
          <text:deletion>
            <office:change-info>
              <dc:creator>Thomas Hackert</dc:creator>
              <dc:date>2005-02-26T16:17:00</dc:date>
            </office:change-info>
            <text:p text:style-name="P11"><text:span text:style-name="T3">w</text:span></text:p>
          </text:deletion>
        </text:changed-region>
        <text:changed-region text:id="ct1218579360">
          <text:insertion>
            <office:change-info>
              <dc:creator>Thomas Hackert</dc:creator>
              <dc:date>2005-02-26T16:18:00</dc:date>
            </office:change-info>
          </text:insertion>
        </text:changed-region>
        <text:changed-region text:id="ct1201631104">
          <text:insertion>
            <office:change-info>
              <dc:creator>Thomas Hackert</dc:creator>
              <dc:date>2005-02-26T16:19:00</dc:date>
            </office:change-info>
          </text:insertion>
        </text:changed-region>
        <text:changed-region text:id="ct1201631304">
          <text:format-change>
            <office:change-info>
              <dc:creator>Friedhelm Abels</dc:creator>
              <dc:date>2005-04-09T10:44:00</dc:date>
            </office:change-info>
          </text:format-change>
        </text:changed-region>
        <text:changed-region text:id="ct1201841856">
          <text:deletion>
            <office:change-info>
              <dc:creator>Friedhelm Abels</dc:creator>
              <dc:date>2005-04-09T09:52:00</dc:date>
            </office:change-info>
            <text:p text:style-name="P11"><text:a xlink:type="simple" xlink:href="http://www.openoffice.org/issues/show_bug.cgi?id=26485"><text:span text:style-name="T14">issue</text:span></text:a></text:p>
          </text:deletion>
        </text:changed-region>
        <text:changed-region text:id="ct1238620992">
          <text:insertion>
            <office:change-info>
              <dc:creator>Friedhelm Abels</dc:creator>
              <dc:date>2005-04-09T09:52:00</dc:date>
            </office:change-info>
          </text:insertion>
        </text:changed-region>
        <text:changed-region text:id="ct1218579856">
          <text:format-change>
            <office:change-info>
              <dc:creator>Friedhelm Abels</dc:creator>
              <dc:date>2005-04-09T10:45:00</dc:date>
            </office:change-info>
          </text:format-change>
        </text:changed-region>
        <text:changed-region text:id="ct1184515952">
          <text:format-change>
            <office:change-info>
              <dc:creator>Friedhelm Abels</dc:creator>
              <dc:date>2005-04-09T10:45:00</dc:date>
            </office:change-info>
          </text:format-change>
        </text:changed-region>
        <text:changed-region text:id="ct1184516488">
          <text:format-change>
            <office:change-info>
              <dc:creator>Friedhelm Abels</dc:creator>
              <dc:date>2005-04-09T10:44:00</dc:date>
            </office:change-info>
          </text:format-change>
        </text:changed-region>
        <text:changed-region text:id="ct1218416064">
          <text:deletion>
            <office:change-info>
              <dc:creator>Thomas Hackert</dc:creator>
              <dc:date>2005-04-26T16:47:00</dc:date>
            </office:change-info>
            <text:p text:style-name="P10">t</text:p>
          </text:deletion>
        </text:changed-region>
        <text:changed-region text:id="ct1179537888">
          <text:insertion>
            <office:change-info>
              <dc:creator>Thomas Hackert</dc:creator>
              <dc:date>2005-04-26T16:47:00</dc:date>
            </office:change-info>
          </text:insertion>
        </text:changed-region>
        <text:changed-region text:id="ct1179537720">
          <text:format-change>
            <office:change-info>
              <dc:creator>Friedhelm Abels</dc:creator>
              <dc:date>2005-04-09T10:44:00</dc:date>
            </office:change-info>
          </text:format-change>
        </text:changed-region>
        <text:changed-region text:id="ct1179537312">
          <text:insertion>
            <office:change-info>
              <dc:creator>unknown</dc:creator>
              <dc:date>2005-02-13T16:04:00</dc:date>
            </office:change-info>
          </text:insertion>
        </text:changed-region>
        <text:changed-region text:id="ct1214811440">
          <text:format-change>
            <office:change-info>
              <dc:creator>Friedhelm Abels</dc:creator>
              <dc:date>2005-04-09T10:45:00</dc:date>
            </office:change-info>
          </text:format-change>
        </text:changed-region>
        <text:changed-region text:id="ct1201842288">
          <text:format-change>
            <office:change-info>
              <dc:creator>Friedhelm Abels</dc:creator>
              <dc:date>2005-04-09T10:44:00</dc:date>
            </office:change-info>
          </text:format-change>
        </text:changed-region>
        <text:changed-region text:id="ct1214811872">
          <text:insertion>
            <office:change-info>
              <dc:creator>unknown</dc:creator>
              <dc:date>2005-02-13T16:04:00</dc:date>
            </office:change-info>
          </text:insertion>
        </text:changed-region>
        <text:changed-region text:id="ct1237674432">
          <text:format-change>
            <office:change-info>
              <dc:creator>Friedhelm Abels</dc:creator>
              <dc:date>2005-04-09T10:45:00</dc:date>
            </office:change-info>
          </text:format-change>
        </text:changed-region>
        <text:changed-region text:id="ct1198525512">
          <text:format-change>
            <office:change-info>
              <dc:creator>Friedhelm Abels</dc:creator>
              <dc:date>2005-04-09T10:45:00</dc:date>
            </office:change-info>
          </text:format-change>
        </text:changed-region>
        <text:changed-region text:id="ct1218416720">
          <text:format-change>
            <office:change-info>
              <dc:creator>Friedhelm Abels</dc:creator>
              <dc:date>2005-04-09T10:45:00</dc:date>
            </office:change-info>
          </text:format-change>
        </text:changed-region>
        <text:changed-region text:id="ct1198517344">
          <text:format-change>
            <office:change-info>
              <dc:creator>Friedhelm Abels</dc:creator>
              <dc:date>2005-04-09T10:44:00</dc:date>
            </office:change-info>
          </text:format-change>
        </text:changed-region>
        <text:changed-region text:id="ct1218401064">
          <text:insertion>
            <office:change-info>
              <dc:creator>unknown</dc:creator>
              <dc:date>2005-02-13T16:05:00</dc:date>
            </office:change-info>
          </text:insertion>
        </text:changed-region>
        <text:changed-region text:id="ct1239124544">
          <text:format-change>
            <office:change-info>
              <dc:creator>Friedhelm Abels</dc:creator>
              <dc:date>2005-04-09T10:45:00</dc:date>
            </office:change-info>
          </text:format-change>
        </text:changed-region>
        <text:changed-region text:id="ct1214810280">
          <text:format-change>
            <office:change-info>
              <dc:creator>Friedhelm Abels</dc:creator>
              <dc:date>2005-04-09T10:44:00</dc:date>
            </office:change-info>
          </text:format-change>
        </text:changed-region>
        <text:changed-region text:id="ct1214810056">
          <text:deletion>
            <office:change-info>
              <dc:creator>Piii1000</dc:creator>
              <dc:date>2005-02-06T11:30:00</dc:date>
            </office:change-info>
            <text:p text:style-name="P10">rechts</text:p>
          </text:deletion>
        </text:changed-region>
        <text:changed-region text:id="ct1225844312">
          <text:format-change>
            <office:change-info>
              <dc:creator>Friedhelm Abels</dc:creator>
              <dc:date>2005-04-09T10:44:00</dc:date>
            </office:change-info>
          </text:format-change>
        </text:changed-region>
        <text:changed-region text:id="ct1214810168">
          <text:insertion>
            <office:change-info>
              <dc:creator>Piii1000</dc:creator>
              <dc:date>2005-02-06T11:30:00</dc:date>
            </office:change-info>
          </text:insertion>
        </text:changed-region>
        <text:changed-region text:id="ct1218579464">
          <text:insertion>
            <office:change-info>
              <dc:creator>Jürgen Wippler</dc:creator>
              <dc:date>2005-04-15T15:36:00</dc:date>
            </office:change-info>
          </text:insertion>
        </text:changed-region>
        <text:changed-region text:id="ct1214810848">
          <text:insertion>
            <office:change-info>
              <dc:creator>Piii1000</dc:creator>
              <dc:date>2005-02-06T11:30:00</dc:date>
            </office:change-info>
          </text:insertion>
        </text:changed-region>
        <text:changed-region text:id="ct1238853288">
          <text:format-change>
            <office:change-info>
              <dc:creator>Friedhelm Abels</dc:creator>
              <dc:date>2005-04-09T10:45:00</dc:date>
            </office:change-info>
          </text:format-change>
        </text:changed-region>
        <text:changed-region text:id="ct1198513632">
          <text:format-change>
            <office:change-info>
              <dc:creator>Friedhelm Abels</dc:creator>
              <dc:date>2005-04-09T10:45:00</dc:date>
            </office:change-info>
          </text:format-change>
        </text:changed-region>
        <text:changed-region text:id="ct1238853760">
          <text:format-change>
            <office:change-info>
              <dc:creator>Friedhelm Abels</dc:creator>
              <dc:date>2005-04-09T10:45:00</dc:date>
            </office:change-info>
          </text:format-change>
        </text:changed-region>
        <text:changed-region text:id="ct1239128504">
          <text:format-change>
            <office:change-info>
              <dc:creator>Friedhelm Abels</dc:creator>
              <dc:date>2005-04-09T10:44:00</dc:date>
            </office:change-info>
          </text:format-change>
        </text:changed-region>
        <text:changed-region text:id="ct1214628912">
          <text:insertion>
            <office:change-info>
              <dc:creator>unknown</dc:creator>
              <dc:date>2005-02-13T16:06:00</dc:date>
            </office:change-info>
          </text:insertion>
        </text:changed-region>
        <text:changed-region text:id="ct1238853168">
          <text:format-change>
            <office:change-info>
              <dc:creator>Friedhelm Abels</dc:creator>
              <dc:date>2005-04-09T10:44:00</dc:date>
            </office:change-info>
          </text:format-change>
        </text:changed-region>
        <text:changed-region text:id="ct1214629144">
          <text:deletion>
            <office:change-info>
              <dc:creator>Thomas Hackert</dc:creator>
              <dc:date>2005-02-26T16:24:00</dc:date>
            </office:change-info>
            <text:p text:style-name="P10">r</text:p>
          </text:deletion>
        </text:changed-region>
        <text:changed-region text:id="ct1214628736">
          <text:insertion>
            <office:change-info>
              <dc:creator>Thomas Hackert</dc:creator>
              <dc:date>2005-02-26T16:24:00</dc:date>
            </office:change-info>
          </text:insertion>
        </text:changed-region>
        <text:changed-region text:id="ct1202000416">
          <text:format-change>
            <office:change-info>
              <dc:creator>Friedhelm Abels</dc:creator>
              <dc:date>2005-04-09T10:44:00</dc:date>
            </office:change-info>
          </text:format-change>
        </text:changed-region>
        <text:changed-region text:id="ct1218577736">
          <text:deletion>
            <office:change-info>
              <dc:creator>Thomas Hackert</dc:creator>
              <dc:date>2005-02-26T16:23:00</dc:date>
            </office:change-info>
            <text:p text:style-name="P10">en</text:p>
          </text:deletion>
        </text:changed-region>
        <text:changed-region text:id="ct1200580008">
          <text:insertion>
            <office:change-info>
              <dc:creator>Thomas Hackert</dc:creator>
              <dc:date>2005-02-26T16:23:00</dc:date>
            </office:change-info>
          </text:insertion>
        </text:changed-region>
        <text:changed-region text:id="ct1199484528">
          <text:deletion>
            <office:change-info>
              <dc:creator>Thomas Hackert</dc:creator>
              <dc:date>2005-02-26T16:23:00</dc:date>
            </office:change-info>
            <text:p text:style-name="P10">kon</text:p>
          </text:deletion>
        </text:changed-region>
        <text:changed-region text:id="ct1225877520">
          <text:format-change>
            <office:change-info>
              <dc:creator>Friedhelm Abels</dc:creator>
              <dc:date>2005-04-09T10:44:00</dc:date>
            </office:change-info>
          </text:format-change>
        </text:changed-region>
        <text:changed-region text:id="ct1238620856">
          <text:insertion>
            <office:change-info>
              <dc:creator>Thomas Hackert</dc:creator>
              <dc:date>2005-02-26T16:23:00</dc:date>
            </office:change-info>
          </text:insertion>
        </text:changed-region>
        <text:changed-region text:id="ct1145709688">
          <text:format-change>
            <office:change-info>
              <dc:creator>Friedhelm Abels</dc:creator>
              <dc:date>2005-04-09T10:44:00</dc:date>
            </office:change-info>
          </text:format-change>
        </text:changed-region>
        <text:changed-region text:id="ct1184516096">
          <text:deletion>
            <office:change-info>
              <dc:creator>Thomas Hackert</dc:creator>
              <dc:date>2005-02-26T16:23:00</dc:date>
            </office:change-info>
            <text:p text:style-name="P10">o</text:p>
          </text:deletion>
        </text:changed-region>
        <text:changed-region text:id="ct1200580280">
          <text:insertion>
            <office:change-info>
              <dc:creator>Thomas Hackert</dc:creator>
              <dc:date>2005-02-26T16:24:00</dc:date>
            </office:change-info>
          </text:insertion>
        </text:changed-region>
        <text:changed-region text:id="ct1238619736">
          <text:format-change>
            <office:change-info>
              <dc:creator>Friedhelm Abels</dc:creator>
              <dc:date>2005-04-09T10:44:00</dc:date>
            </office:change-info>
          </text:format-change>
        </text:changed-region>
        <text:changed-region text:id="ct1200580528">
          <text:deletion>
            <office:change-info>
              <dc:creator>Thomas Hackert</dc:creator>
              <dc:date>2005-02-26T16:24:00</dc:date>
            </office:change-info>
            <text:p text:style-name="P10">l</text:p>
          </text:deletion>
        </text:changed-region>
        <text:changed-region text:id="ct1201789000">
          <text:format-change>
            <office:change-info>
              <dc:creator>Friedhelm Abels</dc:creator>
              <dc:date>2005-04-09T10:44:00</dc:date>
            </office:change-info>
          </text:format-change>
        </text:changed-region>
        <text:changed-region text:id="ct1198755376">
          <text:insertion>
            <office:change-info>
              <dc:creator>Thomas Hackert</dc:creator>
              <dc:date>2005-02-26T16:24:00</dc:date>
            </office:change-info>
          </text:insertion>
        </text:changed-region>
        <text:changed-region text:id="ct1200476720">
          <text:format-change>
            <office:change-info>
              <dc:creator>Friedhelm Abels</dc:creator>
              <dc:date>2005-04-09T10:44:00</dc:date>
            </office:change-info>
          </text:format-change>
        </text:changed-region>
        <text:changed-region text:id="ct1238843400">
          <text:deletion>
            <office:change-info>
              <dc:creator>unknown</dc:creator>
              <dc:date>2005-02-13T16:07:00</dc:date>
            </office:change-info>
            <text:p text:style-name="P10">alität</text:p>
          </text:deletion>
        </text:changed-region>
        <text:changed-region text:id="ct1200475960">
          <text:format-change>
            <office:change-info>
              <dc:creator>Friedhelm Abels</dc:creator>
              <dc:date>2005-04-09T10:45:00</dc:date>
            </office:change-info>
          </text:format-change>
        </text:changed-region>
        <text:changed-region text:id="ct1200475832">
          <text:format-change>
            <office:change-info>
              <dc:creator>Friedhelm Abels</dc:creator>
              <dc:date>2005-04-09T10:45:00</dc:date>
            </office:change-info>
          </text:format-change>
        </text:changed-region>
        <text:changed-region text:id="ct1238848248">
          <text:format-change>
            <office:change-info>
              <dc:creator>Friedhelm Abels</dc:creator>
              <dc:date>2005-04-09T10:45:00</dc:date>
            </office:change-info>
          </text:format-change>
        </text:changed-region>
        <text:changed-region text:id="ct1214811640">
          <text:format-change>
            <office:change-info>
              <dc:creator>Friedhelm Abels</dc:creator>
              <dc:date>2005-04-09T10:44:00</dc:date>
            </office:change-info>
          </text:format-change>
        </text:changed-region>
        <text:changed-region text:id="ct1198834464">
          <text:deletion>
            <office:change-info>
              <dc:creator>Jürgen Wippler</dc:creator>
              <dc:date>2005-03-01T21:41:00</dc:date>
            </office:change-info>
            <text:p text:style-name="P10">en</text:p>
          </text:deletion>
        </text:changed-region>
        <text:changed-region text:id="ct1218347920">
          <text:format-change>
            <office:change-info>
              <dc:creator>Friedhelm Abels</dc:creator>
              <dc:date>2005-04-09T10:45:00</dc:date>
            </office:change-info>
          </text:format-change>
        </text:changed-region>
        <text:changed-region text:id="ct1218446496">
          <text:format-change>
            <office:change-info>
              <dc:creator>Friedhelm Abels</dc:creator>
              <dc:date>2005-04-09T10:44:00</dc:date>
            </office:change-info>
          </text:format-change>
        </text:changed-region>
        <text:changed-region text:id="ct1218348384">
          <text:insertion>
            <office:change-info>
              <dc:creator>Jürgen Wippler</dc:creator>
              <dc:date>2005-03-01T21:42:00</dc:date>
            </office:change-info>
          </text:insertion>
        </text:changed-region>
        <text:changed-region text:id="ct1215425768">
          <text:deletion>
            <office:change-info>
              <dc:creator>Jürgen Wippler</dc:creator>
              <dc:date>2005-03-01T21:42:00</dc:date>
            </office:change-info>
            <text:p text:style-name="P10">n</text:p>
          </text:deletion>
        </text:changed-region>
        <text:changed-region text:id="ct1201875232">
          <text:format-change>
            <office:change-info>
              <dc:creator>Friedhelm Abels</dc:creator>
              <dc:date>2005-04-09T10:44:00</dc:date>
            </office:change-info>
          </text:format-change>
        </text:changed-region>
        <text:changed-region text:id="ct1241076080">
          <text:insertion>
            <office:change-info>
              <dc:creator>Piii1000</dc:creator>
              <dc:date>2005-02-06T11:32:00</dc:date>
            </office:change-info>
          </text:insertion>
        </text:changed-region>
        <text:changed-region text:id="ct1145709920">
          <text:deletion>
            <office:change-info>
              <dc:creator>Piii1000</dc:creator>
              <dc:date>2005-02-06T11:32:00</dc:date>
            </office:change-info>
            <text:p text:style-name="P10"><text:s/>(e</text:p>
          </text:deletion>
        </text:changed-region>
        <text:changed-region text:id="ct1230580984">
          <text:format-change>
            <office:change-info>
              <dc:creator>Friedhelm Abels</dc:creator>
              <dc:date>2005-04-09T10:44:00</dc:date>
            </office:change-info>
          </text:format-change>
        </text:changed-region>
        <text:changed-region text:id="ct1227024352">
          <text:deletion>
            <office:change-info>
              <dc:creator>Piii1000</dc:creator>
              <dc:date>2005-02-06T11:32:00</dc:date>
            </office:change-info>
            <text:p text:style-name="P10">)</text:p>
          </text:deletion>
        </text:changed-region>
        <text:changed-region text:id="ct1230581096">
          <text:format-change>
            <office:change-info>
              <dc:creator>Friedhelm Abels</dc:creator>
              <dc:date>2005-04-09T10:44:00</dc:date>
            </office:change-info>
          </text:format-change>
        </text:changed-region>
        <text:changed-region text:id="ct1230580232">
          <text:insertion>
            <office:change-info>
              <dc:creator>Friedhelm Abels</dc:creator>
              <dc:date>2005-04-09T10:09:00</dc:date>
            </office:change-info>
          </text:insertion>
        </text:changed-region>
        <text:changed-region text:id="ct1199101560">
          <text:format-change>
            <office:change-info>
              <dc:creator>Friedhelm Abels</dc:creator>
              <dc:date>2005-04-09T10:44:00</dc:date>
            </office:change-info>
          </text:format-change>
        </text:changed-region>
        <text:changed-region text:id="ct1198835048">
          <text:deletion>
            <office:change-info>
              <dc:creator>Friedhelm Abels</dc:creator>
              <dc:date>2005-04-09T10:09:00</dc:date>
            </office:change-info>
            <text:p text:style-name="P10">nicht </text:p>
          </text:deletion>
        </text:changed-region>
        <text:changed-region text:id="ct1230580080">
          <text:format-change>
            <office:change-info>
              <dc:creator>Friedhelm Abels</dc:creator>
              <dc:date>2005-04-09T10:44:00</dc:date>
            </office:change-info>
          </text:format-change>
        </text:changed-region>
        <text:changed-region text:id="ct1230580400">
          <text:deletion>
            <office:change-info>
              <dc:creator>Friedhelm Abels</dc:creator>
              <dc:date>2005-04-09T10:09:00</dc:date>
            </office:change-info>
            <text:p text:style-name="P10">UI</text:p>
          </text:deletion>
        </text:changed-region>
        <text:changed-region text:id="ct1238995256">
          <text:insertion>
            <office:change-info>
              <dc:creator>Friedhelm Abels</dc:creator>
              <dc:date>2005-04-09T10:09:00</dc:date>
            </office:change-info>
          </text:insertion>
        </text:changed-region>
        <text:changed-region text:id="ct1227023624">
          <text:format-change>
            <office:change-info>
              <dc:creator>Friedhelm Abels</dc:creator>
              <dc:date>2005-04-09T10:44:00</dc:date>
            </office:change-info>
          </text:format-change>
        </text:changed-region>
        <text:changed-region text:id="ct1199102144">
          <text:insertion>
            <office:change-info>
              <dc:creator>Friedhelm Abels</dc:creator>
              <dc:date>2005-04-09T10:09:00</dc:date>
            </office:change-info>
          </text:insertion>
        </text:changed-region>
        <text:changed-region text:id="ct1199102376">
          <text:insertion>
            <office:change-info>
              <dc:creator>Friedhelm Abels</dc:creator>
              <dc:date>2005-04-09T10:10:00</dc:date>
            </office:change-info>
          </text:insertion>
        </text:changed-region>
        <text:changed-region text:id="ct1142944688">
          <text:format-change>
            <office:change-info>
              <dc:creator>Friedhelm Abels</dc:creator>
              <dc:date>2005-04-09T10:45:00</dc:date>
            </office:change-info>
          </text:format-change>
        </text:changed-region>
        <text:changed-region text:id="ct1238782424">
          <text:format-change>
            <office:change-info>
              <dc:creator>Friedhelm Abels</dc:creator>
              <dc:date>2005-04-09T10:44:00</dc:date>
            </office:change-info>
          </text:format-change>
        </text:changed-region>
        <text:changed-region text:id="ct1201875000">
          <text:deletion>
            <office:change-info>
              <dc:creator>Thomas Hackert</dc:creator>
              <dc:date>2005-02-26T16:25:00</dc:date>
            </office:change-info>
            <text:p text:style-name="P10">r</text:p>
          </text:deletion>
        </text:changed-region>
        <text:changed-region text:id="ct1238782720">
          <text:insertion>
            <office:change-info>
              <dc:creator>Thomas Hackert</dc:creator>
              <dc:date>2005-02-26T16:25:00</dc:date>
            </office:change-info>
          </text:insertion>
        </text:changed-region>
        <text:changed-region text:id="ct1199101440">
          <text:format-change>
            <office:change-info>
              <dc:creator>Friedhelm Abels</dc:creator>
              <dc:date>2005-04-09T10:44:00</dc:date>
            </office:change-info>
          </text:format-change>
        </text:changed-region>
        <text:changed-region text:id="ct1226959016">
          <text:deletion>
            <office:change-info>
              <dc:creator>Thomas Hackert</dc:creator>
              <dc:date>2005-02-26T16:22:00</dc:date>
            </office:change-info>
            <text:p text:style-name="P10">Formularkontrolle</text:p>
          </text:deletion>
        </text:changed-region>
        <text:changed-region text:id="ct1218416912">
          <text:insertion>
            <office:change-info>
              <dc:creator>Thomas Hackert</dc:creator>
              <dc:date>2005-02-26T16:22:00</dc:date>
            </office:change-info>
          </text:insertion>
        </text:changed-region>
        <text:changed-region text:id="ct1214629376">
          <text:insertion>
            <office:change-info>
              <dc:creator>Thomas Hackert</dc:creator>
              <dc:date>2005-02-26T16:25:00</dc:date>
            </office:change-info>
          </text:insertion>
        </text:changed-region>
        <text:changed-region text:id="ct1226958904">
          <text:format-change>
            <office:change-info>
              <dc:creator>Friedhelm Abels</dc:creator>
              <dc:date>2005-04-09T10:45:00</dc:date>
            </office:change-info>
          </text:format-change>
        </text:changed-region>
        <text:changed-region text:id="ct1226959496">
          <text:format-change>
            <office:change-info>
              <dc:creator>Friedhelm Abels</dc:creator>
              <dc:date>2005-04-09T10:45:00</dc:date>
            </office:change-info>
          </text:format-change>
        </text:changed-region>
        <text:changed-region text:id="ct1226959840">
          <text:format-change>
            <office:change-info>
              <dc:creator>Friedhelm Abels</dc:creator>
              <dc:date>2005-04-09T10:44:00</dc:date>
            </office:change-info>
          </text:format-change>
        </text:changed-region>
        <text:changed-region text:id="ct1200863176">
          <text:deletion>
            <office:change-info>
              <dc:creator>Thomas Hackert</dc:creator>
              <dc:date>2005-02-26T16:22:00</dc:date>
            </office:change-info>
            <text:p text:style-name="P10">Formularkontrolle</text:p>
          </text:deletion>
        </text:changed-region>
        <text:changed-region text:id="ct1214810392">
          <text:insertion>
            <office:change-info>
              <dc:creator>Thomas Hackert</dc:creator>
              <dc:date>2005-02-26T16:22:00</dc:date>
            </office:change-info>
          </text:insertion>
        </text:changed-region>
        <text:changed-region text:id="ct1184331984">
          <text:format-change>
            <office:change-info>
              <dc:creator>Friedhelm Abels</dc:creator>
              <dc:date>2005-04-09T10:45:00</dc:date>
            </office:change-info>
          </text:format-change>
        </text:changed-region>
        <text:changed-region text:id="ct1218579632">
          <text:format-change>
            <office:change-info>
              <dc:creator>Friedhelm Abels</dc:creator>
              <dc:date>2005-04-09T10:44:00</dc:date>
            </office:change-info>
          </text:format-change>
        </text:changed-region>
        <text:changed-region text:id="ct1218579736">
          <text:deletion>
            <office:change-info>
              <dc:creator>Thomas Hackert</dc:creator>
              <dc:date>2005-02-26T17:59:00</dc:date>
            </office:change-info>
            <text:p text:style-name="P10">Werkzeugleiste</text:p>
          </text:deletion>
        </text:changed-region>
        <text:changed-region text:id="ct1199483720">
          <text:insertion>
            <office:change-info>
              <dc:creator>Thomas Hackert</dc:creator>
              <dc:date>2005-02-26T17:59:00</dc:date>
            </office:change-info>
          </text:insertion>
        </text:changed-region>
        <text:changed-region text:id="ct1199101824">
          <text:format-change>
            <office:change-info>
              <dc:creator>Friedhelm Abels</dc:creator>
              <dc:date>2005-04-09T10:45:00</dc:date>
            </office:change-info>
          </text:format-change>
        </text:changed-region>
        <text:changed-region text:id="ct1241076896">
          <text:format-change>
            <office:change-info>
              <dc:creator>Friedhelm Abels</dc:creator>
              <dc:date>2005-04-09T10:44:00</dc:date>
            </office:change-info>
          </text:format-change>
        </text:changed-region>
        <text:changed-region text:id="ct1218400880">
          <text:deletion>
            <office:change-info>
              <dc:creator>Thomas Hackert</dc:creator>
              <dc:date>2005-02-26T16:23:00</dc:date>
            </office:change-info>
            <text:p text:style-name="P10">Formularkontrolle</text:p>
          </text:deletion>
        </text:changed-region>
        <text:changed-region text:id="ct1218539280">
          <text:insertion>
            <office:change-info>
              <dc:creator>Thomas Hackert</dc:creator>
              <dc:date>2005-02-26T16:23:00</dc:date>
            </office:change-info>
          </text:insertion>
        </text:changed-region>
        <text:changed-region text:id="ct1238035776">
          <text:format-change>
            <office:change-info>
              <dc:creator>Friedhelm Abels</dc:creator>
              <dc:date>2005-04-09T10:45:00</dc:date>
            </office:change-info>
          </text:format-change>
        </text:changed-region>
        <text:changed-region text:id="ct1198795176">
          <text:format-change>
            <office:change-info>
              <dc:creator>Friedhelm Abels</dc:creator>
              <dc:date>2005-04-09T10:45:00</dc:date>
            </office:change-info>
          </text:format-change>
        </text:changed-region>
        <text:changed-region text:id="ct1239968368">
          <text:format-change>
            <office:change-info>
              <dc:creator>Friedhelm Abels</dc:creator>
              <dc:date>2005-04-09T10:44:00</dc:date>
            </office:change-info>
          </text:format-change>
        </text:changed-region>
        <text:changed-region text:id="ct1239968600">
          <text:deletion>
            <office:change-info>
              <dc:creator>Thomas Hackert</dc:creator>
              <dc:date>2005-02-26T16:23:00</dc:date>
            </office:change-info>
            <text:p text:style-name="P10">Formularkontrolle</text:p>
          </text:deletion>
        </text:changed-region>
        <text:changed-region text:id="ct1200880008">
          <text:insertion>
            <office:change-info>
              <dc:creator>Thomas Hackert</dc:creator>
              <dc:date>2005-02-26T16:23:00</dc:date>
            </office:change-info>
          </text:insertion>
        </text:changed-region>
        <text:changed-region text:id="ct1198525840">
          <text:format-change>
            <office:change-info>
              <dc:creator>Friedhelm Abels</dc:creator>
              <dc:date>2005-04-09T10:45:00</dc:date>
            </office:change-info>
          </text:format-change>
        </text:changed-region>
        <text:changed-region text:id="ct1239363288">
          <text:format-change>
            <office:change-info>
              <dc:creator>Friedhelm Abels</dc:creator>
              <dc:date>2005-04-09T10:44:00</dc:date>
            </office:change-info>
          </text:format-change>
        </text:changed-region>
        <text:changed-region text:id="ct1218600712">
          <text:insertion>
            <office:change-info>
              <dc:creator>Thomas Hackert</dc:creator>
              <dc:date>2005-04-18T07:36:00</dc:date>
            </office:change-info>
          </text:insertion>
        </text:changed-region>
        <text:changed-region text:id="ct1225857768">
          <text:insertion>
            <office:change-info>
              <dc:creator>Jürgen Wippler</dc:creator>
              <dc:date>2005-03-01T21:47:00</dc:date>
            </office:change-info>
          </text:insertion>
        </text:changed-region>
        <text:changed-region text:id="ct1227084288">
          <text:format-change>
            <office:change-info>
              <dc:creator>Friedhelm Abels</dc:creator>
              <dc:date>2005-04-09T10:44:00</dc:date>
            </office:change-info>
          </text:format-change>
        </text:changed-region>
        <text:changed-region text:id="ct1227084520">
          <text:insertion>
            <office:change-info>
              <dc:creator>Piii1000</dc:creator>
              <dc:date>2005-02-06T11:35:00</dc:date>
            </office:change-info>
          </text:insertion>
        </text:changed-region>
        <text:changed-region text:id="ct1201842504">
          <text:deletion>
            <office:change-info>
              <dc:creator>Piii1000</dc:creator>
              <dc:date>2005-02-06T11:35:00</dc:date>
            </office:change-info>
            <text:p text:style-name="P10">Formularfunktionen</text:p>
          </text:deletion>
        </text:changed-region>
        <text:changed-region text:id="ct1238853456">
          <text:format-change>
            <office:change-info>
              <dc:creator>Friedhelm Abels</dc:creator>
              <dc:date>2005-04-09T10:44:00</dc:date>
            </office:change-info>
          </text:format-change>
        </text:changed-region>
        <text:changed-region text:id="ct1225854352">
          <text:deletion>
            <office:change-info>
              <dc:creator>Thomas Hackert</dc:creator>
              <dc:date>2005-02-26T17:59:00</dc:date>
            </office:change-info>
            <text:p text:style-name="P10">Werkzeugleiste</text:p>
          </text:deletion>
        </text:changed-region>
        <text:changed-region text:id="ct1201804696">
          <text:insertion>
            <office:change-info>
              <dc:creator>Thomas Hackert</dc:creator>
              <dc:date>2005-02-26T17:59:00</dc:date>
            </office:change-info>
          </text:insertion>
        </text:changed-region>
        <text:changed-region text:id="ct1238995448">
          <text:format-change>
            <office:change-info>
              <dc:creator>Friedhelm Abels</dc:creator>
              <dc:date>2005-04-09T10:45:00</dc:date>
            </office:change-info>
          </text:format-change>
        </text:changed-region>
        <text:changed-region text:id="ct1218600944">
          <text:format-change>
            <office:change-info>
              <dc:creator>Friedhelm Abels</dc:creator>
              <dc:date>2005-04-09T10:45:00</dc:date>
            </office:change-info>
          </text:format-change>
        </text:changed-region>
        <text:changed-region text:id="ct1241077312">
          <text:format-change>
            <office:change-info>
              <dc:creator>Friedhelm Abels</dc:creator>
              <dc:date>2005-04-09T10:45:00</dc:date>
            </office:change-info>
          </text:format-change>
        </text:changed-region>
        <text:changed-region text:id="ct1226959184">
          <text:format-change>
            <office:change-info>
              <dc:creator>Friedhelm Abels</dc:creator>
              <dc:date>2005-04-09T10:44:00</dc:date>
            </office:change-info>
          </text:format-change>
        </text:changed-region>
        <text:changed-region text:id="ct1200476560">
          <text:deletion>
            <office:change-info>
              <dc:creator>unknown</dc:creator>
              <dc:date>2005-02-13T16:11:00</dc:date>
            </office:change-info>
            <text:p text:style-name="P10">als auch</text:p>
          </text:deletion>
        </text:changed-region>
        <text:changed-region text:id="ct1227084952">
          <text:insertion>
            <office:change-info>
              <dc:creator>unknown</dc:creator>
              <dc:date>2005-02-13T16:11:00</dc:date>
            </office:change-info>
          </text:insertion>
        </text:changed-region>
        <text:changed-region text:id="ct1218347496">
          <text:format-change>
            <office:change-info>
              <dc:creator>Friedhelm Abels</dc:creator>
              <dc:date>2005-04-09T10:45:00</dc:date>
            </office:change-info>
          </text:format-change>
        </text:changed-region>
        <text:changed-region text:id="ct1237675424">
          <text:format-change>
            <office:change-info>
              <dc:creator>Thomas Hackert</dc:creator>
              <dc:date>2005-04-26T17:37:00</dc:date>
            </office:change-info>
          </text:format-change>
        </text:changed-region>
        <text:changed-region text:id="ct1225854456">
          <text:format-change>
            <office:change-info>
              <dc:creator>Friedhelm Abels</dc:creator>
              <dc:date>2005-04-09T10:45:00</dc:date>
            </office:change-info>
          </text:format-change>
        </text:changed-region>
        <text:changed-region text:id="ct1225854560">
          <text:format-change>
            <office:change-info>
              <dc:creator>Thomas Hackert</dc:creator>
              <dc:date>2005-04-26T17:37:00</dc:date>
            </office:change-info>
          </text:format-change>
        </text:changed-region>
        <text:changed-region text:id="ct1200602064">
          <text:format-change>
            <office:change-info>
              <dc:creator>Friedhelm Abels</dc:creator>
              <dc:date>2005-04-09T10:45:00</dc:date>
            </office:change-info>
          </text:format-change>
        </text:changed-region>
        <text:changed-region text:id="ct1225861024">
          <text:format-change>
            <office:change-info>
              <dc:creator>Thomas Hackert</dc:creator>
              <dc:date>2005-04-26T17:37:00</dc:date>
            </office:change-info>
          </text:format-change>
        </text:changed-region>
        <text:changed-region text:id="ct1225848272">
          <text:format-change>
            <office:change-info>
              <dc:creator>Friedhelm Abels</dc:creator>
              <dc:date>2005-04-09T10:45:00</dc:date>
            </office:change-info>
          </text:format-change>
        </text:changed-region>
        <text:changed-region text:id="ct1200601832">
          <text:format-change>
            <office:change-info>
              <dc:creator>Friedhelm Abels</dc:creator>
              <dc:date>2005-04-09T10:44:00</dc:date>
            </office:change-info>
          </text:format-change>
        </text:changed-region>
        <text:changed-region text:id="ct1198521872">
          <text:deletion>
            <office:change-info>
              <dc:creator>Thomas Hackert</dc:creator>
              <dc:date>2005-02-26T16:23:00</dc:date>
            </office:change-info>
            <text:p text:style-name="P10">Formularkontrolle</text:p>
          </text:deletion>
        </text:changed-region>
        <text:changed-region text:id="ct1238995552">
          <text:insertion>
            <office:change-info>
              <dc:creator>Thomas Hackert</dc:creator>
              <dc:date>2005-02-26T16:23:00</dc:date>
            </office:change-info>
          </text:insertion>
        </text:changed-region>
        <text:changed-region text:id="ct1237674664">
          <text:format-change>
            <office:change-info>
              <dc:creator>Friedhelm Abels</dc:creator>
              <dc:date>2005-04-09T10:45:00</dc:date>
            </office:change-info>
          </text:format-change>
        </text:changed-region>
        <text:changed-region text:id="ct1225848536">
          <text:format-change>
            <office:change-info>
              <dc:creator>Friedhelm Abels</dc:creator>
              <dc:date>2005-04-09T10:45:00</dc:date>
            </office:change-info>
          </text:format-change>
        </text:changed-region>
        <text:changed-region text:id="ct1198521976">
          <text:format-change>
            <office:change-info>
              <dc:creator>Friedhelm Abels</dc:creator>
              <dc:date>2005-04-09T10:44:00</dc:date>
            </office:change-info>
          </text:format-change>
        </text:changed-region>
        <text:changed-region text:id="ct1238044536">
          <text:deletion>
            <office:change-info>
              <dc:creator>Thomas Hackert</dc:creator>
              <dc:date>2005-02-26T16:23:00</dc:date>
            </office:change-info>
            <text:p text:style-name="P10">Formularkontrolle</text:p>
          </text:deletion>
        </text:changed-region>
        <text:changed-region text:id="ct1225859832">
          <text:insertion>
            <office:change-info>
              <dc:creator>Thomas Hackert</dc:creator>
              <dc:date>2005-02-26T16:23:00</dc:date>
            </office:change-info>
          </text:insertion>
        </text:changed-region>
        <text:changed-region text:id="ct1225861424">
          <text:format-change>
            <office:change-info>
              <dc:creator>Friedhelm Abels</dc:creator>
              <dc:date>2005-04-09T10:44:00</dc:date>
            </office:change-info>
          </text:format-change>
        </text:changed-region>
        <text:changed-region text:id="ct1200472120">
          <text:insertion>
            <office:change-info>
              <dc:creator>Jürgen Wippler</dc:creator>
              <dc:date>2005-03-01T21:51:00</dc:date>
            </office:change-info>
          </text:insertion>
        </text:changed-region>
        <text:changed-region text:id="ct1200471976">
          <text:deletion>
            <office:change-info>
              <dc:creator>Thomas Hackert</dc:creator>
              <dc:date>2005-04-13T10:43:00</dc:date>
            </office:change-info>
            <text:p text:style-name="P10"><text:span text:style-name="T1"><text:s text:c="2"/></text:span></text:p>
          </text:deletion>
        </text:changed-region>
        <text:changed-region text:id="ct1200471744">
          <text:deletion>
            <office:change-info>
              <dc:creator>Jürgen Wippler</dc:creator>
              <dc:date>2005-03-01T21:51:00</dc:date>
            </office:change-info>
            <text:p text:style-name="P10"><text:span text:style-name="T1"><text:s/>Plus,</text:span></text:p>
          </text:deletion>
        </text:changed-region>
        <text:changed-region text:id="ct1225851648">
          <text:insertion>
            <office:change-info>
              <dc:creator>Thomas Hackert</dc:creator>
              <dc:date>2005-04-13T10:43:00</dc:date>
            </office:change-info>
          </text:insertion>
        </text:changed-region>
        <text:changed-region text:id="ct1225851496">
          <text:insertion>
            <office:change-info>
              <dc:creator>Jürgen Wippler</dc:creator>
              <dc:date>2005-03-01T21:51:00</dc:date>
            </office:change-info>
          </text:insertion>
        </text:changed-region>
        <text:changed-region text:id="ct1217420376">
          <text:format-change>
            <office:change-info>
              <dc:creator>Friedhelm Abels</dc:creator>
              <dc:date>2005-04-09T10:44:00</dc:date>
            </office:change-info>
          </text:format-change>
        </text:changed-region>
        <text:changed-region text:id="ct1225860496">
          <text:deletion>
            <office:change-info>
              <dc:creator>Jürgen Wippler</dc:creator>
              <dc:date>2005-03-01T21:51:00</dc:date>
            </office:change-info>
            <text:p text:style-name="P10"><text:s/>wurde</text:p>
          </text:deletion>
        </text:changed-region>
        <text:changed-region text:id="ct1200768728">
          <text:format-change>
            <office:change-info>
              <dc:creator>Friedhelm Abels</dc:creator>
              <dc:date>2005-04-09T10:44:00</dc:date>
            </office:change-info>
          </text:format-change>
        </text:changed-region>
        <text:changed-region text:id="ct1217420488">
          <text:insertion>
            <office:change-info>
              <dc:creator>Piii1000</dc:creator>
              <dc:date>2005-02-06T11:38:00</dc:date>
            </office:change-info>
          </text:insertion>
        </text:changed-region>
        <text:changed-region text:id="ct1200767856">
          <text:deletion>
            <office:change-info>
              <dc:creator>Piii1000</dc:creator>
              <dc:date>2005-02-06T11:38:00</dc:date>
            </office:change-info>
            <text:p text:style-name="P10">Formularfunktionen</text:p>
          </text:deletion>
        </text:changed-region>
        <text:changed-region text:id="ct1217419664">
          <text:format-change>
            <office:change-info>
              <dc:creator>Friedhelm Abels</dc:creator>
              <dc:date>2005-04-09T10:44:00</dc:date>
            </office:change-info>
          </text:format-change>
        </text:changed-region>
        <text:changed-region text:id="ct1227012064">
          <text:deletion>
            <office:change-info>
              <dc:creator>Thomas Hackert</dc:creator>
              <dc:date>2005-02-26T17:59:00</dc:date>
            </office:change-info>
            <text:p text:style-name="P10">Werkzeugleiste</text:p>
          </text:deletion>
        </text:changed-region>
        <text:changed-region text:id="ct1227011784">
          <text:insertion>
            <office:change-info>
              <dc:creator>Thomas Hackert</dc:creator>
              <dc:date>2005-02-26T17:59:00</dc:date>
            </office:change-info>
          </text:insertion>
        </text:changed-region>
        <text:changed-region text:id="ct1201220352">
          <text:format-change>
            <office:change-info>
              <dc:creator>Friedhelm Abels</dc:creator>
              <dc:date>2005-04-09T10:44:00</dc:date>
            </office:change-info>
          </text:format-change>
        </text:changed-region>
        <text:changed-region text:id="ct1227011888">
          <text:deletion>
            <office:change-info>
              <dc:creator>Thomas Hackert</dc:creator>
              <dc:date>2005-02-26T16:23:00</dc:date>
            </office:change-info>
            <text:p text:style-name="P10">Formularkontrolle</text:p>
          </text:deletion>
        </text:changed-region>
        <text:changed-region text:id="ct1227012672">
          <text:insertion>
            <office:change-info>
              <dc:creator>Thomas Hackert</dc:creator>
              <dc:date>2005-02-26T16:23:00</dc:date>
            </office:change-info>
          </text:insertion>
        </text:changed-region>
        <text:changed-region text:id="ct1142954256">
          <text:deletion>
            <office:change-info>
              <dc:creator>Thomas Hackert</dc:creator>
              <dc:date>2005-02-26T16:27:00</dc:date>
            </office:change-info>
            <text:p text:style-name="P10"><text:span text:style-name="T16">n</text:span></text:p>
          </text:deletion>
        </text:changed-region>
        <text:changed-region text:id="ct1227012296">
          <text:format-change>
            <office:change-info>
              <dc:creator>Friedhelm Abels</dc:creator>
              <dc:date>2005-04-09T10:45:00</dc:date>
            </office:change-info>
          </text:format-change>
        </text:changed-region>
        <text:changed-region text:id="ct1225861296">
          <text:format-change>
            <office:change-info>
              <dc:creator>Friedhelm Abels</dc:creator>
              <dc:date>2005-04-09T10:44:00</dc:date>
            </office:change-info>
          </text:format-change>
        </text:changed-region>
        <text:changed-region text:id="ct1232901712">
          <text:deletion>
            <office:change-info>
              <dc:creator>Thomas Hackert</dc:creator>
              <dc:date>2005-02-26T17:59:00</dc:date>
            </office:change-info>
            <text:p text:style-name="P10">Werkzeugleiste</text:p>
          </text:deletion>
        </text:changed-region>
        <text:changed-region text:id="ct1218413864">
          <text:deletion>
            <office:change-info>
              <dc:creator>Piii1000</dc:creator>
              <dc:date>2005-02-06T11:39:00</dc:date>
            </office:change-info>
            <text:p text:style-name="P10"><text:s/></text:p>
          </text:deletion>
        </text:changed-region>
        <text:changed-region text:id="ct1200768144">
          <text:insertion>
            <office:change-info>
              <dc:creator>Thomas Hackert</dc:creator>
              <dc:date>2005-02-26T17:59:00</dc:date>
            </office:change-info>
          </text:insertion>
        </text:changed-region>
        <text:changed-region text:id="ct1225878928">
          <text:format-change>
            <office:change-info>
              <dc:creator>Friedhelm Abels</dc:creator>
              <dc:date>2005-04-09T10:45:00</dc:date>
            </office:change-info>
          </text:format-change>
        </text:changed-region>
        <text:changed-region text:id="ct1200471512">
          <text:format-change>
            <office:change-info>
              <dc:creator>Friedhelm Abels</dc:creator>
              <dc:date>2005-04-09T10:45:00</dc:date>
            </office:change-info>
          </text:format-change>
        </text:changed-region>
        <text:changed-region text:id="ct1225851328">
          <text:format-change>
            <office:change-info>
              <dc:creator>Friedhelm Abels</dc:creator>
              <dc:date>2005-04-09T10:45:00</dc:date>
            </office:change-info>
          </text:format-change>
        </text:changed-region>
        <text:changed-region text:id="ct1200858464">
          <text:deletion>
            <office:change-info>
              <dc:creator>Jürgen Wippler</dc:creator>
              <dc:date>2005-03-01T21:56:00</dc:date>
            </office:change-info>
            <text:p text:style-name="P10"><text:span text:style-name="T16">Wenn </text:span></text:p>
          </text:deletion>
        </text:changed-region>
        <text:changed-region text:id="ct1238621672">
          <text:deletion>
            <office:change-info>
              <dc:creator>Thomas Hackert</dc:creator>
              <dc:date>2005-02-26T17:48:00</dc:date>
            </office:change-info>
            <text:p text:style-name="P10"><text:span text:style-name="T16">multiple</text:span></text:p>
          </text:deletion>
        </text:changed-region>
        <text:changed-region text:id="ct1225878640">
          <text:deletion>
            <office:change-info>
              <dc:creator>Jürgen Wippler</dc:creator>
              <dc:date>2005-03-01T21:56:00</dc:date>
            </office:change-info>
            <text:p text:style-name="P10"><text:span text:style-name="T16"><text:s/>Blätter in einer Tabelle ausgewählt sind, ist es jetzt möglich sie mittels der Tastatur abzuwählen.mehrere</text:span></text:p>
          </text:deletion>
        </text:changed-region>
        <text:changed-region text:id="ct1241077600">
          <text:insertion>
            <office:change-info>
              <dc:creator>Friedhelm Abels</dc:creator>
              <dc:date>2005-04-09T10:13:00</dc:date>
            </office:change-info>
          </text:insertion>
        </text:changed-region>
        <text:changed-region text:id="ct1218447376">
          <text:insertion>
            <office:change-info>
              <dc:creator>Friedhelm Abels</dc:creator>
              <dc:date>2005-04-09T10:14:00</dc:date>
            </office:change-info>
          </text:insertion>
        </text:changed-region>
        <text:changed-region text:id="ct1200859288">
          <text:insertion>
            <office:change-info>
              <dc:creator>Friedhelm Abels</dc:creator>
              <dc:date>2005-04-09T10:15:00</dc:date>
            </office:change-info>
          </text:insertion>
        </text:changed-region>
        <text:changed-region text:id="ct1201640504">
          <text:deletion>
            <office:change-info>
              <dc:creator>Thomas Hackert</dc:creator>
              <dc:date>2005-04-17T12:48:00</dc:date>
            </office:change-info>
            <text:p text:style-name="P10"><text:span text:style-name="T17"><text:s/></text:span><text:span text:style-name="T17"><office:annotation><dc:creator>TH</dc:creator><dc:date>2005-03-01T00:00:00</dc:date><text:p>Wenn mehrere Blätter in einer Tabelle ausgewählt sind, ist es jetzt möglich sie mittels der Tastatur abzuwählen. Geroge Bush sollte man abwählen, was bedeutet das in diesem Zusammenhang, ist mir unklar?</text:p><text:p>TH -&gt; JW: Ich verstehe es so, dass wenn vorher Tabellenblätter ausgewählt waren, sie mit dieser Tastenkombination auch wieder abzuwählen ... ;) Weiß aber leider kein anderes Wort ... :(</text:p></office:annotation></text:span></text:p>
          </text:deletion>
        </text:changed-region>
        <text:changed-region text:id="ct1201640376">
          <text:format-change>
            <office:change-info>
              <dc:creator>Friedhelm Abels</dc:creator>
              <dc:date>2005-04-09T10:44:00</dc:date>
            </office:change-info>
          </text:format-change>
        </text:changed-region>
        <text:changed-region text:id="ct1241077704">
          <text:deletion>
            <office:change-info>
              <dc:creator>Thomas Hackert</dc:creator>
              <dc:date>2005-02-26T17:48:00</dc:date>
            </office:change-info>
            <text:p text:style-name="P10">multiple</text:p>
          </text:deletion>
        </text:changed-region>
        <text:changed-region text:id="ct1227123312">
          <text:insertion>
            <office:change-info>
              <dc:creator>Thomas Hackert</dc:creator>
              <dc:date>2005-02-26T17:48:00</dc:date>
            </office:change-info>
          </text:insertion>
        </text:changed-region>
        <text:changed-region text:id="ct1200859048">
          <text:format-change>
            <office:change-info>
              <dc:creator>Friedhelm Abels</dc:creator>
              <dc:date>2005-04-09T10:44:00</dc:date>
            </office:change-info>
          </text:format-change>
        </text:changed-region>
        <text:changed-region text:id="ct1202060072">
          <text:deletion>
            <office:change-info>
              <dc:creator>Thomas Hackert</dc:creator>
              <dc:date>2005-02-26T17:49:00</dc:date>
            </office:change-info>
            <text:p text:style-name="P10">w</text:p>
          </text:deletion>
        </text:changed-region>
        <text:changed-region text:id="ct1225851752">
          <text:insertion>
            <office:change-info>
              <dc:creator>Thomas Hackert</dc:creator>
              <dc:date>2005-02-26T17:49:00</dc:date>
            </office:change-info>
          </text:insertion>
        </text:changed-region>
        <text:changed-region text:id="ct1225878264">
          <text:format-change>
            <office:change-info>
              <dc:creator>Friedhelm Abels</dc:creator>
              <dc:date>2005-04-09T10:44:00</dc:date>
            </office:change-info>
          </text:format-change>
        </text:changed-region>
        <text:changed-region text:id="ct1201990160">
          <text:deletion>
            <office:change-info>
              <dc:creator>Thomas Hackert</dc:creator>
              <dc:date>2005-02-26T17:49:00</dc:date>
            </office:change-info>
            <text:p text:style-name="P10">rd</text:p>
          </text:deletion>
        </text:changed-region>
        <text:changed-region text:id="ct1227123704">
          <text:insertion>
            <office:change-info>
              <dc:creator>Thomas Hackert</dc:creator>
              <dc:date>2005-02-26T17:49:00</dc:date>
            </office:change-info>
          </text:insertion>
        </text:changed-region>
        <text:changed-region text:id="ct1201999520">
          <text:format-change>
            <office:change-info>
              <dc:creator>Friedhelm Abels</dc:creator>
              <dc:date>2005-04-09T10:44:00</dc:date>
            </office:change-info>
          </text:format-change>
        </text:changed-region>
        <text:changed-region text:id="ct1227124056">
          <text:deletion>
            <office:change-info>
              <dc:creator>Thomas Hackert</dc:creator>
              <dc:date>2005-02-26T17:49:00</dc:date>
            </office:change-info>
            <text:p text:style-name="P10">alle Blätter ab</text:p>
          </text:deletion>
        </text:changed-region>
        <text:changed-region text:id="ct1227123536">
          <text:insertion>
            <office:change-info>
              <dc:creator>Thomas Hackert</dc:creator>
              <dc:date>2005-02-26T17:49:00</dc:date>
            </office:change-info>
          </text:insertion>
        </text:changed-region>
        <text:changed-region text:id="ct1238138176">
          <text:format-change>
            <office:change-info>
              <dc:creator>Friedhelm Abels</dc:creator>
              <dc:date>2005-04-09T10:44:00</dc:date>
            </office:change-info>
          </text:format-change>
        </text:changed-region>
        <text:changed-region text:id="ct1238976640">
          <text:deletion>
            <office:change-info>
              <dc:creator>Thomas Hackert</dc:creator>
              <dc:date>2005-02-26T17:49:00</dc:date>
            </office:change-info>
            <text:p text:style-name="P10">ä</text:p>
          </text:deletion>
        </text:changed-region>
        <text:changed-region text:id="ct1238138408">
          <text:insertion>
            <office:change-info>
              <dc:creator>Thomas Hackert</dc:creator>
              <dc:date>2005-02-26T17:49:00</dc:date>
            </office:change-info>
          </text:insertion>
        </text:changed-region>
        <text:changed-region text:id="ct1238138576">
          <text:format-change>
            <office:change-info>
              <dc:creator>Friedhelm Abels</dc:creator>
              <dc:date>2005-04-09T10:44:00</dc:date>
            </office:change-info>
          </text:format-change>
        </text:changed-region>
        <text:changed-region text:id="ct1225860760">
          <text:deletion>
            <office:change-info>
              <dc:creator>Thomas Hackert</dc:creator>
              <dc:date>2005-02-26T17:49:00</dc:date>
            </office:change-info>
            <text:p text:style-name="P10">len</text:p>
          </text:deletion>
        </text:changed-region>
        <text:changed-region text:id="ct1201989808">
          <text:insertion>
            <office:change-info>
              <dc:creator>Thomas Hackert</dc:creator>
              <dc:date>2005-02-26T17:49:00</dc:date>
            </office:change-info>
          </text:insertion>
        </text:changed-region>
        <text:changed-region text:id="ct1216594280">
          <text:deletion>
            <office:change-info>
              <dc:creator>Thomas Hackert</dc:creator>
              <dc:date>2005-02-26T17:50:00</dc:date>
            </office:change-info>
            <text:p text:style-name="P10">,</text:p>
          </text:deletion>
        </text:changed-region>
        <text:changed-region text:id="ct1198923288">
          <text:insertion>
            <office:change-info>
              <dc:creator>Piii1000</dc:creator>
              <dc:date>2005-02-06T11:40:00</dc:date>
            </office:change-info>
          </text:insertion>
        </text:changed-region>
        <text:changed-region text:id="ct1198923872">
          <text:format-change>
            <office:change-info>
              <dc:creator>Friedhelm Abels</dc:creator>
              <dc:date>2005-04-09T10:44:00</dc:date>
            </office:change-info>
          </text:format-change>
        </text:changed-region>
        <text:changed-region text:id="ct1201989912">
          <text:deletion>
            <office:change-info>
              <dc:creator>Thomas Hackert</dc:creator>
              <dc:date>2005-02-26T17:50:00</dc:date>
            </office:change-info>
            <text:p text:style-name="P10">i</text:p>
          </text:deletion>
        </text:changed-region>
        <text:changed-region text:id="ct1216594560">
          <text:format-change>
            <office:change-info>
              <dc:creator>Friedhelm Abels</dc:creator>
              <dc:date>2005-04-09T10:44:00</dc:date>
            </office:change-info>
          </text:format-change>
        </text:changed-region>
        <text:changed-region text:id="ct1216595088">
          <text:insertion>
            <office:change-info>
              <dc:creator>Thomas Hackert</dc:creator>
              <dc:date>2005-02-26T17:50:00</dc:date>
            </office:change-info>
          </text:insertion>
        </text:changed-region>
        <text:changed-region text:id="ct1200859456">
          <text:format-change>
            <office:change-info>
              <dc:creator>Friedhelm Abels</dc:creator>
              <dc:date>2005-04-09T10:44:00</dc:date>
            </office:change-info>
          </text:format-change>
        </text:changed-region>
        <text:changed-region text:id="ct1184377624">
          <text:deletion>
            <office:change-info>
              <dc:creator>Thomas Hackert</dc:creator>
              <dc:date>2005-02-26T17:50:00</dc:date>
            </office:change-info>
            <text:p text:style-name="P10">ausgew</text:p>
          </text:deletion>
        </text:changed-region>
        <text:changed-region text:id="ct1184377856">
          <text:insertion>
            <office:change-info>
              <dc:creator>Thomas Hackert</dc:creator>
              <dc:date>2005-02-26T17:50:00</dc:date>
            </office:change-info>
          </text:insertion>
        </text:changed-region>
        <text:changed-region text:id="ct1184378256">
          <text:format-change>
            <office:change-info>
              <dc:creator>Friedhelm Abels</dc:creator>
              <dc:date>2005-04-09T10:44:00</dc:date>
            </office:change-info>
          </text:format-change>
        </text:changed-region>
        <text:changed-region text:id="ct1179529992">
          <text:deletion>
            <office:change-info>
              <dc:creator>Thomas Hackert</dc:creator>
              <dc:date>2005-02-26T17:50:00</dc:date>
            </office:change-info>
            <text:p text:style-name="P10">hl</text:p>
          </text:deletion>
        </text:changed-region>
        <text:changed-region text:id="ct1184378088">
          <text:format-change>
            <office:change-info>
              <dc:creator>Friedhelm Abels</dc:creator>
              <dc:date>2005-04-09T10:44:00</dc:date>
            </office:change-info>
          </text:format-change>
        </text:changed-region>
        <text:changed-region text:id="ct1179530696">
          <text:insertion>
            <office:change-info>
              <dc:creator>Thomas Hackert</dc:creator>
              <dc:date>2005-02-26T17:50:00</dc:date>
            </office:change-info>
          </text:insertion>
        </text:changed-region>
        <text:changed-region text:id="ct1179530928">
          <text:format-change>
            <office:change-info>
              <dc:creator>Friedhelm Abels</dc:creator>
              <dc:date>2005-04-09T10:44:00</dc:date>
            </office:change-info>
          </text:format-change>
        </text:changed-region>
        <text:changed-region text:id="ct1218533648">
          <text:deletion>
            <office:change-info>
              <dc:creator>Thomas Hackert</dc:creator>
              <dc:date>2005-02-26T17:50:00</dc:date>
            </office:change-info>
            <text:p text:style-name="P10">s</text:p>
          </text:deletion>
        </text:changed-region>
        <text:changed-region text:id="ct1218532888">
          <text:insertion>
            <office:change-info>
              <dc:creator>Thomas Hackert</dc:creator>
              <dc:date>2005-02-26T17:50:00</dc:date>
            </office:change-info>
          </text:insertion>
        </text:changed-region>
        <text:changed-region text:id="ct1198923456">
          <text:format-change>
            <office:change-info>
              <dc:creator>Friedhelm Abels</dc:creator>
              <dc:date>2005-04-09T10:44:00</dc:date>
            </office:change-info>
          </text:format-change>
        </text:changed-region>
        <text:changed-region text:id="ct1218533352">
          <text:deletion>
            <office:change-info>
              <dc:creator>Thomas Hackert</dc:creator>
              <dc:date>2005-02-26T17:50:00</dc:date>
            </office:change-info>
            <text:p text:style-name="P10">n</text:p>
          </text:deletion>
        </text:changed-region>
        <text:changed-region text:id="ct1201643424">
          <text:insertion>
            <office:change-info>
              <dc:creator>Thomas Hackert</dc:creator>
              <dc:date>2005-02-26T17:50:00</dc:date>
            </office:change-info>
          </text:insertion>
        </text:changed-region>
        <text:changed-region text:id="ct1201643528">
          <text:format-change>
            <office:change-info>
              <dc:creator>Friedhelm Abels</dc:creator>
              <dc:date>2005-04-09T10:44:00</dc:date>
            </office:change-info>
          </text:format-change>
        </text:changed-region>
        <text:changed-region text:id="ct1227066256">
          <text:insertion>
            <office:change-info>
              <dc:creator>Thomas Hackert</dc:creator>
              <dc:date>2005-02-26T17:50:00</dc:date>
            </office:change-info>
          </text:insertion>
        </text:changed-region>
        <text:changed-region text:id="ct1142811712">
          <text:format-change>
            <office:change-info>
              <dc:creator>Friedhelm Abels</dc:creator>
              <dc:date>2005-04-09T10:45:00</dc:date>
            </office:change-info>
          </text:format-change>
        </text:changed-region>
        <text:changed-region text:id="ct1201632096">
          <text:format-change>
            <office:change-info>
              <dc:creator>Friedhelm Abels</dc:creator>
              <dc:date>2005-04-09T10:45:00</dc:date>
            </office:change-info>
          </text:format-change>
        </text:changed-region>
        <text:changed-region text:id="ct1225878472">
          <text:format-change>
            <office:change-info>
              <dc:creator>Friedhelm Abels</dc:creator>
              <dc:date>2005-04-09T10:45:00</dc:date>
            </office:change-info>
          </text:format-change>
        </text:changed-region>
        <text:changed-region text:id="ct1201632592">
          <text:format-change>
            <office:change-info>
              <dc:creator>Friedhelm Abels</dc:creator>
              <dc:date>2005-04-09T10:44:00</dc:date>
            </office:change-info>
          </text:format-change>
        </text:changed-region>
        <text:changed-region text:id="ct1142811064">
          <text:insertion>
            <office:change-info>
              <dc:creator>unknown</dc:creator>
              <dc:date>2005-02-13T16:14:00</dc:date>
            </office:change-info>
          </text:insertion>
        </text:changed-region>
        <text:changed-region text:id="ct1201648456">
          <text:deletion>
            <office:change-info>
              <dc:creator>unknown</dc:creator>
              <dc:date>2005-02-13T16:14:00</dc:date>
            </office:change-info>
            <text:p text:style-name="P10">os</text:p>
          </text:deletion>
        </text:changed-region>
        <text:changed-region text:id="ct1198540344">
          <text:format-change>
            <office:change-info>
              <dc:creator>Friedhelm Abels</dc:creator>
              <dc:date>2005-04-09T10:44:00</dc:date>
            </office:change-info>
          </text:format-change>
        </text:changed-region>
        <text:changed-region text:id="ct1227066112">
          <text:insertion>
            <office:change-info>
              <dc:creator>unknown</dc:creator>
              <dc:date>2005-02-13T16:14:00</dc:date>
            </office:change-info>
          </text:insertion>
        </text:changed-region>
        <text:changed-region text:id="ct1200873760">
          <text:deletion>
            <office:change-info>
              <dc:creator>unknown</dc:creator>
              <dc:date>2005-02-13T16:14:00</dc:date>
            </office:change-info>
            <text:p text:style-name="P10">os</text:p>
          </text:deletion>
        </text:changed-region>
        <text:changed-region text:id="ct1225860864">
          <text:format-change>
            <office:change-info>
              <dc:creator>Friedhelm Abels</dc:creator>
              <dc:date>2005-04-09T10:45:00</dc:date>
            </office:change-info>
          </text:format-change>
        </text:changed-region>
        <text:changed-region text:id="ct1200873872">
          <text:format-change>
            <office:change-info>
              <dc:creator>Friedhelm Abels</dc:creator>
              <dc:date>2005-04-09T10:45:00</dc:date>
            </office:change-info>
          </text:format-change>
        </text:changed-region>
        <text:changed-region text:id="ct1200493384">
          <text:format-change>
            <office:change-info>
              <dc:creator>Friedhelm Abels</dc:creator>
              <dc:date>2005-04-09T10:45:00</dc:date>
            </office:change-info>
          </text:format-change>
        </text:changed-region>
        <text:changed-region text:id="ct1198923976">
          <text:format-change>
            <office:change-info>
              <dc:creator>Friedhelm Abels</dc:creator>
              <dc:date>2005-04-09T10:44:00</dc:date>
            </office:change-info>
          </text:format-change>
        </text:changed-region>
        <text:changed-region text:id="ct1200874232">
          <text:deletion>
            <office:change-info>
              <dc:creator>Friedhelm Abels</dc:creator>
              <dc:date>2005-04-09T10:21:00</dc:date>
            </office:change-info>
            <text:p text:style-name="P10">m </text:p>
          </text:deletion>
        </text:changed-region>
        <text:changed-region text:id="ct1237674536">
          <text:insertion>
            <office:change-info>
              <dc:creator>Friedhelm Abels</dc:creator>
              <dc:date>2005-04-09T10:21:00</dc:date>
            </office:change-info>
          </text:insertion>
        </text:changed-region>
        <text:changed-region text:id="ct1238044704">
          <text:format-change>
            <office:change-info>
              <dc:creator>Friedhelm Abels</dc:creator>
              <dc:date>2005-04-09T10:44:00</dc:date>
            </office:change-info>
          </text:format-change>
        </text:changed-region>
        <text:changed-region text:id="ct1227106344">
          <text:deletion>
            <office:change-info>
              <dc:creator>Friedhelm Abels</dc:creator>
              <dc:date>2005-04-09T10:21:00</dc:date>
            </office:change-info>
            <text:p text:style-name="P10">n </text:p>
          </text:deletion>
        </text:changed-region>
        <text:changed-region text:id="ct1218447248">
          <text:insertion>
            <office:change-info>
              <dc:creator>Friedhelm Abels</dc:creator>
              <dc:date>2005-04-09T10:21:00</dc:date>
            </office:change-info>
          </text:insertion>
        </text:changed-region>
        <text:changed-region text:id="ct1227106848">
          <text:deletion>
            <office:change-info>
              <dc:creator>Friedhelm Abels</dc:creator>
              <dc:date>2005-04-09T10:21:00</dc:date>
            </office:change-info>
            <text:p text:style-name="P10"><text:s/>an </text:p>
          </text:deletion>
        </text:changed-region>
        <text:changed-region text:id="ct1201643288">
          <text:deletion>
            <office:change-info>
              <dc:creator>Friedhelm Abels</dc:creator>
              <dc:date>2005-04-09T10:22:00</dc:date>
            </office:change-info>
            <text:p text:style-name="P10">Satz</text:p>
          </text:deletion>
        </text:changed-region>
        <text:changed-region text:id="ct1227107072">
          <text:insertion>
            <office:change-info>
              <dc:creator>Friedhelm Abels</dc:creator>
              <dc:date>2005-04-09T10:21:00</dc:date>
            </office:change-info>
          </text:insertion>
        </text:changed-region>
        <text:changed-region text:id="ct1202061336">
          <text:format-change>
            <office:change-info>
              <dc:creator>Friedhelm Abels</dc:creator>
              <dc:date>2005-04-09T10:45:00</dc:date>
            </office:change-info>
          </text:format-change>
        </text:changed-region>
        <text:changed-region text:id="ct1214819184">
          <text:deletion>
            <office:change-info>
              <dc:creator>Thomas Hackert</dc:creator>
              <dc:date>2005-04-13T10:38:00</dc:date>
            </office:change-info>
            <text:p text:style-name="P10"><text:s/>®</text:p>
          </text:deletion>
        </text:changed-region>
        <text:changed-region text:id="ct1239273224">
          <text:insertion>
            <office:change-info>
              <dc:creator>Thomas Hackert</dc:creator>
              <dc:date>2005-04-13T10:38:00</dc:date>
            </office:change-info>
          </text:insertion>
        </text:changed-region>
        <text:changed-region text:id="ct1227066488">
          <text:format-change>
            <office:change-info>
              <dc:creator>Friedhelm Abels</dc:creator>
              <dc:date>2005-04-09T10:45:00</dc:date>
            </office:change-info>
          </text:format-change>
        </text:changed-region>
        <text:changed-region text:id="ct1200874600">
          <text:format-change>
            <office:change-info>
              <dc:creator>Friedhelm Abels</dc:creator>
              <dc:date>2005-04-09T10:45:00</dc:date>
            </office:change-info>
          </text:format-change>
        </text:changed-region>
        <text:changed-region text:id="ct1201636184">
          <text:format-change>
            <office:change-info>
              <dc:creator>Friedhelm Abels</dc:creator>
              <dc:date>2005-04-09T10:45:00</dc:date>
            </office:change-info>
          </text:format-change>
        </text:changed-region>
        <text:changed-region text:id="ct1227066952">
          <text:format-change>
            <office:change-info>
              <dc:creator>Friedhelm Abels</dc:creator>
              <dc:date>2005-04-09T10:45:00</dc:date>
            </office:change-info>
          </text:format-change>
        </text:changed-region>
        <text:changed-region text:id="ct1201636288">
          <text:format-change>
            <office:change-info>
              <dc:creator>Friedhelm Abels</dc:creator>
              <dc:date>2005-04-09T10:45:00</dc:date>
            </office:change-info>
          </text:format-change>
        </text:changed-region>
        <text:changed-region text:id="ct1201644872">
          <text:format-change>
            <office:change-info>
              <dc:creator>Friedhelm Abels</dc:creator>
              <dc:date>2005-04-09T10:44:00</dc:date>
            </office:change-info>
          </text:format-change>
        </text:changed-region>
        <text:changed-region text:id="ct1214818168">
          <text:insertion>
            <office:change-info>
              <dc:creator>unknown</dc:creator>
              <dc:date>2005-02-13T16:17:00</dc:date>
            </office:change-info>
          </text:insertion>
        </text:changed-region>
        <text:changed-region text:id="ct1201571344">
          <text:deletion>
            <office:change-info>
              <dc:creator>unknown</dc:creator>
              <dc:date>2005-02-13T16:17:00</dc:date>
            </office:change-info>
            <text:p text:style-name="P10">einen</text:p>
          </text:deletion>
        </text:changed-region>
        <text:changed-region text:id="ct1201887792">
          <text:format-change>
            <office:change-info>
              <dc:creator>Friedhelm Abels</dc:creator>
              <dc:date>2005-04-09T10:44:00</dc:date>
            </office:change-info>
          </text:format-change>
        </text:changed-region>
        <text:changed-region text:id="ct1201887352">
          <text:deletion>
            <office:change-info>
              <dc:creator>unknown</dc:creator>
              <dc:date>2005-02-13T16:17:00</dc:date>
            </office:change-info>
            <text:p text:style-name="P10">ta</text:p>
          </text:deletion>
        </text:changed-region>
        <text:changed-region text:id="ct1201644976">
          <text:format-change>
            <office:change-info>
              <dc:creator>Friedhelm Abels</dc:creator>
              <dc:date>2005-04-09T10:44:00</dc:date>
            </office:change-info>
          </text:format-change>
        </text:changed-region>
        <text:changed-region text:id="ct1201639480">
          <text:insertion>
            <office:change-info>
              <dc:creator>Thomas Hackert</dc:creator>
              <dc:date>2005-04-11T18:20:00</dc:date>
            </office:change-info>
          </text:insertion>
        </text:changed-region>
        <text:changed-region text:id="ct1201887560">
          <text:insertion>
            <office:change-info>
              <dc:creator>unknown</dc:creator>
              <dc:date>2005-02-13T16:16:00</dc:date>
            </office:change-info>
          </text:insertion>
        </text:changed-region>
        <text:changed-region text:id="ct1227106512">
          <text:deletion>
            <office:change-info>
              <dc:creator>Thomas Hackert</dc:creator>
              <dc:date>2005-04-11T18:25:00</dc:date>
            </office:change-info>
            <text:p text:style-name="P10"><text:s/></text:p>
          </text:deletion>
        </text:changed-region>
        <text:changed-region text:id="ct1237323256">
          <text:format-change>
            <office:change-info>
              <dc:creator>Friedhelm Abels</dc:creator>
              <dc:date>2005-04-09T10:44:00</dc:date>
            </office:change-info>
          </text:format-change>
        </text:changed-region>
        <text:changed-region text:id="ct1200494352">
          <text:deletion>
            <office:change-info>
              <dc:creator>unknown</dc:creator>
              <dc:date>2005-02-13T16:16:00</dc:date>
            </office:change-info>
            <text:p text:style-name="P10">-</text:p>
          </text:deletion>
        </text:changed-region>
        <text:changed-region text:id="ct1225862992">
          <text:format-change>
            <office:change-info>
              <dc:creator>Friedhelm Abels</dc:creator>
              <dc:date>2005-04-09T10:44:00</dc:date>
            </office:change-info>
          </text:format-change>
        </text:changed-region>
        <text:changed-region text:id="ct1201571448">
          <text:deletion>
            <office:change-info>
              <dc:creator>unknown</dc:creator>
              <dc:date>2005-02-13T16:16:00</dc:date>
            </office:change-info>
            <text:p text:style-name="P10">-</text:p>
          </text:deletion>
        </text:changed-region>
        <text:changed-region text:id="ct1225862888">
          <text:format-change>
            <office:change-info>
              <dc:creator>Friedhelm Abels</dc:creator>
              <dc:date>2005-04-09T10:44:00</dc:date>
            </office:change-info>
          </text:format-change>
        </text:changed-region>
        <text:changed-region text:id="ct1225863096">
          <text:deletion>
            <office:change-info>
              <dc:creator>unknown</dc:creator>
              <dc:date>2005-02-13T16:16:00</dc:date>
            </office:change-info>
            <text:p text:style-name="P10">-Bereich</text:p>
          </text:deletion>
        </text:changed-region>
        <text:changed-region text:id="ct1239296808">
          <text:insertion>
            <office:change-info>
              <dc:creator>unknown</dc:creator>
              <dc:date>2005-02-13T16:16:00</dc:date>
            </office:change-info>
          </text:insertion>
        </text:changed-region>
        <text:changed-region text:id="ct1237322824">
          <text:deletion>
            <office:change-info>
              <dc:creator>unknown</dc:creator>
              <dc:date>2005-02-13T16:16:00</dc:date>
            </office:change-info>
            <text:p text:style-name="P10">.</text:p>
          </text:deletion>
        </text:changed-region>
        <text:changed-region text:id="ct1241079224">
          <text:format-change>
            <office:change-info>
              <dc:creator>Friedhelm Abels</dc:creator>
              <dc:date>2005-04-09T10:45:00</dc:date>
            </office:change-info>
          </text:format-change>
        </text:changed-region>
        <text:changed-region text:id="ct1218585424">
          <text:format-change>
            <office:change-info>
              <dc:creator>Friedhelm Abels</dc:creator>
              <dc:date>2005-04-09T10:45:00</dc:date>
            </office:change-info>
          </text:format-change>
        </text:changed-region>
        <text:changed-region text:id="ct1238818888">
          <text:format-change>
            <office:change-info>
              <dc:creator>Friedhelm Abels</dc:creator>
              <dc:date>2005-04-09T10:45:00</dc:date>
            </office:change-info>
          </text:format-change>
        </text:changed-region>
        <text:changed-region text:id="ct1238011224">
          <text:deletion>
            <office:change-info>
              <dc:creator>Thomas Hackert</dc:creator>
              <dc:date>2005-04-11T18:27:00</dc:date>
            </office:change-info>
            <text:p text:style-name="P10">(R)</text:p>
          </text:deletion>
        </text:changed-region>
        <text:changed-region text:id="ct1218584272">
          <text:deletion>
            <office:change-info>
              <dc:creator>Thomas Hackert</dc:creator>
              <dc:date>2005-04-13T10:38:00</dc:date>
            </office:change-info>
            <text:p text:style-name="P10"><text:s/></text:p>
          </text:deletion>
        </text:changed-region>
        <text:changed-region text:id="ct1218583064">
          <text:insertion>
            <office:change-info>
              <dc:creator>Thomas Hackert</dc:creator>
              <dc:date>2005-04-13T10:38:00</dc:date>
            </office:change-info>
          </text:insertion>
        </text:changed-region>
        <text:changed-region text:id="ct1238011392">
          <text:format-change>
            <office:change-info>
              <dc:creator>Friedhelm Abels</dc:creator>
              <dc:date>2005-04-09T10:45:00</dc:date>
            </office:change-info>
          </text:format-change>
        </text:changed-region>
        <text:changed-region text:id="ct1218591584">
          <text:format-change>
            <office:change-info>
              <dc:creator>Friedhelm Abels</dc:creator>
              <dc:date>2005-04-09T10:44:00</dc:date>
            </office:change-info>
          </text:format-change>
        </text:changed-region>
        <text:changed-region text:id="ct1218592320">
          <text:insertion>
            <office:change-info>
              <dc:creator>unknown</dc:creator>
              <dc:date>2005-02-13T16:18:00</dc:date>
            </office:change-info>
          </text:insertion>
        </text:changed-region>
        <text:changed-region text:id="ct1218592424">
          <text:deletion>
            <office:change-info>
              <dc:creator>unknown</dc:creator>
              <dc:date>2005-02-13T16:18:00</dc:date>
            </office:change-info>
            <text:p text:style-name="P11"><text:span text:style-name="T3">n</text:span></text:p>
          </text:deletion>
        </text:changed-region>
        <text:changed-region text:id="ct1218595296">
          <text:format-change>
            <office:change-info>
              <dc:creator>Friedhelm Abels</dc:creator>
              <dc:date>2005-04-09T10:44:00</dc:date>
            </office:change-info>
          </text:format-change>
        </text:changed-region>
        <text:changed-region text:id="ct1218592920">
          <text:deletion>
            <office:change-info>
              <dc:creator>unknown</dc:creator>
              <dc:date>2005-02-13T16:19:00</dc:date>
            </office:change-info>
            <text:p text:style-name="P11"><text:span text:style-name="T3"><text:s/>es</text:span></text:p>
          </text:deletion>
        </text:changed-region>
        <text:changed-region text:id="ct1218594600">
          <text:format-change>
            <office:change-info>
              <dc:creator>Friedhelm Abels</dc:creator>
              <dc:date>2005-04-09T10:44:00</dc:date>
            </office:change-info>
          </text:format-change>
        </text:changed-region>
        <text:changed-region text:id="ct1218593584">
          <text:deletion>
            <office:change-info>
              <dc:creator>Thomas Hackert</dc:creator>
              <dc:date>2005-02-10T17:32:00</dc:date>
            </office:change-info>
            <text:p text:style-name="P11"><text:span text:style-name="T3"><text:s/>zu erlauben,</text:span></text:p>
          </text:deletion>
        </text:changed-region>
        <text:changed-region text:id="ct1218593776">
          <text:format-change>
            <office:change-info>
              <dc:creator>Friedhelm Abels</dc:creator>
              <dc:date>2005-04-09T10:44:00</dc:date>
            </office:change-info>
          </text:format-change>
        </text:changed-region>
        <text:changed-region text:id="ct1218594432">
          <text:deletion>
            <office:change-info>
              <dc:creator>unknown</dc:creator>
              <dc:date>2005-02-13T16:19:00</dc:date>
            </office:change-info>
            <text:p text:style-name="P11"><text:span text:style-name="T3">,</text:span></text:p>
          </text:deletion>
        </text:changed-region>
        <text:changed-region text:id="ct1218593024">
          <text:format-change>
            <office:change-info>
              <dc:creator>Friedhelm Abels</dc:creator>
              <dc:date>2005-04-09T10:44:00</dc:date>
            </office:change-info>
          </text:format-change>
        </text:changed-region>
        <text:changed-region text:id="ct1218595976">
          <text:insertion>
            <office:change-info>
              <dc:creator>Thomas Hackert</dc:creator>
              <dc:date>2005-02-10T17:32:00</dc:date>
            </office:change-info>
          </text:insertion>
        </text:changed-region>
        <text:changed-region text:id="ct1218596712">
          <text:format-change>
            <office:change-info>
              <dc:creator>Friedhelm Abels</dc:creator>
              <dc:date>2005-04-09T10:45:00</dc:date>
            </office:change-info>
          </text:format-change>
        </text:changed-region>
        <text:changed-region text:id="ct1218592144">
          <text:format-change>
            <office:change-info>
              <dc:creator>Friedhelm Abels</dc:creator>
              <dc:date>2005-04-09T10:45:00</dc:date>
            </office:change-info>
          </text:format-change>
        </text:changed-region>
        <text:changed-region text:id="ct1201978192">
          <text:format-change>
            <office:change-info>
              <dc:creator>Friedhelm Abels</dc:creator>
              <dc:date>2005-04-09T10:45:00</dc:date>
            </office:change-info>
          </text:format-change>
        </text:changed-region>
        <text:changed-region text:id="ct1201231280">
          <text:format-change>
            <office:change-info>
              <dc:creator>Friedhelm Abels</dc:creator>
              <dc:date>2005-04-09T10:44:00</dc:date>
            </office:change-info>
          </text:format-change>
        </text:changed-region>
        <text:changed-region text:id="ct1239356760">
          <text:insertion>
            <office:change-info>
              <dc:creator>unknown</dc:creator>
              <dc:date>2005-02-13T16:20:00</dc:date>
            </office:change-info>
          </text:insertion>
        </text:changed-region>
        <text:changed-region text:id="ct1224709512">
          <text:format-change>
            <office:change-info>
              <dc:creator>Friedhelm Abels</dc:creator>
              <dc:date>2005-04-09T10:45:00</dc:date>
            </office:change-info>
          </text:format-change>
        </text:changed-region>
        <text:changed-region text:id="ct1224709680">
          <text:format-change>
            <office:change-info>
              <dc:creator>Friedhelm Abels</dc:creator>
              <dc:date>2005-04-09T10:44:00</dc:date>
            </office:change-info>
          </text:format-change>
        </text:changed-region>
        <text:changed-region text:id="ct1238011624">
          <text:insertion>
            <office:change-info>
              <dc:creator>Thomas Hackert</dc:creator>
              <dc:date>2005-02-10T17:34:00</dc:date>
            </office:change-info>
          </text:insertion>
        </text:changed-region>
        <text:changed-region text:id="ct1201230648">
          <text:format-change>
            <office:change-info>
              <dc:creator>Friedhelm Abels</dc:creator>
              <dc:date>2005-04-09T10:45:00</dc:date>
            </office:change-info>
          </text:format-change>
        </text:changed-region>
        <text:changed-region text:id="ct1216697560">
          <text:format-change>
            <office:change-info>
              <dc:creator>Friedhelm Abels</dc:creator>
              <dc:date>2005-04-09T10:45:00</dc:date>
            </office:change-info>
          </text:format-change>
        </text:changed-region>
        <text:changed-region text:id="ct1224709344">
          <text:format-change>
            <office:change-info>
              <dc:creator>Friedhelm Abels</dc:creator>
              <dc:date>2005-04-09T10:45:00</dc:date>
            </office:change-info>
          </text:format-change>
        </text:changed-region>
        <text:changed-region text:id="ct1199123784">
          <text:format-change>
            <office:change-info>
              <dc:creator>Friedhelm Abels</dc:creator>
              <dc:date>2005-04-09T10:44:00</dc:date>
            </office:change-info>
          </text:format-change>
        </text:changed-region>
        <text:changed-region text:id="ct1237354600">
          <text:deletion>
            <office:change-info>
              <dc:creator>unknown</dc:creator>
              <dc:date>2005-02-13T16:21:00</dc:date>
            </office:change-info>
            <text:p text:style-name="P10">verständlicher </text:p>
          </text:deletion>
        </text:changed-region>
        <text:changed-region text:id="ct1225859704">
          <text:format-change>
            <office:change-info>
              <dc:creator>Friedhelm Abels</dc:creator>
              <dc:date>2005-04-09T10:44:00</dc:date>
            </office:change-info>
          </text:format-change>
        </text:changed-region>
        <text:changed-region text:id="ct1201230888">
          <text:insertion>
            <office:change-info>
              <dc:creator>unknown</dc:creator>
              <dc:date>2005-02-13T16:21:00</dc:date>
            </office:change-info>
          </text:insertion>
        </text:changed-region>
        <text:changed-region text:id="ct1199124248">
          <text:format-change>
            <office:change-info>
              <dc:creator>Friedhelm Abels</dc:creator>
              <dc:date>2005-04-09T10:45:00</dc:date>
            </office:change-info>
          </text:format-change>
        </text:changed-region>
        <text:changed-region text:id="ct1202061056">
          <text:format-change>
            <office:change-info>
              <dc:creator>Friedhelm Abels</dc:creator>
              <dc:date>2005-04-09T10:44:00</dc:date>
            </office:change-info>
          </text:format-change>
        </text:changed-region>
        <text:changed-region text:id="ct1201989200">
          <text:insertion>
            <office:change-info>
              <dc:creator>unknown</dc:creator>
              <dc:date>2005-02-13T16:22:00</dc:date>
            </office:change-info>
          </text:insertion>
        </text:changed-region>
        <text:changed-region text:id="ct1239020984">
          <text:insertion>
            <office:change-info>
              <dc:creator>Piii1000</dc:creator>
              <dc:date>2005-02-06T11:49:00</dc:date>
            </office:change-info>
          </text:insertion>
        </text:changed-region>
        <text:changed-region text:id="ct1218595400">
          <text:deletion>
            <office:change-info>
              <dc:creator>Piii1000</dc:creator>
              <dc:date>2005-02-06T11:49:00</dc:date>
            </office:change-info>
            <text:p text:style-name="P10">,</text:p>
          </text:deletion>
        </text:changed-region>
        <text:changed-region text:id="ct1201633408">
          <text:deletion>
            <office:change-info>
              <dc:creator>Piii1000</dc:creator>
              <dc:date>2005-02-06T11:50:00</dc:date>
            </office:change-info>
            <text:p text:style-name="P10"><text:s/></text:p>
          </text:deletion>
        </text:changed-region>
        <text:changed-region text:id="ct1238010552">
          <text:deletion>
            <office:change-info>
              <dc:creator>Piii1000</dc:creator>
              <dc:date>2005-02-06T11:49:00</dc:date>
            </office:change-info>
            <text:p text:style-name="P10">für den Fall, das</text:p>
          </text:deletion>
        </text:changed-region>
        <text:changed-region text:id="ct1218582288">
          <text:format-change>
            <office:change-info>
              <dc:creator>Friedhelm Abels</dc:creator>
              <dc:date>2005-04-09T10:44:00</dc:date>
            </office:change-info>
          </text:format-change>
        </text:changed-region>
        <text:changed-region text:id="ct1218596816">
          <text:deletion>
            <office:change-info>
              <dc:creator>Thomas Hackert</dc:creator>
              <dc:date>2005-02-10T17:34:00</dc:date>
            </office:change-info>
            <text:p text:style-name="P10">Boolesc</text:p>
          </text:deletion>
        </text:changed-region>
        <text:changed-region text:id="ct1238761696">
          <text:insertion>
            <office:change-info>
              <dc:creator>Thomas Hackert</dc:creator>
              <dc:date>2005-02-10T17:34:00</dc:date>
            </office:change-info>
          </text:insertion>
        </text:changed-region>
        <text:changed-region text:id="ct1218593128">
          <text:format-change>
            <office:change-info>
              <dc:creator>Friedhelm Abels</dc:creator>
              <dc:date>2005-04-09T10:44:00</dc:date>
            </office:change-info>
          </text:format-change>
        </text:changed-region>
        <text:changed-region text:id="ct1239020184">
          <text:insertion>
            <office:change-info>
              <dc:creator>Thomas Hackert</dc:creator>
              <dc:date>2005-02-10T17:34:00</dc:date>
            </office:change-info>
          </text:insertion>
        </text:changed-region>
        <text:changed-region text:id="ct1239302904">
          <text:format-change>
            <office:change-info>
              <dc:creator>Friedhelm Abels</dc:creator>
              <dc:date>2005-04-09T10:44:00</dc:date>
            </office:change-info>
          </text:format-change>
        </text:changed-region>
        <text:changed-region text:id="ct1238761976">
          <text:insertion>
            <office:change-info>
              <dc:creator>Thomas Hackert</dc:creator>
              <dc:date>2005-02-10T17:34:00</dc:date>
            </office:change-info>
          </text:insertion>
        </text:changed-region>
        <text:changed-region text:id="ct1201978360">
          <text:format-change>
            <office:change-info>
              <dc:creator>Friedhelm Abels</dc:creator>
              <dc:date>2005-04-09T10:45:00</dc:date>
            </office:change-info>
          </text:format-change>
        </text:changed-region>
        <text:changed-region text:id="ct1238761808">
          <text:format-change>
            <office:change-info>
              <dc:creator>Friedhelm Abels</dc:creator>
              <dc:date>2005-04-09T10:45:00</dc:date>
            </office:change-info>
          </text:format-change>
        </text:changed-region>
        <text:changed-region text:id="ct1217419424">
          <text:format-change>
            <office:change-info>
              <dc:creator>Friedhelm Abels</dc:creator>
              <dc:date>2005-04-09T10:45:00</dc:date>
            </office:change-info>
          </text:format-change>
        </text:changed-region>
        <text:changed-region text:id="ct1239020688">
          <text:format-change>
            <office:change-info>
              <dc:creator>Friedhelm Abels</dc:creator>
              <dc:date>2005-04-09T10:44:00</dc:date>
            </office:change-info>
          </text:format-change>
        </text:changed-region>
        <text:changed-region text:id="ct1239303832">
          <text:insertion>
            <office:change-info>
              <dc:creator>Thomas Hackert</dc:creator>
              <dc:date>2005-02-10T17:35:00</dc:date>
            </office:change-info>
          </text:insertion>
        </text:changed-region>
        <text:changed-region text:id="ct1239303600">
          <text:format-change>
            <office:change-info>
              <dc:creator>Friedhelm Abels</dc:creator>
              <dc:date>2005-04-09T10:44:00</dc:date>
            </office:change-info>
          </text:format-change>
        </text:changed-region>
        <text:changed-region text:id="ct1238762312">
          <text:deletion>
            <office:change-info>
              <dc:creator>Thomas Hackert</dc:creator>
              <dc:date>2005-02-10T17:35:00</dc:date>
            </office:change-info>
            <text:p text:style-name="P10">Bl</text:p>
          </text:deletion>
        </text:changed-region>
        <text:changed-region text:id="ct1199124000">
          <text:insertion>
            <office:change-info>
              <dc:creator>Thomas Hackert</dc:creator>
              <dc:date>2005-02-10T17:35:00</dc:date>
            </office:change-info>
          </text:insertion>
        </text:changed-region>
        <text:changed-region text:id="ct1241084648">
          <text:format-change>
            <office:change-info>
              <dc:creator>Friedhelm Abels</dc:creator>
              <dc:date>2005-04-09T10:44:00</dc:date>
            </office:change-info>
          </text:format-change>
        </text:changed-region>
        <text:changed-region text:id="ct1201613264">
          <text:deletion>
            <office:change-info>
              <dc:creator>Thomas Hackert</dc:creator>
              <dc:date>2005-02-10T17:35:00</dc:date>
            </office:change-info>
            <text:p text:style-name="P10">tt</text:p>
          </text:deletion>
        </text:changed-region>
        <text:changed-region text:id="ct1218591688">
          <text:insertion>
            <office:change-info>
              <dc:creator>Thomas Hackert</dc:creator>
              <dc:date>2005-02-10T17:35:00</dc:date>
            </office:change-info>
          </text:insertion>
        </text:changed-region>
        <text:changed-region text:id="ct1218595136">
          <text:format-change>
            <office:change-info>
              <dc:creator>Friedhelm Abels</dc:creator>
              <dc:date>2005-04-09T10:45:00</dc:date>
            </office:change-info>
          </text:format-change>
        </text:changed-region>
        <text:changed-region text:id="ct1214810496">
          <text:insertion>
            <office:change-info>
              <dc:creator>Thomas Hackert</dc:creator>
              <dc:date>2005-04-11T18:53:00</dc:date>
            </office:change-info>
          </text:insertion>
        </text:changed-region>
        <text:changed-region text:id="ct1239260784">
          <text:insertion>
            <office:change-info>
              <dc:creator>Thomas Hackert</dc:creator>
              <dc:date>2005-04-11T18:55:00</dc:date>
            </office:change-info>
          </text:insertion>
        </text:changed-region>
        <text:changed-region text:id="ct1241091376">
          <text:format-change>
            <office:change-info>
              <dc:creator>Friedhelm Abels</dc:creator>
              <dc:date>2005-04-09T10:44:00</dc:date>
            </office:change-info>
          </text:format-change>
        </text:changed-region>
        <text:changed-region text:id="ct1241090936">
          <text:deletion>
            <office:change-info>
              <dc:creator>Friedhelm Abels</dc:creator>
              <dc:date>2005-04-09T10:36:00</dc:date>
            </office:change-info>
            <text:p text:style-name="P11"><text:span text:style-name="T3">en Platz</text:span></text:p>
          </text:deletion>
        </text:changed-region>
        <text:changed-region text:id="ct1241092064">
          <text:insertion>
            <office:change-info>
              <dc:creator>Friedhelm Abels</dc:creator>
              <dc:date>2005-04-09T10:36:00</dc:date>
            </office:change-info>
          </text:insertion>
        </text:changed-region>
        <text:changed-region text:id="ct1241093464">
          <text:format-change>
            <office:change-info>
              <dc:creator>Friedhelm Abels</dc:creator>
              <dc:date>2005-04-09T10:44:00</dc:date>
            </office:change-info>
          </text:format-change>
        </text:changed-region>
        <text:changed-region text:id="ct1241092456">
          <text:deletion>
            <office:change-info>
              <dc:creator>Friedhelm Abels</dc:creator>
              <dc:date>2005-04-09T10:34:00</dc:date>
            </office:change-info>
            <text:p text:style-name="P11"><text:span text:style-name="T3">,</text:span></text:p>
          </text:deletion>
        </text:changed-region>
        <text:changed-region text:id="ct1241092752">
          <text:format-change>
            <office:change-info>
              <dc:creator>Friedhelm Abels</dc:creator>
              <dc:date>2005-04-09T10:44:00</dc:date>
            </office:change-info>
          </text:format-change>
        </text:changed-region>
        <text:changed-region text:id="ct1241093072">
          <text:deletion>
            <office:change-info>
              <dc:creator>unknown</dc:creator>
              <dc:date>2005-02-13T16:23:00</dc:date>
            </office:change-info>
            <text:p text:style-name="P11"><text:span text:style-name="T3">wo</text:span></text:p>
          </text:deletion>
        </text:changed-region>
        <text:changed-region text:id="ct1241095872">
          <text:insertion>
            <office:change-info>
              <dc:creator>unknown</dc:creator>
              <dc:date>2005-02-13T16:23:00</dc:date>
            </office:change-info>
          </text:insertion>
        </text:changed-region>
        <text:changed-region text:id="ct1241095488">
          <text:deletion>
            <office:change-info>
              <dc:creator>Friedhelm Abels</dc:creator>
              <dc:date>2005-04-09T10:37:00</dc:date>
            </office:change-info>
            <text:p text:style-name="P11"><text:span text:style-name="T3">m</text:span></text:p>
          </text:deletion>
        </text:changed-region>
        <text:changed-region text:id="ct1241094648">
          <text:insertion>
            <office:change-info>
              <dc:creator>Friedhelm Abels</dc:creator>
              <dc:date>2005-04-09T10:37:00</dc:date>
            </office:change-info>
          </text:insertion>
        </text:changed-region>
        <text:changed-region text:id="ct1241093696">
          <text:format-change>
            <office:change-info>
              <dc:creator>Friedhelm Abels</dc:creator>
              <dc:date>2005-04-09T10:44:00</dc:date>
            </office:change-info>
          </text:format-change>
        </text:changed-region>
        <text:changed-region text:id="ct1142954952">
          <text:insertion>
            <office:change-info>
              <dc:creator>Friedhelm Abels</dc:creator>
              <dc:date>2005-04-09T10:35:00</dc:date>
            </office:change-info>
          </text:insertion>
        </text:changed-region>
        <text:changed-region text:id="ct1241093800">
          <text:deletion>
            <office:change-info>
              <dc:creator>Friedhelm Abels</dc:creator>
              <dc:date>2005-04-09T10:35:00</dc:date>
            </office:change-info>
            <text:p text:style-name="P11"><text:span text:style-name="T3"><text:s/>und welches Blatt eingefügt werden soll (welches auch ein neues sein kann)</text:span></text:p>
          </text:deletion>
        </text:changed-region>
        <text:changed-region text:id="ct1142955448">
          <text:deletion>
            <office:change-info>
              <dc:creator>Friedhelm Abels</dc:creator>
              <dc:date>2005-04-09T10:37:00</dc:date>
            </office:change-info>
            <text:p text:style-name="P11"><text:span text:style-name="T3">das Blatt in der bisherigen Tabelle</text:span></text:p>
          </text:deletion>
        </text:changed-region>
        <text:changed-region text:id="ct1241088568">
          <text:format-change>
            <office:change-info>
              <dc:creator>Friedhelm Abels</dc:creator>
              <dc:date>2005-04-09T10:45:00</dc:date>
            </office:change-info>
          </text:format-change>
        </text:changed-region>
        <text:changed-region text:id="ct1224708800">
          <text:format-change>
            <office:change-info>
              <dc:creator>Friedhelm Abels</dc:creator>
              <dc:date>2005-04-09T10:45:00</dc:date>
            </office:change-info>
          </text:format-change>
        </text:changed-region>
        <text:changed-region text:id="ct1239273896">
          <text:format-change>
            <office:change-info>
              <dc:creator>Friedhelm Abels</dc:creator>
              <dc:date>2005-04-09T10:45:00</dc:date>
            </office:change-info>
          </text:format-change>
        </text:changed-region>
        <text:changed-region text:id="ct1201613496">
          <text:format-change>
            <office:change-info>
              <dc:creator>Friedhelm Abels</dc:creator>
              <dc:date>2005-04-09T10:45:00</dc:date>
            </office:change-info>
          </text:format-change>
        </text:changed-region>
        <text:changed-region text:id="ct1218583792">
          <text:deletion>
            <office:change-info>
              <dc:creator>Thomas Hackert</dc:creator>
              <dc:date>2005-04-11T18:27:00</dc:date>
            </office:change-info>
            <text:p text:style-name="P10">(R)</text:p>
          </text:deletion>
        </text:changed-region>
        <text:changed-region text:id="ct1239030416">
          <text:deletion>
            <office:change-info>
              <dc:creator>Thomas Hackert</dc:creator>
              <dc:date>2005-04-13T10:39:00</dc:date>
            </office:change-info>
            <text:p text:style-name="P10"><text:s/></text:p>
          </text:deletion>
        </text:changed-region>
        <text:changed-region text:id="ct1218596080">
          <text:insertion>
            <office:change-info>
              <dc:creator>Thomas Hackert</dc:creator>
              <dc:date>2005-04-13T10:39:00</dc:date>
            </office:change-info>
          </text:insertion>
        </text:changed-region>
        <text:changed-region text:id="ct1241091888">
          <text:format-change>
            <office:change-info>
              <dc:creator>Friedhelm Abels</dc:creator>
              <dc:date>2005-04-09T10:45:00</dc:date>
            </office:change-info>
          </text:format-change>
        </text:changed-region>
        <text:changed-region text:id="ct1200605456">
          <text:format-change>
            <office:change-info>
              <dc:creator>Friedhelm Abels</dc:creator>
              <dc:date>2005-04-09T10:45:00</dc:date>
            </office:change-info>
          </text:format-change>
        </text:changed-region>
        <text:changed-region text:id="ct1241093568">
          <text:format-change>
            <office:change-info>
              <dc:creator>Friedhelm Abels</dc:creator>
              <dc:date>2005-04-09T10:45:00</dc:date>
            </office:change-info>
          </text:format-change>
        </text:changed-region>
        <text:changed-region text:id="ct1201645864">
          <text:format-change>
            <office:change-info>
              <dc:creator>Friedhelm Abels</dc:creator>
              <dc:date>2005-04-09T10:44:00</dc:date>
            </office:change-info>
          </text:format-change>
        </text:changed-region>
        <text:changed-region text:id="ct1200522920">
          <text:deletion>
            <office:change-info>
              <dc:creator>Thomas Hackert</dc:creator>
              <dc:date>2005-02-26T17:40:00</dc:date>
            </office:change-info>
            <text:p text:style-name="P10">Werkzeughilfe</text:p>
          </text:deletion>
        </text:changed-region>
        <text:changed-region text:id="ct1142955688">
          <text:insertion>
            <office:change-info>
              <dc:creator>Thomas Hackert</dc:creator>
              <dc:date>2005-02-26T17:40:00</dc:date>
            </office:change-info>
          </text:insertion>
        </text:changed-region>
        <text:changed-region text:id="ct1225918728">
          <text:format-change>
            <office:change-info>
              <dc:creator>Friedhelm Abels</dc:creator>
              <dc:date>2005-04-09T10:45:00</dc:date>
            </office:change-info>
          </text:format-change>
        </text:changed-region>
        <text:changed-region text:id="ct1214710112">
          <text:format-change>
            <office:change-info>
              <dc:creator>Friedhelm Abels</dc:creator>
              <dc:date>2005-04-09T10:45:00</dc:date>
            </office:change-info>
          </text:format-change>
        </text:changed-region>
        <text:changed-region text:id="ct1200605624">
          <text:format-change>
            <office:change-info>
              <dc:creator>Friedhelm Abels</dc:creator>
              <dc:date>2005-04-09T10:45:00</dc:date>
            </office:change-info>
          </text:format-change>
        </text:changed-region>
        <text:changed-region text:id="ct1200605728">
          <text:format-change>
            <office:change-info>
              <dc:creator>Friedhelm Abels</dc:creator>
              <dc:date>2005-04-09T10:45:00</dc:date>
            </office:change-info>
          </text:format-change>
        </text:changed-region>
        <text:changed-region text:id="ct1214709952">
          <text:format-change>
            <office:change-info>
              <dc:creator>Friedhelm Abels</dc:creator>
              <dc:date>2005-04-09T10:44:00</dc:date>
            </office:change-info>
          </text:format-change>
        </text:changed-region>
        <text:changed-region text:id="ct1214709720">
          <text:deletion>
            <office:change-info>
              <dc:creator>Thomas Hackert</dc:creator>
              <dc:date>2005-02-10T17:36:00</dc:date>
            </office:change-info>
            <text:p text:style-name="P11"><text:span text:style-name="T3">a</text:span></text:p>
          </text:deletion>
        </text:changed-region>
        <text:changed-region text:id="ct1241095976">
          <text:insertion>
            <office:change-info>
              <dc:creator>Thomas Hackert</dc:creator>
              <dc:date>2005-02-10T17:36:00</dc:date>
            </office:change-info>
          </text:insertion>
        </text:changed-region>
        <text:changed-region text:id="ct1218590064">
          <text:format-change>
            <office:change-info>
              <dc:creator>Friedhelm Abels</dc:creator>
              <dc:date>2005-04-09T10:44:00</dc:date>
            </office:change-info>
          </text:format-change>
        </text:changed-region>
        <text:changed-region text:id="ct1241090608">
          <text:insertion>
            <office:change-info>
              <dc:creator>Thomas Hackert</dc:creator>
              <dc:date>2005-02-10T17:36:00</dc:date>
            </office:change-info>
          </text:insertion>
        </text:changed-region>
        <text:changed-region text:id="ct1142967904">
          <text:format-change>
            <office:change-info>
              <dc:creator>Friedhelm Abels</dc:creator>
              <dc:date>2005-04-09T10:45:00</dc:date>
            </office:change-info>
          </text:format-change>
        </text:changed-region>
        <text:changed-region text:id="ct1218589960">
          <text:format-change>
            <office:change-info>
              <dc:creator>Friedhelm Abels</dc:creator>
              <dc:date>2005-04-09T10:45:00</dc:date>
            </office:change-info>
          </text:format-change>
        </text:changed-region>
        <text:changed-region text:id="ct1241096080">
          <text:deletion>
            <office:change-info>
              <dc:creator>Thomas Hackert</dc:creator>
              <dc:date>2005-04-26T19:30:00</dc:date>
            </office:change-info>
            <text:p text:style-name="P11"><text:span text:style-name="T3">Ze</text:span></text:p>
          </text:deletion>
        </text:changed-region>
        <text:changed-region text:id="ct1200604848">
          <text:insertion>
            <office:change-info>
              <dc:creator>Thomas Hackert</dc:creator>
              <dc:date>2005-04-26T19:30:00</dc:date>
            </office:change-info>
          </text:insertion>
        </text:changed-region>
        <text:changed-region text:id="ct1142955056">
          <text:format-change>
            <office:change-info>
              <dc:creator>Friedhelm Abels</dc:creator>
              <dc:date>2005-04-09T10:45:00</dc:date>
            </office:change-info>
          </text:format-change>
        </text:changed-region>
        <text:changed-region text:id="ct1239273592">
          <text:deletion>
            <office:change-info>
              <dc:creator>Thomas Hackert</dc:creator>
              <dc:date>2005-04-26T19:30:00</dc:date>
            </office:change-info>
            <text:p text:style-name="P11"><text:span text:style-name="T3">l</text:span></text:p>
          </text:deletion>
        </text:changed-region>
        <text:changed-region text:id="ct1241081040">
          <text:insertion>
            <office:change-info>
              <dc:creator>Thomas Hackert</dc:creator>
              <dc:date>2005-04-26T19:30:00</dc:date>
            </office:change-info>
          </text:insertion>
        </text:changed-region>
        <text:changed-region text:id="ct1239031120">
          <text:deletion>
            <office:change-info>
              <dc:creator>Thomas Hackert</dc:creator>
              <dc:date>2005-04-26T19:30:00</dc:date>
            </office:change-info>
            <text:p text:style-name="P11"><text:span text:style-name="T3">e</text:span></text:p>
          </text:deletion>
        </text:changed-region>
        <text:changed-region text:id="ct1142965272">
          <text:format-change>
            <office:change-info>
              <dc:creator>Friedhelm Abels</dc:creator>
              <dc:date>2005-04-09T10:45:00</dc:date>
            </office:change-info>
          </text:format-change>
        </text:changed-region>
        <text:changed-region text:id="ct1142966680">
          <text:format-change>
            <office:change-info>
              <dc:creator>Friedhelm Abels</dc:creator>
              <dc:date>2005-04-09T10:45:00</dc:date>
            </office:change-info>
          </text:format-change>
        </text:changed-region>
        <text:changed-region text:id="ct1234164896">
          <text:format-change>
            <office:change-info>
              <dc:creator>Friedhelm Abels</dc:creator>
              <dc:date>2005-04-09T10:45:00</dc:date>
            </office:change-info>
          </text:format-change>
        </text:changed-region>
        <text:changed-region text:id="ct1142967712">
          <text:deletion>
            <office:change-info>
              <dc:creator>Thomas Hackert</dc:creator>
              <dc:date>2005-04-26T19:30:00</dc:date>
            </office:change-info>
            <text:p text:style-name="P10">Ze</text:p>
          </text:deletion>
        </text:changed-region>
        <text:changed-region text:id="ct1200499832">
          <text:insertion>
            <office:change-info>
              <dc:creator>Thomas Hackert</dc:creator>
              <dc:date>2005-04-26T19:30:00</dc:date>
            </office:change-info>
          </text:insertion>
        </text:changed-region>
        <text:changed-region text:id="ct1234164680">
          <text:format-change>
            <office:change-info>
              <dc:creator>Friedhelm Abels</dc:creator>
              <dc:date>2005-04-09T10:45:00</dc:date>
            </office:change-info>
          </text:format-change>
        </text:changed-region>
        <text:changed-region text:id="ct1218360576">
          <text:deletion>
            <office:change-info>
              <dc:creator>Thomas Hackert</dc:creator>
              <dc:date>2005-04-26T19:31:00</dc:date>
            </office:change-info>
            <text:p text:style-name="P10">l</text:p>
          </text:deletion>
        </text:changed-region>
        <text:changed-region text:id="ct1200500888">
          <text:insertion>
            <office:change-info>
              <dc:creator>Thomas Hackert</dc:creator>
              <dc:date>2005-04-26T19:31:00</dc:date>
            </office:change-info>
          </text:insertion>
        </text:changed-region>
        <text:changed-region text:id="ct1142960448">
          <text:format-change>
            <office:change-info>
              <dc:creator>Friedhelm Abels</dc:creator>
              <dc:date>2005-04-09T10:45:00</dc:date>
            </office:change-info>
          </text:format-change>
        </text:changed-region>
        <text:changed-region text:id="ct1201202640">
          <text:format-change>
            <office:change-info>
              <dc:creator>Friedhelm Abels</dc:creator>
              <dc:date>2005-04-09T10:45:00</dc:date>
            </office:change-info>
          </text:format-change>
        </text:changed-region>
        <text:changed-region text:id="ct1142955160">
          <text:format-change>
            <office:change-info>
              <dc:creator>Friedhelm Abels</dc:creator>
              <dc:date>2005-04-09T10:45:00</dc:date>
            </office:change-info>
          </text:format-change>
        </text:changed-region>
        <text:changed-region text:id="ct1238048720">
          <text:format-change>
            <office:change-info>
              <dc:creator>Friedhelm Abels</dc:creator>
              <dc:date>2005-04-09T10:45:00</dc:date>
            </office:change-info>
          </text:format-change>
        </text:changed-region>
        <text:changed-region text:id="ct1239246448">
          <text:format-change>
            <office:change-info>
              <dc:creator>Friedhelm Abels</dc:creator>
              <dc:date>2005-04-09T10:44:00</dc:date>
            </office:change-info>
          </text:format-change>
        </text:changed-region>
        <text:changed-region text:id="ct1201203456">
          <text:deletion>
            <office:change-info>
              <dc:creator>Thomas Hackert</dc:creator>
              <dc:date>2005-04-13T10:43:00</dc:date>
            </office:change-info>
            <text:p text:style-name="P14"><text:s text:c="2"/></text:p>
          </text:deletion>
        </text:changed-region>
        <text:changed-region text:id="ct1218361032">
          <text:insertion>
            <office:change-info>
              <dc:creator>Thomas Hackert</dc:creator>
              <dc:date>2005-04-13T10:43:00</dc:date>
            </office:change-info>
          </text:insertion>
        </text:changed-region>
        <text:changed-region text:id="ct1218361136">
          <text:insertion>
            <office:change-info>
              <dc:creator>unknown</dc:creator>
              <dc:date>2005-02-13T16:26:00</dc:date>
            </office:change-info>
          </text:insertion>
        </text:changed-region>
        <text:changed-region text:id="ct1241093176">
          <text:insertion>
            <office:change-info>
              <dc:creator>Jürgen Wippler</dc:creator>
              <dc:date>2005-03-01T22:09:00</dc:date>
            </office:change-info>
          </text:insertion>
        </text:changed-region>
        <text:changed-region text:id="ct1241093280">
          <text:format-change>
            <office:change-info>
              <dc:creator>Friedhelm Abels</dc:creator>
              <dc:date>2005-04-09T10:44:00</dc:date>
            </office:change-info>
          </text:format-change>
        </text:changed-region>
        <text:changed-region text:id="ct1142962792">
          <text:format-change>
            <office:change-info>
              <dc:creator>Thomas Hackert</dc:creator>
              <dc:date>2005-04-26T19:33:00</dc:date>
            </office:change-info>
          </text:format-change>
        </text:changed-region>
        <text:changed-region text:id="ct1142971136">
          <text:format-change>
            <office:change-info>
              <dc:creator>Friedhelm Abels</dc:creator>
              <dc:date>2005-04-09T10:44:00</dc:date>
            </office:change-info>
          </text:format-change>
        </text:changed-region>
        <text:changed-region text:id="ct1142963576">
          <text:format-change>
            <office:change-info>
              <dc:creator>Thomas Hackert</dc:creator>
              <dc:date>2005-04-26T19:33:00</dc:date>
            </office:change-info>
          </text:format-change>
        </text:changed-region>
        <text:changed-region text:id="ct1239333952">
          <text:format-change>
            <office:change-info>
              <dc:creator>Friedhelm Abels</dc:creator>
              <dc:date>2005-04-09T10:44:00</dc:date>
            </office:change-info>
          </text:format-change>
        </text:changed-region>
        <text:changed-region text:id="ct1142964256">
          <text:format-change>
            <office:change-info>
              <dc:creator>Thomas Hackert</dc:creator>
              <dc:date>2005-04-26T19:33:00</dc:date>
            </office:change-info>
          </text:format-change>
        </text:changed-region>
        <text:changed-region text:id="ct1142964024">
          <text:format-change>
            <office:change-info>
              <dc:creator>Friedhelm Abels</dc:creator>
              <dc:date>2005-04-09T10:44:00</dc:date>
            </office:change-info>
          </text:format-change>
        </text:changed-region>
        <text:changed-region text:id="ct1218447568">
          <text:deletion>
            <office:change-info>
              <dc:creator>unknown</dc:creator>
              <dc:date>2005-02-13T16:26:00</dc:date>
            </office:change-info>
            <text:p text:style-name="P14"><text:s/>werden</text:p>
          </text:deletion>
        </text:changed-region>
        <text:changed-region text:id="ct1142963112">
          <text:format-change>
            <office:change-info>
              <dc:creator>Friedhelm Abels</dc:creator>
              <dc:date>2005-04-09T10:44:00</dc:date>
            </office:change-info>
          </text:format-change>
        </text:changed-region>
        <text:changed-region text:id="ct1142964360">
          <text:insertion>
            <office:change-info>
              <dc:creator>Piii1000</dc:creator>
              <dc:date>2005-02-06T11:56:00</dc:date>
            </office:change-info>
          </text:insertion>
        </text:changed-region>
        <text:changed-region text:id="ct1225839224">
          <text:deletion>
            <office:change-info>
              <dc:creator>Piii1000</dc:creator>
              <dc:date>2005-02-06T11:56:00</dc:date>
            </office:change-info>
            <text:p text:style-name="P14">,</text:p>
          </text:deletion>
        </text:changed-region>
        <text:changed-region text:id="ct1142963680">
          <text:format-change>
            <office:change-info>
              <dc:creator>Friedhelm Abels</dc:creator>
              <dc:date>2005-04-09T10:44:00</dc:date>
            </office:change-info>
          </text:format-change>
        </text:changed-region>
        <text:changed-region text:id="ct1239334160">
          <text:deletion>
            <office:change-info>
              <dc:creator>Thomas Hackert</dc:creator>
              <dc:date>2005-02-26T17:48:00</dc:date>
            </office:change-info>
            <text:p text:style-name="P14">multiple</text:p>
          </text:deletion>
        </text:changed-region>
        <text:changed-region text:id="ct1142963784">
          <text:deletion>
            <office:change-info>
              <dc:creator>Thomas Hackert</dc:creator>
              <dc:date>2005-04-13T10:43:00</dc:date>
            </office:change-info>
            <text:p text:style-name="P14"><text:s/></text:p>
          </text:deletion>
        </text:changed-region>
        <text:changed-region text:id="ct1230577088">
          <text:deletion>
            <office:change-info>
              <dc:creator>Jürgen Wippler</dc:creator>
              <dc:date>2005-03-01T22:11:00</dc:date>
            </office:change-info>
            <text:p text:style-name="P14">eine</text:p>
          </text:deletion>
        </text:changed-region>
        <text:changed-region text:id="ct1225838528">
          <text:deletion>
            <office:change-info>
              <dc:creator>Thomas Hackert</dc:creator>
              <dc:date>2005-04-13T10:43:00</dc:date>
            </office:change-info>
            <text:p text:style-name="P14"><text:s/></text:p>
          </text:deletion>
        </text:changed-region>
        <text:changed-region text:id="ct1238622512">
          <text:insertion>
            <office:change-info>
              <dc:creator>Thomas Hackert</dc:creator>
              <dc:date>2005-04-13T10:43:00</dc:date>
            </office:change-info>
          </text:insertion>
        </text:changed-region>
        <text:changed-region text:id="ct1198757200">
          <text:insertion>
            <office:change-info>
              <dc:creator>Thomas Hackert</dc:creator>
              <dc:date>2005-02-26T17:48:00</dc:date>
            </office:change-info>
          </text:insertion>
        </text:changed-region>
        <text:changed-region text:id="ct1218447768">
          <text:format-change>
            <office:change-info>
              <dc:creator>Friedhelm Abels</dc:creator>
              <dc:date>2005-04-09T10:44:00</dc:date>
            </office:change-info>
          </text:format-change>
        </text:changed-region>
        <text:changed-region text:id="ct1238622208">
          <text:insertion>
            <office:change-info>
              <dc:creator>Jürgen Wippler</dc:creator>
              <dc:date>2005-03-01T22:12:00</dc:date>
            </office:change-info>
          </text:insertion>
        </text:changed-region>
        <text:changed-region text:id="ct1218447872">
          <text:format-change>
            <office:change-info>
              <dc:creator>Friedhelm Abels</dc:creator>
              <dc:date>2005-04-09T10:44:00</dc:date>
            </office:change-info>
          </text:format-change>
        </text:changed-region>
        <text:changed-region text:id="ct1238622616">
          <text:insertion>
            <office:change-info>
              <dc:creator>Thomas Hackert</dc:creator>
              <dc:date>2005-04-26T19:36:00</dc:date>
            </office:change-info>
          </text:insertion>
        </text:changed-region>
        <text:changed-region text:id="ct1218392400">
          <text:format-change>
            <office:change-info>
              <dc:creator>Friedhelm Abels</dc:creator>
              <dc:date>2005-04-09T10:44:00</dc:date>
            </office:change-info>
          </text:format-change>
        </text:changed-region>
        <text:changed-region text:id="ct1200554992">
          <text:deletion>
            <office:change-info>
              <dc:creator>Thomas Hackert</dc:creator>
              <dc:date>2005-04-26T19:36:00</dc:date>
            </office:change-info>
            <text:p text:style-name="P14"><text:s/></text:p>
          </text:deletion>
        </text:changed-region>
        <text:changed-region text:id="ct1218391880">
          <text:format-change>
            <office:change-info>
              <dc:creator>Friedhelm Abels</dc:creator>
              <dc:date>2005-04-09T10:44:00</dc:date>
            </office:change-info>
          </text:format-change>
        </text:changed-region>
        <text:changed-region text:id="ct1200554760">
          <text:insertion>
            <office:change-info>
              <dc:creator>unknown</dc:creator>
              <dc:date>2005-02-13T16:26:00</dc:date>
            </office:change-info>
          </text:insertion>
        </text:changed-region>
        <text:changed-region text:id="ct1230177312">
          <text:deletion>
            <office:change-info>
              <dc:creator>unknown</dc:creator>
              <dc:date>2005-02-13T16:26:00</dc:date>
            </office:change-info>
            <text:p text:style-name="P15">l</text:p>
          </text:deletion>
        </text:changed-region>
        <text:changed-region text:id="ct1233026616">
          <text:format-change>
            <office:change-info>
              <dc:creator>Friedhelm Abels</dc:creator>
              <dc:date>2005-04-09T10:45:00</dc:date>
            </office:change-info>
          </text:format-change>
        </text:changed-region>
        <text:changed-region text:id="ct1230578016">
          <text:format-change>
            <office:change-info>
              <dc:creator>Friedhelm Abels</dc:creator>
              <dc:date>2005-04-09T10:45:00</dc:date>
            </office:change-info>
          </text:format-change>
        </text:changed-region>
        <text:changed-region text:id="ct1234164096">
          <text:format-change>
            <office:change-info>
              <dc:creator>Friedhelm Abels</dc:creator>
              <dc:date>2005-04-09T10:45:00</dc:date>
            </office:change-info>
          </text:format-change>
        </text:changed-region>
        <text:changed-region text:id="ct1239334352">
          <text:format-change>
            <office:change-info>
              <dc:creator>Friedhelm Abels</dc:creator>
              <dc:date>2005-04-09T10:45:00</dc:date>
            </office:change-info>
          </text:format-change>
        </text:changed-region>
        <text:changed-region text:id="ct1218391408">
          <text:deletion>
            <office:change-info>
              <dc:creator>Thomas Hackert</dc:creator>
              <dc:date>2005-02-26T16:34:00</dc:date>
            </office:change-info>
            <text:p text:style-name="P10">Zellnotizen können ein hervorragendes Werkzeug für das Erhöhen des Verständnis des Inhalts einer Tabelle sein</text:p>
          </text:deletion>
        </text:changed-region>
        <text:changed-region text:id="ct1237490112">
          <text:insertion>
            <office:change-info>
              <dc:creator>Thomas Hackert</dc:creator>
              <dc:date>2005-02-26T16:34:00</dc:date>
            </office:change-info>
          </text:insertion>
        </text:changed-region>
        <text:changed-region text:id="ct1200555152">
          <text:format-change>
            <office:change-info>
              <dc:creator>Friedhelm Abels</dc:creator>
              <dc:date>2005-04-09T10:44:00</dc:date>
            </office:change-info>
          </text:format-change>
        </text:changed-region>
        <text:changed-region text:id="ct1200555256">
          <text:deletion>
            <office:change-info>
              <dc:creator>Thomas Hackert</dc:creator>
              <dc:date>2005-02-26T16:35:00</dc:date>
            </office:change-info>
            <text:p text:style-name="P10">lten sie nicht den Benutzer davon ab andere Zellinhalte oder andere Zellnotizen zu sehen</text:p>
          </text:deletion>
        </text:changed-region>
        <text:changed-region text:id="ct1184370008">
          <text:deletion>
            <office:change-info>
              <dc:creator>Thomas Hackert</dc:creator>
              <dc:date>2005-02-10T17:37:00</dc:date>
            </office:change-info>
            <text:p text:style-name="P10">ha</text:p>
          </text:deletion>
        </text:changed-region>
        <text:changed-region text:id="ct1184369776">
          <text:deletion>
            <office:change-info>
              <dc:creator>Thomas Hackert</dc:creator>
              <dc:date>2005-02-26T16:35:00</dc:date>
            </office:change-info>
            <text:p text:style-name="P10">Aber, wenn gesehen, </text:p>
          </text:deletion>
        </text:changed-region>
        <text:changed-region text:id="ct1225838272">
          <text:insertion>
            <office:change-info>
              <dc:creator>Thomas Hackert</dc:creator>
              <dc:date>2005-02-26T16:35:00</dc:date>
            </office:change-info>
          </text:insertion>
        </text:changed-region>
        <text:changed-region text:id="ct1238883240">
          <text:format-change>
            <office:change-info>
              <dc:creator>Friedhelm Abels</dc:creator>
              <dc:date>2005-04-09T10:44:00</dc:date>
            </office:change-info>
          </text:format-change>
        </text:changed-region>
        <text:changed-region text:id="ct1230482920">
          <text:deletion>
            <office:change-info>
              <dc:creator>Thomas Hackert</dc:creator>
              <dc:date>2005-02-26T16:37:00</dc:date>
            </office:change-info>
            <text:p text:style-name="P10"><text:s/>sehr verständliche FunktioneFolglich ist die Fähigkeit, die Notizen neu zu positionieren und/oder die Größe ihres Layouts zu ändern, ein</text:p>
          </text:deletion>
        </text:changed-region>
        <text:changed-region text:id="ct1184369584">
          <text:insertion>
            <office:change-info>
              <dc:creator>Thomas Hackert</dc:creator>
              <dc:date>2005-02-26T16:37:00</dc:date>
            </office:change-info>
          </text:insertion>
        </text:changed-region>
        <text:changed-region text:id="ct1238622080">
          <text:format-change>
            <office:change-info>
              <dc:creator>Friedhelm Abels</dc:creator>
              <dc:date>2005-04-09T10:45:00</dc:date>
            </office:change-info>
          </text:format-change>
        </text:changed-region>
        <text:changed-region text:id="ct1238882752">
          <text:insertion>
            <office:change-info>
              <dc:creator>Jürgen Wippler</dc:creator>
              <dc:date>2005-03-01T22:18:00</dc:date>
            </office:change-info>
          </text:insertion>
        </text:changed-region>
        <text:changed-region text:id="ct1230483560">
          <text:deletion>
            <office:change-info>
              <dc:creator>Jürgen Wippler</dc:creator>
              <dc:date>2005-03-01T22:18:00</dc:date>
            </office:change-info>
            <text:p text:style-name="P10">Rechtsk</text:p>
          </text:deletion>
        </text:changed-region>
        <text:changed-region text:id="ct1238882928">
          <text:format-change>
            <office:change-info>
              <dc:creator>Friedhelm Abels</dc:creator>
              <dc:date>2005-04-09T10:44:00</dc:date>
            </office:change-info>
          </text:format-change>
        </text:changed-region>
        <text:changed-region text:id="ct1230503880">
          <text:insertion>
            <office:change-info>
              <dc:creator>Jürgen Wippler</dc:creator>
              <dc:date>2005-03-01T22:18:00</dc:date>
            </office:change-info>
          </text:insertion>
        </text:changed-region>
        <text:changed-region text:id="ct1218392040">
          <text:insertion>
            <office:change-info>
              <dc:creator>Jürgen Wippler</dc:creator>
              <dc:date>2005-03-01T22:19:00</dc:date>
            </office:change-info>
          </text:insertion>
        </text:changed-region>
        <text:changed-region text:id="ct1184521752">
          <text:format-change>
            <office:change-info>
              <dc:creator>Friedhelm Abels</dc:creator>
              <dc:date>2005-04-09T10:44:00</dc:date>
            </office:change-info>
          </text:format-change>
        </text:changed-region>
        <text:changed-region text:id="ct1239246216">
          <text:insertion>
            <office:change-info>
              <dc:creator>Piii1000</dc:creator>
              <dc:date>2005-02-06T11:58:00</dc:date>
            </office:change-info>
          </text:insertion>
        </text:changed-region>
        <text:changed-region text:id="ct1239268104">
          <text:deletion>
            <office:change-info>
              <dc:creator>Piii1000</dc:creator>
              <dc:date>2005-02-06T11:58:00</dc:date>
            </office:change-info>
            <text:p text:style-name="P10">die</text:p>
          </text:deletion>
        </text:changed-region>
        <text:changed-region text:id="ct1238882456">
          <text:format-change>
            <office:change-info>
              <dc:creator>Friedhelm Abels</dc:creator>
              <dc:date>2005-04-09T10:44:00</dc:date>
            </office:change-info>
          </text:format-change>
        </text:changed-region>
        <text:changed-region text:id="ct1230504344">
          <text:insertion>
            <office:change-info>
              <dc:creator>Piii1000</dc:creator>
              <dc:date>2005-02-06T11:59:00</dc:date>
            </office:change-info>
          </text:insertion>
        </text:changed-region>
        <text:changed-region text:id="ct1230471592">
          <text:deletion>
            <office:change-info>
              <dc:creator>Piii1000</dc:creator>
              <dc:date>2005-02-06T11:59:00</dc:date>
            </office:change-info>
            <text:p text:style-name="P10">be</text:p>
          </text:deletion>
        </text:changed-region>
        <text:changed-region text:id="ct1184522592">
          <text:deletion>
            <office:change-info>
              <dc:creator>Piii1000</dc:creator>
              <dc:date>2005-02-06T11:58:00</dc:date>
            </office:change-info>
            <text:p text:style-name="P10">inhaltet</text:p>
          </text:deletion>
        </text:changed-region>
        <text:changed-region text:id="ct1142963424">
          <text:insertion>
            <office:change-info>
              <dc:creator>Jürgen Wippler</dc:creator>
              <dc:date>2005-03-01T22:19:00</dc:date>
            </office:change-info>
          </text:insertion>
        </text:changed-region>
        <text:changed-region text:id="ct1239267912">
          <text:format-change>
            <office:change-info>
              <dc:creator>Friedhelm Abels</dc:creator>
              <dc:date>2005-04-09T10:44:00</dc:date>
            </office:change-info>
          </text:format-change>
        </text:changed-region>
        <text:changed-region text:id="ct1142963224">
          <text:insertion>
            <office:change-info>
              <dc:creator>Jürgen Wippler</dc:creator>
              <dc:date>2005-03-01T22:20:00</dc:date>
            </office:change-info>
          </text:insertion>
        </text:changed-region>
        <text:changed-region text:id="ct1218561160">
          <text:format-change>
            <office:change-info>
              <dc:creator>Friedhelm Abels</dc:creator>
              <dc:date>2005-04-09T10:44:00</dc:date>
            </office:change-info>
          </text:format-change>
        </text:changed-region>
        <text:changed-region text:id="ct1218561456">
          <text:deletion>
            <office:change-info>
              <dc:creator>Thomas Hackert</dc:creator>
              <dc:date>2005-02-10T17:38:00</dc:date>
            </office:change-info>
            <text:p text:style-name="P10">neu </text:p>
          </text:deletion>
        </text:changed-region>
        <text:changed-region text:id="ct1184369416">
          <text:deletion>
            <office:change-info>
              <dc:creator>Jürgen Wippler</dc:creator>
              <dc:date>2005-03-01T22:20:00</dc:date>
            </office:change-info>
            <text:p text:style-name="P10">die Notiz </text:p>
          </text:deletion>
        </text:changed-region>
        <text:changed-region text:id="ct1198761064">
          <text:insertion>
            <office:change-info>
              <dc:creator>Thomas Hackert</dc:creator>
              <dc:date>2005-02-10T17:38:00</dc:date>
            </office:change-info>
          </text:insertion>
        </text:changed-region>
        <text:changed-region text:id="ct1238624352">
          <text:format-change>
            <office:change-info>
              <dc:creator>Friedhelm Abels</dc:creator>
              <dc:date>2005-04-09T10:44:00</dc:date>
            </office:change-info>
          </text:format-change>
        </text:changed-region>
        <text:changed-region text:id="ct1238624456">
          <text:deletion>
            <office:change-info>
              <dc:creator>unknown</dc:creator>
              <dc:date>2005-02-13T16:28:00</dc:date>
            </office:change-info>
            <text:p text:style-name="P10">ode</text:p>
          </text:deletion>
        </text:changed-region>
        <text:changed-region text:id="ct1201615128">
          <text:insertion>
            <office:change-info>
              <dc:creator>unknown</dc:creator>
              <dc:date>2005-02-13T16:28:00</dc:date>
            </office:change-info>
          </text:insertion>
        </text:changed-region>
        <text:changed-region text:id="ct1237492960">
          <text:deletion>
            <office:change-info>
              <dc:creator>unknown</dc:creator>
              <dc:date>2005-02-13T16:28:00</dc:date>
            </office:change-info>
            <text:p text:style-name="P10">r</text:p>
          </text:deletion>
        </text:changed-region>
        <text:changed-region text:id="ct1201614904">
          <text:format-change>
            <office:change-info>
              <dc:creator>Friedhelm Abels</dc:creator>
              <dc:date>2005-04-09T10:45:00</dc:date>
            </office:change-info>
          </text:format-change>
        </text:changed-region>
        <text:changed-region text:id="ct1201913032">
          <text:format-change>
            <office:change-info>
              <dc:creator>Friedhelm Abels</dc:creator>
              <dc:date>2005-04-09T10:45:00</dc:date>
            </office:change-info>
          </text:format-change>
        </text:changed-region>
        <text:changed-region text:id="ct1201912744">
          <text:format-change>
            <office:change-info>
              <dc:creator>Friedhelm Abels</dc:creator>
              <dc:date>2005-04-09T10:45:00</dc:date>
            </office:change-info>
          </text:format-change>
        </text:changed-region>
        <text:changed-region text:id="ct1198765832">
          <text:deletion>
            <office:change-info>
              <dc:creator>Thomas Hackert</dc:creator>
              <dc:date>2005-02-26T16:38:00</dc:date>
            </office:change-info>
            <text:p text:style-name="P10">Die Zeichnen-Werkzeugleiste wurde umgearbeitet, um einen reichhaltigen Satz an neuen gemeinsam benutzten Zeichnungsformen wie: Basic, Blockpfeil, Symbol, Flussdiagramm und Sterne &amp; Banner. Des weiteren wurde die Vielzahl an unterschiedlichen Pfeilarten in unseren Zeilen- und Verbinder-Werkzeugkasten reduziert.</text:p>
          </text:deletion>
        </text:changed-region>
        <text:changed-region text:id="ct1198767736">
          <text:insertion>
            <office:change-info>
              <dc:creator>Thomas Hackert</dc:creator>
              <dc:date>2005-02-26T16:38:00</dc:date>
            </office:change-info>
          </text:insertion>
        </text:changed-region>
        <text:changed-region text:id="ct1230502064">
          <text:format-change>
            <office:change-info>
              <dc:creator>Friedhelm Abels</dc:creator>
              <dc:date>2005-04-09T10:44:00</dc:date>
            </office:change-info>
          </text:format-change>
        </text:changed-region>
        <text:changed-region text:id="ct1240018800">
          <text:deletion>
            <office:change-info>
              <dc:creator>Piii1000</dc:creator>
              <dc:date>2005-02-06T12:23:00</dc:date>
            </office:change-info>
            <text:p text:style-name="P10"><text:s/></text:p>
          </text:deletion>
        </text:changed-region>
        <text:changed-region text:id="ct1218561264">
          <text:format-change>
            <office:change-info>
              <dc:creator>Friedhelm Abels</dc:creator>
              <dc:date>2005-04-09T10:44:00</dc:date>
            </office:change-info>
          </text:format-change>
        </text:changed-region>
        <text:changed-region text:id="ct1230502728">
          <text:deletion>
            <office:change-info>
              <dc:creator>Jürgen Wippler</dc:creator>
              <dc:date>2005-03-01T22:21:00</dc:date>
            </office:change-info>
            <text:p text:style-name="P10">nach</text:p>
          </text:deletion>
        </text:changed-region>
        <text:changed-region text:id="ct1198765936">
          <text:insertion>
            <office:change-info>
              <dc:creator>Jürgen Wippler</dc:creator>
              <dc:date>2005-03-01T22:21:00</dc:date>
            </office:change-info>
          </text:insertion>
        </text:changed-region>
        <text:changed-region text:id="ct1239018408">
          <text:format-change>
            <office:change-info>
              <dc:creator>Friedhelm Abels</dc:creator>
              <dc:date>2005-04-09T10:44:00</dc:date>
            </office:change-info>
          </text:format-change>
        </text:changed-region>
        <text:changed-region text:id="ct1198766040">
          <text:deletion>
            <office:change-info>
              <dc:creator>Jürgen Wippler</dc:creator>
              <dc:date>2005-03-01T22:22:00</dc:date>
            </office:change-info>
            <text:p text:style-name="P10">n</text:p>
          </text:deletion>
        </text:changed-region>
        <text:changed-region text:id="ct1230502216">
          <text:format-change>
            <office:change-info>
              <dc:creator>Friedhelm Abels</dc:creator>
              <dc:date>2005-04-09T10:45:00</dc:date>
            </office:change-info>
          </text:format-change>
        </text:changed-region>
        <text:changed-region text:id="ct1198790816">
          <text:format-change>
            <office:change-info>
              <dc:creator>Friedhelm Abels</dc:creator>
              <dc:date>2005-04-09T10:44:00</dc:date>
            </office:change-info>
          </text:format-change>
        </text:changed-region>
        <text:changed-region text:id="ct1198769144">
          <text:deletion>
            <office:change-info>
              <dc:creator>Thomas Hackert</dc:creator>
              <dc:date>2005-02-10T17:40:00</dc:date>
            </office:change-info>
            <text:p text:style-name="P10">V</text:p>
          </text:deletion>
        </text:changed-region>
        <text:changed-region text:id="ct1198790984">
          <text:insertion>
            <office:change-info>
              <dc:creator>Thomas Hackert</dc:creator>
              <dc:date>2005-02-10T17:40:00</dc:date>
            </office:change-info>
          </text:insertion>
        </text:changed-region>
        <text:changed-region text:id="ct1198767840">
          <text:format-change>
            <office:change-info>
              <dc:creator>Friedhelm Abels</dc:creator>
              <dc:date>2005-04-09T10:44:00</dc:date>
            </office:change-info>
          </text:format-change>
        </text:changed-region>
        <text:changed-region text:id="ct1198766144">
          <text:insertion>
            <office:change-info>
              <dc:creator>Thomas Hackert</dc:creator>
              <dc:date>2005-02-10T17:40:00</dc:date>
            </office:change-info>
          </text:insertion>
        </text:changed-region>
        <text:changed-region text:id="ct1216541920">
          <text:format-change>
            <office:change-info>
              <dc:creator>Friedhelm Abels</dc:creator>
              <dc:date>2005-04-09T10:44:00</dc:date>
            </office:change-info>
          </text:format-change>
        </text:changed-region>
        <text:changed-region text:id="ct1216542192">
          <text:deletion>
            <office:change-info>
              <dc:creator>Thomas Hackert</dc:creator>
              <dc:date>2005-02-10T17:40:00</dc:date>
            </office:change-info>
            <text:p text:style-name="P10">knüpf</text:p>
          </text:deletion>
        </text:changed-region>
        <text:changed-region text:id="ct1239018912">
          <text:insertion>
            <office:change-info>
              <dc:creator>Thomas Hackert</dc:creator>
              <dc:date>2005-02-10T17:40:00</dc:date>
            </office:change-info>
          </text:insertion>
        </text:changed-region>
        <text:changed-region text:id="ct1224726512">
          <text:format-change>
            <office:change-info>
              <dc:creator>Friedhelm Abels</dc:creator>
              <dc:date>2005-04-09T10:45:00</dc:date>
            </office:change-info>
          </text:format-change>
        </text:changed-region>
        <text:changed-region text:id="ct1227126920">
          <text:format-change>
            <office:change-info>
              <dc:creator>Friedhelm Abels</dc:creator>
              <dc:date>2005-04-09T10:45:00</dc:date>
            </office:change-info>
          </text:format-change>
        </text:changed-region>
        <text:changed-region text:id="ct1227127792">
          <text:deletion>
            <office:change-info>
              <dc:creator>Thomas Hackert</dc:creator>
              <dc:date>2005-02-10T17:40:00</dc:date>
            </office:change-info>
            <text:p text:style-name="P10"> </text:p>
          </text:deletion>
        </text:changed-region>
        <text:changed-region text:id="ct1198770840">
          <text:format-change>
            <office:change-info>
              <dc:creator>Friedhelm Abels</dc:creator>
              <dc:date>2005-04-09T10:45:00</dc:date>
            </office:change-info>
          </text:format-change>
        </text:changed-region>
        <text:changed-region text:id="ct1198791656">
          <text:format-change>
            <office:change-info>
              <dc:creator>Friedhelm Abels</dc:creator>
              <dc:date>2005-04-09T10:45:00</dc:date>
            </office:change-info>
          </text:format-change>
        </text:changed-region>
        <text:changed-region text:id="ct1198772144">
          <text:format-change>
            <office:change-info>
              <dc:creator>Friedhelm Abels</dc:creator>
              <dc:date>2005-04-09T10:45:00</dc:date>
            </office:change-info>
          </text:format-change>
        </text:changed-region>
        <text:changed-region text:id="ct1224726800">
          <text:format-change>
            <office:change-info>
              <dc:creator>Friedhelm Abels</dc:creator>
              <dc:date>2005-04-09T10:44:00</dc:date>
            </office:change-info>
          </text:format-change>
        </text:changed-region>
        <text:changed-region text:id="ct1198775216">
          <text:insertion>
            <office:change-info>
              <dc:creator>Piii1000</dc:creator>
              <dc:date>2005-02-06T12:24:00</dc:date>
            </office:change-info>
          </text:insertion>
        </text:changed-region>
        <text:changed-region text:id="ct1198791864">
          <text:deletion>
            <office:change-info>
              <dc:creator>Piii1000</dc:creator>
              <dc:date>2005-02-06T12:24:00</dc:date>
            </office:change-info>
            <text:p text:style-name="P10">beinhalte</text:p>
          </text:deletion>
        </text:changed-region>
        <text:changed-region text:id="ct1198791760">
          <text:deletion>
            <office:change-info>
              <dc:creator>Piii1000</dc:creator>
              <dc:date>2005-02-06T12:23:00</dc:date>
            </office:change-info>
            <text:p text:style-name="P10">t</text:p>
          </text:deletion>
        </text:changed-region>
        <text:changed-region text:id="ct1216598008">
          <text:format-change>
            <office:change-info>
              <dc:creator>Friedhelm Abels</dc:creator>
              <dc:date>2005-04-09T10:45:00</dc:date>
            </office:change-info>
          </text:format-change>
        </text:changed-region>
        <text:changed-region text:id="ct1198775944">
          <text:format-change>
            <office:change-info>
              <dc:creator>Friedhelm Abels</dc:creator>
              <dc:date>2005-04-09T10:45:00</dc:date>
            </office:change-info>
          </text:format-change>
        </text:changed-region>
        <text:changed-region text:id="ct1198776048">
          <text:format-change>
            <office:change-info>
              <dc:creator>Friedhelm Abels</dc:creator>
              <dc:date>2005-04-09T10:45:00</dc:date>
            </office:change-info>
          </text:format-change>
        </text:changed-region>
        <text:changed-region text:id="ct1216597480">
          <text:format-change>
            <office:change-info>
              <dc:creator>Friedhelm Abels</dc:creator>
              <dc:date>2005-04-09T10:44:00</dc:date>
            </office:change-info>
          </text:format-change>
        </text:changed-region>
        <text:changed-region text:id="ct1198775320">
          <text:deletion>
            <office:change-info>
              <dc:creator>Thomas Hackert</dc:creator>
              <dc:date>2005-02-26T17:52:00</dc:date>
            </office:change-info>
            <text:p text:style-name="P10"><text:span text:style-name="T15">Auto Pilot</text:span></text:p>
          </text:deletion>
        </text:changed-region>
        <text:changed-region text:id="ct1198775424">
          <text:insertion>
            <office:change-info>
              <dc:creator>Thomas Hackert</dc:creator>
              <dc:date>2005-02-26T17:52:00</dc:date>
            </office:change-info>
          </text:insertion>
        </text:changed-region>
        <text:changed-region text:id="ct1198777984">
          <text:format-change>
            <office:change-info>
              <dc:creator>Friedhelm Abels</dc:creator>
              <dc:date>2005-04-09T10:45:00</dc:date>
            </office:change-info>
          </text:format-change>
        </text:changed-region>
        <text:changed-region text:id="ct1218447976">
          <text:format-change>
            <office:change-info>
              <dc:creator>Thomas Hackert</dc:creator>
              <dc:date>2005-04-27T11:24:00</dc:date>
            </office:change-info>
          </text:format-change>
        </text:changed-region>
        <text:changed-region text:id="ct1198776568">
          <text:format-change>
            <office:change-info>
              <dc:creator>Friedhelm Abels</dc:creator>
              <dc:date>2005-04-09T10:45:00</dc:date>
            </office:change-info>
          </text:format-change>
        </text:changed-region>
        <text:changed-region text:id="ct1238625208">
          <text:format-change>
            <office:change-info>
              <dc:creator>Friedhelm Abels</dc:creator>
              <dc:date>2005-04-09T10:45:00</dc:date>
            </office:change-info>
          </text:format-change>
        </text:changed-region>
        <text:changed-region text:id="ct1233020152">
          <text:deletion>
            <office:change-info>
              <dc:creator>Thomas Hackert</dc:creator>
              <dc:date>2005-02-26T17:54:00</dc:date>
            </office:change-info>
            <text:p text:style-name="P10">zu</text:p>
          </text:deletion>
        </text:changed-region>
        <text:changed-region text:id="ct1233019576">
          <text:insertion>
            <office:change-info>
              <dc:creator>Thomas Hackert</dc:creator>
              <dc:date>2005-02-26T17:54:00</dc:date>
            </office:change-info>
          </text:insertion>
        </text:changed-region>
        <text:changed-region text:id="ct1218450472">
          <text:format-change>
            <office:change-info>
              <dc:creator>Friedhelm Abels</dc:creator>
              <dc:date>2005-04-09T10:44:00</dc:date>
            </office:change-info>
          </text:format-change>
        </text:changed-region>
        <text:changed-region text:id="ct1201910320">
          <text:deletion>
            <office:change-info>
              <dc:creator>Thomas Hackert</dc:creator>
              <dc:date>2005-02-26T17:54:00</dc:date>
            </office:change-info>
            <text:p text:style-name="P10">ä</text:p>
          </text:deletion>
        </text:changed-region>
        <text:changed-region text:id="ct1238767912">
          <text:format-change>
            <office:change-info>
              <dc:creator>Friedhelm Abels</dc:creator>
              <dc:date>2005-04-09T10:44:00</dc:date>
            </office:change-info>
          </text:format-change>
        </text:changed-region>
        <text:changed-region text:id="ct1142932896">
          <text:insertion>
            <office:change-info>
              <dc:creator>Thomas Hackert</dc:creator>
              <dc:date>2005-02-26T17:54:00</dc:date>
            </office:change-info>
          </text:insertion>
        </text:changed-region>
        <text:changed-region text:id="ct1201911048">
          <text:format-change>
            <office:change-info>
              <dc:creator>Friedhelm Abels</dc:creator>
              <dc:date>2005-04-09T10:44:00</dc:date>
            </office:change-info>
          </text:format-change>
        </text:changed-region>
        <text:changed-region text:id="ct1238768272">
          <text:deletion>
            <office:change-info>
              <dc:creator>Thomas Hackert</dc:creator>
              <dc:date>2005-02-26T17:54:00</dc:date>
            </office:change-info>
            <text:p text:style-name="P10">liche</text:p>
          </text:deletion>
        </text:changed-region>
        <text:changed-region text:id="ct1225807416">
          <text:insertion>
            <office:change-info>
              <dc:creator>Thomas Hackert</dc:creator>
              <dc:date>2005-02-26T17:54:00</dc:date>
            </office:change-info>
          </text:insertion>
        </text:changed-region>
        <text:changed-region text:id="ct1225806536">
          <text:format-change>
            <office:change-info>
              <dc:creator>Friedhelm Abels</dc:creator>
              <dc:date>2005-04-09T10:44:00</dc:date>
            </office:change-info>
          </text:format-change>
        </text:changed-region>
        <text:changed-region text:id="ct1238768712">
          <text:deletion>
            <office:change-info>
              <dc:creator>Thomas Hackert</dc:creator>
              <dc:date>2005-02-26T17:54:00</dc:date>
            </office:change-info>
            <text:p text:style-name="P10">lokal</text:p>
          </text:deletion>
        </text:changed-region>
        <text:changed-region text:id="ct1201910424">
          <text:insertion>
            <office:change-info>
              <dc:creator>Thomas Hackert</dc:creator>
              <dc:date>2005-02-26T17:54:00</dc:date>
            </office:change-info>
          </text:insertion>
        </text:changed-region>
        <text:changed-region text:id="ct1218451216">
          <text:format-change>
            <office:change-info>
              <dc:creator>Friedhelm Abels</dc:creator>
              <dc:date>2005-04-09T10:44:00</dc:date>
            </office:change-info>
          </text:format-change>
        </text:changed-region>
        <text:changed-region text:id="ct1199493960">
          <text:insertion>
            <office:change-info>
              <dc:creator>Thomas Hackert</dc:creator>
              <dc:date>2005-02-26T17:54:00</dc:date>
            </office:change-info>
          </text:insertion>
        </text:changed-region>
        <text:changed-region text:id="ct1214829736">
          <text:format-change>
            <office:change-info>
              <dc:creator>Friedhelm Abels</dc:creator>
              <dc:date>2005-04-09T10:44:00</dc:date>
            </office:change-info>
          </text:format-change>
        </text:changed-region>
        <text:changed-region text:id="ct1199493840">
          <text:deletion>
            <office:change-info>
              <dc:creator>Thomas Hackert</dc:creator>
              <dc:date>2005-02-26T17:54:00</dc:date>
            </office:change-info>
            <text:p text:style-name="P10">D</text:p>
          </text:deletion>
        </text:changed-region>
        <text:changed-region text:id="ct1199493448">
          <text:insertion>
            <office:change-info>
              <dc:creator>Thomas Hackert</dc:creator>
              <dc:date>2005-02-26T17:54:00</dc:date>
            </office:change-info>
          </text:insertion>
        </text:changed-region>
        <text:changed-region text:id="ct1214829272">
          <text:format-change>
            <office:change-info>
              <dc:creator>Friedhelm Abels</dc:creator>
              <dc:date>2005-04-09T10:44:00</dc:date>
            </office:change-info>
          </text:format-change>
        </text:changed-region>
        <text:changed-region text:id="ct1216597584">
          <text:deletion>
            <office:change-info>
              <dc:creator>Thomas Hackert</dc:creator>
              <dc:date>2005-02-26T17:54:00</dc:date>
            </office:change-info>
            <text:p text:style-name="P10">t</text:p>
          </text:deletion>
        </text:changed-region>
        <text:changed-region text:id="ct1201911272">
          <text:insertion>
            <office:change-info>
              <dc:creator>Thomas Hackert</dc:creator>
              <dc:date>2005-02-26T17:54:00</dc:date>
            </office:change-info>
          </text:insertion>
        </text:changed-region>
        <text:changed-region text:id="ct1232934512">
          <text:format-change>
            <office:change-info>
              <dc:creator>Friedhelm Abels</dc:creator>
              <dc:date>2005-04-09T10:45:00</dc:date>
            </office:change-info>
          </text:format-change>
        </text:changed-region>
        <text:changed-region text:id="ct1227009544">
          <text:format-change>
            <office:change-info>
              <dc:creator>Friedhelm Abels</dc:creator>
              <dc:date>2005-04-09T10:45:00</dc:date>
            </office:change-info>
          </text:format-change>
        </text:changed-region>
        <text:changed-region text:id="ct1218450576">
          <text:deletion>
            <office:change-info>
              <dc:creator>Thomas Hackert</dc:creator>
              <dc:date>2005-02-26T17:55:00</dc:date>
            </office:change-info>
            <text:p text:style-name="P10">Neue lokale Daten (und Zeichenfolgen in der Auswahlliste der Sprachen, falls nicht schon vorhanden):</text:p>
          </text:deletion>
        </text:changed-region>
        <text:changed-region text:id="ct1218373488">
          <text:insertion>
            <office:change-info>
              <dc:creator>Thomas Hackert</dc:creator>
              <dc:date>2005-02-26T17:55:00</dc:date>
            </office:change-info>
          </text:insertion>
        </text:changed-region>
        <text:changed-region text:id="ct1238634728">
          <text:format-change>
            <office:change-info>
              <dc:creator>Friedhelm Abels</dc:creator>
              <dc:date>2005-04-09T10:45:00</dc:date>
            </office:change-info>
          </text:format-change>
        </text:changed-region>
        <text:changed-region text:id="ct1238637176">
          <text:format-change>
            <office:change-info>
              <dc:creator>Friedhelm Abels</dc:creator>
              <dc:date>2005-04-09T10:44:00</dc:date>
            </office:change-info>
          </text:format-change>
        </text:changed-region>
        <text:changed-region text:id="ct1238637280">
          <text:deletion>
            <office:change-info>
              <dc:creator>Thomas Hackert</dc:creator>
              <dc:date>2005-02-26T17:57:00</dc:date>
            </office:change-info>
            <text:p text:style-name="P10">Werkzeugleistenkonzept</text:p>
          </text:deletion>
        </text:changed-region>
        <text:changed-region text:id="ct1238637936">
          <text:insertion>
            <office:change-info>
              <dc:creator>Thomas Hackert</dc:creator>
              <dc:date>2005-02-26T17:57:00</dc:date>
            </office:change-info>
          </text:insertion>
        </text:changed-region>
        <text:changed-region text:id="ct1238639616">
          <text:format-change>
            <office:change-info>
              <dc:creator>Friedhelm Abels</dc:creator>
              <dc:date>2005-04-09T10:45:00</dc:date>
            </office:change-info>
          </text:format-change>
        </text:changed-region>
        <text:changed-region text:id="ct1238630792">
          <text:format-change>
            <office:change-info>
              <dc:creator>Friedhelm Abels</dc:creator>
              <dc:date>2005-04-09T10:45:00</dc:date>
            </office:change-info>
          </text:format-change>
        </text:changed-region>
        <text:changed-region text:id="ct1238639072">
          <text:deletion>
            <office:change-info>
              <dc:creator>Thomas Hackert</dc:creator>
              <dc:date>2005-02-26T17:59:00</dc:date>
            </office:change-info>
            <text:p text:style-name="P10">Werkzeugleiste</text:p>
          </text:deletion>
        </text:changed-region>
        <text:changed-region text:id="ct1238639304">
          <text:insertion>
            <office:change-info>
              <dc:creator>Thomas Hackert</dc:creator>
              <dc:date>2005-02-26T17:59:00</dc:date>
            </office:change-info>
          </text:insertion>
        </text:changed-region>
        <text:changed-region text:id="ct1238639408">
          <text:format-change>
            <office:change-info>
              <dc:creator>Friedhelm Abels</dc:creator>
              <dc:date>2005-04-09T10:44:00</dc:date>
            </office:change-info>
          </text:format-change>
        </text:changed-region>
        <text:changed-region text:id="ct1237490808">
          <text:deletion>
            <office:change-info>
              <dc:creator>Thomas Hackert</dc:creator>
              <dc:date>2005-02-26T17:59:00</dc:date>
            </office:change-info>
            <text:p text:style-name="P10">Werkzeugleiste</text:p>
          </text:deletion>
        </text:changed-region>
        <text:changed-region text:id="ct1238646592">
          <text:insertion>
            <office:change-info>
              <dc:creator>Thomas Hackert</dc:creator>
              <dc:date>2005-02-26T17:59:00</dc:date>
            </office:change-info>
          </text:insertion>
        </text:changed-region>
        <text:changed-region text:id="ct1238643176">
          <text:format-change>
            <office:change-info>
              <dc:creator>Friedhelm Abels</dc:creator>
              <dc:date>2005-04-09T10:44:00</dc:date>
            </office:change-info>
          </text:format-change>
        </text:changed-region>
        <text:changed-region text:id="ct1238643544">
          <text:insertion>
            <office:change-info>
              <dc:creator>Piii1000</dc:creator>
              <dc:date>2005-02-06T12:25:00</dc:date>
            </office:change-info>
          </text:insertion>
        </text:changed-region>
        <text:changed-region text:id="ct1238642880">
          <text:format-change>
            <office:change-info>
              <dc:creator>Friedhelm Abels</dc:creator>
              <dc:date>2005-04-09T10:44:00</dc:date>
            </office:change-info>
          </text:format-change>
        </text:changed-region>
        <text:changed-region text:id="ct1184532664">
          <text:deletion>
            <office:change-info>
              <dc:creator>Thomas Hackert</dc:creator>
              <dc:date>2005-02-26T17:59:00</dc:date>
            </office:change-info>
            <text:p text:style-name="P12">Werkzeugleiste</text:p>
          </text:deletion>
        </text:changed-region>
        <text:changed-region text:id="ct1238637704">
          <text:insertion>
            <office:change-info>
              <dc:creator>Thomas Hackert</dc:creator>
              <dc:date>2005-02-26T17:59:00</dc:date>
            </office:change-info>
          </text:insertion>
        </text:changed-region>
        <text:changed-region text:id="ct1200881392">
          <text:format-change>
            <office:change-info>
              <dc:creator>Friedhelm Abels</dc:creator>
              <dc:date>2005-04-09T10:44:00</dc:date>
            </office:change-info>
          </text:format-change>
        </text:changed-region>
        <text:changed-region text:id="ct1238646472">
          <text:insertion>
            <office:change-info>
              <dc:creator>unknown</dc:creator>
              <dc:date>2005-02-13T16:31:00</dc:date>
            </office:change-info>
          </text:insertion>
        </text:changed-region>
        <text:changed-region text:id="ct1238632168">
          <text:deletion>
            <office:change-info>
              <dc:creator>unknown</dc:creator>
              <dc:date>2005-02-13T16:31:00</dc:date>
            </office:change-info>
            <text:p text:style-name="P12">e</text:p>
          </text:deletion>
        </text:changed-region>
        <text:changed-region text:id="ct1218487960">
          <text:format-change>
            <office:change-info>
              <dc:creator>Friedhelm Abels</dc:creator>
              <dc:date>2005-04-09T10:44:00</dc:date>
            </office:change-info>
          </text:format-change>
        </text:changed-region>
        <text:changed-region text:id="ct1200881624">
          <text:insertion>
            <office:change-info>
              <dc:creator>unknown</dc:creator>
              <dc:date>2005-02-13T16:31:00</dc:date>
            </office:change-info>
          </text:insertion>
        </text:changed-region>
        <text:changed-region text:id="ct1238633352">
          <text:deletion>
            <office:change-info>
              <dc:creator>unknown</dc:creator>
              <dc:date>2005-02-13T16:31:00</dc:date>
            </office:change-info>
            <text:p text:style-name="P12">d</text:p>
          </text:deletion>
        </text:changed-region>
        <text:changed-region text:id="ct1238637808">
          <text:format-change>
            <office:change-info>
              <dc:creator>Friedhelm Abels</dc:creator>
              <dc:date>2005-04-09T10:45:00</dc:date>
            </office:change-info>
          </text:format-change>
        </text:changed-region>
        <text:changed-region text:id="ct1184370360">
          <text:format-change>
            <office:change-info>
              <dc:creator>Friedhelm Abels</dc:creator>
              <dc:date>2005-04-09T10:44:00</dc:date>
            </office:change-info>
          </text:format-change>
        </text:changed-region>
        <text:changed-region text:id="ct1198770712">
          <text:deletion>
            <office:change-info>
              <dc:creator>Thomas Hackert</dc:creator>
              <dc:date>2005-02-26T17:59:00</dc:date>
            </office:change-info>
            <text:p text:style-name="P11"><text:span text:style-name="T13">Werkzeugleiste</text:span></text:p>
          </text:deletion>
        </text:changed-region>
        <text:changed-region text:id="ct1233026032">
          <text:insertion>
            <office:change-info>
              <dc:creator>Thomas Hackert</dc:creator>
              <dc:date>2005-02-26T17:59:00</dc:date>
            </office:change-info>
          </text:insertion>
        </text:changed-region>
        <text:changed-region text:id="ct1239162888">
          <text:format-change>
            <office:change-info>
              <dc:creator>Friedhelm Abels</dc:creator>
              <dc:date>2005-04-09T10:44:00</dc:date>
            </office:change-info>
          </text:format-change>
        </text:changed-region>
        <text:changed-region text:id="ct1224726904">
          <text:deletion>
            <office:change-info>
              <dc:creator>Thomas Hackert</dc:creator>
              <dc:date>2005-02-26T17:59:00</dc:date>
            </office:change-info>
            <text:p text:style-name="P12">Werkzeugleiste</text:p>
          </text:deletion>
        </text:changed-region>
        <text:changed-region text:id="ct1218372848">
          <text:insertion>
            <office:change-info>
              <dc:creator>Thomas Hackert</dc:creator>
              <dc:date>2005-02-26T17:59:00</dc:date>
            </office:change-info>
          </text:insertion>
        </text:changed-region>
        <text:changed-region text:id="ct1184533040">
          <text:format-change>
            <office:change-info>
              <dc:creator>Friedhelm Abels</dc:creator>
              <dc:date>2005-04-09T10:44:00</dc:date>
            </office:change-info>
          </text:format-change>
        </text:changed-region>
        <text:changed-region text:id="ct1201196928">
          <text:insertion>
            <office:change-info>
              <dc:creator>Jürgen Wippler</dc:creator>
              <dc:date>2005-03-02T17:49:00</dc:date>
            </office:change-info>
          </text:insertion>
        </text:changed-region>
        <text:changed-region text:id="ct1201196560">
          <text:format-change>
            <office:change-info>
              <dc:creator>Friedhelm Abels</dc:creator>
              <dc:date>2005-04-09T10:44:00</dc:date>
            </office:change-info>
          </text:format-change>
        </text:changed-region>
        <text:changed-region text:id="ct1201976336">
          <text:deletion>
            <office:change-info>
              <dc:creator>Thomas Hackert</dc:creator>
              <dc:date>2005-02-26T17:59:00</dc:date>
            </office:change-info>
            <text:p text:style-name="P12">Werkzeugleiste</text:p>
          </text:deletion>
        </text:changed-region>
        <text:changed-region text:id="ct1238630896">
          <text:insertion>
            <office:change-info>
              <dc:creator>Thomas Hackert</dc:creator>
              <dc:date>2005-02-26T17:59:00</dc:date>
            </office:change-info>
          </text:insertion>
        </text:changed-region>
        <text:changed-region text:id="ct1200507912">
          <text:format-change>
            <office:change-info>
              <dc:creator>Friedhelm Abels</dc:creator>
              <dc:date>2005-04-09T10:44:00</dc:date>
            </office:change-info>
          </text:format-change>
        </text:changed-region>
        <text:changed-region text:id="ct1201976976">
          <text:deletion>
            <office:change-info>
              <dc:creator>Thomas Hackert</dc:creator>
              <dc:date>2005-02-26T17:59:00</dc:date>
            </office:change-info>
            <text:p text:style-name="P12">Werkzeugleiste</text:p>
          </text:deletion>
        </text:changed-region>
        <text:changed-region text:id="ct1239289488">
          <text:insertion>
            <office:change-info>
              <dc:creator>Thomas Hackert</dc:creator>
              <dc:date>2005-02-26T17:59:00</dc:date>
            </office:change-info>
          </text:insertion>
        </text:changed-region>
        <text:changed-region text:id="ct1230577728">
          <text:format-change>
            <office:change-info>
              <dc:creator>Friedhelm Abels</dc:creator>
              <dc:date>2005-04-09T10:44:00</dc:date>
            </office:change-info>
          </text:format-change>
        </text:changed-region>
        <text:changed-region text:id="ct1198560240">
          <text:insertion>
            <office:change-info>
              <dc:creator>Piii1000</dc:creator>
              <dc:date>2005-02-06T12:25:00</dc:date>
            </office:change-info>
          </text:insertion>
        </text:changed-region>
        <text:changed-region text:id="ct1199493176">
          <text:deletion>
            <office:change-info>
              <dc:creator>Piii1000</dc:creator>
              <dc:date>2005-02-06T12:25:00</dc:date>
            </office:change-info>
            <text:p text:style-name="P12">A</text:p>
          </text:deletion>
        </text:changed-region>
        <text:changed-region text:id="ct1238978656">
          <text:format-change>
            <office:change-info>
              <dc:creator>Friedhelm Abels</dc:creator>
              <dc:date>2005-04-09T10:44:00</dc:date>
            </office:change-info>
          </text:format-change>
        </text:changed-region>
        <text:changed-region text:id="ct1198560072">
          <text:deletion>
            <office:change-info>
              <dc:creator>Thomas Hackert</dc:creator>
              <dc:date>2005-02-26T17:59:00</dc:date>
            </office:change-info>
            <text:p text:style-name="P12">Werkzeugleiste</text:p>
          </text:deletion>
        </text:changed-region>
        <text:changed-region text:id="ct1216597776">
          <text:insertion>
            <office:change-info>
              <dc:creator>Thomas Hackert</dc:creator>
              <dc:date>2005-02-26T17:59:00</dc:date>
            </office:change-info>
          </text:insertion>
        </text:changed-region>
        <text:changed-region text:id="ct1225918960">
          <text:format-change>
            <office:change-info>
              <dc:creator>Friedhelm Abels</dc:creator>
              <dc:date>2005-04-09T10:44:00</dc:date>
            </office:change-info>
          </text:format-change>
        </text:changed-region>
        <text:changed-region text:id="ct1241095160">
          <text:deletion>
            <office:change-info>
              <dc:creator>Thomas Hackert</dc:creator>
              <dc:date>2005-02-26T17:59:00</dc:date>
            </office:change-info>
            <text:p text:style-name="P12">Werkzeugleiste</text:p>
          </text:deletion>
        </text:changed-region>
        <text:changed-region text:id="ct1238639176">
          <text:insertion>
            <office:change-info>
              <dc:creator>Thomas Hackert</dc:creator>
              <dc:date>2005-02-26T17:59:00</dc:date>
            </office:change-info>
          </text:insertion>
        </text:changed-region>
        <text:changed-region text:id="ct1241088368">
          <text:format-change>
            <office:change-info>
              <dc:creator>Friedhelm Abels</dc:creator>
              <dc:date>2005-04-09T10:44:00</dc:date>
            </office:change-info>
          </text:format-change>
        </text:changed-region>
        <text:changed-region text:id="ct1240018576">
          <text:deletion>
            <office:change-info>
              <dc:creator>Piii1000</dc:creator>
              <dc:date>2005-02-06T12:26:00</dc:date>
            </office:change-info>
            <text:p text:style-name="P12">....</text:p>
          </text:deletion>
        </text:changed-region>
        <text:changed-region text:id="ct1198540528">
          <text:insertion>
            <office:change-info>
              <dc:creator>Piii1000</dc:creator>
              <dc:date>2005-02-06T12:26:00</dc:date>
            </office:change-info>
          </text:insertion>
        </text:changed-region>
        <text:changed-region text:id="ct1218440288">
          <text:format-change>
            <office:change-info>
              <dc:creator>Friedhelm Abels</dc:creator>
              <dc:date>2005-04-09T10:44:00</dc:date>
            </office:change-info>
          </text:format-change>
        </text:changed-region>
        <text:changed-region text:id="ct1241092168">
          <text:deletion>
            <office:change-info>
              <dc:creator>Thomas Hackert</dc:creator>
              <dc:date>2005-02-26T17:59:00</dc:date>
            </office:change-info>
            <text:p text:style-name="P12">Werkzeugleiste</text:p>
          </text:deletion>
        </text:changed-region>
        <text:changed-region text:id="ct1241095592">
          <text:insertion>
            <office:change-info>
              <dc:creator>Thomas Hackert</dc:creator>
              <dc:date>2005-02-26T17:59:00</dc:date>
            </office:change-info>
          </text:insertion>
        </text:changed-region>
        <text:changed-region text:id="ct1214710280">
          <text:format-change>
            <office:change-info>
              <dc:creator>Friedhelm Abels</dc:creator>
              <dc:date>2005-04-09T10:45:00</dc:date>
            </office:change-info>
          </text:format-change>
        </text:changed-region>
        <text:changed-region text:id="ct1238622312">
          <text:format-change>
            <office:change-info>
              <dc:creator>Friedhelm Abels</dc:creator>
              <dc:date>2005-04-09T10:45:00</dc:date>
            </office:change-info>
          </text:format-change>
        </text:changed-region>
        <text:changed-region text:id="ct1200895752">
          <text:format-change>
            <office:change-info>
              <dc:creator>Friedhelm Abels</dc:creator>
              <dc:date>2005-04-09T10:45:00</dc:date>
            </office:change-info>
          </text:format-change>
        </text:changed-region>
        <text:changed-region text:id="ct1201571776">
          <text:format-change>
            <office:change-info>
              <dc:creator>Friedhelm Abels</dc:creator>
              <dc:date>2005-04-09T10:44:00</dc:date>
            </office:change-info>
          </text:format-change>
        </text:changed-region>
        <text:changed-region text:id="ct1225853224">
          <text:insertion>
            <office:change-info>
              <dc:creator>Piii1000</dc:creator>
              <dc:date>2005-02-06T12:26:00</dc:date>
            </office:change-info>
          </text:insertion>
        </text:changed-region>
        <text:changed-region text:id="ct1201887664">
          <text:deletion>
            <office:change-info>
              <dc:creator>Piii1000</dc:creator>
              <dc:date>2005-02-06T12:26:00</dc:date>
            </office:change-info>
            <text:p text:style-name="P10">sie </text:p>
          </text:deletion>
        </text:changed-region>
        <text:changed-region text:id="ct1200525728">
          <text:insertion>
            <office:change-info>
              <dc:creator>Piii1000</dc:creator>
              <dc:date>2005-02-06T12:26:00</dc:date>
            </office:change-info>
          </text:insertion>
        </text:changed-region>
        <text:changed-region text:id="ct1227006112">
          <text:format-change>
            <office:change-info>
              <dc:creator>Friedhelm Abels</dc:creator>
              <dc:date>2005-04-09T10:45:00</dc:date>
            </office:change-info>
          </text:format-change>
        </text:changed-region>
        <text:changed-region text:id="ct1238759864">
          <text:deletion>
            <office:change-info>
              <dc:creator>Thomas Hackert</dc:creator>
              <dc:date>2005-04-27T15:31:00</dc:date>
            </office:change-info>
            <text:p text:style-name="P10"><text:span text:style-name="T2">Stile und </text:span></text:p>
          </text:deletion>
        </text:changed-region>
        <text:changed-region text:id="ct1200525944">
          <text:format-change>
            <office:change-info>
              <dc:creator>Friedhelm Abels</dc:creator>
              <dc:date>2005-04-09T10:45:00</dc:date>
            </office:change-info>
          </text:format-change>
        </text:changed-region>
        <text:changed-region text:id="ct1238759192">
          <text:deletion>
            <office:change-info>
              <dc:creator>Thomas Hackert</dc:creator>
              <dc:date>2005-04-27T15:31:00</dc:date>
            </office:change-info>
            <text:p text:style-name="P10"><text:span text:style-name="T2">i</text:span></text:p>
          </text:deletion>
        </text:changed-region>
        <text:changed-region text:id="ct1238759024">
          <text:deletion>
            <office:change-info>
              <dc:creator>Thomas Hackert</dc:creator>
              <dc:date>2005-04-27T15:32:00</dc:date>
            </office:change-info>
            <text:p text:style-name="P10"><text:span text:style-name="T2">erun</text:span></text:p>
          </text:deletion>
        </text:changed-region>
        <text:changed-region text:id="ct1239031224">
          <text:insertion>
            <office:change-info>
              <dc:creator>Thomas Hackert</dc:creator>
              <dc:date>2005-04-27T15:32:00</dc:date>
            </office:change-info>
          </text:insertion>
        </text:changed-region>
        <text:changed-region text:id="ct1201197352">
          <text:format-change>
            <office:change-info>
              <dc:creator>Friedhelm Abels</dc:creator>
              <dc:date>2005-04-09T10:45:00</dc:date>
            </office:change-info>
          </text:format-change>
        </text:changed-region>
        <text:changed-region text:id="ct1201988448">
          <text:insertion>
            <office:change-info>
              <dc:creator>Thomas Hackert</dc:creator>
              <dc:date>2005-04-27T15:32:00</dc:date>
            </office:change-info>
          </text:insertion>
        </text:changed-region>
        <text:changed-region text:id="ct1239317680">
          <text:deletion>
            <office:change-info>
              <dc:creator>Thomas Hackert</dc:creator>
              <dc:date>2005-04-27T15:35:00</dc:date>
            </office:change-info>
            <text:p text:style-name="P10"><text:span text:style-name="T2">-</text:span><text:span text:style-name="T18">F</text:span></text:p>
          </text:deletion>
        </text:changed-region>
        <text:changed-region text:id="ct1198560792">
          <text:insertion>
            <office:change-info>
              <dc:creator>Thomas Hackert</dc:creator>
              <dc:date>2005-04-27T15:35:00</dc:date>
            </office:change-info>
          </text:insertion>
        </text:changed-region>
        <text:changed-region text:id="ct1239162656">
          <text:format-change>
            <office:change-info>
              <dc:creator>Thomas Hackert</dc:creator>
              <dc:date>2005-04-27T15:35:00</dc:date>
            </office:change-info>
          </text:format-change>
        </text:changed-region>
        <text:changed-region text:id="ct1218487168">
          <text:format-change>
            <office:change-info>
              <dc:creator>Friedhelm Abels</dc:creator>
              <dc:date>2005-04-09T10:45:00</dc:date>
            </office:change-info>
          </text:format-change>
        </text:changed-region>
        <text:changed-region text:id="ct1216583472">
          <text:format-change>
            <office:change-info>
              <dc:creator>Friedhelm Abels</dc:creator>
              <dc:date>2005-04-09T10:44:00</dc:date>
            </office:change-info>
          </text:format-change>
        </text:changed-region>
        <text:changed-region text:id="ct1217358808">
          <text:deletion>
            <office:change-info>
              <dc:creator>Thomas Hackert</dc:creator>
              <dc:date>2005-04-27T15:28:00</dc:date>
            </office:change-info>
            <text:p text:style-name="P12"><text:span text:style-name="T2">Formatvorlagen- und Formatierung</text:span></text:p>
          </text:deletion>
        </text:changed-region>
        <text:changed-region text:id="ct1200507680">
          <text:insertion>
            <office:change-info>
              <dc:creator>Thomas Hackert</dc:creator>
              <dc:date>2005-04-27T15:28:00</dc:date>
            </office:change-info>
          </text:insertion>
        </text:changed-region>
        <text:changed-region text:id="ct1198776440">
          <text:deletion>
            <office:change-info>
              <dc:creator>Thomas Hackert</dc:creator>
              <dc:date>2005-04-27T15:35:00</dc:date>
            </office:change-info>
            <text:p text:style-name="P12"><text:span text:style-name="T19">s</text:span></text:p>
          </text:deletion>
        </text:changed-region>
        <text:changed-region text:id="ct1198767136">
          <text:format-change>
            <office:change-info>
              <dc:creator>Friedhelm Abels</dc:creator>
              <dc:date>2005-04-09T10:44:00</dc:date>
            </office:change-info>
          </text:format-change>
        </text:changed-region>
        <text:changed-region text:id="ct1218432232">
          <text:deletion>
            <office:change-info>
              <dc:creator>unknown</dc:creator>
              <dc:date>2005-02-13T16:33:00</dc:date>
            </office:change-info>
            <text:p text:style-name="P12"><text:s/>(klicken Sie auf das Zeichen, um eine Liste der Stile anzuzeigen)</text:p>
          </text:deletion>
        </text:changed-region>
        <text:changed-region text:id="ct1198847744">
          <text:format-change>
            <office:change-info>
              <dc:creator>Friedhelm Abels</dc:creator>
              <dc:date>2005-04-09T10:44:00</dc:date>
            </office:change-info>
          </text:format-change>
        </text:changed-region>
        <text:changed-region text:id="ct1233019920">
          <text:insertion>
            <office:change-info>
              <dc:creator>unknown</dc:creator>
              <dc:date>2005-02-13T16:33:00</dc:date>
            </office:change-info>
          </text:insertion>
        </text:changed-region>
        <text:changed-region text:id="ct1218432504">
          <text:format-change>
            <office:change-info>
              <dc:creator>Friedhelm Abels</dc:creator>
              <dc:date>2005-04-09T10:44:00</dc:date>
            </office:change-info>
          </text:format-change>
        </text:changed-region>
        <text:changed-region text:id="ct1202014032">
          <text:insertion>
            <office:change-info>
              <dc:creator>unknown</dc:creator>
              <dc:date>2005-02-13T16:34:00</dc:date>
            </office:change-info>
          </text:insertion>
        </text:changed-region>
        <text:changed-region text:id="ct1239306784">
          <text:deletion>
            <office:change-info>
              <dc:creator>unknown</dc:creator>
              <dc:date>2005-02-13T16:34:00</dc:date>
            </office:change-info>
            <text:p text:style-name="P12"><text:s/>(klicken Sie auf das Zeichen)</text:p>
          </text:deletion>
        </text:changed-region>
        <text:changed-region text:id="ct1239306272">
          <text:format-change>
            <office:change-info>
              <dc:creator>Friedhelm Abels</dc:creator>
              <dc:date>2005-04-09T10:44:00</dc:date>
            </office:change-info>
          </text:format-change>
        </text:changed-region>
        <text:changed-region text:id="ct1239306896">
          <text:insertion>
            <office:change-info>
              <dc:creator>unknown</dc:creator>
              <dc:date>2005-02-13T16:34:00</dc:date>
            </office:change-info>
          </text:insertion>
        </text:changed-region>
        <text:changed-region text:id="ct1198772016">
          <text:format-change>
            <office:change-info>
              <dc:creator>Friedhelm Abels</dc:creator>
              <dc:date>2005-04-09T10:45:00</dc:date>
            </office:change-info>
          </text:format-change>
        </text:changed-region>
        <text:changed-region text:id="ct1198400296">
          <text:deletion>
            <office:change-info>
              <dc:creator>Thomas Hackert</dc:creator>
              <dc:date>2005-04-27T15:27:00</dc:date>
            </office:change-info>
            <text:p text:style-name="P12"><text:span text:style-name="T2">- und Formatierungs</text:span></text:p>
          </text:deletion>
        </text:changed-region>
        <text:changed-region text:id="ct1250505104">
          <text:format-change>
            <office:change-info>
              <dc:creator>Friedhelm Abels</dc:creator>
              <dc:date>2005-04-09T10:45:00</dc:date>
            </office:change-info>
          </text:format-change>
        </text:changed-region>
        <text:changed-region text:id="ct1198560560">
          <text:deletion>
            <office:change-info>
              <dc:creator>Thomas Hackert</dc:creator>
              <dc:date>2005-04-27T15:28:00</dc:date>
            </office:change-info>
            <text:p text:style-name="P12"><text:span text:style-name="T2">Formatvorlagen- und Formatierung</text:span></text:p>
          </text:deletion>
        </text:changed-region>
        <text:changed-region text:id="ct1216582712">
          <text:insertion>
            <office:change-info>
              <dc:creator>Thomas Hackert</dc:creator>
              <dc:date>2005-04-27T15:28:00</dc:date>
            </office:change-info>
          </text:insertion>
        </text:changed-region>
        <text:changed-region text:id="ct1238782192">
          <text:format-change>
            <office:change-info>
              <dc:creator>Friedhelm Abels</dc:creator>
              <dc:date>2005-04-09T10:45:00</dc:date>
            </office:change-info>
          </text:format-change>
        </text:changed-region>
        <text:changed-region text:id="ct1239115016">
          <text:deletion>
            <office:change-info>
              <dc:creator>Thomas Hackert</dc:creator>
              <dc:date>2005-02-26T18:01:00</dc:date>
            </office:change-info>
            <text:p text:style-name="P10">Kürz</text:p>
          </text:deletion>
        </text:changed-region>
        <text:changed-region text:id="ct1227133920">
          <text:insertion>
            <office:change-info>
              <dc:creator>Thomas Hackert</dc:creator>
              <dc:date>2005-02-26T18:01:00</dc:date>
            </office:change-info>
          </text:insertion>
        </text:changed-region>
        <text:changed-region text:id="ct1238948752">
          <text:format-change>
            <office:change-info>
              <dc:creator>Friedhelm Abels</dc:creator>
              <dc:date>2005-04-09T10:44:00</dc:date>
            </office:change-info>
          </text:format-change>
        </text:changed-region>
        <text:changed-region text:id="ct1198399664">
          <text:deletion>
            <office:change-info>
              <dc:creator>Thomas Hackert</dc:creator>
              <dc:date>2005-02-26T18:01:00</dc:date>
            </office:change-info>
            <text:p text:style-name="P10">ich</text:p>
          </text:deletion>
        </text:changed-region>
        <text:changed-region text:id="ct1239413704">
          <text:insertion>
            <office:change-info>
              <dc:creator>Thomas Hackert</dc:creator>
              <dc:date>2005-02-26T18:01:00</dc:date>
            </office:change-info>
          </text:insertion>
        </text:changed-region>
        <text:changed-region text:id="ct1239413936">
          <text:format-change>
            <office:change-info>
              <dc:creator>Friedhelm Abels</dc:creator>
              <dc:date>2005-04-09T10:45:00</dc:date>
            </office:change-info>
          </text:format-change>
        </text:changed-region>
        <text:changed-region text:id="ct1230498696">
          <text:format-change>
            <office:change-info>
              <dc:creator>Friedhelm Abels</dc:creator>
              <dc:date>2005-04-09T10:45:00</dc:date>
            </office:change-info>
          </text:format-change>
        </text:changed-region>
        <text:changed-region text:id="ct1218431888">
          <text:format-change>
            <office:change-info>
              <dc:creator>Friedhelm Abels</dc:creator>
              <dc:date>2005-04-09T10:44:00</dc:date>
            </office:change-info>
          </text:format-change>
        </text:changed-region>
        <text:changed-region text:id="ct1230499536">
          <text:deletion>
            <office:change-info>
              <dc:creator>Thomas Hackert</dc:creator>
              <dc:date>2005-02-26T18:01:00</dc:date>
            </office:change-info>
            <text:p text:style-name="P10">auch </text:p>
          </text:deletion>
        </text:changed-region>
        <text:changed-region text:id="ct1230499768">
          <text:format-change>
            <office:change-info>
              <dc:creator>Friedhelm Abels</dc:creator>
              <dc:date>2005-04-09T10:45:00</dc:date>
            </office:change-info>
          </text:format-change>
        </text:changed-region>
        <text:changed-region text:id="ct1218454160">
          <text:format-change>
            <office:change-info>
              <dc:creator>Friedhelm Abels</dc:creator>
              <dc:date>2005-04-09T10:45:00</dc:date>
            </office:change-info>
          </text:format-change>
        </text:changed-region>
        <text:changed-region text:id="ct1225934888">
          <text:format-change>
            <office:change-info>
              <dc:creator>Friedhelm Abels</dc:creator>
              <dc:date>2005-04-09T10:45:00</dc:date>
            </office:change-info>
          </text:format-change>
        </text:changed-region>
        <text:changed-region text:id="ct1198774408">
          <text:format-change>
            <office:change-info>
              <dc:creator>Friedhelm Abels</dc:creator>
              <dc:date>2005-04-09T10:45:00</dc:date>
            </office:change-info>
          </text:format-change>
        </text:changed-region>
        <text:changed-region text:id="ct1218433360">
          <text:format-change>
            <office:change-info>
              <dc:creator>Friedhelm Abels</dc:creator>
              <dc:date>2005-04-09T10:44:00</dc:date>
            </office:change-info>
          </text:format-change>
        </text:changed-region>
        <text:changed-region text:id="ct1184522760">
          <text:insertion>
            <office:change-info>
              <dc:creator>Piii1000</dc:creator>
              <dc:date>2005-02-06T12:27:00</dc:date>
            </office:change-info>
          </text:insertion>
        </text:changed-region>
        <text:changed-region text:id="ct1201852432">
          <text:deletion>
            <office:change-info>
              <dc:creator>Piii1000</dc:creator>
              <dc:date>2005-02-06T12:27:00</dc:date>
            </office:change-info>
            <text:p text:style-name="P11"><text:span text:style-name="T3">s</text:span></text:p>
          </text:deletion>
        </text:changed-region>
        <text:changed-region text:id="ct1218457824">
          <text:format-change>
            <office:change-info>
              <dc:creator>Friedhelm Abels</dc:creator>
              <dc:date>2005-04-09T10:45:00</dc:date>
            </office:change-info>
          </text:format-change>
        </text:changed-region>
        <text:changed-region text:id="ct1218459624">
          <text:format-change>
            <office:change-info>
              <dc:creator>Thomas Hackert</dc:creator>
              <dc:date>2005-04-27T15:44:00</dc:date>
            </office:change-info>
          </text:format-change>
        </text:changed-region>
        <text:changed-region text:id="ct1218460680">
          <text:format-change>
            <office:change-info>
              <dc:creator>Friedhelm Abels</dc:creator>
              <dc:date>2005-04-09T10:45:00</dc:date>
            </office:change-info>
          </text:format-change>
        </text:changed-region>
        <text:changed-region text:id="ct1200927216">
          <text:insertion>
            <office:change-info>
              <dc:creator>Friedhelm Abels</dc:creator>
              <dc:date>2005-04-09T10:51:00</dc:date>
            </office:change-info>
          </text:insertion>
        </text:changed-region>
        <text:changed-region text:id="ct1218459728">
          <text:insertion>
            <office:change-info>
              <dc:creator>Thomas Hackert</dc:creator>
              <dc:date>2005-04-27T15:46:00</dc:date>
            </office:change-info>
          </text:insertion>
        </text:changed-region>
        <text:changed-region text:id="ct1238909752">
          <text:insertion>
            <office:change-info>
              <dc:creator>Friedhelm Abels</dc:creator>
              <dc:date>2005-04-09T10:51:00</dc:date>
            </office:change-info>
          </text:insertion>
        </text:changed-region>
        <text:changed-region text:id="ct1218481784">
          <text:deletion>
            <office:change-info>
              <dc:creator>Friedhelm Abels</dc:creator>
              <dc:date>2005-04-09T10:48:00</dc:date>
            </office:change-info>
            <text:p text:style-name="P10"><text:s/>eigene Menükonfiguration definiert hat, dann wird dieses Dok <office:annotation><dc:creator>JW</dc:creator><dc:date>2005-03-02T00:00:00</dc:date><text:p>Formatfehler  .. Text hört auf!</text:p><text:p>---- JW, 02.03.2005, 17:56 ----</text:p><text:p/></office:annotation>(z.B. alle offene OpenOffice.org Writer-Dokumente). Wenn die Registerseite erzeugt wurde, falls das Dokument, für welches die Menüregisterseite geöffnet wurde (d.h. das Dokument, in welchen der Benutzer das Extras/Anpassen-Menü ausgewählt hat) ihre <text:s/>gefüllt Eintrag für jedes offene Dokument dieses Moduls m</text:p>
          </text:deletion>
        </text:changed-region>
        <text:changed-region text:id="ct1230453544">
          <text:deletion>
            <office:change-info>
              <dc:creator>Jürgen Wippler</dc:creator>
              <dc:date>2005-03-02T17:53:00</dc:date>
            </office:change-info>
            <text:p text:style-name="P10">n</text:p>
          </text:deletion>
        </text:changed-region>
        <text:changed-region text:id="ct1201853568">
          <text:deletion>
            <office:change-info>
              <dc:creator>Friedhelm Abels</dc:creator>
              <dc:date>2005-04-09T10:48:00</dc:date>
            </office:change-info>
            <text:p text:style-name="P10"><text:s/>mit einem Eintrag für das Modul (z.B. OpenOffice.org Writer) und eine</text:p>
          </text:deletion>
        </text:changed-region>
        <text:changed-region text:id="ct1201235776">
          <text:deletion>
            <office:change-info>
              <dc:creator>unknown</dc:creator>
              <dc:date>2005-02-13T16:37:00</dc:date>
            </office:change-info>
            <text:p text:style-name="P10"><text:s/>gefüllt</text:p>
          </text:deletion>
        </text:changed-region>
        <text:changed-region text:id="ct1218481144">
          <text:deletion>
            <office:change-info>
              <dc:creator>Friedhelm Abels</dc:creator>
              <dc:date>2005-04-09T10:48:00</dc:date>
            </office:change-info>
            <text:p text:style-name="P10">Menüs im gegenwärtigen Kontext auflistet. Untermenüs werden mit den Namen ihrer vorangestellten Hauptmenüs gelistet, jeder Menüname durch ein '|'-Zeichen unterteilt.<text:line-break/>Innerhalb des 'Menüinhalt'-Bereichs können Benutzer den Inhalt eines angepassten oder Modulemenüs durch zum Beispiel das Zufügen von Elementen zum Menü oder Umordnen der Elemente verändern.<text:line-break/>Das 'Speichern In'-Ausklappmenü wird benutzt, um zwischen dem Bearbeiten der Menükonfigurationen für die Module oder für die jeweiligen OpenOffice.org-Dokumente umzuschalten. Wenn die Menüregisterseite erzeugt ist, ist die Speichern In-Ausklappliste</text:p>
          </text:deletion>
        </text:changed-region>
        <text:changed-region text:id="ct1216666696">
          <text:deletion>
            <office:change-info>
              <dc:creator>unknown</dc:creator>
              <dc:date>2005-02-13T16:36:00</dc:date>
            </office:change-info>
            <text:p text:style-name="P10">der </text:p>
          </text:deletion>
        </text:changed-region>
        <text:changed-region text:id="ct1241083384">
          <text:deletion>
            <office:change-info>
              <dc:creator>Friedhelm Abels</dc:creator>
              <dc:date>2005-04-09T10:48:00</dc:date>
            </office:change-info>
            <text:p text:style-name="P10"><text:s/>ein Bereich für das Verändern des Inhalts eines Menüs und einen Bereich, welcher eine Beschreibung des gewählten Menüeintrags anzeigt.</text:p>
            <text:p text:style-name="P10">Der 'Menü'-Bereich bietet ein aufklappbares Listenfeld, das alle </text:p>
          </text:deletion>
        </text:changed-region>
        <text:changed-region text:id="ct1201852184">
          <text:deletion>
            <office:change-info>
              <dc:creator>Piii1000</dc:creator>
              <dc:date>2005-02-06T12:28:00</dc:date>
            </office:change-info>
            <text:p text:style-name="P10">;</text:p>
          </text:deletion>
        </text:changed-region>
        <text:changed-region text:id="ct1218454960">
          <text:deletion>
            <office:change-info>
              <dc:creator>Friedhelm Abels</dc:creator>
              <dc:date>2005-04-09T10:48:00</dc:date>
            </office:change-info>
            <text:p text:style-name="P10">,. Die neue <text:span text:style-name="T2">Menü</text:span>registerseite ist in drei Hauptbereiche unterteilt, einen Bereich für das Hinzufügen oder Verändern der Menüs</text:p>
          </text:deletion>
        </text:changed-region>
        <text:changed-region text:id="ct1238909928">
          <text:deletion>
            <office:change-info>
              <dc:creator>Piii1000</dc:creator>
              <dc:date>2005-02-06T12:27:00</dc:date>
            </office:change-info>
            <text:p text:style-name="P10"><text:s/></text:p>
          </text:deletion>
        </text:changed-region>
        <text:changed-region text:id="ct1230503112">
          <text:deletion>
            <office:change-info>
              <dc:creator>Friedhelm Abels</dc:creator>
              <dc:date>2005-04-09T10:48:00</dc:date>
            </office:change-info>
            <text:p text:style-name="P10">Wählen Sie <text:span text:style-name="T13">Extras</text:span><text:span text:style-name="T3"> - </text:span><text:span text:style-name="T13">Anpassen</text:span><text:span text:style-name="T3"> - </text:span><text:span text:style-name="T13">Menüs</text:span><text:span text:style-name="T3">.</text:span></text:p>
            <text:p text:style-name="P10">Wie in vorherigen Versionen von OpenOffice.org ist die Menüregisterseite Teil des <text:span text:style-name="T2">Anpassen</text:span>-Dialogs, welcher unter <text:span text:style-name="T20">Extras</text:span> – <text:span text:style-name="T20">Anpassen</text:span> erreichbar ist</text:p>
          </text:deletion>
        </text:changed-region>
        <text:changed-region text:id="ct1217358976">
          <text:insertion>
            <office:change-info>
              <dc:creator>Friedhelm Abels</dc:creator>
              <dc:date>2005-04-09T10:51:00</dc:date>
            </office:change-info>
          </text:insertion>
        </text:changed-region>
        <text:changed-region text:id="ct1232862512">
          <text:deletion>
            <office:change-info>
              <dc:creator>Thomas Hackert</dc:creator>
              <dc:date>2005-04-13T10:43:00</dc:date>
            </office:change-info>
            <text:p text:style-name="P10"><text:s text:c="2"/></text:p>
          </text:deletion>
        </text:changed-region>
        <text:changed-region text:id="ct1218460424">
          <text:insertion>
            <office:change-info>
              <dc:creator>Thomas Hackert</dc:creator>
              <dc:date>2005-04-13T10:43:00</dc:date>
            </office:change-info>
          </text:insertion>
        </text:changed-region>
        <text:changed-region text:id="ct1230586672">
          <text:insertion>
            <office:change-info>
              <dc:creator>Friedhelm Abels</dc:creator>
              <dc:date>2005-04-09T10:51:00</dc:date>
            </office:change-info>
          </text:insertion>
        </text:changed-region>
        <text:changed-region text:id="ct1232976136">
          <text:deletion>
            <office:change-info>
              <dc:creator>Thomas Hackert</dc:creator>
              <dc:date>2005-04-17T12:35:00</dc:date>
            </office:change-info>
            <text:p text:style-name="P10">falls das Dokument, für welches die Menüregisterseite geöffnet wurde (d.h. das Dokument, in welchen der Benutzer das Extras/Anpassen-Menü ausgewählt hat) ihre <office:annotation><dc:creator>JW</dc:creator><dc:date>2005-03-02T00:00:00</dc:date><text:p>Formatfehler  .. Text hört auf!</text:p><text:p>---- JW, 02.03.2005, 17:56 ----</text:p><text:p/></office:annotation> eigene Menükonfiguration definiert hat, dann wird dieses Dokument</text:p>
          </text:deletion>
        </text:changed-region>
        <text:changed-region text:id="ct1232901280">
          <text:deletion>
            <office:change-info>
              <dc:creator>unknown</dc:creator>
              <dc:date>2005-02-13T16:38:00</dc:date>
            </office:change-info>
            <text:p text:style-name="P10"><text:s/>ausgewählt</text:p>
          </text:deletion>
        </text:changed-region>
        <text:changed-region text:id="ct1230586024">
          <text:deletion>
            <office:change-info>
              <dc:creator>Thomas Hackert</dc:creator>
              <dc:date>2005-04-17T12:35:00</dc:date>
            </office:change-info>
            <text:p text:style-name="P10"><text:s/>in der Speichern In-Ausklappliste ausgewählt.<office:annotation><dc:creator>JW</dc:creator><dc:date>2005-04-15T00:00:00</dc:date><text:p>Der Satz ist schrecklich: </text:p><text:p>Wenn die Registerseite erzeugt wurde, falls das Dokument, für welches die Menüregisterseite geöffnet wurde (d.h. das Dokument, in welchen der Benutzer das Extras/Anpassen-Menü ausgewählt hat) ihre  eigene Menükonfiguration definiert hat, dann wird dieses Dokument in der Speichern In-Ausklappliste ausgewählt.</text:p><text:p/><text:p>Wenn die Registerseite erzeugt wurde, wird dieses Dokument in der Speichern In-Ausklappliste ausgewählt. Dies gilt für das Dokument, für welches die Menüregisterseite geöffnet wurde und ihre eigene Menükonfiguration definiert hat (d.h. das Dokument, in welchen der Benutzer das Extras/Anpassen-Menü ausgewählt hat).</text:p></office:annotation> </text:p>
          </text:deletion>
        </text:changed-region>
        <text:changed-region text:id="ct1216667672">
          <text:insertion>
            <office:change-info>
              <dc:creator>Thomas Hackert</dc:creator>
              <dc:date>2005-04-17T12:35:00</dc:date>
            </office:change-info>
          </text:insertion>
        </text:changed-region>
        <text:changed-region text:id="ct1218481928">
          <text:insertion>
            <office:change-info>
              <dc:creator>Thomas Hackert</dc:creator>
              <dc:date>2005-04-17T12:36:00</dc:date>
            </office:change-info>
          </text:insertion>
        </text:changed-region>
        <text:changed-region text:id="ct1232976720">
          <text:insertion>
            <office:change-info>
              <dc:creator>Thomas Hackert</dc:creator>
              <dc:date>2005-04-17T12:37:00</dc:date>
            </office:change-info>
          </text:insertion>
        </text:changed-region>
        <text:changed-region text:id="ct1200927640">
          <text:insertion>
            <office:change-info>
              <dc:creator>Thomas Hackert</dc:creator>
              <dc:date>2005-04-17T12:38:00</dc:date>
            </office:change-info>
          </text:insertion>
        </text:changed-region>
        <text:changed-region text:id="ct1225871056">
          <text:format-change>
            <office:change-info>
              <dc:creator>Friedhelm Abels</dc:creator>
              <dc:date>2005-04-09T10:44:00</dc:date>
            </office:change-info>
          </text:format-change>
        </text:changed-region>
        <text:changed-region text:id="ct1238012592">
          <text:deletion>
            <office:change-info>
              <dc:creator>Thomas Hackert</dc:creator>
              <dc:date>2005-02-26T17:40:00</dc:date>
            </office:change-info>
            <text:p text:style-name="P10">Werkzeughilfe</text:p>
          </text:deletion>
        </text:changed-region>
        <text:changed-region text:id="ct1218458760">
          <text:insertion>
            <office:change-info>
              <dc:creator>Thomas Hackert</dc:creator>
              <dc:date>2005-02-26T17:40:00</dc:date>
            </office:change-info>
          </text:insertion>
        </text:changed-region>
        <text:changed-region text:id="ct1201215896">
          <text:format-change>
            <office:change-info>
              <dc:creator>Friedhelm Abels</dc:creator>
              <dc:date>2005-04-09T10:45:00</dc:date>
            </office:change-info>
          </text:format-change>
        </text:changed-region>
        <text:changed-region text:id="ct1239300480">
          <text:format-change>
            <office:change-info>
              <dc:creator>Friedhelm Abels</dc:creator>
              <dc:date>2005-04-09T10:59:00</dc:date>
            </office:change-info>
          </text:format-change>
        </text:changed-region>
        <text:changed-region text:id="ct1238012768">
          <text:deletion>
            <office:change-info>
              <dc:creator>Friedhelm Abels</dc:creator>
              <dc:date>2005-04-09T10:43:00</dc:date>
            </office:change-info>
            <text:p text:style-name="P11"><text:span text:style-name="T3">-</text:span></text:p>
          </text:deletion>
        </text:changed-region>
        <text:changed-region text:id="ct1218493344">
          <text:format-change>
            <office:change-info>
              <dc:creator>Friedhelm Abels</dc:creator>
              <dc:date>2005-04-09T10:59:00</dc:date>
            </office:change-info>
          </text:format-change>
        </text:changed-region>
        <text:changed-region text:id="ct1218458864">
          <text:deletion>
            <office:change-info>
              <dc:creator>Friedhelm Abels</dc:creator>
              <dc:date>2005-04-09T10:43:00</dc:date>
            </office:change-info>
            <text:p text:style-name="P11"><text:a xlink:type="simple" xlink:href="http://specs.openoffice.org/appwide/desktop_integration/send_as_email.sxw"><text:span text:style-name="T14">-</text:span></text:a></text:p>
          </text:deletion>
        </text:changed-region>
        <text:changed-region text:id="ct1218457416">
          <text:format-change>
            <office:change-info>
              <dc:creator>Friedhelm Abels</dc:creator>
              <dc:date>2005-04-09T10:59:00</dc:date>
            </office:change-info>
          </text:format-change>
        </text:changed-region>
        <text:changed-region text:id="ct1218403840">
          <text:format-change>
            <office:change-info>
              <dc:creator>Friedhelm Abels</dc:creator>
              <dc:date>2005-04-09T10:59:00</dc:date>
            </office:change-info>
          </text:format-change>
        </text:changed-region>
        <text:changed-region text:id="ct1218403944">
          <text:format-change>
            <office:change-info>
              <dc:creator>Thomas Hackert</dc:creator>
              <dc:date>2005-04-27T16:46:00</dc:date>
            </office:change-info>
          </text:format-change>
        </text:changed-region>
        <text:changed-region text:id="ct1239312320">
          <text:format-change>
            <office:change-info>
              <dc:creator>Friedhelm Abels</dc:creator>
              <dc:date>2005-04-09T10:59:00</dc:date>
            </office:change-info>
          </text:format-change>
        </text:changed-region>
        <text:changed-region text:id="ct1179532360">
          <text:deletion>
            <office:change-info>
              <dc:creator>unknown</dc:creator>
              <dc:date>2005-02-13T16:40:00</dc:date>
            </office:change-info>
            <text:p text:style-name="P10">alität</text:p>
          </text:deletion>
        </text:changed-region>
        <text:changed-region text:id="ct1239300376">
          <text:format-change>
            <office:change-info>
              <dc:creator>Friedhelm Abels</dc:creator>
              <dc:date>2005-04-09T10:59:00</dc:date>
            </office:change-info>
          </text:format-change>
        </text:changed-region>
        <text:changed-region text:id="ct1218404752">
          <text:insertion>
            <office:change-info>
              <dc:creator>unknown</dc:creator>
              <dc:date>2005-02-13T16:41:00</dc:date>
            </office:change-info>
          </text:insertion>
        </text:changed-region>
        <text:changed-region text:id="ct1179532736">
          <text:format-change>
            <office:change-info>
              <dc:creator>Friedhelm Abels</dc:creator>
              <dc:date>2005-04-09T10:59:00</dc:date>
            </office:change-info>
          </text:format-change>
        </text:changed-region>
        <text:changed-region text:id="ct1238625936">
          <text:deletion>
            <office:change-info>
              <dc:creator>unknown</dc:creator>
              <dc:date>2005-02-13T16:41:00</dc:date>
            </office:change-info>
            <text:p text:style-name="P10">mit</text:p>
          </text:deletion>
        </text:changed-region>
        <text:changed-region text:id="ct1179533392">
          <text:insertion>
            <office:change-info>
              <dc:creator>unknown</dc:creator>
              <dc:date>2005-02-13T16:41:00</dc:date>
            </office:change-info>
          </text:insertion>
        </text:changed-region>
        <text:changed-region text:id="ct1198774976">
          <text:format-change>
            <office:change-info>
              <dc:creator>Friedhelm Abels</dc:creator>
              <dc:date>2005-04-09T10:59:00</dc:date>
            </office:change-info>
          </text:format-change>
        </text:changed-region>
        <text:changed-region text:id="ct1198775080">
          <text:insertion>
            <office:change-info>
              <dc:creator>unknown</dc:creator>
              <dc:date>2005-02-13T16:41:00</dc:date>
            </office:change-info>
          </text:insertion>
        </text:changed-region>
        <text:changed-region text:id="ct1238876264">
          <text:format-change>
            <office:change-info>
              <dc:creator>Friedhelm Abels</dc:creator>
              <dc:date>2005-04-09T10:59:00</dc:date>
            </office:change-info>
          </text:format-change>
        </text:changed-region>
        <text:changed-region text:id="ct1238876160">
          <text:deletion>
            <office:change-info>
              <dc:creator>unknown</dc:creator>
              <dc:date>2005-02-13T16:41:00</dc:date>
            </office:change-info>
            <text:p text:style-name="P10">n</text:p>
          </text:deletion>
        </text:changed-region>
        <text:changed-region text:id="ct1179532960">
          <text:format-change>
            <office:change-info>
              <dc:creator>Friedhelm Abels</dc:creator>
              <dc:date>2005-04-09T10:59:00</dc:date>
            </office:change-info>
          </text:format-change>
        </text:changed-region>
        <text:changed-region text:id="ct1199018288">
          <text:insertion>
            <office:change-info>
              <dc:creator>unknown</dc:creator>
              <dc:date>2005-02-13T16:41:00</dc:date>
            </office:change-info>
          </text:insertion>
        </text:changed-region>
        <text:changed-region text:id="ct1201891656">
          <text:format-change>
            <office:change-info>
              <dc:creator>Friedhelm Abels</dc:creator>
              <dc:date>2005-04-09T10:59:00</dc:date>
            </office:change-info>
          </text:format-change>
        </text:changed-region>
        <text:changed-region text:id="ct1198920632">
          <text:deletion>
            <office:change-info>
              <dc:creator>unknown</dc:creator>
              <dc:date>2005-02-13T16:42:00</dc:date>
            </office:change-info>
            <text:p text:style-name="P10"><text:s/>außerordentlich</text:p>
          </text:deletion>
        </text:changed-region>
        <text:changed-region text:id="ct1201891832">
          <text:format-change>
            <office:change-info>
              <dc:creator>Friedhelm Abels</dc:creator>
              <dc:date>2005-04-09T10:59:00</dc:date>
            </office:change-info>
          </text:format-change>
        </text:changed-region>
        <text:changed-region text:id="ct1201892784">
          <text:deletion>
            <office:change-info>
              <dc:creator>unknown</dc:creator>
              <dc:date>2005-02-13T16:43:00</dc:date>
            </office:change-info>
            <text:p text:style-name="P10">Aufgabe der </text:p>
          </text:deletion>
        </text:changed-region>
        <text:changed-region text:id="ct1239299456">
          <text:format-change>
            <office:change-info>
              <dc:creator>Friedhelm Abels</dc:creator>
              <dc:date>2005-04-09T10:59:00</dc:date>
            </office:change-info>
          </text:format-change>
        </text:changed-region>
        <text:changed-region text:id="ct1201892384">
          <text:deletion>
            <office:change-info>
              <dc:creator>Thomas Hackert</dc:creator>
              <dc:date>2005-04-13T10:43:00</dc:date>
            </office:change-info>
            <text:p text:style-name="P10"><text:s text:c="2"/></text:p>
          </text:deletion>
        </text:changed-region>
        <text:changed-region text:id="ct1218460784">
          <text:insertion>
            <office:change-info>
              <dc:creator>Thomas Hackert</dc:creator>
              <dc:date>2005-04-13T10:43:00</dc:date>
            </office:change-info>
          </text:insertion>
        </text:changed-region>
        <text:changed-region text:id="ct1238626040">
          <text:insertion>
            <office:change-info>
              <dc:creator>unknown</dc:creator>
              <dc:date>2005-02-13T16:42:00</dc:date>
            </office:change-info>
          </text:insertion>
        </text:changed-region>
        <text:changed-region text:id="ct1200576640">
          <text:format-change>
            <office:change-info>
              <dc:creator>Friedhelm Abels</dc:creator>
              <dc:date>2005-04-09T10:59:00</dc:date>
            </office:change-info>
          </text:format-change>
        </text:changed-region>
        <text:changed-region text:id="ct1226956096">
          <text:deletion>
            <office:change-info>
              <dc:creator>unknown</dc:creator>
              <dc:date>2005-02-13T16:44:00</dc:date>
            </office:change-info>
            <text:p text:style-name="P10">, um für diese Funktion genutzt zu werden</text:p>
          </text:deletion>
        </text:changed-region>
        <text:changed-region text:id="ct1238626144">
          <text:format-change>
            <office:change-info>
              <dc:creator>Friedhelm Abels</dc:creator>
              <dc:date>2005-04-09T10:59:00</dc:date>
            </office:change-info>
          </text:format-change>
        </text:changed-region>
        <text:changed-region text:id="ct1218467864">
          <text:format-change>
            <office:change-info>
              <dc:creator>Friedhelm Abels</dc:creator>
              <dc:date>2005-04-09T10:59:00</dc:date>
            </office:change-info>
          </text:format-change>
        </text:changed-region>
        <text:changed-region text:id="ct1218469072">
          <text:format-change>
            <office:change-info>
              <dc:creator>Thomas Hackert</dc:creator>
              <dc:date>2005-04-27T16:48:00</dc:date>
            </office:change-info>
          </text:format-change>
        </text:changed-region>
        <text:changed-region text:id="ct1218471344">
          <text:format-change>
            <office:change-info>
              <dc:creator>Friedhelm Abels</dc:creator>
              <dc:date>2005-04-09T10:59:00</dc:date>
            </office:change-info>
          </text:format-change>
        </text:changed-region>
        <text:changed-region text:id="ct1218472152">
          <text:insertion>
            <office:change-info>
              <dc:creator>unknown</dc:creator>
              <dc:date>2005-02-13T16:44:00</dc:date>
            </office:change-info>
          </text:insertion>
        </text:changed-region>
        <text:changed-region text:id="ct1218471960">
          <text:deletion>
            <office:change-info>
              <dc:creator>unknown</dc:creator>
              <dc:date>2005-02-13T16:44:00</dc:date>
            </office:change-info>
            <text:p text:style-name="P11"><text:span text:style-name="T3">d</text:span></text:p>
          </text:deletion>
        </text:changed-region>
        <text:changed-region text:id="ct1218473080">
          <text:format-change>
            <office:change-info>
              <dc:creator>Friedhelm Abels</dc:creator>
              <dc:date>2005-04-09T10:59:00</dc:date>
            </office:change-info>
          </text:format-change>
        </text:changed-region>
        <text:changed-region text:id="ct1218473184">
          <text:deletion>
            <office:change-info>
              <dc:creator>unknown</dc:creator>
              <dc:date>2005-02-13T16:44:00</dc:date>
            </office:change-info>
            <text:p text:style-name="P11"><text:span text:style-name="T3">das</text:span></text:p>
          </text:deletion>
        </text:changed-region>
        <text:changed-region text:id="ct1218472736">
          <text:insertion>
            <office:change-info>
              <dc:creator>unknown</dc:creator>
              <dc:date>2005-02-13T16:44:00</dc:date>
            </office:change-info>
          </text:insertion>
        </text:changed-region>
        <text:changed-region text:id="ct1238731392">
          <text:format-change>
            <office:change-info>
              <dc:creator>Friedhelm Abels</dc:creator>
              <dc:date>2005-04-09T10:59:00</dc:date>
            </office:change-info>
          </text:format-change>
        </text:changed-region>
        <text:changed-region text:id="ct1232980096">
          <text:format-change>
            <office:change-info>
              <dc:creator>Friedhelm Abels</dc:creator>
              <dc:date>2005-04-09T10:59:00</dc:date>
            </office:change-info>
          </text:format-change>
        </text:changed-region>
        <text:changed-region text:id="ct1226956320">
          <text:deletion>
            <office:change-info>
              <dc:creator>Thomas Hackert</dc:creator>
              <dc:date>2005-02-26T18:02:00</dc:date>
            </office:change-info>
            <text:p text:style-name="P11"><text:span text:style-name="T21">r</text:span></text:p>
          </text:deletion>
        </text:changed-region>
        <text:changed-region text:id="ct1232980440">
          <text:insertion>
            <office:change-info>
              <dc:creator>Thomas Hackert</dc:creator>
              <dc:date>2005-04-27T16:50:00</dc:date>
            </office:change-info>
          </text:insertion>
        </text:changed-region>
        <text:changed-region text:id="ct1201892672">
          <text:format-change>
            <office:change-info>
              <dc:creator>Friedhelm Abels</dc:creator>
              <dc:date>2005-04-09T10:59:00</dc:date>
            </office:change-info>
          </text:format-change>
        </text:changed-region>
        <text:changed-region text:id="ct1238982424">
          <text:deletion>
            <office:change-info>
              <dc:creator>Thomas Hackert</dc:creator>
              <dc:date>2005-02-26T18:02:00</dc:date>
            </office:change-info>
            <text:p text:style-name="P11"><text:span text:style-name="T21">ig</text:span></text:p>
          </text:deletion>
        </text:changed-region>
        <text:changed-region text:id="ct1218471168">
          <text:insertion>
            <office:change-info>
              <dc:creator>Thomas Hackert</dc:creator>
              <dc:date>2005-04-27T16:50:00</dc:date>
            </office:change-info>
          </text:insertion>
        </text:changed-region>
        <text:changed-region text:id="ct1218472840">
          <text:format-change>
            <office:change-info>
              <dc:creator>Friedhelm Abels</dc:creator>
              <dc:date>2005-04-09T10:59:00</dc:date>
            </office:change-info>
          </text:format-change>
        </text:changed-region>
        <text:changed-region text:id="ct1200577320">
          <text:deletion>
            <office:change-info>
              <dc:creator>Thomas Hackert</dc:creator>
              <dc:date>2005-02-26T18:02:00</dc:date>
            </office:change-info>
            <text:p text:style-name="P11"><text:span text:style-name="T21">is</text:span></text:p>
          </text:deletion>
        </text:changed-region>
        <text:changed-region text:id="ct1198920320">
          <text:insertion>
            <office:change-info>
              <dc:creator>Thomas Hackert</dc:creator>
              <dc:date>2005-04-27T16:50:00</dc:date>
            </office:change-info>
          </text:insertion>
        </text:changed-region>
        <text:changed-region text:id="ct1218467440">
          <text:format-change>
            <office:change-info>
              <dc:creator>Friedhelm Abels</dc:creator>
              <dc:date>2005-04-09T10:59:00</dc:date>
            </office:change-info>
          </text:format-change>
        </text:changed-region>
        <text:changed-region text:id="ct1218467640">
          <text:deletion>
            <office:change-info>
              <dc:creator>Thomas Hackert</dc:creator>
              <dc:date>2005-02-26T18:02:00</dc:date>
            </office:change-info>
            <text:p text:style-name="P11"><text:span text:style-name="T21">e</text:span></text:p>
          </text:deletion>
        </text:changed-region>
        <text:changed-region text:id="ct1238732720">
          <text:insertion>
            <office:change-info>
              <dc:creator>Thomas Hackert</dc:creator>
              <dc:date>2005-04-27T16:50:00</dc:date>
            </office:change-info>
          </text:insertion>
        </text:changed-region>
        <text:changed-region text:id="ct1218468960">
          <text:format-change>
            <office:change-info>
              <dc:creator>Friedhelm Abels</dc:creator>
              <dc:date>2005-04-09T10:59:00</dc:date>
            </office:change-info>
          </text:format-change>
        </text:changed-region>
        <text:changed-region text:id="ct1218471856">
          <text:format-change>
            <office:change-info>
              <dc:creator>Friedhelm Abels</dc:creator>
              <dc:date>2005-04-09T10:59:00</dc:date>
            </office:change-info>
          </text:format-change>
        </text:changed-region>
        <text:changed-region text:id="ct1238734568">
          <text:format-change>
            <office:change-info>
              <dc:creator>Friedhelm Abels</dc:creator>
              <dc:date>2005-04-09T10:59:00</dc:date>
            </office:change-info>
          </text:format-change>
        </text:changed-region>
        <text:changed-region text:id="ct1232945048">
          <text:deletion>
            <office:change-info>
              <dc:creator>Thomas Hackert</dc:creator>
              <dc:date>2005-02-26T18:03:00</dc:date>
            </office:change-info>
            <text:p text:style-name="P11"><text:span text:style-name="T3">r</text:span></text:p>
          </text:deletion>
        </text:changed-region>
        <text:changed-region text:id="ct1232980608">
          <text:insertion>
            <office:change-info>
              <dc:creator>Thomas Hackert</dc:creator>
              <dc:date>2005-04-27T16:50:00</dc:date>
            </office:change-info>
          </text:insertion>
        </text:changed-region>
        <text:changed-region text:id="ct1238981560">
          <text:format-change>
            <office:change-info>
              <dc:creator>Friedhelm Abels</dc:creator>
              <dc:date>2005-04-09T10:59:00</dc:date>
            </office:change-info>
          </text:format-change>
        </text:changed-region>
        <text:changed-region text:id="ct1198920424">
          <text:deletion>
            <office:change-info>
              <dc:creator>Thomas Hackert</dc:creator>
              <dc:date>2005-02-26T18:03:00</dc:date>
            </office:change-info>
            <text:p text:style-name="P11"><text:span text:style-name="T3">ig</text:span></text:p>
          </text:deletion>
        </text:changed-region>
        <text:changed-region text:id="ct1198969400">
          <text:insertion>
            <office:change-info>
              <dc:creator>Thomas Hackert</dc:creator>
              <dc:date>2005-04-27T16:50:00</dc:date>
            </office:change-info>
          </text:insertion>
        </text:changed-region>
        <text:changed-region text:id="ct1238809656">
          <text:format-change>
            <office:change-info>
              <dc:creator>Friedhelm Abels</dc:creator>
              <dc:date>2005-04-09T10:59:00</dc:date>
            </office:change-info>
          </text:format-change>
        </text:changed-region>
        <text:changed-region text:id="ct1234061912">
          <text:deletion>
            <office:change-info>
              <dc:creator>Thomas Hackert</dc:creator>
              <dc:date>2005-02-26T18:03:00</dc:date>
            </office:change-info>
            <text:p text:style-name="P11"><text:span text:style-name="T3">i</text:span></text:p>
          </text:deletion>
        </text:changed-region>
        <text:changed-region text:id="ct1216469912">
          <text:insertion>
            <office:change-info>
              <dc:creator>Thomas Hackert</dc:creator>
              <dc:date>2005-04-27T16:51:00</dc:date>
            </office:change-info>
          </text:insertion>
        </text:changed-region>
        <text:changed-region text:id="ct1238730472">
          <text:format-change>
            <office:change-info>
              <dc:creator>Friedhelm Abels</dc:creator>
              <dc:date>2005-04-09T10:59:00</dc:date>
            </office:change-info>
          </text:format-change>
        </text:changed-region>
        <text:changed-region text:id="ct1216470656">
          <text:deletion>
            <office:change-info>
              <dc:creator>Thomas Hackert</dc:creator>
              <dc:date>2005-02-26T18:03:00</dc:date>
            </office:change-info>
            <text:p text:style-name="P11"><text:span text:style-name="T3">se</text:span></text:p>
          </text:deletion>
        </text:changed-region>
        <text:changed-region text:id="ct1238876968">
          <text:insertion>
            <office:change-info>
              <dc:creator>Thomas Hackert</dc:creator>
              <dc:date>2005-04-27T16:51:00</dc:date>
            </office:change-info>
          </text:insertion>
        </text:changed-region>
        <text:changed-region text:id="ct1238739976">
          <text:format-change>
            <office:change-info>
              <dc:creator>Friedhelm Abels</dc:creator>
              <dc:date>2005-04-09T10:59:00</dc:date>
            </office:change-info>
          </text:format-change>
        </text:changed-region>
        <text:changed-region text:id="ct1238740680">
          <text:insertion>
            <office:change-info>
              <dc:creator>Jürgen Wippler</dc:creator>
              <dc:date>2005-03-02T17:58:00</dc:date>
            </office:change-info>
          </text:insertion>
        </text:changed-region>
        <text:changed-region text:id="ct1238740784">
          <text:deletion>
            <office:change-info>
              <dc:creator>Jürgen Wippler</dc:creator>
              <dc:date>2005-03-02T17:58:00</dc:date>
            </office:change-info>
            <text:p text:style-name="P11"><text:span text:style-name="T3">n</text:span></text:p>
          </text:deletion>
        </text:changed-region>
        <text:changed-region text:id="ct1238741176">
          <text:format-change>
            <office:change-info>
              <dc:creator>Friedhelm Abels</dc:creator>
              <dc:date>2005-04-09T10:59:00</dc:date>
            </office:change-info>
          </text:format-change>
        </text:changed-region>
        <text:changed-region text:id="ct1238740408">
          <text:deletion>
            <office:change-info>
              <dc:creator>Piii1000</dc:creator>
              <dc:date>2005-02-06T12:32:00</dc:date>
            </office:change-info>
            <text:p text:style-name="P11"><text:span text:style-name="T3">ing</text:span></text:p>
          </text:deletion>
        </text:changed-region>
        <text:changed-region text:id="ct1238741280">
          <text:format-change>
            <office:change-info>
              <dc:creator>Friedhelm Abels</dc:creator>
              <dc:date>2005-04-09T10:59:00</dc:date>
            </office:change-info>
          </text:format-change>
        </text:changed-region>
        <text:changed-region text:id="ct1216470016">
          <text:format-change>
            <office:change-info>
              <dc:creator>Friedhelm Abels</dc:creator>
              <dc:date>2005-04-09T10:59:00</dc:date>
            </office:change-info>
          </text:format-change>
        </text:changed-region>
        <text:changed-region text:id="ct1234061104">
          <text:deletion>
            <office:change-info>
              <dc:creator>Thomas Hackert</dc:creator>
              <dc:date>2005-02-26T18:03:00</dc:date>
            </office:change-info>
            <text:p text:style-name="P16">r</text:p>
          </text:deletion>
        </text:changed-region>
        <text:changed-region text:id="ct1238877072">
          <text:insertion>
            <office:change-info>
              <dc:creator>Thomas Hackert</dc:creator>
              <dc:date>2005-04-27T16:54:00</dc:date>
            </office:change-info>
          </text:insertion>
        </text:changed-region>
        <text:changed-region text:id="ct1198597576">
          <text:format-change>
            <office:change-info>
              <dc:creator>Friedhelm Abels</dc:creator>
              <dc:date>2005-04-09T10:59:00</dc:date>
            </office:change-info>
          </text:format-change>
        </text:changed-region>
        <text:changed-region text:id="ct1201960976">
          <text:deletion>
            <office:change-info>
              <dc:creator>Thomas Hackert</dc:creator>
              <dc:date>2005-02-26T18:03:00</dc:date>
            </office:change-info>
            <text:p text:style-name="P16">ig</text:p>
          </text:deletion>
        </text:changed-region>
        <text:changed-region text:id="ct1238739816">
          <text:insertion>
            <office:change-info>
              <dc:creator>Thomas Hackert</dc:creator>
              <dc:date>2005-04-27T16:54:00</dc:date>
            </office:change-info>
          </text:insertion>
        </text:changed-region>
        <text:changed-region text:id="ct1198835816">
          <text:format-change>
            <office:change-info>
              <dc:creator>Friedhelm Abels</dc:creator>
              <dc:date>2005-04-09T10:59:00</dc:date>
            </office:change-info>
          </text:format-change>
        </text:changed-region>
        <text:changed-region text:id="ct1232905744">
          <text:deletion>
            <office:change-info>
              <dc:creator>Thomas Hackert</dc:creator>
              <dc:date>2005-02-26T18:03:00</dc:date>
            </office:change-info>
            <text:p text:style-name="P16">i</text:p>
          </text:deletion>
        </text:changed-region>
        <text:changed-region text:id="ct1198920800">
          <text:insertion>
            <office:change-info>
              <dc:creator>Thomas Hackert</dc:creator>
              <dc:date>2005-04-27T16:54:00</dc:date>
            </office:change-info>
          </text:insertion>
        </text:changed-region>
        <text:changed-region text:id="ct1232905288">
          <text:format-change>
            <office:change-info>
              <dc:creator>Friedhelm Abels</dc:creator>
              <dc:date>2005-04-09T10:59:00</dc:date>
            </office:change-info>
          </text:format-change>
        </text:changed-region>
        <text:changed-region text:id="ct1239300248">
          <text:deletion>
            <office:change-info>
              <dc:creator>Thomas Hackert</dc:creator>
              <dc:date>2005-02-26T18:03:00</dc:date>
            </office:change-info>
            <text:p text:style-name="P16">se</text:p>
          </text:deletion>
        </text:changed-region>
        <text:changed-region text:id="ct1232905640">
          <text:insertion>
            <office:change-info>
              <dc:creator>Thomas Hackert</dc:creator>
              <dc:date>2005-04-27T16:54:00</dc:date>
            </office:change-info>
          </text:insertion>
        </text:changed-region>
        <text:changed-region text:id="ct1201961416">
          <text:format-change>
            <office:change-info>
              <dc:creator>Friedhelm Abels</dc:creator>
              <dc:date>2005-04-09T10:59:00</dc:date>
            </office:change-info>
          </text:format-change>
        </text:changed-region>
        <text:changed-region text:id="ct1224707912">
          <text:deletion>
            <office:change-info>
              <dc:creator>unknown</dc:creator>
              <dc:date>2005-02-13T16:46:00</dc:date>
            </office:change-info>
            <text:p text:style-name="P16">es</text:p>
          </text:deletion>
        </text:changed-region>
        <text:changed-region text:id="ct1218468696">
          <text:format-change>
            <office:change-info>
              <dc:creator>Friedhelm Abels</dc:creator>
              <dc:date>2005-04-09T10:59:00</dc:date>
            </office:change-info>
          </text:format-change>
        </text:changed-region>
        <text:changed-region text:id="ct1198829248">
          <text:deletion>
            <office:change-info>
              <dc:creator>Thomas Hackert</dc:creator>
              <dc:date>2005-02-26T18:03:00</dc:date>
            </office:change-info>
            <text:p text:style-name="P16"><text:span text:style-name="T2">r</text:span></text:p>
          </text:deletion>
        </text:changed-region>
        <text:changed-region text:id="ct1198829128">
          <text:insertion>
            <office:change-info>
              <dc:creator>Thomas Hackert</dc:creator>
              <dc:date>2005-04-27T16:55:00</dc:date>
            </office:change-info>
          </text:insertion>
        </text:changed-region>
        <text:changed-region text:id="ct1199018960">
          <text:format-change>
            <office:change-info>
              <dc:creator>Friedhelm Abels</dc:creator>
              <dc:date>2005-04-09T10:59:00</dc:date>
            </office:change-info>
          </text:format-change>
        </text:changed-region>
        <text:changed-region text:id="ct1200577088">
          <text:deletion>
            <office:change-info>
              <dc:creator>Thomas Hackert</dc:creator>
              <dc:date>2005-02-26T18:03:00</dc:date>
            </office:change-info>
            <text:p text:style-name="P16"><text:span text:style-name="T2">ig</text:span></text:p>
          </text:deletion>
        </text:changed-region>
        <text:changed-region text:id="ct1238736432">
          <text:insertion>
            <office:change-info>
              <dc:creator>Thomas Hackert</dc:creator>
              <dc:date>2005-04-27T16:55:00</dc:date>
            </office:change-info>
          </text:insertion>
        </text:changed-region>
        <text:changed-region text:id="ct1198947608">
          <text:format-change>
            <office:change-info>
              <dc:creator>Friedhelm Abels</dc:creator>
              <dc:date>2005-04-09T10:59:00</dc:date>
            </office:change-info>
          </text:format-change>
        </text:changed-region>
        <text:changed-region text:id="ct1239261920">
          <text:deletion>
            <office:change-info>
              <dc:creator>Thomas Hackert</dc:creator>
              <dc:date>2005-02-26T18:03:00</dc:date>
            </office:change-info>
            <text:p text:style-name="P16"><text:span text:style-name="T2">i</text:span></text:p>
          </text:deletion>
        </text:changed-region>
        <text:changed-region text:id="ct1218429056">
          <text:insertion>
            <office:change-info>
              <dc:creator>Thomas Hackert</dc:creator>
              <dc:date>2005-04-27T16:55:00</dc:date>
            </office:change-info>
          </text:insertion>
        </text:changed-region>
        <text:changed-region text:id="ct1232905976">
          <text:format-change>
            <office:change-info>
              <dc:creator>Friedhelm Abels</dc:creator>
              <dc:date>2005-04-09T10:59:00</dc:date>
            </office:change-info>
          </text:format-change>
        </text:changed-region>
        <text:changed-region text:id="ct1218428888">
          <text:deletion>
            <office:change-info>
              <dc:creator>Thomas Hackert</dc:creator>
              <dc:date>2005-02-26T18:03:00</dc:date>
            </office:change-info>
            <text:p text:style-name="P16"><text:span text:style-name="T2">se</text:span></text:p>
          </text:deletion>
        </text:changed-region>
        <text:changed-region text:id="ct1218438096">
          <text:insertion>
            <office:change-info>
              <dc:creator>Thomas Hackert</dc:creator>
              <dc:date>2005-04-27T16:55:00</dc:date>
            </office:change-info>
          </text:insertion>
        </text:changed-region>
        <text:changed-region text:id="ct1232906080">
          <text:format-change>
            <office:change-info>
              <dc:creator>Friedhelm Abels</dc:creator>
              <dc:date>2005-04-09T10:59:00</dc:date>
            </office:change-info>
          </text:format-change>
        </text:changed-region>
        <text:changed-region text:id="ct1237367976">
          <text:deletion>
            <office:change-info>
              <dc:creator>Jürgen Wippler</dc:creator>
              <dc:date>2005-03-02T18:08:00</dc:date>
            </office:change-info>
            <text:p text:style-name="P12">in welcher</text:p>
          </text:deletion>
        </text:changed-region>
        <text:changed-region text:id="ct1227138232">
          <text:insertion>
            <office:change-info>
              <dc:creator>Jürgen Wippler</dc:creator>
              <dc:date>2005-03-02T18:08:00</dc:date>
            </office:change-info>
          </text:insertion>
        </text:changed-region>
        <text:changed-region text:id="ct1218428720">
          <text:insertion>
            <office:change-info>
              <dc:creator>Jürgen Wippler</dc:creator>
              <dc:date>2005-04-15T16:14:00</dc:date>
            </office:change-info>
          </text:insertion>
        </text:changed-region>
        <text:changed-region text:id="ct1237368728">
          <text:format-change>
            <office:change-info>
              <dc:creator>Friedhelm Abels</dc:creator>
              <dc:date>2005-04-09T10:59:00</dc:date>
            </office:change-info>
          </text:format-change>
        </text:changed-region>
        <text:changed-region text:id="ct1237368320">
          <text:insertion>
            <office:change-info>
              <dc:creator>unknown</dc:creator>
              <dc:date>2005-02-13T16:47:00</dc:date>
            </office:change-info>
          </text:insertion>
        </text:changed-region>
        <text:changed-region text:id="ct1227064824">
          <text:deletion>
            <office:change-info>
              <dc:creator>unknown</dc:creator>
              <dc:date>2005-02-13T16:47:00</dc:date>
            </office:change-info>
            <text:p text:style-name="P12">ieses</text:p>
          </text:deletion>
        </text:changed-region>
        <text:changed-region text:id="ct1230506688">
          <text:format-change>
            <office:change-info>
              <dc:creator>Friedhelm Abels</dc:creator>
              <dc:date>2005-04-09T10:59:00</dc:date>
            </office:change-info>
          </text:format-change>
        </text:changed-region>
        <text:changed-region text:id="ct1227138360">
          <text:deletion>
            <office:change-info>
              <dc:creator>Thomas Hackert</dc:creator>
              <dc:date>2005-04-13T10:44:00</dc:date>
            </office:change-info>
            <text:p text:style-name="P12"><text:s text:c="2"/></text:p>
          </text:deletion>
        </text:changed-region>
        <text:changed-region text:id="ct1218460888">
          <text:insertion>
            <office:change-info>
              <dc:creator>Thomas Hackert</dc:creator>
              <dc:date>2005-04-13T10:44:00</dc:date>
            </office:change-info>
          </text:insertion>
        </text:changed-region>
        <text:changed-region text:id="ct1232905456">
          <text:insertion>
            <office:change-info>
              <dc:creator>unknown</dc:creator>
              <dc:date>2005-02-13T16:48:00</dc:date>
            </office:change-info>
          </text:insertion>
        </text:changed-region>
        <text:changed-region text:id="ct1233076224">
          <text:format-change>
            <office:change-info>
              <dc:creator>Friedhelm Abels</dc:creator>
              <dc:date>2005-04-09T10:59:00</dc:date>
            </office:change-info>
          </text:format-change>
        </text:changed-region>
        <text:changed-region text:id="ct1232904720">
          <text:deletion>
            <office:change-info>
              <dc:creator>unknown</dc:creator>
              <dc:date>2005-02-13T16:48:00</dc:date>
              <text:p>Ich glaube, das "Dokuments" sich auf den</text:p>
              <text:p>Klammerinhalt bezieht und "%PRODUCTNAME"</text:p>
              <text:p>zusätzlich zum Namen des Dokuments</text:p>
              <text:p>angezeigt wird ... Demzufolge sollte</text:p>
              <text:p>meine Übersetzung eigentlich richtig</text:p>
              <text:p>gewesen sein.</text:p>
              <text:p/>
              <text:p/>
              <text:p/>
              <text:p/>
              <text:p/>
              <text:p/>
              <text:p/>
              <text:p/>
              <text:p/>
              <text:p/>
              <text:p/>
              <text:p/>
              <text:p/>
              <text:p/>
              <text:p/>
              <text:p/>
              <text:p/>
              <text:p/>
              <text:p/>
              <text:p/>
              <text:p/>
              <text:p/>
              <text:p/>
              <text:p/>
              <text:p/>
              <text:p/>
              <text:p/>
              <text:p/>
              <text:p/>
              <text:p/>
              <text:p/>
              <text:p/>
              <text:p/>
              <text:p/>
            </office:change-info>
            <text:p text:style-name="P12"><text:s/>und %PRODUCTNAME</text:p>
          </text:deletion>
        </text:changed-region>
        <text:changed-region text:id="ct1226951416">
          <text:deletion>
            <office:change-info>
              <dc:creator>unknown</dc:creator>
              <dc:date>2005-02-13T16:47:00</dc:date>
            </office:change-info>
            <text:p text:style-name="P12"><text:s/>beinhalten</text:p>
          </text:deletion>
        </text:changed-region>
        <text:changed-region text:id="ct1238740248">
          <text:format-change>
            <office:change-info>
              <dc:creator>Friedhelm Abels</dc:creator>
              <dc:date>2005-04-09T10:59:00</dc:date>
            </office:change-info>
          </text:format-change>
        </text:changed-region>
        <text:changed-region text:id="ct1218470128">
          <text:deletion>
            <office:change-info>
              <dc:creator>Piii1000</dc:creator>
              <dc:date>2005-02-06T12:34:00</dc:date>
            </office:change-info>
            <text:p text:style-name="P12">Abrechen-Knopf</text:p>
          </text:deletion>
        </text:changed-region>
        <text:changed-region text:id="ct1200927408">
          <text:insertion>
            <office:change-info>
              <dc:creator>Piii1000</dc:creator>
              <dc:date>2005-02-06T12:34:00</dc:date>
            </office:change-info>
          </text:insertion>
        </text:changed-region>
        <text:changed-region text:id="ct1233076112">
          <text:deletion>
            <office:change-info>
              <dc:creator>unknown</dc:creator>
              <dc:date>2005-02-13T16:49:00</dc:date>
            </office:change-info>
            <text:p text:style-name="P12">s</text:p>
          </text:deletion>
        </text:changed-region>
        <text:changed-region text:id="ct1218441608">
          <text:insertion>
            <office:change-info>
              <dc:creator>Piii1000</dc:creator>
              <dc:date>2005-02-06T12:34:00</dc:date>
            </office:change-info>
          </text:insertion>
        </text:changed-region>
        <text:changed-region text:id="ct1238740080">
          <text:format-change>
            <office:change-info>
              <dc:creator>Friedhelm Abels</dc:creator>
              <dc:date>2005-04-09T10:59:00</dc:date>
            </office:change-info>
          </text:format-change>
        </text:changed-region>
        <text:changed-region text:id="ct1218441344">
          <text:format-change>
            <office:change-info>
              <dc:creator>Friedhelm Abels</dc:creator>
              <dc:date>2005-04-09T10:59:00</dc:date>
            </office:change-info>
          </text:format-change>
        </text:changed-region>
        <text:changed-region text:id="ct1198832800">
          <text:insertion>
            <office:change-info>
              <dc:creator>Piii1000</dc:creator>
              <dc:date>2005-02-06T12:35:00</dc:date>
            </office:change-info>
          </text:insertion>
        </text:changed-region>
        <text:changed-region text:id="ct1227124768">
          <text:format-change>
            <office:change-info>
              <dc:creator>Friedhelm Abels</dc:creator>
              <dc:date>2005-04-09T10:59:00</dc:date>
            </office:change-info>
          </text:format-change>
        </text:changed-region>
        <text:changed-region text:id="ct1227125408">
          <text:format-change>
            <office:change-info>
              <dc:creator>Friedhelm Abels</dc:creator>
              <dc:date>2005-04-09T10:59:00</dc:date>
            </office:change-info>
          </text:format-change>
        </text:changed-region>
        <text:changed-region text:id="ct1239305848">
          <text:format-change>
            <office:change-info>
              <dc:creator>Friedhelm Abels</dc:creator>
              <dc:date>2005-04-09T10:59:00</dc:date>
            </office:change-info>
          </text:format-change>
        </text:changed-region>
        <text:changed-region text:id="ct1239261104">
          <text:insertion>
            <office:change-info>
              <dc:creator>Thomas Hackert</dc:creator>
              <dc:date>2005-02-10T17:43:00</dc:date>
            </office:change-info>
          </text:insertion>
        </text:changed-region>
        <text:changed-region text:id="ct1200592176">
          <text:format-change>
            <office:change-info>
              <dc:creator>Friedhelm Abels</dc:creator>
              <dc:date>2005-04-09T10:59:00</dc:date>
            </office:change-info>
          </text:format-change>
        </text:changed-region>
        <text:changed-region text:id="ct1198597808">
          <text:deletion>
            <office:change-info>
              <dc:creator>Thomas Hackert</dc:creator>
              <dc:date>2005-02-26T18:05:00</dc:date>
            </office:change-info>
            <text:p text:style-name="P12">nam</text:p>
          </text:deletion>
        </text:changed-region>
        <text:changed-region text:id="ct1238739672">
          <text:format-change>
            <office:change-info>
              <dc:creator>Friedhelm Abels</dc:creator>
              <dc:date>2005-04-09T10:59:00</dc:date>
            </office:change-info>
          </text:format-change>
        </text:changed-region>
        <text:changed-region text:id="ct1198792464">
          <text:insertion>
            <office:change-info>
              <dc:creator>Thomas Hackert</dc:creator>
              <dc:date>2005-02-26T18:05:00</dc:date>
            </office:change-info>
          </text:insertion>
        </text:changed-region>
        <text:changed-region text:id="ct1200515144">
          <text:format-change>
            <office:change-info>
              <dc:creator>Friedhelm Abels</dc:creator>
              <dc:date>2005-04-09T10:59:00</dc:date>
            </office:change-info>
          </text:format-change>
        </text:changed-region>
        <text:changed-region text:id="ct1202013752">
          <text:insertion>
            <office:change-info>
              <dc:creator>Thomas Hackert</dc:creator>
              <dc:date>2005-02-26T18:05:00</dc:date>
            </office:change-info>
          </text:insertion>
        </text:changed-region>
        <text:changed-region text:id="ct1227101424">
          <text:format-change>
            <office:change-info>
              <dc:creator>Friedhelm Abels</dc:creator>
              <dc:date>2005-04-09T10:59:00</dc:date>
            </office:change-info>
          </text:format-change>
        </text:changed-region>
        <text:changed-region text:id="ct1198597280">
          <text:deletion>
            <office:change-info>
              <dc:creator>Jürgen Wippler</dc:creator>
              <dc:date>2005-03-02T18:13:00</dc:date>
            </office:change-info>
            <text:p text:style-name="P12">a</text:p>
          </text:deletion>
        </text:changed-region>
        <text:changed-region text:id="ct1238733568">
          <text:insertion>
            <office:change-info>
              <dc:creator>Jürgen Wippler</dc:creator>
              <dc:date>2005-03-02T18:13:00</dc:date>
            </office:change-info>
          </text:insertion>
        </text:changed-region>
        <text:changed-region text:id="ct1218438200">
          <text:format-change>
            <office:change-info>
              <dc:creator>Friedhelm Abels</dc:creator>
              <dc:date>2005-04-09T10:59:00</dc:date>
            </office:change-info>
          </text:format-change>
        </text:changed-region>
        <text:changed-region text:id="ct1218462816">
          <text:format-change>
            <office:change-info>
              <dc:creator>Friedhelm Abels</dc:creator>
              <dc:date>2005-04-09T10:59:00</dc:date>
            </office:change-info>
          </text:format-change>
        </text:changed-region>
        <text:changed-region text:id="ct1232946024">
          <text:format-change>
            <office:change-info>
              <dc:creator>Friedhelm Abels</dc:creator>
              <dc:date>2005-04-09T10:59:00</dc:date>
            </office:change-info>
          </text:format-change>
        </text:changed-region>
        <text:changed-region text:id="ct1218472944">
          <text:insertion>
            <office:change-info>
              <dc:creator>unknown</dc:creator>
              <dc:date>2005-02-13T16:51:00</dc:date>
            </office:change-info>
          </text:insertion>
        </text:changed-region>
        <text:changed-region text:id="ct1201584720">
          <text:format-change>
            <office:change-info>
              <dc:creator>Friedhelm Abels</dc:creator>
              <dc:date>2005-04-09T10:59:00</dc:date>
            </office:change-info>
          </text:format-change>
        </text:changed-region>
        <text:changed-region text:id="ct1199019144">
          <text:deletion>
            <office:change-info>
              <dc:creator>Thomas Hackert</dc:creator>
              <dc:date>2005-02-26T17:59:00</dc:date>
            </office:change-info>
            <text:p text:style-name="P10">Werkzeugleiste</text:p>
          </text:deletion>
        </text:changed-region>
        <text:changed-region text:id="ct1230507128">
          <text:insertion>
            <office:change-info>
              <dc:creator>Thomas Hackert</dc:creator>
              <dc:date>2005-02-26T17:59:00</dc:date>
            </office:change-info>
          </text:insertion>
        </text:changed-region>
        <text:changed-region text:id="ct1142854520">
          <text:format-change>
            <office:change-info>
              <dc:creator>Friedhelm Abels</dc:creator>
              <dc:date>2005-04-09T10:59:00</dc:date>
            </office:change-info>
          </text:format-change>
        </text:changed-region>
        <text:changed-region text:id="ct1226951824">
          <text:format-change>
            <office:change-info>
              <dc:creator>Friedhelm Abels</dc:creator>
              <dc:date>2005-04-09T10:59:00</dc:date>
            </office:change-info>
          </text:format-change>
        </text:changed-region>
        <text:changed-region text:id="ct1237624144">
          <text:format-change>
            <office:change-info>
              <dc:creator>Friedhelm Abels</dc:creator>
              <dc:date>2005-04-09T10:59:00</dc:date>
            </office:change-info>
          </text:format-change>
        </text:changed-region>
        <text:changed-region text:id="ct1238774352">
          <text:deletion>
            <office:change-info>
              <dc:creator>Thomas Hackert</dc:creator>
              <dc:date>2005-02-26T17:59:00</dc:date>
            </office:change-info>
            <text:p text:style-name="P10">Werkzeugleiste</text:p>
          </text:deletion>
        </text:changed-region>
        <text:changed-region text:id="ct1237623736">
          <text:insertion>
            <office:change-info>
              <dc:creator>Thomas Hackert</dc:creator>
              <dc:date>2005-02-26T17:59:00</dc:date>
            </office:change-info>
          </text:insertion>
        </text:changed-region>
        <text:changed-region text:id="ct1238774816">
          <text:format-change>
            <office:change-info>
              <dc:creator>Friedhelm Abels</dc:creator>
              <dc:date>2005-04-09T10:59:00</dc:date>
            </office:change-info>
          </text:format-change>
        </text:changed-region>
        <text:changed-region text:id="ct1238774584">
          <text:deletion>
            <office:change-info>
              <dc:creator>Thomas Hackert</dc:creator>
              <dc:date>2005-02-26T17:59:00</dc:date>
            </office:change-info>
            <text:p text:style-name="P10">Werkzeugleiste</text:p>
          </text:deletion>
        </text:changed-region>
        <text:changed-region text:id="ct1200514768">
          <text:insertion>
            <office:change-info>
              <dc:creator>Thomas Hackert</dc:creator>
              <dc:date>2005-02-26T17:59:00</dc:date>
            </office:change-info>
          </text:insertion>
        </text:changed-region>
        <text:changed-region text:id="ct1200514872">
          <text:format-change>
            <office:change-info>
              <dc:creator>Friedhelm Abels</dc:creator>
              <dc:date>2005-04-09T10:59:00</dc:date>
            </office:change-info>
          </text:format-change>
        </text:changed-region>
        <text:changed-region text:id="ct1198531488">
          <text:insertion>
            <office:change-info>
              <dc:creator>unknown</dc:creator>
              <dc:date>2005-02-16T10:06:00</dc:date>
            </office:change-info>
          </text:insertion>
        </text:changed-region>
        <text:changed-region text:id="ct1239216488">
          <text:deletion>
            <office:change-info>
              <dc:creator>Thomas Hackert</dc:creator>
              <dc:date>2005-02-26T17:59:00</dc:date>
            </office:change-info>
            <text:p text:style-name="P11"><text:span text:style-name="T13">Werkzeugleiste</text:span></text:p>
          </text:deletion>
        </text:changed-region>
        <text:changed-region text:id="ct1218469800">
          <text:insertion>
            <office:change-info>
              <dc:creator>Thomas Hackert</dc:creator>
              <dc:date>2005-02-26T17:59:00</dc:date>
            </office:change-info>
          </text:insertion>
        </text:changed-region>
        <text:changed-region text:id="ct1237623416">
          <text:insertion>
            <office:change-info>
              <dc:creator>unknown</dc:creator>
              <dc:date>2005-02-16T10:06:00</dc:date>
            </office:change-info>
          </text:insertion>
        </text:changed-region>
        <text:changed-region text:id="ct1218470000">
          <text:deletion>
            <office:change-info>
              <dc:creator>Friedhelm Abels</dc:creator>
              <dc:date>2005-04-09T11:31:00</dc:date>
            </office:change-info>
            <text:p text:style-name="P11"><text:span text:style-name="T13">eigen</text:span><text:span text:style-name="Strong_20_Emphasis"><text:span text:style-name="T13">z</text:span></text:span></text:p>
          </text:deletion>
        </text:changed-region>
        <text:changed-region text:id="ct1238756800">
          <text:deletion>
            <office:change-info>
              <dc:creator>unknown</dc:creator>
              <dc:date>2005-02-16T10:06:00</dc:date>
            </office:change-info>
            <text:p text:style-name="P11"><text:span text:style-name="T13">Z</text:span></text:p>
          </text:deletion>
        </text:changed-region>
        <text:changed-region text:id="ct1202021408">
          <text:insertion>
            <office:change-info>
              <dc:creator>Friedhelm Abels</dc:creator>
              <dc:date>2005-04-09T11:31:00</dc:date>
            </office:change-info>
          </text:insertion>
        </text:changed-region>
        <text:changed-region text:id="ct1202022192">
          <text:format-change>
            <office:change-info>
              <dc:creator>Friedhelm Abels</dc:creator>
              <dc:date>2005-04-09T10:59:00</dc:date>
            </office:change-info>
          </text:format-change>
        </text:changed-region>
        <text:changed-region text:id="ct1202022024">
          <text:deletion>
            <office:change-info>
              <dc:creator>Thomas Hackert</dc:creator>
              <dc:date>2005-02-26T17:59:00</dc:date>
            </office:change-info>
            <text:p text:style-name="P11"><text:span text:style-name="T3">Werkzeugleiste</text:span></text:p>
          </text:deletion>
        </text:changed-region>
        <text:changed-region text:id="ct1202022840">
          <text:insertion>
            <office:change-info>
              <dc:creator>Thomas Hackert</dc:creator>
              <dc:date>2005-02-26T17:59:00</dc:date>
            </office:change-info>
          </text:insertion>
        </text:changed-region>
        <text:changed-region text:id="ct1202024352">
          <text:format-change>
            <office:change-info>
              <dc:creator>Friedhelm Abels</dc:creator>
              <dc:date>2005-04-09T10:59:00</dc:date>
            </office:change-info>
          </text:format-change>
        </text:changed-region>
        <text:changed-region text:id="ct1202023472">
          <text:deletion>
            <office:change-info>
              <dc:creator>unknown</dc:creator>
              <dc:date>2005-02-16T10:06:00</dc:date>
            </office:change-info>
            <text:p text:style-name="P11"><text:span text:style-name="T3"><text:s/>unter </text:span><text:span text:style-name="T22">Ansicht</text:span><text:span text:style-name="T3"> – </text:span><text:span text:style-name="T22">Werkzeugleisten</text:span></text:p>
          </text:deletion>
        </text:changed-region>
        <text:changed-region text:id="ct1202023576">
          <text:format-change>
            <office:change-info>
              <dc:creator>Friedhelm Abels</dc:creator>
              <dc:date>2005-04-09T10:59:00</dc:date>
            </office:change-info>
          </text:format-change>
        </text:changed-region>
        <text:changed-region text:id="ct1202025064">
          <text:insertion>
            <office:change-info>
              <dc:creator>Friedhelm Abels</dc:creator>
              <dc:date>2005-04-09T11:31:00</dc:date>
            </office:change-info>
          </text:insertion>
        </text:changed-region>
        <text:changed-region text:id="ct1202025896">
          <text:format-change>
            <office:change-info>
              <dc:creator>Friedhelm Abels</dc:creator>
              <dc:date>2005-04-09T10:59:00</dc:date>
            </office:change-info>
          </text:format-change>
        </text:changed-region>
        <text:changed-region text:id="ct1202025688">
          <text:deletion>
            <office:change-info>
              <dc:creator>Thomas Hackert</dc:creator>
              <dc:date>2005-02-26T17:59:00</dc:date>
            </office:change-info>
            <text:p text:style-name="P11"><text:span text:style-name="T3">Werkzeugleiste</text:span></text:p>
          </text:deletion>
        </text:changed-region>
        <text:changed-region text:id="ct1202026584">
          <text:insertion>
            <office:change-info>
              <dc:creator>Thomas Hackert</dc:creator>
              <dc:date>2005-02-26T17:59:00</dc:date>
            </office:change-info>
          </text:insertion>
        </text:changed-region>
        <text:changed-region text:id="ct1202027368">
          <text:format-change>
            <office:change-info>
              <dc:creator>Friedhelm Abels</dc:creator>
              <dc:date>2005-04-09T10:59:00</dc:date>
            </office:change-info>
          </text:format-change>
        </text:changed-region>
        <text:changed-region text:id="ct1202025536">
          <text:deletion>
            <office:change-info>
              <dc:creator>unknown</dc:creator>
              <dc:date>2005-02-16T10:08:00</dc:date>
            </office:change-info>
            <text:p text:style-name="P11"><text:span text:style-name="T3">Sonst</text:span></text:p>
          </text:deletion>
        </text:changed-region>
        <text:changed-region text:id="ct1202021552">
          <text:insertion>
            <office:change-info>
              <dc:creator>unknown</dc:creator>
              <dc:date>2005-02-16T10:08:00</dc:date>
            </office:change-info>
          </text:insertion>
        </text:changed-region>
        <text:changed-region text:id="ct1202029512">
          <text:format-change>
            <office:change-info>
              <dc:creator>Friedhelm Abels</dc:creator>
              <dc:date>2005-04-09T10:59:00</dc:date>
            </office:change-info>
          </text:format-change>
        </text:changed-region>
        <text:changed-region text:id="ct1202028968">
          <text:deletion>
            <office:change-info>
              <dc:creator>unknown</dc:creator>
              <dc:date>2005-02-16T10:08:00</dc:date>
            </office:change-info>
            <text:p text:style-name="P11"><text:span text:style-name="T3">werden </text:span></text:p>
          </text:deletion>
        </text:changed-region>
        <text:changed-region text:id="ct1202028864">
          <text:format-change>
            <office:change-info>
              <dc:creator>Friedhelm Abels</dc:creator>
              <dc:date>2005-04-09T10:59:00</dc:date>
            </office:change-info>
          </text:format-change>
        </text:changed-region>
        <text:changed-region text:id="ct1202028664">
          <text:deletion>
            <office:change-info>
              <dc:creator>Thomas Hackert</dc:creator>
              <dc:date>2005-02-26T17:59:00</dc:date>
            </office:change-info>
            <text:p text:style-name="P11"><text:span text:style-name="T3">Werkzeugleiste</text:span></text:p>
          </text:deletion>
        </text:changed-region>
        <text:changed-region text:id="ct1202030200">
          <text:insertion>
            <office:change-info>
              <dc:creator>Thomas Hackert</dc:creator>
              <dc:date>2005-02-26T17:59:00</dc:date>
            </office:change-info>
          </text:insertion>
        </text:changed-region>
        <text:changed-region text:id="ct1202032456">
          <text:format-change>
            <office:change-info>
              <dc:creator>Friedhelm Abels</dc:creator>
              <dc:date>2005-04-09T10:59:00</dc:date>
            </office:change-info>
          </text:format-change>
        </text:changed-region>
        <text:changed-region text:id="ct1202031008">
          <text:deletion>
            <office:change-info>
              <dc:creator>unknown</dc:creator>
              <dc:date>2005-02-16T10:08:00</dc:date>
            </office:change-info>
            <text:p text:style-name="P11"><text:span text:style-name="T3">erscheinen, </text:span></text:p>
          </text:deletion>
        </text:changed-region>
        <text:changed-region text:id="ct1202031544">
          <text:format-change>
            <office:change-info>
              <dc:creator>Friedhelm Abels</dc:creator>
              <dc:date>2005-04-09T10:59:00</dc:date>
            </office:change-info>
          </text:format-change>
        </text:changed-region>
        <text:changed-region text:id="ct1202031400">
          <text:deletion>
            <office:change-info>
              <dc:creator>unknown</dc:creator>
              <dc:date>2005-02-16T10:09:00</dc:date>
            </office:change-info>
            <text:p text:style-name="P11"><text:span text:style-name="T3"><text:s/>de</text:span></text:p>
          </text:deletion>
        </text:changed-region>
        <text:changed-region text:id="ct1202030904">
          <text:format-change>
            <office:change-info>
              <dc:creator>Friedhelm Abels</dc:creator>
              <dc:date>2005-04-09T10:59:00</dc:date>
            </office:change-info>
          </text:format-change>
        </text:changed-region>
        <text:changed-region text:id="ct1179466328">
          <text:format-change>
            <office:change-info>
              <dc:creator>Friedhelm Abels</dc:creator>
              <dc:date>2005-04-09T10:59:00</dc:date>
            </office:change-info>
          </text:format-change>
        </text:changed-region>
        <text:changed-region text:id="ct1198793032">
          <text:format-change>
            <office:change-info>
              <dc:creator>Friedhelm Abels</dc:creator>
              <dc:date>2005-04-09T10:59:00</dc:date>
            </office:change-info>
          </text:format-change>
        </text:changed-region>
        <text:changed-region text:id="ct1202024864">
          <text:format-change>
            <office:change-info>
              <dc:creator>Friedhelm Abels</dc:creator>
              <dc:date>2005-04-09T10:59:00</dc:date>
            </office:change-info>
          </text:format-change>
        </text:changed-region>
        <text:changed-region text:id="ct1198793688">
          <text:insertion>
            <office:change-info>
              <dc:creator>unknown</dc:creator>
              <dc:date>2005-02-13T16:52:00</dc:date>
            </office:change-info>
          </text:insertion>
        </text:changed-region>
        <text:changed-region text:id="ct1227102648">
          <text:deletion>
            <office:change-info>
              <dc:creator>unknown</dc:creator>
              <dc:date>2005-02-13T16:52:00</dc:date>
            </office:change-info>
            <text:p text:style-name="P10">m</text:p>
          </text:deletion>
        </text:changed-region>
        <text:changed-region text:id="ct1198537464">
          <text:format-change>
            <office:change-info>
              <dc:creator>Friedhelm Abels</dc:creator>
              <dc:date>2005-04-09T10:59:00</dc:date>
            </office:change-info>
          </text:format-change>
        </text:changed-region>
        <text:changed-region text:id="ct1239156728">
          <text:insertion>
            <office:change-info>
              <dc:creator>unknown</dc:creator>
              <dc:date>2005-02-13T16:52:00</dc:date>
            </office:change-info>
          </text:insertion>
        </text:changed-region>
        <text:changed-region text:id="ct1198532272">
          <text:format-change>
            <office:change-info>
              <dc:creator>Friedhelm Abels</dc:creator>
              <dc:date>2005-04-09T10:59:00</dc:date>
            </office:change-info>
          </text:format-change>
        </text:changed-region>
        <text:changed-region text:id="ct1179467480">
          <text:insertion>
            <office:change-info>
              <dc:creator>unknown</dc:creator>
              <dc:date>2005-02-13T16:53:00</dc:date>
            </office:change-info>
          </text:insertion>
        </text:changed-region>
        <text:changed-region text:id="ct1187102664">
          <text:deletion>
            <office:change-info>
              <dc:creator>unknown</dc:creator>
              <dc:date>2005-02-13T16:53:00</dc:date>
            </office:change-info>
            <text:p text:style-name="P10">m</text:p>
          </text:deletion>
        </text:changed-region>
        <text:changed-region text:id="ct1201585784">
          <text:format-change>
            <office:change-info>
              <dc:creator>Friedhelm Abels</dc:creator>
              <dc:date>2005-04-09T10:59:00</dc:date>
            </office:change-info>
          </text:format-change>
        </text:changed-region>
        <text:changed-region text:id="ct1198538136">
          <text:insertion>
            <office:change-info>
              <dc:creator>unknown</dc:creator>
              <dc:date>2005-02-13T16:53:00</dc:date>
            </office:change-info>
          </text:insertion>
        </text:changed-region>
        <text:changed-region text:id="ct1201619872">
          <text:deletion>
            <office:change-info>
              <dc:creator>Thomas Hackert</dc:creator>
              <dc:date>2005-04-13T10:44:00</dc:date>
            </office:change-info>
            <text:p text:style-name="P10"><text:s text:c="2"/></text:p>
          </text:deletion>
        </text:changed-region>
        <text:changed-region text:id="ct1201781168">
          <text:insertion>
            <office:change-info>
              <dc:creator>Thomas Hackert</dc:creator>
              <dc:date>2005-04-13T10:44:00</dc:date>
            </office:change-info>
          </text:insertion>
        </text:changed-region>
        <text:changed-region text:id="ct1201782200">
          <text:format-change>
            <office:change-info>
              <dc:creator>Friedhelm Abels</dc:creator>
              <dc:date>2005-04-09T10:59:00</dc:date>
            </office:change-info>
          </text:format-change>
        </text:changed-region>
        <text:changed-region text:id="ct1201781512">
          <text:format-change>
            <office:change-info>
              <dc:creator>Friedhelm Abels</dc:creator>
              <dc:date>2005-04-09T10:59:00</dc:date>
            </office:change-info>
          </text:format-change>
        </text:changed-region>
        <text:changed-region text:id="ct1201781280">
          <text:deletion>
            <office:change-info>
              <dc:creator>unknown</dc:creator>
              <dc:date>2005-02-16T10:10:00</dc:date>
            </office:change-info>
            <text:p text:style-name="P10">,</text:p>
          </text:deletion>
        </text:changed-region>
        <text:changed-region text:id="ct1202027696">
          <text:format-change>
            <office:change-info>
              <dc:creator>Friedhelm Abels</dc:creator>
              <dc:date>2005-04-09T10:59:00</dc:date>
            </office:change-info>
          </text:format-change>
        </text:changed-region>
        <text:changed-region text:id="ct1201620720">
          <text:insertion>
            <office:change-info>
              <dc:creator>Friedhelm Abels</dc:creator>
              <dc:date>2005-04-09T11:30:00</dc:date>
            </office:change-info>
          </text:insertion>
        </text:changed-region>
        <text:changed-region text:id="ct1201620536">
          <text:format-change>
            <office:change-info>
              <dc:creator>Friedhelm Abels</dc:creator>
              <dc:date>2005-04-09T10:59:00</dc:date>
            </office:change-info>
          </text:format-change>
        </text:changed-region>
        <text:changed-region text:id="ct1201781744">
          <text:format-change>
            <office:change-info>
              <dc:creator>Friedhelm Abels</dc:creator>
              <dc:date>2005-04-09T10:59:00</dc:date>
            </office:change-info>
          </text:format-change>
        </text:changed-region>
        <text:changed-region text:id="ct1201622192">
          <text:format-change>
            <office:change-info>
              <dc:creator>Friedhelm Abels</dc:creator>
              <dc:date>2005-04-09T10:59:00</dc:date>
            </office:change-info>
          </text:format-change>
        </text:changed-region>
        <text:changed-region text:id="ct1179466096">
          <text:format-change>
            <office:change-info>
              <dc:creator>Friedhelm Abels</dc:creator>
              <dc:date>2005-04-09T10:59:00</dc:date>
            </office:change-info>
          </text:format-change>
        </text:changed-region>
        <text:changed-region text:id="ct1218473696">
          <text:insertion>
            <office:change-info>
              <dc:creator>unknown</dc:creator>
              <dc:date>2005-02-13T16:55:00</dc:date>
            </office:change-info>
          </text:insertion>
        </text:changed-region>
        <text:changed-region text:id="ct1201621480">
          <text:deletion>
            <office:change-info>
              <dc:creator>unknown</dc:creator>
              <dc:date>2005-02-13T16:54:00</dc:date>
            </office:change-info>
            <text:p text:style-name="P10">ie</text:p>
          </text:deletion>
        </text:changed-region>
        <text:changed-region text:id="ct1201621648">
          <text:format-change>
            <office:change-info>
              <dc:creator>Friedhelm Abels</dc:creator>
              <dc:date>2005-04-09T10:59:00</dc:date>
            </office:change-info>
          </text:format-change>
        </text:changed-region>
        <text:changed-region text:id="ct1226951520">
          <text:format-change>
            <office:change-info>
              <dc:creator>Friedhelm Abels</dc:creator>
              <dc:date>2005-04-09T10:59:00</dc:date>
            </office:change-info>
          </text:format-change>
        </text:changed-region>
        <text:changed-region text:id="ct1239014728">
          <text:insertion>
            <office:change-info>
              <dc:creator>unknown</dc:creator>
              <dc:date>2005-02-16T10:11:00</dc:date>
            </office:change-info>
          </text:insertion>
        </text:changed-region>
        <text:changed-region text:id="ct1202022704">
          <text:deletion>
            <office:change-info>
              <dc:creator>unknown</dc:creator>
              <dc:date>2005-02-16T10:11:00</dc:date>
            </office:change-info>
            <text:p text:style-name="P12">licken </text:p>
          </text:deletion>
        </text:changed-region>
        <text:changed-region text:id="ct1239015440">
          <text:deletion>
            <office:change-info>
              <dc:creator>unknown</dc:creator>
              <dc:date>2005-02-16T10:10:00</dc:date>
            </office:change-info>
            <text:p text:style-name="P12">sk</text:p>
          </text:deletion>
        </text:changed-region>
        <text:changed-region text:id="ct1239015208">
          <text:deletion>
            <office:change-info>
              <dc:creator>unknown</dc:creator>
              <dc:date>2005-02-16T10:11:00</dc:date>
            </office:change-info>
            <text:p text:style-name="P12">Recht</text:p>
          </text:deletion>
        </text:changed-region>
        <text:changed-region text:id="ct1239016104">
          <text:format-change>
            <office:change-info>
              <dc:creator>Friedhelm Abels</dc:creator>
              <dc:date>2005-04-09T10:59:00</dc:date>
            </office:change-info>
          </text:format-change>
        </text:changed-region>
        <text:changed-region text:id="ct1239215616">
          <text:insertion>
            <office:change-info>
              <dc:creator>unknown</dc:creator>
              <dc:date>2005-02-16T10:11:00</dc:date>
            </office:change-info>
          </text:insertion>
        </text:changed-region>
        <text:changed-region text:id="ct1239014960">
          <text:insertion>
            <office:change-info>
              <dc:creator>Thomas Hackert</dc:creator>
              <dc:date>2005-02-17T13:24:00</dc:date>
            </office:change-info>
          </text:insertion>
        </text:changed-region>
        <text:changed-region text:id="ct1201783016">
          <text:insertion>
            <office:change-info>
              <dc:creator>unknown</dc:creator>
              <dc:date>2005-02-16T10:11:00</dc:date>
            </office:change-info>
          </text:insertion>
        </text:changed-region>
        <text:changed-region text:id="ct1198537184">
          <text:insertion>
            <office:change-info>
              <dc:creator>Thomas Hackert</dc:creator>
              <dc:date>2005-02-17T13:24:00</dc:date>
            </office:change-info>
          </text:insertion>
        </text:changed-region>
        <text:changed-region text:id="ct1201621880">
          <text:deletion>
            <office:change-info>
              <dc:creator>Thomas Hackert</dc:creator>
              <dc:date>2005-02-17T13:24:00</dc:date>
            </office:change-info>
            <text:p text:style-name="P12"><text:span text:style-name="T1">r</text:span></text:p>
          </text:deletion>
        </text:changed-region>
        <text:changed-region text:id="ct1201863040">
          <text:insertion>
            <office:change-info>
              <dc:creator>unknown</dc:creator>
              <dc:date>2005-02-16T10:11:00</dc:date>
            </office:change-info>
          </text:insertion>
        </text:changed-region>
        <text:changed-region text:id="ct1202027472">
          <text:format-change>
            <office:change-info>
              <dc:creator>Friedhelm Abels</dc:creator>
              <dc:date>2005-04-09T10:59:00</dc:date>
            </office:change-info>
          </text:format-change>
        </text:changed-region>
        <text:changed-region text:id="ct1201863768">
          <text:deletion>
            <office:change-info>
              <dc:creator>unknown</dc:creator>
              <dc:date>2005-02-13T16:55:00</dc:date>
            </office:change-info>
            <text:p text:style-name="P12">w</text:p>
          </text:deletion>
        </text:changed-region>
        <text:changed-region text:id="ct1201864000">
          <text:insertion>
            <office:change-info>
              <dc:creator>unknown</dc:creator>
              <dc:date>2005-02-13T16:55:00</dc:date>
            </office:change-info>
          </text:insertion>
        </text:changed-region>
        <text:changed-region text:id="ct1238756576">
          <text:deletion>
            <office:change-info>
              <dc:creator>unknown</dc:creator>
              <dc:date>2005-02-13T16:55:00</dc:date>
            </office:change-info>
            <text:p text:style-name="P12">o</text:p>
          </text:deletion>
        </text:changed-region>
        <text:changed-region text:id="ct1239348480">
          <text:format-change>
            <office:change-info>
              <dc:creator>Friedhelm Abels</dc:creator>
              <dc:date>2005-04-09T10:59:00</dc:date>
            </office:change-info>
          </text:format-change>
        </text:changed-region>
        <text:changed-region text:id="ct1202029312">
          <text:deletion>
            <office:change-info>
              <dc:creator>unknown</dc:creator>
              <dc:date>2005-02-16T10:11:00</dc:date>
            </office:change-info>
            <text:p text:style-name="P12"><text:s/>können</text:p>
          </text:deletion>
        </text:changed-region>
        <text:changed-region text:id="ct1202029112">
          <text:format-change>
            <office:change-info>
              <dc:creator>Friedhelm Abels</dc:creator>
              <dc:date>2005-04-09T10:59:00</dc:date>
            </office:change-info>
          </text:format-change>
        </text:changed-region>
        <text:changed-region text:id="ct1201622440">
          <text:format-change>
            <office:change-info>
              <dc:creator>Friedhelm Abels</dc:creator>
              <dc:date>2005-04-09T10:59:00</dc:date>
            </office:change-info>
          </text:format-change>
        </text:changed-region>
        <text:changed-region text:id="ct1239016872">
          <text:format-change>
            <office:change-info>
              <dc:creator>Friedhelm Abels</dc:creator>
              <dc:date>2005-04-09T10:59:00</dc:date>
            </office:change-info>
          </text:format-change>
        </text:changed-region>
        <text:changed-region text:id="ct1218404624">
          <text:format-change>
            <office:change-info>
              <dc:creator>Friedhelm Abels</dc:creator>
              <dc:date>2005-04-09T10:59:00</dc:date>
            </office:change-info>
          </text:format-change>
        </text:changed-region>
        <text:changed-region text:id="ct1239351528">
          <text:format-change>
            <office:change-info>
              <dc:creator>Friedhelm Abels</dc:creator>
              <dc:date>2005-04-09T10:59:00</dc:date>
            </office:change-info>
          </text:format-change>
        </text:changed-region>
        <text:changed-region text:id="ct1239349184">
          <text:insertion>
            <office:change-info>
              <dc:creator>unknown</dc:creator>
              <dc:date>2005-02-16T10:12:00</dc:date>
            </office:change-info>
          </text:insertion>
        </text:changed-region>
        <text:changed-region text:id="ct1239350552">
          <text:deletion>
            <office:change-info>
              <dc:creator>unknown</dc:creator>
              <dc:date>2005-02-16T10:12:00</dc:date>
            </office:change-info>
            <text:p text:style-name="P10">en</text:p>
          </text:deletion>
        </text:changed-region>
        <text:changed-region text:id="ct1239350784">
          <text:format-change>
            <office:change-info>
              <dc:creator>Friedhelm Abels</dc:creator>
              <dc:date>2005-04-09T10:59:00</dc:date>
            </office:change-info>
          </text:format-change>
        </text:changed-region>
        <text:changed-region text:id="ct1214733768">
          <text:insertion>
            <office:change-info>
              <dc:creator>unknown</dc:creator>
              <dc:date>2005-02-16T10:12:00</dc:date>
            </office:change-info>
          </text:insertion>
        </text:changed-region>
        <text:changed-region text:id="ct1239349976">
          <text:deletion>
            <office:change-info>
              <dc:creator>unknown</dc:creator>
              <dc:date>2005-02-16T10:12:00</dc:date>
            </office:change-info>
            <text:p text:style-name="P10">n</text:p>
          </text:deletion>
        </text:changed-region>
        <text:changed-region text:id="ct1202029616">
          <text:format-change>
            <office:change-info>
              <dc:creator>Friedhelm Abels</dc:creator>
              <dc:date>2005-04-09T10:59:00</dc:date>
            </office:change-info>
          </text:format-change>
        </text:changed-region>
        <text:changed-region text:id="ct1201781384">
          <text:deletion>
            <office:change-info>
              <dc:creator>Friedhelm Abels</dc:creator>
              <dc:date>2005-04-09T11:32:00</dc:date>
            </office:change-info>
            <text:p text:style-name="P10">schmale</text:p>
          </text:deletion>
        </text:changed-region>
        <text:changed-region text:id="ct1202030744">
          <text:insertion>
            <office:change-info>
              <dc:creator>Friedhelm Abels</dc:creator>
              <dc:date>2005-04-09T11:32:00</dc:date>
            </office:change-info>
          </text:insertion>
        </text:changed-region>
        <text:changed-region text:id="ct1198492072">
          <text:format-change>
            <office:change-info>
              <dc:creator>Friedhelm Abels</dc:creator>
              <dc:date>2005-04-09T10:59:00</dc:date>
            </office:change-info>
          </text:format-change>
        </text:changed-region>
        <text:changed-region text:id="ct1198531872">
          <text:format-change>
            <office:change-info>
              <dc:creator>Friedhelm Abels</dc:creator>
              <dc:date>2005-04-09T10:59:00</dc:date>
            </office:change-info>
          </text:format-change>
        </text:changed-region>
        <text:changed-region text:id="ct1198818768">
          <text:insertion>
            <office:change-info>
              <dc:creator>Jürgen Wippler</dc:creator>
              <dc:date>2005-03-02T18:17:00</dc:date>
            </office:change-info>
          </text:insertion>
        </text:changed-region>
        <text:changed-region text:id="ct1201623136">
          <text:format-change>
            <office:change-info>
              <dc:creator>Friedhelm Abels</dc:creator>
              <dc:date>2005-04-09T10:59:00</dc:date>
            </office:change-info>
          </text:format-change>
        </text:changed-region>
        <text:changed-region text:id="ct1201861968">
          <text:format-change>
            <office:change-info>
              <dc:creator>Friedhelm Abels</dc:creator>
              <dc:date>2005-04-09T10:59:00</dc:date>
            </office:change-info>
          </text:format-change>
        </text:changed-region>
        <text:changed-region text:id="ct1239156144">
          <text:format-change>
            <office:change-info>
              <dc:creator>Friedhelm Abels</dc:creator>
              <dc:date>2005-04-09T10:59:00</dc:date>
            </office:change-info>
          </text:format-change>
        </text:changed-region>
        <text:changed-region text:id="ct1201861744">
          <text:insertion>
            <office:change-info>
              <dc:creator>Friedhelm Abels</dc:creator>
              <dc:date>2005-04-09T11:33:00</dc:date>
            </office:change-info>
          </text:insertion>
        </text:changed-region>
        <text:changed-region text:id="ct1227024672">
          <text:format-change>
            <office:change-info>
              <dc:creator>Friedhelm Abels</dc:creator>
              <dc:date>2005-04-09T10:59:00</dc:date>
            </office:change-info>
          </text:format-change>
        </text:changed-region>
        <text:changed-region text:id="ct1202035344">
          <text:deletion>
            <office:change-info>
              <dc:creator>Friedhelm Abels</dc:creator>
              <dc:date>2005-04-09T11:33:00</dc:date>
            </office:change-info>
            <text:p text:style-name="P10"><text:s/>den Absatzstilen</text:p>
          </text:deletion>
        </text:changed-region>
        <text:changed-region text:id="ct1239081376">
          <text:format-change>
            <office:change-info>
              <dc:creator>Friedhelm Abels</dc:creator>
              <dc:date>2005-04-09T10:59:00</dc:date>
            </office:change-info>
          </text:format-change>
        </text:changed-region>
        <text:changed-region text:id="ct1198797192">
          <text:deletion>
            <office:change-info>
              <dc:creator>unknown</dc:creator>
              <dc:date>2005-02-13T16:56:00</dc:date>
            </office:change-info>
            <text:p text:style-name="P10"><text:s/>schnell</text:p>
          </text:deletion>
        </text:changed-region>
        <text:changed-region text:id="ct1202035240">
          <text:format-change>
            <office:change-info>
              <dc:creator>Friedhelm Abels</dc:creator>
              <dc:date>2005-04-09T10:59:00</dc:date>
            </office:change-info>
          </text:format-change>
        </text:changed-region>
        <text:changed-region text:id="ct1225826088">
          <text:insertion>
            <office:change-info>
              <dc:creator>unknown</dc:creator>
              <dc:date>2005-02-13T16:56:00</dc:date>
            </office:change-info>
          </text:insertion>
        </text:changed-region>
        <text:changed-region text:id="ct1239433024">
          <text:format-change>
            <office:change-info>
              <dc:creator>Friedhelm Abels</dc:creator>
              <dc:date>2005-04-09T10:59:00</dc:date>
            </office:change-info>
          </text:format-change>
        </text:changed-region>
        <text:changed-region text:id="ct1239117216">
          <text:insertion>
            <office:change-info>
              <dc:creator>unknown</dc:creator>
              <dc:date>2005-02-16T10:13:00</dc:date>
            </office:change-info>
          </text:insertion>
        </text:changed-region>
        <text:changed-region text:id="ct1226962048">
          <text:format-change>
            <office:change-info>
              <dc:creator>Friedhelm Abels</dc:creator>
              <dc:date>2005-04-09T10:59:00</dc:date>
            </office:change-info>
          </text:format-change>
        </text:changed-region>
        <text:changed-region text:id="ct1217411968">
          <text:insertion>
            <office:change-info>
              <dc:creator>unknown</dc:creator>
              <dc:date>2005-02-16T10:14:00</dc:date>
            </office:change-info>
          </text:insertion>
        </text:changed-region>
        <text:changed-region text:id="ct1202034272">
          <text:deletion>
            <office:change-info>
              <dc:creator>unknown</dc:creator>
              <dc:date>2005-02-16T10:14:00</dc:date>
            </office:change-info>
            <text:p text:style-name="P10">.</text:p>
          </text:deletion>
        </text:changed-region>
        <text:changed-region text:id="ct1198546440">
          <text:deletion>
            <office:change-info>
              <dc:creator>unknown</dc:creator>
              <dc:date>2005-02-16T10:13:00</dc:date>
            </office:change-info>
            <text:p text:style-name="P10"><text:s/>ohne Maus oder Dialoginteraktion</text:p>
          </text:deletion>
        </text:changed-region>
        <text:changed-region text:id="ct1198547064">
          <text:deletion>
            <office:change-info>
              <dc:creator>unknown</dc:creator>
              <dc:date>2005-02-16T10:14:00</dc:date>
            </office:change-info>
            <text:p text:style-name="P10">,</text:p>
          </text:deletion>
        </text:changed-region>
        <text:changed-region text:id="ct1202034376">
          <text:format-change>
            <office:change-info>
              <dc:creator>Friedhelm Abels</dc:creator>
              <dc:date>2005-04-09T10:59:00</dc:date>
            </office:change-info>
          </text:format-change>
        </text:changed-region>
        <text:changed-region text:id="ct1198547528">
          <text:insertion>
            <office:change-info>
              <dc:creator>Friedhelm Abels</dc:creator>
              <dc:date>2005-04-09T11:33:00</dc:date>
            </office:change-info>
          </text:insertion>
        </text:changed-region>
        <text:changed-region text:id="ct1198547632">
          <text:format-change>
            <office:change-info>
              <dc:creator>Friedhelm Abels</dc:creator>
              <dc:date>2005-04-09T10:59:00</dc:date>
            </office:change-info>
          </text:format-change>
        </text:changed-region>
        <text:changed-region text:id="ct1198548016">
          <text:format-change>
            <office:change-info>
              <dc:creator>Friedhelm Abels</dc:creator>
              <dc:date>2005-04-09T10:59:00</dc:date>
            </office:change-info>
          </text:format-change>
        </text:changed-region>
        <text:changed-region text:id="ct1198550304">
          <text:insertion>
            <office:change-info>
              <dc:creator>Friedhelm Abels</dc:creator>
              <dc:date>2005-04-09T11:34:00</dc:date>
            </office:change-info>
          </text:insertion>
        </text:changed-region>
        <text:changed-region text:id="ct1202049568">
          <text:format-change>
            <office:change-info>
              <dc:creator>Friedhelm Abels</dc:creator>
              <dc:date>2005-04-09T10:59:00</dc:date>
            </office:change-info>
          </text:format-change>
        </text:changed-region>
        <text:changed-region text:id="ct1214818008">
          <text:deletion>
            <office:change-info>
              <dc:creator>Thomas Hackert</dc:creator>
              <dc:date>2005-04-25T07:39:33</dc:date>
            </office:change-info>
            <table:table table:name="Tabelle2" table:style-name="Tabelle2">
              <table:table-column table:style-name="Tabelle2.A"/>
              <table:table-column table:style-name="Tabelle2.B"/>
              <table:table-column table:style-name="Tabelle2.C"/>
              <table:table-column table:style-name="Tabelle2.D"/>
              <table:table-row>
                <table:table-cell table:style-name="Tabelle2.A1" table:number-columns-spanned="4" office:value-type="string">
                  <text:h text:style-name="Heading_20_1" text:outline-level="1">Allgemeine Funktionen</text:h>
                </table:table-cell>
                <table:covered-table-cell/>
                <table:covered-table-cell/>
                <table:covered-table-cell/>
              </table:table-row>
              <table:table-row>
                <table:table-cell table:style-name="Tabelle2.A2" office:value-type="string">
                  <text:p text:style-name="Table_20_Heading">Neue Funktion</text:p>
                </table:table-cell>
                <table:table-cell table:style-name="Tabelle2.A2" office:value-type="string">
                  <text:p text:style-name="P8">Modul</text:p>
                </table:table-cell>
                <table:table-cell table:style-name="Tabelle2.A2" office:value-type="string">
                  <text:p text:style-name="Table_20_Heading">Vorteil</text:p>
                </table:table-cell>
                <table:table-cell table:style-name="Tabelle2.D2" office:value-type="string">
                  <text:p text:style-name="Table_20_Heading">wie erreichbar</text:p>
                </table:table-cell>
              </table:table-row>
              <table:table-row>
                <table:table-cell table:style-name="Tabelle2.A3" office:value-type="string">
                  <text:p text:style-name="Table_20_Contents">Wörter in Auswahlen zählen</text:p>
                  <text:p text:style-name="Table_20_Contents"><text:a xlink:type="simple" xlink:href="http://specs.openoffice.org/writer/wordcount/Enhanced_Wordcount.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Jetzt können sowohl Wörter als auch Buchstaben im gegenwärtig ausgewählten Text gezählt und mit dem ganzen Dokument verglichen werden. Dieser neue Menüpunkt macht es einfach und schnell.</text:p>
                </table:table-cell>
                <table:table-cell table:style-name="Tabelle2.D3" office:value-type="string">
                  <text:p text:style-name="Table_20_Contents">Wählen Sie den Text, in dem Sie die Wörter zählen lassen wollen und wählen Sie <text:span text:style-name="T23">Extra</text:span><text:span text:style-name="Strong_20_Emphasis">s</text:span> – <text:span text:style-name="Strong_20_Emphasis">Wortanzahl</text:span>.</text:p>
                </table:table-cell>
              </table:table-row>
              <table:table-row>
                <table:table-cell table:style-name="Tabelle2.A3" office:value-type="string">
                  <text:p text:style-name="Table_20_Contents">Verschachtelte Tabellen</text:p>
                  <text:p text:style-name="Table_20_Contents"><text:a xlink:type="simple" xlink:href="http://specs.openoffice.org/writer/tables/table_in_table.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Dies erlaubt wesentlich mehr Flexibilität, indem Sie eine zweite Tabelle in eine primäre Tabellenzelle einfügen können.</text:p>
                  <text:p text:style-name="Table_20_Contents">Diese Funktion verbessert auch den Dokumentenimport / -export von Microsoft (R) Word-Dokumenten, welche verschachtelte Tabellen enthalten können.</text:p>
                </table:table-cell>
                <table:table-cell table:style-name="Tabelle2.D3" office:value-type="string">
                  <text:p text:style-name="Table_20_Contents">Platzieren Sie Ihren Cursor in der gewünschten Zelle einer Tabelle, wählen Sie <text:span text:style-name="Strong_20_Emphasis">Tabelle</text:span> - <text:span text:style-name="Strong_20_Emphasis">Einfügen</text:span> – <text:span text:style-name="Strong_20_Emphasis">Tabelle.</text:span></text:p>
                </table:table-cell>
              </table:table-row>
              <table:table-row>
                <table:table-cell table:style-name="Tabelle2.A3" office:value-type="string">
                  <text:p text:style-name="Table_20_Contents">Aufzählungspunkte und Nummerierung in Tabellenzellen</text:p>
                  <text:p text:style-name="Table_20_Contents"><text:a xlink:type="simple" xlink:href="http://www.openoffice.org/issues/show_bug.cgi?id=20188"><text:span text:style-name="T11">issue 20188</text:span></text:a></text:p>
                </table:table-cell>
                <table:table-cell table:style-name="Tabelle2.A3" office:value-type="string">
                  <text:p text:style-name="Table_20_Contents">Writer</text:p>
                </table:table-cell>
                <table:table-cell table:style-name="Tabelle2.A3" office:value-type="string">
                  <text:p text:style-name="Table_20_Contents">Dies erlaubt es Ihnen verschiedene Zellen entweder mit Aufzählungspunkten oder Nummern mit einem einzigen Mausklick zu formatieren.</text:p>
                  <text:p text:style-name="Table_20_Contents">Des Weiteren ist jetzt die Nummerierungs- und Aufzählungsfunktionalität innerhalb von Tabellenzellen verfügbar, wenn multiple Zellen ausgewählt sind.</text:p>
                </table:table-cell>
                <table:table-cell table:style-name="Tabelle2.D3" office:value-type="string">
                  <text:p text:style-name="Table_20_Contents">Wählen Sie eine oder mehrere Zellen in eine Tabelle, klicken Sie den <text:span text:style-name="Strong_20_Emphasis">Nummerierung An/Aus-</text:span> oder den <text:span text:style-name="Strong_20_Emphasis">Aufzählungspunkte An/Aus-K</text:span>nopf in der Formatierungsleiste.</text:p>
                </table:table-cell>
              </table:table-row>
              <table:table-row>
                <table:table-cell table:style-name="Tabelle2.A3" office:value-type="string">
                  <text:p text:style-name="Table_20_Contents">Zusätzliche Versteckter Text-Attribute</text:p>
                  <text:p text:style-name="Table_20_Contents"><text:a xlink:type="simple" xlink:href="http://specs.openoffice.org/writer/hidden_text/hidden_text.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Dieses 'Versteckter Text'-Zeichenattribut kann angewendet werden, um viel Text innerhalb Ihres Dokuments zu verstecken.</text:p>
                </table:table-cell>
                <table:table-cell table:style-name="Tabelle2.D3" office:value-type="string">
                  <text:p text:style-name="Table_20_Contents">Wählen Sie <text:span text:style-name="Strong_20_Emphasis">Format</text:span> - <text:span text:style-name="T23">Zeic</text:span><text:span text:style-name="Strong_20_Emphasis">hen</text:span> - <text:span text:style-name="Strong_20_Emphasis">Schrifteffekt</text:span> - <text:span text:style-name="Strong_20_Emphasis">Versteckt</text:span>.</text:p>
                  <text:p text:style-name="Table_20_Contents">Sie können <text:span text:style-name="Strong_20_Emphasis">Ansicht</text:span> - <text:span text:style-name="Strong_20_Emphasis">Versteckte Absätze</text:span> zum Schalten der Anzeige des versteckten Textes wählen, vorausgesetzt, dass <text:span text:style-name="Strong_20_Emphasis">Extras</text:span> - <text:span text:style-name="Strong_20_Emphasis">Optionen</text:span> - <text:span text:style-name="Strong_20_Emphasis">OpenOffice.org Writer</text:span> - <text:span text:style-name="Strong_20_Emphasis">Formatierungshilfen</text:span> - <text:span text:style-name="Strong_20_Emphasis">Ausgeblendeter Text</text:span> gesetzt ist.</text:p>
                </table:table-cell>
              </table:table-row>
              <table:table-row>
                <table:table-cell table:style-name="Tabelle2.A3" office:value-type="string">
                  <text:p text:style-name="Table_20_Contents">Tastaturkürzel für <text:span text:style-name="Strong_20_Emphasis">Bearbeiten</text:span> - <text:span text:style-name="Strong_20_Emphasis">Inhalte Einfügen</text:span></text:p>
                </table:table-cell>
                <table:table-cell table:style-name="Tabelle2.A3" office:value-type="string">
                  <text:p text:style-name="Table_20_Contents">Writer</text:p>
                </table:table-cell>
                <table:table-cell table:style-name="Tabelle2.A3" office:value-type="string">
                  <text:p text:style-name="Table_20_Contents">Sie können jetzt die Tastatur benutzen, um diese Aktion, die auch unter dem Menüpunkt <text:span text:style-name="Strong_20_Emphasis">Bearbeiten</text:span> - <text:span text:style-name="Strong_20_Emphasis">Inhalte Einfügen zu finden ist, auszuführen</text:span>.</text:p>
                </table:table-cell>
                <table:table-cell table:style-name="Tabelle2.D3" office:value-type="string">
                  <text:p text:style-name="Table_20_Contents">Drücken Sie Shift+Strg+V.</text:p>
                </table:table-cell>
              </table:table-row>
              <table:table-row>
                <table:table-cell table:style-name="Tabelle2.A3" office:value-type="string">
                  <text:p text:style-name="Table_20_Contents">Standardtabulatorposition im <text:span text:style-name="T24">Abbildungsindex</text:span>, <text:span text:style-name="T24">Tabellenindex</text:span> und <text:span text:style-name="T24">Objektetabelle</text:span> geändert<text:line-break/><text:a xlink:type="simple" xlink:href="http://www.openoffice.org/issues/show_bug.cgi?id=3961"><text:span text:style-name="T11">issue 3961</text:span></text:a></text:p>
                </table:table-cell>
                <table:table-cell table:style-name="Tabelle2.A3" office:value-type="string">
                  <text:p text:style-name="Table_20_Contents">Writer</text:p>
                </table:table-cell>
                <table:table-cell table:style-name="Tabelle2.A3" office:value-type="string">
                  <text:p text:style-name="Table_20_Contents">Diese Funktion macht das Verhalten mit dem Verhalten der Tabulatoren in einem <text:span text:style-name="T24">Inhaltsverzeichnis stimmig</text:span>. Der Tabulator ist jetzt rechts ausgerichtet und benutzt den '.' (Punkt) als ein Füllzeichen.</text:p>
                </table:table-cell>
                <table:table-cell table:style-name="Tabelle2.D3" office:value-type="string">
                  <text:p text:style-name="Table_20_Contents"/>
                </table:table-cell>
              </table:table-row>
              <table:table-row>
                <table:table-cell table:style-name="Tabelle2.A3" office:value-type="string">
                  <text:p text:style-name="Table_20_Contents">Bessere Objektpositionierung mit 'Folge Textfluss'-Option</text:p>
                  <text:p text:style-name="Table_20_Contents"><text:a xlink:type="simple" xlink:href="http://specs.openoffice.org/writer/compatibility/follow_text_flow_for_to_frame_anchored.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Die Funktionalität für die Positionierung verschiedener Objekte (wie Rahmen) im Text vom Writer wurde erweitert. Die neue Option 'Folge Textfluss' wurde für Writer-Rahmen eingeführt.</text:p>
                </table:table-cell>
                <table:table-cell table:style-name="Tabelle2.D3" office:value-type="string">
                  <text:p text:style-name="Table_20_Contents">Im Formatdialog für Writer-Rahmen auf der Registerseite 'Art' im Bereich 'Position':</text:p>
                  <text:p text:style-name="Table_20_Contents">Falls die Option 'Folge Textfluss' aktiviert ist, muss der Writer-Rahmen dem Textfluss folgen und kann nur innerhalb seiner Verankerung positioniert werden.</text:p>
                  <text:p text:style-name="Table_20_Contents">Falls die Option 'Folge Textfluss' deaktiviert ist, folgt der Writer-Rahmen nicht dem Textfluss, aber kann jetzt auf der kompletten Seite positioniert werden, auf der der Anker ist.</text:p>
                </table:table-cell>
              </table:table-row>
              <table:table-row>
                <table:table-cell table:style-name="Tabelle2.A3" office:value-type="string">
                  <text:p text:style-name="Table_20_Contents">Vertikale Ausrichtung der 'Textzeile' hinzugefügt</text:p>
                  <text:p text:style-name="Table_20_Contents"><text:a xlink:type="simple" xlink:href="http://specs.openoffice.org/writer/compatibility/vertical_alignment_to_text_line.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Um eine bessere Konvertierung der Writer-Dokumente ins Microsoft (R) Word-Format und umgekehrt zu ermöglichen, wurde die vertikale Ausrichtung an der Zeile für Writer-Rahmen eingeführt, welche an den Zeichen verankert sind.</text:p>
                </table:table-cell>
                <table:table-cell table:style-name="Tabelle2.D3" office:value-type="string">
                  <text:p text:style-name="Table_20_Contents">Im Formatdialog für Writer-Rahmen auf der Registerseite 'Art' im Bereich 'Position' ist die Auswahlliste für die vertikale Ausrichtungen durch den Eintrag 'Textzeile' für Writer-Rahmen erweitert worden, die an ein Zeichen verankert wird. Die möglichen Positionen existieren schon.</text:p>
                </table:table-cell>
              </table:table-row>
              <table:table-row>
                <table:table-cell table:style-name="Tabelle2.A3" office:value-type="string">
                  <text:p text:style-name="Table_20_Contents">Vertikale Textrichtung in Tabellen hinzugefügt</text:p>
                  <text:p text:style-name="Table_20_Contents"><text:a xlink:type="simple" xlink:href="http://specs.openoffice.org/writer/compatibility/tables_vertical_text_direction.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Sie können jetzt eine andere Textflussrichtung für jede Zelle einer Tabelle spezifizieren. Standardmäßig folgt der Textfluss innerhalb einer Tabelle der selben Richtung wie die Seite, wo sie drin ist.</text:p>
                </table:table-cell>
                <table:table-cell table:style-name="Tabelle2.D3" office:value-type="string">
                  <text:p text:style-name="Table_20_Contents">Wählen Sie eine oder mehrere Zellen in einer Tabelle, dann wählen Sie <text:span text:style-name="Strong_20_Emphasis">Tabelle</text:span> - <text:span text:style-name="Strong_20_Emphasis">Tabelleneigenschaft</text:span> - <text:span text:style-name="Strong_20_Emphasis">Textfluss</text:span> – <text:span text:style-name="Strong_20_Emphasis">Textrichtung,</text:span> um die von Ihnen erwünschte Textrichtung zu setzen.</text:p>
                </table:table-cell>
              </table:table-row>
              <table:table-row>
                <table:table-cell table:style-name="Tabelle2.A3" office:value-type="string">
                  <text:p text:style-name="Table_20_Contents">Erweiterte Auswahl für Text und Tabellen</text:p>
                  <text:p text:style-name="Table_20_Contents"><text:a xlink:type="simple" xlink:href="http://specs.openoffice.org/writer/selection_enhancement/Text-table_selection_enhancement.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Sie können ganze Sätze oder Absätze schnell und einfach mit Klicks der linken Maustaste auswählen. (Multiple Auswahlen durch die STRG-Taste sind auch durch diese Technik möglich.).</text:p>
                </table:table-cell>
                <table:table-cell table:style-name="Tabelle2.D3" office:value-type="string">
                  <text:p text:style-name="Table_20_Contents">Durch Dreifachklick des linken Mausknopfes irgendwo in einem Satz ausführen, um den ganzen Satz (nicht die Zeile wie in OpenOffice.org 1.0) auszuwählen, Vierfachklick, um den Absatz auszuwählen. (Doppelklicken auf ein Wort wählt immer noch das Wort wie in OpenOffice.org 1.0).</text:p>
                </table:table-cell>
              </table:table-row>
              <table:table-row>
                <table:table-cell table:style-name="Tabelle2.A3" office:value-type="string">
                  <text:p text:style-name="Table_20_Contents">Tabellenzahlenerkennungsstandard geändert</text:p>
                </table:table-cell>
                <table:table-cell table:style-name="Tabelle2.A3" office:value-type="string">
                  <text:p text:style-name="Table_20_Contents">Writer</text:p>
                </table:table-cell>
                <table:table-cell table:style-name="Tabelle2.A3" office:value-type="string">
                  <text:p text:style-name="Table_20_Contents">Die Zahlenerkennung in Tabellen ist jetzt standardmäßig ausgeschaltet, so dass die Zahlen, die Sie eingeben, sich nicht automatisch ändern werden.</text:p>
                </table:table-cell>
                <table:table-cell table:style-name="Tabelle2.D3" office:value-type="string">
                  <text:p text:style-name="Table_20_Contents">Um die Zahlenerkennung wieder einzuschalten, wählen Sie <text:span text:style-name="Strong_20_Emphasis">Extras</text:span> - <text:span text:style-name="Strong_20_Emphasis">Optionen</text:span> - <text:span text:style-name="Strong_20_Emphasis">OpenOffice.org Writer</text:span> - <text:span text:style-name="Strong_20_Emphasis">Tabelle</text:span> aus.</text:p>
                </table:table-cell>
              </table:table-row>
              <table:table-row>
                <table:table-cell table:style-name="Tabelle2.A3" office:value-type="string">
                  <text:p text:style-name="Table_20_Contents">Serienbrieffunktion geändert<text:line-break/><text:a xlink:type="simple" xlink:href="http://specs.openoffice.org/writer/mail_merge/mailmerge_specification.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Neue Benutzer werden durch den Serienbriefassistenten unterstützt. Fortgeschrittenere Benutzer werden eine Werkzeugleiste bekommen, von der die am meisten benötigten Funktionen zur Erzeugung einer Verschmelzung zugänglich sind. Das neue Verschmelzen wird wesentlich flexibler beim Verwalten und Bearbeiten von Datenbanken sein und erlaubt das Speichern in eine einzelne Datei.</text:p>
                </table:table-cell>
                <table:table-cell table:style-name="Tabelle2.D3" office:value-type="string">
                  <text:p text:style-name="Table_20_Contents">Unter dem <text:span text:style-name="T23">Extras</text:span>-Menü wählen Sie <text:span text:style-name="T23">Serienbriefassistent . . . .</text:span></text:p>
                </table:table-cell>
              </table:table-row>
              <table:table-row>
                <table:table-cell table:style-name="Tabelle2.A3" office:value-type="string">
                  <text:p text:style-name="Table_20_Contents">Literaturdatenbank hat einen <text:span text:style-name="T23">Extras</text:span> – <text:span text:style-name="T23">Anpassen</text:span>-Menüentrag<text:line-break/><text:a xlink:type="simple" xlink:href="http://specs.openoffice.org/appwide/menus/MenuStructure.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Benutzer können das Literaturdatenbank-Menü und die Tastaturkürzel anpassen.</text:p>
                </table:table-cell>
                <table:table-cell table:style-name="Tabelle2.D3" office:value-type="string">
                  <text:p text:style-name="Table_20_Contents">Wählen Sie <text:span text:style-name="T23">Extras – Literaturdatenbank - Extras – Anpassen.</text:span></text:p>
                </table:table-cell>
              </table:table-row>
              <table:table-row>
                <table:table-cell table:style-name="Tabelle2.A3" office:value-type="string">
                  <text:p text:style-name="Table_20_Contents">Absatzabstand an Tabellenrändern<text:line-break/><text:a xlink:type="simple" xlink:href="http://specs.openoffice.org/writer/tables/Consider_Paragraph_Spacing_on_Table_Borders.sxw"><text:span text:style-name="T11">Querverweis zur Beschreibung</text:span></text:a></text:p>
                </table:table-cell>
                <table:table-cell table:style-name="Tabelle2.A3" office:value-type="string">
                  <text:p text:style-name="Table_20_Contents">Writer</text:p>
                </table:table-cell>
                <table:table-cell table:style-name="Tabelle2.A3" office:value-type="string">
                  <text:p text:style-name="Table_20_Contents">OpenOffice.org 2.0 berücksichtigt jetzt Abstand und Einzug für links / rechts und für oben / unten liegende Absätze, wenn es den ganzen Abstand zu einen Tabellenrand berechnet. Diese zwei Sorten des Abstandes (Absatz und Tabelle) werden jetzt hinzugefügt, anstatt das nur die Distanz zu dem Rand, der in den Tabelleneigenschaften gesetzt wurde, berücksichtigt wird. Diese neue Funktion verbessert die Kompatibilität zu Microsoft und ist auch als Standard für neu angelegte Writer-Dokumente gesetzt, um den Export ins Microsoft Word-Format zu verbessern.</text:p>
                </table:table-cell>
                <table:table-cell table:style-name="Tabelle2.D3" office:value-type="string">
                  <text:p text:style-name="Table_20_Contents"/>
                </table:table-cell>
              </table:table-row>
              <table:table-row>
                <table:table-cell table:style-name="Tabelle2.A3" office:value-type="string">
                  <text:p text:style-name="Table_20_Contents">Beschleuniger-Taste, um Absätze zu bewegen<text:line-break/><text:a xlink:type="simple" xlink:href="http://www.openoffice.org/issues/show_bug.cgi?id=26485"><text:span text:style-name="T11">issue 26485</text:span></text:a></text:p>
                </table:table-cell>
                <table:table-cell table:style-name="Tabelle2.A3" office:value-type="string">
                  <text:p text:style-name="Table_20_Contents">Writer</text:p>
                </table:table-cell>
                <table:table-cell table:style-name="Tabelle2.A3" office:value-type="string">
                  <text:p text:style-name="Table_20_Contents">Jetzt bewegt nicht nur die Strg+Alt+Auf-/Ab-Taste einen Absatz hoch/runter, sondern die Strg + Auf-/Ab-Taste erledigen das genauso.</text:p>
                </table:table-cell>
                <table:table-cell table:style-name="Tabelle2.D3" office:value-type="string">
                  <text:p text:style-name="Table_20_Contents">Drücken Sie die <text:span text:style-name="T23">Strg + Auf-/Ab-</text:span>Taste, um einen Absatz zu bewegen.</text:p>
                </table:table-cell>
              </table:table-row>
              <table:table-row>
                <table:table-cell table:style-name="Tabelle2.A3" office:value-type="string">
                  <text:p text:style-name="Table_20_Contents">Änderung im Kontextmenü in schreibgeschützten Dokumenten</text:p>
                </table:table-cell>
                <table:table-cell table:style-name="Tabelle2.A3" office:value-type="string">
                  <text:p text:style-name="Table_20_Contents">Writer</text:p>
                </table:table-cell>
                <table:table-cell table:style-name="Tabelle2.A3" office:value-type="string">
                  <text:p text:style-name="Table_20_Contents">Das Kontextmenü in 'schreibgeschützten' Dokumenten in Writer und Writer/Web hat jetzt einen 'Kopieren'-Eintrag, um einen ausgewählten Inhalt in die Zwischenablage zu kopieren.</text:p>
                </table:table-cell>
                <table:table-cell table:style-name="Tabelle2.D3" office:value-type="string">
                  <text:p text:style-name="Table_20_Contents">Wählen Sie den Teil des Textes, der kopiert werden soll, klicken Sie auf den ausgewählten Text mit rechter Maustaste und wählen Sie 'kopieren' im Kontextmenü.</text:p>
                </table:table-cell>
              </table:table-row>
              <table:table-row>
                <table:table-cell table:style-name="Tabelle2.A19" office:value-type="string">
                  <text:p text:style-name="Table_20_Contents">Eigenschaft 'Manueller Zeilenumbruch' geändert</text:p>
                </table:table-cell>
                <table:table-cell table:style-name="Tabelle2.A19" office:value-type="string">
                  <text:p text:style-name="Table_20_Contents">Formulare</text:p>
                </table:table-cell>
                <table:table-cell table:style-name="Tabelle2.A19" office:value-type="string">
                  <text:p text:style-name="Table_20_Contents">Für eine Texteingabe in der Formenkontrolle wurde die Eigenschaft 'Manueller Zeilenumbruch' vom Eigenschaftenbrowser entfernt. Stattdessen wird die Funktion jetzt durch die 'Horizontale Bildlaufleiste'-Eigenschaft kontrolliert.</text:p>
                </table:table-cell>
                <table:table-cell table:style-name="Tabelle2.D19" office:value-type="string">
                  <text:p text:style-name="Table_20_Contents"/>
                </table:table-cell>
              </table:table-row>
              <table:table-row>
                <table:table-cell table:style-name="Tabelle2.A19" office:value-type="string">
                  <text:p text:style-name="Table_20_Contents">Eigenschaft 'Maßstab' hinzugefügt</text:p>
                </table:table-cell>
                <table:table-cell table:style-name="Tabelle2.A19" office:value-type="string">
                  <text:p text:style-name="Table_20_Contents">Formulare</text:p>
                </table:table-cell>
                <table:table-cell table:style-name="Tabelle2.A19" office:value-type="string">
                  <text:p text:style-name="Table_20_Contents">Die Eigenschaft 'Maßstab', welche vorher nur für die Bildkontrollen im Basic-Dialogeditor verfügbar waren, ist jetzt auch für Bildkontrollen und Bildknöpfe in Formularen verfügbar.</text:p>
                </table:table-cell>
                <table:table-cell table:style-name="Tabelle2.D19" office:value-type="string">
                  <text:p text:style-name="Table_20_Contents">Die Semantik ist die selbe: Wenn es auf '<text:span text:style-name="T25">Ja</text:span>' (den Standard) gesetzt ist, wird das Bild so skaliert, das es in die gesamte Kontrolle passt, wenn es auf '<text:span text:style-name="T26">Nein</text:span>' gesetzt ist, wird es in der Kontrolle zentriert. Es wird keine Dateiformatänderungen oder Kompatibilitätsprobleme geben. Es wird sogar funktionieren, wenn Sie solche Kontrollen ins StarOffice 5.2-Format exportieren und sie in SO 5.x öffnen, da die Eigenschaft immer vorhanden war, aber nicht von der vorherigen UI angeboten wurde.</text:p>
                </table:table-cell>
              </table:table-row>
              <table:table-row>
                <table:table-cell table:style-name="Tabelle2.A19" office:value-type="string">
                  <text:p text:style-name="Table_20_Contents">Bildlaufleiste in der Formularkontrolle eingebettet</text:p>
                  <text:p text:style-name="Table_20_Contents"><text:a xlink:type="simple" xlink:href="http://dba.openoffice.org/specifications/forms/scrollbar_form_control.sxw"><text:span text:style-name="T11">Querverweis zur Beschreibung</text:span></text:a></text:p>
                </table:table-cell>
                <table:table-cell table:style-name="Tabelle2.A19" office:value-type="string">
                  <text:p text:style-name="Table_20_Contents">Formulare</text:p>
                </table:table-cell>
                <table:table-cell table:style-name="Tabelle2.A19" office:value-type="string">
                  <text:p text:style-name="Table_20_Contents">Die neue Bildlaufleiste der Formularkontrolle kann in alle OpenOffice.org-Dokumente eingebettet werden, welche eine Formularebene unterstützen.</text:p>
                </table:table-cell>
                <table:table-cell table:style-name="Tabelle2.D19" office:value-type="string">
                  <text:p text:style-name="Table_20_Contents">Es gibt ein Zeichen in der 'Formularfunktionen'-Werkzeugleiste, das die Bildlaufleistenkontrolle kennzeichnet. Das Zeichen ist links vom 'Knopf'-Zeichen positioniert.</text:p>
                  <text:p text:style-name="Table_20_Contents">Im Formularnavigator sind die Bildlaufleistenkontrollen mit dem folgenden Zeichen angedeutet:</text:p>
                </table:table-cell>
              </table:table-row>
              <table:table-row>
                <table:table-cell table:style-name="Tabelle2.A19" office:value-type="string">
                  <text:p text:style-name="Table_20_Contents">Drehknopf der Formularkontrolle eingebettet</text:p>
                  <text:p text:style-name="Table_20_Contents"><text:a xlink:type="simple" xlink:href="http://dba.openoffice.org/specifications/forms/spinbutton_form_control.sxw"><text:span text:style-name="T11">Querverweis zur Beschreibung</text:span></text:a></text:p>
                </table:table-cell>
                <table:table-cell table:style-name="Tabelle2.A19" office:value-type="string">
                  <text:p text:style-name="Table_20_Contents">Formulare</text:p>
                </table:table-cell>
                <table:table-cell table:style-name="Tabelle2.A19" office:value-type="string">
                  <text:p text:style-name="Table_20_Contents">Der neue Drehknopf der Formularkontrolle kann in alle OpenOffice.org-Dokumente eingebettet werden, welche eine Formularebene unterstützen.</text:p>
                </table:table-cell>
                <table:table-cell table:style-name="Tabelle2.D19" office:value-type="string">
                  <text:p text:style-name="Table_20_Contents">Ein Zeichen welches benutzt werden kann, um einen Drehknopf zu erzeugen, ist in der 'Formularfunktionen'-Werkzeugleiste platziert, in der ersten Reihe, links vom 'Knopf'-Zeichen.</text:p>
                </table:table-cell>
              </table:table-row>
              <table:table-row>
                <table:table-cell table:style-name="Tabelle2.A19" office:value-type="string">
                  <text:p text:style-name="Table_20_Contents">Eigenschaftenbrowser-Erweiterungen</text:p>
                  <text:p text:style-name="Table_20_Contents"><text:a xlink:type="simple" xlink:href="http://dba.openoffice.org/specifications/forms/prop_browser_enhancements.sxw"><text:span text:style-name="T11">Querverweis zur Beschreibung</text:span></text:a></text:p>
                </table:table-cell>
                <table:table-cell table:style-name="Tabelle2.A19" office:value-type="string">
                  <text:p text:style-name="Table_20_Contents">Formulare</text:p>
                </table:table-cell>
                <table:table-cell table:style-name="Tabelle2.A19" office:value-type="string">
                  <text:p text:style-name="Table_20_Contents">Der Eigenschaftenbrowser für die Änderungen verschiedener Aspekte der Formulare und Dialogkontrollen sowie der logischen Formulare ist jetzt einfacher zu benutzen. Zum Beispiel wird die <text:span text:style-name="T24">Horizontale Bildlaufleiste</text:span> und die <text:span text:style-name="T24">Vertikale Bildlaufleiste</text:span> in eine <text:span text:style-name="T24">Bildlaufleisteneigenschaft</text:span> verschmelzen, welche ein Listenfeld ist, das alle 4 Kombinationen beinhaltet, nämlich <text:span text:style-name="T27">Keine</text:span>, <text:span text:style-name="T27">Horizontale</text:span>, <text:span text:style-name="T27">Vertikale</text:span>, <text:span text:style-name="T27">Beide</text:span> (Angewendet auf: <text:span text:style-name="T27">Textfeld</text:span>).</text:p>
                </table:table-cell>
                <table:table-cell table:style-name="Tabelle2.D19" office:value-type="string">
                  <text:p text:style-name="Table_20_Contents"/>
                </table:table-cell>
              </table:table-row>
              <table:table-row>
                <table:table-cell table:style-name="Tabelle2.A19" office:value-type="string">
                  <text:p text:style-name="Table_20_Contents">Eigenschaften der Navigationsleiste der Formularkontrolle verbessert</text:p>
                  <text:p text:style-name="Table_20_Contents"><text:a xlink:type="simple" xlink:href="http://dba.openoffice.org/specifications/forms/navigation_bar.sxw"><text:span text:style-name="T11">Querverweis zur Beschreibung</text:span></text:a></text:p>
                </table:table-cell>
                <table:table-cell table:style-name="Tabelle2.A19" office:value-type="string">
                  <text:p text:style-name="Table_20_Contents">Formulare</text:p>
                </table:table-cell>
                <table:table-cell table:style-name="Tabelle2.A19" office:value-type="string">
                  <text:p text:style-name="Table_20_Contents">Die Art, wie Eigenschaften der Navigationsleiste der Formularkontrolle im Eigenschaftenbrowser angezeigt werden, wurde verbessert. Plus, ein neues Zeichen wurde der 'Formularfunktionen'-Werkzeugleiste hinzugefügt. Es kann benutzt werden, um die Navigationsleiste der Formularkontrollen in einer OpenOffice.org-Applikation zu erzeugen, die eine Formularebene unterstützt.</text:p>
                </table:table-cell>
                <table:table-cell table:style-name="Tabelle2.D19" office:value-type="string">
                  <text:p text:style-name="Table_20_Contents">Das 'Navigationsleiste'-Zeichen ist rechts von der oberen Reihe der Werkzeugleiste.</text:p>
                </table:table-cell>
              </table:table-row>
              <table:table-row>
                <table:table-cell table:style-name="Tabelle2.A25" office:value-type="string">
                  <text:p text:style-name="Table_20_Contents">Tastatur wählt alle Blätter aus / ab-Fähigkeit</text:p>
                </table:table-cell>
                <table:table-cell table:style-name="Tabelle2.A25" office:value-type="string">
                  <text:p text:style-name="Table_20_Contents">Calc</text:p>
                </table:table-cell>
                <table:table-cell table:style-name="Tabelle2.A25" office:value-type="string">
                  <text:p text:style-name="Table_20_Contents">Wenn multiple Blätter in einer Tabelle ausgewählt sind, ist es jetzt möglich sie mittels der Tastatur abzuwählen.</text:p>
                </table:table-cell>
                <table:table-cell table:style-name="Tabelle2.D25" office:value-type="string">
                  <text:p text:style-name="Table_20_Contents">Um multiple Blätter mittels Tastatur auszuwählen, benutzen Sie die Kürzel STRG+SHIFT+BILD(AUF/AB). Die selben Kürzel werden alle Blätter abwählen, die ausgewählt sind.</text:p>
                </table:table-cell>
              </table:table-row>
              <table:table-row>
                <table:table-cell table:style-name="Tabelle2.A25" office:value-type="string">
                  <text:p text:style-name="Table_20_Contents">Schutz eines Szenarios hinzugefügt</text:p>
                  <text:p text:style-name="Table_20_Contents"><text:a xlink:type="simple" xlink:href="http://specs.openoffice.org/calc/compatibility/ScenarioProtection.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Jetzt können Sie Szenarien schützen. Szenarien erlauben es Ihnen, ein Satz gruppierter Daten zu erzeugen, welche sich abhängig vom gewählten Element oder Szenario eines Ausklappmenüs ändern können.</text:p>
                </table:table-cell>
                <table:table-cell table:style-name="Tabelle2.D25" office:value-type="string">
                  <text:p text:style-name="Table_20_Contents"/>
                </table:table-cell>
              </table:table-row>
              <table:table-row>
                <table:table-cell table:style-name="Tabelle2.A25" office:value-type="string">
                  <text:p text:style-name="Table_20_Contents">Erweiterter Kopf-/Fußzeilendialog</text:p>
                  <text:p text:style-name="Table_20_Contents"><text:a xlink:type="simple" xlink:href="http://specs.openoffice.org/calc/compatibility/headerfooter.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Wählen Sie aus einem vordefinierten Satz an Kopf- und Fußzeilen. Diese Funktion steigert auch die Kompatibilität mit Microsoft ®-Excel‘s Kopf- und Fußzeilenhandlhabung.</text:p>
                </table:table-cell>
                <table:table-cell table:style-name="Tabelle2.D25" office:value-type="string">
                  <text:p text:style-name="Table_20_Contents">Um eine Kopf- oder Fußzeile zu erzeugen, wählen Sie <text:span text:style-name="T23">OK</text:span> in dem Bearbeiten-Fenster und dann <text:span text:style-name="T23">OK</text:span> im Kopf-/Fußzeilenfenster.</text:p>
                </table:table-cell>
              </table:table-row>
              <table:table-row>
                <table:table-cell table:style-name="Tabelle2.A25" office:value-type="string">
                  <text:p text:style-name="Table_20_Contents">Seitenfelder im Datenpilot erweitert</text:p>
                  <text:p text:style-name="Table_20_Contents"><text:a xlink:type="simple" xlink:href="http://specs.openoffice.org/calc/compatibility/pagefields.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Ein Feld, das als ein Seitenfeld in einer Datenpilot-Tabelle benutzt wird, kann auch als ein Datenelement in der selben Tabelle benutzt werden.</text:p>
                </table:table-cell>
                <table:table-cell table:style-name="Tabelle2.D25" office:value-type="string">
                  <text:p text:style-name="Table_20_Contents">Der Abschnitt im Datenpilotdialog 'Anordnung' hat den neuen Orientierungsbereich 'Seite' - zusätzlich zu den existierendenBereichen für: 'Spalte', 'Reihe' und 'Daten'.</text:p>
                </table:table-cell>
              </table:table-row>
              <table:table-row>
                <table:table-cell table:style-name="Tabelle2.A25" office:value-type="string">
                  <text:p text:style-name="Table_20_Contents">Zusätzliche Feldoptionen im Datenpilot</text:p>
                  <text:p text:style-name="Table_20_Contents"><text:a xlink:type="simple" xlink:href="http://specs.openoffice.org/calc/compatibility/fieldoptions.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Um die Flexibilität und Kompatibilität mit Microsoft (R) Office zu steigern, wurde der Datenpilot erweitert, um mehr Einstellungen für jedes Feld zu erlauben.</text:p>
                </table:table-cell>
                <table:table-cell table:style-name="Tabelle2.D25" office:value-type="string">
                  <text:p text:style-name="Table_20_Contents"><text:span text:style-name="Strong_20_Emphasis">Ein 'Mehr &gt;&gt;</text:span>'-Knopf wurde dem Datenwert-Dialog hinzugefügt, um für die Auswahl in jedem Datenfeld eine Art der Anzeige aus einem Ausklappmenü zu erlauben.</text:p>
                </table:table-cell>
              </table:table-row>
              <table:table-row>
                <table:table-cell table:style-name="Tabelle2.A25" office:value-type="string">
                  <text:p text:style-name="Table_20_Contents">Zusätzliche Tabellenoptionen im Datenpilot</text:p>
                  <text:p text:style-name="Table_20_Contents"><text:a xlink:type="simple" xlink:href="http://specs.openoffice.org/calc/compatibility/tableoptions.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Zwei neue Optionen für die Datenpilot-Tabellen kontrollieren die 'Filter'-Knopfzelle und die Interaktion zum Zeigen oder Verstecken von Details. Die 'Zeige Details'-Funktion ist in der Lage, Felder zu einer Datenpilot-Tabelle hinzuzufügen (manchmal als 'herunter drillen' bekannt).</text:p>
                </table:table-cell>
                <table:table-cell table:style-name="Tabelle2.D25" office:value-type="string">
                  <text:p text:style-name="Table_20_Contents">Die zwei Markierfelder sind von dem <text:span text:style-name="T23">Mehr</text:span>-Abschnitt aus zugänglich.</text:p>
                </table:table-cell>
              </table:table-row>
              <table:table-row>
                <table:table-cell table:style-name="Tabelle2.A25" office:value-type="string">
                  <text:p text:style-name="Table_20_Contents">Erweiterte Zahlenerkennung</text:p>
                  <text:p text:style-name="Table_20_Contents"><text:a xlink:type="simple" xlink:href="http://specs.openoffice.org/calc/ease-of-use/enhance_number_recognition.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Es gibt eine neue Handhabung des neu Formatierens, wenn Zahlen in Zellen mit einem unterschiedlichen Zahlenformat eingegeben werden. Das Verhalten ist für Calc-Benutzer als auch Benutzer, die von Excel oder anderen Tabellenkalkulationsapplikationen abwandern verständlicher.</text:p>
                </table:table-cell>
                <table:table-cell table:style-name="Tabelle2.D25" office:value-type="string">
                  <text:p text:style-name="Table_20_Contents">Calc wird nur eine neue Formatart zu einer schon formatierten Zelle anwenden, wenn die Formatart des erkannten Eingabewerts inkompatibel mit der existierenden Formatart ist *<text:span text:style-name="T23">und</text:span>* die existierende Formatart eine der Standardformate der Kategorie 'Zahl', 'Datum', 'Zeit' oder 'Wahrheitswert' ist.</text:p>
                </table:table-cell>
              </table:table-row>
              <table:table-row>
                <table:table-cell table:style-name="Tabelle2.A25" office:value-type="string">
                  <text:p text:style-name="Table_20_Contents">Neuer Menüeintrag 'Blatt von Datei' im <text:span text:style-name="T23">Einfügen</text:span>-Menü</text:p>
                </table:table-cell>
                <table:table-cell table:style-name="Tabelle2.A25" office:value-type="string">
                  <text:p text:style-name="Table_20_Contents">Calc</text:p>
                </table:table-cell>
                <table:table-cell table:style-name="Tabelle2.A25" office:value-type="string">
                  <text:p text:style-name="Table_20_Contents">Sie können leicht eine 'Tabelle von Datei' mittels dem <text:span text:style-name="T23">Einfügen</text:span>-Menü einfügen.</text:p>
                </table:table-cell>
                <table:table-cell table:style-name="Tabelle2.D25" office:value-type="string">
                  <text:p text:style-name="Table_20_Contents">Wählen Sie vom <text:span text:style-name="T23">Einfügen</text:span>-Menü 'Tabelle von Datei.' Der <text:span text:style-name="T23">Datei</text:span> – <text:span text:style-name="T23">Öffnen-</text:span>Dialog wird erscheinen. Wählen Sie eine Datei. Der <text:span text:style-name="Strong_20_Emphasis">Einfügen</text:span> – <text:span text:style-name="T23">Tabelle</text:span><text:span text:style-name="Strong_20_Emphasis">-D</text:span>ialog wird mit dem vorausgewählten 'Aus Datei'-Optionsfeld erscheinen. Die Blätter der ausgewählten Datei werden schon im Listenfeld angezeigt. Ein Dialog wird sich öffnen, um den Benutzer den Platz auswählen zu lassen, an dem das Blatt in der bisherigen Tabelle und welches Blatt eingefügt werden soll (welches auch ein neues sein kann).</text:p>
                </table:table-cell>
              </table:table-row>
              <table:table-row>
                <table:table-cell table:style-name="Tabelle2.A25" office:value-type="string">
                  <text:p text:style-name="Table_20_Contents">Erhöhtes Zeilenlimit</text:p>
                  <text:p text:style-name="Table_20_Contents"><text:a xlink:type="simple" xlink:href="http://specs.openoffice.org/calc/compatibility/number_of_rows.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Die Anzahl der Tabellenzeilen wurde erhöht, um die selbe Anzahl an Zeilen wie Microsoft (R) Excel zu bieten. Die maximale Anzahl der Zeilen in einer Tabelle ist jetzt 65536.</text:p>
                </table:table-cell>
                <table:table-cell table:style-name="Tabelle2.D25" office:value-type="string">
                  <text:p text:style-name="Table_20_Contents"/>
                </table:table-cell>
              </table:table-row>
              <table:table-row>
                <table:table-cell table:style-name="Tabelle2.A25" office:value-type="string">
                  <text:p text:style-name="Table_20_Contents">Erweiterte Erzeugung von benannten Zellbereichen</text:p>
                  <text:p text:style-name="Table_20_Contents"><text:a xlink:type="simple" xlink:href="http://specs.openoffice.org/calc/ease-of-use/CellRange.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Der Namensdialog in Calc kann benutzt werden, um neue Zellbereiche durch das einfache Tippen eines Namens zu definieren. Die unverzügliche Anzeige einer Werkzeughilfe teilt dem Benutzer mit, dass er dabei ist, einen neuen benannten Zellbereich zu erzeugen.</text:p>
                </table:table-cell>
                <table:table-cell table:style-name="Tabelle2.D25" office:value-type="string">
                  <text:p text:style-name="Table_20_Contents">Der Benutzer wählt einen Zellbereich. Der Benutzer klickt in das Textfeld des Blattbereichfeldes. Dieses aktiviert die Textkontrolle und der gesamte Inhalt ist ausgewählt. Der Benutzer gibt einen Namen ein. Der Benutzer drückt auf die &lt;RÜCKLAUF&gt;- oder die &lt;EINGABE&gt;-Taste.</text:p>
                </table:table-cell>
              </table:table-row>
              <table:table-row>
                <table:table-cell table:style-name="Tabelle2.A25" office:value-type="string">
                  <text:p text:style-name="Table_20_Contents">Erweiterung der bedingten Array-Kalkulationen</text:p>
                  <text:p text:style-name="Table_20_Contents"><text:a xlink:type="simple" xlink:href="http://specs.openoffice.org/calc/compatibility/cac/conditional_array_calculation.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Array-Formeln wie die folgende können jetzt benutzt werden: <text:span text:style-name="Emphasis">{=</text:span><text:span text:style-name="T28">IF</text:span><text:span text:style-name="Emphasis">(A1:A3&gt;0;"</text:span><text:span text:style-name="T28">good</text:span><text:span text:style-name="Emphasis">";"</text:span><text:span text:style-name="T28">bad</text:span><text:span text:style-name="Emphasis">")}</text:span>.</text:p>
                </table:table-cell>
                <table:table-cell table:style-name="Tabelle2.D25" office:value-type="string">
                  <text:p text:style-name="Table_20_Contents"/>
                </table:table-cell>
              </table:table-row>
              <table:table-row>
                <table:table-cell table:style-name="Tabelle2.A25" office:value-type="string">
                  <text:p text:style-name="Table_20_Contents">Diagonale Zeile in Zellen<text:line-break/><text:a xlink:type="simple" xlink:href="http://specs.openoffice.org/calc/compatibility/diagonalborders.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Zellen können jetzt diagonale Zeilen beinhalten. Dies ist eine Extension des 'äußeren Randlinien'-Attributs einer Zelle.</text:p>
                </table:table-cell>
                <table:table-cell table:style-name="Tabelle2.D25" office:value-type="string">
                  <text:p text:style-name="Table_20_Contents">Wählen Sie <text:span text:style-name="T23">Format – Zellen - Umrandung</text:span>. Dann unter der <text:span text:style-name="T23">Umrandung</text:span>-Seite wählen Sie die Diagonale, die Sie zu der Zelle hinzufügen wollen.</text:p>
                </table:table-cell>
              </table:table-row>
              <table:table-row>
                <table:table-cell table:style-name="Tabelle2.A25" office:value-type="string">
                  <text:p text:style-name="Table_20_Contents">Zellformatierung und Löschung der Zellen / Inhalt lässt ausgefilterte Zellen unberührt</text:p>
                  <text:p text:style-name="Table_20_Contents"><text:a xlink:type="simple" xlink:href="http://specs.openoffice.org/calc/ease-of-use/editing_of_non-filtered_selections.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P17">Wenn Zellen gefiltert werden(durch den Gebrauch des <text:span text:style-name="T24">Auto Filters</text:span>, <text:span text:style-name="T24">Standard Filters</text:span> oder <text:span text:style-name="T24">Erweiterten Filters</text:span>), bewirken die folgenden Aktionen jetzt nicht die gefilterten Zeilen. Sie agieren so als ob da eine multiple Auswahl ohne diese Zeilen gewesen wäre.</text:p>
                  <text:p text:style-name="P17">- Löschen des Zellinhalts,</text:p>
                  <text:p text:style-name="P17">- Zeilen löschen (Löschen einzelner Zellen ist unterdrückt),</text:p>
                  <text:p text:style-name="Table_20_Contents">- Ändern des Zellformats, einschließlich der Stile.</text:p>
                </table:table-cell>
                <table:table-cell table:style-name="Tabelle2.D25" office:value-type="string">
                  <text:p text:style-name="Table_20_Contents">Dies gilt für jeden Filtermodus, der benutzt wird.</text:p>
                </table:table-cell>
              </table:table-row>
              <table:table-row>
                <table:table-cell table:style-name="Tabelle2.A25" office:value-type="string">
                  <text:p text:style-name="Table_20_Contents">Positionierung und Größenveränderung der Zellnotizen</text:p>
                  <text:p text:style-name="Table_20_Contents"><text:a xlink:type="simple" xlink:href="http://specs.openoffice.org/calc/compatibility/AnnotationPosition.sxw"><text:span text:style-name="T11">Querverweis zur Beschreibung</text:span></text:a></text:p>
                </table:table-cell>
                <table:table-cell table:style-name="Tabelle2.A25" office:value-type="string">
                  <text:p text:style-name="Table_20_Contents">Calc</text:p>
                </table:table-cell>
                <table:table-cell table:style-name="Tabelle2.A25" office:value-type="string">
                  <text:p text:style-name="Table_20_Contents">Zellnotizen können ein hervorragendes Werkzeug für das Erhöhen des Verständnis des Inhalts einer Tabelle sein. Zum Beispiel können sie das Verständnis einer Formel erhöhen. Aber, wenn gesehen, sollten sie nicht den Benutzer davon abhalten andere Zellinhalte oder andere Zellnotizen zu sehen. Folglich ist die Fähigkeit, die Notizen neu zu positionieren und/oder die Größe ihres Layouts zu ändern, eine sehr verständliche Funktion.</text:p>
                </table:table-cell>
                <table:table-cell table:style-name="Tabelle2.D25" office:value-type="string">
                  <text:p text:style-name="Table_20_Contents">Rechtsklicken Sie die Zelle, welche die Notiz enthält und wählen Sie <text:span text:style-name="T23">Zeige Notiz.</text:span> Sie können dann die Notiz neu positionieren oder ihre Größe sowie ihre Formatierung ändern.</text:p>
                </table:table-cell>
              </table:table-row>
              <table:table-row>
                <table:table-cell table:style-name="Tabelle2.A39" office:value-type="string">
                  <text:p text:style-name="Table_20_Contents">Angepasste Form</text:p>
                </table:table-cell>
                <table:table-cell table:style-name="Tabelle2.A39" office:value-type="string">
                  <text:p text:style-name="Table_20_Contents">Draw</text:p>
                </table:table-cell>
                <table:table-cell table:style-name="Tabelle2.A39" office:value-type="string">
                  <text:p text:style-name="Table_20_Contents">Die Zeichnen-Werkzeugleiste wurde umgearbeitet, um einen reichhaltigen Satz an neuen gemeinsam benutzten Zeichnungsformen wie: Basic, Blockpfeil, Symbol, Flussdiagramm und Sterne &amp; Banner anzubieten. Des weiteren wurde die Vielzahl an unterschiedlichen Pfeilarten in unseren Zeilen- und Verbinder-Werkzeugkasten reduziert.</text:p>
                </table:table-cell>
                <table:table-cell table:style-name="Tabelle2.D39" office:value-type="string">
                  <text:p text:style-name="Table_20_Contents">Die Geometrie der Angepassten Formen ist durch den Benutzer durch Wandlerhandhabungen editierbar.<text:line-break/>Angepasste Formen können nach 3-D durch Extrusion konvertiert werden und<text:line-break/>unterstützen 3-D-Effekte für Schriftartenarbeit.<text:line-break/>Sie können nach allgemein bekannten Formate ohne Verlust importiert/exportiert werden.</text:p>
                </table:table-cell>
              </table:table-row>
              <table:table-row>
                <table:table-cell table:style-name="Tabelle2.A40" office:value-type="string">
                  <text:p text:style-name="Table_20_Contents">Neue Präsentationsmaschine<text:line-break/>Querverweis zur Beschreibung</text:p>
                </table:table-cell>
                <table:table-cell table:style-name="Tabelle2.A40" office:value-type="string">
                  <text:p text:style-name="Table_20_Contents">Impress</text:p>
                </table:table-cell>
                <table:table-cell table:style-name="Tabelle2.A40" office:value-type="string">
                  <text:p text:style-name="Table_20_Contents"/>
                </table:table-cell>
                <table:table-cell table:style-name="Tabelle2.D40" office:value-type="string">
                  <text:p text:style-name="Table_20_Contents"/>
                </table:table-cell>
              </table:table-row>
              <table:table-row>
                <table:table-cell table:style-name="Tabelle2.A41" office:value-type="string">
                  <text:p text:style-name="Table_20_Contents">Standard-‘Makro ausführen'-Einstellung intuitiver</text:p>
                </table:table-cell>
                <table:table-cell table:style-name="Tabelle2.A41" office:value-type="string">
                  <text:p text:style-name="Table_20_Contents">Alle</text:p>
                </table:table-cell>
                <table:table-cell table:style-name="Tabelle2.A41" office:value-type="string">
                  <text:p text:style-name="Table_20_Contents">Die Standard-'Makro ausführen'-Einstellung für Dokumentenmakros wurde von 'Gemäß Pfadliste' auf 'Nie' geändert.</text:p>
                </table:table-cell>
                <table:table-cell table:style-name="Tabelle2.D41" office:value-type="string">
                  <text:p text:style-name="Table_20_Contents">Wenn Sie ein Dokument, das Makros enthält, öffnen, wird Sie ein Dialog fragen, ob Sie die eingebetteten Makros laufen lassen wollen.</text:p>
                </table:table-cell>
              </table:table-row>
              <table:table-row>
                <table:table-cell table:style-name="Tabelle2.A41" office:value-type="string">
                  <text:p text:style-name="Table_20_Contents">Terminologie geändert</text:p>
                </table:table-cell>
                <table:table-cell table:style-name="Tabelle2.A41" office:value-type="string">
                  <text:p text:style-name="Table_20_Contents">Alle</text:p>
                </table:table-cell>
                <table:table-cell table:style-name="Tabelle2.A41" office:value-type="string">
                  <text:p text:style-name="Table_20_Contents">Der Begriff <text:span text:style-name="T24">Auto Pilot</text:span> wurde überall auf <text:span text:style-name="T24">Assistent</text:span> geändert. Dies entspricht der allgemein üblichen Terminologie der Office-Pakete und wird helfen, unsere Assistenten wiedererkennbarer für Benutzer zu machen.</text:p>
                </table:table-cell>
                <table:table-cell table:style-name="Tabelle2.D41" office:value-type="string">
                  <text:p text:style-name="Table_20_Contents">Wählen Sie zum Beispiel <text:span text:style-name="Strong_20_Emphasis">Datei</text:span> - <text:span text:style-name="T23">Ass</text:span><text:span text:style-name="Strong_20_Emphasis">istenten</text:span>.</text:p>
                </table:table-cell>
              </table:table-row>
              <table:table-row>
                <table:table-cell table:style-name="Tabelle2.A41" office:value-type="string">
                  <text:p text:style-name="Table_20_Contents">zusätzliche lokale Daten</text:p>
                </table:table-cell>
                <table:table-cell table:style-name="Tabelle2.A41" office:value-type="string">
                  <text:p text:style-name="Table_20_Contents">Alle</text:p>
                </table:table-cell>
                <table:table-cell table:style-name="Tabelle2.A41" office:value-type="string">
                  <text:p text:style-name="Table_20_Contents">Neue lokale Daten (und Zeichenfolgen in der Auswahlliste der Sprachen, falls nicht schon vorhanden):</text:p>
                  <text:p text:style-name="Table_20_Contents">#i15834# Malaysisch, ms_MY</text:p>
                  <text:p text:style-name="Table_20_Contents">#i16276# Bulgarisch, bg_BG</text:p>
                  <text:p text:style-name="Table_20_Contents">#i18069# Interlingua, ia</text:p>
                  <text:p text:style-name="Table_20_Contents">#i18659# Serbisch Latein, sh_YU</text:p>
                  <text:p text:style-name="Table_20_Contents">#i18659# Serbisch Kyrillisch, sr_YU</text:p>
                  <text:p text:style-name="Table_20_Contents">#i20613# Kroatisch, hr_HR</text:p>
                  <text:p text:style-name="Table_20_Contents">#i27248# Bosnisch, bs_BA</text:p>
                  <text:p text:style-name="Table_20_Contents">#i27677# Mongolisch, mn_MN</text:p>
                  <text:p text:style-name="Table_20_Contents">#i30508# Aserbaidschanisch, az_AZ</text:p>
                  <text:p text:style-name="Table_20_Contents">Neue Einträge in der Auswahlliste der Sprachen:</text:p>
                  <text:p text:style-name="Table_20_Contents">i19321# Galizisch</text:p>
                  <text:p text:style-name="Table_20_Contents">#i19333# Dhivehi</text:p>
                  <text:p text:style-name="Table_20_Contents">#i19334# Nördliches Sotho</text:p>
                  <text:p text:style-name="Table_20_Contents">#i26025# Gälisch</text:p>
                  <text:p text:style-name="Table_20_Contents">#i30446# Bengali (Bangladesh)</text:p>
                  <text:p text:style-name="Table_20_Contents">#i30448# Okzitanisch</text:p>
                  <text:p text:style-name="Table_20_Contents">#i30888# Khmer</text:p>
                  <text:p text:style-name="Table_20_Contents">#i31143# Nord Korea: Koreanisch (DPRK)</text:p>
                  <text:p text:style-name="Table_20_Contents">Geändert:</text:p>
                  <text:p text:style-name="Table_20_Contents">#i31143# Süd Korea: Koreanisch - Koreanisch (RoK)</text:p>
                  <text:p text:style-name="Table_20_Contents">#i14764# Litauisch (Litauen) – Litauisch,</text:p>
                  <text:p text:style-name="Table_20_Contents">und verschiedene andere Lokalisationen.</text:p>
                </table:table-cell>
                <table:table-cell table:style-name="Tabelle2.D41" office:value-type="string">
                  <text:p text:style-name="Table_20_Contents"/>
                </table:table-cell>
              </table:table-row>
              <table:table-row>
                <table:table-cell table:style-name="Tabelle2.A41" office:value-type="string">
                  <text:p text:style-name="Table_20_Contents">Neues Werkzeugleistenkonzept und -design</text:p>
                  <text:p text:style-name="Table_20_Contents"><text:a xlink:type="simple" xlink:href="http://specs.openoffice.org/ui_in_general/toolbar_concept/openoffice_org_toolbar_spec.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Werkzeugleisten behalten ihr kontextsensitives Verhalten bei, aber jetzt sind die Werkzeugleisten in einer besser verwendbaren Weise strukturiert und zeigen nur sorgfältig ausgewählte Standardwerkzeuge an.</text:p>
                  <text:p text:style-name="Table_20_Contents">Sie können die Werkzeugleisten in Writer, Calc, Draw, etc. ändern, um sie an Ihre Bedürfnisse anzupassen. Verschieben, Entfernen und Duplizieren eines Werkzeugs (Zeichen) geht schnell und leicht.</text:p>
                </table:table-cell>
                <table:table-cell table:style-name="Tabelle2.D41" office:value-type="string">
                  <text:p text:style-name="Table_20_Contents">Wählen Sie <text:span text:style-name="Strong_20_Emphasis">Extras</text:span> - <text:span text:style-name="Strong_20_Emphasis">Anpassen</text:span> – <text:span text:style-name="Strong_20_Emphasis">Werkzeugleisten,</text:span> um die neue Registerseite zu sehen.</text:p>
                  <text:p text:style-name="Table_20_Contents">Sie können auch auf das Pfeilzeichen, das am Ende einer jeden Werkzeugleiste angesiedelt ist klicken, um ein Menü zu öffnen, welches die folgenden Optionen bietet: Andocken der Werkzeugleiste, Werkzeugleiste einrasten, alle Werkzeugleisten andocken, Sichtbare Knöpfe, Werkzeugleiste anpassen...</text:p>
                  <text:p text:style-name="Table_20_Contents">Werkzeugleisten sind jetzt auch mittels 'Klicken &amp; Ziehen' anpassbar.</text:p>
                </table:table-cell>
              </table:table-row>
              <table:table-row>
                <table:table-cell table:style-name="Tabelle2.A41" office:value-type="string">
                  <text:p text:style-name="Table_20_Contents">Klicken und Ziehen-Stilerzeugung hinzugefügt</text:p>
                  <text:p text:style-name="Table_20_Contents"><text:a xlink:type="simple" xlink:href="http://specs.openoffice.org/appwide/drag_and_drop_styles/drag_and_drop_styles.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Klicken Sie auf eine Textauswahl und ziehen Sie diese in das <text:span text:style-name="T23">Stile und Formatierung</text:span>-Fenster, um einen neuen Absatz- oder Zeichenstil (sanfte Formatierung) zu erzeugen.</text:p>
                </table:table-cell>
                <table:table-cell table:style-name="Tabelle2.D41" office:value-type="string">
                  <text:p text:style-name="Table_20_Contents">Im Writer:</text:p>
                  <text:p text:style-name="Table_20_Contents">Wählen Sie einen Teil Ihres Textes und ziehen Sie dann den Text in das <text:span text:style-name="T23">Formatvorlagen- und Formatierung</text:span>sfenster. Falls die Absatzstile aktiv sind, wird der Stil des Absatzes der Liste hinzugefügt (klicken Sie auf das Zeichen, um eine Liste der Stile anzuzeigen). Falls die Zeichenstile aktiv waren, wird der Stil des Zeichens zu der Liste hinzugefügt (klicken Sie auf das Zeichen).</text:p>
                  <text:p text:style-name="Table_20_Contents">Im Calc:</text:p>
                  <text:p text:style-name="Table_20_Contents">Ziehen Sie eine Zellenauswahl in das <text:span text:style-name="T23">Formatvorlagen- und Formatierung</text:span>sfenster, um Zellenstile zu erzeugen.</text:p>
                  <text:p text:style-name="Table_20_Contents">In Draw / Impress:</text:p>
                  <text:p text:style-name="Table_20_Contents">Wählen Sie ein Zeichnungsobjekt aus und ziehen Sie es in das <text:span text:style-name="T23">Formatvorlagen- und Formatierung</text:span>sfenster, um grafische Stile zu erzeugen.</text:p>
                </table:table-cell>
              </table:table-row>
              <table:table-row>
                <table:table-cell table:style-name="Tabelle2.A41" office:value-type="string">
                  <text:p text:style-name="Table_20_Contents">Kürzlich benutzte Dateien-Liste auf 10 Elemente erweitert</text:p>
                  <text:p text:style-name="Table_20_Contents"><text:a xlink:type="simple" xlink:href="http://specs.openoffice.org/appwide/menus/FileMenu.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Das Dateimenü gewährt Zugriff auf kürzlich benutzte OpenOffice.org-Dokumente. Diese Liste ist auf 10 Elemente erweitert worden. Es gibt auch ein Untermenü, um die Bedienbarkeit des Dateimenüs zu verbessern.</text:p>
                </table:table-cell>
                <table:table-cell table:style-name="Tabelle2.D41" office:value-type="string">
                  <text:p text:style-name="Table_20_Contents">Wählen Sie <text:span text:style-name="Strong_20_Emphasis">Datei</text:span> - <text:span text:style-name="Strong_20_Emphasis">Zuletzt benutzte Dokumente</text:span>.</text:p>
                </table:table-cell>
              </table:table-row>
              <table:table-row>
                <table:table-cell table:style-name="Tabelle2.A41" office:value-type="string">
                  <text:p text:style-name="Table_20_Contents">Neue Registerseite für Menüanpassungen</text:p>
                  <text:p text:style-name="Table_20_Contents"><text:a xlink:type="simple" xlink:href="http://specs.openoffice.org/appwide/menus/customize_menu_spec.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Die Bedienbarkeit der <text:span text:style-name="T23">Menü</text:span>-Registerseite des <text:span text:style-name="Strong_20_Emphasis">Extras</text:span> – <text:span text:style-name="Strong_20_Emphasis">Anpassen-D</text:span>ialogs wurde verbessert, um es den Benutzern zu erleichtern angepasste Menüs und Menüelemente ihren Bedürfnissen gemäß zu erzeugen.</text:p>
                </table:table-cell>
                <table:table-cell table:style-name="Tabelle2.D41" office:value-type="string">
                  <text:p text:style-name="Table_20_Contents">Wählen Sie <text:span text:style-name="Strong_20_Emphasis">Extras</text:span> - <text:span text:style-name="Strong_20_Emphasis">Anpassen</text:span> - <text:span text:style-name="Strong_20_Emphasis">Menüs</text:span>.</text:p>
                  <text:p text:style-name="Table_20_Contents">Wie in vorherigen Versionen von OpenOffice.org ist die Menüregisterseite Teil des <text:span text:style-name="T23">Anpassen</text:span>-Dialogs, welcher unter <text:span text:style-name="T23">Extras</text:span> – <text:span text:style-name="T23">Anpassen</text:span> erreichbar ist. Die neue <text:span text:style-name="T23">Menü</text:span>registerseite ist in drei Hauptbereiche unterteilt, einen Bereich für das Hinzufügen oder Verändern der Menüs, ein Bereich für das Verändern des Inhalts eines Menüs und einen Bereich, welcher eine Beschreibung des gewählten Menüeintrags anzeigt.</text:p>
                  <text:p text:style-name="Table_20_Contents">Der 'Menü'-Bereich bietet ein aufklappbares Listenfeld, das alle Menüs im gegenwärtigen Kontext auflistet. Untermenüs werden mit den Namen ihrer vorangestellten Hauptmenüs gelistet, jeder Menüname durch ein '|'-Zeichen unterteilt.<text:line-break/>Innerhalb des 'Menüinhalt'-Bereichs können Benutzer den Inhalt eines angepassten oder Modulemenüs durch zum Beispiel das Zufügen von Elementen zum Menü oder Umordnen der Elemente verändern.<text:line-break/>Das 'Speichern In'-Ausklappmenü wird benutzt, um zwischen dem Bearbeiten der Menükonfigurationen für die Module oder für die jeweiligen OpenOffice.org-Dokumente umzuschalten. Wenn die Menüregisterseite erzeugt ist, ist die Speichern In-Ausklappliste mit einem Eintrag für das Modul (z.B. OpenOffice.org Writer) und einen Eintrag für jedes offene Dokument dieses Moduls gefüllt(z.B. alle offene OpenOffice.org Writer-Dokumente). Wenn die Registerseite erzeugt wurde, falls das Dokument, für welches die Menüregisterseite geöffnet wurde (d.h. das Dokument, in welchen der Benutzer das Extras/Anpassen-Menü ausgewählt hat) ihre eigene Menükonfiguration definiert hat, dann wird dieses Dokument in der Speichern In-Ausklappliste ausgewählt. Sonst wird das Modul in der Ausklappliste ausgewählt.<text:line-break/>Der Beschreibungsbereich zeigt die erweiterte Werkzeughilfe eines ausgewählten Menüeintrags an.</text:p>
                </table:table-cell>
              </table:table-row>
              <table:table-row>
                <table:table-cell table:style-name="Tabelle2.A41" office:value-type="string">
                  <text:p text:style-name="Table_20_Contents">'Senden - Dokument als e-Mail'-Konfiguration erweitert</text:p>
                  <text:p text:style-name="Table_20_Contents"><text:a xlink:type="simple" xlink:href="http://specs.openoffice.org/appwide/desktop_integration/send_as_email.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Mit <text:span text:style-name="T23">Senden -</text:span> <text:span text:style-name="T23">Dokument als e-Mail</text:span> bietet OpenOffice.org eine Funktion zum Öffnen eines neuen e-Mail-Erstellungsfensters, an dem das aktive Dokument direkt angehängt ist. OpenOffice.org 2.0 wird die Konfiguration des e-Mail-Clients außerordentlich vereinfachen.</text:p>
                </table:table-cell>
                <table:table-cell table:style-name="Tabelle2.D41" office:value-type="string">
                  <text:p text:style-name="Table_20_Contents"><text:span text:style-name="Strong_20_Emphasis">Extras</text:span> - <text:span text:style-name="Strong_20_Emphasis">Optionen</text:span> - <text:span text:style-name="T23">In</text:span><text:span text:style-name="Strong_20_Emphasis">ternet – e-Mail</text:span>, Drücken des Ellipse- ('. . .') Knopfes öffnet den Standarddateiauswahldialog mit dem Anfangsverzeichnis, welches auf das Standardverzeichnis der Plattform für Binärdateien (/usr/bin unter Unix) gesetzt ist.</text:p>
                </table:table-cell>
              </table:table-row>
              <table:table-row>
                <table:table-cell table:style-name="Tabelle2.A41" office:value-type="string">
                  <text:p text:style-name="Table_20_Contents">Neuentwurf der <text:span text:style-name="T23">Ereignisse</text:span>-Registerseite in dem umbenannten <text:span text:style-name="Strong_20_Emphasis">Extras</text:span> – <text:span text:style-name="Strong_20_Emphasis">Konfiguriere-D</text:span>ialog</text:p>
                  <text:p text:style-name="Table_20_Contents"><text:a xlink:type="simple" xlink:href="http://specs.openoffice.org/scripting_framework/config_events_spec.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Die Bedienbarkeit der Ereignisse-Registerseite des <text:span text:style-name="Strong_20_Emphasis">Extras</text:span> - <text:span text:style-name="Strong_20_Emphasis">Anpassen</text:span> (früher <text:span text:style-name="Strong_20_Emphasis">Extras</text:span> – <text:span text:style-name="Strong_20_Emphasis">Konfiguriere</text:span>)-Dialog wurde verbessert, um es den Benutzer zu erleichtern, Ereignisanbindungen zu erzeugen und diese Registerseite mit Bedienbarkeitsänderungen in den anderen Registerseiten abzustimmen.</text:p>
                </table:table-cell>
                <table:table-cell table:style-name="Tabelle2.D41" office:value-type="string">
                  <text:p text:style-name="Table_20_Contents">Wie in vorherigen Versionen von OpenOffice.org ist die Ereignisse-Registerseite Teil des <text:span text:style-name="T23">Anpassen</text:span>-Dialogs, auf welchen vom <text:span text:style-name="T23">Extras – Anpassen</text:span>-Menüelement zugegriffen werden kann. Die zwei Makro-Listenfelder wurden vom Dialog entfernt und das <text:span text:style-name="T23">Ereignisse</text:span>-Listenfeld erweitert, um den verfügbaren Platz zu füllen.</text:p>
                  <text:p text:style-name="Table_20_Contents">Die Benutzer sollten zuerst die Stelle auswählen, in welcher sie eine Ereignisanbindung speichern wollen. Das geschieht durch den Gebrauch des 'Speichern In'-Listenfeldes. Dieses wird den Namen des gegenwärtigen Dokuments und %PRODUCTNAME beinhalten (ursprünglich auf der Öffnen Registerseite ausgewählt). Die Benutzer wählen dann das Ereignis aus, an welches sie ein Makro anbinden wollen und drücken den 'Makro zuordnen'-Knopf, welcher den Makro-Auswähler aufrufen wird (er kann auch durch einen Doppelklick des Ereignisnamen aufgerufen werden). Die Benutzer wählen das gewünschte Makro und klicken auf OK. Das Hauptlistenfeld wird aktualisiert, um die URL des ausgewählten Makros zu zeigen.</text:p>
                  <text:p text:style-name="Table_20_Contents">Alle Anbindungen werden gespeichert, wenn der Benutzer den OK-Knopf drückt. Klicken auf den Abbrechen-Knopf wird alle Änderungen ignorieren, die gemacht wurden, seit der Dialog geöffnet wurde. Klicken auf den Zurücksetzen-Knopf wird alle Applikations- und Dokumentanbindungen löschen.</text:p>
                </table:table-cell>
              </table:table-row>
              <table:table-row>
                <table:table-cell table:style-name="Tabelle2.A41" office:value-type="string">
                  <text:p text:style-name="Table_20_Contents">Zusätzliches Dateiformat, dem OASIS-Standard gerecht</text:p>
                  <text:p text:style-name="Table_20_Contents"><text:a xlink:type="simple" xlink:href="http://specs.openoffice.org/appwide/fileIO/FileFormatNames.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Tauschen Sie Dokumente mit jeder anderen Software aus, die dieses Standardformat erkennt.</text:p>
                  <text:p text:style-name="Table_20_Contents">OpenOffice.org 2.0 und StarOffice 8 benutzen das neue OASIS- (Organization for the Advancement of Structured Information Standards)-Standard-XML- (eXtensible Markup Language) Dateiformat als ihr Standarddateiformat.</text:p>
                  <text:p text:style-name="Table_20_Contents">Die neuen Dateinamen sind die selben, ungeachtet des Produktherstellers. Sie werden nicht nur dieses neue Dateiformat in StarOffice and OpenOffice.org verwendet finden, sondern auch in KOffice und einer wachsenden Anzahl an Produkten, die diesen neuen Standard unterstützen.</text:p>
                </table:table-cell>
                <table:table-cell table:style-name="Tabelle2.D41" office:value-type="string">
                  <text:p text:style-name="Table_20_Contents">N<text:span text:style-name="T29">eue Dateiformatnamen und -erweiterungen:</text:span></text:p>
                  <text:p text:style-name="P18">Writer :<text:line-break/>OpenDocument Text [.odt]<text:span text:style-name="T30"><text:line-break/></text:span>OpenDocument Textvorlage [.ott]<text:line-break/>OpenDocument Main Document [.odm]</text:p>
                  <text:p text:style-name="P18">Writer Web<text:line-break/>OpenDocument HTML Document Template [.oth]</text:p>
                  <text:p text:style-name="P18">Calc<text:line-break/>OpenDocument Spreadsheet [.ods]<text:line-break/>OpenDocument Spreadsheet Template [.ots]</text:p>
                  <text:p text:style-name="P18">Draw<text:line-break/>OpenDocument Drawing [.odg]<text:line-break/>OpenDocument Drawing Template [.otg]</text:p>
                  <text:p text:style-name="P18">Impress<text:line-break/>OpenDocument Presentation [.odp]<text:line-break/>OpenDocument Presentation Template [.otp]</text:p>
                  <text:p text:style-name="P18">Math<text:line-break/>OpenDocument Formula [.odf]</text:p>
                  <text:p text:style-name="P19"><text:span text:style-name="T29">Chart</text:span><text:line-break/>OpenDocument Chart [.odc]</text:p>
                  <text:p text:style-name="P19">Base<text:line-break/>OpenDocument Database [.odb]</text:p>
                </table:table-cell>
              </table:table-row>
              <table:table-row>
                <table:table-cell table:style-name="Tabelle2.A41" office:value-type="string">
                  <text:p text:style-name="Table_20_Contents">Neu entworfener und verbesserter Werkzeugleisteninhalt</text:p>
                  <text:p text:style-name="Table_20_Contents"><text:a xlink:type="simple" xlink:href="http://specs.openoffice.org/appwide/toolbars/Toolbar_content_spec.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Nicht nur die Werkzeugleisten wurden neu entworfen und neu angeordnet, sondern die Anzahl der Zeichen (Werkzeuge) für jede Werkzeugleiste wurde reduziert, um eine bessere Bedienbarkeit bereitzustellen.</text:p>
                </table:table-cell>
                <table:table-cell table:style-name="Tabelle2.D41" office:value-type="string">
                  <text:p text:style-name="Table_20_Contents">Unter <text:span text:style-name="Strong_20_Emphasis">Ansicht</text:span> – <text:span text:style-name="Strong_20_Emphasis">Werkzeugleisten</text:span> zeigen Sie mehr Werkzeugleisten als die standardmäßig sichtbaren<text:span text:style-name="Strong_20_Emphasis">an</text:span>; markieren Sie die Werkzeugleisten, die Sie sehen wollen. Voreingestellt sind die Werkzeugleisten, die zum Dokument oder der vorliegenden Arbeit passen.</text:p>
                </table:table-cell>
              </table:table-row>
              <table:table-row>
                <table:table-cell table:style-name="Tabelle2.A41" office:value-type="string">
                  <text:p text:style-name="Table_20_Contents">Geänderte Information im Fenstertitel</text:p>
                  <text:p text:style-name="Table_20_Contents"><text:a xlink:type="simple" xlink:href="http://specs.openoffice.org/appwide/module_name_in_caption_bar/module_name_in_caption_bar.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Anstatt der Anzeige des Dateinamens oder des Titels (falls verfügbar) und des Softwarenamens im Fenstertitel wird jetzt der Dateiname plus der Office-Komponentenname (z.B. Writer, Calc, Impress, etc.) angezeigt werden.</text:p>
                </table:table-cell>
                <table:table-cell table:style-name="Tabelle2.D41" office:value-type="string">
                  <text:p text:style-name="Table_20_Contents">Dieser Text ist in der Titelleiste oben im Dokumentfenster über der Menüleiste.</text:p>
                </table:table-cell>
              </table:table-row>
              <table:table-row>
                <table:table-cell table:style-name="Tabelle2.A41" office:value-type="string">
                  <text:p text:style-name="Table_20_Contents">Digitale Signaturen und Verschlüsselung erweitert</text:p>
                  <text:p text:style-name="Table_20_Contents"><text:a xlink:type="simple" xlink:href="http://specs.openoffice.org/appwide/security/Electronic_Signatures_and_Security.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Digitale Signaturen bieten sicheren Schutz des Dokumentinhalts. Der neue XML- (eXtensible Markup Language) Verschlüsselungsalgorithmus bietet zusätzliche Sicherheit.</text:p>
                </table:table-cell>
                <table:table-cell table:style-name="Tabelle2.D41" office:value-type="string">
                  <text:p text:style-name="Table_20_Contents">Wählen Sie: <text:span text:style-name="Strong_20_Emphasis">Datei</text:span> - <text:span text:style-name="Strong_20_Emphasis">Digitale Signaturen,</text:span> um den Dialog zu öffnen.</text:p>
                  <text:p text:style-name="Table_20_Contents">Falls ein signiertes Dokument geladen wird, zeigt OpenOffice.org ein kleines rotes Siegelzeichen in der Statusleiste unten im Dokumentfenster. Klicken Sie mit rechter Maustaste auf das Zeichen in der Statusleiste, um das Kontextmenü zu öffnen, in dem Sie auch den Menüeintrag <text:span text:style-name="T23">Digitale Signaturen</text:span> finden.</text:p>
                </table:table-cell>
              </table:table-row>
              <table:table-row>
                <table:table-cell table:style-name="Tabelle2.A41" office:value-type="string">
                  <text:p text:style-name="Table_20_Contents">Neue Dateiminiaturansichten für die Vorschau</text:p>
                  <text:p text:style-name="Table_20_Contents"><text:a xlink:type="simple" xlink:href="http://specs.openoffice.org/appwide/desktop_integration/ooo_file_thumbnails.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Das neue Plug-in für den Dateisystemexplorer zeigt eine Miniaturvorschau einer OpenOffice.org-Datei.</text:p>
                </table:table-cell>
                <table:table-cell table:style-name="Tabelle2.D41" office:value-type="string">
                  <text:p text:style-name="Table_20_Contents">Der Standarddateisystemexplorer auf allen drei relevanten Benutzeroberflächen Gnome (Nautilus), KDE (Konqueror), und Windows (Explorer) unterstützt einen Miniaturvorschaumodus, in welchem eine schmale Vorschau des jeweiligen Dateisystemobjekts angezeigt wird, falls verfügbar.</text:p>
                </table:table-cell>
              </table:table-row>
              <table:table-row>
                <table:table-cell table:style-name="Tabelle2.A41" office:value-type="string">
                  <text:p text:style-name="Table_20_Contents">Tastaturunterstützung für das Zuweisen von Abatzstilen</text:p>
                  <text:p text:style-name="Table_20_Contents"><text:a xlink:type="simple" xlink:href="http://specs.openoffice.org/appwide/keyboard/assign_keyboard_shortcuts_to_styles.sxw"><text:span text:style-name="T11">Querverweis zur Beschreibung</text:span></text:a></text:p>
                </table:table-cell>
                <table:table-cell table:style-name="Tabelle2.A41" office:value-type="string">
                  <text:p text:style-name="Table_20_Contents">Alle</text:p>
                </table:table-cell>
                <table:table-cell table:style-name="Tabelle2.A41" office:value-type="string">
                  <text:p text:style-name="Table_20_Contents">Sie können Tastenkombinationen den Absatzstilen zuweisen, damit Sie in der Lage sind diese Stile schnell während des Tippens ohne Maus oder Dialoginteraktion in einem Dokument anzuwenden. Dies ist besonders für die Zugänglichkeit wichtig.</text:p>
                </table:table-cell>
                <table:table-cell table:style-name="Tabelle2.D41" office:value-type="string">
                  <text:p text:style-name="Table_20_Contents">Wählen Sie <text:span text:style-name="Strong_20_Emphasis">Extras</text:span> - <text:span text:style-name="Strong_20_Emphasis">Anpassen</text:span> - <text:span text:style-name="Strong_20_Emphasis">Tastatur</text:span></text:p>
                  <text:p text:style-name="Table_20_Contents">Ein Satz vordefinierter Kürzel für 'Absatzstile' wird für Writer geliefert.</text:p>
                </table:table-cell>
              </table:table-row>
            </table:table>
            <text:p text:style-name="P9"/>
          </text:deletion>
        </text:changed-region>
        <text:changed-region text:id="ct1198792184">
          <text:format-change>
            <office:change-info>
              <dc:creator>Friedhelm Abels</dc:creator>
              <dc:date>2005-04-09T10:59:00</dc:date>
            </office:change-info>
          </text:format-change>
        </text:changed-region>
        <text:changed-region text:id="ct1198548384">
          <text:deletion>
            <office:change-info>
              <dc:creator>Thomas Hackert</dc:creator>
              <dc:date>2005-04-11T18:27:00</dc:date>
            </office:change-info>
            <text:h text:style-name="P20" text:outline-level="1">(R)</text:h>
          </text:deletion>
        </text:changed-region>
        <text:changed-region text:id="ct1218381880">
          <text:deletion>
            <office:change-info>
              <dc:creator>Thomas Hackert</dc:creator>
              <dc:date>2005-04-13T10:39:00</dc:date>
            </office:change-info>
            <text:h text:style-name="P20" text:outline-level="1"><text:s/></text:h>
          </text:deletion>
        </text:changed-region>
        <text:changed-region text:id="ct1233047784">
          <text:insertion>
            <office:change-info>
              <dc:creator>Thomas Hackert</dc:creator>
              <dc:date>2005-04-13T10:39:00</dc:date>
            </office:change-info>
          </text:insertion>
        </text:changed-region>
        <text:changed-region text:id="ct1199392088">
          <text:format-change>
            <office:change-info>
              <dc:creator>Friedhelm Abels</dc:creator>
              <dc:date>2005-04-09T10:59:00</dc:date>
            </office:change-info>
          </text:format-change>
        </text:changed-region>
        <text:changed-region text:id="ct1233047936">
          <text:deletion>
            <office:change-info>
              <dc:creator>Jürgen Wippler</dc:creator>
              <dc:date>2005-04-15T10:10:00</dc:date>
            </office:change-info>
            <text:h text:style-name="P20" text:outline-level="1"><text:s/></text:h>
          </text:deletion>
        </text:changed-region>
        <text:changed-region text:id="ct1198712344">
          <text:insertion>
            <office:change-info>
              <dc:creator>Jürgen Wippler</dc:creator>
              <dc:date>2005-04-15T10:10:00</dc:date>
            </office:change-info>
          </text:insertion>
        </text:changed-region>
        <text:changed-region text:id="ct1233048168">
          <text:insertion>
            <office:change-info>
              <dc:creator>Piii1000</dc:creator>
              <dc:date>2005-02-06T12:38:00</dc:date>
            </office:change-info>
          </text:insertion>
        </text:changed-region>
        <text:changed-region text:id="ct1233048272">
          <text:deletion>
            <office:change-info>
              <dc:creator>Piii1000</dc:creator>
              <dc:date>2005-02-06T12:38:00</dc:date>
            </office:change-info>
            <text:h text:style-name="P20" text:outline-level="1">A</text:h>
          </text:deletion>
        </text:changed-region>
        <text:changed-region text:id="ct1233047656">
          <text:format-change>
            <office:change-info>
              <dc:creator>Friedhelm Abels</dc:creator>
              <dc:date>2005-04-09T10:59:00</dc:date>
            </office:change-info>
          </text:format-change>
        </text:changed-region>
        <text:changed-region text:id="ct1233048504">
          <text:insertion>
            <office:change-info>
              <dc:creator>Jürgen Wippler</dc:creator>
              <dc:date>2005-04-15T10:07:00</dc:date>
            </office:change-info>
          </text:insertion>
        </text:changed-region>
        <text:changed-region text:id="ct1199391960">
          <text:format-change>
            <office:change-info>
              <dc:creator>Friedhelm Abels</dc:creator>
              <dc:date>2005-04-09T10:59:00</dc:date>
            </office:change-info>
          </text:format-change>
        </text:changed-region>
        <text:changed-region text:id="ct1233048608">
          <text:insertion>
            <office:change-info>
              <dc:creator>Jürgen Wippler</dc:creator>
              <dc:date>2005-04-15T10:07:00</dc:date>
            </office:change-info>
          </text:insertion>
        </text:changed-region>
        <text:changed-region text:id="ct1198771440">
          <text:format-change>
            <office:change-info>
              <dc:creator>Friedhelm Abels</dc:creator>
              <dc:date>2005-04-09T11:00:00</dc:date>
            </office:change-info>
          </text:format-change>
        </text:changed-region>
        <text:changed-region text:id="ct1233049608">
          <text:format-change>
            <office:change-info>
              <dc:creator>Friedhelm Abels</dc:creator>
              <dc:date>2005-04-09T11:00:00</dc:date>
            </office:change-info>
          </text:format-change>
        </text:changed-region>
        <text:changed-region text:id="ct1233048880">
          <text:format-change>
            <office:change-info>
              <dc:creator>Friedhelm Abels</dc:creator>
              <dc:date>2005-04-09T11:00:00</dc:date>
            </office:change-info>
          </text:format-change>
        </text:changed-region>
        <text:changed-region text:id="ct1233050712">
          <text:format-change>
            <office:change-info>
              <dc:creator>Friedhelm Abels</dc:creator>
              <dc:date>2005-04-09T11:00:00</dc:date>
            </office:change-info>
          </text:format-change>
        </text:changed-region>
        <text:changed-region text:id="ct1198771648">
          <text:format-change>
            <office:change-info>
              <dc:creator>Friedhelm Abels</dc:creator>
              <dc:date>2005-04-09T11:00:00</dc:date>
            </office:change-info>
          </text:format-change>
        </text:changed-region>
        <text:changed-region text:id="ct1233051568">
          <text:deletion>
            <office:change-info>
              <dc:creator>Thomas Hackert</dc:creator>
              <dc:date>2005-02-26T17:59:00</dc:date>
            </office:change-info>
            <text:p text:style-name="P10">Werkzeugleiste</text:p>
          </text:deletion>
        </text:changed-region>
        <text:changed-region text:id="ct1198771544">
          <text:insertion>
            <office:change-info>
              <dc:creator>Thomas Hackert</dc:creator>
              <dc:date>2005-02-26T17:59:00</dc:date>
            </office:change-info>
          </text:insertion>
        </text:changed-region>
        <text:changed-region text:id="ct1233052808">
          <text:format-change>
            <office:change-info>
              <dc:creator>Friedhelm Abels</dc:creator>
              <dc:date>2005-04-09T11:00:00</dc:date>
            </office:change-info>
          </text:format-change>
        </text:changed-region>
        <text:changed-region text:id="ct1233053752">
          <text:format-change>
            <office:change-info>
              <dc:creator>Friedhelm Abels</dc:creator>
              <dc:date>2005-04-09T11:00:00</dc:date>
            </office:change-info>
          </text:format-change>
        </text:changed-region>
        <text:changed-region text:id="ct1233054480">
          <text:format-change>
            <office:change-info>
              <dc:creator>Friedhelm Abels</dc:creator>
              <dc:date>2005-04-09T11:00:00</dc:date>
            </office:change-info>
          </text:format-change>
        </text:changed-region>
        <text:changed-region text:id="ct1233050816">
          <text:deletion>
            <office:change-info>
              <dc:creator>Thomas Hackert</dc:creator>
              <dc:date>2005-02-26T17:59:00</dc:date>
            </office:change-info>
            <text:p text:style-name="P10">Werkzeugleiste</text:p>
          </text:deletion>
        </text:changed-region>
        <text:changed-region text:id="ct1233050920">
          <text:insertion>
            <office:change-info>
              <dc:creator>Thomas Hackert</dc:creator>
              <dc:date>2005-02-26T17:59:00</dc:date>
            </office:change-info>
          </text:insertion>
        </text:changed-region>
        <text:changed-region text:id="ct1233053856">
          <text:format-change>
            <office:change-info>
              <dc:creator>Friedhelm Abels</dc:creator>
              <dc:date>2005-04-09T11:00:00</dc:date>
            </office:change-info>
          </text:format-change>
        </text:changed-region>
        <text:changed-region text:id="ct1233055832">
          <text:deletion>
            <office:change-info>
              <dc:creator>Thomas Hackert</dc:creator>
              <dc:date>2005-04-11T18:27:00</dc:date>
            </office:change-info>
            <text:p text:style-name="P10">(R)</text:p>
          </text:deletion>
        </text:changed-region>
        <text:changed-region text:id="ct1233053960">
          <text:deletion>
            <office:change-info>
              <dc:creator>Thomas Hackert</dc:creator>
              <dc:date>2005-04-13T10:39:00</dc:date>
            </office:change-info>
            <text:p text:style-name="P10"><text:s/></text:p>
          </text:deletion>
        </text:changed-region>
        <text:changed-region text:id="ct1233055728">
          <text:insertion>
            <office:change-info>
              <dc:creator>Thomas Hackert</dc:creator>
              <dc:date>2005-04-13T10:39:00</dc:date>
            </office:change-info>
          </text:insertion>
        </text:changed-region>
        <text:changed-region text:id="ct1233056064">
          <text:format-change>
            <office:change-info>
              <dc:creator>Friedhelm Abels</dc:creator>
              <dc:date>2005-04-09T11:00:00</dc:date>
            </office:change-info>
          </text:format-change>
        </text:changed-region>
        <text:changed-region text:id="ct1233059160">
          <text:format-change>
            <office:change-info>
              <dc:creator>Friedhelm Abels</dc:creator>
              <dc:date>2005-04-09T11:00:00</dc:date>
            </office:change-info>
          </text:format-change>
        </text:changed-region>
        <text:changed-region text:id="ct1233055616">
          <text:format-change>
            <office:change-info>
              <dc:creator>Friedhelm Abels</dc:creator>
              <dc:date>2005-04-09T11:00:00</dc:date>
            </office:change-info>
          </text:format-change>
        </text:changed-region>
        <text:changed-region text:id="ct1233054688">
          <text:format-change>
            <office:change-info>
              <dc:creator>Friedhelm Abels</dc:creator>
              <dc:date>2005-04-09T11:00:00</dc:date>
            </office:change-info>
          </text:format-change>
        </text:changed-region>
        <text:changed-region text:id="ct1233059808">
          <text:format-change>
            <office:change-info>
              <dc:creator>Friedhelm Abels</dc:creator>
              <dc:date>2005-04-09T11:00:00</dc:date>
            </office:change-info>
          </text:format-change>
        </text:changed-region>
        <text:changed-region text:id="ct1233059264">
          <text:insertion>
            <office:change-info>
              <dc:creator>Jürgen Wippler</dc:creator>
              <dc:date>2005-03-02T18:19:00</dc:date>
            </office:change-info>
          </text:insertion>
        </text:changed-region>
        <text:changed-region text:id="ct1233061360">
          <text:format-change>
            <office:change-info>
              <dc:creator>Friedhelm Abels</dc:creator>
              <dc:date>2005-04-09T11:00:00</dc:date>
            </office:change-info>
          </text:format-change>
        </text:changed-region>
        <text:changed-region text:id="ct1233061464">
          <text:deletion>
            <office:change-info>
              <dc:creator>Friedhelm Abels</dc:creator>
              <dc:date>2005-04-09T11:35:00</dc:date>
            </office:change-info>
            <text:p text:style-name="P10">avon</text:p>
          </text:deletion>
        </text:changed-region>
        <text:changed-region text:id="ct1233061568">
          <text:insertion>
            <office:change-info>
              <dc:creator>Friedhelm Abels</dc:creator>
              <dc:date>2005-04-09T11:35:00</dc:date>
            </office:change-info>
          </text:insertion>
        </text:changed-region>
        <text:changed-region text:id="ct1233066064">
          <text:format-change>
            <office:change-info>
              <dc:creator>Friedhelm Abels</dc:creator>
              <dc:date>2005-04-09T11:00:00</dc:date>
            </office:change-info>
          </text:format-change>
        </text:changed-region>
        <text:changed-region text:id="ct1233068944">
          <text:format-change>
            <office:change-info>
              <dc:creator>Friedhelm Abels</dc:creator>
              <dc:date>2005-04-09T11:00:00</dc:date>
            </office:change-info>
          </text:format-change>
        </text:changed-region>
        <text:changed-region text:id="ct1233059680">
          <text:format-change>
            <office:change-info>
              <dc:creator>Friedhelm Abels</dc:creator>
              <dc:date>2005-04-09T11:00:00</dc:date>
            </office:change-info>
          </text:format-change>
        </text:changed-region>
        <text:changed-region text:id="ct1233059032">
          <text:deletion>
            <office:change-info>
              <dc:creator>unknown</dc:creator>
              <dc:date>2005-02-16T10:16:00</dc:date>
            </office:change-info>
            <text:p text:style-name="P10">r</text:p>
          </text:deletion>
        </text:changed-region>
        <text:changed-region text:id="ct1233048376">
          <text:format-change>
            <office:change-info>
              <dc:creator>Friedhelm Abels</dc:creator>
              <dc:date>2005-04-09T11:00:00</dc:date>
            </office:change-info>
          </text:format-change>
        </text:changed-region>
        <text:changed-region text:id="ct1233061232">
          <text:format-change>
            <office:change-info>
              <dc:creator>Friedhelm Abels</dc:creator>
              <dc:date>2005-04-09T11:00:00</dc:date>
            </office:change-info>
          </text:format-change>
        </text:changed-region>
        <text:changed-region text:id="ct1233072760">
          <text:format-change>
            <office:change-info>
              <dc:creator>Friedhelm Abels</dc:creator>
              <dc:date>2005-04-09T11:00:00</dc:date>
            </office:change-info>
          </text:format-change>
        </text:changed-region>
        <text:changed-region text:id="ct1233056768">
          <text:deletion>
            <office:change-info>
              <dc:creator>Thomas Hackert</dc:creator>
              <dc:date>2005-04-11T18:27:00</dc:date>
            </office:change-info>
            <text:p text:style-name="P10">(R)</text:p>
          </text:deletion>
        </text:changed-region>
        <text:changed-region text:id="ct1233069048">
          <text:deletion>
            <office:change-info>
              <dc:creator>Thomas Hackert</dc:creator>
              <dc:date>2005-04-13T10:39:00</dc:date>
            </office:change-info>
            <text:p text:style-name="P10"><text:s/></text:p>
          </text:deletion>
        </text:changed-region>
        <text:changed-region text:id="ct1233068568">
          <text:insertion>
            <office:change-info>
              <dc:creator>Thomas Hackert</dc:creator>
              <dc:date>2005-04-13T10:39:00</dc:date>
            </office:change-info>
          </text:insertion>
        </text:changed-region>
        <text:changed-region text:id="ct1233066960">
          <text:format-change>
            <office:change-info>
              <dc:creator>Friedhelm Abels</dc:creator>
              <dc:date>2005-04-09T11:00:00</dc:date>
            </office:change-info>
          </text:format-change>
        </text:changed-region>
        <text:changed-region text:id="ct1233066296">
          <text:deletion>
            <office:change-info>
              <dc:creator>Piii1000</dc:creator>
              <dc:date>2005-02-06T12:38:00</dc:date>
            </office:change-info>
            <text:p text:style-name="P10">nach </text:p>
          </text:deletion>
        </text:changed-region>
        <text:changed-region text:id="ct1233067072">
          <text:insertion>
            <office:change-info>
              <dc:creator>Piii1000</dc:creator>
              <dc:date>2005-02-06T12:38:00</dc:date>
            </office:change-info>
          </text:insertion>
        </text:changed-region>
        <text:changed-region text:id="ct1199396240">
          <text:format-change>
            <office:change-info>
              <dc:creator>Friedhelm Abels</dc:creator>
              <dc:date>2005-04-09T11:00:00</dc:date>
            </office:change-info>
          </text:format-change>
        </text:changed-region>
        <text:changed-region text:id="ct1233066400">
          <text:deletion>
            <office:change-info>
              <dc:creator>Piii1000</dc:creator>
              <dc:date>2005-02-06T12:38:00</dc:date>
            </office:change-info>
            <text:p text:style-name="P10">n</text:p>
          </text:deletion>
        </text:changed-region>
        <text:changed-region text:id="ct1233067176">
          <text:format-change>
            <office:change-info>
              <dc:creator>Friedhelm Abels</dc:creator>
              <dc:date>2005-04-09T11:00:00</dc:date>
            </office:change-info>
          </text:format-change>
        </text:changed-region>
        <text:changed-region text:id="ct1217368624">
          <text:insertion>
            <office:change-info>
              <dc:creator>unknown</dc:creator>
              <dc:date>2005-02-16T10:17:00</dc:date>
            </office:change-info>
          </text:insertion>
        </text:changed-region>
        <text:changed-region text:id="ct1217368312">
          <text:format-change>
            <office:change-info>
              <dc:creator>Friedhelm Abels</dc:creator>
              <dc:date>2005-04-09T11:00:00</dc:date>
            </office:change-info>
          </text:format-change>
        </text:changed-region>
        <text:changed-region text:id="ct1217368416">
          <text:deletion>
            <office:change-info>
              <dc:creator>Piii1000</dc:creator>
              <dc:date>2005-02-06T12:38:00</dc:date>
            </office:change-info>
            <text:p text:style-name="P10">die </text:p>
          </text:deletion>
        </text:changed-region>
        <text:changed-region text:id="ct1217368520">
          <text:insertion>
            <office:change-info>
              <dc:creator>Piii1000</dc:creator>
              <dc:date>2005-02-06T12:38:00</dc:date>
            </office:change-info>
          </text:insertion>
        </text:changed-region>
        <text:changed-region text:id="ct1233068440">
          <text:format-change>
            <office:change-info>
              <dc:creator>Friedhelm Abels</dc:creator>
              <dc:date>2005-04-09T11:00:00</dc:date>
            </office:change-info>
          </text:format-change>
        </text:changed-region>
        <text:changed-region text:id="ct1233066168">
          <text:deletion>
            <office:change-info>
              <dc:creator>unknown</dc:creator>
              <dc:date>2005-02-16T10:18:00</dc:date>
            </office:change-info>
            <text:p text:style-name="P10">Spaltung</text:p>
          </text:deletion>
        </text:changed-region>
        <text:changed-region text:id="ct1225834752">
          <text:insertion>
            <office:change-info>
              <dc:creator>unknown</dc:creator>
              <dc:date>2005-02-16T10:18:00</dc:date>
            </office:change-info>
          </text:insertion>
        </text:changed-region>
        <text:changed-region text:id="ct1230485392">
          <text:deletion>
            <office:change-info>
              <dc:creator>unknown</dc:creator>
              <dc:date>2005-02-16T10:18:00</dc:date>
            </office:change-info>
            <text:p text:style-name="P10"><text:s/></text:p>
          </text:deletion>
        </text:changed-region>
        <text:changed-region text:id="ct1238797680">
          <text:format-change>
            <office:change-info>
              <dc:creator>Friedhelm Abels</dc:creator>
              <dc:date>2005-04-09T11:00:00</dc:date>
            </office:change-info>
          </text:format-change>
        </text:changed-region>
        <text:changed-region text:id="ct1238822304">
          <text:deletion>
            <office:change-info>
              <dc:creator>unknown</dc:creator>
              <dc:date>2005-02-16T10:17:00</dc:date>
            </office:change-info>
            <text:p text:style-name="P10">,</text:p>
          </text:deletion>
        </text:changed-region>
        <text:changed-region text:id="ct1179466648">
          <text:insertion>
            <office:change-info>
              <dc:creator>unknown</dc:creator>
              <dc:date>2005-02-16T10:17:00</dc:date>
            </office:change-info>
          </text:insertion>
        </text:changed-region>
        <text:changed-region text:id="ct1200869920">
          <text:deletion>
            <office:change-info>
              <dc:creator>unknown</dc:creator>
              <dc:date>2005-02-16T10:17:00</dc:date>
            </office:change-info>
            <text:p text:style-name="P10"><text:s/>wurde hinzugefügt</text:p>
          </text:deletion>
        </text:changed-region>
        <text:changed-region text:id="ct1238800216">
          <text:format-change>
            <office:change-info>
              <dc:creator>Friedhelm Abels</dc:creator>
              <dc:date>2005-04-09T11:00:00</dc:date>
            </office:change-info>
          </text:format-change>
        </text:changed-region>
        <text:changed-region text:id="ct1216509592">
          <text:format-change>
            <office:change-info>
              <dc:creator>Friedhelm Abels</dc:creator>
              <dc:date>2005-04-09T11:00:00</dc:date>
            </office:change-info>
          </text:format-change>
        </text:changed-region>
        <text:changed-region text:id="ct1233057816">
          <text:format-change>
            <office:change-info>
              <dc:creator>Thomas Hackert</dc:creator>
              <dc:date>2005-04-27T18:20:00</dc:date>
            </office:change-info>
          </text:format-change>
        </text:changed-region>
        <text:changed-region text:id="ct1233058624">
          <text:format-change>
            <office:change-info>
              <dc:creator>Friedhelm Abels</dc:creator>
              <dc:date>2005-04-09T11:00:00</dc:date>
            </office:change-info>
          </text:format-change>
        </text:changed-region>
        <text:changed-region text:id="ct1199397016">
          <text:format-change>
            <office:change-info>
              <dc:creator>Thomas Hackert</dc:creator>
              <dc:date>2005-04-27T18:20:00</dc:date>
            </office:change-info>
          </text:format-change>
        </text:changed-region>
        <text:changed-region text:id="ct1217370672">
          <text:format-change>
            <office:change-info>
              <dc:creator>Friedhelm Abels</dc:creator>
              <dc:date>2005-04-09T11:00:00</dc:date>
            </office:change-info>
          </text:format-change>
        </text:changed-region>
        <text:changed-region text:id="ct1233061672">
          <text:format-change>
            <office:change-info>
              <dc:creator>Friedhelm Abels</dc:creator>
              <dc:date>2005-04-09T11:00:00</dc:date>
            </office:change-info>
          </text:format-change>
        </text:changed-region>
        <text:changed-region text:id="ct1200834048">
          <text:format-change>
            <office:change-info>
              <dc:creator>Friedhelm Abels</dc:creator>
              <dc:date>2005-04-09T11:00:00</dc:date>
            </office:change-info>
          </text:format-change>
        </text:changed-region>
        <text:changed-region text:id="ct1239082368">
          <text:format-change>
            <office:change-info>
              <dc:creator>Friedhelm Abels</dc:creator>
              <dc:date>2005-04-09T11:00:00</dc:date>
            </office:change-info>
          </text:format-change>
        </text:changed-region>
        <text:changed-region text:id="ct1217370776">
          <text:insertion>
            <office:change-info>
              <dc:creator>unknown</dc:creator>
              <dc:date>2005-02-16T10:19:00</dc:date>
            </office:change-info>
          </text:insertion>
        </text:changed-region>
        <text:changed-region text:id="ct1184532024">
          <text:deletion>
            <office:change-info>
              <dc:creator>unknown</dc:creator>
              <dc:date>2005-02-16T10:19:00</dc:date>
            </office:change-info>
            <text:p text:style-name="P10">n</text:p>
          </text:deletion>
        </text:changed-region>
        <text:changed-region text:id="ct1201568160">
          <text:format-change>
            <office:change-info>
              <dc:creator>Friedhelm Abels</dc:creator>
              <dc:date>2005-04-09T11:00:00</dc:date>
            </office:change-info>
          </text:format-change>
        </text:changed-region>
        <text:changed-region text:id="ct1233051440">
          <text:deletion>
            <office:change-info>
              <dc:creator>Friedhelm Abels</dc:creator>
              <dc:date>2005-04-09T11:35:00</dc:date>
            </office:change-info>
            <text:p text:style-name="P10">w</text:p>
          </text:deletion>
        </text:changed-region>
        <text:changed-region text:id="ct1233058408">
          <text:insertion>
            <office:change-info>
              <dc:creator>Friedhelm Abels</dc:creator>
              <dc:date>2005-04-09T11:35:00</dc:date>
            </office:change-info>
          </text:insertion>
        </text:changed-region>
        <text:changed-region text:id="ct1201566376">
          <text:format-change>
            <office:change-info>
              <dc:creator>Friedhelm Abels</dc:creator>
              <dc:date>2005-04-09T11:00:00</dc:date>
            </office:change-info>
          </text:format-change>
        </text:changed-region>
        <text:changed-region text:id="ct1233058512">
          <text:deletion>
            <office:change-info>
              <dc:creator>Piii1000</dc:creator>
              <dc:date>2005-02-06T12:39:00</dc:date>
            </office:change-info>
            <text:p text:style-name="P10">von </text:p>
          </text:deletion>
        </text:changed-region>
        <text:changed-region text:id="ct1239121824">
          <text:insertion>
            <office:change-info>
              <dc:creator>Piii1000</dc:creator>
              <dc:date>2005-02-06T12:39:00</dc:date>
            </office:change-info>
          </text:insertion>
        </text:changed-region>
        <text:changed-region text:id="ct1142934920">
          <text:format-change>
            <office:change-info>
              <dc:creator>Friedhelm Abels</dc:creator>
              <dc:date>2005-04-09T11:00:00</dc:date>
            </office:change-info>
          </text:format-change>
        </text:changed-region>
        <text:changed-region text:id="ct1142936216">
          <text:deletion>
            <office:change-info>
              <dc:creator>Piii1000</dc:creator>
              <dc:date>2005-02-06T12:39:00</dc:date>
            </office:change-info>
            <text:p text:style-name="P10">nach </text:p>
          </text:deletion>
        </text:changed-region>
        <text:changed-region text:id="ct1199398080">
          <text:insertion>
            <office:change-info>
              <dc:creator>Piii1000</dc:creator>
              <dc:date>2005-02-06T12:39:00</dc:date>
            </office:change-info>
          </text:insertion>
        </text:changed-region>
        <text:changed-region text:id="ct1142938096">
          <text:format-change>
            <office:change-info>
              <dc:creator>Friedhelm Abels</dc:creator>
              <dc:date>2005-04-09T11:00:00</dc:date>
            </office:change-info>
          </text:format-change>
        </text:changed-region>
        <text:changed-region text:id="ct1142937920">
          <text:deletion>
            <office:change-info>
              <dc:creator>Piii1000</dc:creator>
              <dc:date>2005-02-06T12:39:00</dc:date>
            </office:change-info>
            <text:p text:style-name="P10">n</text:p>
          </text:deletion>
        </text:changed-region>
        <text:changed-region text:id="ct1142938272">
          <text:format-change>
            <office:change-info>
              <dc:creator>Friedhelm Abels</dc:creator>
              <dc:date>2005-04-09T11:00:00</dc:date>
            </office:change-info>
          </text:format-change>
        </text:changed-region>
        <text:changed-region text:id="ct1184529664">
          <text:deletion>
            <office:change-info>
              <dc:creator>Thomas Hackert</dc:creator>
              <dc:date>2005-04-11T18:27:00</dc:date>
            </office:change-info>
            <text:p text:style-name="P10">(R)</text:p>
          </text:deletion>
        </text:changed-region>
        <text:changed-region text:id="ct1142936392">
          <text:deletion>
            <office:change-info>
              <dc:creator>Thomas Hackert</dc:creator>
              <dc:date>2005-04-13T10:39:00</dc:date>
            </office:change-info>
            <text:p text:style-name="P10"><text:s/></text:p>
          </text:deletion>
        </text:changed-region>
        <text:changed-region text:id="ct1142939232">
          <text:insertion>
            <office:change-info>
              <dc:creator>Thomas Hackert</dc:creator>
              <dc:date>2005-04-13T10:39:00</dc:date>
            </office:change-info>
          </text:insertion>
        </text:changed-region>
        <text:changed-region text:id="ct1142941648">
          <text:format-change>
            <office:change-info>
              <dc:creator>Friedhelm Abels</dc:creator>
              <dc:date>2005-04-09T11:00:00</dc:date>
            </office:change-info>
          </text:format-change>
        </text:changed-region>
        <text:changed-region text:id="ct1142941032">
          <text:deletion>
            <office:change-info>
              <dc:creator>unknown</dc:creator>
              <dc:date>2005-02-16T10:20:00</dc:date>
            </office:change-info>
            <text:p text:style-name="P10">n</text:p>
          </text:deletion>
        </text:changed-region>
        <text:changed-region text:id="ct1142940864">
          <text:format-change>
            <office:change-info>
              <dc:creator>Friedhelm Abels</dc:creator>
              <dc:date>2005-04-09T11:00:00</dc:date>
            </office:change-info>
          </text:format-change>
        </text:changed-region>
        <text:changed-region text:id="ct1217377712">
          <text:format-change>
            <office:change-info>
              <dc:creator>Friedhelm Abels</dc:creator>
              <dc:date>2005-04-09T11:00:00</dc:date>
            </office:change-info>
          </text:format-change>
        </text:changed-region>
        <text:changed-region text:id="ct1217378264">
          <text:format-change>
            <office:change-info>
              <dc:creator>Thomas Hackert</dc:creator>
              <dc:date>2005-04-27T18:25:00</dc:date>
            </office:change-info>
          </text:format-change>
        </text:changed-region>
        <text:changed-region text:id="ct1217379192">
          <text:format-change>
            <office:change-info>
              <dc:creator>Friedhelm Abels</dc:creator>
              <dc:date>2005-04-09T11:00:00</dc:date>
            </office:change-info>
          </text:format-change>
        </text:changed-region>
        <text:changed-region text:id="ct1217378968">
          <text:deletion>
            <office:change-info>
              <dc:creator>Thomas Hackert</dc:creator>
              <dc:date>2005-02-17T13:30:00</dc:date>
              <text:p>Das ist ein Eintrag in der Karteiseite,</text:p>
              <text:p>keine Anleitung im Rahmen der Übersetzung,</text:p>
              <text:p>die auch so drin steht/stand ... ;)</text:p>
              <text:p/>
              <text:p/>
              <text:p/>
              <text:p/>
              <text:p/>
              <text:p/>
              <text:p/>
              <text:p/>
              <text:p/>
              <text:p/>
              <text:p/>
              <text:p/>
              <text:p/>
              <text:p/>
              <text:p/>
              <text:p/>
              <text:p/>
              <text:p/>
              <text:p/>
              <text:p/>
              <text:p/>
              <text:p/>
              <text:p/>
              <text:p/>
              <text:p/>
              <text:p/>
              <text:p/>
              <text:p/>
              <text:p/>
            </office:change-info>
            <text:p text:style-name="P11"><text:span text:style-name="T3">e</text:span></text:p>
          </text:deletion>
        </text:changed-region>
        <text:changed-region text:id="ct1217379520">
          <text:insertion>
            <office:change-info>
              <dc:creator>Thomas Hackert</dc:creator>
              <dc:date>2005-02-17T13:30:00</dc:date>
            </office:change-info>
          </text:insertion>
        </text:changed-region>
        <text:changed-region text:id="ct1217380072">
          <text:format-change>
            <office:change-info>
              <dc:creator>Friedhelm Abels</dc:creator>
              <dc:date>2005-04-09T11:00:00</dc:date>
            </office:change-info>
          </text:format-change>
        </text:changed-region>
        <text:changed-region text:id="ct1217380624">
          <text:insertion>
            <office:change-info>
              <dc:creator>Friedhelm Abels</dc:creator>
              <dc:date>2005-04-09T11:35:00</dc:date>
            </office:change-info>
          </text:insertion>
        </text:changed-region>
        <text:changed-region text:id="ct1217381080">
          <text:format-change>
            <office:change-info>
              <dc:creator>Friedhelm Abels</dc:creator>
              <dc:date>2005-04-09T11:00:00</dc:date>
            </office:change-info>
          </text:format-change>
        </text:changed-region>
        <text:changed-region text:id="ct1217381536">
          <text:insertion>
            <office:change-info>
              <dc:creator>Friedhelm Abels</dc:creator>
              <dc:date>2005-04-09T11:35:00</dc:date>
            </office:change-info>
          </text:insertion>
        </text:changed-region>
        <text:changed-region text:id="ct1217377320">
          <text:format-change>
            <office:change-info>
              <dc:creator>Friedhelm Abels</dc:creator>
              <dc:date>2005-04-09T11:00:00</dc:date>
            </office:change-info>
          </text:format-change>
        </text:changed-region>
        <text:changed-region text:id="ct1217382680">
          <text:insertion>
            <office:change-info>
              <dc:creator>Friedhelm Abels</dc:creator>
              <dc:date>2005-04-09T11:35:00</dc:date>
            </office:change-info>
          </text:insertion>
        </text:changed-region>
        <text:changed-region text:id="ct1217383136">
          <text:format-change>
            <office:change-info>
              <dc:creator>Friedhelm Abels</dc:creator>
              <dc:date>2005-04-09T11:00:00</dc:date>
            </office:change-info>
          </text:format-change>
        </text:changed-region>
        <text:changed-region text:id="ct1217383616">
          <text:insertion>
            <office:change-info>
              <dc:creator>Friedhelm Abels</dc:creator>
              <dc:date>2005-04-09T11:36:00</dc:date>
            </office:change-info>
          </text:insertion>
        </text:changed-region>
        <text:changed-region text:id="ct1217384104">
          <text:format-change>
            <office:change-info>
              <dc:creator>Friedhelm Abels</dc:creator>
              <dc:date>2005-04-09T11:00:00</dc:date>
            </office:change-info>
          </text:format-change>
        </text:changed-region>
        <text:changed-region text:id="ct1217384760">
          <text:insertion>
            <office:change-info>
              <dc:creator>Friedhelm Abels</dc:creator>
              <dc:date>2005-04-09T11:36:00</dc:date>
            </office:change-info>
          </text:insertion>
        </text:changed-region>
        <text:changed-region text:id="ct1238871808">
          <text:format-change>
            <office:change-info>
              <dc:creator>Friedhelm Abels</dc:creator>
              <dc:date>2005-04-09T11:00:00</dc:date>
            </office:change-info>
          </text:format-change>
        </text:changed-region>
        <text:changed-region text:id="ct1233058224">
          <text:insertion>
            <office:change-info>
              <dc:creator>Piii1000</dc:creator>
              <dc:date>2005-02-06T12:40:00</dc:date>
            </office:change-info>
          </text:insertion>
        </text:changed-region>
        <text:changed-region text:id="ct1201704216">
          <text:deletion>
            <office:change-info>
              <dc:creator>Piii1000</dc:creator>
              <dc:date>2005-02-06T12:40:00</dc:date>
            </office:change-info>
            <text:p text:style-name="P12">n</text:p>
          </text:deletion>
        </text:changed-region>
        <text:changed-region text:id="ct1142940184">
          <text:format-change>
            <office:change-info>
              <dc:creator>Friedhelm Abels</dc:creator>
              <dc:date>2005-04-09T11:00:00</dc:date>
            </office:change-info>
          </text:format-change>
        </text:changed-region>
        <text:changed-region text:id="ct1201704392">
          <text:insertion>
            <office:change-info>
              <dc:creator>Piii1000</dc:creator>
              <dc:date>2005-02-06T12:40:00</dc:date>
            </office:change-info>
          </text:insertion>
        </text:changed-region>
        <text:changed-region text:id="ct1201704744">
          <text:deletion>
            <office:change-info>
              <dc:creator>Piii1000</dc:creator>
              <dc:date>2005-02-06T12:40:00</dc:date>
            </office:change-info>
            <text:p text:style-name="P12">n</text:p>
          </text:deletion>
        </text:changed-region>
        <text:changed-region text:id="ct1201704568">
          <text:format-change>
            <office:change-info>
              <dc:creator>Friedhelm Abels</dc:creator>
              <dc:date>2005-04-09T11:00:00</dc:date>
            </office:change-info>
          </text:format-change>
        </text:changed-region>
        <text:changed-region text:id="ct1201704920">
          <text:deletion>
            <office:change-info>
              <dc:creator>Thomas Hackert</dc:creator>
              <dc:date>2005-04-11T18:27:00</dc:date>
            </office:change-info>
            <text:p text:style-name="P12">(R)</text:p>
          </text:deletion>
        </text:changed-region>
        <text:changed-region text:id="ct1201704040">
          <text:deletion>
            <office:change-info>
              <dc:creator>Thomas Hackert</dc:creator>
              <dc:date>2005-04-13T10:39:00</dc:date>
            </office:change-info>
            <text:p text:style-name="P12"><text:s/></text:p>
          </text:deletion>
        </text:changed-region>
        <text:changed-region text:id="ct1201706704">
          <text:insertion>
            <office:change-info>
              <dc:creator>Thomas Hackert</dc:creator>
              <dc:date>2005-04-13T10:39:00</dc:date>
            </office:change-info>
          </text:insertion>
        </text:changed-region>
        <text:changed-region text:id="ct1142939072">
          <text:format-change>
            <office:change-info>
              <dc:creator>Friedhelm Abels</dc:creator>
              <dc:date>2005-04-09T11:00:00</dc:date>
            </office:change-info>
          </text:format-change>
        </text:changed-region>
        <text:changed-region text:id="ct1201705096">
          <text:format-change>
            <office:change-info>
              <dc:creator>Friedhelm Abels</dc:creator>
              <dc:date>2005-04-09T11:00:00</dc:date>
            </office:change-info>
          </text:format-change>
        </text:changed-region>
        <text:changed-region text:id="ct1199397936">
          <text:format-change>
            <office:change-info>
              <dc:creator>Friedhelm Abels</dc:creator>
              <dc:date>2005-04-09T11:00:00</dc:date>
            </office:change-info>
          </text:format-change>
        </text:changed-region>
        <text:changed-region text:id="ct1201708576">
          <text:format-change>
            <office:change-info>
              <dc:creator>Friedhelm Abels</dc:creator>
              <dc:date>2005-04-09T11:00:00</dc:date>
            </office:change-info>
          </text:format-change>
        </text:changed-region>
        <text:changed-region text:id="ct1217377208">
          <text:format-change>
            <office:change-info>
              <dc:creator>Friedhelm Abels</dc:creator>
              <dc:date>2005-04-09T11:00:00</dc:date>
            </office:change-info>
          </text:format-change>
        </text:changed-region>
        <text:changed-region text:id="ct1201707792">
          <text:format-change>
            <office:change-info>
              <dc:creator>Friedhelm Abels</dc:creator>
              <dc:date>2005-04-09T11:00:00</dc:date>
            </office:change-info>
          </text:format-change>
        </text:changed-region>
        <text:changed-region text:id="ct1201705392">
          <text:format-change>
            <office:change-info>
              <dc:creator>Friedhelm Abels</dc:creator>
              <dc:date>2005-04-09T11:00:00</dc:date>
            </office:change-info>
          </text:format-change>
        </text:changed-region>
        <text:changed-region text:id="ct1217383984">
          <text:format-change>
            <office:change-info>
              <dc:creator>Friedhelm Abels</dc:creator>
              <dc:date>2005-04-09T11:00:00</dc:date>
            </office:change-info>
          </text:format-change>
        </text:changed-region>
        <text:changed-region text:id="ct1201705744">
          <text:format-change>
            <office:change-info>
              <dc:creator>Friedhelm Abels</dc:creator>
              <dc:date>2005-04-09T11:00:00</dc:date>
            </office:change-info>
          </text:format-change>
        </text:changed-region>
        <text:changed-region text:id="ct1217383384">
          <text:format-change>
            <office:change-info>
              <dc:creator>Friedhelm Abels</dc:creator>
              <dc:date>2005-04-09T11:00:00</dc:date>
            </office:change-info>
          </text:format-change>
        </text:changed-region>
        <text:changed-region text:id="ct1201705920">
          <text:deletion>
            <office:change-info>
              <dc:creator>Friedhelm Abels</dc:creator>
              <dc:date>2005-04-09T09:52:00</dc:date>
            </office:change-info>
            <text:p text:style-name="P21">issue</text:p>
          </text:deletion>
        </text:changed-region>
        <text:changed-region text:id="ct1201705568">
          <text:insertion>
            <office:change-info>
              <dc:creator>Friedhelm Abels</dc:creator>
              <dc:date>2005-04-09T09:52:00</dc:date>
            </office:change-info>
          </text:insertion>
        </text:changed-region>
        <text:changed-region text:id="ct1201706096">
          <text:format-change>
            <office:change-info>
              <dc:creator>Friedhelm Abels</dc:creator>
              <dc:date>2005-04-09T11:00:00</dc:date>
            </office:change-info>
          </text:format-change>
        </text:changed-region>
        <text:changed-region text:id="ct1201709312">
          <text:deletion>
            <office:change-info>
              <dc:creator>Thomas Hackert</dc:creator>
              <dc:date>2005-02-10T18:32:00</dc:date>
            </office:change-info>
            <text:p text:style-name="P21"><text:a xlink:type="simple" xlink:href="" text:style-name="Internet_20_link" text:visited-style-name="Visited_20_Internet_20_Link"><text:span text:style-name="T31">27879</text:span></text:a></text:p>
          </text:deletion>
        </text:changed-region>
        <text:changed-region text:id="ct1201709840">
          <text:format-change>
            <office:change-info>
              <dc:creator>Friedhelm Abels</dc:creator>
              <dc:date>2005-04-09T11:00:00</dc:date>
            </office:change-info>
          </text:format-change>
        </text:changed-region>
        <text:changed-region text:id="ct1217392160">
          <text:format-change>
            <office:change-info>
              <dc:creator>Friedhelm Abels</dc:creator>
              <dc:date>2005-04-09T11:00:00</dc:date>
            </office:change-info>
          </text:format-change>
        </text:changed-region>
        <text:changed-region text:id="ct1201709136">
          <text:deletion>
            <office:change-info>
              <dc:creator>Thomas Hackert</dc:creator>
              <dc:date>2005-04-11T18:27:00</dc:date>
            </office:change-info>
            <text:p text:style-name="P10">(R)</text:p>
          </text:deletion>
        </text:changed-region>
        <text:changed-region text:id="ct1201709664">
          <text:deletion>
            <office:change-info>
              <dc:creator>Thomas Hackert</dc:creator>
              <dc:date>2005-04-13T10:39:00</dc:date>
            </office:change-info>
            <text:p text:style-name="P10"><text:s/></text:p>
          </text:deletion>
        </text:changed-region>
        <text:changed-region text:id="ct1201710016">
          <text:insertion>
            <office:change-info>
              <dc:creator>Thomas Hackert</dc:creator>
              <dc:date>2005-04-13T10:39:00</dc:date>
            </office:change-info>
          </text:insertion>
        </text:changed-region>
        <text:changed-region text:id="ct1217377552">
          <text:format-change>
            <office:change-info>
              <dc:creator>Friedhelm Abels</dc:creator>
              <dc:date>2005-04-09T11:00:00</dc:date>
            </office:change-info>
          </text:format-change>
        </text:changed-region>
        <text:changed-region text:id="ct1201710656">
          <text:deletion>
            <office:change-info>
              <dc:creator>Thomas Hackert</dc:creator>
              <dc:date>2005-02-10T18:32:00</dc:date>
            </office:change-info>
            <text:p text:style-name="P10">a</text:p>
          </text:deletion>
        </text:changed-region>
        <text:changed-region text:id="ct1217382784">
          <text:insertion>
            <office:change-info>
              <dc:creator>Thomas Hackert</dc:creator>
              <dc:date>2005-02-10T18:32:00</dc:date>
            </office:change-info>
          </text:insertion>
        </text:changed-region>
        <text:changed-region text:id="ct1238856192">
          <text:format-change>
            <office:change-info>
              <dc:creator>Friedhelm Abels</dc:creator>
              <dc:date>2005-04-09T11:00:00</dc:date>
            </office:change-info>
          </text:format-change>
        </text:changed-region>
        <text:changed-region text:id="ct1238856072">
          <text:deletion>
            <office:change-info>
              <dc:creator>Thomas Hackert</dc:creator>
              <dc:date>2005-04-13T10:39:00</dc:date>
            </office:change-info>
            <text:p text:style-name="P10"><text:s/>®</text:p>
          </text:deletion>
        </text:changed-region>
        <text:changed-region text:id="ct1238856576">
          <text:insertion>
            <office:change-info>
              <dc:creator>Thomas Hackert</dc:creator>
              <dc:date>2005-04-13T10:39:00</dc:date>
            </office:change-info>
          </text:insertion>
        </text:changed-region>
        <text:changed-region text:id="ct1233058896">
          <text:format-change>
            <office:change-info>
              <dc:creator>Friedhelm Abels</dc:creator>
              <dc:date>2005-04-09T11:00:00</dc:date>
            </office:change-info>
          </text:format-change>
        </text:changed-region>
        <text:changed-region text:id="ct1238859608">
          <text:deletion>
            <office:change-info>
              <dc:creator>Thomas Hackert</dc:creator>
              <dc:date>2005-04-11T18:27:00</dc:date>
            </office:change-info>
            <text:p text:style-name="P12">(R)</text:p>
          </text:deletion>
        </text:changed-region>
        <text:changed-region text:id="ct1217381184">
          <text:deletion>
            <office:change-info>
              <dc:creator>Thomas Hackert</dc:creator>
              <dc:date>2005-04-13T10:39:00</dc:date>
            </office:change-info>
            <text:p text:style-name="P12"><text:s/></text:p>
          </text:deletion>
        </text:changed-region>
        <text:changed-region text:id="ct1238859944">
          <text:insertion>
            <office:change-info>
              <dc:creator>Thomas Hackert</dc:creator>
              <dc:date>2005-04-13T10:39:00</dc:date>
            </office:change-info>
          </text:insertion>
        </text:changed-region>
        <text:changed-region text:id="ct1238861440">
          <text:format-change>
            <office:change-info>
              <dc:creator>Friedhelm Abels</dc:creator>
              <dc:date>2005-04-09T11:00:00</dc:date>
            </office:change-info>
          </text:format-change>
        </text:changed-region>
        <text:changed-region text:id="ct1238858496">
          <text:format-change>
            <office:change-info>
              <dc:creator>Friedhelm Abels</dc:creator>
              <dc:date>2005-04-09T11:00:00</dc:date>
            </office:change-info>
          </text:format-change>
        </text:changed-region>
        <text:changed-region text:id="ct1233058728">
          <text:format-change>
            <office:change-info>
              <dc:creator>Friedhelm Abels</dc:creator>
              <dc:date>2005-04-09T11:00:00</dc:date>
            </office:change-info>
          </text:format-change>
        </text:changed-region>
        <text:changed-region text:id="ct1238858848">
          <text:format-change>
            <office:change-info>
              <dc:creator>Friedhelm Abels</dc:creator>
              <dc:date>2005-04-09T11:00:00</dc:date>
            </office:change-info>
          </text:format-change>
        </text:changed-region>
        <text:changed-region text:id="ct1238863064">
          <text:deletion>
            <office:change-info>
              <dc:creator>Thomas Hackert</dc:creator>
              <dc:date>2005-04-11T18:27:00</dc:date>
            </office:change-info>
            <text:p text:style-name="P10">(R)</text:p>
          </text:deletion>
        </text:changed-region>
        <text:changed-region text:id="ct1238862760">
          <text:deletion>
            <office:change-info>
              <dc:creator>Thomas Hackert</dc:creator>
              <dc:date>2005-04-13T10:39:00</dc:date>
            </office:change-info>
            <text:p text:style-name="P10"><text:s/></text:p>
          </text:deletion>
        </text:changed-region>
        <text:changed-region text:id="ct1238859824">
          <text:insertion>
            <office:change-info>
              <dc:creator>Thomas Hackert</dc:creator>
              <dc:date>2005-04-13T10:39:00</dc:date>
            </office:change-info>
          </text:insertion>
        </text:changed-region>
        <text:changed-region text:id="ct1238858728">
          <text:format-change>
            <office:change-info>
              <dc:creator>Friedhelm Abels</dc:creator>
              <dc:date>2005-04-09T11:00:00</dc:date>
            </office:change-info>
          </text:format-change>
        </text:changed-region>
        <text:changed-region text:id="ct1238862112">
          <text:format-change>
            <office:change-info>
              <dc:creator>Friedhelm Abels</dc:creator>
              <dc:date>2005-04-09T11:00:00</dc:date>
            </office:change-info>
          </text:format-change>
        </text:changed-region>
        <text:changed-region text:id="ct1217395296">
          <text:format-change>
            <office:change-info>
              <dc:creator>Thomas Hackert</dc:creator>
              <dc:date>2005-04-27T18:36:00</dc:date>
            </office:change-info>
          </text:format-change>
        </text:changed-region>
        <text:changed-region text:id="ct1217401120">
          <text:format-change>
            <office:change-info>
              <dc:creator>Thomas Hackert</dc:creator>
              <dc:date>2005-04-27T18:37:00</dc:date>
            </office:change-info>
          </text:format-change>
        </text:changed-region>
        <text:changed-region text:id="ct1217402824">
          <text:format-change>
            <office:change-info>
              <dc:creator>Friedhelm Abels</dc:creator>
              <dc:date>2005-04-09T11:00:00</dc:date>
            </office:change-info>
          </text:format-change>
        </text:changed-region>
        <text:changed-region text:id="ct1198869912">
          <text:deletion>
            <office:change-info>
              <dc:creator>unknown</dc:creator>
              <dc:date>2005-02-16T10:22:00</dc:date>
            </office:change-info>
            <text:p text:style-name="P11"><text:span text:style-name="T3">s</text:span></text:p>
          </text:deletion>
        </text:changed-region>
        <text:changed-region text:id="ct1201934032">
          <text:format-change>
            <office:change-info>
              <dc:creator>Friedhelm Abels</dc:creator>
              <dc:date>2005-04-09T11:00:00</dc:date>
            </office:change-info>
          </text:format-change>
        </text:changed-region>
        <text:changed-region text:id="ct1218549464">
          <text:deletion>
            <office:change-info>
              <dc:creator>unknown</dc:creator>
              <dc:date>2005-02-16T10:23:00</dc:date>
            </office:change-info>
            <text:p text:style-name="P11"><text:span text:style-name="T3"><text:s/></text:span></text:p>
          </text:deletion>
        </text:changed-region>
        <text:changed-region text:id="ct1217401736">
          <text:format-change>
            <office:change-info>
              <dc:creator>Friedhelm Abels</dc:creator>
              <dc:date>2005-04-09T11:00:00</dc:date>
            </office:change-info>
          </text:format-change>
        </text:changed-region>
        <text:changed-region text:id="ct1142679952">
          <text:deletion>
            <office:change-info>
              <dc:creator>Thomas Hackert</dc:creator>
              <dc:date>2005-04-27T18:39:00</dc:date>
            </office:change-info>
            <text:p text:style-name="P11"><text:span text:style-name="T3">"</text:span></text:p>
          </text:deletion>
        </text:changed-region>
        <text:changed-region text:id="ct1217402320">
          <text:insertion>
            <office:change-info>
              <dc:creator>Thomas Hackert</dc:creator>
              <dc:date>2005-04-27T18:39:00</dc:date>
            </office:change-info>
          </text:insertion>
        </text:changed-region>
        <text:changed-region text:id="ct1217403024">
          <text:format-change>
            <office:change-info>
              <dc:creator>Friedhelm Abels</dc:creator>
              <dc:date>2005-04-09T11:00:00</dc:date>
            </office:change-info>
          </text:format-change>
        </text:changed-region>
        <text:changed-region text:id="ct1217403256">
          <text:deletion>
            <office:change-info>
              <dc:creator>Thomas Hackert</dc:creator>
              <dc:date>2005-04-27T18:39:00</dc:date>
            </office:change-info>
            <text:p text:style-name="P11"><text:span text:style-name="T3">"</text:span></text:p>
          </text:deletion>
        </text:changed-region>
        <text:changed-region text:id="ct1217403456">
          <text:insertion>
            <office:change-info>
              <dc:creator>Thomas Hackert</dc:creator>
              <dc:date>2005-04-27T18:40:00</dc:date>
            </office:change-info>
          </text:insertion>
        </text:changed-region>
        <text:changed-region text:id="ct1217400576">
          <text:format-change>
            <office:change-info>
              <dc:creator>Friedhelm Abels</dc:creator>
              <dc:date>2005-04-09T11:00:00</dc:date>
            </office:change-info>
          </text:format-change>
        </text:changed-region>
        <text:changed-region text:id="ct1201711888">
          <text:format-change>
            <office:change-info>
              <dc:creator>Friedhelm Abels</dc:creator>
              <dc:date>2005-04-09T11:00:00</dc:date>
            </office:change-info>
          </text:format-change>
        </text:changed-region>
        <text:changed-region text:id="ct1237684616">
          <text:deletion>
            <office:change-info>
              <dc:creator>Friedhelm Abels</dc:creator>
              <dc:date>2005-04-09T09:52:00</dc:date>
            </office:change-info>
            <text:p text:style-name="P21"><text:span text:style-name="T32">issue</text:span></text:p>
          </text:deletion>
        </text:changed-region>
        <text:changed-region text:id="ct1238857704">
          <text:insertion>
            <office:change-info>
              <dc:creator>Friedhelm Abels</dc:creator>
              <dc:date>2005-04-09T09:52:00</dc:date>
            </office:change-info>
          </text:insertion>
        </text:changed-region>
        <text:changed-region text:id="ct1142942376">
          <text:format-change>
            <office:change-info>
              <dc:creator>Friedhelm Abels</dc:creator>
              <dc:date>2005-04-09T11:00:00</dc:date>
            </office:change-info>
          </text:format-change>
        </text:changed-region>
        <text:changed-region text:id="ct1142683064">
          <text:deletion>
            <office:change-info>
              <dc:creator>Thomas Hackert</dc:creator>
              <dc:date>2005-02-10T18:35:00</dc:date>
            </office:change-info>
            <text:p text:style-name="P21"><text:a xlink:type="simple" xlink:href="" text:style-name="Internet_20_link" text:visited-style-name="Visited_20_Internet_20_Link"><text:span text:style-name="T31">3724</text:span></text:a></text:p>
          </text:deletion>
        </text:changed-region>
        <text:changed-region text:id="ct1142683352">
          <text:format-change>
            <office:change-info>
              <dc:creator>Friedhelm Abels</dc:creator>
              <dc:date>2005-04-09T11:00:00</dc:date>
            </office:change-info>
          </text:format-change>
        </text:changed-region>
        <text:changed-region text:id="ct1142682896">
          <text:format-change>
            <office:change-info>
              <dc:creator>Friedhelm Abels</dc:creator>
              <dc:date>2005-04-09T11:00:00</dc:date>
            </office:change-info>
          </text:format-change>
        </text:changed-region>
        <text:changed-region text:id="ct1142683232">
          <text:deletion>
            <office:change-info>
              <dc:creator>Thomas Hackert</dc:creator>
              <dc:date>2005-02-26T16:23:00</dc:date>
            </office:change-info>
            <text:p text:style-name="P10">Formularkontrolle</text:p>
          </text:deletion>
        </text:changed-region>
        <text:changed-region text:id="ct1198545480">
          <text:insertion>
            <office:change-info>
              <dc:creator>Thomas Hackert</dc:creator>
              <dc:date>2005-02-26T16:23:00</dc:date>
            </office:change-info>
          </text:insertion>
        </text:changed-region>
        <text:changed-region text:id="ct1142684016">
          <text:deletion>
            <office:change-info>
              <dc:creator>Thomas Hackert</dc:creator>
              <dc:date>2005-02-26T16:28:00</dc:date>
            </office:change-info>
            <text:p text:style-name="P10"><text:span text:style-name="T16">n</text:span></text:p>
          </text:deletion>
        </text:changed-region>
        <text:changed-region text:id="ct1142687368">
          <text:format-change>
            <office:change-info>
              <dc:creator>Friedhelm Abels</dc:creator>
              <dc:date>2005-04-09T11:00:00</dc:date>
            </office:change-info>
          </text:format-change>
        </text:changed-region>
        <text:changed-region text:id="ct1142686024">
          <text:deletion>
            <office:change-info>
              <dc:creator>Thomas Hackert</dc:creator>
              <dc:date>2005-02-26T16:28:00</dc:date>
            </office:change-info>
            <text:p text:style-name="P10">r</text:p>
          </text:deletion>
        </text:changed-region>
        <text:changed-region text:id="ct1237686832">
          <text:insertion>
            <office:change-info>
              <dc:creator>Thomas Hackert</dc:creator>
              <dc:date>2005-02-26T16:28:00</dc:date>
            </office:change-info>
          </text:insertion>
        </text:changed-region>
        <text:changed-region text:id="ct1142685616">
          <text:format-change>
            <office:change-info>
              <dc:creator>Friedhelm Abels</dc:creator>
              <dc:date>2005-04-09T11:00:00</dc:date>
            </office:change-info>
          </text:format-change>
        </text:changed-region>
        <text:changed-region text:id="ct1142684184">
          <text:deletion>
            <office:change-info>
              <dc:creator>Thomas Hackert</dc:creator>
              <dc:date>2005-02-26T16:23:00</dc:date>
            </office:change-info>
            <text:p text:style-name="P10">Formularkontrolle</text:p>
          </text:deletion>
        </text:changed-region>
        <text:changed-region text:id="ct1142684424">
          <text:insertion>
            <office:change-info>
              <dc:creator>Thomas Hackert</dc:creator>
              <dc:date>2005-02-26T16:23:00</dc:date>
            </office:change-info>
          </text:insertion>
        </text:changed-region>
        <text:changed-region text:id="ct1142938944">
          <text:format-change>
            <office:change-info>
              <dc:creator>Friedhelm Abels</dc:creator>
              <dc:date>2005-04-09T11:00:00</dc:date>
            </office:change-info>
          </text:format-change>
        </text:changed-region>
        <text:changed-region text:id="ct1142685784">
          <text:format-change>
            <office:change-info>
              <dc:creator>Friedhelm Abels</dc:creator>
              <dc:date>2005-04-09T11:00:00</dc:date>
            </office:change-info>
          </text:format-change>
        </text:changed-region>
        <text:changed-region text:id="ct1238863232">
          <text:deletion>
            <office:change-info>
              <dc:creator>Friedhelm Abels</dc:creator>
              <dc:date>2005-04-09T09:52:00</dc:date>
            </office:change-info>
            <text:p text:style-name="P21"><text:span text:style-name="T32">issue</text:span></text:p>
          </text:deletion>
        </text:changed-region>
        <text:changed-region text:id="ct1238856952">
          <text:insertion>
            <office:change-info>
              <dc:creator>Friedhelm Abels</dc:creator>
              <dc:date>2005-04-09T09:52:00</dc:date>
            </office:change-info>
          </text:insertion>
        </text:changed-region>
        <text:changed-region text:id="ct1237327064">
          <text:format-change>
            <office:change-info>
              <dc:creator>Friedhelm Abels</dc:creator>
              <dc:date>2005-04-09T11:00:00</dc:date>
            </office:change-info>
          </text:format-change>
        </text:changed-region>
        <text:changed-region text:id="ct1142681024">
          <text:deletion>
            <office:change-info>
              <dc:creator>Thomas Hackert</dc:creator>
              <dc:date>2005-02-10T18:40:00</dc:date>
            </office:change-info>
            <text:p text:style-name="P21"><text:a xlink:type="simple" xlink:href="" text:style-name="Internet_20_link" text:visited-style-name="Visited_20_Internet_20_Link"><text:span text:style-name="T31">34806</text:span></text:a></text:p>
          </text:deletion>
        </text:changed-region>
        <text:changed-region text:id="ct1237327904">
          <text:format-change>
            <office:change-info>
              <dc:creator>Friedhelm Abels</dc:creator>
              <dc:date>2005-04-09T11:00:00</dc:date>
            </office:change-info>
          </text:format-change>
        </text:changed-region>
        <text:changed-region text:id="ct1217401632">
          <text:format-change>
            <office:change-info>
              <dc:creator>Friedhelm Abels</dc:creator>
              <dc:date>2005-04-09T11:00:00</dc:date>
            </office:change-info>
          </text:format-change>
        </text:changed-region>
        <text:changed-region text:id="ct1237327176">
          <text:insertion>
            <office:change-info>
              <dc:creator>Piii1000</dc:creator>
              <dc:date>2005-02-06T12:44:00</dc:date>
            </office:change-info>
          </text:insertion>
        </text:changed-region>
        <text:changed-region text:id="ct1237329112">
          <text:deletion>
            <office:change-info>
              <dc:creator>Piii1000</dc:creator>
              <dc:date>2005-02-06T12:42:00</dc:date>
            </office:change-info>
            <text:p text:style-name="P10"><text:s/></text:p>
          </text:deletion>
        </text:changed-region>
        <text:changed-region text:id="ct1217383720">
          <text:deletion>
            <office:change-info>
              <dc:creator>Piii1000</dc:creator>
              <dc:date>2005-02-06T12:44:00</dc:date>
            </office:change-info>
            <text:p text:style-name="P10">.</text:p>
          </text:deletion>
        </text:changed-region>
        <text:changed-region text:id="ct1237329384">
          <text:format-change>
            <office:change-info>
              <dc:creator>Friedhelm Abels</dc:creator>
              <dc:date>2005-04-09T11:00:00</dc:date>
            </office:change-info>
          </text:format-change>
        </text:changed-region>
        <text:changed-region text:id="ct1142681256">
          <text:format-change>
            <office:change-info>
              <dc:creator>Friedhelm Abels</dc:creator>
              <dc:date>2005-04-09T11:00:00</dc:date>
            </office:change-info>
          </text:format-change>
        </text:changed-region>
        <text:changed-region text:id="ct1233052912">
          <text:format-change>
            <office:change-info>
              <dc:creator>Friedhelm Abels</dc:creator>
              <dc:date>2005-04-09T11:00:00</dc:date>
            </office:change-info>
          </text:format-change>
        </text:changed-region>
        <text:changed-region text:id="ct1239016448">
          <text:format-change>
            <office:change-info>
              <dc:creator>Friedhelm Abels</dc:creator>
              <dc:date>2005-04-09T11:00:00</dc:date>
            </office:change-info>
          </text:format-change>
        </text:changed-region>
        <text:changed-region text:id="ct1237330088">
          <text:format-change>
            <office:change-info>
              <dc:creator>Friedhelm Abels</dc:creator>
              <dc:date>2005-04-09T11:00:00</dc:date>
            </office:change-info>
          </text:format-change>
        </text:changed-region>
        <text:changed-region text:id="ct1237330320">
          <text:format-change>
            <office:change-info>
              <dc:creator>Friedhelm Abels</dc:creator>
              <dc:date>2005-04-09T11:00:00</dc:date>
            </office:change-info>
          </text:format-change>
        </text:changed-region>
        <text:changed-region text:id="ct1142686272">
          <text:format-change>
            <office:change-info>
              <dc:creator>Friedhelm Abels</dc:creator>
              <dc:date>2005-04-09T11:00:00</dc:date>
            </office:change-info>
          </text:format-change>
        </text:changed-region>
        <text:changed-region text:id="ct1237333320">
          <text:deletion>
            <office:change-info>
              <dc:creator>Thomas Hackert</dc:creator>
              <dc:date>2005-04-11T18:27:00</dc:date>
            </office:change-info>
            <text:p text:style-name="P10">(R)</text:p>
          </text:deletion>
        </text:changed-region>
        <text:changed-region text:id="ct1217406848">
          <text:deletion>
            <office:change-info>
              <dc:creator>Thomas Hackert</dc:creator>
              <dc:date>2005-04-13T10:39:00</dc:date>
            </office:change-info>
            <text:p text:style-name="P10"><text:s/></text:p>
          </text:deletion>
        </text:changed-region>
        <text:changed-region text:id="ct1142686936">
          <text:insertion>
            <office:change-info>
              <dc:creator>Thomas Hackert</dc:creator>
              <dc:date>2005-04-13T10:39:00</dc:date>
            </office:change-info>
          </text:insertion>
        </text:changed-region>
        <text:changed-region text:id="ct1199400856">
          <text:format-change>
            <office:change-info>
              <dc:creator>Friedhelm Abels</dc:creator>
              <dc:date>2005-04-09T11:00:00</dc:date>
            </office:change-info>
          </text:format-change>
        </text:changed-region>
        <text:changed-region text:id="ct1237334136">
          <text:format-change>
            <office:change-info>
              <dc:creator>Friedhelm Abels</dc:creator>
              <dc:date>2005-04-09T11:00:00</dc:date>
            </office:change-info>
          </text:format-change>
        </text:changed-region>
        <text:changed-region text:id="ct1237333552">
          <text:deletion>
            <office:change-info>
              <dc:creator>Thomas Hackert</dc:creator>
              <dc:date>2005-02-10T18:44:00</dc:date>
            </office:change-info>
            <text:p text:style-name="P10">n</text:p>
          </text:deletion>
        </text:changed-region>
        <text:changed-region text:id="ct1237330784">
          <text:format-change>
            <office:change-info>
              <dc:creator>Friedhelm Abels</dc:creator>
              <dc:date>2005-04-09T11:00:00</dc:date>
            </office:change-info>
          </text:format-change>
        </text:changed-region>
        <text:changed-region text:id="ct1237328920">
          <text:insertion>
            <office:change-info>
              <dc:creator>Thomas Hackert</dc:creator>
              <dc:date>2005-02-10T18:44:00</dc:date>
            </office:change-info>
          </text:insertion>
        </text:changed-region>
        <text:changed-region text:id="ct1237334536">
          <text:format-change>
            <office:change-info>
              <dc:creator>Friedhelm Abels</dc:creator>
              <dc:date>2005-04-09T11:00:00</dc:date>
            </office:change-info>
          </text:format-change>
        </text:changed-region>
        <text:changed-region text:id="ct1217387520">
          <text:format-change>
            <office:change-info>
              <dc:creator>Friedhelm Abels</dc:creator>
              <dc:date>2005-04-09T11:00:00</dc:date>
            </office:change-info>
          </text:format-change>
        </text:changed-region>
        <text:changed-region text:id="ct1238606272">
          <text:deletion>
            <office:change-info>
              <dc:creator>Friedhelm Abels</dc:creator>
              <dc:date>2005-04-09T09:52:00</dc:date>
            </office:change-info>
            <text:p text:style-name="P21"><text:span text:style-name="T32">issue</text:span></text:p>
          </text:deletion>
        </text:changed-region>
        <text:changed-region text:id="ct1237329840">
          <text:insertion>
            <office:change-info>
              <dc:creator>Friedhelm Abels</dc:creator>
              <dc:date>2005-04-09T09:52:00</dc:date>
            </office:change-info>
          </text:insertion>
        </text:changed-region>
        <text:changed-region text:id="ct1217397656">
          <text:format-change>
            <office:change-info>
              <dc:creator>Friedhelm Abels</dc:creator>
              <dc:date>2005-04-09T11:00:00</dc:date>
            </office:change-info>
          </text:format-change>
        </text:changed-region>
        <text:changed-region text:id="ct1217370416">
          <text:deletion>
            <office:change-info>
              <dc:creator>Thomas Hackert</dc:creator>
              <dc:date>2005-02-10T18:44:00</dc:date>
            </office:change-info>
            <text:p text:style-name="P21"><text:a xlink:type="simple" xlink:href="" text:style-name="Internet_20_link" text:visited-style-name="Visited_20_Internet_20_Link"><text:span text:style-name="T31">20477</text:span></text:a></text:p>
          </text:deletion>
        </text:changed-region>
        <text:changed-region text:id="ct1217370520">
          <text:format-change>
            <office:change-info>
              <dc:creator>Friedhelm Abels</dc:creator>
              <dc:date>2005-04-09T11:00:00</dc:date>
            </office:change-info>
          </text:format-change>
        </text:changed-region>
        <text:changed-region text:id="ct1237335024">
          <text:format-change>
            <office:change-info>
              <dc:creator>Friedhelm Abels</dc:creator>
              <dc:date>2005-04-09T11:00:00</dc:date>
            </office:change-info>
          </text:format-change>
        </text:changed-region>
        <text:changed-region text:id="ct1237335256">
          <text:format-change>
            <office:change-info>
              <dc:creator>Friedhelm Abels</dc:creator>
              <dc:date>2005-04-09T11:00:00</dc:date>
            </office:change-info>
          </text:format-change>
        </text:changed-region>
        <text:changed-region text:id="ct1237335360">
          <text:deletion>
            <office:change-info>
              <dc:creator>Friedhelm Abels</dc:creator>
              <dc:date>2005-04-09T11:37:00</dc:date>
            </office:change-info>
            <text:p text:style-name="P10">nämlich</text:p>
          </text:deletion>
        </text:changed-region>
        <text:changed-region text:id="ct1201759216">
          <text:insertion>
            <office:change-info>
              <dc:creator>Friedhelm Abels</dc:creator>
              <dc:date>2005-04-09T11:37:00</dc:date>
            </office:change-info>
          </text:insertion>
        </text:changed-region>
        <text:changed-region text:id="ct1238828280">
          <text:format-change>
            <office:change-info>
              <dc:creator>Friedhelm Abels</dc:creator>
              <dc:date>2005-04-09T11:00:00</dc:date>
            </office:change-info>
          </text:format-change>
        </text:changed-region>
        <text:changed-region text:id="ct1238829064">
          <text:format-change>
            <office:change-info>
              <dc:creator>Friedhelm Abels</dc:creator>
              <dc:date>2005-04-09T11:00:00</dc:date>
            </office:change-info>
          </text:format-change>
        </text:changed-region>
        <text:changed-region text:id="ct1238827544">
          <text:deletion>
            <office:change-info>
              <dc:creator>Thomas Hackert</dc:creator>
              <dc:date>2005-04-11T18:27:00</dc:date>
            </office:change-info>
            <text:p text:style-name="P10">(R)</text:p>
          </text:deletion>
        </text:changed-region>
        <text:changed-region text:id="ct1238827440">
          <text:deletion>
            <office:change-info>
              <dc:creator>Thomas Hackert</dc:creator>
              <dc:date>2005-04-13T10:39:00</dc:date>
            </office:change-info>
            <text:p text:style-name="P10"><text:s/></text:p>
          </text:deletion>
        </text:changed-region>
        <text:changed-region text:id="ct1238828744">
          <text:insertion>
            <office:change-info>
              <dc:creator>Thomas Hackert</dc:creator>
              <dc:date>2005-04-13T10:39:00</dc:date>
            </office:change-info>
          </text:insertion>
        </text:changed-region>
        <text:changed-region text:id="ct1238828576">
          <text:format-change>
            <office:change-info>
              <dc:creator>Friedhelm Abels</dc:creator>
              <dc:date>2005-04-09T11:00:00</dc:date>
            </office:change-info>
          </text:format-change>
        </text:changed-region>
        <text:changed-region text:id="ct1238829744">
          <text:format-change>
            <office:change-info>
              <dc:creator>Friedhelm Abels</dc:creator>
              <dc:date>2005-04-09T11:00:00</dc:date>
            </office:change-info>
          </text:format-change>
        </text:changed-region>
        <text:changed-region text:id="ct1217398952">
          <text:insertion>
            <office:change-info>
              <dc:creator>Thomas Hackert</dc:creator>
              <dc:date>2005-02-12T16:40:00</dc:date>
            </office:change-info>
          </text:insertion>
        </text:changed-region>
        <text:changed-region text:id="ct1238829512">
          <text:format-change>
            <office:change-info>
              <dc:creator>Friedhelm Abels</dc:creator>
              <dc:date>2005-04-09T11:00:00</dc:date>
            </office:change-info>
          </text:format-change>
        </text:changed-region>
        <text:changed-region text:id="ct1217399056">
          <text:format-change>
            <office:change-info>
              <dc:creator>Friedhelm Abels</dc:creator>
              <dc:date>2005-04-09T11:00:00</dc:date>
            </office:change-info>
          </text:format-change>
        </text:changed-region>
        <text:changed-region text:id="ct1238832760">
          <text:deletion>
            <office:change-info>
              <dc:creator>Thomas Hackert</dc:creator>
              <dc:date>2005-04-11T18:27:00</dc:date>
            </office:change-info>
            <text:p text:style-name="P10">(R)</text:p>
          </text:deletion>
        </text:changed-region>
        <text:changed-region text:id="ct1238830552">
          <text:deletion>
            <office:change-info>
              <dc:creator>Thomas Hackert</dc:creator>
              <dc:date>2005-04-13T10:39:00</dc:date>
            </office:change-info>
            <text:p text:style-name="P10"><text:s/></text:p>
          </text:deletion>
        </text:changed-region>
        <text:changed-region text:id="ct1238831120">
          <text:insertion>
            <office:change-info>
              <dc:creator>Thomas Hackert</dc:creator>
              <dc:date>2005-04-13T10:39:00</dc:date>
            </office:change-info>
          </text:insertion>
        </text:changed-region>
        <text:changed-region text:id="ct1199409872">
          <text:format-change>
            <office:change-info>
              <dc:creator>Friedhelm Abels</dc:creator>
              <dc:date>2005-04-09T11:00:00</dc:date>
            </office:change-info>
          </text:format-change>
        </text:changed-region>
        <text:changed-region text:id="ct1238827880">
          <text:deletion>
            <office:change-info>
              <dc:creator>Thomas Hackert</dc:creator>
              <dc:date>2005-04-11T18:28:00</dc:date>
            </office:change-info>
            <text:p text:style-name="P10">(R)</text:p>
          </text:deletion>
        </text:changed-region>
        <text:changed-region text:id="ct1199408736">
          <text:deletion>
            <office:change-info>
              <dc:creator>Thomas Hackert</dc:creator>
              <dc:date>2005-04-13T10:40:00</dc:date>
            </office:change-info>
            <text:p text:style-name="P10"><text:s/></text:p>
          </text:deletion>
        </text:changed-region>
        <text:changed-region text:id="ct1238833952">
          <text:insertion>
            <office:change-info>
              <dc:creator>Thomas Hackert</dc:creator>
              <dc:date>2005-04-13T10:40:00</dc:date>
            </office:change-info>
          </text:insertion>
        </text:changed-region>
        <text:changed-region text:id="ct1238834296">
          <text:format-change>
            <office:change-info>
              <dc:creator>Friedhelm Abels</dc:creator>
              <dc:date>2005-04-09T11:00:00</dc:date>
            </office:change-info>
          </text:format-change>
        </text:changed-region>
        <text:changed-region text:id="ct1217399160">
          <text:format-change>
            <office:change-info>
              <dc:creator>Friedhelm Abels</dc:creator>
              <dc:date>2005-04-09T11:00:00</dc:date>
            </office:change-info>
          </text:format-change>
        </text:changed-region>
        <text:changed-region text:id="ct1238834184">
          <text:format-change>
            <office:change-info>
              <dc:creator>Friedhelm Abels</dc:creator>
              <dc:date>2005-04-09T11:00:00</dc:date>
            </office:change-info>
          </text:format-change>
        </text:changed-region>
        <text:changed-region text:id="ct1238834464">
          <text:deletion>
            <office:change-info>
              <dc:creator>Friedhelm Abels</dc:creator>
              <dc:date>2005-04-09T09:52:00</dc:date>
            </office:change-info>
            <text:p text:style-name="P11"><text:span text:style-name="T3">issue</text:span></text:p>
          </text:deletion>
        </text:changed-region>
        <text:changed-region text:id="ct1238830984">
          <text:insertion>
            <office:change-info>
              <dc:creator>Friedhelm Abels</dc:creator>
              <dc:date>2005-04-09T09:52:00</dc:date>
            </office:change-info>
          </text:insertion>
        </text:changed-region>
        <text:changed-region text:id="ct1198889760">
          <text:format-change>
            <office:change-info>
              <dc:creator>Friedhelm Abels</dc:creator>
              <dc:date>2005-04-09T11:00:00</dc:date>
            </office:change-info>
          </text:format-change>
        </text:changed-region>
        <text:changed-region text:id="ct1198889872">
          <text:format-change>
            <office:change-info>
              <dc:creator>Friedhelm Abels</dc:creator>
              <dc:date>2005-04-09T11:00:00</dc:date>
            </office:change-info>
          </text:format-change>
        </text:changed-region>
        <text:changed-region text:id="ct1142909504">
          <text:format-change>
            <office:change-info>
              <dc:creator>Friedhelm Abels</dc:creator>
              <dc:date>2005-04-09T11:00:00</dc:date>
            </office:change-info>
          </text:format-change>
        </text:changed-region>
        <text:changed-region text:id="ct1198891048">
          <text:format-change>
            <office:change-info>
              <dc:creator>Friedhelm Abels</dc:creator>
              <dc:date>2005-04-09T11:00:00</dc:date>
            </office:change-info>
          </text:format-change>
        </text:changed-region>
        <text:changed-region text:id="ct1238991680">
          <text:insertion>
            <office:change-info>
              <dc:creator>Thomas Hackert</dc:creator>
              <dc:date>2005-04-25T07:39:33</dc:date>
            </office:change-info>
          </text:insertion>
        </text:changed-region>
        <text:changed-region text:id="ct1142854752">
          <text:insertion>
            <office:change-info>
              <dc:creator>Thomas Hackert</dc:creator>
              <dc:date>2005-04-25T07:39:33</dc:date>
            </office:change-info>
          </text:insertion>
        </text:changed-region>
        <text:changed-region text:id="ct1198891656">
          <text:insertion>
            <office:change-info>
              <dc:creator>Thomas Hackert</dc:creator>
              <dc:date>2005-04-25T07:39:33</dc:date>
            </office:change-info>
          </text:insertion>
        </text:changed-region>
        <text:changed-region text:id="ct1217387672">
          <text:insertion>
            <office:change-info>
              <dc:creator>Thomas Hackert</dc:creator>
              <dc:date>2005-04-25T07:39:33</dc:date>
            </office:change-info>
          </text:insertion>
        </text:changed-region>
        <text:changed-region text:id="ct1198892640">
          <text:insertion>
            <office:change-info>
              <dc:creator>Thomas Hackert</dc:creator>
              <dc:date>2005-04-25T07:39:33</dc:date>
            </office:change-info>
          </text:insertion>
        </text:changed-region>
        <text:changed-region text:id="ct1198892464">
          <text:insertion>
            <office:change-info>
              <dc:creator>Thomas Hackert</dc:creator>
              <dc:date>2005-04-25T07:39:33</dc:date>
            </office:change-info>
          </text:insertion>
        </text:changed-region>
        <text:changed-region text:id="ct1239139960">
          <text:insertion>
            <office:change-info>
              <dc:creator>Friedhelm Abels</dc:creator>
              <dc:date>2005-04-09T11:38:00</dc:date>
            </office:change-info>
          </text:insertion>
        </text:changed-region>
        <text:changed-region text:id="ct1198893336">
          <text:insertion>
            <office:change-info>
              <dc:creator>Thomas Hackert</dc:creator>
              <dc:date>2005-04-25T07:39:33</dc:date>
            </office:change-info>
          </text:insertion>
        </text:changed-region>
        <text:changed-region text:id="ct1198893568">
          <text:insertion>
            <office:change-info>
              <dc:creator>Thomas Hackert</dc:creator>
              <dc:date>2005-04-25T07:39:33</dc:date>
            </office:change-info>
          </text:insertion>
        </text:changed-region>
        <text:changed-region text:id="ct1200428896">
          <text:insertion>
            <office:change-info>
              <dc:creator>Friedhelm Abels</dc:creator>
              <dc:date>2005-04-09T11:39:00</dc:date>
            </office:change-info>
          </text:insertion>
        </text:changed-region>
        <text:changed-region text:id="ct1198894032">
          <text:deletion>
            <office:change-info>
              <dc:creator>Friedhelm Abels</dc:creator>
              <dc:date>2005-04-09T11:39:00</dc:date>
            </office:change-info>
            <text:p text:style-name="P10"><text:s/></text:p>
          </text:deletion>
        </text:changed-region>
        <text:changed-region text:id="ct1198888840">
          <text:insertion>
            <office:change-info>
              <dc:creator>Friedhelm Abels</dc:creator>
              <dc:date>2005-04-09T11:39:00</dc:date>
            </office:change-info>
          </text:insertion>
        </text:changed-region>
        <text:changed-region text:id="ct1198889464">
          <text:insertion>
            <office:change-info>
              <dc:creator>Thomas Hackert</dc:creator>
              <dc:date>2005-04-25T07:39:33</dc:date>
            </office:change-info>
          </text:insertion>
        </text:changed-region>
        <text:changed-region text:id="ct1198896504">
          <text:insertion>
            <office:change-info>
              <dc:creator>Thomas Hackert</dc:creator>
              <dc:date>2005-04-25T07:39:33</dc:date>
            </office:change-info>
          </text:insertion>
        </text:changed-region>
        <text:changed-region text:id="ct1198895688">
          <text:insertion>
            <office:change-info>
              <dc:creator>unknown</dc:creator>
              <dc:date>2005-02-16T10:29:00</dc:date>
            </office:change-info>
          </text:insertion>
        </text:changed-region>
        <text:changed-region text:id="ct1198895920">
          <text:deletion>
            <office:change-info>
              <dc:creator>unknown</dc:creator>
              <dc:date>2005-02-16T10:29:00</dc:date>
            </office:change-info>
            <text:p text:style-name="P12">n</text:p>
          </text:deletion>
        </text:changed-region>
        <text:changed-region text:id="ct1198889568">
          <text:insertion>
            <office:change-info>
              <dc:creator>Thomas Hackert</dc:creator>
              <dc:date>2005-04-25T07:39:33</dc:date>
            </office:change-info>
          </text:insertion>
        </text:changed-region>
        <text:changed-region text:id="ct1198892288">
          <text:deletion>
            <office:change-info>
              <dc:creator>Friedhelm Abels</dc:creator>
              <dc:date>2005-04-09T11:40:00</dc:date>
            </office:change-info>
            <text:p text:style-name="P12">gemacht</text:p>
          </text:deletion>
        </text:changed-region>
        <text:changed-region text:id="ct1198895200">
          <text:insertion>
            <office:change-info>
              <dc:creator>Friedhelm Abels</dc:creator>
              <dc:date>2005-04-09T11:40:00</dc:date>
            </office:change-info>
          </text:insertion>
        </text:changed-region>
        <text:changed-region text:id="ct1198895032">
          <text:insertion>
            <office:change-info>
              <dc:creator>Thomas Hackert</dc:creator>
              <dc:date>2005-04-25T07:39:33</dc:date>
            </office:change-info>
          </text:insertion>
        </text:changed-region>
        <text:changed-region text:id="ct1239196928">
          <text:deletion>
            <office:change-info>
              <dc:creator>Friedhelm Abels</dc:creator>
              <dc:date>2005-04-09T11:40:00</dc:date>
            </office:change-info>
            <text:p text:style-name="P12">muss</text:p>
          </text:deletion>
        </text:changed-region>
        <text:changed-region text:id="ct1198894496">
          <text:insertion>
            <office:change-info>
              <dc:creator>Friedhelm Abels</dc:creator>
              <dc:date>2005-04-09T11:40:00</dc:date>
            </office:change-info>
          </text:insertion>
        </text:changed-region>
        <text:changed-region text:id="ct1239197160">
          <text:insertion>
            <office:change-info>
              <dc:creator>unknown</dc:creator>
              <dc:date>2005-02-16T10:29:00</dc:date>
            </office:change-info>
          </text:insertion>
        </text:changed-region>
        <text:changed-region text:id="ct1239197392">
          <text:insertion>
            <office:change-info>
              <dc:creator>Thomas Hackert</dc:creator>
              <dc:date>2005-04-25T07:39:33</dc:date>
            </office:change-info>
          </text:insertion>
        </text:changed-region>
        <text:changed-region text:id="ct1198893800">
          <text:deletion>
            <office:change-info>
              <dc:creator>Friedhelm Abels</dc:creator>
              <dc:date>2005-04-09T11:41:00</dc:date>
            </office:change-info>
            <text:p text:style-name="P12"><text:s/></text:p>
          </text:deletion>
        </text:changed-region>
        <text:changed-region text:id="ct1239198672">
          <text:deletion>
            <office:change-info>
              <dc:creator>Friedhelm Abels</dc:creator>
              <dc:date>2005-04-09T11:40:00</dc:date>
            </office:change-info>
            <text:p text:style-name="P12"><text:s/>Systemadministratorrechte am PC</text:p>
          </text:deletion>
        </text:changed-region>
        <text:changed-region text:id="ct1198895512">
          <text:deletion>
            <office:change-info>
              <dc:creator>Friedhelm Abels</dc:creator>
              <dc:date>2005-04-09T11:41:00</dc:date>
            </office:change-info>
            <text:p text:style-name="P12">würde</text:p>
          </text:deletion>
        </text:changed-region>
        <text:changed-region text:id="ct1239198208">
          <text:insertion>
            <office:change-info>
              <dc:creator>Thomas Hackert</dc:creator>
              <dc:date>2005-04-25T07:39:33</dc:date>
            </office:change-info>
          </text:insertion>
        </text:changed-region>
        <text:changed-region text:id="ct1198892872">
          <text:deletion>
            <office:change-info>
              <dc:creator>Friedhelm Abels</dc:creator>
              <dc:date>2005-04-09T11:40:00</dc:date>
            </office:change-info>
            <text:p text:style-name="P12">n</text:p>
          </text:deletion>
        </text:changed-region>
        <text:changed-region text:id="ct1239200000">
          <text:insertion>
            <office:change-info>
              <dc:creator>Friedhelm Abels</dc:creator>
              <dc:date>2005-04-09T11:40:00</dc:date>
            </office:change-info>
          </text:insertion>
        </text:changed-region>
        <text:changed-region text:id="ct1198893104">
          <text:insertion>
            <office:change-info>
              <dc:creator>Thomas Hackert</dc:creator>
              <dc:date>2005-04-25T07:39:33</dc:date>
            </office:change-info>
          </text:insertion>
        </text:changed-region>
        <text:changed-region text:id="ct1238833720">
          <text:deletion>
            <office:change-info>
              <dc:creator>Thomas Hackert</dc:creator>
              <dc:date>2005-02-10T18:58:00</dc:date>
            </office:change-info>
            <text:p text:style-name="P12">a</text:p>
          </text:deletion>
        </text:changed-region>
        <text:changed-region text:id="ct1198894672">
          <text:insertion>
            <office:change-info>
              <dc:creator>Thomas Hackert</dc:creator>
              <dc:date>2005-02-10T18:58:00</dc:date>
            </office:change-info>
          </text:insertion>
        </text:changed-region>
        <text:changed-region text:id="ct1239199744">
          <text:insertion>
            <office:change-info>
              <dc:creator>Thomas Hackert</dc:creator>
              <dc:date>2005-04-25T07:39:33</dc:date>
            </office:change-info>
          </text:insertion>
        </text:changed-region>
        <text:changed-region text:id="ct1239202048">
          <text:insertion>
            <office:change-info>
              <dc:creator>Thomas Hackert</dc:creator>
              <dc:date>2005-04-25T07:39:33</dc:date>
            </office:change-info>
          </text:insertion>
        </text:changed-region>
        <text:changed-region text:id="ct1239202888">
          <text:insertion>
            <office:change-info>
              <dc:creator>Thomas Hackert</dc:creator>
              <dc:date>2005-04-25T07:39:33</dc:date>
            </office:change-info>
          </text:insertion>
        </text:changed-region>
        <text:changed-region text:id="ct1239200488">
          <text:insertion>
            <office:change-info>
              <dc:creator>Thomas Hackert</dc:creator>
              <dc:date>2005-04-25T07:39:33</dc:date>
            </office:change-info>
          </text:insertion>
        </text:changed-region>
        <text:changed-region text:id="ct1239201240">
          <text:deletion>
            <office:change-info>
              <dc:creator>unknown</dc:creator>
              <dc:date>2005-02-16T10:31:00</dc:date>
            </office:change-info>
            <text:p text:style-name="P10">, dass</text:p>
          </text:deletion>
        </text:changed-region>
        <text:changed-region text:id="ct1239203808">
          <text:insertion>
            <office:change-info>
              <dc:creator>Thomas Hackert</dc:creator>
              <dc:date>2005-04-25T07:39:33</dc:date>
            </office:change-info>
          </text:insertion>
        </text:changed-region>
        <text:changed-region text:id="ct1239204040">
          <text:insertion>
            <office:change-info>
              <dc:creator>unknown</dc:creator>
              <dc:date>2005-02-16T10:32:00</dc:date>
            </office:change-info>
          </text:insertion>
        </text:changed-region>
        <text:changed-region text:id="ct1238607304">
          <text:deletion>
            <office:change-info>
              <dc:creator>unknown</dc:creator>
              <dc:date>2005-02-16T10:32:00</dc:date>
            </office:change-info>
            <text:p text:style-name="P10"><text:s text:c="2"/>wird,</text:p>
          </text:deletion>
        </text:changed-region>
        <text:changed-region text:id="ct1238607472">
          <text:insertion>
            <office:change-info>
              <dc:creator>Thomas Hackert</dc:creator>
              <dc:date>2005-04-25T07:39:33</dc:date>
            </office:change-info>
          </text:insertion>
        </text:changed-region>
        <text:changed-region text:id="ct1217397528">
          <text:insertion>
            <office:change-info>
              <dc:creator>Friedhelm Abels</dc:creator>
              <dc:date>2005-04-09T11:42:00</dc:date>
            </office:change-info>
          </text:insertion>
        </text:changed-region>
        <text:changed-region text:id="ct1238587184">
          <text:deletion>
            <office:change-info>
              <dc:creator>Friedhelm Abels</dc:creator>
              <dc:date>2005-04-09T11:42:00</dc:date>
            </office:change-info>
            <text:p text:style-name="P10"><text:s/></text:p>
          </text:deletion>
        </text:changed-region>
        <text:changed-region text:id="ct1199438400">
          <text:insertion>
            <office:change-info>
              <dc:creator>Thomas Hackert</dc:creator>
              <dc:date>2005-04-25T07:39:33</dc:date>
            </office:change-info>
          </text:insertion>
        </text:changed-region>
        <text:changed-region text:id="ct1239204688">
          <text:insertion>
            <office:change-info>
              <dc:creator>unknown</dc:creator>
              <dc:date>2005-02-16T10:33:00</dc:date>
            </office:change-info>
          </text:insertion>
        </text:changed-region>
        <text:changed-region text:id="ct1239204440">
          <text:insertion>
            <office:change-info>
              <dc:creator>Thomas Hackert</dc:creator>
              <dc:date>2005-04-25T07:39:33</dc:date>
            </office:change-info>
          </text:insertion>
        </text:changed-region>
        <text:changed-region text:id="ct1239204328">
          <text:insertion>
            <office:change-info>
              <dc:creator>Thomas Hackert</dc:creator>
              <dc:date>2005-04-25T07:39:33</dc:date>
            </office:change-info>
          </text:insertion>
        </text:changed-region>
        <text:changed-region text:id="ct1238610088">
          <text:deletion>
            <office:change-info>
              <dc:creator>Thomas Hackert</dc:creator>
              <dc:date>2005-04-11T18:28:00</dc:date>
            </office:change-info>
            <text:p text:style-name="P10">(R)</text:p>
          </text:deletion>
        </text:changed-region>
        <text:changed-region text:id="ct1238610640">
          <text:deletion>
            <office:change-info>
              <dc:creator>Thomas Hackert</dc:creator>
              <dc:date>2005-04-13T10:40:00</dc:date>
            </office:change-info>
            <text:p text:style-name="P10"><text:s/></text:p>
          </text:deletion>
        </text:changed-region>
        <text:changed-region text:id="ct1238610936">
          <text:insertion>
            <office:change-info>
              <dc:creator>Thomas Hackert</dc:creator>
              <dc:date>2005-04-13T10:40:00</dc:date>
            </office:change-info>
          </text:insertion>
        </text:changed-region>
        <text:changed-region text:id="ct1238613256">
          <text:format-change>
            <office:change-info>
              <dc:creator>Friedhelm Abels</dc:creator>
              <dc:date>2005-04-09T11:06:00</dc:date>
            </office:change-info>
          </text:format-change>
        </text:changed-region>
        <text:changed-region text:id="ct1238609920">
          <text:deletion>
            <office:change-info>
              <dc:creator>unknown</dc:creator>
              <dc:date>2005-02-16T10:34:00</dc:date>
            </office:change-info>
            <text:p text:style-name="P10">,</text:p>
          </text:deletion>
        </text:changed-region>
        <text:changed-region text:id="ct1142681488">
          <text:format-change>
            <office:change-info>
              <dc:creator>Friedhelm Abels</dc:creator>
              <dc:date>2005-04-09T11:06:00</dc:date>
            </office:change-info>
          </text:format-change>
        </text:changed-region>
        <text:changed-region text:id="ct1239198840">
          <text:insertion>
            <office:change-info>
              <dc:creator>Thomas Hackert</dc:creator>
              <dc:date>2005-02-11T16:51:00</dc:date>
            </office:change-info>
          </text:insertion>
        </text:changed-region>
        <text:changed-region text:id="ct1238829232">
          <text:format-change>
            <office:change-info>
              <dc:creator>Friedhelm Abels</dc:creator>
              <dc:date>2005-04-09T11:06:00</dc:date>
            </office:change-info>
          </text:format-change>
        </text:changed-region>
        <text:changed-region text:id="ct1238611624">
          <text:insertion>
            <office:change-info>
              <dc:creator>unknown</dc:creator>
              <dc:date>2005-02-16T10:34:00</dc:date>
            </office:change-info>
          </text:insertion>
        </text:changed-region>
        <text:changed-region text:id="ct1238612056">
          <text:format-change>
            <office:change-info>
              <dc:creator>Friedhelm Abels</dc:creator>
              <dc:date>2005-04-09T11:06:00</dc:date>
            </office:change-info>
          </text:format-change>
        </text:changed-region>
        <text:changed-region text:id="ct1199443864">
          <text:insertion>
            <office:change-info>
              <dc:creator>Thomas Hackert</dc:creator>
              <dc:date>2005-02-17T13:35:00</dc:date>
            </office:change-info>
          </text:insertion>
        </text:changed-region>
        <text:changed-region text:id="ct1238614288">
          <text:deletion>
            <office:change-info>
              <dc:creator>Thomas Hackert</dc:creator>
              <dc:date>2005-02-17T13:35:00</dc:date>
              <text:p>Bezieht sich auf "Oberflächenumgebungen",</text:p>
              <text:p>also auch Verb in Plural, oder nicht?</text:p>
              <text:p/>
              <text:p/>
              <text:p/>
              <text:p/>
              <text:p/>
              <text:p/>
              <text:p/>
              <text:p/>
              <text:p/>
              <text:p/>
              <text:p/>
              <text:p/>
              <text:p/>
              <text:p/>
              <text:p/>
              <text:p/>
              <text:p/>
              <text:p/>
              <text:p/>
              <text:p/>
              <text:p/>
              <text:p/>
              <text:p/>
              <text:p/>
              <text:p/>
              <text:p/>
              <text:p/>
              <text:p/>
              <text:p/>
            </office:change-info>
            <text:p text:style-name="P12">n</text:p>
          </text:deletion>
        </text:changed-region>
        <text:changed-region text:id="ct1238614520">
          <text:format-change>
            <office:change-info>
              <dc:creator>Friedhelm Abels</dc:creator>
              <dc:date>2005-04-09T11:06:00</dc:date>
            </office:change-info>
          </text:format-change>
        </text:changed-region>
        <text:changed-region text:id="ct1238612672">
          <text:insertion>
            <office:change-info>
              <dc:creator>Jürgen Wippler</dc:creator>
              <dc:date>2005-03-02T18:46:00</dc:date>
            </office:change-info>
          </text:insertion>
        </text:changed-region>
        <text:changed-region text:id="ct1233055936">
          <text:format-change>
            <office:change-info>
              <dc:creator>Friedhelm Abels</dc:creator>
              <dc:date>2005-04-09T11:06:00</dc:date>
            </office:change-info>
          </text:format-change>
        </text:changed-region>
        <text:changed-region text:id="ct1217391952">
          <text:insertion>
            <office:change-info>
              <dc:creator>unknown</dc:creator>
              <dc:date>2005-02-16T10:35:00</dc:date>
            </office:change-info>
          </text:insertion>
        </text:changed-region>
        <text:changed-region text:id="ct1198598952">
          <text:format-change>
            <office:change-info>
              <dc:creator>Friedhelm Abels</dc:creator>
              <dc:date>2005-04-09T11:06:00</dc:date>
            </office:change-info>
          </text:format-change>
        </text:changed-region>
        <text:changed-region text:id="ct1238862936">
          <text:deletion>
            <office:change-info>
              <dc:creator>unknown</dc:creator>
              <dc:date>2005-02-16T10:36:00</dc:date>
              <text:p>Was?</text:p>
              <text:p/>
              <text:p/>
              <text:p/>
              <text:p/>
              <text:p/>
              <text:p/>
              <text:p/>
              <text:p/>
              <text:p/>
              <text:p/>
              <text:p/>
              <text:p/>
              <text:p/>
              <text:p/>
              <text:p/>
              <text:p/>
              <text:p/>
              <text:p/>
              <text:p/>
              <text:p/>
              <text:p/>
              <text:p/>
              <text:p/>
              <text:p/>
              <text:p/>
              <text:p/>
              <text:p/>
              <text:p/>
              <text:p/>
            </office:change-info>
            <text:p text:style-name="P12"><text:s/>es nicht so zu machen</text:p>
          </text:deletion>
        </text:changed-region>
        <text:changed-region text:id="ct1230514704">
          <text:format-change>
            <office:change-info>
              <dc:creator>Friedhelm Abels</dc:creator>
              <dc:date>2005-04-09T11:06:00</dc:date>
            </office:change-info>
          </text:format-change>
        </text:changed-region>
        <text:changed-region text:id="ct1200429080">
          <text:format-change>
            <office:change-info>
              <dc:creator>Friedhelm Abels</dc:creator>
              <dc:date>2005-04-09T11:06:00</dc:date>
            </office:change-info>
          </text:format-change>
        </text:changed-region>
        <text:changed-region text:id="ct1237653584">
          <text:format-change>
            <office:change-info>
              <dc:creator>Friedhelm Abels</dc:creator>
              <dc:date>2005-04-09T11:06:00</dc:date>
            </office:change-info>
          </text:format-change>
        </text:changed-region>
        <text:changed-region text:id="ct1239199496">
          <text:deletion>
            <office:change-info>
              <dc:creator>Friedhelm Abels</dc:creator>
              <dc:date>2005-04-09T11:42:00</dc:date>
            </office:change-info>
            <text:p text:style-name="P10">bestimmen</text:p>
          </text:deletion>
        </text:changed-region>
        <text:changed-region text:id="ct1201693208">
          <text:insertion>
            <office:change-info>
              <dc:creator>Friedhelm Abels</dc:creator>
              <dc:date>2005-04-09T11:42:00</dc:date>
            </office:change-info>
          </text:insertion>
        </text:changed-region>
        <text:changed-region text:id="ct1201685232">
          <text:format-change>
            <office:change-info>
              <dc:creator>Friedhelm Abels</dc:creator>
              <dc:date>2005-04-09T11:06:00</dc:date>
            </office:change-info>
          </text:format-change>
        </text:changed-region>
        <text:changed-region text:id="ct1201685344">
          <text:deletion>
            <office:change-info>
              <dc:creator>Piii1000</dc:creator>
              <dc:date>2005-02-06T12:47:00</dc:date>
            </office:change-info>
            <text:p text:style-name="P10">e</text:p>
          </text:deletion>
        </text:changed-region>
        <text:changed-region text:id="ct1201685120">
          <text:format-change>
            <office:change-info>
              <dc:creator>Friedhelm Abels</dc:creator>
              <dc:date>2005-04-09T11:06:00</dc:date>
            </office:change-info>
          </text:format-change>
        </text:changed-region>
        <text:changed-region text:id="ct1238608856">
          <text:format-change>
            <office:change-info>
              <dc:creator>Friedhelm Abels</dc:creator>
              <dc:date>2005-04-09T11:06:00</dc:date>
            </office:change-info>
          </text:format-change>
        </text:changed-region>
        <text:changed-region text:id="ct1238718704">
          <text:insertion>
            <office:change-info>
              <dc:creator>unknown</dc:creator>
              <dc:date>2005-02-16T10:37:00</dc:date>
            </office:change-info>
          </text:insertion>
        </text:changed-region>
        <text:changed-region text:id="ct1238718808">
          <text:deletion>
            <office:change-info>
              <dc:creator>unknown</dc:creator>
              <dc:date>2005-02-16T10:37:00</dc:date>
            </office:change-info>
            <text:p text:style-name="P11"><text:span text:style-name="T3">es</text:span></text:p>
          </text:deletion>
        </text:changed-region>
        <text:changed-region text:id="ct1238719328">
          <text:format-change>
            <office:change-info>
              <dc:creator>Friedhelm Abels</dc:creator>
              <dc:date>2005-04-09T11:06:00</dc:date>
            </office:change-info>
          </text:format-change>
        </text:changed-region>
        <text:changed-region text:id="ct1238719640">
          <text:deletion>
            <office:change-info>
              <dc:creator>Thomas Hackert</dc:creator>
              <dc:date>2005-04-13T10:44:00</dc:date>
            </office:change-info>
            <text:p text:style-name="P11"><text:span text:style-name="T3"><text:s/></text:span></text:p>
          </text:deletion>
        </text:changed-region>
        <text:changed-region text:id="ct1238719536">
          <text:deletion>
            <office:change-info>
              <dc:creator>Jürgen Wippler</dc:creator>
              <dc:date>2005-03-02T18:47:00</dc:date>
            </office:change-info>
            <text:p text:style-name="P11"><text:span text:style-name="T3">werden</text:span></text:p>
          </text:deletion>
        </text:changed-region>
        <text:changed-region text:id="ct1238719432">
          <text:deletion>
            <office:change-info>
              <dc:creator>Thomas Hackert</dc:creator>
              <dc:date>2005-04-13T10:44:00</dc:date>
            </office:change-info>
            <text:p text:style-name="P11"><text:span text:style-name="T3"><text:s/></text:span></text:p>
          </text:deletion>
        </text:changed-region>
        <text:changed-region text:id="ct1238719968">
          <text:insertion>
            <office:change-info>
              <dc:creator>Thomas Hackert</dc:creator>
              <dc:date>2005-04-13T10:44:00</dc:date>
            </office:change-info>
          </text:insertion>
        </text:changed-region>
        <text:changed-region text:id="ct1238720696">
          <text:format-change>
            <office:change-info>
              <dc:creator>Friedhelm Abels</dc:creator>
              <dc:date>2005-04-09T11:06:00</dc:date>
            </office:change-info>
          </text:format-change>
        </text:changed-region>
        <text:changed-region text:id="ct1238721408">
          <text:insertion>
            <office:change-info>
              <dc:creator>Jürgen Wippler</dc:creator>
              <dc:date>2005-03-02T18:47:00</dc:date>
            </office:change-info>
          </text:insertion>
        </text:changed-region>
        <text:changed-region text:id="ct1238720488">
          <text:deletion>
            <office:change-info>
              <dc:creator>Jürgen Wippler</dc:creator>
              <dc:date>2005-03-02T18:47:00</dc:date>
            </office:change-info>
            <text:p text:style-name="P11"><text:span text:style-name="T3">,</text:span></text:p>
          </text:deletion>
        </text:changed-region>
        <text:changed-region text:id="ct1238722712">
          <text:format-change>
            <office:change-info>
              <dc:creator>Friedhelm Abels</dc:creator>
              <dc:date>2005-04-09T11:06:00</dc:date>
            </office:change-info>
          </text:format-change>
        </text:changed-region>
        <text:changed-region text:id="ct1238721904">
          <text:deletion>
            <office:change-info>
              <dc:creator>Jürgen Wippler</dc:creator>
              <dc:date>2005-03-02T18:47:00</dc:date>
            </office:change-info>
            <text:p text:style-name="P11"><text:span text:style-name="T3">aber </text:span></text:p>
          </text:deletion>
        </text:changed-region>
        <text:changed-region text:id="ct1238722048">
          <text:format-change>
            <office:change-info>
              <dc:creator>Friedhelm Abels</dc:creator>
              <dc:date>2005-04-09T11:06:00</dc:date>
            </office:change-info>
          </text:format-change>
        </text:changed-region>
        <text:changed-region text:id="ct1238723408">
          <text:insertion>
            <office:change-info>
              <dc:creator>unknown</dc:creator>
              <dc:date>2005-02-16T10:37:00</dc:date>
            </office:change-info>
          </text:insertion>
        </text:changed-region>
        <text:changed-region text:id="ct1238723512">
          <text:deletion>
            <office:change-info>
              <dc:creator>Jürgen Wippler</dc:creator>
              <dc:date>2005-03-02T18:47:00</dc:date>
            </office:change-info>
            <text:p text:style-name="P11"><text:span text:style-name="T3">,</text:span></text:p>
          </text:deletion>
        </text:changed-region>
        <text:changed-region text:id="ct1238724144">
          <text:format-change>
            <office:change-info>
              <dc:creator>Friedhelm Abels</dc:creator>
              <dc:date>2005-04-09T11:06:00</dc:date>
            </office:change-info>
          </text:format-change>
        </text:changed-region>
        <text:changed-region text:id="ct1238724912">
          <text:insertion>
            <office:change-info>
              <dc:creator>Jürgen Wippler</dc:creator>
              <dc:date>2005-03-02T18:47:00</dc:date>
            </office:change-info>
          </text:insertion>
        </text:changed-region>
        <text:changed-region text:id="ct1238723840">
          <text:deletion>
            <office:change-info>
              <dc:creator>Friedhelm Abels</dc:creator>
              <dc:date>2005-04-09T11:44:00</dc:date>
            </office:change-info>
            <text:p text:style-name="P11"><text:span text:style-name="T3"><text:s/></text:span></text:p>
          </text:deletion>
        </text:changed-region>
        <text:changed-region text:id="ct1238717800">
          <text:insertion>
            <office:change-info>
              <dc:creator>Jürgen Wippler</dc:creator>
              <dc:date>2005-03-02T18:48:00</dc:date>
            </office:change-info>
          </text:insertion>
        </text:changed-region>
        <text:changed-region text:id="ct1238726568">
          <text:format-change>
            <office:change-info>
              <dc:creator>Friedhelm Abels</dc:creator>
              <dc:date>2005-04-09T11:06:00</dc:date>
            </office:change-info>
          </text:format-change>
        </text:changed-region>
        <text:changed-region text:id="ct1238720592">
          <text:deletion>
            <office:change-info>
              <dc:creator>unknown</dc:creator>
              <dc:date>2005-02-16T10:37:00</dc:date>
            </office:change-info>
            <text:p text:style-name="P12">wo</text:p>
          </text:deletion>
        </text:changed-region>
        <text:changed-region text:id="ct1201759840">
          <text:insertion>
            <office:change-info>
              <dc:creator>unknown</dc:creator>
              <dc:date>2005-02-16T10:37:00</dc:date>
            </office:change-info>
          </text:insertion>
        </text:changed-region>
        <text:changed-region text:id="ct1201685856">
          <text:format-change>
            <office:change-info>
              <dc:creator>Friedhelm Abels</dc:creator>
              <dc:date>2005-04-09T11:06:00</dc:date>
            </office:change-info>
          </text:format-change>
        </text:changed-region>
        <text:changed-region text:id="ct1201686896">
          <text:insertion>
            <office:change-info>
              <dc:creator>unknown</dc:creator>
              <dc:date>2005-02-16T10:38:00</dc:date>
            </office:change-info>
          </text:insertion>
        </text:changed-region>
        <text:changed-region text:id="ct1201688888">
          <text:format-change>
            <office:change-info>
              <dc:creator>Friedhelm Abels</dc:creator>
              <dc:date>2005-04-09T11:06:00</dc:date>
            </office:change-info>
          </text:format-change>
        </text:changed-region>
        <text:changed-region text:id="ct1201689176">
          <text:insertion>
            <office:change-info>
              <dc:creator>unknown</dc:creator>
              <dc:date>2005-02-16T10:37:00</dc:date>
            </office:change-info>
          </text:insertion>
        </text:changed-region>
        <text:changed-region text:id="ct1201691152">
          <text:deletion>
            <office:change-info>
              <dc:creator>unknown</dc:creator>
              <dc:date>2005-02-16T10:37:00</dc:date>
            </office:change-info>
            <text:p text:style-name="P12">n</text:p>
          </text:deletion>
        </text:changed-region>
        <text:changed-region text:id="ct1237653688">
          <text:format-change>
            <office:change-info>
              <dc:creator>Friedhelm Abels</dc:creator>
              <dc:date>2005-04-09T11:06:00</dc:date>
            </office:change-info>
          </text:format-change>
        </text:changed-region>
        <text:changed-region text:id="ct1201712176">
          <text:insertion>
            <office:change-info>
              <dc:creator>Friedhelm Abels</dc:creator>
              <dc:date>2005-04-09T11:44:00</dc:date>
            </office:change-info>
          </text:insertion>
        </text:changed-region>
        <text:changed-region text:id="ct1201692496">
          <text:format-change>
            <office:change-info>
              <dc:creator>Friedhelm Abels</dc:creator>
              <dc:date>2005-04-09T11:06:00</dc:date>
            </office:change-info>
          </text:format-change>
        </text:changed-region>
        <text:changed-region text:id="ct1201896224">
          <text:insertion>
            <office:change-info>
              <dc:creator>Friedhelm Abels</dc:creator>
              <dc:date>2005-04-09T11:44:00</dc:date>
            </office:change-info>
          </text:insertion>
        </text:changed-region>
        <text:changed-region text:id="ct1218549784">
          <text:format-change>
            <office:change-info>
              <dc:creator>Friedhelm Abels</dc:creator>
              <dc:date>2005-04-09T11:06:00</dc:date>
            </office:change-info>
          </text:format-change>
        </text:changed-region>
        <text:changed-region text:id="ct1201689032">
          <text:insertion>
            <office:change-info>
              <dc:creator>Thomas Hackert</dc:creator>
              <dc:date>2005-02-11T16:54:00</dc:date>
            </office:change-info>
          </text:insertion>
        </text:changed-region>
        <text:changed-region text:id="ct1201898008">
          <text:deletion>
            <office:change-info>
              <dc:creator>unknown</dc:creator>
              <dc:date>2005-02-16T10:38:00</dc:date>
            </office:change-info>
            <text:p text:style-name="P12"><text:s/>repräsentiert</text:p>
          </text:deletion>
        </text:changed-region>
        <text:changed-region text:id="ct1201897776">
          <text:deletion>
            <office:change-info>
              <dc:creator>Jürgen Wippler</dc:creator>
              <dc:date>2005-04-15T16:58:00</dc:date>
            </office:change-info>
            <text:p text:style-name="P12">,</text:p>
          </text:deletion>
        </text:changed-region>
        <text:changed-region text:id="ct1238608728">
          <text:format-change>
            <office:change-info>
              <dc:creator>Friedhelm Abels</dc:creator>
              <dc:date>2005-04-09T11:06:00</dc:date>
            </office:change-info>
          </text:format-change>
        </text:changed-region>
        <text:changed-region text:id="ct1201898240">
          <text:deletion>
            <office:change-info>
              <dc:creator>Friedhelm Abels</dc:creator>
              <dc:date>2005-04-09T11:45:00</dc:date>
            </office:change-info>
            <text:p text:style-name="P12">a</text:p>
          </text:deletion>
        </text:changed-region>
        <text:changed-region text:id="ct1201690440">
          <text:insertion>
            <office:change-info>
              <dc:creator>Friedhelm Abels</dc:creator>
              <dc:date>2005-04-09T11:45:00</dc:date>
            </office:change-info>
          </text:insertion>
        </text:changed-region>
        <text:changed-region text:id="ct1201905264">
          <text:format-change>
            <office:change-info>
              <dc:creator>Friedhelm Abels</dc:creator>
              <dc:date>2005-04-09T11:06:00</dc:date>
            </office:change-info>
          </text:format-change>
        </text:changed-region>
        <text:changed-region text:id="ct1201905088">
          <text:insertion>
            <office:change-info>
              <dc:creator>Friedhelm Abels</dc:creator>
              <dc:date>2005-04-09T11:45:00</dc:date>
            </office:change-info>
          </text:insertion>
        </text:changed-region>
        <text:changed-region text:id="ct1201689344">
          <text:format-change>
            <office:change-info>
              <dc:creator>Friedhelm Abels</dc:creator>
              <dc:date>2005-04-09T11:06:00</dc:date>
            </office:change-info>
          </text:format-change>
        </text:changed-region>
        <text:changed-region text:id="ct1201684536">
          <text:deletion>
            <office:change-info>
              <dc:creator>Friedhelm Abels</dc:creator>
              <dc:date>2005-04-09T11:45:00</dc:date>
            </office:change-info>
            <text:p text:style-name="P12">ie</text:p>
          </text:deletion>
        </text:changed-region>
        <text:changed-region text:id="ct1201906240">
          <text:insertion>
            <office:change-info>
              <dc:creator>Friedhelm Abels</dc:creator>
              <dc:date>2005-04-09T11:45:00</dc:date>
            </office:change-info>
          </text:insertion>
        </text:changed-region>
        <text:changed-region text:id="ct1201896056">
          <text:format-change>
            <office:change-info>
              <dc:creator>Friedhelm Abels</dc:creator>
              <dc:date>2005-04-09T11:06:00</dc:date>
            </office:change-info>
          </text:format-change>
        </text:changed-region>
        <text:changed-region text:id="ct1201906704">
          <text:deletion>
            <office:change-info>
              <dc:creator>Friedhelm Abels</dc:creator>
              <dc:date>2005-04-09T11:45:00</dc:date>
            </office:change-info>
            <text:p text:style-name="P12">demarkiert</text:p>
          </text:deletion>
        </text:changed-region>
        <text:changed-region text:id="ct1201895848">
          <text:insertion>
            <office:change-info>
              <dc:creator>Friedhelm Abels</dc:creator>
              <dc:date>2005-04-09T11:45:00</dc:date>
            </office:change-info>
          </text:insertion>
        </text:changed-region>
        <text:changed-region text:id="ct1201690016">
          <text:format-change>
            <office:change-info>
              <dc:creator>Friedhelm Abels</dc:creator>
              <dc:date>2005-04-09T11:06:00</dc:date>
            </office:change-info>
          </text:format-change>
        </text:changed-region>
        <text:changed-region text:id="ct1238612224">
          <text:format-change>
            <office:change-info>
              <dc:creator>Friedhelm Abels</dc:creator>
              <dc:date>2005-04-09T11:06:00</dc:date>
            </office:change-info>
          </text:format-change>
        </text:changed-region>
        <text:changed-region text:id="ct1199441576">
          <text:insertion>
            <office:change-info>
              <dc:creator>Friedhelm Abels</dc:creator>
              <dc:date>2005-04-09T11:45:00</dc:date>
            </office:change-info>
          </text:insertion>
        </text:changed-region>
        <text:changed-region text:id="ct1201903504">
          <text:format-change>
            <office:change-info>
              <dc:creator>Friedhelm Abels</dc:creator>
              <dc:date>2005-04-09T11:06:00</dc:date>
            </office:change-info>
          </text:format-change>
        </text:changed-region>
        <text:changed-region text:id="ct1238721208">
          <text:format-change>
            <office:change-info>
              <dc:creator>Friedhelm Abels</dc:creator>
              <dc:date>2005-04-09T11:06:00</dc:date>
            </office:change-info>
          </text:format-change>
        </text:changed-region>
        <text:changed-region text:id="ct1237628392">
          <text:deletion>
            <office:change-info>
              <dc:creator>Friedhelm Abels</dc:creator>
              <dc:date>2005-04-09T11:46:00</dc:date>
            </office:change-info>
            <text:p text:style-name="P10">non-native</text:p>
          </text:deletion>
        </text:changed-region>
        <text:changed-region text:id="ct1201895592">
          <text:insertion>
            <office:change-info>
              <dc:creator>Friedhelm Abels</dc:creator>
              <dc:date>2005-04-09T11:46:00</dc:date>
            </office:change-info>
          </text:insertion>
        </text:changed-region>
        <text:changed-region text:id="ct1201919264">
          <text:insertion>
            <office:change-info>
              <dc:creator>Friedhelm Abels</dc:creator>
              <dc:date>2005-04-09T11:47:00</dc:date>
            </office:change-info>
          </text:insertion>
        </text:changed-region>
        <text:changed-region text:id="ct1201674904">
          <text:format-change>
            <office:change-info>
              <dc:creator>Friedhelm Abels</dc:creator>
              <dc:date>2005-04-09T11:06:00</dc:date>
            </office:change-info>
          </text:format-change>
        </text:changed-region>
        <text:changed-region text:id="ct1201896856">
          <text:deletion>
            <office:change-info>
              <dc:creator>Piii1000</dc:creator>
              <dc:date>2005-02-06T12:48:00</dc:date>
            </office:change-info>
            <text:p text:style-name="P10">geteilt </text:p>
          </text:deletion>
        </text:changed-region>
        <text:changed-region text:id="ct1201906008">
          <text:format-change>
            <office:change-info>
              <dc:creator>Friedhelm Abels</dc:creator>
              <dc:date>2005-04-09T11:06:00</dc:date>
            </office:change-info>
          </text:format-change>
        </text:changed-region>
        <text:changed-region text:id="ct1201896624">
          <text:insertion>
            <office:change-info>
              <dc:creator>Piii1000</dc:creator>
              <dc:date>2005-02-06T12:48:00</dc:date>
            </office:change-info>
          </text:insertion>
        </text:changed-region>
        <text:changed-region text:id="ct1230529368">
          <text:format-change>
            <office:change-info>
              <dc:creator>Friedhelm Abels</dc:creator>
              <dc:date>2005-04-09T11:06:00</dc:date>
            </office:change-info>
          </text:format-change>
        </text:changed-region>
        <text:changed-region text:id="ct1227067520">
          <text:deletion>
            <office:change-info>
              <dc:creator>unknown</dc:creator>
              <dc:date>2005-02-16T10:40:00</dc:date>
            </office:change-info>
            <text:p text:style-name="P10"><text:s/>importiert, </text:p>
          </text:deletion>
        </text:changed-region>
        <text:changed-region text:id="ct1237640472">
          <text:insertion>
            <office:change-info>
              <dc:creator>Jürgen Wippler</dc:creator>
              <dc:date>2005-04-15T17:00:00</dc:date>
            </office:change-info>
          </text:insertion>
        </text:changed-region>
        <text:changed-region text:id="ct1201746488">
          <text:format-change>
            <office:change-info>
              <dc:creator>Friedhelm Abels</dc:creator>
              <dc:date>2005-04-09T11:06:00</dc:date>
            </office:change-info>
          </text:format-change>
        </text:changed-region>
        <text:changed-region text:id="ct1198599336">
          <text:insertion>
            <office:change-info>
              <dc:creator>unknown</dc:creator>
              <dc:date>2005-02-16T10:40:00</dc:date>
            </office:change-info>
          </text:insertion>
        </text:changed-region>
        <text:changed-region text:id="ct1238723984">
          <text:deletion>
            <office:change-info>
              <dc:creator>Thomas Hackert</dc:creator>
              <dc:date>2005-04-28T09:47:00</dc:date>
            </office:change-info>
            <text:p text:style-name="P10"><text:s/></text:p>
          </text:deletion>
        </text:changed-region>
        <text:changed-region text:id="ct1201895360">
          <text:format-change>
            <office:change-info>
              <dc:creator>Friedhelm Abels</dc:creator>
              <dc:date>2005-04-09T11:06:00</dc:date>
            </office:change-info>
          </text:format-change>
        </text:changed-region>
        <text:changed-region text:id="ct1201686552">
          <text:deletion>
            <office:change-info>
              <dc:creator>Thomas Hackert</dc:creator>
              <dc:date>2005-04-28T09:48:00</dc:date>
            </office:change-info>
            <text:p text:style-name="P10">i</text:p>
          </text:deletion>
        </text:changed-region>
        <text:changed-region text:id="ct1201934584">
          <text:deletion>
            <office:change-info>
              <dc:creator>Friedhelm Abels</dc:creator>
              <dc:date>2005-04-09T11:48:00</dc:date>
            </office:change-info>
            <text:p text:style-name="P10">eu</text:p>
          </text:deletion>
        </text:changed-region>
        <text:changed-region text:id="ct1201935456">
          <text:insertion>
            <office:change-info>
              <dc:creator>Friedhelm Abels</dc:creator>
              <dc:date>2005-04-09T11:48:00</dc:date>
            </office:change-info>
          </text:insertion>
        </text:changed-region>
        <text:changed-region text:id="ct1201906472">
          <text:insertion>
            <office:change-info>
              <dc:creator>Thomas Hackert</dc:creator>
              <dc:date>2005-04-28T09:48:00</dc:date>
            </office:change-info>
          </text:insertion>
        </text:changed-region>
        <text:changed-region text:id="ct1201937208">
          <text:format-change>
            <office:change-info>
              <dc:creator>Friedhelm Abels</dc:creator>
              <dc:date>2005-04-09T11:06:00</dc:date>
            </office:change-info>
          </text:format-change>
        </text:changed-region>
        <text:changed-region text:id="ct1201897544">
          <text:deletion>
            <office:change-info>
              <dc:creator>Jürgen Wippler</dc:creator>
              <dc:date>2005-03-02T19:24:00</dc:date>
            </office:change-info>
            <text:p text:style-name="P10">s</text:p>
          </text:deletion>
        </text:changed-region>
        <text:changed-region text:id="ct1201935920">
          <text:format-change>
            <office:change-info>
              <dc:creator>Friedhelm Abels</dc:creator>
              <dc:date>2005-04-09T11:06:00</dc:date>
            </office:change-info>
          </text:format-change>
        </text:changed-region>
        <text:changed-region text:id="ct1201935752">
          <text:format-change>
            <office:change-info>
              <dc:creator>Friedhelm Abels</dc:creator>
              <dc:date>2005-04-09T11:06:00</dc:date>
            </office:change-info>
          </text:format-change>
        </text:changed-region>
        <text:changed-region text:id="ct1201936672">
          <text:insertion>
            <office:change-info>
              <dc:creator>Piii1000</dc:creator>
              <dc:date>2005-02-06T12:49:00</dc:date>
            </office:change-info>
          </text:insertion>
        </text:changed-region>
        <text:changed-region text:id="ct1225811712">
          <text:format-change>
            <office:change-info>
              <dc:creator>Friedhelm Abels</dc:creator>
              <dc:date>2005-04-09T11:06:00</dc:date>
            </office:change-info>
          </text:format-change>
        </text:changed-region>
        <text:changed-region text:id="ct1201936456">
          <text:insertion>
            <office:change-info>
              <dc:creator>unknown</dc:creator>
              <dc:date>2005-02-16T10:41:00</dc:date>
            </office:change-info>
          </text:insertion>
        </text:changed-region>
        <text:changed-region text:id="ct1201691824">
          <text:deletion>
            <office:change-info>
              <dc:creator>unknown</dc:creator>
              <dc:date>2005-02-16T10:41:00</dc:date>
            </office:change-info>
            <text:p text:style-name="P12">n</text:p>
          </text:deletion>
        </text:changed-region>
        <text:changed-region text:id="ct1201939120">
          <text:format-change>
            <office:change-info>
              <dc:creator>Friedhelm Abels</dc:creator>
              <dc:date>2005-04-09T11:06:00</dc:date>
            </office:change-info>
          </text:format-change>
        </text:changed-region>
        <text:changed-region text:id="ct1201938584">
          <text:insertion>
            <office:change-info>
              <dc:creator>Piii1000</dc:creator>
              <dc:date>2005-02-06T12:49:00</dc:date>
            </office:change-info>
          </text:insertion>
        </text:changed-region>
        <text:changed-region text:id="ct1201939352">
          <text:format-change>
            <office:change-info>
              <dc:creator>Friedhelm Abels</dc:creator>
              <dc:date>2005-04-09T11:06:00</dc:date>
            </office:change-info>
          </text:format-change>
        </text:changed-region>
        <text:changed-region text:id="ct1215389880">
          <text:deletion>
            <office:change-info>
              <dc:creator>Friedhelm Abels</dc:creator>
              <dc:date>2005-04-09T11:48:00</dc:date>
            </office:change-info>
            <text:p text:style-name="P12">e</text:p>
          </text:deletion>
        </text:changed-region>
        <text:changed-region text:id="ct1201936968">
          <text:insertion>
            <office:change-info>
              <dc:creator>Friedhelm Abels</dc:creator>
              <dc:date>2005-04-09T11:48:00</dc:date>
            </office:change-info>
          </text:insertion>
        </text:changed-region>
        <text:changed-region text:id="ct1238724656">
          <text:format-change>
            <office:change-info>
              <dc:creator>Friedhelm Abels</dc:creator>
              <dc:date>2005-04-09T11:06:00</dc:date>
            </office:change-info>
          </text:format-change>
        </text:changed-region>
        <text:changed-region text:id="ct1201941360">
          <text:deletion>
            <office:change-info>
              <dc:creator>Thomas Hackert</dc:creator>
              <dc:date>2005-04-17T12:31:00</dc:date>
            </office:change-info>
            <text:p text:style-name="P12">n</text:p>
          </text:deletion>
        </text:changed-region>
        <text:changed-region text:id="ct1201938816">
          <text:insertion>
            <office:change-info>
              <dc:creator>Thomas Hackert</dc:creator>
              <dc:date>2005-04-17T12:31:00</dc:date>
            </office:change-info>
          </text:insertion>
        </text:changed-region>
        <text:changed-region text:id="ct1199438184">
          <text:format-change>
            <office:change-info>
              <dc:creator>Friedhelm Abels</dc:creator>
              <dc:date>2005-04-09T11:06:00</dc:date>
            </office:change-info>
          </text:format-change>
        </text:changed-region>
        <text:changed-region text:id="ct1201936816">
          <text:insertion>
            <office:change-info>
              <dc:creator>Jürgen Wippler</dc:creator>
              <dc:date>2005-03-02T19:26:00</dc:date>
            </office:change-info>
          </text:insertion>
        </text:changed-region>
        <text:changed-region text:id="ct1201942360">
          <text:deletion>
            <office:change-info>
              <dc:creator>Thomas Hackert</dc:creator>
              <dc:date>2005-04-17T12:30:00</dc:date>
            </office:change-info>
            <text:p text:style-name="P12"><office:annotation><dc:creator>JW</dc:creator><dc:date>2005-03-02T00:00:00</dc:date><text:p>Verstehe den Sinn nicht? einer per-Paketkonfigurationdaten realisiert</text:p></office:annotation></text:p>
          </text:deletion>
        </text:changed-region>
        <text:changed-region text:id="ct1201942696">
          <text:format-change>
            <office:change-info>
              <dc:creator>Friedhelm Abels</dc:creator>
              <dc:date>2005-04-09T11:06:00</dc:date>
            </office:change-info>
          </text:format-change>
        </text:changed-region>
        <text:changed-region text:id="ct1227067624">
          <text:insertion>
            <office:change-info>
              <dc:creator>unknown</dc:creator>
              <dc:date>2005-02-16T11:02:00</dc:date>
            </office:change-info>
          </text:insertion>
        </text:changed-region>
        <text:changed-region text:id="ct1218550016">
          <text:format-change>
            <office:change-info>
              <dc:creator>Friedhelm Abels</dc:creator>
              <dc:date>2005-04-09T11:06:00</dc:date>
            </office:change-info>
          </text:format-change>
        </text:changed-region>
        <text:changed-region text:id="ct1201694176">
          <text:insertion>
            <office:change-info>
              <dc:creator>unknown</dc:creator>
              <dc:date>2005-02-16T11:05:00</dc:date>
            </office:change-info>
          </text:insertion>
        </text:changed-region>
        <text:changed-region text:id="ct1201693384">
          <text:format-change>
            <office:change-info>
              <dc:creator>Friedhelm Abels</dc:creator>
              <dc:date>2005-04-09T11:06:00</dc:date>
            </office:change-info>
          </text:format-change>
        </text:changed-region>
        <text:changed-region text:id="ct1201693616">
          <text:deletion>
            <office:change-info>
              <dc:creator>unknown</dc:creator>
              <dc:date>2005-02-16T11:04:00</dc:date>
            </office:change-info>
            <text:p text:style-name="P12"><text:s/>der durch</text:p>
          </text:deletion>
        </text:changed-region>
        <text:changed-region text:id="ct1201694984">
          <text:insertion>
            <office:change-info>
              <dc:creator>Friedhelm Abels</dc:creator>
              <dc:date>2005-04-09T11:49:00</dc:date>
            </office:change-info>
          </text:insertion>
        </text:changed-region>
        <text:changed-region text:id="ct1201942112">
          <text:insertion>
            <office:change-info>
              <dc:creator>Jürgen Wippler</dc:creator>
              <dc:date>2005-03-02T19:27:00</dc:date>
            </office:change-info>
          </text:insertion>
        </text:changed-region>
        <text:changed-region text:id="ct1201696448">
          <text:format-change>
            <office:change-info>
              <dc:creator>Friedhelm Abels</dc:creator>
              <dc:date>2005-04-09T11:06:00</dc:date>
            </office:change-info>
          </text:format-change>
        </text:changed-region>
        <text:changed-region text:id="ct1201695320">
          <text:deletion>
            <office:change-info>
              <dc:creator>unknown</dc:creator>
              <dc:date>2005-02-16T11:05:00</dc:date>
            </office:change-info>
            <text:p text:style-name="P12"><text:s/>ruft</text:p>
          </text:deletion>
        </text:changed-region>
        <text:changed-region text:id="ct1201936328">
          <text:deletion>
            <office:change-info>
              <dc:creator>unknown</dc:creator>
              <dc:date>2005-02-16T11:04:00</dc:date>
            </office:change-info>
            <text:p text:style-name="P12">e</text:p>
          </text:deletion>
        </text:changed-region>
        <text:changed-region text:id="ct1201694344">
          <text:format-change>
            <office:change-info>
              <dc:creator>Friedhelm Abels</dc:creator>
              <dc:date>2005-04-09T11:06:00</dc:date>
            </office:change-info>
          </text:format-change>
        </text:changed-region>
        <text:changed-region text:id="ct1201697408">
          <text:format-change>
            <office:change-info>
              <dc:creator>Friedhelm Abels</dc:creator>
              <dc:date>2005-04-09T11:06:00</dc:date>
            </office:change-info>
          </text:format-change>
        </text:changed-region>
        <text:changed-region text:id="ct1201696552">
          <text:insertion>
            <office:change-info>
              <dc:creator>unknown</dc:creator>
              <dc:date>2005-02-16T11:11:00</dc:date>
            </office:change-info>
          </text:insertion>
        </text:changed-region>
        <text:changed-region text:id="ct1201698912">
          <text:format-change>
            <office:change-info>
              <dc:creator>Friedhelm Abels</dc:creator>
              <dc:date>2005-04-09T11:06:00</dc:date>
            </office:change-info>
          </text:format-change>
        </text:changed-region>
        <text:changed-region text:id="ct1233631016">
          <text:deletion>
            <office:change-info>
              <dc:creator>Friedhelm Abels</dc:creator>
              <dc:date>2005-04-09T09:52:00</dc:date>
            </office:change-info>
            <text:p text:style-name="P13">issue</text:p>
          </text:deletion>
        </text:changed-region>
        <text:changed-region text:id="ct1230514808">
          <text:insertion>
            <office:change-info>
              <dc:creator>Friedhelm Abels</dc:creator>
              <dc:date>2005-04-09T09:52:00</dc:date>
            </office:change-info>
          </text:insertion>
        </text:changed-region>
        <text:changed-region text:id="ct1238722192">
          <text:format-change>
            <office:change-info>
              <dc:creator>Friedhelm Abels</dc:creator>
              <dc:date>2005-04-09T11:06:00</dc:date>
            </office:change-info>
          </text:format-change>
        </text:changed-region>
        <text:changed-region text:id="ct1201699016">
          <text:format-change>
            <office:change-info>
              <dc:creator>Friedhelm Abels</dc:creator>
              <dc:date>2005-04-09T11:06:00</dc:date>
            </office:change-info>
          </text:format-change>
        </text:changed-region>
        <text:changed-region text:id="ct1201697904">
          <text:deletion>
            <office:change-info>
              <dc:creator>Friedhelm Abels</dc:creator>
              <dc:date>2005-04-09T11:49:00</dc:date>
            </office:change-info>
            <text:p text:style-name="P10">(</text:p>
          </text:deletion>
        </text:changed-region>
        <text:changed-region text:id="ct1201695960">
          <text:format-change>
            <office:change-info>
              <dc:creator>Friedhelm Abels</dc:creator>
              <dc:date>2005-04-09T11:06:00</dc:date>
            </office:change-info>
          </text:format-change>
        </text:changed-region>
        <text:changed-region text:id="ct1238722296">
          <text:deletion>
            <office:change-info>
              <dc:creator>Friedhelm Abels</dc:creator>
              <dc:date>2005-04-09T11:50:00</dc:date>
            </office:change-info>
            <text:p text:style-name="P10">kaputt</text:p>
          </text:deletion>
        </text:changed-region>
        <text:changed-region text:id="ct1201695728">
          <text:insertion>
            <office:change-info>
              <dc:creator>Friedhelm Abels</dc:creator>
              <dc:date>2005-04-09T11:50:00</dc:date>
            </office:change-info>
          </text:insertion>
        </text:changed-region>
        <text:changed-region text:id="ct1201696192">
          <text:format-change>
            <office:change-info>
              <dc:creator>Friedhelm Abels</dc:creator>
              <dc:date>2005-04-09T11:06:00</dc:date>
            </office:change-info>
          </text:format-change>
        </text:changed-region>
        <text:changed-region text:id="ct1201701120">
          <text:insertion>
            <office:change-info>
              <dc:creator>Thomas Hackert</dc:creator>
              <dc:date>2005-04-28T09:58:00</dc:date>
            </office:change-info>
          </text:insertion>
        </text:changed-region>
        <text:changed-region text:id="ct1201699824">
          <text:format-change>
            <office:change-info>
              <dc:creator>Friedhelm Abels</dc:creator>
              <dc:date>2005-04-09T11:06:00</dc:date>
            </office:change-info>
          </text:format-change>
        </text:changed-region>
        <text:changed-region text:id="ct1201701408">
          <text:insertion>
            <office:change-info>
              <dc:creator>Thomas Hackert</dc:creator>
              <dc:date>2005-04-28T09:58:00</dc:date>
            </office:change-info>
          </text:insertion>
        </text:changed-region>
        <text:changed-region text:id="ct1233627136">
          <text:format-change>
            <office:change-info>
              <dc:creator>Friedhelm Abels</dc:creator>
              <dc:date>2005-04-09T11:06:00</dc:date>
            </office:change-info>
          </text:format-change>
        </text:changed-region>
        <text:changed-region text:id="ct1201701552">
          <text:insertion>
            <office:change-info>
              <dc:creator>Friedhelm Abels</dc:creator>
              <dc:date>2005-04-09T11:51:00</dc:date>
            </office:change-info>
          </text:insertion>
        </text:changed-region>
        <text:changed-region text:id="ct1198599056">
          <text:format-change>
            <office:change-info>
              <dc:creator>Friedhelm Abels</dc:creator>
              <dc:date>2005-04-09T11:06:00</dc:date>
            </office:change-info>
          </text:format-change>
        </text:changed-region>
        <text:changed-region text:id="ct1239358312">
          <text:format-change>
            <office:change-info>
              <dc:creator>Friedhelm Abels</dc:creator>
              <dc:date>2005-04-09T11:06:00</dc:date>
            </office:change-info>
          </text:format-change>
        </text:changed-region>
        <text:changed-region text:id="ct1238718600">
          <text:format-change>
            <office:change-info>
              <dc:creator>Friedhelm Abels</dc:creator>
              <dc:date>2005-04-09T11:06:00</dc:date>
            </office:change-info>
          </text:format-change>
        </text:changed-region>
        <text:changed-region text:id="ct1201937840">
          <text:deletion>
            <office:change-info>
              <dc:creator>unknown</dc:creator>
              <dc:date>2005-02-16T11:14:00</dc:date>
            </office:change-info>
            <text:p text:style-name="P10">dem</text:p>
          </text:deletion>
        </text:changed-region>
        <text:changed-region text:id="ct1238718488">
          <text:insertion>
            <office:change-info>
              <dc:creator>unknown</dc:creator>
              <dc:date>2005-02-16T11:14:00</dc:date>
            </office:change-info>
          </text:insertion>
        </text:changed-region>
        <text:changed-region text:id="ct1215390192">
          <text:format-change>
            <office:change-info>
              <dc:creator>Friedhelm Abels</dc:creator>
              <dc:date>2005-04-09T11:06:00</dc:date>
            </office:change-info>
          </text:format-change>
        </text:changed-region>
        <text:changed-region text:id="ct1201937944">
          <text:deletion>
            <office:change-info>
              <dc:creator>unknown</dc:creator>
              <dc:date>2005-02-16T11:14:00</dc:date>
            </office:change-info>
            <text:p text:style-name="P10">gerecht </text:p>
          </text:deletion>
        </text:changed-region>
        <text:changed-region text:id="ct1215390296">
          <text:format-change>
            <office:change-info>
              <dc:creator>Friedhelm Abels</dc:creator>
              <dc:date>2005-04-09T11:06:00</dc:date>
            </office:change-info>
          </text:format-change>
        </text:changed-region>
        <text:changed-region text:id="ct1239058904">
          <text:format-change>
            <office:change-info>
              <dc:creator>Friedhelm Abels</dc:creator>
              <dc:date>2005-04-09T11:06:00</dc:date>
            </office:change-info>
          </text:format-change>
        </text:changed-region>
        <text:changed-region text:id="ct1239398624">
          <text:deletion>
            <office:change-info>
              <dc:creator>unknown</dc:creator>
              <dc:date>2005-02-16T11:16:00</dc:date>
            </office:change-info>
            <text:p text:style-name="P10">Zahlformatierung</text:p>
          </text:deletion>
        </text:changed-region>
        <text:changed-region text:id="ct1238723144">
          <text:insertion>
            <office:change-info>
              <dc:creator>unknown</dc:creator>
              <dc:date>2005-02-16T11:16:00</dc:date>
            </office:change-info>
          </text:insertion>
        </text:changed-region>
        <text:changed-region text:id="ct1238723248">
          <text:deletion>
            <office:change-info>
              <dc:creator>unknown</dc:creator>
              <dc:date>2005-02-16T11:16:00</dc:date>
            </office:change-info>
            <text:p text:style-name="P10">e</text:p>
          </text:deletion>
        </text:changed-region>
        <text:changed-region text:id="ct1238723616">
          <text:format-change>
            <office:change-info>
              <dc:creator>Friedhelm Abels</dc:creator>
              <dc:date>2005-04-09T11:06:00</dc:date>
            </office:change-info>
          </text:format-change>
        </text:changed-region>
        <text:changed-region text:id="ct1238723720">
          <text:insertion>
            <office:change-info>
              <dc:creator>unknown</dc:creator>
              <dc:date>2005-02-16T11:16:00</dc:date>
            </office:change-info>
          </text:insertion>
        </text:changed-region>
        <text:changed-region text:id="ct1200430792">
          <text:deletion>
            <office:change-info>
              <dc:creator>Thomas Hackert</dc:creator>
              <dc:date>2005-04-13T10:44:00</dc:date>
            </office:change-info>
            <text:p text:style-name="P10"><text:span text:style-name="T1"><text:s text:c="2"/></text:span></text:p>
          </text:deletion>
        </text:changed-region>
        <text:changed-region text:id="ct1201675192">
          <text:insertion>
            <office:change-info>
              <dc:creator>Thomas Hackert</dc:creator>
              <dc:date>2005-04-13T10:44:00</dc:date>
            </office:change-info>
          </text:insertion>
        </text:changed-region>
        <text:changed-region text:id="ct1201894960">
          <text:insertion>
            <office:change-info>
              <dc:creator>unknown</dc:creator>
              <dc:date>2005-02-16T11:16:00</dc:date>
            </office:change-info>
          </text:insertion>
        </text:changed-region>
        <text:changed-region text:id="ct1238726168">
          <text:format-change>
            <office:change-info>
              <dc:creator>Friedhelm Abels</dc:creator>
              <dc:date>2005-04-09T11:06:00</dc:date>
            </office:change-info>
          </text:format-change>
        </text:changed-region>
        <text:changed-region text:id="ct1238726272">
          <text:insertion>
            <office:change-info>
              <dc:creator>unknown</dc:creator>
              <dc:date>2005-02-16T11:17:00</dc:date>
            </office:change-info>
          </text:insertion>
        </text:changed-region>
        <text:changed-region text:id="ct1225812112">
          <text:deletion>
            <office:change-info>
              <dc:creator>Thomas Hackert</dc:creator>
              <dc:date>2005-04-13T10:44:00</dc:date>
            </office:change-info>
            <text:p text:style-name="P10"><text:span text:style-name="T1"><text:s text:c="2"/></text:span></text:p>
          </text:deletion>
        </text:changed-region>
        <text:changed-region text:id="ct1238894368">
          <text:insertion>
            <office:change-info>
              <dc:creator>Thomas Hackert</dc:creator>
              <dc:date>2005-04-13T10:44:00</dc:date>
            </office:change-info>
          </text:insertion>
        </text:changed-region>
        <text:changed-region text:id="ct1238610320">
          <text:insertion>
            <office:change-info>
              <dc:creator>unknown</dc:creator>
              <dc:date>2005-02-16T11:17:00</dc:date>
            </office:change-info>
          </text:insertion>
        </text:changed-region>
        <text:changed-region text:id="ct1201675304">
          <text:format-change>
            <office:change-info>
              <dc:creator>Friedhelm Abels</dc:creator>
              <dc:date>2005-04-09T11:06:00</dc:date>
            </office:change-info>
          </text:format-change>
        </text:changed-region>
        <text:changed-region text:id="ct1200430896">
          <text:deletion>
            <office:change-info>
              <dc:creator>unknown</dc:creator>
              <dc:date>2005-02-16T11:17:00</dc:date>
            </office:change-info>
            <text:p text:style-name="P10">Tabelleneingabe </text:p>
          </text:deletion>
        </text:changed-region>
        <text:changed-region text:id="ct1239164296">
          <text:format-change>
            <office:change-info>
              <dc:creator>Friedhelm Abels</dc:creator>
              <dc:date>2005-04-09T11:06:00</dc:date>
            </office:change-info>
          </text:format-change>
        </text:changed-region>
        <text:changed-region text:id="ct1201920160">
          <text:format-change>
            <office:change-info>
              <dc:creator>Friedhelm Abels</dc:creator>
              <dc:date>2005-04-09T11:06:00</dc:date>
            </office:change-info>
          </text:format-change>
        </text:changed-region>
        <text:changed-region text:id="ct1201649440">
          <text:format-change>
            <office:change-info>
              <dc:creator>Friedhelm Abels</dc:creator>
              <dc:date>2005-04-09T11:06:00</dc:date>
            </office:change-info>
          </text:format-change>
        </text:changed-region>
        <text:changed-region text:id="ct1238895072">
          <text:deletion>
            <office:change-info>
              <dc:creator>Friedhelm Abels</dc:creator>
              <dc:date>2005-04-09T11:51:00</dc:date>
            </office:change-info>
            <text:p text:style-name="P10">a</text:p>
          </text:deletion>
        </text:changed-region>
        <text:changed-region text:id="ct1200431000">
          <text:insertion>
            <office:change-info>
              <dc:creator>Friedhelm Abels</dc:creator>
              <dc:date>2005-04-09T11:51:00</dc:date>
            </office:change-info>
          </text:insertion>
        </text:changed-region>
        <text:changed-region text:id="ct1237641464">
          <text:format-change>
            <office:change-info>
              <dc:creator>Friedhelm Abels</dc:creator>
              <dc:date>2005-04-09T11:06:00</dc:date>
            </office:change-info>
          </text:format-change>
        </text:changed-region>
        <text:changed-region text:id="ct1239164400">
          <text:insertion>
            <office:change-info>
              <dc:creator>Piii1000</dc:creator>
              <dc:date>2005-02-06T12:53:00</dc:date>
            </office:change-info>
          </text:insertion>
        </text:changed-region>
        <text:changed-region text:id="ct1198600392">
          <text:deletion>
            <office:change-info>
              <dc:creator>Piii1000</dc:creator>
              <dc:date>2005-02-06T12:53:00</dc:date>
            </office:change-info>
            <text:p text:style-name="P10">s</text:p>
          </text:deletion>
        </text:changed-region>
        <text:changed-region text:id="ct1239059616">
          <text:format-change>
            <office:change-info>
              <dc:creator>Friedhelm Abels</dc:creator>
              <dc:date>2005-04-09T11:06:00</dc:date>
            </office:change-info>
          </text:format-change>
        </text:changed-region>
        <text:changed-region text:id="ct1230529576">
          <text:format-change>
            <office:change-info>
              <dc:creator>Friedhelm Abels</dc:creator>
              <dc:date>2005-04-09T11:06:00</dc:date>
            </office:change-info>
          </text:format-change>
        </text:changed-region>
        <text:changed-region text:id="ct1233659288">
          <text:format-change>
            <office:change-info>
              <dc:creator>Friedhelm Abels</dc:creator>
              <dc:date>2005-04-09T11:06:00</dc:date>
            </office:change-info>
          </text:format-change>
        </text:changed-region>
        <text:changed-region text:id="ct1201700288">
          <text:insertion>
            <office:change-info>
              <dc:creator>unknown</dc:creator>
              <dc:date>2005-02-16T14:08:00</dc:date>
            </office:change-info>
          </text:insertion>
        </text:changed-region>
        <text:changed-region text:id="ct1233634328">
          <text:deletion>
            <office:change-info>
              <dc:creator>unknown</dc:creator>
              <dc:date>2005-02-16T14:08:00</dc:date>
            </office:change-info>
            <text:p text:style-name="P10">n</text:p>
          </text:deletion>
        </text:changed-region>
        <text:changed-region text:id="ct1201675656">
          <text:format-change>
            <office:change-info>
              <dc:creator>Friedhelm Abels</dc:creator>
              <dc:date>2005-04-09T11:06:00</dc:date>
            </office:change-info>
          </text:format-change>
        </text:changed-region>
        <text:changed-region text:id="ct1201675824">
          <text:deletion>
            <office:change-info>
              <dc:creator>Friedhelm Abels</dc:creator>
              <dc:date>2005-04-09T11:52:00</dc:date>
            </office:change-info>
            <text:p text:style-name="P10">ufstreb</text:p>
          </text:deletion>
        </text:changed-region>
        <text:changed-region text:id="ct1201675456">
          <text:insertion>
            <office:change-info>
              <dc:creator>Friedhelm Abels</dc:creator>
              <dc:date>2005-04-09T11:52:00</dc:date>
            </office:change-info>
          </text:insertion>
        </text:changed-region>
        <text:changed-region text:id="ct1233634432">
          <text:format-change>
            <office:change-info>
              <dc:creator>Friedhelm Abels</dc:creator>
              <dc:date>2005-04-09T11:06:00</dc:date>
            </office:change-info>
          </text:format-change>
        </text:changed-region>
        <text:changed-region text:id="ct1238588568">
          <text:insertion>
            <office:change-info>
              <dc:creator>Friedhelm Abels</dc:creator>
              <dc:date>2005-04-09T11:52:00</dc:date>
            </office:change-info>
          </text:insertion>
        </text:changed-region>
        <text:changed-region text:id="ct1201677488">
          <text:insertion>
            <office:change-info>
              <dc:creator>Jürgen Wippler</dc:creator>
              <dc:date>2005-04-15T17:03:00</dc:date>
            </office:change-info>
          </text:insertion>
        </text:changed-region>
        <text:changed-region text:id="ct1201676944">
          <text:format-change>
            <office:change-info>
              <dc:creator>Friedhelm Abels</dc:creator>
              <dc:date>2005-04-09T11:06:00</dc:date>
            </office:change-info>
          </text:format-change>
        </text:changed-region>
        <text:changed-region text:id="ct1201677112">
          <text:format-change>
            <office:change-info>
              <dc:creator>Friedhelm Abels</dc:creator>
              <dc:date>2005-04-09T11:06:00</dc:date>
            </office:change-info>
          </text:format-change>
        </text:changed-region>
        <text:changed-region text:id="ct1238722592">
          <text:format-change>
            <office:change-info>
              <dc:creator>Friedhelm Abels</dc:creator>
              <dc:date>2005-04-09T11:06:00</dc:date>
            </office:change-info>
          </text:format-change>
        </text:changed-region>
        <text:changed-region text:id="ct1201679152">
          <text:deletion>
            <office:change-info>
              <dc:creator>Thomas Hackert</dc:creator>
              <dc:date>2005-04-13T10:44:00</dc:date>
            </office:change-info>
            <text:p text:style-name="P10"><text:s/></text:p>
          </text:deletion>
        </text:changed-region>
        <text:changed-region text:id="ct1201678480">
          <text:deletion>
            <office:change-info>
              <dc:creator>unknown</dc:creator>
              <dc:date>2005-02-16T11:20:00</dc:date>
            </office:change-info>
            <text:p text:style-name="P10">,</text:p>
          </text:deletion>
        </text:changed-region>
        <text:changed-region text:id="ct1201940048">
          <text:deletion>
            <office:change-info>
              <dc:creator>Thomas Hackert</dc:creator>
              <dc:date>2005-04-13T10:44:00</dc:date>
            </office:change-info>
            <text:p text:style-name="P10"><text:s/></text:p>
          </text:deletion>
        </text:changed-region>
        <text:changed-region text:id="ct1201680504">
          <text:insertion>
            <office:change-info>
              <dc:creator>Thomas Hackert</dc:creator>
              <dc:date>2005-04-13T10:44:00</dc:date>
            </office:change-info>
          </text:insertion>
        </text:changed-region>
        <text:changed-region text:id="ct1201700392">
          <text:format-change>
            <office:change-info>
              <dc:creator>Friedhelm Abels</dc:creator>
              <dc:date>2005-04-09T11:06:00</dc:date>
            </office:change-info>
          </text:format-change>
        </text:changed-region>
        <text:changed-region text:id="ct1201680728">
          <text:insertion>
            <office:change-info>
              <dc:creator>Friedhelm Abels</dc:creator>
              <dc:date>2005-04-09T11:53:00</dc:date>
            </office:change-info>
          </text:insertion>
        </text:changed-region>
        <text:changed-region text:id="ct1201678016">
          <text:format-change>
            <office:change-info>
              <dc:creator>Friedhelm Abels</dc:creator>
              <dc:date>2005-04-09T11:06:00</dc:date>
            </office:change-info>
          </text:format-change>
        </text:changed-region>
        <text:changed-region text:id="ct1201682584">
          <text:deletion>
            <office:change-info>
              <dc:creator>Piii1000</dc:creator>
              <dc:date>2005-02-06T12:55:00</dc:date>
            </office:change-info>
            <text:p text:style-name="P10">jegliche </text:p>
          </text:deletion>
        </text:changed-region>
        <text:changed-region text:id="ct1201683312">
          <text:insertion>
            <office:change-info>
              <dc:creator>Piii1000</dc:creator>
              <dc:date>2005-02-06T12:55:00</dc:date>
            </office:change-info>
          </text:insertion>
        </text:changed-region>
        <text:changed-region text:id="ct1201683544">
          <text:format-change>
            <office:change-info>
              <dc:creator>Friedhelm Abels</dc:creator>
              <dc:date>2005-04-09T11:06:00</dc:date>
            </office:change-info>
          </text:format-change>
        </text:changed-region>
        <text:changed-region text:id="ct1201682352">
          <text:deletion>
            <office:change-info>
              <dc:creator>Friedhelm Abels</dc:creator>
              <dc:date>2005-04-09T11:53:00</dc:date>
            </office:change-info>
            <text:p text:style-name="P10">wird jetzt gemacht</text:p>
          </text:deletion>
        </text:changed-region>
        <text:changed-region text:id="ct1199436744">
          <text:insertion>
            <office:change-info>
              <dc:creator>Friedhelm Abels</dc:creator>
              <dc:date>2005-04-09T11:53:00</dc:date>
            </office:change-info>
          </text:insertion>
        </text:changed-region>
        <text:changed-region text:id="ct1201700496">
          <text:format-change>
            <office:change-info>
              <dc:creator>Friedhelm Abels</dc:creator>
              <dc:date>2005-04-09T11:06:00</dc:date>
            </office:change-info>
          </text:format-change>
        </text:changed-region>
        <text:changed-region text:id="ct1201679824">
          <text:deletion>
            <office:change-info>
              <dc:creator>Friedhelm Abels</dc:creator>
              <dc:date>2005-04-09T11:54:00</dc:date>
            </office:change-info>
            <text:p text:style-name="P10">Es müsste einfach sein, </text:p>
          </text:deletion>
        </text:changed-region>
        <text:changed-region text:id="ct1226970704">
          <text:format-change>
            <office:change-info>
              <dc:creator>Friedhelm Abels</dc:creator>
              <dc:date>2005-04-09T11:06:00</dc:date>
            </office:change-info>
          </text:format-change>
        </text:changed-region>
        <text:changed-region text:id="ct1201679608">
          <text:deletion>
            <office:change-info>
              <dc:creator>Friedhelm Abels</dc:creator>
              <dc:date>2005-04-09T11:54:00</dc:date>
            </office:change-info>
            <text:p text:style-name="P10">zu definieren.</text:p>
          </text:deletion>
        </text:changed-region>
        <text:changed-region text:id="ct1238614688">
          <text:insertion>
            <office:change-info>
              <dc:creator>Friedhelm Abels</dc:creator>
              <dc:date>2005-04-09T11:54:00</dc:date>
            </office:change-info>
          </text:insertion>
        </text:changed-region>
        <text:changed-region text:id="ct1201676600">
          <text:format-change>
            <office:change-info>
              <dc:creator>Friedhelm Abels</dc:creator>
              <dc:date>2005-04-09T11:06:00</dc:date>
            </office:change-info>
          </text:format-change>
        </text:changed-region>
        <text:changed-region text:id="ct1233668928">
          <text:insertion>
            <office:change-info>
              <dc:creator>unknown</dc:creator>
              <dc:date>2005-02-16T11:21:00</dc:date>
            </office:change-info>
          </text:insertion>
        </text:changed-region>
        <text:changed-region text:id="ct1226973112">
          <text:format-change>
            <office:change-info>
              <dc:creator>Friedhelm Abels</dc:creator>
              <dc:date>2005-04-09T11:06:00</dc:date>
            </office:change-info>
          </text:format-change>
        </text:changed-region>
        <text:changed-region text:id="ct1233671176">
          <text:format-change>
            <office:change-info>
              <dc:creator>Friedhelm Abels</dc:creator>
              <dc:date>2005-04-09T11:06:00</dc:date>
            </office:change-info>
          </text:format-change>
        </text:changed-region>
        <text:changed-region text:id="ct1233671552">
          <text:format-change>
            <office:change-info>
              <dc:creator>Friedhelm Abels</dc:creator>
              <dc:date>2005-04-09T11:06:00</dc:date>
            </office:change-info>
          </text:format-change>
        </text:changed-region>
        <text:changed-region text:id="ct1233671656">
          <text:deletion>
            <office:change-info>
              <dc:creator>Friedhelm Abels</dc:creator>
              <dc:date>2005-04-09T11:55:00</dc:date>
            </office:change-info>
            <text:p text:style-name="P10">wird</text:p>
          </text:deletion>
        </text:changed-region>
        <text:changed-region text:id="ct1226974104">
          <text:insertion>
            <office:change-info>
              <dc:creator>Friedhelm Abels</dc:creator>
              <dc:date>2005-04-09T11:55:00</dc:date>
            </office:change-info>
          </text:insertion>
        </text:changed-region>
        <text:changed-region text:id="ct1238614792">
          <text:format-change>
            <office:change-info>
              <dc:creator>Friedhelm Abels</dc:creator>
              <dc:date>2005-04-09T11:06:00</dc:date>
            </office:change-info>
          </text:format-change>
        </text:changed-region>
        <text:changed-region text:id="ct1226975824">
          <text:deletion>
            <office:change-info>
              <dc:creator>Friedhelm Abels</dc:creator>
              <dc:date>2005-04-09T11:55:00</dc:date>
            </office:change-info>
            <text:p text:style-name="P10"><text:s/>haben</text:p>
          </text:deletion>
        </text:changed-region>
        <text:changed-region text:id="ct1226975592">
          <text:format-change>
            <office:change-info>
              <dc:creator>Friedhelm Abels</dc:creator>
              <dc:date>2005-04-09T11:06:00</dc:date>
            </office:change-info>
          </text:format-change>
        </text:changed-region>
        <text:changed-region text:id="ct1226975992">
          <text:deletion>
            <office:change-info>
              <dc:creator>Friedhelm Abels</dc:creator>
              <dc:date>2005-04-09T11:56:00</dc:date>
            </office:change-info>
            <text:p text:style-name="P10">wird den Bedarf nach der Installation eines komplettes Office-Paketes für jede Sprache in OpenOffice.org 1.x eliminieren.</text:p>
          </text:deletion>
        </text:changed-region>
        <text:changed-region text:id="ct1226978000">
          <text:insertion>
            <office:change-info>
              <dc:creator>Friedhelm Abels</dc:creator>
              <dc:date>2005-04-09T11:56:00</dc:date>
            </office:change-info>
          </text:insertion>
        </text:changed-region>
        <text:changed-region text:id="ct1233670792">
          <text:insertion>
            <office:change-info>
              <dc:creator>Friedhelm Abels</dc:creator>
              <dc:date>2005-04-09T11:57:00</dc:date>
            </office:change-info>
          </text:insertion>
        </text:changed-region>
        <text:changed-region text:id="ct1233674632">
          <text:format-change>
            <office:change-info>
              <dc:creator>Friedhelm Abels</dc:creator>
              <dc:date>2005-04-09T11:06:00</dc:date>
            </office:change-info>
          </text:format-change>
        </text:changed-region>
        <text:changed-region text:id="ct1233674736">
          <text:format-change>
            <office:change-info>
              <dc:creator>Friedhelm Abels</dc:creator>
              <dc:date>2005-04-09T11:06:00</dc:date>
            </office:change-info>
          </text:format-change>
        </text:changed-region>
        <text:changed-region text:id="ct1233674840">
          <text:insertion>
            <office:change-info>
              <dc:creator>unknown</dc:creator>
              <dc:date>2005-02-16T14:10:00</dc:date>
            </office:change-info>
          </text:insertion>
        </text:changed-region>
        <text:changed-region text:id="ct1233674944">
          <text:format-change>
            <office:change-info>
              <dc:creator>Friedhelm Abels</dc:creator>
              <dc:date>2005-04-09T11:06:00</dc:date>
            </office:change-info>
          </text:format-change>
        </text:changed-region>
        <text:changed-region text:id="ct1198870752">
          <text:insertion>
            <office:change-info>
              <dc:creator>unknown</dc:creator>
              <dc:date>2005-02-16T14:10:00</dc:date>
            </office:change-info>
          </text:insertion>
        </text:changed-region>
        <text:changed-region text:id="ct1233672584">
          <text:format-change>
            <office:change-info>
              <dc:creator>Friedhelm Abels</dc:creator>
              <dc:date>2005-04-09T11:06:00</dc:date>
            </office:change-info>
          </text:format-change>
        </text:changed-region>
        <text:changed-region text:id="ct1233673048">
          <text:insertion>
            <office:change-info>
              <dc:creator>Thomas Hackert</dc:creator>
              <dc:date>2005-02-17T13:42:00</dc:date>
            </office:change-info>
          </text:insertion>
        </text:changed-region>
        <text:changed-region text:id="ct1233672688">
          <text:format-change>
            <office:change-info>
              <dc:creator>Friedhelm Abels</dc:creator>
              <dc:date>2005-04-09T11:06:00</dc:date>
            </office:change-info>
          </text:format-change>
        </text:changed-region>
        <text:changed-region text:id="ct1233674528">
          <text:format-change>
            <office:change-info>
              <dc:creator>Friedhelm Abels</dc:creator>
              <dc:date>2005-04-09T11:06:00</dc:date>
            </office:change-info>
          </text:format-change>
        </text:changed-region>
        <text:changed-region text:id="ct1201649544">
          <text:deletion>
            <office:change-info>
              <dc:creator>Thomas Hackert</dc:creator>
              <dc:date>2005-04-25T07:39:33</dc:date>
            </office:change-info>
            <table:table table:name="Tabelle4" table:style-name="Tabelle4">
              <table:table-column table:style-name="Tabelle4.A"/>
              <table:table-column table:style-name="Tabelle4.B"/>
              <table:table-column table:style-name="Tabelle4.C"/>
              <table:table-column table:style-name="Tabelle4.D"/>
              <table:table-row>
                <table:table-cell table:style-name="Tabelle4.A1" table:number-columns-spanned="4" office:value-type="string">
                  <text:h text:style-name="Heading_20_1" text:outline-level="1">Installation und Konfiguration</text:h>
                </table:table-cell>
                <table:covered-table-cell/>
                <table:covered-table-cell/>
                <table:covered-table-cell/>
              </table:table-row>
              <table:table-row>
                <table:table-cell table:style-name="Tabelle4.A2" office:value-type="string">
                  <text:p text:style-name="Table_20_Heading">Neue Funktionen</text:p>
                </table:table-cell>
                <table:table-cell table:style-name="Tabelle4.A2" office:value-type="string">
                  <text:p text:style-name="Table_20_Heading">Modul</text:p>
                </table:table-cell>
                <table:table-cell table:style-name="Tabelle4.A2" office:value-type="string">
                  <text:p text:style-name="Table_20_Heading">Vorteil</text:p>
                </table:table-cell>
                <table:table-cell table:style-name="Tabelle4.D2" office:value-type="string">
                  <text:p text:style-name="Table_20_Heading">wie erreichbar</text:p>
                </table:table-cell>
              </table:table-row>
              <table:table-row>
                <table:table-cell table:style-name="Tabelle4.A3" office:value-type="string">
                  <text:p text:style-name="Table_20_Contents">Einfachere Arbeitsplatzinstallationen</text:p>
                  <text:p text:style-name="Table_20_Contents"><text:a xlink:type="simple" xlink:href="http://specs.openoffice.org/installation/native_installer/networker2_spec.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Sie benötigen nicht länger eine Benutzerinstallation.</text:p>
                </table:table-cell>
                <table:table-cell table:style-name="Tabelle4.D3" office:value-type="string">
                  <text:p text:style-name="Table_20_Contents">Es gibt keine sversion.ini (sversionrc) mehr. Es sind keine Verknüpfungen mehr im Benutzer-Verzeichnis zur Netzwerkinstallation.</text:p>
                  <text:p text:style-name="Table_20_Contents">Es gibt einen neuen Dialog im (Netzwerk-)Setup, in welchem der Benutzer gefragt wird, ob die Systemintegration gemacht werden muss, für:</text:p>
                  <text:p text:style-name="P19">0 Benutzer (nur für Installationen auf einen Dateiserver) (OPTIONAL)</text:p>
                  <text:p text:style-name="P19">1 Benutzer</text:p>
                  <text:p text:style-name="P19">alle Benutzer des Computers</text:p>
                  <text:p text:style-name="Table_20_Contents">Eine Systemintegration für alle Benutzer würde Systemadministratorrechte am PC erfordern.</text:p>
                  <text:p text:style-name="Table_20_Contents">Anstatt der Parameter NETZWERK, ARBEITSPLATZ und EINZELRECHNER bietet der neue Installationsmechanismus eine ALLE_BENUTZER- oder eine EIN_BENUTZER-Installationsart an.</text:p>
                </table:table-cell>
              </table:table-row>
              <table:table-row>
                <table:table-cell table:style-name="Tabelle4.A3" office:value-type="string">
                  <text:p text:style-name="Table_20_Contents">Native Systemthemaintegration (native Widget-Wiedergabe)</text:p>
                  <text:p text:style-name="Table_20_Contents"><text:a xlink:type="simple" xlink:href="http://specs.openoffice.org/ui_in_general/controls/NativeWidgetRenderingSpec.sxw"><text:span text:style-name="T11">Querverweis zur Beschreibung</text:span></text:a></text:p>
                </table:table-cell>
                <table:table-cell table:style-name="Tabelle4.A3" office:value-type="string">
                  <text:p text:style-name="Table_20_Contents">Alle</text:p>
                </table:table-cell>
                <table:table-cell table:style-name="Tabelle4.A3" office:value-type="string">
                  <text:p text:style-name="Table_20_Contents">Um die Integration von OpenOffice.org im zugrunde liegenden Betriebssystem zu erhöhen, werden alle Benutzerschnittstellenelemente (wie Knöpfe und Bildlaufleisten) das selbe Aussehen wie das in den meisten anderen 'nativen' Applikationen auf dieser Plattform haben. OpenOffice.org wird im laufenden Betrieb auf Änderungen des Oberflächenthemas reagieren, so dass beim Ändern der Oberflächenfarben oder des Themas durch den Benutzer OpenOffice.org seine eigene Erscheinung anpassen wird, um dazu zu passen.</text:p>
                </table:table-cell>
                <table:table-cell table:style-name="Tabelle4.D3" office:value-type="string">
                  <text:p text:style-name="Table_20_Contents">Die native Systemthemaintegration wird für Gnome- (Version 2.4 oder höher), Microsoft (R) Windows- (einschließlich XP und zukünftige Versionen) und KDE- (Version 3.2 und höher) Oberflächenumgebungen verfügbar sein. Unter Windows XP muss der 'Windows XP Stil' unter <text:span text:style-name="T23">Einstellungen</text:span> - <text:span text:style-name="T23">Systemsteuerung</text:span> - <text:span text:style-name="T23">Anzeige</text:span> - <text:span text:style-name="T23">Erscheinungsbild</text:span> ausgewählt sein, um das korrekte Aussehen zu erreichen.</text:p>
                  <text:p text:style-name="Table_20_Contents">Die Themaintegration wird der Standard für Oberflächenumgebungen sein, die das unterstützt (oben aufgeführt). Systeme (zum Beispiel Windows 98/ME/2000, CDE), die das nicht unterstützen, werden keine visuelle Änderung in OpenOffice.org sehen. Auf unterstützten Systemen wird OpenOffice.org immer das Thema des Systems übernehmen und kann nicht selbst auswählen.</text:p>
                </table:table-cell>
              </table:table-row>
              <table:table-row>
                <table:table-cell table:style-name="Tabelle4.A3" office:value-type="string">
                  <text:p text:style-name="Table_20_Contents">Automatische und bessere Java-Konfiguration</text:p>
                  <text:p text:style-name="Table_20_Contents"><text:a xlink:type="simple" xlink:href="http://specs.openoffice.org/appwide/java/java_options_dialog_spec.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Sie können bestimmen, welche Version von Java durch OpenOffice.org benutzt wird. Ein Markierfeld erlaubt es Ihnen auch zu spezifizieren, dass Java nicht benutzt wird.</text:p>
                </table:table-cell>
                <table:table-cell table:style-name="Tabelle4.D3" office:value-type="string">
                  <text:p text:style-name="Table_20_Contents">Wählen Sie <text:span text:style-name="Strong_20_Emphasis">Extras</text:span> - <text:span text:style-name="Strong_20_Emphasis">Optionen</text:span> - <text:span text:style-name="Strong_20_Emphasis">OpenOffice.org</text:span> - <text:span text:style-name="Strong_20_Emphasis">Java</text:span>. Sie müssen keine Version von Java manuell auswählen, da das automatisch gemacht werden wird, falls notwendig, aber Sie können es, falls Sie wollen.</text:p>
                  <text:p text:style-name="Table_20_Contents">Es gibt eine Liste, in der jeder Eintrag eine Java-Installation repräsentiert, die auf dem System oder einem abgebildeten/eingebunden Netzwerklaufwerk gefunden wird,. Der Prozess des Findens der Java-Stellen wird durch das Java-Rahmenwerk ausgeführt.</text:p>
                  <text:p text:style-name="Table_20_Contents">Falls der Benutzer Java ausschaltet, werden dann alle anderen verwandten Einstellungen unterdrückt werden. Die Einstellungen, die Sie vorher gemacht haben, bevor Sie die 'Benutze Java'-Markierfeld demarkiert haben, bleiben intakt und werden gespeichert, wenn Sie auf 'OK' klicken.</text:p>
                </table:table-cell>
              </table:table-row>
              <table:table-row>
                <table:table-cell table:style-name="Tabelle4.A3" office:value-type="string">
                  <text:p text:style-name="Table_20_Contents">Bessere native Installationshandhabung</text:p>
                  <text:p text:style-name="Table_20_Contents"><text:a xlink:type="simple" xlink:href="http://specs.openoffice.org/installation/native_installer/scp-to-officecfg.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Dieses Dokument beschreibt, wie installationsabhängige Konfigurationsdaten mit den nativen Installationsprogrammen installiert werden können. Der Mechanismus, der vorher benutzt wurde, hatte gewisse konzeptuelle Probleme und kann nicht leicht nach non-native Installationsprogramme portiert werden. Das Dokument beschreibt auch, wie installationsabhängige Konfigurationsdaten für das neue Schema definiert sind. In der beschriebenen Lösung ist die installationsabhängige Konfiguration zusammen mit ihrem global verfügbaren Gegenstück im Modul officecfg definiert. Während des Bauprozesses werden diese Hauptdaten in global verfügbare gemeinsame Daten, lokalabhängige Daten und installationsabhängige Daten geteilt. Während der Installation werden zuerst die installationsabhängigen Daten in ein temporäres Verzeichnis installiert und dann von diesem Verzeichnis in den aktiven Konfigurationsbaumdurch den Gebrauch eines UNO- (Universal Network <text:span text:style-name="T33">Object</text:span>) Importeursservices während der Nachinstallation importiert . In typisch nativen Installationsprogrammen wird der Importeursservice durch ein Hilfs-CLI-Programm ausgeführt.</text:p>
                </table:table-cell>
                <table:table-cell table:style-name="Tabelle4.D3" office:value-type="string">
                  <text:p text:style-name="Table_20_Contents">Konfigurationsmoduldateien werden zuerst in ein temporäres Verzeichnis kopiert. Die Stelle des (neuen) Verzeichnisses ist $(install)/share/registry/spool.</text:p>
                  <text:p text:style-name="Table_20_Contents">In einem Nachinstallationsschritt wird der Inhalt des temporären Verzeichnisses mit in die aktuelle Konfigurationsschicht, die in Einsatz ist, verschmelzen. Dieses Konzept wird schon heute in der pkgchk-Installation einer per-Paketkonfigurationdaten realisiert. Dieses Verschmelzen wird durch den Gebrauch des configimport-Werkzeugs realisiert. Dies ist ein Kommandozeilenwerkzeug, das den selben UNO-Service aufruft wie pkgchk zum Verschmelzen der Paketkonfigurationsschicht benutzt.</text:p>
                  <text:p text:style-name="Table_20_Contents">Nachdem ein Paket, das Konfigurationsdaten beinhaltet, installiert oder deinstalliert wurde, wird die alte verschmolzene Konfigurationsschicht abgelegt und die Schicht wird vom temporären Verzeichnis wiedergeschaffen. Die Stelle der (neuen) Schicht ist $(install)/share/registry/modules.</text:p>
                </table:table-cell>
              </table:table-row>
              <table:table-row>
                <table:table-cell table:style-name="Tabelle4.A3" office:value-type="string">
                  <text:p text:style-name="Table_20_Contents">Bessere Handhabung der lokalisierten Beschreibungen der Registationsdatenbank-schemaelemente</text:p>
                  <text:p text:style-name="Table_20_Contents">issue <text:a xlink:type="simple" xlink:href="http://www.openoffice.org/issues/show_bug.cgi?id=18588">18588</text:a></text:p>
                </table:table-cell>
                <table:table-cell table:style-name="Tabelle4.A3" office:value-type="string">
                  <text:p text:style-name="Table_20_Contents"/>
                </table:table-cell>
                <table:table-cell table:style-name="Tabelle4.A3" office:value-type="string">
                  <text:p text:style-name="Table_20_Contents">Die *.eigenschaften-Dateien, die lokalisierte Beschreibungen und Kennzeichen für Konfigurationsschemaelemente beinhalten, werden nicht mehr (unter $(install)/share/registry/res) installiert. Es wurden keine Clients dieser Daten zurückgelassen. [Beachten Sie: das interne 'ecomp'-Produkt ist dadurch kaputt, aber ist gegenwärtig entfernt worden und sollte nicht mehr getestet werden. Stattdessen werden jetzt die Schemaelementbeschreibungen (nur die Standardsprache--in allen bekannten Fällen Englisch) innerhalb der installierten Schemadateien (unter $(install)/share/registry/schema), wo sie von interessierten Benutzern (Entwickler oder Systemadministratoren) wesentlich leichter gefunden werden können.</text:p>
                </table:table-cell>
                <table:table-cell table:style-name="Tabelle4.D3" office:value-type="string">
                  <text:p text:style-name="Table_20_Contents"/>
                </table:table-cell>
              </table:table-row>
              <table:table-row>
                <table:table-cell table:style-name="Tabelle4.A3" office:value-type="string">
                  <text:p text:style-name="Table_20_Contents">ISO 8601 Datums-/Zeiteingabe</text:p>
                </table:table-cell>
                <table:table-cell table:style-name="Tabelle4.A3" office:value-type="string">
                  <text:p text:style-name="Table_20_Contents"/>
                </table:table-cell>
                <table:table-cell table:style-name="Tabelle4.A3" office:value-type="string">
                  <text:p text:style-name="Table_20_Contents">Der Zahlformatierer erkennt jetzt die Eingabe nach ISO 8601 als gültige Datums-/Zeiteingabe, ungeachtet der ausgewählten Lokalisation.</text:p>
                </table:table-cell>
                <table:table-cell table:style-name="Tabelle4.D3" office:value-type="string">
                  <text:p text:style-name="Table_20_Contents">Die Eingabenerkennung für die Zahlenformatierung wird zum Beispiel durch die Tabellenapplikation für die Zellendateneingabe und durch die Tabelleneingabe des Textprozessors benutzt.</text:p>
                </table:table-cell>
              </table:table-row>
              <table:table-row>
                <table:table-cell table:style-name="Tabelle4.A3" office:value-type="string">
                  <text:p text:style-name="Table_20_Contents">Konfiguration generiert Ausgabe via Erfassungsservice<text:line-break/><text:a xlink:type="simple" xlink:href="http://specs.openoffice.org/appwide/configuration/configuration_robustness_spec.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Um die Robustheit der Office-Applikation gegen beschädigte Konfigurationsdaten zu erhöhen, wird die Konfigurationsdatenbank automatisch die Wiederherstellung von unbrauchbaren Daten unterstützen. Zusätzlich werden diagnostische Fähigkeiten geliefert, die es Administratoren oder Kundenbetreuer ermöglichen, eine Logausgabe zu bekommen, um den Grund der Konfigurationsprobleme zu identifizieren. Als ein zusätzlicher Nutzen kann der Mechanismus, der eingebracht wurde, durch jeden Client der UNO-Konfigurations-API benutzt werden, um bedeutungsvolle und kontextsensitive Fehlerhandhabungen für Konfigurationsfehlschläge zu liefern.</text:p>
                </table:table-cell>
                <table:table-cell table:style-name="Tabelle4.D3" office:value-type="string">
                  <text:p text:style-name="Table_20_Contents"/>
                </table:table-cell>
              </table:table-row>
              <table:table-row>
                <table:table-cell table:style-name="Tabelle4.A3" office:value-type="string">
                  <text:p text:style-name="Table_20_Contents">Automatische Wiederherstellung von Dateien und Arbeitsumgebungen<text:line-break/><text:a xlink:type="simple" xlink:href="http://specs.openoffice.org/appwide/errorreporter/error_report_2_0_ui_specification.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Das OpenOffice.org-Fehlerreportwerkzeug und die Dokumentwiederhestellungsfunktionen werden in einem Arbeitsablauf kombiniert. Wenn OpenOffice.org abstürzt, werden die Dokumente gespeichert und Benutzer werden über den aufstrebenden Wiederherstellungsprozess informiert, gefolgt vom Versenden eines Fehlerreports.</text:p>
                </table:table-cell>
                <table:table-cell table:style-name="Tabelle4.D3" office:value-type="string">
                  <text:p text:style-name="Table_20_Contents"/>
                </table:table-cell>
              </table:table-row>
              <table:table-row>
                <table:table-cell table:style-name="Tabelle4.A3" office:value-type="string">
                  <text:p text:style-name="Table_20_Contents">Erster Start-Assistent<text:line-break/><text:a xlink:type="simple" xlink:href="http://specs.openoffice.org/appwide/migration/spec_migration.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Aufgrund der Änderung des Setup-Prozesses in StarOffice 8 kann die Migration der Benutzereinstellungen nicht länger als Teil des Setups ausgeführt werden. Weiterhin musste jeder, der sämtliche Einstellungen migrieren wollte, dieses durch das Schreiben einer speziellen Setup-Erweiterung machen. Der Migrationsprozess wird jetzt gemacht, wenn OpenOffice.org zum ersten Mal gestartet wird. Es müsste einfach sein, Elemente, die migriert werden sollen, zu definieren.</text:p>
                </table:table-cell>
                <table:table-cell table:style-name="Tabelle4.D3" office:value-type="string">
                  <text:p text:style-name="Table_20_Contents">Beim ersten Start des Office werden Sie zur Eingabe einiger Migrationsinformationen aufgefordert, falls eine vorherige Ausgabe von OpenOffice.org auf Ihrem Computer existiert.</text:p>
                </table:table-cell>
              </table:table-row>
              <table:table-row>
                <table:table-cell table:style-name="Tabelle4.A3" office:value-type="string">
                  <text:p text:style-name="Table_20_Contents">Änderungen der Ressourcenhandhabung<text:line-break/><text:a xlink:type="simple" xlink:href="http://specs.openoffice.org/g11n/lang_pax/language_packs.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OpenOffice.org 2.0 wird die Fähigkeit haben, Sprachpakete zu einer schon installierten Version hinzuzufügen. Dies wird den Bedarf nach der Installation eines komplettes Office-Paketes für jede Sprache in OpenOffice.org 1.x eliminieren.</text:p>
                </table:table-cell>
                <table:table-cell table:style-name="Tabelle4.D3" office:value-type="string">
                  <text:p text:style-name="Table_20_Contents"/>
                </table:table-cell>
              </table:table-row>
              <table:table-row>
                <table:table-cell table:style-name="Tabelle4.A3" office:value-type="string">
                  <text:p text:style-name="Table_20_Contents">Startmodul<text:line-break/><text:a xlink:type="simple" xlink:href="http://specs.openoffice.org/appwide/start_module/StartModule.sxw"><text:span text:style-name="T11">Querverweis zur Beschreibung</text:span></text:a></text:p>
                </table:table-cell>
                <table:table-cell table:style-name="Tabelle4.A3" office:value-type="string">
                  <text:p text:style-name="Table_20_Contents"/>
                </table:table-cell>
                <table:table-cell table:style-name="Tabelle4.A3" office:value-type="string">
                  <text:p text:style-name="Table_20_Contents">Das Startmodul – früher bekannt als das Zusatzfenster in OpenOffice 1.1 – wird ein optionales Modul. Eine Konfigurationseinstellung wird benutzt, um das Startmodul abzuschalten, falls es für eine Standortinstallation erforderlich.</text:p>
                </table:table-cell>
                <table:table-cell table:style-name="Tabelle4.D3" office:value-type="string">
                  <text:p text:style-name="Table_20_Contents">Wenn Sie im Startmodul sind, wählen Sie <text:span text:style-name="T23">Extras - Anpassen</text:span>.</text:p>
                </table:table-cell>
              </table:table-row>
            </table:table>
            <text:p text:style-name="P9"/>
          </text:deletion>
        </text:changed-region>
        <text:changed-region text:id="ct1233677760">
          <text:format-change>
            <office:change-info>
              <dc:creator>Friedhelm Abels</dc:creator>
              <dc:date>2005-04-09T11:06:00</dc:date>
            </office:change-info>
          </text:format-change>
        </text:changed-region>
        <text:changed-region text:id="ct1239420072">
          <text:format-change>
            <office:change-info>
              <dc:creator>Friedhelm Abels</dc:creator>
              <dc:date>2005-04-09T11:06:00</dc:date>
            </office:change-info>
          </text:format-change>
        </text:changed-region>
        <text:changed-region text:id="ct1233677864">
          <text:format-change>
            <office:change-info>
              <dc:creator>Friedhelm Abels</dc:creator>
              <dc:date>2005-04-09T11:06:00</dc:date>
            </office:change-info>
          </text:format-change>
        </text:changed-region>
        <text:changed-region text:id="ct1233683488">
          <text:format-change>
            <office:change-info>
              <dc:creator>Friedhelm Abels</dc:creator>
              <dc:date>2005-04-09T11:06:00</dc:date>
            </office:change-info>
          </text:format-change>
        </text:changed-region>
        <text:changed-region text:id="ct1233684976">
          <text:format-change>
            <office:change-info>
              <dc:creator>Friedhelm Abels</dc:creator>
              <dc:date>2005-04-09T11:06:00</dc:date>
            </office:change-info>
          </text:format-change>
        </text:changed-region>
        <text:changed-region text:id="ct1233687608">
          <text:format-change>
            <office:change-info>
              <dc:creator>Friedhelm Abels</dc:creator>
              <dc:date>2005-04-09T11:06:00</dc:date>
            </office:change-info>
          </text:format-change>
        </text:changed-region>
        <text:changed-region text:id="ct1233687160">
          <text:insertion>
            <office:change-info>
              <dc:creator>Mathias Röllig</dc:creator>
              <dc:date>2005-03-05T01:12:00</dc:date>
            </office:change-info>
          </text:insertion>
        </text:changed-region>
        <text:changed-region text:id="ct1233687712">
          <text:deletion>
            <office:change-info>
              <dc:creator>Mathias Röllig</dc:creator>
              <dc:date>2005-03-05T01:12:00</dc:date>
            </office:change-info>
            <text:p text:style-name="P10">Datenbank</text:p>
          </text:deletion>
        </text:changed-region>
        <text:changed-region text:id="ct1233685800">
          <text:format-change>
            <office:change-info>
              <dc:creator>Friedhelm Abels</dc:creator>
              <dc:date>2005-04-09T11:06:00</dc:date>
            </office:change-info>
          </text:format-change>
        </text:changed-region>
        <text:changed-region text:id="ct1233687264">
          <text:deletion>
            <office:change-info>
              <dc:creator>Thomas Hackert</dc:creator>
              <dc:date>2005-02-11T17:23:00</dc:date>
            </office:change-info>
            <text:p text:style-name="P10">ie</text:p>
          </text:deletion>
        </text:changed-region>
        <text:changed-region text:id="ct1233690128">
          <text:insertion>
            <office:change-info>
              <dc:creator>Thomas Hackert</dc:creator>
              <dc:date>2005-02-11T17:23:00</dc:date>
            </office:change-info>
          </text:insertion>
        </text:changed-region>
        <text:changed-region text:id="ct1233687464">
          <text:format-change>
            <office:change-info>
              <dc:creator>Friedhelm Abels</dc:creator>
              <dc:date>2005-04-09T11:06:00</dc:date>
            </office:change-info>
          </text:format-change>
        </text:changed-region>
        <text:changed-region text:id="ct1234578408">
          <text:format-change>
            <office:change-info>
              <dc:creator>Friedhelm Abels</dc:creator>
              <dc:date>2005-04-09T11:06:00</dc:date>
            </office:change-info>
          </text:format-change>
        </text:changed-region>
        <text:changed-region text:id="ct1234578960">
          <text:insertion>
            <office:change-info>
              <dc:creator>Piii1000</dc:creator>
              <dc:date>2005-02-06T12:56:00</dc:date>
            </office:change-info>
          </text:insertion>
        </text:changed-region>
        <text:changed-region text:id="ct1234585488">
          <text:format-change>
            <office:change-info>
              <dc:creator>Friedhelm Abels</dc:creator>
              <dc:date>2005-04-09T11:06:00</dc:date>
            </office:change-info>
          </text:format-change>
        </text:changed-region>
        <text:changed-region text:id="ct1201898416">
          <text:format-change>
            <office:change-info>
              <dc:creator>Friedhelm Abels</dc:creator>
              <dc:date>2005-04-09T11:06:00</dc:date>
            </office:change-info>
          </text:format-change>
        </text:changed-region>
        <text:changed-region text:id="ct1201712432">
          <text:insertion>
            <office:change-info>
              <dc:creator>Mathias Röllig</dc:creator>
              <dc:date>2005-03-05T01:13:00</dc:date>
            </office:change-info>
          </text:insertion>
        </text:changed-region>
        <text:changed-region text:id="ct1234578856">
          <text:deletion>
            <office:change-info>
              <dc:creator>Mathias Röllig</dc:creator>
              <dc:date>2005-03-05T01:13:00</dc:date>
            </office:change-info>
            <text:p text:style-name="P10">Datenbank</text:p>
          </text:deletion>
        </text:changed-region>
        <text:changed-region text:id="ct1239198544">
          <text:format-change>
            <office:change-info>
              <dc:creator>Friedhelm Abels</dc:creator>
              <dc:date>2005-04-09T11:06:00</dc:date>
            </office:change-info>
          </text:format-change>
        </text:changed-region>
        <text:changed-region text:id="ct1238610424">
          <text:deletion>
            <office:change-info>
              <dc:creator>unknown</dc:creator>
              <dc:date>2005-02-16T14:12:00</dc:date>
            </office:change-info>
            <text:p text:style-name="P10">,</text:p>
          </text:deletion>
        </text:changed-region>
        <text:changed-region text:id="ct1201894832">
          <text:format-change>
            <office:change-info>
              <dc:creator>Friedhelm Abels</dc:creator>
              <dc:date>2005-04-09T11:06:00</dc:date>
            </office:change-info>
          </text:format-change>
        </text:changed-region>
        <text:changed-region text:id="ct1226972528">
          <text:insertion>
            <office:change-info>
              <dc:creator>unknown</dc:creator>
              <dc:date>2005-02-16T14:12:00</dc:date>
            </office:change-info>
          </text:insertion>
        </text:changed-region>
        <text:changed-region text:id="ct1201928744">
          <text:format-change>
            <office:change-info>
              <dc:creator>Friedhelm Abels</dc:creator>
              <dc:date>2005-04-09T11:06:00</dc:date>
            </office:change-info>
          </text:format-change>
        </text:changed-region>
        <text:changed-region text:id="ct1238895264">
          <text:insertion>
            <office:change-info>
              <dc:creator>unknown</dc:creator>
              <dc:date>2005-02-16T14:13:00</dc:date>
            </office:change-info>
          </text:insertion>
        </text:changed-region>
        <text:changed-region text:id="ct1218559728">
          <text:deletion>
            <office:change-info>
              <dc:creator>unknown</dc:creator>
              <dc:date>2005-02-16T14:13:00</dc:date>
            </office:change-info>
            <text:p text:style-name="P12">n</text:p>
          </text:deletion>
        </text:changed-region>
        <text:changed-region text:id="ct1230523776">
          <text:format-change>
            <office:change-info>
              <dc:creator>Friedhelm Abels</dc:creator>
              <dc:date>2005-04-09T11:06:00</dc:date>
            </office:change-info>
          </text:format-change>
        </text:changed-region>
        <text:changed-region text:id="ct1218555656">
          <text:deletion>
            <office:change-info>
              <dc:creator>unknown</dc:creator>
              <dc:date>2005-02-16T14:14:00</dc:date>
            </office:change-info>
            <text:p text:style-name="P12">Einstellung</text:p>
          </text:deletion>
        </text:changed-region>
        <text:changed-region text:id="ct1218558408">
          <text:insertion>
            <office:change-info>
              <dc:creator>unknown</dc:creator>
              <dc:date>2005-02-16T14:14:00</dc:date>
            </office:change-info>
          </text:insertion>
        </text:changed-region>
        <text:changed-region text:id="ct1218558232">
          <text:format-change>
            <office:change-info>
              <dc:creator>Friedhelm Abels</dc:creator>
              <dc:date>2005-04-09T11:06:00</dc:date>
            </office:change-info>
          </text:format-change>
        </text:changed-region>
        <text:changed-region text:id="ct1201790728">
          <text:insertion>
            <office:change-info>
              <dc:creator>unknown</dc:creator>
              <dc:date>2005-02-16T14:14:00</dc:date>
            </office:change-info>
          </text:insertion>
        </text:changed-region>
        <text:changed-region text:id="ct1218558872">
          <text:deletion>
            <office:change-info>
              <dc:creator>unknown</dc:creator>
              <dc:date>2005-02-16T14:14:00</dc:date>
            </office:change-info>
            <text:p text:style-name="P12">welcher</text:p>
          </text:deletion>
        </text:changed-region>
        <text:changed-region text:id="ct1238607776">
          <text:format-change>
            <office:change-info>
              <dc:creator>Friedhelm Abels</dc:creator>
              <dc:date>2005-04-09T11:06:00</dc:date>
            </office:change-info>
          </text:format-change>
        </text:changed-region>
        <text:changed-region text:id="ct1238612440">
          <text:deletion>
            <office:change-info>
              <dc:creator>unknown</dc:creator>
              <dc:date>2005-02-16T14:14:00</dc:date>
            </office:change-info>
            <text:p text:style-name="P12">genommen werden soll</text:p>
          </text:deletion>
        </text:changed-region>
        <text:changed-region text:id="ct1239399920">
          <text:insertion>
            <office:change-info>
              <dc:creator>unknown</dc:creator>
              <dc:date>2005-02-16T14:14:00</dc:date>
            </office:change-info>
          </text:insertion>
        </text:changed-region>
        <text:changed-region text:id="ct1225813728">
          <text:format-change>
            <office:change-info>
              <dc:creator>Friedhelm Abels</dc:creator>
              <dc:date>2005-04-09T11:06:00</dc:date>
            </office:change-info>
          </text:format-change>
        </text:changed-region>
        <text:changed-region text:id="ct1239067080">
          <text:format-change>
            <office:change-info>
              <dc:creator>Friedhelm Abels</dc:creator>
              <dc:date>2005-04-09T11:06:00</dc:date>
            </office:change-info>
          </text:format-change>
        </text:changed-region>
        <text:changed-region text:id="ct1201927224">
          <text:deletion>
            <office:change-info>
              <dc:creator>Piii1000</dc:creator>
              <dc:date>2005-02-06T16:27:00</dc:date>
            </office:change-info>
            <text:p text:style-name="P10"><text:span text:style-name="T34">n</text:span></text:p>
          </text:deletion>
        </text:changed-region>
        <text:changed-region text:id="ct1201660984">
          <text:format-change>
            <office:change-info>
              <dc:creator>Thomas Hackert</dc:creator>
              <dc:date>2005-04-28T10:37:00</dc:date>
            </office:change-info>
          </text:format-change>
        </text:changed-region>
        <text:changed-region text:id="ct1198792640">
          <text:format-change>
            <office:change-info>
              <dc:creator>Friedhelm Abels</dc:creator>
              <dc:date>2005-04-09T11:06:00</dc:date>
            </office:change-info>
          </text:format-change>
        </text:changed-region>
        <text:changed-region text:id="ct1239419944">
          <text:deletion>
            <office:change-info>
              <dc:creator>Friedhelm Abels</dc:creator>
              <dc:date>2005-04-09T11:58:00</dc:date>
            </office:change-info>
            <text:p text:style-name="P10">heißend</text:p>
          </text:deletion>
        </text:changed-region>
        <text:changed-region text:id="ct1201940152">
          <text:insertion>
            <office:change-info>
              <dc:creator>Friedhelm Abels</dc:creator>
              <dc:date>2005-04-09T11:58:00</dc:date>
            </office:change-info>
          </text:insertion>
        </text:changed-region>
        <text:changed-region text:id="ct1230530640">
          <text:format-change>
            <office:change-info>
              <dc:creator>Friedhelm Abels</dc:creator>
              <dc:date>2005-04-09T11:06:00</dc:date>
            </office:change-info>
          </text:format-change>
        </text:changed-region>
        <text:changed-region text:id="ct1201790624">
          <text:deletion>
            <office:change-info>
              <dc:creator>Piii1000</dc:creator>
              <dc:date>2005-02-06T16:27:00</dc:date>
            </office:change-info>
            <text:p text:style-name="P12">via</text:p>
          </text:deletion>
        </text:changed-region>
        <text:changed-region text:id="ct1239400032">
          <text:insertion>
            <office:change-info>
              <dc:creator>Piii1000</dc:creator>
              <dc:date>2005-02-06T16:27:00</dc:date>
            </office:change-info>
          </text:insertion>
        </text:changed-region>
        <text:changed-region text:id="ct1233686592">
          <text:format-change>
            <office:change-info>
              <dc:creator>Friedhelm Abels</dc:creator>
              <dc:date>2005-04-09T11:06:00</dc:date>
            </office:change-info>
          </text:format-change>
        </text:changed-region>
        <text:changed-region text:id="ct1199436848">
          <text:deletion>
            <office:change-info>
              <dc:creator>Piii1000</dc:creator>
              <dc:date>2005-02-06T16:28:00</dc:date>
              <text:p>Da die Art des Zeilenendes in der Klammer</text:p>
              <text:p>nach dem OS beschrieben ist, kommt  das</text:p>
              <text:p>"Zeilenende" erst nach der 2. Klammer!!!</text:p>
              <text:p/>
              <text:p/>
              <text:p/>
              <text:p/>
              <text:p/>
              <text:p/>
              <text:p/>
              <text:p/>
              <text:p/>
              <text:p/>
              <text:p/>
              <text:p/>
              <text:p/>
              <text:p/>
              <text:p/>
              <text:p/>
              <text:p/>
              <text:p/>
              <text:p/>
              <text:p/>
              <text:p/>
              <text:p/>
              <text:p/>
              <text:p/>
              <text:p/>
              <text:p/>
              <text:p/>
              <text:p/>
              <text:p/>
              <text:p/>
              <text:p/>
              <text:p/>
              <text:p/>
              <text:p/>
              <text:p/>
              <text:p/>
            </office:change-info>
            <text:p text:style-name="P12">n</text:p>
          </text:deletion>
        </text:changed-region>
        <text:changed-region text:id="ct1225814192">
          <text:format-change>
            <office:change-info>
              <dc:creator>Friedhelm Abels</dc:creator>
              <dc:date>2005-04-09T11:06:00</dc:date>
            </office:change-info>
          </text:format-change>
        </text:changed-region>
        <text:changed-region text:id="ct1225814024">
          <text:deletion>
            <office:change-info>
              <dc:creator>Piii1000</dc:creator>
              <dc:date>2005-02-06T16:29:00</dc:date>
            </office:change-info>
            <text:p text:style-name="P12">beinhalten</text:p>
          </text:deletion>
        </text:changed-region>
        <text:changed-region text:id="ct1225816432">
          <text:insertion>
            <office:change-info>
              <dc:creator>Piii1000</dc:creator>
              <dc:date>2005-02-06T16:29:00</dc:date>
            </office:change-info>
          </text:insertion>
        </text:changed-region>
        <text:changed-region text:id="ct1201693848">
          <text:format-change>
            <office:change-info>
              <dc:creator>Friedhelm Abels</dc:creator>
              <dc:date>2005-04-09T11:06:00</dc:date>
            </office:change-info>
          </text:format-change>
        </text:changed-region>
        <text:changed-region text:id="ct1239202216">
          <text:deletion>
            <office:change-info>
              <dc:creator>Piii1000</dc:creator>
              <dc:date>2005-02-06T16:30:00</dc:date>
            </office:change-info>
            <text:p text:style-name="P12">n</text:p>
          </text:deletion>
        </text:changed-region>
        <text:changed-region text:id="ct1225817088">
          <text:format-change>
            <office:change-info>
              <dc:creator>Friedhelm Abels</dc:creator>
              <dc:date>2005-04-09T11:06:00</dc:date>
            </office:change-info>
          </text:format-change>
        </text:changed-region>
        <text:changed-region text:id="ct1226978608">
          <text:deletion>
            <office:change-info>
              <dc:creator>Thomas Hackert</dc:creator>
              <dc:date>2005-02-11T17:34:00</dc:date>
            </office:change-info>
            <text:p text:style-name="P12"><text:s/><text:span text:style-name="T35">Unix</text:span> </text:p>
          </text:deletion>
        </text:changed-region>
        <text:changed-region text:id="ct1201710832">
          <text:insertion>
            <office:change-info>
              <dc:creator>Friedhelm Abels</dc:creator>
              <dc:date>2005-04-09T11:58:00</dc:date>
            </office:change-info>
          </text:insertion>
        </text:changed-region>
        <text:changed-region text:id="ct1233048040">
          <text:format-change>
            <office:change-info>
              <dc:creator>Friedhelm Abels</dc:creator>
              <dc:date>2005-04-09T11:06:00</dc:date>
            </office:change-info>
          </text:format-change>
        </text:changed-region>
        <text:changed-region text:id="ct1201895128">
          <text:insertion>
            <office:change-info>
              <dc:creator>Thomas Hackert</dc:creator>
              <dc:date>2005-02-11T17:34:00</dc:date>
            </office:change-info>
          </text:insertion>
        </text:changed-region>
        <text:changed-region text:id="ct1233662416">
          <text:format-change>
            <office:change-info>
              <dc:creator>Friedhelm Abels</dc:creator>
              <dc:date>2005-04-09T11:06:00</dc:date>
            </office:change-info>
          </text:format-change>
        </text:changed-region>
        <text:changed-region text:id="ct1230514912">
          <text:format-change>
            <office:change-info>
              <dc:creator>Friedhelm Abels</dc:creator>
              <dc:date>2005-04-09T11:06:00</dc:date>
            </office:change-info>
          </text:format-change>
        </text:changed-region>
        <text:changed-region text:id="ct1201771440">
          <text:insertion>
            <office:change-info>
              <dc:creator>Mathias Röllig</dc:creator>
              <dc:date>2005-03-05T01:13:00</dc:date>
            </office:change-info>
          </text:insertion>
        </text:changed-region>
        <text:changed-region text:id="ct1217403128">
          <text:deletion>
            <office:change-info>
              <dc:creator>Mathias Röllig</dc:creator>
              <dc:date>2005-03-05T01:13:00</dc:date>
            </office:change-info>
            <text:p text:style-name="P10">Datenbank</text:p>
          </text:deletion>
        </text:changed-region>
        <text:changed-region text:id="ct1201896392">
          <text:format-change>
            <office:change-info>
              <dc:creator>Friedhelm Abels</dc:creator>
              <dc:date>2005-04-09T11:06:00</dc:date>
            </office:change-info>
          </text:format-change>
        </text:changed-region>
        <text:changed-region text:id="ct1238828448">
          <text:deletion>
            <office:change-info>
              <dc:creator>Jürgen Wippler</dc:creator>
              <dc:date>2005-03-02T19:37:00</dc:date>
            </office:change-info>
            <text:p text:style-name="P10">ie</text:p>
          </text:deletion>
        </text:changed-region>
        <text:changed-region text:id="ct1233683592">
          <text:insertion>
            <office:change-info>
              <dc:creator>Jürgen Wippler</dc:creator>
              <dc:date>2005-03-02T19:37:00</dc:date>
            </office:change-info>
          </text:insertion>
        </text:changed-region>
        <text:changed-region text:id="ct1237640728">
          <text:format-change>
            <office:change-info>
              <dc:creator>Friedhelm Abels</dc:creator>
              <dc:date>2005-04-09T11:06:00</dc:date>
            </office:change-info>
          </text:format-change>
        </text:changed-region>
        <text:changed-region text:id="ct1201699528">
          <text:insertion>
            <office:change-info>
              <dc:creator>Jürgen Wippler</dc:creator>
              <dc:date>2005-03-02T19:37:00</dc:date>
            </office:change-info>
          </text:insertion>
        </text:changed-region>
        <text:changed-region text:id="ct1239060152">
          <text:deletion>
            <office:change-info>
              <dc:creator>Jürgen Wippler</dc:creator>
              <dc:date>2005-03-02T19:37:00</dc:date>
            </office:change-info>
            <text:p text:style-name="P10">ung</text:p>
          </text:deletion>
        </text:changed-region>
        <text:changed-region text:id="ct1217405072">
          <text:format-change>
            <office:change-info>
              <dc:creator>Friedhelm Abels</dc:creator>
              <dc:date>2005-04-09T11:06:00</dc:date>
            </office:change-info>
          </text:format-change>
        </text:changed-region>
        <text:changed-region text:id="ct1233685080">
          <text:deletion>
            <office:change-info>
              <dc:creator>Thomas Hackert</dc:creator>
              <dc:date>2005-02-11T19:19:00</dc:date>
            </office:change-info>
            <text:p text:style-name="P10"><text:s/>ausgebessert</text:p>
          </text:deletion>
        </text:changed-region>
        <text:changed-region text:id="ct1238719744">
          <text:format-change>
            <office:change-info>
              <dc:creator>Friedhelm Abels</dc:creator>
              <dc:date>2005-04-09T11:06:00</dc:date>
            </office:change-info>
          </text:format-change>
        </text:changed-region>
        <text:changed-region text:id="ct1201894640">
          <text:format-change>
            <office:change-info>
              <dc:creator>Thomas Hackert</dc:creator>
              <dc:date>2005-04-28T10:47:00</dc:date>
            </office:change-info>
          </text:format-change>
        </text:changed-region>
        <text:changed-region text:id="ct1201695424">
          <text:format-change>
            <office:change-info>
              <dc:creator>Friedhelm Abels</dc:creator>
              <dc:date>2005-04-09T11:06:00</dc:date>
            </office:change-info>
          </text:format-change>
        </text:changed-region>
        <text:changed-region text:id="ct1239337240">
          <text:insertion>
            <office:change-info>
              <dc:creator>Thomas Hackert</dc:creator>
              <dc:date>2005-02-11T19:19:00</dc:date>
            </office:change-info>
          </text:insertion>
        </text:changed-region>
        <text:changed-region text:id="ct1238722456">
          <text:format-change>
            <office:change-info>
              <dc:creator>Friedhelm Abels</dc:creator>
              <dc:date>2005-04-09T11:06:00</dc:date>
            </office:change-info>
          </text:format-change>
        </text:changed-region>
        <text:changed-region text:id="ct1237641616">
          <text:deletion>
            <office:change-info>
              <dc:creator>Thomas Hackert</dc:creator>
              <dc:date>2005-02-26T16:31:00</dc:date>
            </office:change-info>
            <text:p text:style-name="P10">kon</text:p>
          </text:deletion>
        </text:changed-region>
        <text:changed-region text:id="ct1239358760">
          <text:insertion>
            <office:change-info>
              <dc:creator>Thomas Hackert</dc:creator>
              <dc:date>2005-02-26T16:31:00</dc:date>
            </office:change-info>
          </text:insertion>
        </text:changed-region>
        <text:changed-region text:id="ct1233690232">
          <text:format-change>
            <office:change-info>
              <dc:creator>Friedhelm Abels</dc:creator>
              <dc:date>2005-04-09T11:06:00</dc:date>
            </office:change-info>
          </text:format-change>
        </text:changed-region>
        <text:changed-region text:id="ct1225814360">
          <text:insertion>
            <office:change-info>
              <dc:creator>Thomas Hackert</dc:creator>
              <dc:date>2005-02-26T16:31:00</dc:date>
            </office:change-info>
          </text:insertion>
        </text:changed-region>
        <text:changed-region text:id="ct1234042376">
          <text:format-change>
            <office:change-info>
              <dc:creator>Friedhelm Abels</dc:creator>
              <dc:date>2005-04-09T11:06:00</dc:date>
            </office:change-info>
          </text:format-change>
        </text:changed-region>
        <text:changed-region text:id="ct1201696808">
          <text:deletion>
            <office:change-info>
              <dc:creator>Thomas Hackert</dc:creator>
              <dc:date>2005-02-26T16:31:00</dc:date>
            </office:change-info>
            <text:p text:style-name="P10">o</text:p>
          </text:deletion>
        </text:changed-region>
        <text:changed-region text:id="ct1238836536">
          <text:insertion>
            <office:change-info>
              <dc:creator>Thomas Hackert</dc:creator>
              <dc:date>2005-02-26T16:31:00</dc:date>
            </office:change-info>
          </text:insertion>
        </text:changed-region>
        <text:changed-region text:id="ct1239121304">
          <text:format-change>
            <office:change-info>
              <dc:creator>Friedhelm Abels</dc:creator>
              <dc:date>2005-04-09T11:06:00</dc:date>
            </office:change-info>
          </text:format-change>
        </text:changed-region>
        <text:changed-region text:id="ct1218791040">
          <text:deletion>
            <office:change-info>
              <dc:creator>Thomas Hackert</dc:creator>
              <dc:date>2005-02-26T16:31:00</dc:date>
            </office:change-info>
            <text:p text:style-name="P10">l</text:p>
          </text:deletion>
        </text:changed-region>
        <text:changed-region text:id="ct1202010248">
          <text:format-change>
            <office:change-info>
              <dc:creator>Friedhelm Abels</dc:creator>
              <dc:date>2005-04-09T11:06:00</dc:date>
            </office:change-info>
          </text:format-change>
        </text:changed-region>
        <text:changed-region text:id="ct1202009632">
          <text:insertion>
            <office:change-info>
              <dc:creator>Thomas Hackert</dc:creator>
              <dc:date>2005-02-26T16:31:00</dc:date>
            </office:change-info>
          </text:insertion>
        </text:changed-region>
        <text:changed-region text:id="ct1233670896">
          <text:format-change>
            <office:change-info>
              <dc:creator>Friedhelm Abels</dc:creator>
              <dc:date>2005-04-09T11:06:00</dc:date>
            </office:change-info>
          </text:format-change>
        </text:changed-region>
        <text:changed-region text:id="ct1230517240">
          <text:deletion>
            <office:change-info>
              <dc:creator>Thomas Hackert</dc:creator>
              <dc:date>2005-02-11T19:19:00</dc:date>
            </office:change-info>
            <text:p text:style-name="P10">s</text:p>
          </text:deletion>
        </text:changed-region>
        <text:changed-region text:id="ct1202009352">
          <text:format-change>
            <office:change-info>
              <dc:creator>Friedhelm Abels</dc:creator>
              <dc:date>2005-04-09T11:06:00</dc:date>
            </office:change-info>
          </text:format-change>
        </text:changed-region>
        <text:changed-region text:id="ct1230522472">
          <text:deletion>
            <office:change-info>
              <dc:creator>Thomas Hackert</dc:creator>
              <dc:date>2005-02-11T19:19:00</dc:date>
            </office:change-info>
            <text:p text:style-name="P10">nd</text:p>
          </text:deletion>
        </text:changed-region>
        <text:changed-region text:id="ct1201756912">
          <text:insertion>
            <office:change-info>
              <dc:creator>Thomas Hackert</dc:creator>
              <dc:date>2005-02-11T19:19:00</dc:date>
            </office:change-info>
          </text:insertion>
        </text:changed-region>
        <text:changed-region text:id="ct1226999000">
          <text:format-change>
            <office:change-info>
              <dc:creator>Friedhelm Abels</dc:creator>
              <dc:date>2005-04-09T11:06:00</dc:date>
            </office:change-info>
          </text:format-change>
        </text:changed-region>
        <text:changed-region text:id="ct1198800024">
          <text:deletion>
            <office:change-info>
              <dc:creator>unknown</dc:creator>
              <dc:date>2005-02-16T14:17:00</dc:date>
            </office:change-info>
            <text:p text:style-name="P12"><text:s/>sichtbar</text:p>
          </text:deletion>
        </text:changed-region>
        <text:changed-region text:id="ct1238725144">
          <text:format-change>
            <office:change-info>
              <dc:creator>Friedhelm Abels</dc:creator>
              <dc:date>2005-04-09T11:06:00</dc:date>
            </office:change-info>
          </text:format-change>
        </text:changed-region>
        <text:changed-region text:id="ct1237436376">
          <text:insertion>
            <office:change-info>
              <dc:creator>unknown</dc:creator>
              <dc:date>2005-02-16T14:17:00</dc:date>
            </office:change-info>
          </text:insertion>
        </text:changed-region>
        <text:changed-region text:id="ct1238954976">
          <text:format-change>
            <office:change-info>
              <dc:creator>Friedhelm Abels</dc:creator>
              <dc:date>2005-04-09T11:06:00</dc:date>
            </office:change-info>
          </text:format-change>
        </text:changed-region>
        <text:changed-region text:id="ct1238800400">
          <text:insertion>
            <office:change-info>
              <dc:creator>Piii1000</dc:creator>
              <dc:date>2005-02-06T16:30:00</dc:date>
            </office:change-info>
          </text:insertion>
        </text:changed-region>
        <text:changed-region text:id="ct1201565352">
          <text:deletion>
            <office:change-info>
              <dc:creator>Piii1000</dc:creator>
              <dc:date>2005-02-06T16:30:00</dc:date>
            </office:change-info>
            <text:p text:style-name="P12">n</text:p>
          </text:deletion>
        </text:changed-region>
        <text:changed-region text:id="ct1238985368">
          <text:format-change>
            <office:change-info>
              <dc:creator>Friedhelm Abels</dc:creator>
              <dc:date>2005-04-09T11:06:00</dc:date>
            </office:change-info>
          </text:format-change>
        </text:changed-region>
        <text:changed-region text:id="ct1238800720">
          <text:deletion>
            <office:change-info>
              <dc:creator>Thomas Hackert</dc:creator>
              <dc:date>2005-04-13T10:44:00</dc:date>
            </office:change-info>
            <text:p text:style-name="P12"><text:s/></text:p>
          </text:deletion>
        </text:changed-region>
        <text:changed-region text:id="ct1230484992">
          <text:deletion>
            <office:change-info>
              <dc:creator>Thomas Hackert</dc:creator>
              <dc:date>2005-02-11T19:20:00</dc:date>
            </office:change-info>
            <text:p text:style-name="P12">ist</text:p>
          </text:deletion>
        </text:changed-region>
        <text:changed-region text:id="ct1142912168">
          <text:deletion>
            <office:change-info>
              <dc:creator>Thomas Hackert</dc:creator>
              <dc:date>2005-04-13T10:44:00</dc:date>
            </office:change-info>
            <text:p text:style-name="P12"><text:s/></text:p>
          </text:deletion>
        </text:changed-region>
        <text:changed-region text:id="ct1233676192">
          <text:insertion>
            <office:change-info>
              <dc:creator>Thomas Hackert</dc:creator>
              <dc:date>2005-04-13T10:44:00</dc:date>
            </office:change-info>
          </text:insertion>
        </text:changed-region>
        <text:changed-region text:id="ct1234585256">
          <text:format-change>
            <office:change-info>
              <dc:creator>Friedhelm Abels</dc:creator>
              <dc:date>2005-04-09T11:06:00</dc:date>
            </office:change-info>
          </text:format-change>
        </text:changed-region>
        <text:changed-region text:id="ct1218794736">
          <text:insertion>
            <office:change-info>
              <dc:creator>Thomas Hackert</dc:creator>
              <dc:date>2005-02-11T19:21:00</dc:date>
            </office:change-info>
          </text:insertion>
        </text:changed-region>
        <text:changed-region text:id="ct1230465536">
          <text:format-change>
            <office:change-info>
              <dc:creator>Friedhelm Abels</dc:creator>
              <dc:date>2005-04-09T11:06:00</dc:date>
            </office:change-info>
          </text:format-change>
        </text:changed-region>
        <text:changed-region text:id="ct1239117560">
          <text:deletion>
            <office:change-info>
              <dc:creator>Thomas Hackert</dc:creator>
              <dc:date>2005-02-11T19:21:00</dc:date>
            </office:change-info>
            <text:p text:style-name="P12">st</text:p>
          </text:deletion>
        </text:changed-region>
        <text:changed-region text:id="ct1198799552">
          <text:insertion>
            <office:change-info>
              <dc:creator>Thomas Hackert</dc:creator>
              <dc:date>2005-02-11T19:21:00</dc:date>
            </office:change-info>
          </text:insertion>
        </text:changed-region>
        <text:changed-region text:id="ct1234582560">
          <text:format-change>
            <office:change-info>
              <dc:creator>Friedhelm Abels</dc:creator>
              <dc:date>2005-04-09T11:06:00</dc:date>
            </office:change-info>
          </text:format-change>
        </text:changed-region>
        <text:changed-region text:id="ct1230546640">
          <text:deletion>
            <office:change-info>
              <dc:creator>Thomas Hackert</dc:creator>
              <dc:date>2005-04-17T12:29:00</dc:date>
            </office:change-info>
            <text:p text:style-name="P12"><text:s/><office:annotation><dc:creator>JW</dc:creator><dc:date>2005-03-02T00:00:00</dc:date><text:p>Genitiv, 2. Fall ist als es gekennzeichnet, man kann aber auch nur ein s anhängen. Im Text ist das mal so oder so geschehen. Hier sollte einheitlich gehandelt werden!</text:p><text:p>---- JW, 02.03.2005, 19:41 ----</text:p><text:p/></office:annotation></text:p>
          </text:deletion>
        </text:changed-region>
        <text:changed-region text:id="ct1227076256">
          <text:format-change>
            <office:change-info>
              <dc:creator>Friedhelm Abels</dc:creator>
              <dc:date>2005-04-09T11:06:00</dc:date>
            </office:change-info>
          </text:format-change>
        </text:changed-region>
        <text:changed-region text:id="ct1238803152">
          <text:format-change>
            <office:change-info>
              <dc:creator>Friedhelm Abels</dc:creator>
              <dc:date>2005-04-09T11:06:00</dc:date>
            </office:change-info>
          </text:format-change>
        </text:changed-region>
        <text:changed-region text:id="ct1217388200">
          <text:deletion>
            <office:change-info>
              <dc:creator>unknown</dc:creator>
              <dc:date>2005-02-16T14:19:00</dc:date>
            </office:change-info>
            <text:p text:style-name="P10">n</text:p>
          </text:deletion>
        </text:changed-region>
        <text:changed-region text:id="ct1227073672">
          <text:insertion>
            <office:change-info>
              <dc:creator>unknown</dc:creator>
              <dc:date>2005-02-16T14:19:00</dc:date>
            </office:change-info>
          </text:insertion>
        </text:changed-region>
        <text:changed-region text:id="ct1238950064">
          <text:format-change>
            <office:change-info>
              <dc:creator>Friedhelm Abels</dc:creator>
              <dc:date>2005-04-09T11:06:00</dc:date>
            </office:change-info>
          </text:format-change>
        </text:changed-region>
        <text:changed-region text:id="ct1233659040">
          <text:format-change>
            <office:change-info>
              <dc:creator>Friedhelm Abels</dc:creator>
              <dc:date>2005-04-09T11:06:00</dc:date>
            </office:change-info>
          </text:format-change>
        </text:changed-region>
        <text:changed-region text:id="ct1201676224">
          <text:insertion>
            <office:change-info>
              <dc:creator>Mathias Röllig</dc:creator>
              <dc:date>2005-03-05T01:13:00</dc:date>
            </office:change-info>
          </text:insertion>
        </text:changed-region>
        <text:changed-region text:id="ct1238866032">
          <text:deletion>
            <office:change-info>
              <dc:creator>Mathias Röllig</dc:creator>
              <dc:date>2005-03-05T01:13:00</dc:date>
            </office:change-info>
            <text:p text:style-name="P10">Datenbank</text:p>
          </text:deletion>
        </text:changed-region>
        <text:changed-region text:id="ct1237683528">
          <text:format-change>
            <office:change-info>
              <dc:creator>Friedhelm Abels</dc:creator>
              <dc:date>2005-04-09T11:06:00</dc:date>
            </office:change-info>
          </text:format-change>
        </text:changed-region>
        <text:changed-region text:id="ct1216509064">
          <text:deletion>
            <office:change-info>
              <dc:creator>Thomas Hackert</dc:creator>
              <dc:date>2005-04-13T09:40:00</dc:date>
            </office:change-info>
            <text:p text:style-name="P10">in </text:p>
          </text:deletion>
        </text:changed-region>
        <text:changed-region text:id="ct1239138664">
          <text:format-change>
            <office:change-info>
              <dc:creator>Friedhelm Abels</dc:creator>
              <dc:date>2005-04-09T11:06:00</dc:date>
            </office:change-info>
          </text:format-change>
        </text:changed-region>
        <text:changed-region text:id="ct1238825520">
          <text:deletion>
            <office:change-info>
              <dc:creator>Jürgen Wippler</dc:creator>
              <dc:date>2005-03-02T19:43:00</dc:date>
            </office:change-info>
            <text:p text:style-name="P10">-</text:p>
          </text:deletion>
        </text:changed-region>
        <text:changed-region text:id="ct1239290448">
          <text:insertion>
            <office:change-info>
              <dc:creator>Thomas Hackert</dc:creator>
              <dc:date>2005-04-13T09:40:00</dc:date>
            </office:change-info>
          </text:insertion>
        </text:changed-region>
        <text:changed-region text:id="ct1238875200">
          <text:format-change>
            <office:change-info>
              <dc:creator>Friedhelm Abels</dc:creator>
              <dc:date>2005-04-09T11:06:00</dc:date>
            </office:change-info>
          </text:format-change>
        </text:changed-region>
        <text:changed-region text:id="ct1237688120">
          <text:insertion>
            <office:change-info>
              <dc:creator>Jürgen Wippler</dc:creator>
              <dc:date>2005-03-02T19:43:00</dc:date>
            </office:change-info>
          </text:insertion>
        </text:changed-region>
        <text:changed-region text:id="ct1238988296">
          <text:format-change>
            <office:change-info>
              <dc:creator>Friedhelm Abels</dc:creator>
              <dc:date>2005-04-09T11:06:00</dc:date>
            </office:change-info>
          </text:format-change>
        </text:changed-region>
        <text:changed-region text:id="ct1238839424">
          <text:deletion>
            <office:change-info>
              <dc:creator>Thomas Hackert</dc:creator>
              <dc:date>2005-04-13T09:40:00</dc:date>
            </office:change-info>
            <text:p text:style-name="P10">Zugang und Veränderung zu Datenquellen </text:p>
          </text:deletion>
        </text:changed-region>
        <text:changed-region text:id="ct1200481736">
          <text:insertion>
            <office:change-info>
              <dc:creator>Friedhelm Abels</dc:creator>
              <dc:date>2005-04-09T12:04:00</dc:date>
            </office:change-info>
          </text:insertion>
        </text:changed-region>
        <text:changed-region text:id="ct1230523304">
          <text:format-change>
            <office:change-info>
              <dc:creator>Friedhelm Abels</dc:creator>
              <dc:date>2005-04-09T11:06:00</dc:date>
            </office:change-info>
          </text:format-change>
        </text:changed-region>
        <text:changed-region text:id="ct1230466808">
          <text:deletion>
            <office:change-info>
              <dc:creator>Thomas Hackert</dc:creator>
              <dc:date>2005-04-13T09:41:00</dc:date>
            </office:change-info>
            <text:p text:style-name="P10">h</text:p>
          </text:deletion>
        </text:changed-region>
        <text:changed-region text:id="ct1239063384">
          <text:deletion>
            <office:change-info>
              <dc:creator>Friedhelm Abels</dc:creator>
              <dc:date>2005-04-09T12:05:00</dc:date>
            </office:change-info>
            <text:p text:style-name="P10">b</text:p>
          </text:deletion>
        </text:changed-region>
        <text:changed-region text:id="ct1201564432">
          <text:insertion>
            <office:change-info>
              <dc:creator>Thomas Hackert</dc:creator>
              <dc:date>2005-04-13T09:41:00</dc:date>
            </office:change-info>
          </text:insertion>
        </text:changed-region>
        <text:changed-region text:id="ct1238840144">
          <text:format-change>
            <office:change-info>
              <dc:creator>Friedhelm Abels</dc:creator>
              <dc:date>2005-04-09T11:06:00</dc:date>
            </office:change-info>
          </text:format-change>
        </text:changed-region>
        <text:changed-region text:id="ct1230520192">
          <text:deletion>
            <office:change-info>
              <dc:creator>Thomas Hackert</dc:creator>
              <dc:date>2005-04-13T09:41:00</dc:date>
            </office:change-info>
            <text:p text:style-name="P10">r</text:p>
          </text:deletion>
        </text:changed-region>
        <text:changed-region text:id="ct1238866352">
          <text:format-change>
            <office:change-info>
              <dc:creator>Friedhelm Abels</dc:creator>
              <dc:date>2005-04-09T11:06:00</dc:date>
            </office:change-info>
          </text:format-change>
        </text:changed-region>
        <text:changed-region text:id="ct1239164144">
          <text:deletion>
            <office:change-info>
              <dc:creator>Friedhelm Abels</dc:creator>
              <dc:date>2005-04-09T12:02:00</dc:date>
            </office:change-info>
            <text:p text:style-name="P10"><text:span text:style-name="T36">Sehen S</text:span></text:p>
          </text:deletion>
        </text:changed-region>
        <text:changed-region text:id="ct1239439488">
          <text:insertion>
            <office:change-info>
              <dc:creator>Friedhelm Abels</dc:creator>
              <dc:date>2005-04-09T12:02:00</dc:date>
            </office:change-info>
          </text:insertion>
        </text:changed-region>
        <text:changed-region text:id="ct1218559488">
          <text:format-change>
            <office:change-info>
              <dc:creator>Friedhelm Abels</dc:creator>
              <dc:date>2005-04-09T12:01:00</dc:date>
            </office:change-info>
          </text:format-change>
        </text:changed-region>
        <text:changed-region text:id="ct1234581368">
          <text:insertion>
            <office:change-info>
              <dc:creator>Friedhelm Abels</dc:creator>
              <dc:date>2005-04-09T12:02:00</dc:date>
            </office:change-info>
          </text:insertion>
        </text:changed-region>
        <text:changed-region text:id="ct1201649752">
          <text:format-change>
            <office:change-info>
              <dc:creator>Friedhelm Abels</dc:creator>
              <dc:date>2005-04-09T11:06:00</dc:date>
            </office:change-info>
          </text:format-change>
        </text:changed-region>
        <text:changed-region text:id="ct1234595904">
          <text:format-change>
            <office:change-info>
              <dc:creator>Thomas Hackert</dc:creator>
              <dc:date>2005-04-28T10:56:00</dc:date>
            </office:change-info>
          </text:format-change>
        </text:changed-region>
        <text:changed-region text:id="ct1234596008">
          <text:format-change>
            <office:change-info>
              <dc:creator>Friedhelm Abels</dc:creator>
              <dc:date>2005-04-09T11:06:00</dc:date>
            </office:change-info>
          </text:format-change>
        </text:changed-region>
        <text:changed-region text:id="ct1234596448">
          <text:format-change>
            <office:change-info>
              <dc:creator>Thomas Hackert</dc:creator>
              <dc:date>2005-04-28T10:57:00</dc:date>
            </office:change-info>
          </text:format-change>
        </text:changed-region>
        <text:changed-region text:id="ct1234597224">
          <text:format-change>
            <office:change-info>
              <dc:creator>Friedhelm Abels</dc:creator>
              <dc:date>2005-04-09T11:06:00</dc:date>
            </office:change-info>
          </text:format-change>
        </text:changed-region>
        <text:changed-region text:id="ct1239087832">
          <text:format-change>
            <office:change-info>
              <dc:creator>Friedhelm Abels</dc:creator>
              <dc:date>2005-04-09T11:06:00</dc:date>
            </office:change-info>
          </text:format-change>
        </text:changed-region>
        <text:changed-region text:id="ct1238988744">
          <text:insertion>
            <office:change-info>
              <dc:creator>Mathias Röllig</dc:creator>
              <dc:date>2005-03-05T01:13:00</dc:date>
            </office:change-info>
          </text:insertion>
        </text:changed-region>
        <text:changed-region text:id="ct1201563640">
          <text:deletion>
            <office:change-info>
              <dc:creator>Mathias Röllig</dc:creator>
              <dc:date>2005-03-05T01:13:00</dc:date>
            </office:change-info>
            <text:p text:style-name="P10">Datenbank</text:p>
          </text:deletion>
        </text:changed-region>
        <text:changed-region text:id="ct1225874112">
          <text:format-change>
            <office:change-info>
              <dc:creator>Friedhelm Abels</dc:creator>
              <dc:date>2005-04-09T11:06:00</dc:date>
            </office:change-info>
          </text:format-change>
        </text:changed-region>
        <text:changed-region text:id="ct1226991568">
          <text:deletion>
            <office:change-info>
              <dc:creator>Jürgen Wippler</dc:creator>
              <dc:date>2005-03-02T19:44:00</dc:date>
            </office:change-info>
            <text:p text:style-name="P10">-</text:p>
          </text:deletion>
        </text:changed-region>
        <text:changed-region text:id="ct1198800576">
          <text:insertion>
            <office:change-info>
              <dc:creator>Thomas Hackert</dc:creator>
              <dc:date>2005-04-13T09:42:00</dc:date>
            </office:change-info>
          </text:insertion>
        </text:changed-region>
        <text:changed-region text:id="ct1238824192">
          <text:format-change>
            <office:change-info>
              <dc:creator>Friedhelm Abels</dc:creator>
              <dc:date>2005-04-09T11:06:00</dc:date>
            </office:change-info>
          </text:format-change>
        </text:changed-region>
        <text:changed-region text:id="ct1230548392">
          <text:deletion>
            <office:change-info>
              <dc:creator>Thomas Hackert</dc:creator>
              <dc:date>2005-04-11T18:28:00</dc:date>
            </office:change-info>
            <text:p text:style-name="P10">(R)</text:p>
          </text:deletion>
        </text:changed-region>
        <text:changed-region text:id="ct1239140112">
          <text:deletion>
            <office:change-info>
              <dc:creator>Thomas Hackert</dc:creator>
              <dc:date>2005-04-13T09:41:00</dc:date>
            </office:change-info>
            <text:p text:style-name="P10"><text:s/></text:p>
          </text:deletion>
        </text:changed-region>
        <text:changed-region text:id="ct1238821320">
          <text:insertion>
            <office:change-info>
              <dc:creator>Thomas Hackert</dc:creator>
              <dc:date>2005-04-11T18:28:00</dc:date>
            </office:change-info>
          </text:insertion>
        </text:changed-region>
        <text:changed-region text:id="ct1227029496">
          <text:format-change>
            <office:change-info>
              <dc:creator>Friedhelm Abels</dc:creator>
              <dc:date>2005-04-09T11:06:00</dc:date>
            </office:change-info>
          </text:format-change>
        </text:changed-region>
        <text:changed-region text:id="ct1218551488">
          <text:insertion>
            <office:change-info>
              <dc:creator>Jürgen Wippler</dc:creator>
              <dc:date>2005-03-02T19:44:00</dc:date>
            </office:change-info>
          </text:insertion>
        </text:changed-region>
        <text:changed-region text:id="ct1225875656">
          <text:format-change>
            <office:change-info>
              <dc:creator>Friedhelm Abels</dc:creator>
              <dc:date>2005-04-09T11:06:00</dc:date>
            </office:change-info>
          </text:format-change>
        </text:changed-region>
        <text:changed-region text:id="ct1234595776">
          <text:format-change>
            <office:change-info>
              <dc:creator>Friedhelm Abels</dc:creator>
              <dc:date>2005-04-09T11:06:00</dc:date>
            </office:change-info>
          </text:format-change>
        </text:changed-region>
        <text:changed-region text:id="ct1238821792">
          <text:deletion>
            <office:change-info>
              <dc:creator>Thomas Hackert</dc:creator>
              <dc:date>2005-04-11T18:28:00</dc:date>
            </office:change-info>
            <text:p text:style-name="P10">(R)</text:p>
          </text:deletion>
        </text:changed-region>
        <text:changed-region text:id="ct1226966776">
          <text:insertion>
            <office:change-info>
              <dc:creator>Thomas Hackert</dc:creator>
              <dc:date>2005-04-11T18:28:00</dc:date>
            </office:change-info>
          </text:insertion>
        </text:changed-region>
        <text:changed-region text:id="ct1230469144">
          <text:format-change>
            <office:change-info>
              <dc:creator>Friedhelm Abels</dc:creator>
              <dc:date>2005-04-09T11:06:00</dc:date>
            </office:change-info>
          </text:format-change>
        </text:changed-region>
        <text:changed-region text:id="ct1234596344">
          <text:insertion>
            <office:change-info>
              <dc:creator>unknown</dc:creator>
              <dc:date>2005-02-16T14:20:00</dc:date>
            </office:change-info>
          </text:insertion>
        </text:changed-region>
        <text:changed-region text:id="ct1238839600">
          <text:format-change>
            <office:change-info>
              <dc:creator>Friedhelm Abels</dc:creator>
              <dc:date>2005-04-09T11:06:00</dc:date>
            </office:change-info>
          </text:format-change>
        </text:changed-region>
        <text:changed-region text:id="ct1239066328">
          <text:insertion>
            <office:change-info>
              <dc:creator>unknown</dc:creator>
              <dc:date>2005-02-16T14:20:00</dc:date>
            </office:change-info>
          </text:insertion>
        </text:changed-region>
        <text:changed-region text:id="ct1241042944">
          <text:format-change>
            <office:change-info>
              <dc:creator>Friedhelm Abels</dc:creator>
              <dc:date>2005-04-09T11:06:00</dc:date>
            </office:change-info>
          </text:format-change>
        </text:changed-region>
        <text:changed-region text:id="ct1225818392">
          <text:insertion>
            <office:change-info>
              <dc:creator>Jürgen Wippler</dc:creator>
              <dc:date>2005-03-02T19:44:00</dc:date>
            </office:change-info>
          </text:insertion>
        </text:changed-region>
        <text:changed-region text:id="ct1201826856">
          <text:format-change>
            <office:change-info>
              <dc:creator>Friedhelm Abels</dc:creator>
              <dc:date>2005-04-09T11:06:00</dc:date>
            </office:change-info>
          </text:format-change>
        </text:changed-region>
        <text:changed-region text:id="ct1200485648">
          <text:insertion>
            <office:change-info>
              <dc:creator>Piii1000</dc:creator>
              <dc:date>2005-02-06T16:34:00</dc:date>
            </office:change-info>
          </text:insertion>
        </text:changed-region>
        <text:changed-region text:id="ct1218552400">
          <text:format-change>
            <office:change-info>
              <dc:creator>Friedhelm Abels</dc:creator>
              <dc:date>2005-04-09T11:06:00</dc:date>
            </office:change-info>
          </text:format-change>
        </text:changed-region>
        <text:changed-region text:id="ct1226965416">
          <text:format-change>
            <office:change-info>
              <dc:creator>Friedhelm Abels</dc:creator>
              <dc:date>2005-04-09T11:06:00</dc:date>
            </office:change-info>
          </text:format-change>
        </text:changed-region>
        <text:changed-region text:id="ct1238824024">
          <text:insertion>
            <office:change-info>
              <dc:creator>Mathias Röllig</dc:creator>
              <dc:date>2005-03-05T01:13:00</dc:date>
            </office:change-info>
          </text:insertion>
        </text:changed-region>
        <text:changed-region text:id="ct1201772496">
          <text:deletion>
            <office:change-info>
              <dc:creator>Mathias Röllig</dc:creator>
              <dc:date>2005-03-05T01:13:00</dc:date>
            </office:change-info>
            <text:p text:style-name="P10">Datenbank</text:p>
          </text:deletion>
        </text:changed-region>
        <text:changed-region text:id="ct1238875000">
          <text:format-change>
            <office:change-info>
              <dc:creator>Friedhelm Abels</dc:creator>
              <dc:date>2005-04-09T11:06:00</dc:date>
            </office:change-info>
          </text:format-change>
        </text:changed-region>
        <text:changed-region text:id="ct1201836768">
          <text:deletion>
            <office:change-info>
              <dc:creator>Thomas Hackert</dc:creator>
              <dc:date>2005-02-26T16:23:00</dc:date>
            </office:change-info>
            <text:p text:style-name="P11"><text:span text:style-name="T3">Formularkontrolle</text:span></text:p>
          </text:deletion>
        </text:changed-region>
        <text:changed-region text:id="ct1227029936">
          <text:insertion>
            <office:change-info>
              <dc:creator>Thomas Hackert</dc:creator>
              <dc:date>2005-02-26T16:23:00</dc:date>
            </office:change-info>
          </text:insertion>
        </text:changed-region>
        <text:changed-region text:id="ct1239292880">
          <text:deletion>
            <office:change-info>
              <dc:creator>Thomas Hackert</dc:creator>
              <dc:date>2005-02-26T16:29:00</dc:date>
            </office:change-info>
            <text:p text:style-name="P11"><text:span text:style-name="T16">n</text:span></text:p>
          </text:deletion>
        </text:changed-region>
        <text:changed-region text:id="ct1233668800">
          <text:format-change>
            <office:change-info>
              <dc:creator>Friedhelm Abels</dc:creator>
              <dc:date>2005-04-09T11:06:00</dc:date>
            </office:change-info>
          </text:format-change>
        </text:changed-region>
        <text:changed-region text:id="ct1142911944">
          <text:deletion>
            <office:change-info>
              <dc:creator>Piii1000</dc:creator>
              <dc:date>2005-02-06T16:36:00</dc:date>
            </office:change-info>
            <text:p text:style-name="P11"><text:span text:style-name="T3">.</text:span></text:p>
          </text:deletion>
        </text:changed-region>
        <text:changed-region text:id="ct1230487688">
          <text:format-change>
            <office:change-info>
              <dc:creator>Friedhelm Abels</dc:creator>
              <dc:date>2005-04-09T11:06:00</dc:date>
            </office:change-info>
          </text:format-change>
        </text:changed-region>
        <text:changed-region text:id="ct1226972168">
          <text:deletion>
            <office:change-info>
              <dc:creator>Friedhelm Abels</dc:creator>
              <dc:date>2005-04-09T09:52:00</dc:date>
            </office:change-info>
            <text:p text:style-name="P11"><text:a xlink:type="simple" xlink:href="http://www.openoffice.org/issues/show_bug.cgi?id=26592"><text:span text:style-name="T14">issue</text:span></text:a></text:p>
          </text:deletion>
        </text:changed-region>
        <text:changed-region text:id="ct1234586504">
          <text:insertion>
            <office:change-info>
              <dc:creator>Friedhelm Abels</dc:creator>
              <dc:date>2005-04-09T09:52:00</dc:date>
            </office:change-info>
          </text:insertion>
        </text:changed-region>
        <text:changed-region text:id="ct1225925648">
          <text:format-change>
            <office:change-info>
              <dc:creator>Friedhelm Abels</dc:creator>
              <dc:date>2005-04-09T11:06:00</dc:date>
            </office:change-info>
          </text:format-change>
        </text:changed-region>
        <text:changed-region text:id="ct1238867520">
          <text:format-change>
            <office:change-info>
              <dc:creator>Friedhelm Abels</dc:creator>
              <dc:date>2005-04-09T11:06:00</dc:date>
            </office:change-info>
          </text:format-change>
        </text:changed-region>
        <text:changed-region text:id="ct1225874336">
          <text:deletion>
            <office:change-info>
              <dc:creator>Thomas Hackert</dc:creator>
              <dc:date>2005-04-17T12:28:00</dc:date>
            </office:change-info>
            <text:p text:style-name="P10"><text:s/><office:annotation><dc:creator>JW</dc:creator><dc:date>2005-03-02T00:00:00</dc:date><text:p>Knopfklärungen - ihr arbeitet ja schon an dem Ausdruck?</text:p><text:p>---- JW, 02.03.2005, 20:22 ----</text:p><text:p/></office:annotation></text:p>
          </text:deletion>
        </text:changed-region>
        <text:changed-region text:id="ct1218793568">
          <text:insertion>
            <office:change-info>
              <dc:creator>Mathias Röllig</dc:creator>
              <dc:date>2005-03-05T01:13:00</dc:date>
            </office:change-info>
          </text:insertion>
        </text:changed-region>
        <text:changed-region text:id="ct1239119880">
          <text:deletion>
            <office:change-info>
              <dc:creator>Mathias Röllig</dc:creator>
              <dc:date>2005-03-05T01:13:00</dc:date>
            </office:change-info>
            <text:p text:style-name="P10">Datenbank</text:p>
          </text:deletion>
        </text:changed-region>
        <text:changed-region text:id="ct1239068312">
          <text:format-change>
            <office:change-info>
              <dc:creator>Friedhelm Abels</dc:creator>
              <dc:date>2005-04-09T11:06:00</dc:date>
            </office:change-info>
          </text:format-change>
        </text:changed-region>
        <text:changed-region text:id="ct1239063592">
          <text:format-change>
            <office:change-info>
              <dc:creator>Friedhelm Abels</dc:creator>
              <dc:date>2005-04-09T11:06:00</dc:date>
            </office:change-info>
          </text:format-change>
        </text:changed-region>
        <text:changed-region text:id="ct1238800952">
          <text:insertion>
            <office:change-info>
              <dc:creator>Mathias Röllig</dc:creator>
              <dc:date>2005-03-05T01:13:00</dc:date>
            </office:change-info>
          </text:insertion>
        </text:changed-region>
        <text:changed-region text:id="ct1238955576">
          <text:deletion>
            <office:change-info>
              <dc:creator>Mathias Röllig</dc:creator>
              <dc:date>2005-03-05T01:13:00</dc:date>
            </office:change-info>
            <text:p text:style-name="P10">Datenbank</text:p>
          </text:deletion>
        </text:changed-region>
        <text:changed-region text:id="ct1200831968">
          <text:format-change>
            <office:change-info>
              <dc:creator>Friedhelm Abels</dc:creator>
              <dc:date>2005-04-09T11:06:00</dc:date>
            </office:change-info>
          </text:format-change>
        </text:changed-region>
        <text:changed-region text:id="ct1201649856">
          <text:insertion>
            <office:change-info>
              <dc:creator>Thomas Hackert</dc:creator>
              <dc:date>2005-04-13T09:43:00</dc:date>
            </office:change-info>
          </text:insertion>
        </text:changed-region>
        <text:changed-region text:id="ct1239358416">
          <text:format-change>
            <office:change-info>
              <dc:creator>Friedhelm Abels</dc:creator>
              <dc:date>2005-04-09T11:06:00</dc:date>
            </office:change-info>
          </text:format-change>
        </text:changed-region>
        <text:changed-region text:id="ct1200486144">
          <text:deletion>
            <office:change-info>
              <dc:creator>Thomas Hackert</dc:creator>
              <dc:date>2005-04-28T13:02:00</dc:date>
            </office:change-info>
            <text:p text:style-name="P10">.</text:p>
          </text:deletion>
        </text:changed-region>
        <text:changed-region text:id="ct1238990440">
          <text:format-change>
            <office:change-info>
              <dc:creator>Friedhelm Abels</dc:creator>
              <dc:date>2005-04-09T11:06:00</dc:date>
            </office:change-info>
          </text:format-change>
        </text:changed-region>
        <text:changed-region text:id="ct1234049048">
          <text:insertion>
            <office:change-info>
              <dc:creator>Thomas Hackert</dc:creator>
              <dc:date>2005-04-28T13:02:00</dc:date>
            </office:change-info>
          </text:insertion>
        </text:changed-region>
        <text:changed-region text:id="ct1227029240">
          <text:format-change>
            <office:change-info>
              <dc:creator>Friedhelm Abels</dc:creator>
              <dc:date>2005-04-09T11:06:00</dc:date>
            </office:change-info>
          </text:format-change>
        </text:changed-region>
        <text:changed-region text:id="ct1239138376">
          <text:insertion>
            <office:change-info>
              <dc:creator>unknown</dc:creator>
              <dc:date>2005-02-16T14:23:00</dc:date>
            </office:change-info>
          </text:insertion>
        </text:changed-region>
        <text:changed-region text:id="ct1198494088">
          <text:deletion>
            <office:change-info>
              <dc:creator>unknown</dc:creator>
              <dc:date>2005-02-16T14:24:00</dc:date>
            </office:change-info>
            <text:p text:style-name="P10">unfähig</text:p>
          </text:deletion>
        </text:changed-region>
        <text:changed-region text:id="ct1225832712">
          <text:insertion>
            <office:change-info>
              <dc:creator>unknown</dc:creator>
              <dc:date>2005-02-16T14:24:00</dc:date>
            </office:change-info>
          </text:insertion>
        </text:changed-region>
        <text:changed-region text:id="ct1216510448">
          <text:format-change>
            <office:change-info>
              <dc:creator>Friedhelm Abels</dc:creator>
              <dc:date>2005-04-09T11:06:00</dc:date>
            </office:change-info>
          </text:format-change>
        </text:changed-region>
        <text:changed-region text:id="ct1201922040">
          <text:insertion>
            <office:change-info>
              <dc:creator>unknown</dc:creator>
              <dc:date>2005-02-16T14:24:00</dc:date>
            </office:change-info>
          </text:insertion>
        </text:changed-region>
        <text:changed-region text:id="ct1230466552">
          <text:deletion>
            <office:change-info>
              <dc:creator>unknown</dc:creator>
              <dc:date>2005-02-16T14:24:00</dc:date>
            </office:change-info>
            <text:p text:style-name="P10">m</text:p>
          </text:deletion>
        </text:changed-region>
        <text:changed-region text:id="ct1198496160">
          <text:insertion>
            <office:change-info>
              <dc:creator>unknown</dc:creator>
              <dc:date>2005-02-16T14:24:00</dc:date>
              <text:p>Sollten wir dann nicht hier "Ermöglichen"</text:p>
              <text:p>schreiben?</text:p>
              <text:p/>
              <text:p/>
              <text:p/>
              <text:p/>
              <text:p/>
              <text:p/>
              <text:p/>
              <text:p/>
              <text:p/>
              <text:p/>
              <text:p/>
              <text:p/>
              <text:p/>
              <text:p/>
              <text:p/>
              <text:p/>
              <text:p/>
              <text:p/>
              <text:p/>
              <text:p/>
              <text:p/>
              <text:p/>
              <text:p/>
              <text:p/>
              <text:p/>
              <text:p/>
              <text:p/>
              <text:p/>
              <text:p/>
            </office:change-info>
          </text:insertion>
        </text:changed-region>
        <text:changed-region text:id="ct1239120688">
          <text:format-change>
            <office:change-info>
              <dc:creator>Friedhelm Abels</dc:creator>
              <dc:date>2005-04-09T11:06:00</dc:date>
            </office:change-info>
          </text:format-change>
        </text:changed-region>
        <text:changed-region text:id="ct1200484352">
          <text:format-change>
            <office:change-info>
              <dc:creator>Friedhelm Abels</dc:creator>
              <dc:date>2005-04-09T11:06:00</dc:date>
            </office:change-info>
          </text:format-change>
        </text:changed-region>
        <text:changed-region text:id="ct1225816600">
          <text:insertion>
            <office:change-info>
              <dc:creator>Mathias Röllig</dc:creator>
              <dc:date>2005-03-05T01:13:00</dc:date>
            </office:change-info>
          </text:insertion>
        </text:changed-region>
        <text:changed-region text:id="ct1225816704">
          <text:deletion>
            <office:change-info>
              <dc:creator>Mathias Röllig</dc:creator>
              <dc:date>2005-03-05T01:13:00</dc:date>
            </office:change-info>
            <text:p text:style-name="P10">Datenbank</text:p>
          </text:deletion>
        </text:changed-region>
        <text:changed-region text:id="ct1227027088">
          <text:format-change>
            <office:change-info>
              <dc:creator>Friedhelm Abels</dc:creator>
              <dc:date>2005-04-09T11:06:00</dc:date>
            </office:change-info>
          </text:format-change>
        </text:changed-region>
        <text:changed-region text:id="ct1241045128">
          <text:deletion>
            <office:change-info>
              <dc:creator>Jürgen Wippler</dc:creator>
              <dc:date>2005-03-04T10:32:00</dc:date>
            </office:change-info>
            <text:p text:style-name="P10">sind der Ausführung der</text:p>
          </text:deletion>
        </text:changed-region>
        <text:changed-region text:id="ct1239294976">
          <text:insertion>
            <office:change-info>
              <dc:creator>Jürgen Wippler</dc:creator>
              <dc:date>2005-03-04T10:32:00</dc:date>
            </office:change-info>
          </text:insertion>
        </text:changed-region>
        <text:changed-region text:id="ct1230516472">
          <text:format-change>
            <office:change-info>
              <dc:creator>Friedhelm Abels</dc:creator>
              <dc:date>2005-04-09T11:06:00</dc:date>
            </office:change-info>
          </text:format-change>
        </text:changed-region>
        <text:changed-region text:id="ct1198495712">
          <text:deletion>
            <office:change-info>
              <dc:creator>Jürgen Wippler</dc:creator>
              <dc:date>2005-03-04T10:32:00</dc:date>
            </office:change-info>
            <text:p text:style-name="P10">n</text:p>
          </text:deletion>
        </text:changed-region>
        <text:changed-region text:id="ct1234596112">
          <text:format-change>
            <office:change-info>
              <dc:creator>Friedhelm Abels</dc:creator>
              <dc:date>2005-04-09T11:06:00</dc:date>
            </office:change-info>
          </text:format-change>
        </text:changed-region>
        <text:changed-region text:id="ct1201833112">
          <text:deletion>
            <office:change-info>
              <dc:creator>Jürgen Wippler</dc:creator>
              <dc:date>2005-03-04T10:32:00</dc:date>
            </office:change-info>
            <text:p text:style-name="P10">fähig</text:p>
          </text:deletion>
        </text:changed-region>
        <text:changed-region text:id="ct1226964320">
          <text:insertion>
            <office:change-info>
              <dc:creator>Jürgen Wippler</dc:creator>
              <dc:date>2005-03-04T10:32:00</dc:date>
            </office:change-info>
          </text:insertion>
        </text:changed-region>
        <text:changed-region text:id="ct1201833656">
          <text:insertion>
            <office:change-info>
              <dc:creator>Thomas Hackert</dc:creator>
              <dc:date>2005-04-13T09:44:00</dc:date>
            </office:change-info>
          </text:insertion>
        </text:changed-region>
        <text:changed-region text:id="ct1238842120">
          <text:insertion>
            <office:change-info>
              <dc:creator>Jürgen Wippler</dc:creator>
              <dc:date>2005-03-04T10:32:00</dc:date>
            </office:change-info>
          </text:insertion>
        </text:changed-region>
        <text:changed-region text:id="ct1238802800">
          <text:format-change>
            <office:change-info>
              <dc:creator>Friedhelm Abels</dc:creator>
              <dc:date>2005-04-09T11:06:00</dc:date>
            </office:change-info>
          </text:format-change>
        </text:changed-region>
        <text:changed-region text:id="ct1201834416">
          <text:format-change>
            <office:change-info>
              <dc:creator>Friedhelm Abels</dc:creator>
              <dc:date>2005-04-09T11:06:00</dc:date>
            </office:change-info>
          </text:format-change>
        </text:changed-region>
        <text:changed-region text:id="ct1225924544">
          <text:insertion>
            <office:change-info>
              <dc:creator>Mathias Röllig</dc:creator>
              <dc:date>2005-03-05T01:13:00</dc:date>
            </office:change-info>
          </text:insertion>
        </text:changed-region>
        <text:changed-region text:id="ct1239119128">
          <text:deletion>
            <office:change-info>
              <dc:creator>Mathias Röllig</dc:creator>
              <dc:date>2005-03-05T01:13:00</dc:date>
            </office:change-info>
            <text:p text:style-name="P10">Datenbank</text:p>
          </text:deletion>
        </text:changed-region>
        <text:changed-region text:id="ct1201972480">
          <text:format-change>
            <office:change-info>
              <dc:creator>Friedhelm Abels</dc:creator>
              <dc:date>2005-04-09T11:06:00</dc:date>
            </office:change-info>
          </text:format-change>
        </text:changed-region>
        <text:changed-region text:id="ct1198800248">
          <text:insertion>
            <office:change-info>
              <dc:creator>unknown</dc:creator>
              <dc:date>2005-02-16T14:25:00</dc:date>
            </office:change-info>
          </text:insertion>
        </text:changed-region>
        <text:changed-region text:id="ct1201972584">
          <text:deletion>
            <office:change-info>
              <dc:creator>unknown</dc:creator>
              <dc:date>2005-02-16T14:25:00</dc:date>
            </office:change-info>
            <text:p text:style-name="P10">n</text:p>
          </text:deletion>
        </text:changed-region>
        <text:changed-region text:id="ct1225924648">
          <text:format-change>
            <office:change-info>
              <dc:creator>Friedhelm Abels</dc:creator>
              <dc:date>2005-04-09T11:06:00</dc:date>
            </office:change-info>
          </text:format-change>
        </text:changed-region>
        <text:changed-region text:id="ct1225924752">
          <text:insertion>
            <office:change-info>
              <dc:creator>unknown</dc:creator>
              <dc:date>2005-02-16T14:26:00</dc:date>
            </office:change-info>
          </text:insertion>
        </text:changed-region>
        <text:changed-region text:id="ct1218791736">
          <text:format-change>
            <office:change-info>
              <dc:creator>Friedhelm Abels</dc:creator>
              <dc:date>2005-04-09T11:06:00</dc:date>
            </office:change-info>
          </text:format-change>
        </text:changed-region>
        <text:changed-region text:id="ct1239290816">
          <text:insertion>
            <office:change-info>
              <dc:creator>unknown</dc:creator>
              <dc:date>2005-02-16T14:26:00</dc:date>
            </office:change-info>
          </text:insertion>
        </text:changed-region>
        <text:changed-region text:id="ct1227026160">
          <text:format-change>
            <office:change-info>
              <dc:creator>Friedhelm Abels</dc:creator>
              <dc:date>2005-04-09T11:06:00</dc:date>
            </office:change-info>
          </text:format-change>
        </text:changed-region>
        <text:changed-region text:id="ct1238873144">
          <text:insertion>
            <office:change-info>
              <dc:creator>unknown</dc:creator>
              <dc:date>2005-02-16T14:26:00</dc:date>
            </office:change-info>
          </text:insertion>
        </text:changed-region>
        <text:changed-region text:id="ct1226989456">
          <text:deletion>
            <office:change-info>
              <dc:creator>unknown</dc:creator>
              <dc:date>2005-02-16T14:26:00</dc:date>
            </office:change-info>
            <text:p text:style-name="P10">en</text:p>
          </text:deletion>
        </text:changed-region>
        <text:changed-region text:id="ct1226989560">
          <text:format-change>
            <office:change-info>
              <dc:creator>Friedhelm Abels</dc:creator>
              <dc:date>2005-04-09T11:06:00</dc:date>
            </office:change-info>
          </text:format-change>
        </text:changed-region>
        <text:changed-region text:id="ct1234627408">
          <text:format-change>
            <office:change-info>
              <dc:creator>Friedhelm Abels</dc:creator>
              <dc:date>2005-04-09T11:06:00</dc:date>
            </office:change-info>
          </text:format-change>
        </text:changed-region>
        <text:changed-region text:id="ct1198493784">
          <text:insertion>
            <office:change-info>
              <dc:creator>Mathias Röllig</dc:creator>
              <dc:date>2005-03-05T01:13:00</dc:date>
            </office:change-info>
          </text:insertion>
        </text:changed-region>
        <text:changed-region text:id="ct1238990088">
          <text:deletion>
            <office:change-info>
              <dc:creator>Mathias Röllig</dc:creator>
              <dc:date>2005-03-05T01:13:00</dc:date>
            </office:change-info>
            <text:p text:style-name="P10">Datenbank</text:p>
          </text:deletion>
        </text:changed-region>
        <text:changed-region text:id="ct1237687744">
          <text:format-change>
            <office:change-info>
              <dc:creator>Friedhelm Abels</dc:creator>
              <dc:date>2005-04-09T11:06:00</dc:date>
            </office:change-info>
          </text:format-change>
        </text:changed-region>
        <text:changed-region text:id="ct1198798768">
          <text:insertion>
            <office:change-info>
              <dc:creator>unknown</dc:creator>
              <dc:date>2005-02-16T14:26:00</dc:date>
            </office:change-info>
          </text:insertion>
        </text:changed-region>
        <text:changed-region text:id="ct1234576440">
          <text:format-change>
            <office:change-info>
              <dc:creator>Friedhelm Abels</dc:creator>
              <dc:date>2005-04-09T11:06:00</dc:date>
            </office:change-info>
          </text:format-change>
        </text:changed-region>
        <text:changed-region text:id="ct1239065496">
          <text:insertion>
            <office:change-info>
              <dc:creator>Thomas Hackert</dc:creator>
              <dc:date>2005-04-13T09:45:00</dc:date>
            </office:change-info>
          </text:insertion>
        </text:changed-region>
        <text:changed-region text:id="ct1239294328">
          <text:format-change>
            <office:change-info>
              <dc:creator>Friedhelm Abels</dc:creator>
              <dc:date>2005-04-09T11:06:00</dc:date>
            </office:change-info>
          </text:format-change>
        </text:changed-region>
        <text:changed-region text:id="ct1142912920">
          <text:insertion>
            <office:change-info>
              <dc:creator>unknown</dc:creator>
              <dc:date>2005-02-16T14:27:00</dc:date>
            </office:change-info>
          </text:insertion>
        </text:changed-region>
        <text:changed-region text:id="ct1239064944">
          <text:deletion>
            <office:change-info>
              <dc:creator>unknown</dc:creator>
              <dc:date>2005-02-16T14:27:00</dc:date>
            </office:change-info>
            <text:p text:style-name="P10">as</text:p>
          </text:deletion>
        </text:changed-region>
        <text:changed-region text:id="ct1234627512">
          <text:format-change>
            <office:change-info>
              <dc:creator>Friedhelm Abels</dc:creator>
              <dc:date>2005-04-09T11:06:00</dc:date>
            </office:change-info>
          </text:format-change>
        </text:changed-region>
        <text:changed-region text:id="ct1234633144">
          <text:format-change>
            <office:change-info>
              <dc:creator>Friedhelm Abels</dc:creator>
              <dc:date>2005-04-09T11:06:00</dc:date>
            </office:change-info>
          </text:format-change>
        </text:changed-region>
        <text:changed-region text:id="ct1201836184">
          <text:deletion>
            <office:change-info>
              <dc:creator>Thomas Hackert</dc:creator>
              <dc:date>2005-04-17T12:28:00</dc:date>
            </office:change-info>
            <text:p text:style-name="P11"><text:span text:style-name="T3"><text:s/></text:span><text:span text:style-name="T3"><office:annotation><dc:creator>JW</dc:creator><dc:date>2005-03-04T00:00:00</dc:date><text:p>Ab- / Einschalten der „outer join“-Sequenz kann auf einer per-Datenquellenbasis ermöglicht werden Für mich gibt dieser Satz nicht so recht Sinn, entweder fehlt ein Wort oder bitte anders formulieren.</text:p><text:p>---- JW, 04.03.2005, 10:35 ----</text:p><text:p/></office:annotation></text:span></text:p>
          </text:deletion>
        </text:changed-region>
        <text:changed-region text:id="ct1234629856">
          <text:format-change>
            <office:change-info>
              <dc:creator>Friedhelm Abels</dc:creator>
              <dc:date>2005-04-09T11:06:00</dc:date>
            </office:change-info>
          </text:format-change>
        </text:changed-region>
        <text:changed-region text:id="ct1234631600">
          <text:deletion>
            <office:change-info>
              <dc:creator>Piii1000</dc:creator>
              <dc:date>2005-02-06T16:39:00</dc:date>
            </office:change-info>
            <text:p text:style-name="P11"><text:span text:style-name="T3">beinhalten</text:span></text:p>
          </text:deletion>
        </text:changed-region>
        <text:changed-region text:id="ct1234633832">
          <text:insertion>
            <office:change-info>
              <dc:creator>Piii1000</dc:creator>
              <dc:date>2005-02-06T16:39:00</dc:date>
            </office:change-info>
          </text:insertion>
        </text:changed-region>
        <text:changed-region text:id="ct1234634568">
          <text:insertion>
            <office:change-info>
              <dc:creator>Piii1000</dc:creator>
              <dc:date>2005-02-06T16:38:00</dc:date>
            </office:change-info>
          </text:insertion>
        </text:changed-region>
        <text:changed-region text:id="ct1234633640">
          <text:deletion>
            <office:change-info>
              <dc:creator>Piii1000</dc:creator>
              <dc:date>2005-02-06T16:38:00</dc:date>
            </office:change-info>
            <text:p text:style-name="P11"><text:span text:style-name="T3"><text:s/>mit</text:span></text:p>
          </text:deletion>
        </text:changed-region>
        <text:changed-region text:id="ct1234634872">
          <text:format-change>
            <office:change-info>
              <dc:creator>Friedhelm Abels</dc:creator>
              <dc:date>2005-04-09T11:06:00</dc:date>
            </office:change-info>
          </text:format-change>
        </text:changed-region>
        <text:changed-region text:id="ct1239336256">
          <text:format-change>
            <office:change-info>
              <dc:creator>Friedhelm Abels</dc:creator>
              <dc:date>2005-04-09T11:06:00</dc:date>
            </office:change-info>
          </text:format-change>
        </text:changed-region>
        <text:changed-region text:id="ct1239336712">
          <text:deletion>
            <office:change-info>
              <dc:creator>Friedhelm Abels</dc:creator>
              <dc:date>2005-04-09T09:52:00</dc:date>
            </office:change-info>
            <text:p text:style-name="P11"><text:span text:style-name="T3">issue</text:span></text:p>
          </text:deletion>
        </text:changed-region>
        <text:changed-region text:id="ct1238590552">
          <text:insertion>
            <office:change-info>
              <dc:creator>Friedhelm Abels</dc:creator>
              <dc:date>2005-04-09T09:52:00</dc:date>
            </office:change-info>
          </text:insertion>
        </text:changed-region>
        <text:changed-region text:id="ct1234634032">
          <text:format-change>
            <office:change-info>
              <dc:creator>Friedhelm Abels</dc:creator>
              <dc:date>2005-04-09T11:06:00</dc:date>
            </office:change-info>
          </text:format-change>
        </text:changed-region>
        <text:changed-region text:id="ct1234634136">
          <text:deletion>
            <office:change-info>
              <dc:creator>Mathias Röllig</dc:creator>
              <dc:date>2005-03-05T01:13:00</dc:date>
            </office:change-info>
            <text:p text:style-name="P10">Datenbank</text:p>
          </text:deletion>
        </text:changed-region>
        <text:changed-region text:id="ct1238590424">
          <text:insertion>
            <office:change-info>
              <dc:creator>Mathias Röllig</dc:creator>
              <dc:date>2005-03-05T01:13:00</dc:date>
            </office:change-info>
          </text:insertion>
        </text:changed-region>
        <text:changed-region text:id="ct1234635384">
          <text:format-change>
            <office:change-info>
              <dc:creator>Friedhelm Abels</dc:creator>
              <dc:date>2005-04-09T11:06:00</dc:date>
            </office:change-info>
          </text:format-change>
        </text:changed-region>
        <text:changed-region text:id="ct1225821952">
          <text:format-change>
            <office:change-info>
              <dc:creator>Friedhelm Abels</dc:creator>
              <dc:date>2005-04-09T11:06:00</dc:date>
            </office:change-info>
          </text:format-change>
        </text:changed-region>
        <text:changed-region text:id="ct1234632568">
          <text:deletion>
            <office:change-info>
              <dc:creator>Thomas Hackert</dc:creator>
              <dc:date>2005-02-11T19:34:00</dc:date>
            </office:change-info>
            <text:p text:style-name="P10"><text:s/>geändert werden</text:p>
          </text:deletion>
        </text:changed-region>
        <text:changed-region text:id="ct1227073992">
          <text:format-change>
            <office:change-info>
              <dc:creator>Friedhelm Abels</dc:creator>
              <dc:date>2005-04-09T11:06:00</dc:date>
            </office:change-info>
          </text:format-change>
        </text:changed-region>
        <text:changed-region text:id="ct1234638720">
          <text:insertion>
            <office:change-info>
              <dc:creator>Thomas Hackert</dc:creator>
              <dc:date>2005-02-11T19:34:00</dc:date>
            </office:change-info>
          </text:insertion>
        </text:changed-region>
        <text:changed-region text:id="ct1234639496">
          <text:format-change>
            <office:change-info>
              <dc:creator>Friedhelm Abels</dc:creator>
              <dc:date>2005-04-09T11:06:00</dc:date>
            </office:change-info>
          </text:format-change>
        </text:changed-region>
        <text:changed-region text:id="ct1234632968">
          <text:format-change>
            <office:change-info>
              <dc:creator>Friedhelm Abels</dc:creator>
              <dc:date>2005-04-09T11:06:00</dc:date>
            </office:change-info>
          </text:format-change>
        </text:changed-region>
        <text:changed-region text:id="ct1238597704">
          <text:deletion>
            <office:change-info>
              <dc:creator>Mathias Röllig</dc:creator>
              <dc:date>2005-03-05T01:14:00</dc:date>
            </office:change-info>
            <text:p text:style-name="P10">Datenbank</text:p>
          </text:deletion>
        </text:changed-region>
        <text:changed-region text:id="ct1234627832">
          <text:insertion>
            <office:change-info>
              <dc:creator>Mathias Röllig</dc:creator>
              <dc:date>2005-03-05T01:14:00</dc:date>
            </office:change-info>
          </text:insertion>
        </text:changed-region>
        <text:changed-region text:id="ct1238598160">
          <text:format-change>
            <office:change-info>
              <dc:creator>Friedhelm Abels</dc:creator>
              <dc:date>2005-04-09T11:06:00</dc:date>
            </office:change-info>
          </text:format-change>
        </text:changed-region>
        <text:changed-region text:id="ct1225872960">
          <text:deletion>
            <office:change-info>
              <dc:creator>Piii1000</dc:creator>
              <dc:date>2005-02-06T16:39:00</dc:date>
            </office:change-info>
            <text:p text:style-name="P10">Assistentenpanele</text:p>
          </text:deletion>
        </text:changed-region>
        <text:changed-region text:id="ct1234639224">
          <text:insertion>
            <office:change-info>
              <dc:creator>Piii1000</dc:creator>
              <dc:date>2005-02-06T16:39:00</dc:date>
            </office:change-info>
          </text:insertion>
        </text:changed-region>
        <text:changed-region text:id="ct1234640736">
          <text:deletion>
            <office:change-info>
              <dc:creator>unknown</dc:creator>
              <dc:date>2005-02-16T14:30:00</dc:date>
            </office:change-info>
            <text:p text:style-name="P10">e</text:p>
          </text:deletion>
        </text:changed-region>
        <text:changed-region text:id="ct1238601000">
          <text:insertion>
            <office:change-info>
              <dc:creator>Piii1000</dc:creator>
              <dc:date>2005-02-06T16:39:00</dc:date>
            </office:change-info>
          </text:insertion>
        </text:changed-region>
        <text:changed-region text:id="ct1238599864">
          <text:format-change>
            <office:change-info>
              <dc:creator>Friedhelm Abels</dc:creator>
              <dc:date>2005-04-09T11:06:00</dc:date>
            </office:change-info>
          </text:format-change>
        </text:changed-region>
        <text:changed-region text:id="ct1238599520">
          <text:deletion>
            <office:change-info>
              <dc:creator>Piii1000</dc:creator>
              <dc:date>2005-02-06T16:40:00</dc:date>
            </office:change-info>
            <text:p text:style-name="P10">te</text:p>
          </text:deletion>
        </text:changed-region>
        <text:changed-region text:id="ct1238600656">
          <text:format-change>
            <office:change-info>
              <dc:creator>Friedhelm Abels</dc:creator>
              <dc:date>2005-04-09T11:06:00</dc:date>
            </office:change-info>
          </text:format-change>
        </text:changed-region>
        <text:changed-region text:id="ct1238600096">
          <text:format-change>
            <office:change-info>
              <dc:creator>Friedhelm Abels</dc:creator>
              <dc:date>2005-04-09T11:06:00</dc:date>
            </office:change-info>
          </text:format-change>
        </text:changed-region>
        <text:changed-region text:id="ct1238596856">
          <text:deletion>
            <office:change-info>
              <dc:creator>unknown</dc:creator>
              <dc:date>2005-02-16T14:30:00</dc:date>
            </office:change-info>
            <text:p text:style-name="P10">,</text:p>
          </text:deletion>
        </text:changed-region>
        <text:changed-region text:id="ct1201762920">
          <text:format-change>
            <office:change-info>
              <dc:creator>Friedhelm Abels</dc:creator>
              <dc:date>2005-04-09T11:06:00</dc:date>
            </office:change-info>
          </text:format-change>
        </text:changed-region>
        <text:changed-region text:id="ct1234642776">
          <text:format-change>
            <office:change-info>
              <dc:creator>Friedhelm Abels</dc:creator>
              <dc:date>2005-04-09T11:06:00</dc:date>
            </office:change-info>
          </text:format-change>
        </text:changed-region>
        <text:changed-region text:id="ct1234642880">
          <text:deletion>
            <office:change-info>
              <dc:creator>Mathias Röllig</dc:creator>
              <dc:date>2005-03-05T01:14:00</dc:date>
            </office:change-info>
            <text:p text:style-name="P10">Datenbank</text:p>
          </text:deletion>
        </text:changed-region>
        <text:changed-region text:id="ct1234639600">
          <text:insertion>
            <office:change-info>
              <dc:creator>Mathias Röllig</dc:creator>
              <dc:date>2005-03-05T01:14:00</dc:date>
            </office:change-info>
          </text:insertion>
        </text:changed-region>
        <text:changed-region text:id="ct1201763816">
          <text:format-change>
            <office:change-info>
              <dc:creator>Friedhelm Abels</dc:creator>
              <dc:date>2005-04-09T11:06:00</dc:date>
            </office:change-info>
          </text:format-change>
        </text:changed-region>
        <text:changed-region text:id="ct1234629960">
          <text:insertion>
            <office:change-info>
              <dc:creator>unknown</dc:creator>
              <dc:date>2005-02-16T14:31:00</dc:date>
            </office:change-info>
          </text:insertion>
        </text:changed-region>
        <text:changed-region text:id="ct1234630064">
          <text:deletion>
            <office:change-info>
              <dc:creator>unknown</dc:creator>
              <dc:date>2005-02-16T14:31:00</dc:date>
            </office:change-info>
            <text:p text:style-name="P10">e</text:p>
          </text:deletion>
        </text:changed-region>
        <text:changed-region text:id="ct1201764992">
          <text:format-change>
            <office:change-info>
              <dc:creator>Friedhelm Abels</dc:creator>
              <dc:date>2005-04-09T11:06:00</dc:date>
            </office:change-info>
          </text:format-change>
        </text:changed-region>
        <text:changed-region text:id="ct1201765392">
          <text:insertion>
            <office:change-info>
              <dc:creator>Piii1000</dc:creator>
              <dc:date>2005-02-06T16:41:00</dc:date>
            </office:change-info>
          </text:insertion>
        </text:changed-region>
        <text:changed-region text:id="ct1201766176">
          <text:deletion>
            <office:change-info>
              <dc:creator>Piii1000</dc:creator>
              <dc:date>2005-02-06T16:41:00</dc:date>
            </office:change-info>
            <text:p text:style-name="P10">m</text:p>
          </text:deletion>
        </text:changed-region>
        <text:changed-region text:id="ct1238599072">
          <text:format-change>
            <office:change-info>
              <dc:creator>Friedhelm Abels</dc:creator>
              <dc:date>2005-04-09T11:06:00</dc:date>
            </office:change-info>
          </text:format-change>
        </text:changed-region>
        <text:changed-region text:id="ct1201765160">
          <text:insertion>
            <office:change-info>
              <dc:creator>Thomas Hackert</dc:creator>
              <dc:date>2005-04-28T13:18:00</dc:date>
            </office:change-info>
          </text:insertion>
        </text:changed-region>
        <text:changed-region text:id="ct1201768936">
          <text:format-change>
            <office:change-info>
              <dc:creator>Friedhelm Abels</dc:creator>
              <dc:date>2005-04-09T11:06:00</dc:date>
            </office:change-info>
          </text:format-change>
        </text:changed-region>
        <text:changed-region text:id="ct1201768824">
          <text:insertion>
            <office:change-info>
              <dc:creator>Thomas Hackert</dc:creator>
              <dc:date>2005-04-28T13:18:00</dc:date>
            </office:change-info>
          </text:insertion>
        </text:changed-region>
        <text:changed-region text:id="ct1201766664">
          <text:format-change>
            <office:change-info>
              <dc:creator>Friedhelm Abels</dc:creator>
              <dc:date>2005-04-09T11:06:00</dc:date>
            </office:change-info>
          </text:format-change>
        </text:changed-region>
        <text:changed-region text:id="ct1201768104">
          <text:deletion>
            <office:change-info>
              <dc:creator>Thomas Hackert</dc:creator>
              <dc:date>2005-02-17T13:48:00</dc:date>
            </office:change-info>
            <text:p text:style-name="P10">e</text:p>
          </text:deletion>
        </text:changed-region>
        <text:changed-region text:id="ct1201767360">
          <text:insertion>
            <office:change-info>
              <dc:creator>Thomas Hackert</dc:creator>
              <dc:date>2005-02-17T13:48:00</dc:date>
              <text:p>"er" bezieht sich auf "Assistent"!</text:p>
              <text:p/>
              <text:p/>
              <text:p/>
              <text:p/>
              <text:p/>
              <text:p/>
              <text:p/>
              <text:p/>
              <text:p/>
              <text:p/>
              <text:p/>
              <text:p/>
              <text:p/>
              <text:p/>
              <text:p/>
              <text:p/>
              <text:p/>
              <text:p/>
              <text:p/>
              <text:p/>
              <text:p/>
              <text:p/>
              <text:p/>
              <text:p/>
              <text:p/>
              <text:p/>
              <text:p/>
              <text:p/>
              <text:p/>
            </office:change-info>
          </text:insertion>
        </text:changed-region>
        <text:changed-region text:id="ct1201767936">
          <text:format-change>
            <office:change-info>
              <dc:creator>Friedhelm Abels</dc:creator>
              <dc:date>2005-04-09T11:06:00</dc:date>
            </office:change-info>
          </text:format-change>
        </text:changed-region>
        <text:changed-region text:id="ct1201767592">
          <text:format-change>
            <office:change-info>
              <dc:creator>Friedhelm Abels</dc:creator>
              <dc:date>2005-04-09T11:06:00</dc:date>
            </office:change-info>
          </text:format-change>
        </text:changed-region>
        <text:changed-region text:id="ct1234642552">
          <text:insertion>
            <office:change-info>
              <dc:creator>unknown</dc:creator>
              <dc:date>2005-02-16T14:32:00</dc:date>
            </office:change-info>
          </text:insertion>
        </text:changed-region>
        <text:changed-region text:id="ct1201766464">
          <text:deletion>
            <office:change-info>
              <dc:creator>Thomas Hackert</dc:creator>
              <dc:date>2005-04-13T09:48:00</dc:date>
            </office:change-info>
            <text:p text:style-name="P10"><text:s/></text:p>
          </text:deletion>
        </text:changed-region>
        <text:changed-region text:id="ct1201713136">
          <text:format-change>
            <office:change-info>
              <dc:creator>Friedhelm Abels</dc:creator>
              <dc:date>2005-04-09T11:06:00</dc:date>
            </office:change-info>
          </text:format-change>
        </text:changed-region>
        <text:changed-region text:id="ct1201763984">
          <text:insertion>
            <office:change-info>
              <dc:creator>Thomas Hackert</dc:creator>
              <dc:date>2005-02-12T09:54:00</dc:date>
            </office:change-info>
          </text:insertion>
        </text:changed-region>
        <text:changed-region text:id="ct1201769080">
          <text:format-change>
            <office:change-info>
              <dc:creator>Friedhelm Abels</dc:creator>
              <dc:date>2005-04-09T11:06:00</dc:date>
            </office:change-info>
          </text:format-change>
        </text:changed-region>
        <text:changed-region text:id="ct1234647864">
          <text:format-change>
            <office:change-info>
              <dc:creator>Friedhelm Abels</dc:creator>
              <dc:date>2005-04-09T11:06:00</dc:date>
            </office:change-info>
          </text:format-change>
        </text:changed-region>
        <text:changed-region text:id="ct1239400248">
          <text:deletion>
            <office:change-info>
              <dc:creator>Mathias Röllig</dc:creator>
              <dc:date>2005-03-05T01:14:00</dc:date>
            </office:change-info>
            <text:p text:style-name="P10">Datenbank</text:p>
          </text:deletion>
        </text:changed-region>
        <text:changed-region text:id="ct1234642432">
          <text:insertion>
            <office:change-info>
              <dc:creator>Mathias Röllig</dc:creator>
              <dc:date>2005-03-05T01:14:00</dc:date>
            </office:change-info>
          </text:insertion>
        </text:changed-region>
        <text:changed-region text:id="ct1237436624">
          <text:format-change>
            <office:change-info>
              <dc:creator>Friedhelm Abels</dc:creator>
              <dc:date>2005-04-09T11:06:00</dc:date>
            </office:change-info>
          </text:format-change>
        </text:changed-region>
        <text:changed-region text:id="ct1234649016">
          <text:format-change>
            <office:change-info>
              <dc:creator>Friedhelm Abels</dc:creator>
              <dc:date>2005-04-09T11:06:00</dc:date>
            </office:change-info>
          </text:format-change>
        </text:changed-region>
        <text:changed-region text:id="ct1234661992">
          <text:insertion>
            <office:change-info>
              <dc:creator>Thomas Hackert</dc:creator>
              <dc:date>2005-02-06T18:43:00</dc:date>
              <text:p>Hier war wirklich eine Übersetzung von</text:p>
              <text:p>"vereinfachtes Chinesisch" nach "traditionelles"</text:p>
              <text:p>gemeint, deshalb stimmte meine Übersetzung</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234663856">
          <text:deletion>
            <office:change-info>
              <dc:creator>Thomas Hackert</dc:creator>
              <dc:date>2005-02-06T18:43:00</dc:date>
            </office:change-info>
            <text:p text:style-name="P11">e</text:p>
          </text:deletion>
        </text:changed-region>
        <text:changed-region text:id="ct1237436792">
          <text:insertion>
            <office:change-info>
              <dc:creator>Jürgen Wippler</dc:creator>
              <dc:date>2005-03-04T10:42:00</dc:date>
            </office:change-info>
          </text:insertion>
        </text:changed-region>
        <text:changed-region text:id="ct1234665904">
          <text:deletion>
            <office:change-info>
              <dc:creator>Jürgen Wippler</dc:creator>
              <dc:date>2005-03-04T10:42:00</dc:date>
            </office:change-info>
            <text:p text:style-name="P11">C</text:p>
          </text:deletion>
        </text:changed-region>
        <text:changed-region text:id="ct1201713392">
          <text:insertion>
            <office:change-info>
              <dc:creator>Jürgen Wippler</dc:creator>
              <dc:date>2005-03-04T10:43:00</dc:date>
            </office:change-info>
          </text:insertion>
        </text:changed-region>
        <text:changed-region text:id="ct1237641872">
          <text:deletion>
            <office:change-info>
              <dc:creator>Jürgen Wippler</dc:creator>
              <dc:date>2005-03-04T10:43:00</dc:date>
            </office:change-info>
            <text:p text:style-name="P11">C</text:p>
          </text:deletion>
        </text:changed-region>
        <text:changed-region text:id="ct1234671416">
          <text:insertion>
            <office:change-info>
              <dc:creator>Jürgen Wippler</dc:creator>
              <dc:date>2005-03-04T10:43:00</dc:date>
            </office:change-info>
          </text:insertion>
        </text:changed-region>
        <text:changed-region text:id="ct1215394080">
          <text:deletion>
            <office:change-info>
              <dc:creator>Jürgen Wippler</dc:creator>
              <dc:date>2005-03-04T10:43:00</dc:date>
            </office:change-info>
            <text:p text:style-name="P11">C</text:p>
          </text:deletion>
        </text:changed-region>
        <text:changed-region text:id="ct1215393800">
          <text:deletion>
            <office:change-info>
              <dc:creator>Thomas Hackert</dc:creator>
              <dc:date>2005-04-13T09:50:00</dc:date>
            </office:change-info>
            <text:p text:style-name="P11">V</text:p>
          </text:deletion>
        </text:changed-region>
        <text:changed-region text:id="ct1215395000">
          <text:insertion>
            <office:change-info>
              <dc:creator>Thomas Hackert</dc:creator>
              <dc:date>2005-04-13T09:50:00</dc:date>
            </office:change-info>
          </text:insertion>
        </text:changed-region>
        <text:changed-region text:id="ct1215396248">
          <text:deletion>
            <office:change-info>
              <dc:creator>Thomas Hackert</dc:creator>
              <dc:date>2005-04-13T09:50:00</dc:date>
            </office:change-info>
            <text:p text:style-name="P11">C</text:p>
          </text:deletion>
        </text:changed-region>
        <text:changed-region text:id="ct1215394760">
          <text:insertion>
            <office:change-info>
              <dc:creator>Thomas Hackert</dc:creator>
              <dc:date>2005-04-13T09:50:00</dc:date>
            </office:change-info>
          </text:insertion>
        </text:changed-region>
        <text:changed-region text:id="ct1215395768">
          <text:insertion>
            <office:change-info>
              <dc:creator>Jürgen Wippler</dc:creator>
              <dc:date>2005-03-04T10:45:00</dc:date>
            </office:change-info>
          </text:insertion>
        </text:changed-region>
        <text:changed-region text:id="ct1215398056">
          <text:deletion>
            <office:change-info>
              <dc:creator>Thomas Hackert</dc:creator>
              <dc:date>2005-04-13T09:50:00</dc:date>
            </office:change-info>
            <text:p text:style-name="P11"><text:s/><office:annotation><dc:creator>JW</dc:creator><dc:date>2005-03-04T00:00:00</dc:date><text:p>Vereinfachte Chinesische - sollte das als Eigenname stehen, dann beide Wörtter groß schreiben. Ansonsten ist chinesis, englisch, japanisch usw. als Adjektiv zu betrachen,i n deutsch klein schreinen.</text:p><text:p>---- JW, 04.03.2005, 10:45 ----</text:p><text:p/></office:annotation></text:p>
          </text:deletion>
        </text:changed-region>
        <text:changed-region text:id="ct1215395104">
          <text:insertion>
            <office:change-info>
              <dc:creator>Jürgen Wippler</dc:creator>
              <dc:date>2005-03-04T10:44:00</dc:date>
            </office:change-info>
          </text:insertion>
        </text:changed-region>
        <text:changed-region text:id="ct1215397352">
          <text:deletion>
            <office:change-info>
              <dc:creator>Jürgen Wippler</dc:creator>
              <dc:date>2005-03-04T10:44:00</dc:date>
            </office:change-info>
            <text:p text:style-name="P11">C</text:p>
          </text:deletion>
        </text:changed-region>
        <text:changed-region text:id="ct1215396416">
          <text:insertion>
            <office:change-info>
              <dc:creator>Jürgen Wippler</dc:creator>
              <dc:date>2005-03-04T11:00:00</dc:date>
            </office:change-info>
          </text:insertion>
        </text:changed-region>
        <text:changed-region text:id="ct1215397248">
          <text:deletion>
            <office:change-info>
              <dc:creator>Thomas Hackert</dc:creator>
              <dc:date>2005-04-13T09:50:00</dc:date>
            </office:change-info>
            <text:p text:style-name="P11"><text:s/><office:annotation><dc:creator>JW</dc:creator><dc:date>2005-03-04T00:00:00</dc:date><text:p>Bei Ländernamen mit Anhang isch, ist es immer Eigenschaftswort, Adjektiv, also klein schreiben</text:p></office:annotation></text:p>
          </text:deletion>
        </text:changed-region>
        <text:changed-region text:id="ct1215400408">
          <text:deletion>
            <office:change-info>
              <dc:creator>Jürgen Wippler</dc:creator>
              <dc:date>2005-03-04T10:38:00</dc:date>
            </office:change-info>
            <text:p text:style-name="P11">nahe an den Funktionen</text:p>
          </text:deletion>
        </text:changed-region>
        <text:changed-region text:id="ct1215395400">
          <text:insertion>
            <office:change-info>
              <dc:creator>Jürgen Wippler</dc:creator>
              <dc:date>2005-03-04T10:38:00</dc:date>
            </office:change-info>
          </text:insertion>
        </text:changed-region>
        <text:changed-region text:id="ct1234669392">
          <text:insertion>
            <office:change-info>
              <dc:creator>Jürgen Wippler</dc:creator>
              <dc:date>2005-03-04T10:39:00</dc:date>
            </office:change-info>
          </text:insertion>
        </text:changed-region>
        <text:changed-region text:id="ct1234670688">
          <text:insertion>
            <office:change-info>
              <dc:creator>Jürgen Wippler</dc:creator>
              <dc:date>2005-03-04T10:39:00</dc:date>
            </office:change-info>
          </text:insertion>
        </text:changed-region>
        <text:changed-region text:id="ct1234670792">
          <text:deletion>
            <office:change-info>
              <dc:creator>Jürgen Wippler</dc:creator>
              <dc:date>2005-03-04T10:39:00</dc:date>
            </office:change-info>
            <text:p text:style-name="P11">s</text:p>
          </text:deletion>
        </text:changed-region>
        <text:changed-region text:id="ct1234670896">
          <text:insertion>
            <office:change-info>
              <dc:creator>Jürgen Wippler</dc:creator>
              <dc:date>2005-03-04T10:39:00</dc:date>
            </office:change-info>
          </text:insertion>
        </text:changed-region>
        <text:changed-region text:id="ct1239401792">
          <text:deletion>
            <office:change-info>
              <dc:creator>Jürgen Wippler</dc:creator>
              <dc:date>2005-03-04T10:39:00</dc:date>
            </office:change-info>
            <text:p text:style-name="P11">J</text:p>
          </text:deletion>
        </text:changed-region>
        <text:changed-region text:id="ct1215393904">
          <text:insertion>
            <office:change-info>
              <dc:creator>Jürgen Wippler</dc:creator>
              <dc:date>2005-03-04T10:39:00</dc:date>
            </office:change-info>
          </text:insertion>
        </text:changed-region>
        <text:changed-region text:id="ct1239400768">
          <text:deletion>
            <office:change-info>
              <dc:creator>Jürgen Wippler</dc:creator>
              <dc:date>2005-03-04T10:40:00</dc:date>
            </office:change-info>
            <text:p text:style-name="P11">K</text:p>
          </text:deletion>
        </text:changed-region>
        <text:changed-region text:id="ct1215398792">
          <text:insertion>
            <office:change-info>
              <dc:creator>Jürgen Wippler</dc:creator>
              <dc:date>2005-03-04T10:39:00</dc:date>
            </office:change-info>
          </text:insertion>
        </text:changed-region>
        <text:changed-region text:id="ct1198802144">
          <text:format-change>
            <office:change-info>
              <dc:creator>Thomas Hackert</dc:creator>
              <dc:date>2005-04-13T09:51:00</dc:date>
            </office:change-info>
          </text:format-change>
        </text:changed-region>
        <text:changed-region text:id="ct1202005672">
          <text:format-change>
            <office:change-info>
              <dc:creator>Thomas Hackert</dc:creator>
              <dc:date>2005-04-28T15:23:00</dc:date>
            </office:change-info>
          </text:format-change>
        </text:changed-region>
        <text:changed-region text:id="ct1201650056">
          <text:format-change>
            <office:change-info>
              <dc:creator>Thomas Hackert</dc:creator>
              <dc:date>2005-04-13T09:51:00</dc:date>
            </office:change-info>
          </text:format-change>
        </text:changed-region>
        <text:changed-region text:id="ct1201565624">
          <text:format-change>
            <office:change-info>
              <dc:creator>Thomas Hackert</dc:creator>
              <dc:date>2005-04-28T15:25:00</dc:date>
            </office:change-info>
          </text:format-change>
        </text:changed-region>
        <text:changed-region text:id="ct1234655344">
          <text:format-change>
            <office:change-info>
              <dc:creator>Thomas Hackert</dc:creator>
              <dc:date>2005-04-13T09:51:00</dc:date>
            </office:change-info>
          </text:format-change>
        </text:changed-region>
        <text:changed-region text:id="ct1234663000">
          <text:format-change>
            <office:change-info>
              <dc:creator>Thomas Hackert</dc:creator>
              <dc:date>2005-04-28T15:26:00</dc:date>
            </office:change-info>
          </text:format-change>
        </text:changed-region>
        <text:changed-region text:id="ct1234664480">
          <text:deletion>
            <office:change-info>
              <dc:creator>Piii1000</dc:creator>
              <dc:date>2005-02-06T16:43:00</dc:date>
            </office:change-info>
            <text:p text:style-name="P13">Ansonsten</text:p>
          </text:deletion>
        </text:changed-region>
        <text:changed-region text:id="ct1239404448">
          <text:insertion>
            <office:change-info>
              <dc:creator>Piii1000</dc:creator>
              <dc:date>2005-02-06T16:43:00</dc:date>
            </office:change-info>
          </text:insertion>
        </text:changed-region>
        <text:changed-region text:id="ct1198872152">
          <text:insertion>
            <office:change-info>
              <dc:creator>Thomas Hackert</dc:creator>
              <dc:date>2005-02-12T09:59:00</dc:date>
            </office:change-info>
          </text:insertion>
        </text:changed-region>
        <text:changed-region text:id="ct1237655832">
          <text:insertion>
            <office:change-info>
              <dc:creator>Jürgen Wippler</dc:creator>
              <dc:date>2005-03-04T10:42:00</dc:date>
            </office:change-info>
          </text:insertion>
        </text:changed-region>
        <text:changed-region text:id="ct1234664584">
          <text:deletion>
            <office:change-info>
              <dc:creator>Jürgen Wippler</dc:creator>
              <dc:date>2005-03-04T10:42:00</dc:date>
            </office:change-info>
            <text:p text:style-name="P11">C</text:p>
          </text:deletion>
        </text:changed-region>
        <text:changed-region text:id="ct1225925912">
          <text:deletion>
            <office:change-info>
              <dc:creator>Thomas Hackert</dc:creator>
              <dc:date>2005-02-12T09:59:00</dc:date>
            </office:change-info>
            <text:p text:style-name="P11"><text:s/>vereinfacht</text:p>
          </text:deletion>
        </text:changed-region>
        <text:changed-region text:id="ct1237629752">
          <text:insertion>
            <office:change-info>
              <dc:creator>Jürgen Wippler</dc:creator>
              <dc:date>2005-03-04T10:42:00</dc:date>
            </office:change-info>
          </text:insertion>
        </text:changed-region>
        <text:changed-region text:id="ct1226965680">
          <text:deletion>
            <office:change-info>
              <dc:creator>Jürgen Wippler</dc:creator>
              <dc:date>2005-03-04T10:42:00</dc:date>
            </office:change-info>
            <text:p text:style-name="P11">J</text:p>
          </text:deletion>
        </text:changed-region>
        <text:changed-region text:id="ct1239404552">
          <text:insertion>
            <office:change-info>
              <dc:creator>Jürgen Wippler</dc:creator>
              <dc:date>2005-03-04T10:46:00</dc:date>
            </office:change-info>
          </text:insertion>
        </text:changed-region>
        <text:changed-region text:id="ct1215395576">
          <text:deletion>
            <office:change-info>
              <dc:creator>Jürgen Wippler</dc:creator>
              <dc:date>2005-03-04T10:46:00</dc:date>
            </office:change-info>
            <text:p text:style-name="P11">C</text:p>
          </text:deletion>
        </text:changed-region>
        <text:changed-region text:id="ct1237631064">
          <text:insertion>
            <office:change-info>
              <dc:creator>Jürgen Wippler</dc:creator>
              <dc:date>2005-03-04T10:46:00</dc:date>
            </office:change-info>
          </text:insertion>
        </text:changed-region>
        <text:changed-region text:id="ct1234576544">
          <text:deletion>
            <office:change-info>
              <dc:creator>Jürgen Wippler</dc:creator>
              <dc:date>2005-03-04T10:46:00</dc:date>
            </office:change-info>
            <text:p text:style-name="P11">C</text:p>
          </text:deletion>
        </text:changed-region>
        <text:changed-region text:id="ct1225820624">
          <text:insertion>
            <office:change-info>
              <dc:creator>Jürgen Wippler</dc:creator>
              <dc:date>2005-03-04T10:46:00</dc:date>
            </office:change-info>
          </text:insertion>
        </text:changed-region>
        <text:changed-region text:id="ct1237631904">
          <text:deletion>
            <office:change-info>
              <dc:creator>Jürgen Wippler</dc:creator>
              <dc:date>2005-03-04T10:46:00</dc:date>
            </office:change-info>
            <text:p text:style-name="P11">J</text:p>
          </text:deletion>
        </text:changed-region>
        <text:changed-region text:id="ct1234623056">
          <text:deletion>
            <office:change-info>
              <dc:creator>Thomas Hackert</dc:creator>
              <dc:date>2005-04-28T16:46:00</dc:date>
            </office:change-info>
            <text:p text:style-name="P11">a</text:p>
          </text:deletion>
        </text:changed-region>
        <text:changed-region text:id="ct1225819896">
          <text:insertion>
            <office:change-info>
              <dc:creator>Thomas Hackert</dc:creator>
              <dc:date>2005-04-28T16:46:00</dc:date>
            </office:change-info>
          </text:insertion>
        </text:changed-region>
        <text:changed-region text:id="ct1234634440">
          <text:deletion>
            <office:change-info>
              <dc:creator>Piii1000</dc:creator>
              <dc:date>2005-02-06T16:43:00</dc:date>
            </office:change-info>
            <text:p text:style-name="P11">;</text:p>
          </text:deletion>
        </text:changed-region>
        <text:changed-region text:id="ct1237635640">
          <text:insertion>
            <office:change-info>
              <dc:creator>Jürgen Wippler</dc:creator>
              <dc:date>2005-03-04T10:46:00</dc:date>
            </office:change-info>
          </text:insertion>
        </text:changed-region>
        <text:changed-region text:id="ct1239119600">
          <text:deletion>
            <office:change-info>
              <dc:creator>Jürgen Wippler</dc:creator>
              <dc:date>2005-03-04T10:46:00</dc:date>
            </office:change-info>
            <text:p text:style-name="P11">J</text:p>
          </text:deletion>
        </text:changed-region>
        <text:changed-region text:id="ct1237637800">
          <text:deletion>
            <office:change-info>
              <dc:creator>Thomas Hackert</dc:creator>
              <dc:date>2005-02-12T10:00:00</dc:date>
            </office:change-info>
            <text:p text:style-name="P11">ntdec</text:p>
          </text:deletion>
        </text:changed-region>
        <text:changed-region text:id="ct1234596216">
          <text:insertion>
            <office:change-info>
              <dc:creator>Thomas Hackert</dc:creator>
              <dc:date>2005-02-12T10:00:00</dc:date>
            </office:change-info>
          </text:insertion>
        </text:changed-region>
        <text:changed-region text:id="ct1237637688">
          <text:insertion>
            <office:change-info>
              <dc:creator>Thomas Hackert</dc:creator>
              <dc:date>2005-02-12T10:00:00</dc:date>
            </office:change-info>
          </text:insertion>
        </text:changed-region>
        <text:changed-region text:id="ct1237637072">
          <text:insertion>
            <office:change-info>
              <dc:creator>unknown</dc:creator>
              <dc:date>2005-02-16T14:34:00</dc:date>
            </office:change-info>
          </text:insertion>
        </text:changed-region>
        <text:changed-region text:id="ct1215393672">
          <text:deletion>
            <office:change-info>
              <dc:creator>unknown</dc:creator>
              <dc:date>2005-02-16T14:34:00</dc:date>
            </office:change-info>
            <text:p text:style-name="P11">Rechtsk</text:p>
          </text:deletion>
        </text:changed-region>
        <text:changed-region text:id="ct1237637176">
          <text:insertion>
            <office:change-info>
              <dc:creator>unknown</dc:creator>
              <dc:date>2005-02-16T14:34:00</dc:date>
            </office:change-info>
          </text:insertion>
        </text:changed-region>
        <text:changed-region text:id="ct1201663320">
          <text:insertion>
            <office:change-info>
              <dc:creator>Thomas Hackert</dc:creator>
              <dc:date>2005-02-17T13:49:00</dc:date>
              <text:p>Wenn, dann muss hier IMHO auch ein</text:p>
              <text:p>Artikel immer hin ... ;)</text:p>
              <text:p>Aber ich habe schon so häufig in Magazinen,</text:p>
              <text:p>auf Webseiten und so "Rechtsklicken"</text:p>
              <text:p>gesehen, das ich dachte, es hätte sich</text:p>
              <text:p>schon längst eingebürgert ... ;)</text:p>
              <text:p/>
              <text:p/>
              <text:p/>
              <text:p/>
              <text:p/>
              <text:p/>
              <text:p/>
              <text:p/>
              <text:p/>
              <text:p/>
              <text:p/>
              <text:p/>
              <text:p/>
              <text:p/>
              <text:p/>
              <text:p/>
              <text:p/>
              <text:p/>
              <text:p/>
              <text:p/>
              <text:p/>
              <text:p/>
              <text:p/>
              <text:p/>
              <text:p/>
              <text:p/>
              <text:p/>
              <text:p/>
              <text:p/>
            </office:change-info>
          </text:insertion>
        </text:changed-region>
        <text:changed-region text:id="ct1237636088">
          <text:insertion>
            <office:change-info>
              <dc:creator>unknown</dc:creator>
              <dc:date>2005-02-16T14:34:00</dc:date>
            </office:change-info>
          </text:insertion>
        </text:changed-region>
        <text:changed-region text:id="ct1237636304">
          <text:deletion>
            <office:change-info>
              <dc:creator>Mathias Röllig</dc:creator>
              <dc:date>2005-03-05T01:18:00</dc:date>
              <text:p>Hier war im Original mMn "API", also</text:p>
              <text:p>"Application Programming Interface",</text:p>
              <text:p>was meine Wörterbücher hier mit </text:p>
              <text:p>"Programmierschnittstelle" übersetzen</text:p>
              <text:p>... ;)</text:p>
              <text:p/>
              <text:p/>
              <text:p/>
              <text:p/>
              <text:p/>
              <text:p/>
              <text:p/>
              <text:p/>
              <text:p/>
              <text:p/>
              <text:p/>
              <text:p/>
              <text:p/>
              <text:p/>
              <text:p/>
              <text:p/>
              <text:p/>
            </office:change-info>
            <text:p text:style-name="P11">­schnittstellen</text:p>
          </text:deletion>
        </text:changed-region>
        <text:changed-region text:id="ct1239401664">
          <text:insertion>
            <office:change-info>
              <dc:creator>Mathias Röllig</dc:creator>
              <dc:date>2005-03-05T01:18:00</dc:date>
              <text:p>Müsste nicht "uno" großgeschrieben</text:p>
              <text:p>sein? Ich dachte, das wäre ein Akronym</text:p>
              <text:p>für irgendwas ...</text:p>
              <text:p/>
              <text:p/>
              <text:p/>
              <text:p/>
              <text:p/>
              <text:p/>
              <text:p/>
              <text:p/>
              <text:p/>
              <text:p/>
              <text:p/>
              <text:p/>
              <text:p/>
              <text:p/>
              <text:p/>
              <text:p/>
              <text:p/>
            </office:change-info>
          </text:insertion>
        </text:changed-region>
        <text:changed-region text:id="ct1200430256">
          <text:deletion>
            <office:change-info>
              <dc:creator>Thomas Hackert</dc:creator>
              <dc:date>2005-02-12T10:04:00</dc:date>
            </office:change-info>
            <text:p text:style-name="P11">s</text:p>
          </text:deletion>
        </text:changed-region>
        <text:changed-region text:id="ct1198801088">
          <text:deletion>
            <office:change-info>
              <dc:creator>Piii1000</dc:creator>
              <dc:date>2005-02-06T16:44:00</dc:date>
            </office:change-info>
            <text:p text:style-name="P11">beinhaltet</text:p>
          </text:deletion>
        </text:changed-region>
        <text:changed-region text:id="ct1230560968">
          <text:insertion>
            <office:change-info>
              <dc:creator>Piii1000</dc:creator>
              <dc:date>2005-02-06T16:44:00</dc:date>
            </office:change-info>
          </text:insertion>
        </text:changed-region>
        <text:changed-region text:id="ct1237641976">
          <text:insertion>
            <office:change-info>
              <dc:creator>Mathias Röllig</dc:creator>
              <dc:date>2005-03-05T01:18:00</dc:date>
            </office:change-info>
          </text:insertion>
        </text:changed-region>
        <text:changed-region text:id="ct1234663104">
          <text:insertion>
            <office:change-info>
              <dc:creator>unknown</dc:creator>
              <dc:date>2005-02-16T14:35:00</dc:date>
            </office:change-info>
          </text:insertion>
        </text:changed-region>
        <text:changed-region text:id="ct1198874048">
          <text:deletion>
            <office:change-info>
              <dc:creator>unknown</dc:creator>
              <dc:date>2005-02-16T14:35:00</dc:date>
            </office:change-info>
            <text:p text:style-name="P11">n</text:p>
          </text:deletion>
        </text:changed-region>
        <text:changed-region text:id="ct1234668616">
          <text:insertion>
            <office:change-info>
              <dc:creator>Mathias Röllig</dc:creator>
              <dc:date>2005-03-05T01:18:00</dc:date>
            </office:change-info>
          </text:insertion>
        </text:changed-region>
        <text:changed-region text:id="ct1239404152">
          <text:deletion>
            <office:change-info>
              <dc:creator>Mathias Röllig</dc:creator>
              <dc:date>2005-03-05T01:14:00</dc:date>
            </office:change-info>
            <text:p text:style-name="P11">Rahmenwerk</text:p>
          </text:deletion>
        </text:changed-region>
        <text:changed-region text:id="ct1198876584">
          <text:insertion>
            <office:change-info>
              <dc:creator>Thomas Hackert</dc:creator>
              <dc:date>2005-04-13T09:58:00</dc:date>
            </office:change-info>
          </text:insertion>
        </text:changed-region>
        <text:changed-region text:id="ct1239403920">
          <text:deletion>
            <office:change-info>
              <dc:creator>Jürgen Wippler</dc:creator>
              <dc:date>2005-04-15T19:07:00</dc:date>
            </office:change-info>
            <text:p text:style-name="P11">n</text:p>
          </text:deletion>
        </text:changed-region>
        <text:changed-region text:id="ct1215399024">
          <text:deletion>
            <office:change-info>
              <dc:creator>Jürgen Wippler</dc:creator>
              <dc:date>2005-04-15T19:07:00</dc:date>
            </office:change-info>
            <text:p text:style-name="P11">n</text:p>
          </text:deletion>
        </text:changed-region>
        <text:changed-region text:id="ct1200431976">
          <text:deletion>
            <office:change-info>
              <dc:creator>Thomas Hackert</dc:creator>
              <dc:date>2005-02-26T16:23:00</dc:date>
            </office:change-info>
            <text:p text:style-name="P11">Formularkontrolle</text:p>
          </text:deletion>
        </text:changed-region>
        <text:changed-region text:id="ct1234662880">
          <text:insertion>
            <office:change-info>
              <dc:creator>Thomas Hackert</dc:creator>
              <dc:date>2005-02-26T16:23:00</dc:date>
            </office:change-info>
          </text:insertion>
        </text:changed-region>
        <text:changed-region text:id="ct1234693656">
          <text:deletion>
            <office:change-info>
              <dc:creator>Jürgen Wippler</dc:creator>
              <dc:date>2005-04-15T19:08:00</dc:date>
            </office:change-info>
            <text:p text:style-name="P11"><text:span text:style-name="T37">n</text:span></text:p>
          </text:deletion>
        </text:changed-region>
        <text:changed-region text:id="ct1237631640">
          <text:format-change>
            <office:change-info>
              <dc:creator>Thomas Hackert</dc:creator>
              <dc:date>2005-04-13T09:58:00</dc:date>
            </office:change-info>
          </text:format-change>
        </text:changed-region>
        <text:changed-region text:id="ct1234694808">
          <text:deletion>
            <office:change-info>
              <dc:creator>Piii1000</dc:creator>
              <dc:date>2005-02-06T16:45:00</dc:date>
            </office:change-info>
            <text:p text:style-name="P13">fürs</text:p>
          </text:deletion>
        </text:changed-region>
        <text:changed-region text:id="ct1198877184">
          <text:insertion>
            <office:change-info>
              <dc:creator>Piii1000</dc:creator>
              <dc:date>2005-02-06T16:45:00</dc:date>
            </office:change-info>
          </text:insertion>
        </text:changed-region>
        <text:changed-region text:id="ct1198878400">
          <text:insertion>
            <office:change-info>
              <dc:creator>unknown</dc:creator>
              <dc:date>2005-02-16T14:36:00</dc:date>
              <text:p>Ich meine, das ich in dem amtlichen</text:p>
              <text:p>Regelwerk gelesen/gesehen hätte, dass</text:p>
              <text:p>bei uns jetzt wie im Englischen von Ländern,</text:p>
              <text:p>Städten und Namen abgeleitete Adjektive</text:p>
              <text:p>auch groß geschrieben werden, kann mich</text:p>
              <text:p>natürlich auch irren ... ;)</text:p>
              <text:p/>
              <text:p/>
              <text:p/>
              <text:p/>
              <text:p/>
              <text:p/>
              <text:p/>
              <text:p/>
              <text:p/>
              <text:p/>
              <text:p/>
              <text:p/>
              <text:p/>
              <text:p/>
              <text:p/>
              <text:p/>
              <text:p/>
              <text:p/>
              <text:p/>
              <text:p/>
              <text:p/>
              <text:p/>
              <text:p/>
              <text:p/>
              <text:p/>
              <text:p/>
              <text:p/>
              <text:p/>
              <text:p/>
            </office:change-info>
          </text:insertion>
        </text:changed-region>
        <text:changed-region text:id="ct1234697320">
          <text:deletion>
            <office:change-info>
              <dc:creator>unknown</dc:creator>
              <dc:date>2005-02-16T14:36:00</dc:date>
            </office:change-info>
            <text:p text:style-name="P13">E</text:p>
          </text:deletion>
        </text:changed-region>
        <text:changed-region text:id="ct1234629728">
          <text:insertion>
            <office:change-info>
              <dc:creator>unknown</dc:creator>
              <dc:date>2005-02-16T14:38:00</dc:date>
            </office:change-info>
          </text:insertion>
        </text:changed-region>
        <text:changed-region text:id="ct1198603816">
          <text:deletion>
            <office:change-info>
              <dc:creator>unknown</dc:creator>
              <dc:date>2005-02-16T14:37:00</dc:date>
              <text:p>Das "das" davor substantiviert das doch,</text:p>
              <text:p>oder etwa nicht? Also müsste es doch</text:p>
              <text:p>großgeschrieben werden ...</text:p>
              <text:p/>
              <text:p/>
              <text:p/>
              <text:p/>
              <text:p/>
              <text:p/>
              <text:p/>
              <text:p/>
              <text:p/>
              <text:p/>
              <text:p/>
              <text:p/>
              <text:p/>
              <text:p/>
              <text:p/>
              <text:p/>
              <text:p/>
              <text:p/>
              <text:p/>
              <text:p/>
              <text:p/>
              <text:p/>
              <text:p/>
              <text:p/>
              <text:p/>
              <text:p/>
              <text:p/>
              <text:p/>
              <text:p/>
            </office:change-info>
            <text:p text:style-name="P13">a</text:p>
          </text:deletion>
        </text:changed-region>
        <text:changed-region text:id="ct1226963344">
          <text:deletion>
            <office:change-info>
              <dc:creator>Piii1000</dc:creator>
              <dc:date>2005-02-06T16:46:00</dc:date>
            </office:change-info>
            <text:p text:style-name="P13">A</text:p>
          </text:deletion>
        </text:changed-region>
        <text:changed-region text:id="ct1239336360">
          <text:deletion>
            <office:change-info>
              <dc:creator>Thomas Hackert</dc:creator>
              <dc:date>2005-04-28T18:39:00</dc:date>
            </office:change-info>
            <text:p text:style-name="P13"><text:s/><office:annotation><dc:creator>MRoe</dc:creator><dc:date>2005-03-05T00:00:00</dc:date><text:p>Bitte noch mal ins Original schauen - hier stimmt irgend etwas nicht.</text:p><text:p>---- MRoe, 05.03.2005, 01:21 ----</text:p><text:p/></office:annotation></text:p>
          </text:deletion>
        </text:changed-region>
        <text:changed-region text:id="ct1225922040">
          <text:deletion>
            <office:change-info>
              <dc:creator>unknown</dc:creator>
              <dc:date>2005-02-16T14:37:00</dc:date>
            </office:change-info>
            <text:p text:style-name="P13">,</text:p>
          </text:deletion>
        </text:changed-region>
        <text:changed-region text:id="ct1198607144">
          <text:deletion>
            <office:change-info>
              <dc:creator>Thomas Hackert</dc:creator>
              <dc:date>2005-04-13T10:00:00</dc:date>
            </office:change-info>
            <text:p text:style-name="P13">v</text:p>
          </text:deletion>
        </text:changed-region>
        <text:changed-region text:id="ct1239404760">
          <text:insertion>
            <office:change-info>
              <dc:creator>Thomas Hackert</dc:creator>
              <dc:date>2005-04-13T10:00:00</dc:date>
            </office:change-info>
          </text:insertion>
        </text:changed-region>
        <text:changed-region text:id="ct1239359760">
          <text:deletion>
            <office:change-info>
              <dc:creator>Thomas Hackert</dc:creator>
              <dc:date>2005-04-13T10:00:00</dc:date>
            </office:change-info>
            <text:p text:style-name="P13"><text:s/><office:annotation><dc:creator>JW</dc:creator><dc:date>2005-03-04T00:00:00</dc:date><text:p>Eigenständiger Begriff. Vereinfachtes Chinesisch, dann beide Wörter groß!</text:p><text:p>---- JW, 04.03.2005, 10:50 ----</text:p><text:p/></office:annotation></text:p>
          </text:deletion>
        </text:changed-region>
        <text:changed-region text:id="ct1238590824">
          <text:deletion>
            <office:change-info>
              <dc:creator>Thomas Hackert</dc:creator>
              <dc:date>2005-04-13T10:00:00</dc:date>
            </office:change-info>
            <text:p text:style-name="P13"><text:s/></text:p>
          </text:deletion>
        </text:changed-region>
        <text:changed-region text:id="ct1198608168">
          <text:deletion>
            <office:change-info>
              <dc:creator>Jürgen Wippler</dc:creator>
              <dc:date>2005-03-04T10:50:00</dc:date>
            </office:change-info>
            <text:p text:style-name="P13">dann</text:p>
          </text:deletion>
        </text:changed-region>
        <text:changed-region text:id="ct1233671048">
          <text:deletion>
            <office:change-info>
              <dc:creator>Jürgen Wippler</dc:creator>
              <dc:date>2005-03-04T10:51:00</dc:date>
            </office:change-info>
            <text:p text:style-name="P13">L</text:p>
          </text:deletion>
        </text:changed-region>
        <text:changed-region text:id="ct1239360344">
          <text:insertion>
            <office:change-info>
              <dc:creator>Jürgen Wippler</dc:creator>
              <dc:date>2005-03-04T10:53:00</dc:date>
            </office:change-info>
          </text:insertion>
        </text:changed-region>
        <text:changed-region text:id="ct1198608632">
          <text:deletion>
            <office:change-info>
              <dc:creator>Jürgen Wippler</dc:creator>
              <dc:date>2005-03-04T10:51:00</dc:date>
            </office:change-info>
            <text:p text:style-name="P13">H</text:p>
          </text:deletion>
        </text:changed-region>
        <text:changed-region text:id="ct1198605096">
          <text:insertion>
            <office:change-info>
              <dc:creator>Jürgen Wippler</dc:creator>
              <dc:date>2005-04-15T19:40:00</dc:date>
            </office:change-info>
          </text:insertion>
        </text:changed-region>
        <text:changed-region text:id="ct1198605384">
          <text:insertion>
            <office:change-info>
              <dc:creator>Thomas Hackert</dc:creator>
              <dc:date>2005-02-12T10:09:00</dc:date>
            </office:change-info>
          </text:insertion>
        </text:changed-region>
        <text:changed-region text:id="ct1239086144">
          <text:insertion>
            <office:change-info>
              <dc:creator>Thomas Hackert</dc:creator>
              <dc:date>2005-02-12T10:09:00</dc:date>
            </office:change-info>
          </text:insertion>
        </text:changed-region>
        <text:changed-region text:id="ct1238989960">
          <text:deletion>
            <office:change-info>
              <dc:creator>Piii1000</dc:creator>
              <dc:date>2005-02-06T16:46:00</dc:date>
            </office:change-info>
            <text:p text:style-name="P13">beinhalten</text:p>
          </text:deletion>
        </text:changed-region>
        <text:changed-region text:id="ct1234631704">
          <text:insertion>
            <office:change-info>
              <dc:creator>Piii1000</dc:creator>
              <dc:date>2005-02-06T16:46:00</dc:date>
            </office:change-info>
          </text:insertion>
        </text:changed-region>
        <text:changed-region text:id="ct1238871280">
          <text:deletion>
            <office:change-info>
              <dc:creator>Mathias Röllig</dc:creator>
              <dc:date>2005-03-05T01:32:00</dc:date>
            </office:change-info>
            <text:p text:style-name="P11">a</text:p>
          </text:deletion>
        </text:changed-region>
        <text:changed-region text:id="ct1198878656">
          <text:insertion>
            <office:change-info>
              <dc:creator>Mathias Röllig</dc:creator>
              <dc:date>2005-03-05T01:32:00</dc:date>
            </office:change-info>
          </text:insertion>
        </text:changed-region>
        <text:changed-region text:id="ct1200433096">
          <text:deletion>
            <office:change-info>
              <dc:creator>Thomas Hackert</dc:creator>
              <dc:date>2005-02-26T17:59:00</dc:date>
            </office:change-info>
            <text:p text:style-name="P11">Werkzeugleiste</text:p>
          </text:deletion>
        </text:changed-region>
        <text:changed-region text:id="ct1234645360">
          <text:insertion>
            <office:change-info>
              <dc:creator>Thomas Hackert</dc:creator>
              <dc:date>2005-02-26T17:59:00</dc:date>
            </office:change-info>
          </text:insertion>
        </text:changed-region>
        <text:changed-region text:id="ct1201650840">
          <text:deletion>
            <office:change-info>
              <dc:creator>Thomas Hackert</dc:creator>
              <dc:date>2005-02-26T17:59:00</dc:date>
            </office:change-info>
            <text:p text:style-name="P11">Werkzeugleiste</text:p>
          </text:deletion>
        </text:changed-region>
        <text:changed-region text:id="ct1198881328">
          <text:insertion>
            <office:change-info>
              <dc:creator>Thomas Hackert</dc:creator>
              <dc:date>2005-02-26T17:59:00</dc:date>
            </office:change-info>
          </text:insertion>
        </text:changed-region>
        <text:changed-region text:id="ct1239119296">
          <text:deletion>
            <office:change-info>
              <dc:creator>Mathias Röllig</dc:creator>
              <dc:date>2005-03-05T01:23:00</dc:date>
            </office:change-info>
            <text:p text:style-name="P11">daptier</text:p>
          </text:deletion>
        </text:changed-region>
        <text:changed-region text:id="ct1237630776">
          <text:insertion>
            <office:change-info>
              <dc:creator>Mathias Röllig</dc:creator>
              <dc:date>2005-03-05T01:23:00</dc:date>
            </office:change-info>
          </text:insertion>
        </text:changed-region>
        <text:changed-region text:id="ct1238900408">
          <text:deletion>
            <office:change-info>
              <dc:creator>Thomas Hackert</dc:creator>
              <dc:date>2005-02-26T17:59:00</dc:date>
            </office:change-info>
            <text:p text:style-name="P11">Werkzeugleiste</text:p>
          </text:deletion>
        </text:changed-region>
        <text:changed-region text:id="ct1238900920">
          <text:insertion>
            <office:change-info>
              <dc:creator>Thomas Hackert</dc:creator>
              <dc:date>2005-02-26T17:59:00</dc:date>
            </office:change-info>
          </text:insertion>
        </text:changed-region>
        <text:changed-region text:id="ct1198880352">
          <text:insertion>
            <office:change-info>
              <dc:creator>Thomas Hackert</dc:creator>
              <dc:date>2005-04-13T10:02:00</dc:date>
            </office:change-info>
          </text:insertion>
        </text:changed-region>
        <text:changed-region text:id="ct1238900688">
          <text:deletion>
            <office:change-info>
              <dc:creator>Thomas Hackert</dc:creator>
              <dc:date>2005-02-26T17:59:00</dc:date>
            </office:change-info>
            <text:p text:style-name="P11">Werkzeugleiste</text:p>
          </text:deletion>
        </text:changed-region>
        <text:changed-region text:id="ct1238899992">
          <text:insertion>
            <office:change-info>
              <dc:creator>Thomas Hackert</dc:creator>
              <dc:date>2005-02-26T17:59:00</dc:date>
            </office:change-info>
          </text:insertion>
        </text:changed-region>
        <text:changed-region text:id="ct1234697216">
          <text:insertion>
            <office:change-info>
              <dc:creator>unknown</dc:creator>
              <dc:date>2005-02-16T14:39:00</dc:date>
            </office:change-info>
          </text:insertion>
        </text:changed-region>
        <text:changed-region text:id="ct1238901704">
          <text:deletion>
            <office:change-info>
              <dc:creator>unknown</dc:creator>
              <dc:date>2005-02-16T14:39:00</dc:date>
            </office:change-info>
            <text:p text:style-name="P11">t</text:p>
          </text:deletion>
        </text:changed-region>
        <text:changed-region text:id="ct1238905248">
          <text:deletion>
            <office:change-info>
              <dc:creator>Thomas Hackert</dc:creator>
              <dc:date>2005-02-12T10:23:00</dc:date>
            </office:change-info>
            <text:p text:style-name="P11">a</text:p>
          </text:deletion>
        </text:changed-region>
        <text:changed-region text:id="ct1238903184">
          <text:insertion>
            <office:change-info>
              <dc:creator>Thomas Hackert</dc:creator>
              <dc:date>2005-02-12T10:23:00</dc:date>
            </office:change-info>
          </text:insertion>
        </text:changed-region>
        <text:changed-region text:id="ct1238903000">
          <text:insertion>
            <office:change-info>
              <dc:creator>Thomas Hackert</dc:creator>
              <dc:date>2005-02-12T10:23:00</dc:date>
            </office:change-info>
          </text:insertion>
        </text:changed-region>
        <text:changed-region text:id="ct1238907424">
          <text:insertion>
            <office:change-info>
              <dc:creator>Mathias Röllig</dc:creator>
              <dc:date>2005-03-05T01:30:00</dc:date>
            </office:change-info>
          </text:insertion>
        </text:changed-region>
        <text:changed-region text:id="ct1238907168">
          <text:deletion>
            <office:change-info>
              <dc:creator>Mathias Röllig</dc:creator>
              <dc:date>2005-03-05T01:30:00</dc:date>
            </office:change-info>
            <text:p text:style-name="P11">as</text:p>
          </text:deletion>
        </text:changed-region>
        <text:changed-region text:id="ct1238902272">
          <text:insertion>
            <office:change-info>
              <dc:creator>Mathias Röllig</dc:creator>
              <dc:date>2005-03-05T01:31:00</dc:date>
            </office:change-info>
          </text:insertion>
        </text:changed-region>
        <text:changed-region text:id="ct1237638056">
          <text:deletion>
            <office:change-info>
              <dc:creator>Mathias Röllig</dc:creator>
              <dc:date>2005-03-05T01:31:00</dc:date>
            </office:change-info>
            <text:p text:style-name="P11">Paket lokalisieren</text:p>
          </text:deletion>
        </text:changed-region>
        <text:changed-region text:id="ct1201665136">
          <text:insertion>
            <office:change-info>
              <dc:creator>Mathias Röllig</dc:creator>
              <dc:date>2005-03-05T01:31:00</dc:date>
            </office:change-info>
          </text:insertion>
        </text:changed-region>
        <text:changed-region text:id="ct1238903352">
          <text:deletion>
            <office:change-info>
              <dc:creator>Thomas Hackert</dc:creator>
              <dc:date>2005-04-28T18:16:00</dc:date>
            </office:change-info>
            <text:p text:style-name="P11"><text:s/></text:p>
          </text:deletion>
        </text:changed-region>
        <text:changed-region text:id="ct1238906176">
          <text:format-change>
            <office:change-info>
              <dc:creator>Thomas Hackert</dc:creator>
              <dc:date>2005-04-28T18:17:00</dc:date>
            </office:change-info>
          </text:format-change>
        </text:changed-region>
        <text:changed-region text:id="ct1234712712">
          <text:format-change>
            <office:change-info>
              <dc:creator>Thomas Hackert</dc:creator>
              <dc:date>2005-04-28T18:16:00</dc:date>
            </office:change-info>
          </text:format-change>
        </text:changed-region>
        <text:changed-region text:id="ct1238906008">
          <text:insertion>
            <office:change-info>
              <dc:creator>Mathias Röllig</dc:creator>
              <dc:date>2005-03-05T01:29:00</dc:date>
            </office:change-info>
          </text:insertion>
        </text:changed-region>
        <text:changed-region text:id="ct1233643368">
          <text:format-change>
            <office:change-info>
              <dc:creator>Thomas Hackert</dc:creator>
              <dc:date>2005-04-28T18:18:00</dc:date>
            </office:change-info>
          </text:format-change>
        </text:changed-region>
        <text:changed-region text:id="ct1198602824">
          <text:deletion>
            <office:change-info>
              <dc:creator>Mathias Röllig</dc:creator>
              <dc:date>2005-03-05T01:29:00</dc:date>
            </office:change-info>
            <text:p text:style-name="P22"><text:span text:style-name="T38"><text:s/></text:span></text:p>
          </text:deletion>
        </text:changed-region>
        <text:changed-region text:id="ct1234706080">
          <text:format-change>
            <office:change-info>
              <dc:creator>Thomas Hackert</dc:creator>
              <dc:date>2005-04-28T18:18:00</dc:date>
            </office:change-info>
          </text:format-change>
        </text:changed-region>
        <text:changed-region text:id="ct1234706280">
          <text:deletion>
            <office:change-info>
              <dc:creator>Mathias Röllig</dc:creator>
              <dc:date>2005-03-05T01:29:00</dc:date>
            </office:change-info>
            <text:p text:style-name="P22"><text:span text:style-name="T38"><text:s/></text:span></text:p>
          </text:deletion>
        </text:changed-region>
        <text:changed-region text:id="ct1234684616">
          <text:format-change>
            <office:change-info>
              <dc:creator>Thomas Hackert</dc:creator>
              <dc:date>2005-04-28T18:18:00</dc:date>
            </office:change-info>
          </text:format-change>
        </text:changed-region>
        <text:changed-region text:id="ct1201666456">
          <text:deletion>
            <office:change-info>
              <dc:creator>unknown</dc:creator>
              <dc:date>2005-02-16T14:41:00</dc:date>
            </office:change-info>
            <text:p text:style-name="P13"><text:s/>de</text:p>
          </text:deletion>
        </text:changed-region>
        <text:changed-region text:id="ct1237656944">
          <text:deletion>
            <office:change-info>
              <dc:creator>Mathias Röllig</dc:creator>
              <dc:date>2005-03-05T01:25:00</dc:date>
            </office:change-info>
            <text:p text:style-name="P13">würde</text:p>
          </text:deletion>
        </text:changed-region>
        <text:changed-region text:id="ct1238899376">
          <text:insertion>
            <office:change-info>
              <dc:creator>Mathias Röllig</dc:creator>
              <dc:date>2005-03-05T01:25:00</dc:date>
            </office:change-info>
          </text:insertion>
        </text:changed-region>
        <text:changed-region text:id="ct1237660848">
          <text:deletion>
            <office:change-info>
              <dc:creator>Mathias Röllig</dc:creator>
              <dc:date>2005-03-05T01:26:00</dc:date>
            </office:change-info>
            <text:p text:style-name="P13">dann </text:p>
          </text:deletion>
        </text:changed-region>
        <text:changed-region text:id="ct1201672168">
          <text:deletion>
            <office:change-info>
              <dc:creator>Mathias Röllig</dc:creator>
              <dc:date>2005-03-05T01:26:00</dc:date>
            </office:change-info>
            <text:p text:style-name="P13"><text:s/>sein</text:p>
          </text:deletion>
        </text:changed-region>
        <text:changed-region text:id="ct1237659280">
          <text:insertion>
            <office:change-info>
              <dc:creator>Mathias Röllig</dc:creator>
              <dc:date>2005-03-05T01:26:00</dc:date>
            </office:change-info>
          </text:insertion>
        </text:changed-region>
        <text:changed-region text:id="ct1237660736">
          <text:deletion>
            <office:change-info>
              <dc:creator>Mathias Röllig</dc:creator>
              <dc:date>2005-03-05T01:26:00</dc:date>
            </office:change-info>
            <text:p text:style-name="P13">für</text:p>
          </text:deletion>
        </text:changed-region>
        <text:changed-region text:id="ct1237661632">
          <text:insertion>
            <office:change-info>
              <dc:creator>Piii1000</dc:creator>
              <dc:date>2005-02-06T16:47:00</dc:date>
            </office:change-info>
          </text:insertion>
        </text:changed-region>
        <text:changed-region text:id="ct1238904376">
          <text:deletion>
            <office:change-info>
              <dc:creator>Piii1000</dc:creator>
              <dc:date>2005-02-06T16:47:00</dc:date>
            </office:change-info>
            <text:p text:style-name="P13">n</text:p>
          </text:deletion>
        </text:changed-region>
        <text:changed-region text:id="ct1237658536">
          <text:deletion>
            <office:change-info>
              <dc:creator>Thomas Hackert</dc:creator>
              <dc:date>2005-04-28T18:38:00</dc:date>
            </office:change-info>
            <text:p text:style-name="P13"><text:s/><office:annotation><dc:creator>MRoe</dc:creator><dc:date>2005-03-05T00:00:00</dc:date><text:p>Evtl. noch mal mit dem Original vergleichen.</text:p><text:p>---- MRoe, 05.03.2005, 01:28 ----</text:p><text:p/></office:annotation></text:p>
          </text:deletion>
        </text:changed-region>
        <text:changed-region text:id="ct1237663440">
          <text:deletion>
            <office:change-info>
              <dc:creator>Mathias Röllig</dc:creator>
              <dc:date>2005-03-05T01:33:00</dc:date>
            </office:change-info>
            <text:p text:style-name="P11">der Office-Prozess </text:p>
          </text:deletion>
        </text:changed-region>
        <text:changed-region text:id="ct1237664080">
          <text:deletion>
            <office:change-info>
              <dc:creator>Mathias Röllig</dc:creator>
              <dc:date>2005-03-05T01:33:00</dc:date>
            </office:change-info>
            <text:p text:style-name="P11">er </text:p>
          </text:deletion>
        </text:changed-region>
        <text:changed-region text:id="ct1198601296">
          <text:insertion>
            <office:change-info>
              <dc:creator>Mathias Röllig</dc:creator>
              <dc:date>2005-03-05T01:33:00</dc:date>
            </office:change-info>
          </text:insertion>
        </text:changed-region>
        <text:changed-region text:id="ct1227037808">
          <text:insertion>
            <office:change-info>
              <dc:creator>Piii1000</dc:creator>
              <dc:date>2005-02-06T16:48:00</dc:date>
            </office:change-info>
          </text:insertion>
        </text:changed-region>
        <text:changed-region text:id="ct1230532736">
          <text:deletion>
            <office:change-info>
              <dc:creator>Piii1000</dc:creator>
              <dc:date>2005-02-06T16:48:00</dc:date>
            </office:change-info>
            <text:p text:style-name="P11">as</text:p>
          </text:deletion>
        </text:changed-region>
        <text:changed-region text:id="ct1226989880">
          <text:insertion>
            <office:change-info>
              <dc:creator>Piii1000</dc:creator>
              <dc:date>2005-02-06T16:48:00</dc:date>
            </office:change-info>
          </text:insertion>
        </text:changed-region>
        <text:changed-region text:id="ct1237442608">
          <text:insertion>
            <office:change-info>
              <dc:creator>Piii1000</dc:creator>
              <dc:date>2005-02-06T16:49:00</dc:date>
            </office:change-info>
          </text:insertion>
        </text:changed-region>
        <text:changed-region text:id="ct1230531576">
          <text:deletion>
            <office:change-info>
              <dc:creator>Piii1000</dc:creator>
              <dc:date>2005-02-06T16:49:00</dc:date>
            </office:change-info>
            <text:p text:style-name="P11">as</text:p>
          </text:deletion>
        </text:changed-region>
        <text:changed-region text:id="ct1237444984">
          <text:insertion>
            <office:change-info>
              <dc:creator>Piii1000</dc:creator>
              <dc:date>2005-02-06T16:49:00</dc:date>
            </office:change-info>
          </text:insertion>
        </text:changed-region>
        <text:changed-region text:id="ct1215399696">
          <text:insertion>
            <office:change-info>
              <dc:creator>unknown</dc:creator>
              <dc:date>2005-02-16T14:43:00</dc:date>
            </office:change-info>
          </text:insertion>
        </text:changed-region>
        <text:changed-region text:id="ct1198609040">
          <text:deletion>
            <office:change-info>
              <dc:creator>unknown</dc:creator>
              <dc:date>2005-02-16T14:43:00</dc:date>
            </office:change-info>
            <text:p text:style-name="P11">r</text:p>
          </text:deletion>
        </text:changed-region>
        <text:changed-region text:id="ct1237445712">
          <text:insertion>
            <office:change-info>
              <dc:creator>unknown</dc:creator>
              <dc:date>2005-02-16T14:43:00</dc:date>
            </office:change-info>
          </text:insertion>
        </text:changed-region>
        <text:changed-region text:id="ct1237441928">
          <text:deletion>
            <office:change-info>
              <dc:creator>unknown</dc:creator>
              <dc:date>2005-02-16T14:43:00</dc:date>
            </office:change-info>
            <text:p text:style-name="P11">r</text:p>
          </text:deletion>
        </text:changed-region>
        <text:changed-region text:id="ct1238905024">
          <text:insertion>
            <office:change-info>
              <dc:creator>Mathias Röllig</dc:creator>
              <dc:date>2005-03-05T01:35:00</dc:date>
            </office:change-info>
          </text:insertion>
        </text:changed-region>
        <text:changed-region text:id="ct1237447592">
          <text:insertion>
            <office:change-info>
              <dc:creator>Piii1000</dc:creator>
              <dc:date>2005-02-06T16:49:00</dc:date>
            </office:change-info>
          </text:insertion>
        </text:changed-region>
        <text:changed-region text:id="ct1239166584">
          <text:deletion>
            <office:change-info>
              <dc:creator>Piii1000</dc:creator>
              <dc:date>2005-02-06T16:49:00</dc:date>
            </office:change-info>
            <text:p text:style-name="P13">as</text:p>
          </text:deletion>
        </text:changed-region>
        <text:changed-region text:id="ct1237442864">
          <text:deletion>
            <office:change-info>
              <dc:creator>Thomas Hackert</dc:creator>
              <dc:date>2005-02-12T12:50:00</dc:date>
            </office:change-info>
            <text:p text:style-name="P11">r</text:p>
          </text:deletion>
        </text:changed-region>
        <text:changed-region text:id="ct1198876968">
          <text:insertion>
            <office:change-info>
              <dc:creator>Thomas Hackert</dc:creator>
              <dc:date>2005-02-12T12:50:00</dc:date>
            </office:change-info>
          </text:insertion>
        </text:changed-region>
        <text:changed-region text:id="ct1237662736">
          <text:deletion>
            <office:change-info>
              <dc:creator>Thomas Hackert</dc:creator>
              <dc:date>2005-02-12T12:50:00</dc:date>
            </office:change-info>
            <text:p text:style-name="P11">i</text:p>
          </text:deletion>
        </text:changed-region>
        <text:changed-region text:id="ct1227039816">
          <text:insertion>
            <office:change-info>
              <dc:creator>Thomas Hackert</dc:creator>
              <dc:date>2005-02-12T12:50:00</dc:date>
            </office:change-info>
          </text:insertion>
        </text:changed-region>
        <text:changed-region text:id="ct1237658640">
          <text:insertion>
            <office:change-info>
              <dc:creator>Thomas Hackert</dc:creator>
              <dc:date>2005-02-12T12:50:00</dc:date>
            </office:change-info>
          </text:insertion>
        </text:changed-region>
        <text:changed-region text:id="ct1198608848">
          <text:deletion>
            <office:change-info>
              <dc:creator>Thomas Hackert</dc:creator>
              <dc:date>2005-04-13T10:44:00</dc:date>
            </office:change-info>
            <text:p text:style-name="P11"><text:s text:c="2"/></text:p>
          </text:deletion>
        </text:changed-region>
        <text:changed-region text:id="ct1233643160">
          <text:insertion>
            <office:change-info>
              <dc:creator>Thomas Hackert</dc:creator>
              <dc:date>2005-04-13T10:44:00</dc:date>
            </office:change-info>
          </text:insertion>
        </text:changed-region>
        <text:changed-region text:id="ct1237446448">
          <text:format-change>
            <office:change-info>
              <dc:creator>Thomas Hackert</dc:creator>
              <dc:date>2005-04-13T10:36:00</dc:date>
            </office:change-info>
          </text:format-change>
        </text:changed-region>
        <text:changed-region text:id="ct1237665128">
          <text:format-change>
            <office:change-info>
              <dc:creator>Thomas Hackert</dc:creator>
              <dc:date>2005-04-13T10:36:00</dc:date>
            </office:change-info>
          </text:format-change>
        </text:changed-region>
        <text:changed-region text:id="ct1233643568">
          <text:format-change>
            <office:change-info>
              <dc:creator>Thomas Hackert</dc:creator>
              <dc:date>2005-04-13T10:34:00</dc:date>
            </office:change-info>
          </text:format-change>
        </text:changed-region>
        <text:changed-region text:id="ct1233643672">
          <text:deletion>
            <office:change-info>
              <dc:creator>Thomas Hackert</dc:creator>
              <dc:date>2005-02-12T12:54:00</dc:date>
            </office:change-info>
            <text:p text:style-name="P13">r</text:p>
          </text:deletion>
        </text:changed-region>
        <text:changed-region text:id="ct1227041984">
          <text:deletion>
            <office:change-info>
              <dc:creator>Thomas Hackert</dc:creator>
              <dc:date>2005-02-12T12:55:00</dc:date>
            </office:change-info>
            <text:p text:style-name="P13"><text:s/>startet</text:p>
          </text:deletion>
        </text:changed-region>
        <text:changed-region text:id="ct1227039176">
          <text:insertion>
            <office:change-info>
              <dc:creator>Thomas Hackert</dc:creator>
              <dc:date>2005-02-12T12:55:00</dc:date>
            </office:change-info>
          </text:insertion>
        </text:changed-region>
        <text:changed-region text:id="ct1227041240">
          <text:format-change>
            <office:change-info>
              <dc:creator>Thomas Hackert</dc:creator>
              <dc:date>2005-04-13T10:34:00</dc:date>
            </office:change-info>
          </text:format-change>
        </text:changed-region>
        <text:changed-region text:id="ct1237662448">
          <text:insertion>
            <office:change-info>
              <dc:creator>Piii1000</dc:creator>
              <dc:date>2005-02-06T16:50:00</dc:date>
            </office:change-info>
          </text:insertion>
        </text:changed-region>
        <text:changed-region text:id="ct1237658832">
          <text:format-change>
            <office:change-info>
              <dc:creator>Thomas Hackert</dc:creator>
              <dc:date>2005-04-13T10:34:00</dc:date>
            </office:change-info>
          </text:format-change>
        </text:changed-region>
        <text:changed-region text:id="ct1227039408">
          <text:format-change>
            <office:change-info>
              <dc:creator>Thomas Hackert</dc:creator>
              <dc:date>2005-04-13T10:34:00</dc:date>
            </office:change-info>
          </text:format-change>
        </text:changed-region>
        <text:changed-region text:id="ct1233653136">
          <text:insertion>
            <office:change-info>
              <dc:creator>Thomas Hackert</dc:creator>
              <dc:date>2005-04-13T10:10:00</dc:date>
            </office:change-info>
          </text:insertion>
        </text:changed-region>
        <text:changed-region text:id="ct1227039640">
          <text:deletion>
            <office:change-info>
              <dc:creator>unknown</dc:creator>
              <dc:date>2005-02-16T14:45:00</dc:date>
            </office:change-info>
            <text:p text:style-name="P13">wo</text:p>
          </text:deletion>
        </text:changed-region>
        <text:changed-region text:id="ct1201664568">
          <text:insertion>
            <office:change-info>
              <dc:creator>unknown</dc:creator>
              <dc:date>2005-02-16T14:45:00</dc:date>
            </office:change-info>
          </text:insertion>
        </text:changed-region>
        <text:changed-region text:id="ct1227043248">
          <text:format-change>
            <office:change-info>
              <dc:creator>Thomas Hackert</dc:creator>
              <dc:date>2005-04-13T10:35:00</dc:date>
            </office:change-info>
          </text:format-change>
        </text:changed-region>
        <text:changed-region text:id="ct1234714200">
          <text:format-change>
            <office:change-info>
              <dc:creator>Thomas Hackert</dc:creator>
              <dc:date>2005-04-13T10:35:00</dc:date>
            </office:change-info>
          </text:format-change>
        </text:changed-region>
        <text:changed-region text:id="ct1227043760">
          <text:format-change>
            <office:change-info>
              <dc:creator>Thomas Hackert</dc:creator>
              <dc:date>2005-04-13T10:35:00</dc:date>
            </office:change-info>
          </text:format-change>
        </text:changed-region>
        <text:changed-region text:id="ct1234728272">
          <text:format-change>
            <office:change-info>
              <dc:creator>Thomas Hackert</dc:creator>
              <dc:date>2005-04-13T10:12:00</dc:date>
            </office:change-info>
          </text:format-change>
        </text:changed-region>
        <text:changed-region text:id="ct1234723904">
          <text:deletion>
            <office:change-info>
              <dc:creator>Jürgen Wippler</dc:creator>
              <dc:date>2005-03-04T11:50:00</dc:date>
            </office:change-info>
            <text:p text:style-name="P11">werden Zugang zu</text:p>
          </text:deletion>
        </text:changed-region>
        <text:changed-region text:id="ct1234730536">
          <text:insertion>
            <office:change-info>
              <dc:creator>Jürgen Wippler</dc:creator>
              <dc:date>2005-03-04T11:50:00</dc:date>
            </office:change-info>
          </text:insertion>
        </text:changed-region>
        <text:changed-region text:id="ct1227042440">
          <text:insertion>
            <office:change-info>
              <dc:creator>Jürgen Wippler</dc:creator>
              <dc:date>2005-03-04T11:50:00</dc:date>
            </office:change-info>
          </text:insertion>
        </text:changed-region>
        <text:changed-region text:id="ct1234712816">
          <text:deletion>
            <office:change-info>
              <dc:creator>Thomas Hackert</dc:creator>
              <dc:date>2005-04-13T10:44:00</dc:date>
            </office:change-info>
            <text:p text:style-name="P11"><text:s/></text:p>
          </text:deletion>
        </text:changed-region>
        <text:changed-region text:id="ct1198495024">
          <text:deletion>
            <office:change-info>
              <dc:creator>Jürgen Wippler</dc:creator>
              <dc:date>2005-03-04T11:51:00</dc:date>
            </office:change-info>
            <text:p text:style-name="P11">verschiedenen</text:p>
          </text:deletion>
        </text:changed-region>
        <text:changed-region text:id="ct1227046768">
          <text:deletion>
            <office:change-info>
              <dc:creator>Thomas Hackert</dc:creator>
              <dc:date>2005-04-13T10:44:00</dc:date>
            </office:change-info>
            <text:p text:style-name="P11"><text:s/></text:p>
          </text:deletion>
        </text:changed-region>
        <text:changed-region text:id="ct1239166864">
          <text:deletion>
            <office:change-info>
              <dc:creator>Jürgen Wippler</dc:creator>
              <dc:date>2005-03-04T11:50:00</dc:date>
            </office:change-info>
            <text:p text:style-name="P11">en</text:p>
          </text:deletion>
        </text:changed-region>
        <text:changed-region text:id="ct1227043992">
          <text:insertion>
            <office:change-info>
              <dc:creator>Thomas Hackert</dc:creator>
              <dc:date>2005-04-13T10:44:00</dc:date>
            </office:change-info>
          </text:insertion>
        </text:changed-region>
        <text:changed-region text:id="ct1239167704">
          <text:deletion>
            <office:change-info>
              <dc:creator>Jürgen Wippler</dc:creator>
              <dc:date>2005-03-04T11:51:00</dc:date>
            </office:change-info>
            <text:p text:style-name="P11">n</text:p>
          </text:deletion>
        </text:changed-region>
        <text:changed-region text:id="ct1239167992">
          <text:deletion>
            <office:change-info>
              <dc:creator>Piii1000</dc:creator>
              <dc:date>2005-02-06T16:51:00</dc:date>
            </office:change-info>
            <text:p text:style-name="P11">via dem</text:p>
          </text:deletion>
        </text:changed-region>
        <text:changed-region text:id="ct1239171560">
          <text:deletion>
            <office:change-info>
              <dc:creator>Jürgen Wippler</dc:creator>
              <dc:date>2005-03-04T11:51:00</dc:date>
            </office:change-info>
            <text:p text:style-name="P11">über das</text:p>
          </text:deletion>
        </text:changed-region>
        <text:changed-region text:id="ct1239169064">
          <text:insertion>
            <office:change-info>
              <dc:creator>Jürgen Wippler</dc:creator>
              <dc:date>2005-03-04T11:51:00</dc:date>
            </office:change-info>
          </text:insertion>
        </text:changed-region>
        <text:changed-region text:id="ct1234727048">
          <text:deletion>
            <office:change-info>
              <dc:creator>Jürgen Wippler</dc:creator>
              <dc:date>2005-03-04T11:51:00</dc:date>
            </office:change-info>
            <text:p text:style-name="P11">finden</text:p>
          </text:deletion>
        </text:changed-region>
        <text:changed-region text:id="ct1239168416">
          <text:insertion>
            <office:change-info>
              <dc:creator>Jürgen Wippler</dc:creator>
              <dc:date>2005-03-04T11:51:00</dc:date>
            </office:change-info>
          </text:insertion>
        </text:changed-region>
        <text:changed-region text:id="ct1239170128">
          <text:insertion>
            <office:change-info>
              <dc:creator>Piii1000</dc:creator>
              <dc:date>2005-02-06T16:52:00</dc:date>
            </office:change-info>
          </text:insertion>
        </text:changed-region>
        <text:changed-region text:id="ct1239168912">
          <text:insertion>
            <office:change-info>
              <dc:creator>Piii1000</dc:creator>
              <dc:date>2005-02-06T16:52:00</dc:date>
            </office:change-info>
          </text:insertion>
        </text:changed-region>
        <text:changed-region text:id="ct1239168624">
          <text:deletion>
            <office:change-info>
              <dc:creator>Piii1000</dc:creator>
              <dc:date>2005-02-06T16:52:00</dc:date>
            </office:change-info>
            <text:p text:style-name="P13">beinhaltet</text:p>
          </text:deletion>
        </text:changed-region>
        <text:changed-region text:id="ct1239173160">
          <text:insertion>
            <office:change-info>
              <dc:creator>Piii1000</dc:creator>
              <dc:date>2005-02-06T16:52:00</dc:date>
            </office:change-info>
          </text:insertion>
        </text:changed-region>
        <text:changed-region text:id="ct1237447760">
          <text:deletion>
            <office:change-info>
              <dc:creator>Jürgen Wippler</dc:creator>
              <dc:date>2005-03-04T11:52:00</dc:date>
            </office:change-info>
            <text:p text:style-name="P13">werden</text:p>
          </text:deletion>
        </text:changed-region>
        <text:changed-region text:id="ct1227040744">
          <text:insertion>
            <office:change-info>
              <dc:creator>Jürgen Wippler</dc:creator>
              <dc:date>2005-03-04T11:52:00</dc:date>
            </office:change-info>
          </text:insertion>
        </text:changed-region>
        <text:changed-region text:id="ct1234714304">
          <text:insertion>
            <office:change-info>
              <dc:creator>Jürgen Wippler</dc:creator>
              <dc:date>2005-04-15T19:19:00</dc:date>
            </office:change-info>
          </text:insertion>
        </text:changed-region>
        <text:changed-region text:id="ct1234728920">
          <text:deletion>
            <office:change-info>
              <dc:creator>Jürgen Wippler</dc:creator>
              <dc:date>2005-03-04T11:53:00</dc:date>
            </office:change-info>
            <text:p text:style-name="P13">mit der</text:p>
          </text:deletion>
        </text:changed-region>
        <text:changed-region text:id="ct1230535904">
          <text:insertion>
            <office:change-info>
              <dc:creator>Jürgen Wippler</dc:creator>
              <dc:date>2005-03-04T11:53:00</dc:date>
            </office:change-info>
          </text:insertion>
        </text:changed-region>
        <text:changed-region text:id="ct1234723000">
          <text:insertion>
            <office:change-info>
              <dc:creator>Jürgen Wippler</dc:creator>
              <dc:date>2005-03-04T11:53:00</dc:date>
            </office:change-info>
          </text:insertion>
        </text:changed-region>
        <text:changed-region text:id="ct1230536136">
          <text:insertion>
            <office:change-info>
              <dc:creator>Jürgen Wippler</dc:creator>
              <dc:date>2005-03-04T11:54:00</dc:date>
            </office:change-info>
          </text:insertion>
        </text:changed-region>
        <text:changed-region text:id="ct1239175264">
          <text:deletion>
            <office:change-info>
              <dc:creator>Jürgen Wippler</dc:creator>
              <dc:date>2005-03-04T11:54:00</dc:date>
            </office:change-info>
            <text:p text:style-name="P13">brin</text:p>
          </text:deletion>
        </text:changed-region>
        <text:changed-region text:id="ct1230536856">
          <text:deletion>
            <office:change-info>
              <dc:creator>Jürgen Wippler</dc:creator>
              <dc:date>2005-03-04T11:54:00</dc:date>
            </office:change-info>
            <text:p text:style-name="P13">hervor</text:p>
          </text:deletion>
        </text:changed-region>
        <text:changed-region text:id="ct1230537088">
          <text:insertion>
            <office:change-info>
              <dc:creator>Jürgen Wippler</dc:creator>
              <dc:date>2005-03-04T11:54:00</dc:date>
            </office:change-info>
          </text:insertion>
        </text:changed-region>
        <text:changed-region text:id="ct1239169232">
          <text:insertion>
            <office:change-info>
              <dc:creator>unknown</dc:creator>
              <dc:date>2005-02-16T14:47:00</dc:date>
            </office:change-info>
          </text:insertion>
        </text:changed-region>
        <text:changed-region text:id="ct1239169336">
          <text:insertion>
            <office:change-info>
              <dc:creator>Thomas Hackert</dc:creator>
              <dc:date>2005-04-29T05:04:00</dc:date>
            </office:change-info>
          </text:insertion>
        </text:changed-region>
        <text:changed-region text:id="ct1230533568">
          <text:insertion>
            <office:change-info>
              <dc:creator>Thomas Hackert</dc:creator>
              <dc:date>2005-02-12T13:01:00</dc:date>
            </office:change-info>
          </text:insertion>
        </text:changed-region>
        <text:changed-region text:id="ct1234740544">
          <text:insertion>
            <office:change-info>
              <dc:creator>Piii1000</dc:creator>
              <dc:date>2005-02-06T16:53:00</dc:date>
            </office:change-info>
          </text:insertion>
        </text:changed-region>
        <text:changed-region text:id="ct1234740648">
          <text:deletion>
            <office:change-info>
              <dc:creator>Piii1000</dc:creator>
              <dc:date>2005-02-06T16:53:00</dc:date>
            </office:change-info>
            <text:p text:style-name="P11">A</text:p>
          </text:deletion>
        </text:changed-region>
        <text:changed-region text:id="ct1234690992">
          <text:insertion>
            <office:change-info>
              <dc:creator>Piii1000</dc:creator>
              <dc:date>2005-02-06T16:55:00</dc:date>
            </office:change-info>
          </text:insertion>
        </text:changed-region>
        <text:changed-region text:id="ct1234691096">
          <text:deletion>
            <office:change-info>
              <dc:creator>Piii1000</dc:creator>
              <dc:date>2005-02-06T16:55:00</dc:date>
            </office:change-info>
            <text:p text:style-name="P11">a</text:p>
          </text:deletion>
        </text:changed-region>
        <text:changed-region text:id="ct1234749808">
          <text:deletion>
            <office:change-info>
              <dc:creator>Piii1000</dc:creator>
              <dc:date>2005-02-06T16:55:00</dc:date>
            </office:change-info>
            <text:p text:style-name="P11">via der </text:p>
          </text:deletion>
        </text:changed-region>
        <text:changed-region text:id="ct1234741048">
          <text:insertion>
            <office:change-info>
              <dc:creator>Piii1000</dc:creator>
              <dc:date>2005-02-06T16:55:00</dc:date>
            </office:change-info>
          </text:insertion>
        </text:changed-region>
        <text:changed-region text:id="ct1234752984">
          <text:insertion>
            <office:change-info>
              <dc:creator>Jürgen Wippler</dc:creator>
              <dc:date>2005-03-04T11:56:00</dc:date>
            </office:change-info>
          </text:insertion>
        </text:changed-region>
        <text:changed-region text:id="ct1234758424">
          <text:deletion>
            <office:change-info>
              <dc:creator>Thomas Hackert</dc:creator>
              <dc:date>2005-04-13T10:18:00</dc:date>
            </office:change-info>
            <text:p text:style-name="P11">einschließlich </text:p>
          </text:deletion>
        </text:changed-region>
        <text:changed-region text:id="ct1234757288">
          <text:deletion>
            <office:change-info>
              <dc:creator>Thomas Hackert</dc:creator>
              <dc:date>2005-04-13T10:18:00</dc:date>
            </office:change-info>
            <text:p text:style-name="P11">r</text:p>
          </text:deletion>
        </text:changed-region>
        <text:changed-region text:id="ct1234758528">
          <text:deletion>
            <office:change-info>
              <dc:creator>Thomas Hackert</dc:creator>
              <dc:date>2005-04-13T10:18:00</dc:date>
            </office:change-info>
            <text:p text:style-name="P11">r</text:p>
          </text:deletion>
        </text:changed-region>
        <text:changed-region text:id="ct1234758632">
          <text:insertion>
            <office:change-info>
              <dc:creator>Thomas Hackert</dc:creator>
              <dc:date>2005-04-13T10:18:00</dc:date>
            </office:change-info>
          </text:insertion>
        </text:changed-region>
        <text:changed-region text:id="ct1234756904">
          <text:insertion>
            <office:change-info>
              <dc:creator>Thomas Hackert</dc:creator>
              <dc:date>2005-04-13T10:19:00</dc:date>
            </office:change-info>
          </text:insertion>
        </text:changed-region>
        <text:changed-region text:id="ct1230540680">
          <text:deletion>
            <office:change-info>
              <dc:creator>Thomas Hackert</dc:creator>
              <dc:date>2005-04-29T05:16:00</dc:date>
            </office:change-info>
            <text:p text:style-name="P11">diese </text:p>
          </text:deletion>
        </text:changed-region>
        <text:changed-region text:id="ct1230540336">
          <text:insertion>
            <office:change-info>
              <dc:creator>Thomas Hackert</dc:creator>
              <dc:date>2005-04-29T05:16:00</dc:date>
            </office:change-info>
          </text:insertion>
        </text:changed-region>
        <text:changed-region text:id="ct1201651384">
          <text:deletion>
            <office:change-info>
              <dc:creator>Thomas Hackert</dc:creator>
              <dc:date>2005-04-13T10:21:00</dc:date>
            </office:change-info>
            <text:p text:style-name="P11"><office:annotation><dc:creator>JW</dc:creator><dc:date>2005-03-04T00:00:00</dc:date><text:p>Da fehlt rgentetwas an Wörtern, so ist kein Sinn drin</text:p><text:p>---- JW, 04.03.2005, 11:58 ----</text:p><text:p/></office:annotation></text:p>
          </text:deletion>
        </text:changed-region>
        <text:changed-region text:id="ct1201715136">
          <text:deletion>
            <office:change-info>
              <dc:creator>Thomas Hackert</dc:creator>
              <dc:date>2005-04-13T10:20:00</dc:date>
            </office:change-info>
            <text:p text:style-name="P11"><text:s/></text:p>
          </text:deletion>
        </text:changed-region>
        <text:changed-region text:id="ct1234597728">
          <text:deletion>
            <office:change-info>
              <dc:creator>Thomas Hackert</dc:creator>
              <dc:date>2005-02-12T13:09:00</dc:date>
            </office:change-info>
            <text:p text:style-name="P11"><text:s/>der benutzt</text:p>
          </text:deletion>
        </text:changed-region>
        <text:changed-region text:id="ct1230534128">
          <text:insertion>
            <office:change-info>
              <dc:creator>Thomas Hackert</dc:creator>
              <dc:date>2005-02-12T13:10:00</dc:date>
            </office:change-info>
          </text:insertion>
        </text:changed-region>
        <text:changed-region text:id="ct1237659120">
          <text:insertion>
            <office:change-info>
              <dc:creator>Piii1000</dc:creator>
              <dc:date>2005-02-06T16:57:00</dc:date>
            </office:change-info>
          </text:insertion>
        </text:changed-region>
        <text:changed-region text:id="ct1234740784">
          <text:deletion>
            <office:change-info>
              <dc:creator>Piii1000</dc:creator>
              <dc:date>2005-02-06T16:57:00</dc:date>
            </office:change-info>
            <text:p text:style-name="P11">u</text:p>
          </text:deletion>
        </text:changed-region>
        <text:changed-region text:id="ct1230533440">
          <text:deletion>
            <office:change-info>
              <dc:creator>Jürgen Wippler</dc:creator>
              <dc:date>2005-03-04T11:59:00</dc:date>
            </office:change-info>
            <text:p text:style-name="P11">Dies</text:p>
          </text:deletion>
        </text:changed-region>
        <text:changed-region text:id="ct1234740344">
          <text:insertion>
            <office:change-info>
              <dc:creator>Jürgen Wippler</dc:creator>
              <dc:date>2005-03-04T11:59:00</dc:date>
            </office:change-info>
          </text:insertion>
        </text:changed-region>
        <text:changed-region text:id="ct1234750560">
          <text:deletion>
            <office:change-info>
              <dc:creator>Jürgen Wippler</dc:creator>
              <dc:date>2005-03-04T11:59:00</dc:date>
            </office:change-info>
            <text:p text:style-name="P11"><text:s/>nützlich</text:p>
          </text:deletion>
        </text:changed-region>
        <text:changed-region text:id="ct1201654392">
          <text:deletion>
            <office:change-info>
              <dc:creator>Thomas Hackert</dc:creator>
              <dc:date>2005-04-29T05:22:00</dc:date>
            </office:change-info>
            <text:p text:style-name="P11"><text:s/></text:p>
          </text:deletion>
        </text:changed-region>
        <text:changed-region text:id="ct1201653000">
          <text:insertion>
            <office:change-info>
              <dc:creator>Jürgen Wippler</dc:creator>
              <dc:date>2005-03-04T11:59:00</dc:date>
            </office:change-info>
          </text:insertion>
        </text:changed-region>
        <text:changed-region text:id="ct1230539032">
          <text:insertion>
            <office:change-info>
              <dc:creator>Jürgen Wippler</dc:creator>
              <dc:date>2005-03-04T12:00:00</dc:date>
            </office:change-info>
          </text:insertion>
        </text:changed-region>
        <text:changed-region text:id="ct1201656704">
          <text:deletion>
            <office:change-info>
              <dc:creator>Jürgen Wippler</dc:creator>
              <dc:date>2005-03-04T12:00:00</dc:date>
            </office:change-info>
            <text:p text:style-name="P11"><text:s/>durch Clients</text:p>
          </text:deletion>
        </text:changed-region>
        <text:changed-region text:id="ct1234746296">
          <text:deletion>
            <office:change-info>
              <dc:creator>Piii1000</dc:creator>
              <dc:date>2005-02-06T16:58:00</dc:date>
            </office:change-info>
            <text:p text:style-name="P11">via dem <text:s/></text:p>
          </text:deletion>
        </text:changed-region>
        <text:changed-region text:id="ct1201657536">
          <text:insertion>
            <office:change-info>
              <dc:creator>Piii1000</dc:creator>
              <dc:date>2005-02-06T16:58:00</dc:date>
            </office:change-info>
          </text:insertion>
        </text:changed-region>
        <text:changed-region text:id="ct1201656352">
          <text:deletion>
            <office:change-info>
              <dc:creator>Thomas Hackert</dc:creator>
              <dc:date>2005-02-12T16:11:00</dc:date>
            </office:change-info>
            <text:p text:style-name="P11">as</text:p>
          </text:deletion>
        </text:changed-region>
        <text:changed-region text:id="ct1237650304">
          <text:insertion>
            <office:change-info>
              <dc:creator>Thomas Hackert</dc:creator>
              <dc:date>2005-02-12T16:11:00</dc:date>
            </office:change-info>
          </text:insertion>
        </text:changed-region>
        <text:changed-region text:id="ct1230538224">
          <text:insertion>
            <office:change-info>
              <dc:creator>Piii1000</dc:creator>
              <dc:date>2005-02-06T16:58:00</dc:date>
            </office:change-info>
          </text:insertion>
        </text:changed-region>
        <text:changed-region text:id="ct1230541664">
          <text:deletion>
            <office:change-info>
              <dc:creator>Jürgen Wippler</dc:creator>
              <dc:date>2005-04-15T19:31:00</dc:date>
            </office:change-info>
            <text:p text:style-name="P11">n</text:p>
          </text:deletion>
        </text:changed-region>
        <text:changed-region text:id="ct1237648792">
          <text:insertion>
            <office:change-info>
              <dc:creator>unknown</dc:creator>
              <dc:date>2005-02-16T14:52:00</dc:date>
            </office:change-info>
          </text:insertion>
        </text:changed-region>
        <text:changed-region text:id="ct1234736032">
          <text:deletion>
            <office:change-info>
              <dc:creator>unknown</dc:creator>
              <dc:date>2005-02-16T14:52:00</dc:date>
            </office:change-info>
            <text:p text:style-name="P11">, </text:p>
          </text:deletion>
        </text:changed-region>
        <text:changed-region text:id="ct1237652616">
          <text:insertion>
            <office:change-info>
              <dc:creator>Thomas Hackert</dc:creator>
              <dc:date>2005-02-12T16:13:00</dc:date>
            </office:change-info>
          </text:insertion>
        </text:changed-region>
        <text:changed-region text:id="ct1201655064">
          <text:insertion>
            <office:change-info>
              <dc:creator>unknown</dc:creator>
              <dc:date>2005-02-16T14:52:00</dc:date>
            </office:change-info>
          </text:insertion>
        </text:changed-region>
        <text:changed-region text:id="ct1201659304">
          <text:deletion>
            <office:change-info>
              <dc:creator>unknown</dc:creator>
              <dc:date>2005-02-16T14:52:00</dc:date>
            </office:change-info>
            <text:p text:style-name="P11">n</text:p>
          </text:deletion>
        </text:changed-region>
        <text:changed-region text:id="ct1239168192">
          <text:insertion>
            <office:change-info>
              <dc:creator>Thomas Hackert</dc:creator>
              <dc:date>2005-02-12T16:14:00</dc:date>
            </office:change-info>
          </text:insertion>
        </text:changed-region>
        <text:changed-region text:id="ct1234747216">
          <text:deletion>
            <office:change-info>
              <dc:creator>Thomas Hackert</dc:creator>
              <dc:date>2005-02-12T16:14:00</dc:date>
            </office:change-info>
            <text:p text:style-name="P11">ell</text:p>
          </text:deletion>
        </text:changed-region>
        <text:changed-region text:id="ct1200434792">
          <text:insertion>
            <office:change-info>
              <dc:creator>Thomas Hackert</dc:creator>
              <dc:date>2005-02-12T16:14:00</dc:date>
            </office:change-info>
          </text:insertion>
        </text:changed-region>
        <text:changed-region text:id="ct1200436136">
          <text:insertion>
            <office:change-info>
              <dc:creator>Thomas Hackert</dc:creator>
              <dc:date>2005-02-12T16:14:00</dc:date>
            </office:change-info>
          </text:insertion>
        </text:changed-region>
        <text:changed-region text:id="ct1237643864">
          <text:deletion>
            <office:change-info>
              <dc:creator>Thomas Hackert</dc:creator>
              <dc:date>2005-02-12T16:14:00</dc:date>
            </office:change-info>
            <text:p text:style-name="P11">ell</text:p>
          </text:deletion>
        </text:changed-region>
        <text:changed-region text:id="ct1201656184">
          <text:insertion>
            <office:change-info>
              <dc:creator>Thomas Hackert</dc:creator>
              <dc:date>2005-02-12T16:14:00</dc:date>
            </office:change-info>
          </text:insertion>
        </text:changed-region>
        <text:changed-region text:id="ct1201652760">
          <text:deletion>
            <office:change-info>
              <dc:creator>Piii1000</dc:creator>
              <dc:date>2005-02-06T17:03:00</dc:date>
            </office:change-info>
            <text:p text:style-name="P11">via </text:p>
          </text:deletion>
        </text:changed-region>
        <text:changed-region text:id="ct1234754424">
          <text:insertion>
            <office:change-info>
              <dc:creator>Piii1000</dc:creator>
              <dc:date>2005-02-06T17:03:00</dc:date>
            </office:change-info>
          </text:insertion>
        </text:changed-region>
        <text:changed-region text:id="ct1234752600">
          <text:deletion>
            <office:change-info>
              <dc:creator>Friedhelm Abels</dc:creator>
              <dc:date>2005-04-09T09:52:00</dc:date>
            </office:change-info>
            <text:p text:style-name="P11">issue</text:p>
          </text:deletion>
        </text:changed-region>
        <text:changed-region text:id="ct1234762040">
          <text:insertion>
            <office:change-info>
              <dc:creator>Friedhelm Abels</dc:creator>
              <dc:date>2005-04-09T09:52:00</dc:date>
            </office:change-info>
          </text:insertion>
        </text:changed-region>
        <text:changed-region text:id="ct1234774424">
          <text:format-change>
            <office:change-info>
              <dc:creator>Thomas Hackert</dc:creator>
              <dc:date>2005-04-13T10:29:00</dc:date>
            </office:change-info>
          </text:format-change>
        </text:changed-region>
        <text:changed-region text:id="ct1234775232">
          <text:format-change>
            <office:change-info>
              <dc:creator>Thomas Hackert</dc:creator>
              <dc:date>2005-02-12T16:15:00</dc:date>
            </office:change-info>
          </text:format-change>
        </text:changed-region>
        <text:changed-region text:id="ct1200438160">
          <text:deletion>
            <office:change-info>
              <dc:creator>Thomas Hackert</dc:creator>
              <dc:date>2005-02-12T16:16:00</dc:date>
            </office:change-info>
            <text:p text:style-name="P11">entweder </text:p>
          </text:deletion>
        </text:changed-region>
        <text:changed-region text:id="ct1234764704">
          <text:deletion>
            <office:change-info>
              <dc:creator>Friedhelm Abels</dc:creator>
              <dc:date>2005-04-09T09:52:00</dc:date>
            </office:change-info>
            <text:p text:style-name="P11">issue</text:p>
          </text:deletion>
        </text:changed-region>
        <text:changed-region text:id="ct1234778456">
          <text:insertion>
            <office:change-info>
              <dc:creator>Friedhelm Abels</dc:creator>
              <dc:date>2005-04-09T09:52:00</dc:date>
            </office:change-info>
          </text:insertion>
        </text:changed-region>
        <text:changed-region text:id="ct1234779352">
          <text:format-change>
            <office:change-info>
              <dc:creator>Thomas Hackert</dc:creator>
              <dc:date>2005-02-12T16:17:00</dc:date>
            </office:change-info>
          </text:format-change>
        </text:changed-region>
        <text:changed-region text:id="ct1234754528">
          <text:insertion>
            <office:change-info>
              <dc:creator>unknown</dc:creator>
              <dc:date>2005-02-16T14:56:00</dc:date>
            </office:change-info>
          </text:insertion>
        </text:changed-region>
        <text:changed-region text:id="ct1201659864">
          <text:deletion>
            <office:change-info>
              <dc:creator>unknown</dc:creator>
              <dc:date>2005-02-16T14:56:00</dc:date>
            </office:change-info>
            <text:p text:style-name="P11">, </text:p>
          </text:deletion>
        </text:changed-region>
        <text:changed-region text:id="ct1200440504">
          <text:insertion>
            <office:change-info>
              <dc:creator>unknown</dc:creator>
              <dc:date>2005-02-16T14:56:00</dc:date>
            </office:change-info>
          </text:insertion>
        </text:changed-region>
        <text:changed-region text:id="ct1234771640">
          <text:deletion>
            <office:change-info>
              <dc:creator>unknown</dc:creator>
              <dc:date>2005-02-16T14:56:00</dc:date>
            </office:change-info>
            <text:p text:style-name="P11">, wurden </text:p>
          </text:deletion>
        </text:changed-region>
        <text:changed-region text:id="ct1201715992">
          <text:deletion>
            <office:change-info>
              <dc:creator>Piii1000</dc:creator>
              <dc:date>2005-02-06T17:04:00</dc:date>
            </office:change-info>
            <text:p text:style-name="P11">beinhaltet</text:p>
          </text:deletion>
        </text:changed-region>
        <text:changed-region text:id="ct1200439680">
          <text:insertion>
            <office:change-info>
              <dc:creator>Piii1000</dc:creator>
              <dc:date>2005-02-06T17:04:00</dc:date>
            </office:change-info>
          </text:insertion>
        </text:changed-region>
        <text:changed-region text:id="ct1234793232">
          <text:deletion>
            <office:change-info>
              <dc:creator>Mathias Röllig</dc:creator>
              <dc:date>2005-03-05T01:54:00</dc:date>
            </office:change-info>
            <text:h text:style-name="P23" text:outline-level="1">Web/</text:h>
          </text:deletion>
        </text:changed-region>
        <text:changed-region text:id="ct1234780112">
          <text:insertion>
            <office:change-info>
              <dc:creator>Mathias Röllig</dc:creator>
              <dc:date>2005-03-05T01:54:00</dc:date>
            </office:change-info>
          </text:insertion>
        </text:changed-region>
        <text:changed-region text:id="ct1239339200">
          <text:deletion>
            <office:change-info>
              <dc:creator>Friedhelm Abels</dc:creator>
              <dc:date>2005-04-09T09:52:00</dc:date>
            </office:change-info>
            <text:p text:style-name="P13"><text:a xlink:type="simple" xlink:href="http://www.openoffice.org/issues/show_bug.cgi?id=18295"><text:span text:style-name="Internet_20_link">issue</text:span></text:a></text:p>
          </text:deletion>
        </text:changed-region>
        <text:changed-region text:id="ct1234793464">
          <text:insertion>
            <office:change-info>
              <dc:creator>Friedhelm Abels</dc:creator>
              <dc:date>2005-04-09T09:52:00</dc:date>
            </office:change-info>
          </text:insertion>
        </text:changed-region>
        <text:changed-region text:id="ct1201661456">
          <text:deletion>
            <office:change-info>
              <dc:creator>Thomas Hackert</dc:creator>
              <dc:date>2005-04-29T05:52:00</dc:date>
            </office:change-info>
            <text:p text:style-name="P11"><text:s/></text:p>
          </text:deletion>
        </text:changed-region>
        <text:changed-region text:id="ct1198874992">
          <text:deletion>
            <office:change-info>
              <dc:creator>Thomas Hackert</dc:creator>
              <dc:date>2005-02-12T16:20:00</dc:date>
            </office:change-info>
            <text:p text:style-name="P11">e</text:p>
          </text:deletion>
        </text:changed-region>
        <text:changed-region text:id="ct1239346664">
          <text:deletion>
            <office:change-info>
              <dc:creator>Piii1000</dc:creator>
              <dc:date>2005-02-06T17:06:00</dc:date>
            </office:change-info>
            <text:p text:style-name="P11">ermöglicht</text:p>
          </text:deletion>
        </text:changed-region>
        <text:changed-region text:id="ct1198802312">
          <text:deletion>
            <office:change-info>
              <dc:creator>Thomas Hackert</dc:creator>
              <dc:date>2005-04-13T10:44:00</dc:date>
            </office:change-info>
            <text:p text:style-name="P11"><text:s text:c="2"/></text:p>
          </text:deletion>
        </text:changed-region>
        <text:changed-region text:id="ct1234807944">
          <text:insertion>
            <office:change-info>
              <dc:creator>Thomas Hackert</dc:creator>
              <dc:date>2005-04-13T10:44:00</dc:date>
            </office:change-info>
          </text:insertion>
        </text:changed-region>
        <text:changed-region text:id="ct1239339896">
          <text:insertion>
            <office:change-info>
              <dc:creator>Piii1000</dc:creator>
              <dc:date>2005-02-06T17:06:00</dc:date>
            </office:change-info>
          </text:insertion>
        </text:changed-region>
        <text:changed-region text:id="ct1239341928">
          <text:deletion>
            <office:change-info>
              <dc:creator>Thomas Hackert</dc:creator>
              <dc:date>2005-02-12T16:20:00</dc:date>
            </office:change-info>
            <text:p text:style-name="P11">en</text:p>
          </text:deletion>
        </text:changed-region>
        <text:changed-region text:id="ct1234808048">
          <text:insertion>
            <office:change-info>
              <dc:creator>Thomas Hackert</dc:creator>
              <dc:date>2005-02-12T16:20:00</dc:date>
            </office:change-info>
          </text:insertion>
        </text:changed-region>
        <text:changed-region text:id="ct1234811880">
          <text:format-change>
            <office:change-info>
              <dc:creator>Thomas Hackert</dc:creator>
              <dc:date>2005-04-13T10:32:00</dc:date>
            </office:change-info>
          </text:format-change>
        </text:changed-region>
        <text:changed-region text:id="ct1239344952">
          <text:deletion>
            <office:change-info>
              <dc:creator>Thomas Hackert</dc:creator>
              <dc:date>2005-02-12T16:22:00</dc:date>
            </office:change-info>
            <text:p text:style-name="P11">e</text:p>
          </text:deletion>
        </text:changed-region>
        <text:changed-region text:id="ct1239346240">
          <text:deletion>
            <office:change-info>
              <dc:creator>Piii1000</dc:creator>
              <dc:date>2005-02-06T17:07:00</dc:date>
            </office:change-info>
            <text:p text:style-name="P11">und bearbeiten</text:p>
          </text:deletion>
        </text:changed-region>
        <text:changed-region text:id="ct1239345992">
          <text:insertion>
            <office:change-info>
              <dc:creator>Piii1000</dc:creator>
              <dc:date>2005-02-06T17:07:00</dc:date>
            </office:change-info>
          </text:insertion>
        </text:changed-region>
        <text:changed-region text:id="ct1239344800">
          <text:insertion>
            <office:change-info>
              <dc:creator>Thomas Hackert</dc:creator>
              <dc:date>2005-04-13T16:54:00</dc:date>
            </office:change-info>
          </text:insertion>
        </text:changed-region>
        <text:changed-region text:id="ct1234805400">
          <text:insertion>
            <office:change-info>
              <dc:creator>Thomas Hackert</dc:creator>
              <dc:date>2005-04-29T18: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change-start text:change-id="ct1201723888"/>OpenOffice.org 2.0 Office Suite<text:line-break/>Übersicht über die Neuen Funktionen<text:change-end text:change-id="ct1201723888"/></text:h>
      <text:p text:style-name="P25"/>
      <text:p text:style-name="P1"><text:change-start text:change-id="ct1239363776"/>Zuletzt aktualisiert: <text:span text:style-name="T1">06.02.05</text:span><text:change-end text:change-id="ct1239363776"/><text:change text:change-id="ct1239363576"/><text:change-start text:change-id="ct1239363880"/></text:p>
      <text:p text:style-name="P26"/>
      <text:p text:style-name="P2">Diese Übersicht listet alle neuen Funktionen in OpenOffice.org 2.0 <text:change-end text:change-id="ct1239363880"/><text:change text:change-id="ct1201722848"/><text:change-start text:change-id="ct1237271032"/><text:change-start text:change-id="ct1239365680"/>im Vergleich zu<text:change-end text:change-id="ct1237271032"/><text:change-end text:change-id="ct1239365680"/><text:change text:change-id="ct1232922496"/><text:change-start text:change-id="ct1142802600"/> OpenOffice.org 1.1 auf.<text:change-end text:change-id="ct1142802600"/><text:change-start text:change-id="ct1232922184"/></text:p>
      <text:p text:style-name="P3"><text:change-end text:change-id="ct1232922184"/><text:change text:change-id="ct1201724720"/><text:change text:change-id="ct1201723608"/><text:change-start text:change-id="ct1239371072"/><text:span text:style-name="T39">Diese Übersicht wurde mithilfe vieler Korrektoren von </text:span><text:a xlink:type="simple" xlink:href="" text:style-name="Internet_20_link"><text:span text:style-name="T4">Sophie Gautier</text:span></text:a><text:span text:style-name="T39"> und </text:span><text:a xlink:type="simple" xlink:href="" text:style-name="Internet_20_link"><text:span text:style-name="T4">Elizabeth Matthis erstellt, während d</text:span></text:a><text:span text:style-name="T39">ie finale Überarbeitung der englischen Originalversion von Valden Longhurst und Ron Ness vorgenommen wurden.</text:span><text:change-end text:change-id="ct1239371072"/><text:change-start text:change-id="ct1201724824"/></text:p>
      <text:p text:style-name="P5"><text:change-end text:change-id="ct1201724824"/><text:change text:change-id="ct1239370688"/><text:change-start text:change-id="ct1239363184"/><text:span text:style-name="T3">E</text:span><text:change-end text:change-id="ct1239363184"/><text:change-start text:change-id="ct1239373120"/><text:span text:style-name="T3">ntsprechend den unterschiedlichen Bedürfnissen der Nutzer</text:span><text:change-end text:change-id="ct1239373120"/><text:change text:change-id="ct1239373360"/><text:change-start text:change-id="ct1239368864"/><text:span text:style-name="T3"> </text:span><text:change-end text:change-id="ct1239368864"/><text:change-start text:change-id="ct1239369232"/><text:span text:style-name="T3">existieren verschiedene</text:span><text:change-end text:change-id="ct1239369232"/><text:change-start text:change-id="ct1239369944"/><text:span text:style-name="T3"> </text:span><text:change-end text:change-id="ct1239369944"/><text:change-start text:change-id="ct1239367232"/><text:span text:style-name="T3">Versionen dieser Übersicht </text:span><text:change-end text:change-id="ct1239367232"/><text:change text:change-id="ct1239367336"/><text:span text:style-name="T3">zum Ausdrucken, zum Offline-Lesen oder zum Übersetzen im OpenOffice.org Writer</text:span><text:change-start text:change-id="ct1200951344"/><text:span text:style-name="T3"> </text:span><text:change-end text:change-id="ct1200951344"/><text:change-start text:change-id="ct1200952256"/><text:span text:style-name="T3">- (</text:span><text:a xlink:type="simple" xlink:href="http://www.openoffice.org/nonav/issues/showattachment.cgi/22319/OOo_2.0_feature_guide.odt"><text:span text:style-name="T4">.odt</text:span></text:a><text:span text:style-name="T39"> und </text:span><text:a xlink:type="simple" xlink:href="http://www.openoffice.org/nonav/issues/showattachment.cgi/22320/OOo_2.0_feature_guide.sxw"><text:span text:style-name="T4">.sxw</text:span></text:a><text:span text:style-name="T39">), und </text:span><text:a xlink:type="simple" xlink:href="http://www.openoffice.org/nonav/issues/showattachment.cgi/22322/OOo_2.0_feature_guide.pdf"><text:span text:style-name="T4">PDF</text:span></text:a><text:a xlink:type="simple" xlink:href="" text:style-name="Internet_20_link" text:visited-style-name="Visited_20_Internet_20_Link"><text:span text:style-name="T4">-Format fü</text:span></text:a><text:span text:style-name="T39">r </text:span><text:change-end text:change-id="ct1200952256"/><text:span text:style-name="T3">die Englische Version</text:span><text:change text:change-id="ct1200962216"/><text:change text:change-id="ct1200962344"/><text:change-start text:change-id="ct1200962968"/><text:span text:style-name="T3">. </text:span><text:change-end text:change-id="ct1200962968"/><text:change text:change-id="ct1200963072"/><text:change-start text:change-id="ct1200963744"/><text:span text:style-name="T3">S</text:span><text:change-end text:change-id="ct1200963744"/><text:change text:change-id="ct1200962808"/><text:change-start text:change-id="ct1200964392"/><text:span text:style-name="T3">enden Sie </text:span><text:change-end text:change-id="ct1200964392"/><text:change-start text:change-id="ct1200965152"/><text:span text:style-name="T3">bitte </text:span><text:change-end text:change-id="ct1200965152"/><text:change-start text:change-id="ct1200966136"/><text:span text:style-name="T3">Kommentare oder Rückmeldungen </text:span><text:change-end text:change-id="ct1200966136"/><text:change text:change-id="ct1200964816"/><text:change-start text:change-id="ct1200965776"/><text:span text:style-name="T3">zwecks</text:span><text:change-end text:change-id="ct1200965776"/><text:change-start text:change-id="ct1239002400"/><text:span text:style-name="T3"> Einfüg</text:span><text:change-end text:change-id="ct1239002400"/><text:change text:change-id="ct1200966432"/><text:change-start text:change-id="ct1200966624"/><text:span text:style-name="T3">en in zukünftige Versionen der Originalfassung an die </text:span><text:a xlink:type="simple" xlink:href="mailto:dev@marketing.openoffice.org"><text:span text:style-name="T4">Mailingliste</text:span></text:a><text:span text:style-name="T39"> des OpenOffice.org Marketing Projektes</text:span><text:a xlink:type="simple" xlink:href="" text:style-name="Internet_20_link" text:visited-style-name="Visited_20_Internet_20_Link"><text:span text:style-name="T4"> oder hängen Sie sie direkt ans </text:span></text:a><text:change-end text:change-id="ct1200966624"/><text:change text:change-id="ct1226960984"/><text:change text:change-id="ct1239002608"/><text:change text:change-id="ct1239002200"/><text:change text:change-id="ct1239002504"/><text:change text:change-id="ct1238999760"/><text:change-start text:change-id="ct1239005408"/><text:a xlink:type="simple" xlink:href="" text:style-name="Internet_20_link" text:visited-style-name="Visited_20_Internet_20_Link"><text:span text:style-name="T31">Issue</text:span></text:a><text:a xlink:type="simple" xlink:href="http://marketing.openoffice.org/issues/show_bug.cgi?id=28741"><text:span text:style-name="T4"> 28741</text:span></text:a><text:change-end text:change-id="ct1239005408"/><text:change text:change-id="ct1239003536"/><text:change text:change-id="ct1239005248"/><text:change text:change-id="ct1239005512"/><text:change-start text:change-id="ct1239007216"/><text:a xlink:type="simple" xlink:href="" text:style-name="Internet_20_link" text:visited-style-name="Visited_20_Internet_20_Link"><text:span text:style-name="T40">, welcher der Koordination dieses Projektes dient</text:span></text:a><text:change-end text:change-id="ct1239007216"/><text:change text:change-id="ct1239007320"/><text:change-start text:change-id="ct1239006832"/><text:a xlink:type="simple" xlink:href="" text:style-name="Internet_20_link" text:visited-style-name="Visited_20_Internet_20_Link"><text:span text:style-name="T40">.</text:span></text:a><text:change-end text:change-id="ct1239006832"/><text:change-start text:change-id="ct1199073784"/></text:p>
      <text:p text:style-name="P5"><text:a xlink:type="simple" xlink:href="" text:style-name="Internet_20_link" text:visited-style-name="Visited_20_Internet_20_Link"><text:span text:style-name="T4">Für die vorliegende Übersetzung ist </text:span></text:a><text:change-end text:change-id="ct1199073784"/><text:change text:change-id="ct1142865504"/><text:change-start text:change-id="ct1239370792"/><text:a xlink:type="simple" xlink:href="mailto:thackert@nexgo.de" text:style-name="Internet_20_link" text:visited-style-name="Visited_20_Internet_20_Link"><text:span text:style-name="T6">Thomas Hackert</text:span></text:a><text:a xlink:type="simple" xlink:href="" text:style-name="Internet_20_link" text:visited-style-name="Visited_20_Internet_20_Link"><text:span text:style-name="T5"> </text:span></text:a><text:change-end text:change-id="ct1239370792"/><text:change text:change-id="ct1230558616"/><text:change-start text:change-id="ct1239387272"/><text:a xlink:type="simple" xlink:href="" text:style-name="Internet_20_link" text:visited-style-name="Visited_20_Internet_20_Link"><text:span text:style-name="T5">gemeinsam mit</text:span></text:a><text:change-end text:change-id="ct1239387272"/><text:change-start text:change-id="ct1239090232"/><text:a xlink:type="simple" xlink:href="" text:style-name="Internet_20_link" text:visited-style-name="Visited_20_Internet_20_Link"><text:span text:style-name="T5"> seine</text:span></text:a><text:change-end text:change-id="ct1239090232"/><text:change-start text:change-id="ct1239373464"/><text:a xlink:type="simple" xlink:href="" text:style-name="Internet_20_link" text:visited-style-name="Visited_20_Internet_20_Link"><text:span text:style-name="T5">n</text:span></text:a><text:change-end text:change-id="ct1239373464"/><text:change-start text:change-id="ct1200960624"/><text:a xlink:type="simple" xlink:href="" text:style-name="Internet_20_link" text:visited-style-name="Visited_20_Internet_20_Link"><text:span text:style-name="T5"> </text:span></text:a><text:change-end text:change-id="ct1200960624"/><text:change text:change-id="ct1239008984"/><text:change-start text:change-id="ct1239003640"/><text:a xlink:type="simple" xlink:href="" text:style-name="Internet_20_link" text:visited-style-name="Visited_20_Internet_20_Link"><text:span text:style-name="T5">unermüdlichen und fleißigen Korrekturleser</text:span></text:a><text:change-end text:change-id="ct1239003640"/><text:change-start text:change-id="ct1200962648"/><text:a xlink:type="simple" xlink:href="" text:style-name="Internet_20_link" text:visited-style-name="Visited_20_Internet_20_Link"><text:span text:style-name="T5">n</text:span></text:a><text:change-end text:change-id="ct1200962648"/><text:change-start text:change-id="ct1200951544"/><text:a xlink:type="simple" xlink:href="" text:style-name="Internet_20_link" text:visited-style-name="Visited_20_Internet_20_Link"><text:span text:style-name="T5"> verantwortlich. </text:span></text:a><text:change-end text:change-id="ct1200951544"/><text:change-start text:change-id="ct1239004184"/><text:a xlink:type="simple" xlink:href="" text:style-name="Internet_20_link" text:visited-style-name="Visited_20_Internet_20_Link"><text:span text:style-name="T5">Gefundene </text:span></text:a><text:change-end text:change-id="ct1239004184"/><text:change-start text:change-id="ct1238998152"/><text:a xlink:type="simple" xlink:href="" text:style-name="Internet_20_link" text:visited-style-name="Visited_20_Internet_20_Link"><text:span text:style-name="T5">Fehler in dieser Version </text:span></text:a><text:change-end text:change-id="ct1238998152"/><text:change-start text:change-id="ct1238998384"/><text:a xlink:type="simple" xlink:href="" text:style-name="Internet_20_link" text:visited-style-name="Visited_20_Internet_20_Link"><text:span text:style-name="T5">melden Sie </text:span></text:a><text:change-end text:change-id="ct1238998384"/><text:change-start text:change-id="ct1239367952"/><text:a xlink:type="simple" xlink:href="" text:style-name="Internet_20_link" text:visited-style-name="Visited_20_Internet_20_Link"><text:span text:style-name="T5">also bitte an mich und nicht an die Originalautorinnen! </text:span></text:a><text:change-end text:change-id="ct1239367952"/><text:change text:change-id="ct1239368056"/><text:change-start text:change-id="ct1238998904"/><text:a xlink:type="simple" xlink:href="" text:style-name="Internet_20_link" text:visited-style-name="Visited_20_Internet_20_Link"><text:span text:style-name="T5">Zusätzlich können Sie</text:span></text:a><text:change-end text:change-id="ct1238998904"/><text:change-start text:change-id="ct1200959784"/><text:a xlink:type="simple" xlink:href="" text:style-name="Internet_20_link" text:visited-style-name="Visited_20_Internet_20_Link"><text:span text:style-name="T5"> mir</text:span></text:a><text:change-end text:change-id="ct1200959784"/><text:change-start text:change-id="ct1200956768"/><text:a xlink:type="simple" xlink:href="" text:style-name="Internet_20_link" text:visited-style-name="Visited_20_Internet_20_Link"><text:span text:style-name="T5"> </text:span></text:a><text:change-end text:change-id="ct1200956768"/><text:change text:change-id="ct1200956480"/><text:change-start text:change-id="ct1200953744"/><text:a xlink:type="simple" xlink:href="" text:style-name="Internet_20_link" text:visited-style-name="Visited_20_Internet_20_Link"><text:span text:style-name="T5">gerne</text:span></text:a><text:change-end text:change-id="ct1200953744"/><text:change-start text:change-id="ct1239000064"/><text:a xlink:type="simple" xlink:href="" text:style-name="Internet_20_link" text:visited-style-name="Visited_20_Internet_20_Link"><text:span text:style-name="T5"> als Korrekturleser </text:span></text:a><text:change-end text:change-id="ct1239000064"/><text:change text:change-id="ct1239000168"/><text:change-start text:change-id="ct1239001648"/><text:a xlink:type="simple" xlink:href="" text:style-name="Internet_20_link" text:visited-style-name="Visited_20_Internet_20_Link"><text:span text:style-name="T5">helfen</text:span></text:a><text:change-end text:change-id="ct1239001648"/><text:change-start text:change-id="ct1239122472"/><text:a xlink:type="simple" xlink:href="" text:style-name="Internet_20_link" text:visited-style-name="Visited_20_Internet_20_Link"><text:span text:style-name="T5">.</text:span></text:a><text:change-end text:change-id="ct1239122472"/><text:change text:change-id="ct1239122312"/><text:change-start text:change-id="ct1200951688"/><text:a xlink:type="simple" xlink:href="" text:style-name="Internet_20_link" text:visited-style-name="Visited_20_Internet_20_Link"><text:span text:style-name="T5"> Sie</text:span></text:a><text:change-end text:change-id="ct1200951688"/><text:change-start text:change-id="ct1239126504"/><text:a xlink:type="simple" xlink:href="" text:style-name="Internet_20_link" text:visited-style-name="Visited_20_Internet_20_Link"><text:span text:style-name="T5"> </text:span></text:a><text:change-end text:change-id="ct1239126504"/><text:change text:change-id="ct1239126160"/><text:change-start text:change-id="ct1239127992"/><text:a xlink:type="simple" xlink:href="" text:style-name="Internet_20_link" text:visited-style-name="Visited_20_Internet_20_Link"><text:span text:style-name="T5">s</text:span></text:a><text:change-end text:change-id="ct1239127992"/><text:change-start text:change-id="ct1239129624"/><text:a xlink:type="simple" xlink:href="" text:style-name="Internet_20_link" text:visited-style-name="Visited_20_Internet_20_Link"><text:span text:style-name="T5">chauen sich bitte dazu im</text:span></text:a><text:change-end text:change-id="ct1239129624"/><text:change-start text:change-id="ct1239131224"/><text:a xlink:type="simple" xlink:href="" text:style-name="Internet_20_link" text:visited-style-name="Visited_20_Internet_20_Link"><text:span text:style-name="T5"> „</text:span></text:a><text:change-end text:change-id="ct1239131224"/><text:change text:change-id="ct1239130904"/><text:change text:change-id="ct1239131048"/><text:change-start text:change-id="ct1239134456"/><text:a xlink:type="simple" xlink:href="" text:style-name="Internet_20_link" text:visited-style-name="Visited_20_Internet_20_Link"><text:span text:style-name="T41">Issue</text:span></text:a><text:a xlink:type="simple" xlink:href="http://marketing.openoffice.org/issues/show_bug.cgi?id=31961" text:style-name="Internet_20_link" text:visited-style-name="Visited_20_Internet_20_Link"><text:span text:style-name="T6"> 3</text:span></text:a><text:change-end text:change-id="ct1239134456"/><text:change-start text:change-id="ct1239136128"/><text:a xlink:type="simple" xlink:href="http://marketing.openoffice.org/issues/show_bug.cgi?id=31961" text:style-name="Internet_20_link" text:visited-style-name="Visited_20_Internet_20_Link"><text:span text:style-name="T6">1961</text:span></text:a><text:change-end text:change-id="ct1239136128"/><text:change-start text:change-id="ct1239137864"/><text:a xlink:type="simple" xlink:href="http://marketing.openoffice.org/issues/show_bug.cgi?id=31961" text:style-name="Internet_20_link" text:visited-style-name="Visited_20_Internet_20_Link"><text:span text:style-name="T6">“</text:span></text:a><text:change-end text:change-id="ct1239137864"/><text:change-start text:change-id="ct1225840784"/><text:a xlink:type="simple" xlink:href="" text:style-name="Internet_20_link" text:visited-style-name="Visited_20_Internet_20_Link"><text:span text:style-name="T5"> um</text:span></text:a><text:change-end text:change-id="ct1225840784"/><text:change text:change-id="ct1241074096"/><text:change-start text:change-id="ct1238027024"/><text:a xlink:type="simple" xlink:href="" text:style-name="Internet_20_link" text:visited-style-name="Visited_20_Internet_20_Link"><text:span text:style-name="T5"> </text:span></text:a><text:change-end text:change-id="ct1238027024"/><text:change-start text:change-id="ct1238029728"/><text:a xlink:type="simple" xlink:href="" text:style-name="Internet_20_link" text:visited-style-name="Visited_20_Internet_20_Link"><text:span text:style-name="T5">und </text:span></text:a><text:change-end text:change-id="ct1238029728"/><text:change-start text:change-id="ct1238031360"/><text:a xlink:type="simple" xlink:href="" text:style-name="Internet_20_link" text:visited-style-name="Visited_20_Internet_20_Link"><text:span text:style-name="T5">wenn Sie mithelfen wollen, </text:span></text:a><text:change-end text:change-id="ct1238031360"/><text:change-start text:change-id="ct1238032872"/><text:a xlink:type="simple" xlink:href="" text:style-name="Internet_20_link" text:visited-style-name="Visited_20_Internet_20_Link"><text:span text:style-name="T5">me</text:span></text:a><text:change-end text:change-id="ct1238032872"/><text:change-start text:change-id="ct1238034448"/><text:a xlink:type="simple" xlink:href="" text:style-name="Internet_20_link" text:visited-style-name="Visited_20_Internet_20_Link"><text:span text:style-name="T5">l</text:span></text:a><text:change-end text:change-id="ct1238034448"/><text:change text:change-id="ct1238034272"/><text:change-start text:change-id="ct1238035976"/><text:a xlink:type="simple" xlink:href="" text:style-name="Internet_20_link" text:visited-style-name="Visited_20_Internet_20_Link"><text:span text:style-name="T5">den </text:span></text:a><text:change-end text:change-id="ct1238035976"/><text:change-start text:change-id="ct1238037464"/><text:a xlink:type="simple" xlink:href="" text:style-name="Internet_20_link" text:visited-style-name="Visited_20_Internet_20_Link"><text:span text:style-name="T5">S</text:span></text:a><text:change-end text:change-id="ct1238037464"/><text:change-start text:change-id="ct1238038992"/><text:a xlink:type="simple" xlink:href="" text:style-name="Internet_20_link" text:visited-style-name="Visited_20_Internet_20_Link"><text:span text:style-name="T5">ie sich </text:span></text:a><text:change-end text:change-id="ct1238038992"/><text:change text:change-id="ct1238038728"/><text:change text:change-id="ct1238039096"/><text:change-start text:change-id="ct1238040528"/><text:a xlink:type="simple" xlink:href="" text:style-name="Internet_20_link" text:visited-style-name="Visited_20_Internet_20_Link"><text:span text:style-name="T5">bei</text:span></text:a><text:change-end text:change-id="ct1238040528"/><text:change-start text:change-id="ct1238042416"/><text:a xlink:type="simple" xlink:href="" text:style-name="Internet_20_link" text:visited-style-name="Visited_20_Internet_20_Link"><text:span text:style-name="T5"> </text:span></text:a><text:change-end text:change-id="ct1238042416"/><text:change-start text:change-id="ct1142945064"/><text:a xlink:type="simple" xlink:href="" text:style-name="Internet_20_link" text:visited-style-name="Visited_20_Internet_20_Link"><text:span text:style-name="T5">mir</text:span></text:a><text:change-end text:change-id="ct1142945064"/><text:change text:change-id="ct1238041832"/><text:change-start text:change-id="ct1142945208"/><text:a xlink:type="simple" xlink:href="" text:style-name="Internet_20_link" text:visited-style-name="Visited_20_Internet_20_Link"><text:span text:style-name="T5">. Ich sende Ihnen die letzte aktuelle Fassung dann zu</text:span></text:a><text:change-end text:change-id="ct1142945208"/><text:change text:change-id="ct1218577632"/><text:change-start text:change-id="ct1200472536"/><text:a xlink:type="simple" xlink:href="" text:style-name="Internet_20_link" text:visited-style-name="Visited_20_Internet_20_Link"><text:span text:style-name="T5">.</text:span></text:a></text:p>
      <text:change-end text:change-id="ct1200472536"/>
      <text:section text:style-name="Sect1" text:name="Section1">
        <text:p text:style-name="P27"/>
        <text:p text:style-name="P28"/>
      </text:section>
      <text:section text:style-name="Sect1" text:name="Section2">
        <text:p text:style-name="P29"><text:change-start text:change-id="ct1216585072"/>Inhaltsverzeichnis<text:change-end text:change-id="ct1216585072"/></text:p>
      </text:section>
      <text:section text:style-name="Sect1" text:name="Section3">
        <text:p text:style-name="P6"><text:change-start text:change-id="ct1238031184"/><text:a xlink:type="simple" xlink:href="#allgemein" office:name="Allgemeine Funktionen"><text:span text:style-name="T8">Allgemeine Funktionen</text:span></text:a><text:change-end text:change-id="ct1238031184"/><text:change-start text:change-id="ct1239374776"/></text:p>
        <text:p text:style-name="P6"><text:a xlink:type="simple" xlink:href="#3.Kompatibilität%20mit%20Microsoft%20(R)%20Office%20und%20andere%20Produkte%7Coutline"><text:span text:style-name="T8">Kompatibilität mit Microsoft</text:span></text:a><text:change-end text:change-id="ct1239374776"/><text:change text:change-id="ct1237336368"/><text:change text:change-id="ct1239277688"/><text:change-start text:change-id="ct1214812896"/><text:a xlink:type="simple" xlink:href="#3.Kompatibilität%20mit%20Microsoft%20(R)%20Office%20und%20andere%20Produkte%7Coutline"><text:span text:style-name="T42">®</text:span></text:a><text:change-end text:change-id="ct1214812896"/><text:change text:change-id="ct1237335904"/><text:change-start text:change-id="ct1201237416"/><text:a xlink:type="simple" xlink:href="#3.Kompatibilität%20mit%20Microsoft%20(R)%20Office%20und%20andere%20Produkte%7Coutline"><text:span text:style-name="T8"> Office und </text:span></text:a><text:change-end text:change-id="ct1201237416"/><text:change-start text:change-id="ct1232977680"/><text:a xlink:type="simple" xlink:href="#3.Kompatibilität%20mit%20Microsoft%20(R)%20Office%20und%20andere%20Produkte%7Coutline"><text:span text:style-name="T8">a</text:span></text:a><text:change-end text:change-id="ct1232977680"/><text:change text:change-id="ct1232978328"/><text:change-start text:change-id="ct1239094992"/><text:a xlink:type="simple" xlink:href="#3.Kompatibilität%20mit%20Microsoft%20(R)%20Office%20und%20andere%20Produkte%7Coutline"><text:span text:style-name="T8">ndere</text:span></text:a><text:change-end text:change-id="ct1239094992"/><text:change-start text:change-id="ct1218474112"/><text:a xlink:type="simple" xlink:href="#3.Kompatibilität%20mit%20Microsoft%20(R)%20Office%20und%20andere%20Produkte%7Coutline"><text:span text:style-name="T8">n</text:span></text:a><text:change-end text:change-id="ct1218474112"/><text:change-start text:change-id="ct1238038832"/><text:a xlink:type="simple" xlink:href="#3.Kompatibilität%20mit%20Microsoft%20(R)%20Office%20und%20andere%20Produkte%7Coutline"><text:span text:style-name="T8"> Produkte</text:span></text:a><text:change-end text:change-id="ct1238038832"/><text:change-start text:change-id="ct1198619304"/><text:a xlink:type="simple" xlink:href="#3.Kompatibilität%20mit%20Microsoft%20(R)%20Office%20und%20andere%20Produkte%7Coutline"><text:span text:style-name="T8">n</text:span></text:a><text:change-end text:change-id="ct1198619304"/><text:change-start text:change-id="ct1199119872"/></text:p>
        <text:p text:style-name="P6"><text:change-end text:change-id="ct1199119872"/><text:change text:change-id="ct1142832104"/><text:change-start text:change-id="ct1218482664"/><text:a xlink:type="simple" xlink:href="#4.Installation%20und%20Konfiguration%7Coutline"><text:span text:style-name="T8">Installation und Konfiguration</text:span></text:a><text:change-end text:change-id="ct1218482664"/><text:change-start text:change-id="ct1218497632"/></text:p>
        <text:p text:style-name="P6"><text:a xlink:type="simple" xlink:href="#database"><text:span text:style-name="T8">Datenbank</text:span></text:a></text:p>
        <text:p text:style-name="P6"><text:change-end text:change-id="ct1218497632"/><text:change-start text:change-id="ct1225900872"/><text:a xlink:type="simple" xlink:href="#asian"><text:span text:style-name="T8">Asiatische Sprache und CTL-Funktionen</text:span></text:a><text:change-end text:change-id="ct1225900872"/><text:change-start text:change-id="ct1226984704"/></text:p>
        <text:p text:style-name="P6"><text:change-end text:change-id="ct1226984704"/><text:change text:change-id="ct1200489192"/><text:change-start text:change-id="ct1225676384"/><text:a xlink:type="simple" xlink:href="#7.Entwickler-Spezifische%20Funktionen%7Coutline"><text:span text:style-name="T8">Entwickler-Spezifische Funktionen</text:span></text:a><text:change-end text:change-id="ct1225676384"/><text:change-start text:change-id="ct1198795336"/></text:p>
        <text:p text:style-name="P6"><text:bookmark-start text:name="main"/><text:change-end text:change-id="ct1198795336"/><text:change text:change-id="ct1198836896"/><text:change text:change-id="ct1238956880"/><text:change-start text:change-id="ct1218518608"/><text:a xlink:type="simple" xlink:href="#8.Web/Internet%7Coutline"><text:span text:style-name="T8">Internet</text:span></text:a><text:bookmark-end text:name="main"/><text:change-end text:change-id="ct1218518608"/><text:change-start text:change-id="ct1218519432"/><text:a xlink:type="simple" xlink:href="#8.Web/Internet%7Coutline"><text:span text:style-name="T8">dokumente</text:span></text:a><text:change-end text:change-id="ct1218519432"/><text:change-start text:change-id="ct1218410520"/></text:p>
        <text:p text:style-name="P30"><text:a xlink:type="simple" xlink:href="#anhang"><text:span text:style-name="T43">Anhang</text:span></text:a><text:change-end text:change-id="ct1218410520"/></text:p>
      </text:section>
      <text:change text:change-id="ct1239256720"/>
      <text:section text:style-name="Sect2" text:name="Section4">
        <text:p text:style-name="P31"/>
        <text:p text:style-name="P32"/>
        <text:p text:style-name="P9"><text:change text:change-id="ct1239005120"/></text:p>
        <table:table table:name="Table1" table:style-name="Table1">
          <table:table-column table:style-name="Table1.A"/>
          <table:table-column table:style-name="Table1.B"/>
          <table:table-row>
            <table:table-cell table:style-name="Table1.A1" table:number-columns-spanned="2" office:value-type="string">
              <text:p text:style-name="P10"><text:change-start text:change-id="ct1218402296"/>Die Hintergrundfarben in den folgenden Tabellen kennzeichnen die jeweiligen OpenOffice.org-Module. Die gelben Sterne <text:change-end text:change-id="ct1218402296"/><text:change-start text:change-id="ct1160067112"/>markieren<text:change-end text:change-id="ct1160067112"/><text:change text:change-id="ct1239095160"/><text:change-start text:change-id="ct1225900488"/> <text:change-end text:change-id="ct1225900488"/><text:change text:change-id="ct1200953016"/><text:change-start text:change-id="ct1200895896"/>besonders nützliche<text:change-end text:change-id="ct1200895896"/><text:change text:change-id="ct1239317320"/><text:change-start text:change-id="ct1239373568"/> Funktionen<text:change-end text:change-id="ct1239373568"/><text:change text:change-id="ct1200867624"/><text:change-start text:change-id="ct1200962448"/>. <text:change-end text:change-id="ct1200962448"/></text:p>
            </table:table-cell>
            <table:covered-table-cell/>
          </table:table-row>
          <table:table-row>
            <table:table-cell table:style-name="Table1.A2" office:value-type="string">
              <text:p text:style-name="P33"><text:change-start text:change-id="ct1227053520"/>Zellenfarbe<text:change-end text:change-id="ct1227053520"/></text:p>
            </table:table-cell>
            <table:table-cell table:style-name="Table1.B2" office:value-type="string">
              <text:p text:style-name="P33"><text:change-start text:change-id="ct1238034128"/>OpenOffice.org Module<text:change-end text:change-id="ct1238034128"/></text:p>
            </table:table-cell>
          </table:table-row>
          <table:table-row>
            <table:table-cell table:style-name="Table1.A3" office:value-type="string">
              <text:p text:style-name="P10"/>
            </table:table-cell>
            <table:table-cell table:style-name="Table1.B2" office:value-type="string">
              <text:p text:style-name="P10"><text:change-start text:change-id="ct1200537720"/>Writer<text:change-end text:change-id="ct1200537720"/></text:p>
            </table:table-cell>
          </table:table-row>
          <table:table-row>
            <table:table-cell table:style-name="Table1.A4" office:value-type="string">
              <text:p text:style-name="P10"/>
            </table:table-cell>
            <table:table-cell table:style-name="Table1.B2" office:value-type="string">
              <text:p text:style-name="P10"><text:change-start text:change-id="ct1201607536"/>Calc<text:change-end text:change-id="ct1201607536"/></text:p>
            </table:table-cell>
          </table:table-row>
          <table:table-row>
            <table:table-cell table:style-name="Table1.A5" office:value-type="string">
              <text:p text:style-name="P10"/>
            </table:table-cell>
            <table:table-cell table:style-name="Table1.B5" office:value-type="string">
              <text:p text:style-name="P10"><text:change-start text:change-id="ct1199009920"/>Draw<text:change-end text:change-id="ct1199009920"/></text:p>
            </table:table-cell>
          </table:table-row>
          <table:table-row>
            <table:table-cell table:style-name="Table1.A6" office:value-type="string">
              <text:p text:style-name="P10"/>
            </table:table-cell>
            <table:table-cell table:style-name="Table1.B2" office:value-type="string">
              <text:p text:style-name="P10"><text:change-start text:change-id="ct1200956304"/>Impress<text:change-end text:change-id="ct1200956304"/></text:p>
            </table:table-cell>
          </table:table-row>
          <table:table-row>
            <table:table-cell table:style-name="Table1.A7" office:value-type="string">
              <text:p text:style-name="P10"/>
            </table:table-cell>
            <table:table-cell table:style-name="Table1.B2" office:value-type="string">
              <text:p text:style-name="P10"><text:change-start text:change-id="ct1239254008"/>Form<text:change-end text:change-id="ct1239254008"/><text:change-start text:change-id="ct1200956584"/>ulare<text:change-end text:change-id="ct1200956584"/><text:change text:change-id="ct1200821280"/></text:p>
            </table:table-cell>
          </table:table-row>
          <table:table-row>
            <table:table-cell table:style-name="Table1.A8" office:value-type="string">
              <text:p text:style-name="P10"/>
            </table:table-cell>
            <table:table-cell table:style-name="Table1.B2" office:value-type="string">
              <text:p text:style-name="P10"><text:change-start text:change-id="ct1238890968"/>B<text:change-end text:change-id="ct1238890968"/><text:change text:change-id="ct1238999904"/><text:change-start text:change-id="ct1239368568"/>ase<text:change-end text:change-id="ct1239368568"/></text:p>
            </table:table-cell>
          </table:table-row>
          <table:table-row>
            <table:table-cell table:style-name="Table1.A9" office:value-type="string">
              <text:p text:style-name="P10"/>
            </table:table-cell>
            <table:table-cell table:style-name="Table1.B2" office:value-type="string">
              <text:p text:style-name="P10"><text:change-start text:change-id="ct1239386944"/>Alle (oder andere<text:change-end text:change-id="ct1239386944"/><text:change text:change-id="ct1218497136"/><text:change-start text:change-id="ct1187336904"/> als die oben aufgeführten<text:change-end text:change-id="ct1187336904"/><text:change-start text:change-id="ct1198809784"/> Module<text:change-end text:change-id="ct1198809784"/><text:change-start text:change-id="ct1218399656"/>)<text:change-end text:change-id="ct1218399656"/></text:p>
            </table:table-cell>
          </table:table-row>
        </table:table>
      </text:section>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h text:style-name="P34" text:outline-level="1"><text:bookmark text:name="allgemein"/><text:change-start text:change-id="ct1239374400"/>Allgemeine Funktionen<text:change-end text:change-id="ct1239374400"/></text:h>
          </table:table-cell>
          <table:covered-table-cell/>
          <table:covered-table-cell/>
          <table:covered-table-cell/>
        </table:table-row>
        <table:table-row>
          <table:table-cell table:style-name="Table2.A2" office:value-type="string">
            <text:p text:style-name="P35"><text:change-start text:change-id="ct1200959984"/>Neue Funktion<text:change-end text:change-id="ct1200959984"/></text:p>
          </table:table-cell>
          <table:table-cell table:style-name="Table2.A2" office:value-type="string">
            <text:p text:style-name="P33"><text:change-start text:change-id="ct1225675832"/>Modul<text:change-end text:change-id="ct1225675832"/></text:p>
          </table:table-cell>
          <table:table-cell table:style-name="Table2.A2" office:value-type="string">
            <text:p text:style-name="P35"><text:change-start text:change-id="ct1218519224"/>Vorteil<text:change-end text:change-id="ct1218519224"/></text:p>
          </table:table-cell>
          <table:table-cell table:style-name="Table2.D2" office:value-type="string">
            <text:p text:style-name="P35"><text:change-start text:change-id="ct1239134192"/>wie erreichbar<text:change-end text:change-id="ct1239134192"/></text:p>
          </table:table-cell>
        </table:table-row>
        <table:table-row>
          <table:table-cell table:style-name="Table2.A3" office:value-type="string">
            <text:p text:style-name="P10"><text:change-start text:change-id="ct1239134296"/>Wörter in Auswahl<text:change-end text:change-id="ct1239134296"/><text:change text:change-id="ct1218344184"/><text:change-start text:change-id="ct1201237072"/> zählen</text:p>
            <text:p text:style-name="P13"><text:a xlink:type="simple" xlink:href="http://specs.openoffice.org/writer/wordcount/Enhanced_Wordcount.sxw"><text:span text:style-name="T14">Querverweis zur Beschreibung</text:span></text:a><text:change-end text:change-id="ct1201237072"/></text:p>
          </table:table-cell>
          <table:table-cell table:style-name="Table2.A3" office:value-type="string">
            <text:p text:style-name="P10"><draw:frame draw:style-name="fr1" draw:name="Grafik22" text:anchor-type="paragraph" svg:width="0.917cm" svg:height="0.917cm" draw:z-index="0"><draw:image xlink:href="Pictures/100000000000001A0000001AD4837F11.png" xlink:type="simple" xlink:show="embed" xlink:actuate="onLoad"/></draw:frame><text:change-start text:change-id="ct1201627208"/>Writer<text:change-end text:change-id="ct1201627208"/></text:p>
          </table:table-cell>
          <table:table-cell table:style-name="Table2.A3" office:value-type="string">
            <text:p text:style-name="P10"><text:change-start text:change-id="ct1239011848"/>Jetzt können sowohl Wörter als auch Buchstaben im gegenwärtig ausgewählten Text gezählt und mit de<text:change-end text:change-id="ct1239011848"/><text:change-start text:change-id="ct1200961488"/>r Anzahl i<text:change-end text:change-id="ct1200961488"/><text:change-start text:change-id="ct1200952360"/>m<text:change-end text:change-id="ct1200952360"/><text:change text:change-id="ct1201237176"/><text:change-start text:change-id="ct1200964496"/> g<text:change-end text:change-id="ct1200964496"/><text:change text:change-id="ct1214807480"/><text:change-start text:change-id="ct1201818568"/>esamt<text:change-end text:change-id="ct1201818568"/><text:change-start text:change-id="ct1198810184"/>en Dokument verglichen werden. <text:change-end text:change-id="ct1198810184"/><text:change-start text:change-id="ct1201819200"/>Mit dem <text:change-end text:change-id="ct1201819200"/><text:change text:change-id="ct1198810288"/><text:change text:change-id="ct1201818800"/><text:change-start text:change-id="ct1200961592"/>neue<text:change-end text:change-id="ct1200961592"/><text:change-start text:change-id="ct1226957608"/>n<text:change-end text:change-id="ct1226957608"/><text:change-start text:change-id="ct1238040240"/> Menüpunkt <text:change-end text:change-id="ct1238040240"/><text:change text:change-id="ct1226957304"/><text:change-start text:change-id="ct1201819032"/>geht<text:change-end text:change-id="ct1201819032"/><text:change-start text:change-id="ct1200870352"/> es <text:change-end text:change-id="ct1200870352"/><text:change-start text:change-id="ct1200964600"/>ganz <text:change-end text:change-id="ct1200964600"/><text:change-start text:change-id="ct1200870184"/>einfach<text:change-end text:change-id="ct1200870184"/><text:change text:change-id="ct1238998536"/><text:change-start text:change-id="ct1200896648"/>. <text:change-end text:change-id="ct1200896648"/></text:p>
          </table:table-cell>
          <table:table-cell table:style-name="Table2.D3" office:value-type="string">
            <text:p text:style-name="P11"><text:change-start text:change-id="ct1239003120"/><text:span text:style-name="T3">Wählen Sie den Text, </text:span><text:change-end text:change-id="ct1239003120"/><text:change text:change-id="ct1239003744"/><text:change-start text:change-id="ct1237678704"/><text:span text:style-name="T3">in dem</text:span><text:change-end text:change-id="ct1237678704"/><text:change-start text:change-id="ct1239127720"/><text:span text:style-name="T3"> Sie die Wörter zählen lassen wollen und wählen Sie </text:span><text:span text:style-name="T21">Extra</text:span><text:span text:style-name="T13">s</text:span><text:span text:style-name="T3"> – </text:span><text:span text:style-name="T13">Wortanzahl</text:span><text:span text:style-name="T3">.</text:span><text:change-end text:change-id="ct1239127720"/></text:p>
          </table:table-cell>
        </table:table-row>
        <table:table-row>
          <table:table-cell table:style-name="Table2.A3" office:value-type="string">
            <text:p text:style-name="P10"><text:change-start text:change-id="ct1239137264"/>Verschachtelte Tabellen</text:p>
            <text:p text:style-name="P13"><text:a xlink:type="simple" xlink:href="http://specs.openoffice.org/writer/tables/table_in_table.sxw"><text:span text:style-name="T14">Querverweis zur Beschreibung</text:span></text:a><text:change-end text:change-id="ct1239137264"/></text:p>
          </table:table-cell>
          <table:table-cell table:style-name="Table2.A3" office:value-type="string">
            <text:p text:style-name="P10"><draw:frame draw:style-name="fr1" draw:name="Grafik1" text:anchor-type="paragraph" svg:width="0.917cm" svg:height="0.917cm" draw:z-index="1"><draw:image xlink:href="Pictures/100000000000001A0000001AD4837F11.png" xlink:type="simple" xlink:show="embed" xlink:actuate="onLoad"/></draw:frame><text:change-start text:change-id="ct1200870584"/>Writer<text:change-end text:change-id="ct1200870584"/></text:p>
          </table:table-cell>
          <table:table-cell table:style-name="Table2.A3" office:value-type="string">
            <text:p text:style-name="P10"><text:change-start text:change-id="ct1218345096"/>Dies erlaubt wesentlich mehr Flexibilität, indem Sie eine zweite Tabelle in eine primäre Tabellenzelle einfügen können.</text:p>
            <text:p text:style-name="P12">Diese Funktion verbessert auch den Dokumentenimport / -export von Microsoft<text:change-end text:change-id="ct1218345096"/><text:change text:change-id="ct1237678304"/><text:change text:change-id="ct1230560520"/><text:change-start text:change-id="ct1201725080"/><text:span text:style-name="T17">®</text:span><text:change-end text:change-id="ct1201725080"/><text:change-start text:change-id="ct1200955072"/> Word-Dokumenten, welche verschachtelte Tabellen <text:change-end text:change-id="ct1200955072"/><text:change text:change-id="ct1201271392"/><text:change-start text:change-id="ct1218393520"/>enthalten<text:change-end text:change-id="ct1218393520"/><text:change-start text:change-id="ct1218393408"/> können. <text:change-end text:change-id="ct1218393408"/></text:p>
          </table:table-cell>
          <table:table-cell table:style-name="Table2.D3" office:value-type="string">
            <text:p text:style-name="P11"><text:change-start text:change-id="ct1239127104"/><text:span text:style-name="T3">Platzieren Sie Ihren Cursor in der gewünschten Zelle einer Tabelle, wählen Sie </text:span><text:span text:style-name="T13">Tabelle</text:span><text:span text:style-name="T3"> - </text:span><text:span text:style-name="T13">Einfügen</text:span><text:span text:style-name="T3"> – </text:span><text:span text:style-name="T13">Tabelle.</text:span><text:span text:style-name="T3"> </text:span><text:change-end text:change-id="ct1239127104"/></text:p>
          </table:table-cell>
        </table:table-row>
        <table:table-row>
          <table:table-cell table:style-name="Table2.A3" office:value-type="string">
            <text:p text:style-name="P10"><text:change-start text:change-id="ct1218398488"/>Aufzählungspunkte und Nummerierung in Tabellenzellen</text:p>
            <text:p text:style-name="P13"><text:change-end text:change-id="ct1218398488"/><text:change text:change-id="ct1201270616"/><text:change text:change-id="ct1201818376"/><text:change-start text:change-id="ct1239013216"/><text:a xlink:type="simple" xlink:href="http://www.openoffice.org/issues/show_bug.cgi?id=20188"><text:span text:style-name="T9">Issue</text:span></text:a><text:change-end text:change-id="ct1239013216"/><text:change-start text:change-id="ct1200899832"/><text:a xlink:type="simple" xlink:href="http://www.openoffice.org/issues/show_bug.cgi?id=20188"><text:span text:style-name="T14"> 20188</text:span></text:a><text:change-end text:change-id="ct1200899832"/></text:p>
          </table:table-cell>
          <table:table-cell table:style-name="Table2.A3" office:value-type="string">
            <text:p text:style-name="P10"><text:change-start text:change-id="ct1214827064"/>Writer<text:change-end text:change-id="ct1214827064"/></text:p>
          </table:table-cell>
          <table:table-cell table:style-name="Table2.A3" office:value-type="string">
            <text:p text:style-name="P10"><text:change-start text:change-id="ct1239127312"/>Dies erlaubt es Ihnen verschiedene Zellen entweder mit Aufzählungspunkten oder Nummern mit eine<text:change-end text:change-id="ct1239127312"/><text:change text:change-id="ct1238040120"/><text:change-start text:change-id="ct1238036536"/>n<text:change-end text:change-id="ct1238036536"/><text:change text:change-id="ct1216694464"/><text:change-start text:change-id="ct1218442808"/> einzigen Mausklick zu formatieren.</text:p>
            <text:p text:style-name="P12">Des Weiteren ist <text:change-end text:change-id="ct1218442808"/><text:change-start text:change-id="ct1216694776"/>jetzt <text:change-end text:change-id="ct1216694776"/><text:change-start text:change-id="ct1201270488"/>die Nummerierungs- und Aufzählungsfunktionalität <text:change-end text:change-id="ct1201270488"/><text:change text:change-id="ct1233015440"/><text:change-start text:change-id="ct1216695008"/>innerhalb von Tabellenzellen verfügbar, wenn <text:change-end text:change-id="ct1216695008"/><text:change text:change-id="ct1218364632"/><text:change-start text:change-id="ct1239191624"/><text:span text:style-name="T17">mehrere</text:span><text:change-end text:change-id="ct1239191624"/><text:change-start text:change-id="ct1201723992"/> Zellen ausgewählt sind. <text:change-end text:change-id="ct1201723992"/></text:p>
          </table:table-cell>
          <table:table-cell table:style-name="Table2.D3" office:value-type="string">
            <text:p text:style-name="P11"><text:change-start text:change-id="ct1239190904"/><text:span text:style-name="T3">Wählen Sie eine oder mehrere Zellen in eine</text:span><text:change-end text:change-id="ct1239190904"/><text:change-start text:change-id="ct1142865288"/><text:span text:style-name="T3">r</text:span><text:change-end text:change-id="ct1142865288"/><text:change-start text:change-id="ct1199125208"/><text:span text:style-name="T3"> Tabelle</text:span><text:change-end text:change-id="ct1199125208"/><text:change-start text:change-id="ct1238036416"/><text:span text:style-name="T3"> aus</text:span><text:change-end text:change-id="ct1238036416"/><text:change-start text:change-id="ct1239132448"/><text:span text:style-name="T3">, klicken Sie den </text:span><text:span text:style-name="T13">Nummerierung An/Aus</text:span><text:change-end text:change-id="ct1239132448"/><text:change-start text:change-id="ct1239122816"/><text:span text:style-name="T13">-</text:span><text:change-end text:change-id="ct1239122816"/><text:change-start text:change-id="ct1239125864"/><text:span text:style-name="T3"> oder den </text:span><text:span text:style-name="T13">Aufzählungspunkte An/Aus</text:span><text:span text:style-name="T44">-K</text:span><text:span text:style-name="T3">nopf in der </text:span><text:change-end text:change-id="ct1239125864"/><text:change text:change-id="ct1239125464"/><text:change-start text:change-id="ct1234188552"/><text:span text:style-name="T3">Formatierungsleiste</text:span><text:change-end text:change-id="ct1234188552"/><text:change-start text:change-id="ct1234189264"/><text:span text:style-name="T3">.</text:span><text:change-end text:change-id="ct1234189264"/></text:p>
          </table:table-cell>
        </table:table-row>
        <table:table-row>
          <table:table-cell table:style-name="Table2.A3" office:value-type="string">
            <text:p text:style-name="P10"><text:change-start text:change-id="ct1238973872"/>Zusätzliche Versteckter Text-Attribute</text:p>
            <text:p text:style-name="P13"><text:a xlink:type="simple" xlink:href="http://specs.openoffice.org/writer/hidden_text/hidden_text.sxw"><text:span text:style-name="T14">Querverweis zur Beschreibung</text:span></text:a><text:change-end text:change-id="ct1238973872"/></text:p>
          </table:table-cell>
          <table:table-cell table:style-name="Table2.A3" office:value-type="string">
            <text:p text:style-name="P10"><text:change-start text:change-id="ct1200966240"/>Writer<text:change-end text:change-id="ct1200966240"/></text:p>
          </table:table-cell>
          <table:table-cell table:style-name="Table2.A3" office:value-type="string">
            <text:p text:style-name="P10"><text:change-start text:change-id="ct1200524688"/>Dieses 'Versteckter Text'-Zeichenattribut kann angewendet werden, um <text:change-end text:change-id="ct1200524688"/><text:change-start text:change-id="ct1218392840"/>dafür <text:change-end text:change-id="ct1218392840"/><text:change-start text:change-id="ct1201201376"/>v<text:change-end text:change-id="ct1201201376"/><text:change text:change-id="ct1234189000"/><text:change text:change-id="ct1201202072"/><text:change text:change-id="ct1201201608"/><text:change-start text:change-id="ct1201251600"/>o<text:change-end text:change-id="ct1201251600"/><text:change-start text:change-id="ct1201273928"/>rgesehenen<text:change-end text:change-id="ct1201273928"/><text:change text:change-id="ct1200526216"/><text:change-start text:change-id="ct1201259616"/> Text innerhalb Ihre<text:change-end text:change-id="ct1201259616"/><text:change-start text:change-id="ct1238031008"/>s<text:change-end text:change-id="ct1238031008"/><text:change text:change-id="ct1239132960"/><text:change-start text:change-id="ct1214826288"/> Dokuments zu verstecken.<text:change-end text:change-id="ct1214826288"/></text:p>
          </table:table-cell>
          <table:table-cell table:style-name="Table2.D3" office:value-type="string">
            <text:p text:style-name="P11"><text:change-start text:change-id="ct1239124864"/><text:span text:style-name="T3">Wählen Sie </text:span><text:span text:style-name="T13">Format</text:span><text:span text:style-name="T3"> - </text:span><text:span text:style-name="T21">Zeic</text:span><text:span text:style-name="T13">hen</text:span><text:span text:style-name="T3"> - </text:span><text:span text:style-name="T13">Schrifteffekt</text:span><text:span text:style-name="T3"> - </text:span><text:change-end text:change-id="ct1239124864"/><text:change text:change-id="ct1239124336"/><text:change-start text:change-id="ct1218346256"/><text:span text:style-name="T21">Ausg</text:span><text:change-end text:change-id="ct1218346256"/><text:change-start text:change-id="ct1239006440"/><text:span text:style-name="T13">e</text:span><text:change-end text:change-id="ct1239006440"/><text:change text:change-id="ct1239005936"/><text:change text:change-id="ct1239006160"/><text:change-start text:change-id="ct1234192696"/><text:span text:style-name="T13">bl</text:span><text:change-end text:change-id="ct1234192696"/><text:change-start text:change-id="ct1234193376"/><text:span text:style-name="T13">e</text:span><text:change-end text:change-id="ct1234193376"/><text:change text:change-id="ct1234193120"/><text:change-start text:change-id="ct1234194056"/><text:span text:style-name="T13">nde</text:span><text:change-end text:change-id="ct1234194056"/><text:change-start text:change-id="ct1201787648"/><text:span text:style-name="T13">t</text:span><text:span text:style-name="T3">.</text:span></text:p>
            <text:p text:style-name="P13"><text:span text:style-name="T32">Sie können </text:span><text:span text:style-name="T13">Ansicht</text:span><text:span text:style-name="T3"> - </text:span><text:span text:style-name="T13">Versteckte Absätze</text:span><text:span text:style-name="T3"> zum Schalten der Anzeige des versteckten Textes wählen, vorausgesetzt, dass </text:span><text:span text:style-name="T13">Extras</text:span><text:span text:style-name="T3"> - </text:span><text:span text:style-name="T13">Optionen</text:span><text:span text:style-name="T3"> - </text:span><text:span text:style-name="T13">OpenOffice.org Writer</text:span><text:span text:style-name="T3"> - </text:span><text:span text:style-name="T13">Formatierungshilfen</text:span><text:span text:style-name="T3"> - </text:span><text:span text:style-name="T13">Ausgeblendeter Text</text:span><text:span text:style-name="T3"> gesetzt ist.</text:span><text:change-end text:change-id="ct1201787648"/></text:p>
          </table:table-cell>
        </table:table-row>
        <table:table-row>
          <table:table-cell table:style-name="Table2.A3" office:value-type="string">
            <text:p text:style-name="P11"><text:change-start text:change-id="ct1218345736"/><text:span text:style-name="T3">Tastaturkürzel für </text:span><text:span text:style-name="T13">Bearbeiten</text:span><text:span text:style-name="T3"> - </text:span><text:span text:style-name="T13">Inhalte Einfügen</text:span><text:span text:style-name="T3"> </text:span><text:change-end text:change-id="ct1218345736"/></text:p>
          </table:table-cell>
          <table:table-cell table:style-name="Table2.A3" office:value-type="string">
            <text:p text:style-name="P10"><text:change-start text:change-id="ct1239006544"/>Writer<text:change-end text:change-id="ct1239006544"/></text:p>
          </table:table-cell>
          <table:table-cell table:style-name="Table2.A3" office:value-type="string">
            <text:p text:style-name="P11"><text:change-start text:change-id="ct1201786400"/><text:span text:style-name="T3">Sie können jetzt die Tastatur benutzen, um diese Aktion, die auch unter dem Menüpunkt</text:span><text:span text:style-name="T13"> Bearbeiten</text:span><text:span text:style-name="T3"> - </text:span><text:span text:style-name="T13">Inhalte Einfügen </text:span><text:span text:style-name="T44">zu finden ist, auszuführen</text:span><text:span text:style-name="T3">.</text:span><text:change-end text:change-id="ct1201786400"/></text:p>
          </table:table-cell>
          <table:table-cell table:style-name="Table2.D3" office:value-type="string">
            <text:p text:style-name="P10"><text:change-start text:change-id="ct1218381096"/>Drücken Sie <text:change-end text:change-id="ct1218381096"/><text:change-start text:change-id="ct1198669304"/>die Tastenkombination <text:change-end text:change-id="ct1198669304"/><text:change-start text:change-id="ct1234193224"/>Shift+Strg+V.<text:change-end text:change-id="ct1234193224"/></text:p>
          </table:table-cell>
        </table:table-row>
        <table:table-row>
          <table:table-cell table:style-name="Table2.A3" office:value-type="string">
            <text:p text:style-name="P11"><text:change-start text:change-id="ct1201793328"/><text:span text:style-name="T3">Standardtabulatorposition im </text:span><text:span text:style-name="T45">Abbildungsindex</text:span><text:span text:style-name="T3">, </text:span><text:span text:style-name="T45">Tabellenindex</text:span><text:span text:style-name="T3"> und </text:span><text:span text:style-name="T45">Objektetabelle</text:span><text:span text:style-name="T3"> geändert<text:line-break/></text:span><text:change-end text:change-id="ct1201793328"/><text:change text:change-id="ct1201793432"/><text:change-start text:change-id="ct1201795176"/><text:a xlink:type="simple" xlink:href="http://www.openoffice.org/issues/show_bug.cgi?id=3961"><text:span text:style-name="T9">Issue</text:span></text:a><text:change-end text:change-id="ct1201795176"/><text:change-start text:change-id="ct1201796704"/><text:a xlink:type="simple" xlink:href="http://www.openoffice.org/issues/show_bug.cgi?id=3961"><text:span text:style-name="T14"> 3961</text:span></text:a><text:change-end text:change-id="ct1201796704"/></text:p>
          </table:table-cell>
          <table:table-cell table:style-name="Table2.A3" office:value-type="string">
            <text:p text:style-name="P10"><text:change-start text:change-id="ct1201797272"/>Writer<text:change-end text:change-id="ct1201797272"/></text:p>
          </table:table-cell>
          <table:table-cell table:style-name="Table2.A3" office:value-type="string">
            <text:p text:style-name="P10"><text:change-start text:change-id="ct1239006264"/>Diese Funktion macht das Verhalten<text:change-end text:change-id="ct1239006264"/><text:change text:change-id="ct1218346360"/><text:change-start text:change-id="ct1218381712"/> mit dem Verhalten der Tabulatoren in einem <text:change-end text:change-id="ct1218381712"/><text:change-start text:change-id="ct1225865768"/><text:span text:style-name="T46">Inhaltsverzeichnis</text:span><text:change-end text:change-id="ct1225865768"/><text:change-start text:change-id="ct1232968360"/><text:span text:style-name="T36"> stimmig</text:span><text:change-end text:change-id="ct1232968360"/><text:change text:change-id="ct1201785080"/><text:change-start text:change-id="ct1234193888"/>. Der Tabulator ist jetzt rechts ausgerichtet und benutzt den '.' (Punkt) als ein Füllzeichen.<text:change-end text:change-id="ct1234193888"/></text:p>
          </table:table-cell>
          <table:table-cell table:style-name="Table2.D3" office:value-type="string">
            <text:p text:style-name="P10"><text:change-start text:change-id="ct1198997384"/></text:p>
            <text:p text:style-name="P10"/>
            <text:p text:style-name="P10"/>
            <text:p text:style-name="P10"/>
            <text:p text:style-name="P36"><text:change-end text:change-id="ct1198997384"/></text:p>
          </table:table-cell>
        </table:table-row>
        <table:table-row>
          <table:table-cell table:style-name="Table2.A3" office:value-type="string">
            <text:p text:style-name="P10"><text:change-start text:change-id="ct1225866512"/>Bessere Objektpositionierung mit 'Folge Textfluss'-Option </text:p>
            <text:p text:style-name="P13"><text:a xlink:type="simple" xlink:href="http://specs.openoffice.org/writer/compatibility/follow_text_flow_for_to_frame_anchored.sxw"><text:span text:style-name="T14">Querverweis zur Beschreibung</text:span></text:a><text:change-end text:change-id="ct1225866512"/></text:p>
          </table:table-cell>
          <table:table-cell table:style-name="Table2.A3" office:value-type="string">
            <text:p text:style-name="P10"><text:change-start text:change-id="ct1239179056"/>Writer<text:change-end text:change-id="ct1239179056"/></text:p>
          </table:table-cell>
          <table:table-cell table:style-name="Table2.A3" office:value-type="string">
            <text:p text:style-name="P10"><text:change-start text:change-id="ct1201950632"/>Die Funktionalität für die Positionierung verschiedener Objekte<text:change-end text:change-id="ct1201950632"/><text:change text:change-id="ct1218382048"/><text:change-start text:change-id="ct1218382280"/> (wie Rahmen) im Text vo<text:change-end text:change-id="ct1218382280"/><text:change-start text:change-id="ct1239179288"/>m<text:change-end text:change-id="ct1239179288"/><text:change text:change-id="ct1250504824"/><text:change-start text:change-id="ct1250505336"/> Writer wurde erweitert. Die neue Option 'Folge Textfluss' wurde für Writer-Rahmen eingeführt.<text:change-end text:change-id="ct1250505336"/></text:p>
          </table:table-cell>
          <table:table-cell table:style-name="Table2.D3" office:value-type="string">
            <text:p text:style-name="P10"><text:change-start text:change-id="ct1237356216"/>Im Formatdialog für Writer-Rahmen auf der Registerseite 'Art' im Bereich 'Position'<text:change-end text:change-id="ct1237356216"/><text:change text:change-id="ct1237355872"/><text:change-start text:change-id="ct1237356048"/>:</text:p>
            <text:p text:style-name="P12">Falls die Option 'Folge Textfluss' aktiviert ist, muss der Writer-Rahmen dem Textfluss folgen und kann nur innerhalb seiner Verankerung positioniert werden.</text:p>
            <text:p text:style-name="P12">Falls die Option 'Folge Textfluss' deaktiviert ist, folgt der Writer-Rahmen nicht dem Textfluss, aber kann jetzt auf der kompletten Seite positioniert werden, <text:change-end text:change-id="ct1237356048"/><text:change text:change-id="ct1218345936"/><text:change-start text:change-id="ct1250505440"/>auf der<text:change-end text:change-id="ct1250505440"/><text:change-start text:change-id="ct1232869560"/> der Anker ist.<text:change-end text:change-id="ct1232869560"/></text:p>
          </table:table-cell>
        </table:table-row>
        <table:table-row>
          <table:table-cell table:style-name="Table2.A3" office:value-type="string">
            <text:p text:style-name="P10"><text:change-start text:change-id="ct1239124440"/>Vertikale Ausrichtung der 'Textzeile' hinzugefügt</text:p>
            <text:p text:style-name="P13"><text:a xlink:type="simple" xlink:href="http://specs.openoffice.org/writer/compatibility/vertical_alignment_to_text_line.sxw"><text:span text:style-name="T14">Querverweis zur Beschreibung</text:span></text:a><text:change-end text:change-id="ct1239124440"/></text:p>
          </table:table-cell>
          <table:table-cell table:style-name="Table2.A3" office:value-type="string">
            <text:p text:style-name="P10"><text:change-start text:change-id="ct1238992312"/>Writer<text:change-end text:change-id="ct1238992312"/></text:p>
          </table:table-cell>
          <table:table-cell table:style-name="Table2.A3" office:value-type="string">
            <text:p text:style-name="P10"><text:change-start text:change-id="ct1237357088"/>Um eine bessere Konvertierung der Writer-Dokumente ins Microsoft<text:change-end text:change-id="ct1237357088"/><text:change text:change-id="ct1237358040"/><text:change text:change-id="ct1201793064"/><text:change-start text:change-id="ct1239128632"/><text:span text:style-name="T17">®</text:span><text:change-end text:change-id="ct1239128632"/><text:change-start text:change-id="ct1234192800"/> Word-Format und umgekehrt zu ermöglichen, wurde die vertikale Ausrichtung an der Zeile für Writer-Rahmen eingeführt, welche an den Zeichen verankert sind.<text:change-end text:change-id="ct1234192800"/></text:p>
          </table:table-cell>
          <table:table-cell table:style-name="Table2.D3" office:value-type="string">
            <text:p text:style-name="P10"><text:change-start text:change-id="ct1234192904"/>Im Formatdialog für Writer-Rahmen auf der Registerseite 'Art' im Bereich 'Position' ist die Auswahlliste für die vertikale Ausrichtungen durch den Eintrag 'Textzeile' für Writer-Rahmen erweitert worden, die an <text:change-end text:change-id="ct1234192904"/><text:change text:change-id="ct1237357808"/><text:change-start text:change-id="ct1201881960"/>ein<text:change-end text:change-id="ct1201881960"/><text:change-start text:change-id="ct1200504056"/>em<text:change-end text:change-id="ct1200504056"/><text:change-start text:change-id="ct1200503824"/> Zeichen verankert <text:change-end text:change-id="ct1200503824"/><text:change text:change-id="ct1230493488"/><text:change-start text:change-id="ct1230494048"/>wird<text:change-end text:change-id="ct1230494048"/><text:change-start text:change-id="ct1201792752"/>. Die möglichen Positionen existieren schon.<text:change-end text:change-id="ct1201792752"/></text:p>
          </table:table-cell>
        </table:table-row>
        <table:table-row>
          <table:table-cell table:style-name="Table2.A3" office:value-type="string">
            <text:p text:style-name="P10"><text:change-start text:change-id="ct1225841704"/>Vertikale Textrichtung in Tabellen hinzugefügt</text:p>
            <text:p text:style-name="P13"><text:a xlink:type="simple" xlink:href="http://specs.openoffice.org/writer/compatibility/tables_vertical_text_direction.sxw"><text:span text:style-name="T14">Querverweis zur Beschreibung</text:span></text:a><text:change-end text:change-id="ct1225841704"/></text:p>
          </table:table-cell>
          <table:table-cell table:style-name="Table2.A3" office:value-type="string">
            <text:p text:style-name="P10"><text:change-start text:change-id="ct1234192360"/>Writer<text:change-end text:change-id="ct1234192360"/></text:p>
          </table:table-cell>
          <table:table-cell table:style-name="Table2.A3" office:value-type="string">
            <text:p text:style-name="P10"><text:change-start text:change-id="ct1201840568"/>Sie können jetzt eine andere Textflussrichtung für jede Zelle einer Tabelle spezifizieren. Standardmäßig folgt der Textfluss innerhalb einer Tabelle der selben Richtung wie die Seite, <text:change-end text:change-id="ct1201840568"/><text:change text:change-id="ct1142952552"/><text:change-start text:change-id="ct1238618744"/>in der<text:change-end text:change-id="ct1238618744"/><text:change-start text:change-id="ct1241075464"/> sie <text:change-end text:change-id="ct1241075464"/><text:change text:change-id="ct1238843616"/><text:change-start text:change-id="ct1238843848"/>enthalten<text:change-end text:change-id="ct1238843848"/><text:change-start text:change-id="ct1238844080"/> ist.<text:change-end text:change-id="ct1238844080"/></text:p>
          </table:table-cell>
          <table:table-cell table:style-name="Table2.D3" office:value-type="string">
            <text:p text:style-name="P11"><text:change-start text:change-id="ct1198513528"/><text:span text:style-name="T3">Wählen Sie eine oder mehrere Zellen in einer Tabelle, dann wählen Sie </text:span><text:span text:style-name="T13">Tabelle</text:span><text:span text:style-name="T3"> - </text:span><text:span text:style-name="T13">Tabelle</text:span><text:change-end text:change-id="ct1198513528"/><text:change-start text:change-id="ct1198514360"/><text:span text:style-name="T13">n</text:span><text:change-end text:change-id="ct1198514360"/><text:change-start text:change-id="ct1198519888"/><text:span text:style-name="T13">eigenschaft</text:span><text:span text:style-name="T3"> - </text:span><text:span text:style-name="T13">Textfluss</text:span><text:span text:style-name="T3"> – </text:span><text:span text:style-name="T13">Textrichtung</text:span><text:span text:style-name="T44">,</text:span><text:span text:style-name="T3"> um die von Ihnen erwünschte Textrichtung zu setzen.</text:span><text:change-end text:change-id="ct1198519888"/></text:p>
          </table:table-cell>
        </table:table-row>
        <table:table-row>
          <table:table-cell table:style-name="Table2.A3" office:value-type="string">
            <text:p text:style-name="P10"><text:change-start text:change-id="ct1198519416"/>Erweiterte Auswahl für Text und Tabellen</text:p>
            <text:p text:style-name="P13"><text:a xlink:type="simple" xlink:href="http://specs.openoffice.org/writer/selection_enhancement/Text-table_selection_enhancement.sxw"><text:span text:style-name="T14">Querverweis zur Beschreibung</text:span></text:a><text:change-end text:change-id="ct1198519416"/></text:p>
          </table:table-cell>
          <table:table-cell table:style-name="Table2.A3" office:value-type="string">
            <text:p text:style-name="P10"><text:change-start text:change-id="ct1198513368"/>Writer<text:change-end text:change-id="ct1198513368"/></text:p>
          </table:table-cell>
          <table:table-cell table:style-name="Table2.A3" office:value-type="string">
            <text:p text:style-name="P10"><text:change-start text:change-id="ct1239178448"/>Sie können ganze Sätze oder Absätze schnell und einfach mit Klicks der linken Maustaste auswählen<text:change-end text:change-id="ct1239178448"/><text:change text:change-id="ct1201792928"/><text:change-start text:change-id="ct1201277600"/> (<text:change-end text:change-id="ct1201277600"/><text:change text:change-id="ct1198521304"/><text:change-start text:change-id="ct1198511408"/><text:span text:style-name="T17">mehrere</text:span><text:change-end text:change-id="ct1198511408"/><text:change-start text:change-id="ct1198523656"/><text:span text:style-name="T17">, nicht zusammenhängende</text:span><text:change-end text:change-id="ct1198523656"/><text:change-start text:change-id="ct1198512784"/> Auswahlen durch<text:change-end text:change-id="ct1198512784"/><text:change-start text:change-id="ct1198510720"/> Halten der<text:change-end text:change-id="ct1198510720"/><text:change-start text:change-id="ct1239222624"/> <text:change-end text:change-id="ct1239222624"/><text:change text:change-id="ct1239222160"/><text:change text:change-id="ct1198523464"/><text:change-start text:change-id="ct1201277368"/>STRG-Taste<text:change-end text:change-id="ct1201277368"/><text:change-start text:change-id="ct1239222728"/> bei der Auswahl mit der Maus<text:change-end text:change-id="ct1239222728"/><text:change-start text:change-id="ct1239222832"/> sind <text:change-end text:change-id="ct1239222832"/><text:change text:change-id="ct1216682952"/><text:change-start text:change-id="ct1216683632"/>ebenfalls<text:change-end text:change-id="ct1216683632"/><text:change-start text:change-id="ct1198510064"/> durch diese Technik möglich.)<text:change-end text:change-id="ct1198510064"/><text:change-start text:change-id="ct1238053112"/>.<text:change-end text:change-id="ct1238053112"/></text:p>
          </table:table-cell>
          <table:table-cell table:style-name="Table2.D3" office:value-type="string">
            <text:p text:style-name="P10"><text:change-start text:change-id="ct1230586816"/>Die Fun<text:change-end text:change-id="ct1230586816"/><text:change-start text:change-id="ct1230587632"/>ktion ist d<text:change-end text:change-id="ct1230587632"/><text:change text:change-id="ct1198509808"/><text:change-start text:change-id="ct1200865840"/>urch <text:change-end text:change-id="ct1200865840"/><text:change-start text:change-id="ct1238053352"/>einen <text:change-end text:change-id="ct1238053352"/><text:change-start text:change-id="ct1216683288"/>Dreifachklick de<text:change-end text:change-id="ct1216683288"/><text:change text:change-id="ct1202000656"/><text:change-start text:change-id="ct1198511512"/>r<text:change-end text:change-id="ct1198511512"/><text:change-start text:change-id="ct1198511616"/> linken <text:change-end text:change-id="ct1198511616"/><text:change text:change-id="ct1202001192"/><text:change-start text:change-id="ct1202000312"/><text:span text:style-name="T17">Maustaste</text:span><text:change-end text:change-id="ct1202000312"/><text:change text:change-id="ct1250462792"/><text:change-start text:change-id="ct1200574032"/> irgendwo in eine<text:change-end text:change-id="ct1200574032"/><text:change-start text:change-id="ct1216664216"/>m<text:change-end text:change-id="ct1216664216"/><text:change text:change-id="ct1198523760"/><text:change-start text:change-id="ct1216663280"/> Satz<text:change-end text:change-id="ct1216663280"/><text:change-start text:change-id="ct1250463160"/> ausführ<text:change-end text:change-id="ct1250463160"/><text:change-start text:change-id="ct1198524080"/>bar<text:change-end text:change-id="ct1198524080"/><text:change text:change-id="ct1216663384"/><text:change-start text:change-id="ct1198523864"/>, um den ganzen Satz (nicht die Zeile wie in OpenOffice.org 1.0)<text:change-end text:change-id="ct1198523864"/><text:change-start text:change-id="ct1198523968"/> auszuwählen<text:change-end text:change-id="ct1198523968"/><text:change text:change-id="ct1238851424"/><text:change text:change-id="ct1238851192"/><text:change-start text:change-id="ct1201888224"/>;<text:change-end text:change-id="ct1201888224"/><text:change-start text:change-id="ct1198525968"/> <text:change-end text:change-id="ct1198525968"/><text:change-start text:change-id="ct1238811608"/>ein <text:change-end text:change-id="ct1238811608"/><text:change-start text:change-id="ct1198525632"/>Vierfachklick<text:change-end text:change-id="ct1198525632"/><text:change-start text:change-id="ct1238851832"/> wählt<text:change-end text:change-id="ct1238851832"/><text:change text:change-id="ct1238812368"/><text:change-start text:change-id="ct1198525736"/> den Absatz aus<text:change-end text:change-id="ct1198525736"/><text:change text:change-id="ct1234148888"/><text:change-start text:change-id="ct1238811712"/>. (<text:change-end text:change-id="ct1238811712"/><text:change-start text:change-id="ct1202000960"/>Das <text:change-end text:change-id="ct1202000960"/><text:change-start text:change-id="ct1198512656"/>Doppelklicken auf ein Wort<text:change-end text:change-id="ct1198512656"/><text:change text:change-id="ct1237451072"/><text:change-start text:change-id="ct1237451472"/> <text:change-end text:change-id="ct1237451472"/><text:change text:change-id="ct1237450776"/><text:change-start text:change-id="ct1198526072"/>markiert <text:change-end text:change-id="ct1198526072"/><text:change-start text:change-id="ct1201983144"/>immer noch <text:change-end text:change-id="ct1201983144"/><text:change-start text:change-id="ct1198525224"/>nur <text:change-end text:change-id="ct1198525224"/><text:change-start text:change-id="ct1201983496"/>das Wort<text:change-end text:change-id="ct1201983496"/><text:change-start text:change-id="ct1198526176"/>,<text:change-end text:change-id="ct1198526176"/><text:change-start text:change-id="ct1198526280"/> wie <text:change-end text:change-id="ct1198526280"/><text:change text:change-id="ct1200771296"/><text:change-start text:change-id="ct1197340128"/>aus <text:change-end text:change-id="ct1197340128"/><text:change-start text:change-id="ct1197340016"/>OpenOffice.org 1.0<text:change-end text:change-id="ct1197340016"/><text:change-start text:change-id="ct1197340904"/> gewohnt<text:change-end text:change-id="ct1197340904"/><text:change-start text:change-id="ct1197340704"/>).<text:change-end text:change-id="ct1197340704"/></text:p>
          </table:table-cell>
        </table:table-row>
        <table:table-row>
          <table:table-cell table:style-name="Table2.A3" office:value-type="string">
            <text:p text:style-name="P10"><text:change-start text:change-id="ct1200771584"/>Tabellenzahlenerkennungs<text:change-end text:change-id="ct1200771584"/><text:change-start text:change-id="ct1198510824"/>­<text:change-end text:change-id="ct1198510824"/><text:change-start text:change-id="ct1234149120"/>standard geändert<text:change-end text:change-id="ct1234149120"/></text:p>
          </table:table-cell>
          <table:table-cell table:style-name="Table2.A3" office:value-type="string">
            <text:p text:style-name="P10"><draw:frame draw:style-name="fr2" draw:name="Grafik2" text:anchor-type="paragraph" svg:x="0.457cm" svg:y="0cm" svg:width="0.917cm" svg:height="0.917cm" draw:z-index="2"><draw:image xlink:href="Pictures/100000000000001A0000001AD4837F11.png" xlink:type="simple" xlink:show="embed" xlink:actuate="onLoad"/></draw:frame><text:change-start text:change-id="ct1198517704"/>Writer<text:change-end text:change-id="ct1198517704"/></text:p>
          </table:table-cell>
          <table:table-cell table:style-name="Table2.A3" office:value-type="string">
            <text:p text:style-name="P10"><text:change-start text:change-id="ct1200919944"/>Die Zahlenerkennung in Tabellen ist jetzt standardmäßig ausgeschaltet, so dass die Zahlen, die Sie eingeben, sich nicht<text:change-end text:change-id="ct1200919944"/><text:change text:change-id="ct1198517136"/><text:change-start text:change-id="ct1198517240"/> ungewollt<text:change-end text:change-id="ct1198517240"/><text:change-start text:change-id="ct1198517808"/> ändern werden.<text:change-end text:change-id="ct1198517808"/></text:p>
          </table:table-cell>
          <table:table-cell table:style-name="Table2.D3" office:value-type="string">
            <text:p text:style-name="P11"><text:change-start text:change-id="ct1238618848"/><text:span text:style-name="T3">Um die Zahlenerkennung wieder </text:span><text:change-end text:change-id="ct1238618848"/><text:change-start text:change-id="ct1201628536"/><text:span text:style-name="T3">ein</text:span><text:change-end text:change-id="ct1201628536"/><text:change text:change-id="ct1218577864"/><text:change-start text:change-id="ct1225842936"/><text:span text:style-name="T3">zuschalten, wählen Sie </text:span><text:span text:style-name="T13">Extras</text:span><text:span text:style-name="T3"> - </text:span><text:span text:style-name="T13">Optionen</text:span><text:span text:style-name="T3"> - </text:span><text:span text:style-name="T13">OpenOffice.org Writer</text:span><text:span text:style-name="T3"> </text:span><text:change-end text:change-id="ct1225842936"/><text:change-start text:change-id="ct1218445512"/><text:span text:style-name="T3">–</text:span><text:change-end text:change-id="ct1218445512"/><text:change-start text:change-id="ct1218445712"/><text:span text:style-name="T3"> </text:span><text:span text:style-name="T13">Tabelle</text:span><text:change-end text:change-id="ct1218445712"/><text:change-start text:change-id="ct1201629312"/><text:span text:style-name="T13"> - Zahlenerkennung</text:span><text:change-end text:change-id="ct1201629312"/><text:change-start text:change-id="ct1218445880"/><text:span text:style-name="T3"> aus.</text:span><text:change-end text:change-id="ct1218445880"/></text:p>
          </table:table-cell>
        </table:table-row>
        <table:table-row>
          <table:table-cell table:style-name="Table2.A3" office:value-type="string">
            <text:p text:style-name="P11"><text:change-start text:change-id="ct1215425368"/><text:span text:style-name="T3">Serienbrieffunktion geändert<text:line-break/></text:span><text:a xlink:type="simple" xlink:href="http://specs.openoffice.org/writer/mail_merge/mailmerge_specification.sxw"><text:span text:style-name="T14">Querverweis zur Beschreibung</text:span></text:a><text:change-end text:change-id="ct1215425368"/></text:p>
          </table:table-cell>
          <table:table-cell table:style-name="Table2.A3" office:value-type="string">
            <text:p text:style-name="P10"><text:change-start text:change-id="ct1218530192"/>Writer<text:change-end text:change-id="ct1218530192"/></text:p>
          </table:table-cell>
          <table:table-cell table:style-name="Table2.A3" office:value-type="string">
            <text:p text:style-name="P10"><text:change-start text:change-id="ct1198517912"/>Neue Benutzer werden durch den Serienbriefassistenten unterstützt. Fortgeschrittenere Benutzer <text:change-end text:change-id="ct1198517912"/><text:change text:change-id="ct1200919136"/><text:change-start text:change-id="ct1218529216"/>können<text:change-end text:change-id="ct1218529216"/><text:change-start text:change-id="ct1230494152"/> eine <text:change-end text:change-id="ct1230494152"/><text:change text:change-id="ct1201277728"/><text:change-start text:change-id="ct1200896816"/><text:span text:style-name="T17">Symbolleiste</text:span><text:change-end text:change-id="ct1200896816"/><text:change-start text:change-id="ct1227023520"/> be<text:change-end text:change-id="ct1227023520"/><text:change text:change-id="ct1237326680"/><text:change-start text:change-id="ct1201804408"/>nutzen<text:change-end text:change-id="ct1201804408"/><text:change-start text:change-id="ct1225841576"/>, von der die am meisten benötigten Funktionen zur Erzeugung einer Verschmelzung zugänglich sind. Das neue Verschmelzen wird wesentlich flexibler <text:change-end text:change-id="ct1225841576"/><text:change text:change-id="ct1198519520"/><text:change-start text:change-id="ct1237482208"/>beim<text:change-end text:change-id="ct1237482208"/><text:change-start text:change-id="ct1232978536"/> Verwalten und Bearbeiten von Datenbanken sein<text:change-end text:change-id="ct1232978536"/><text:change text:change-id="ct1201804984"/><text:change-start text:change-id="ct1177107432"/> und erlaubt das Speichern in eine einzelne Datei.<text:change-end text:change-id="ct1177107432"/></text:p>
          </table:table-cell>
          <table:table-cell table:style-name="Table2.D3" office:value-type="string">
            <text:p text:style-name="P10"><text:change-start text:change-id="ct1238974032"/>Unter dem <text:span text:style-name="T20">Extras</text:span>-Menü wählen Sie <text:span text:style-name="T2">Serienb</text:span><text:span text:style-name="T20">riefassistent . . . .</text:span><text:change-end text:change-id="ct1238974032"/></text:p>
          </table:table-cell>
        </table:table-row>
        <table:table-row>
          <table:table-cell table:style-name="Table2.A3" office:value-type="string">
            <text:p text:style-name="P11"><text:change-start text:change-id="ct1230493872"/><text:span text:style-name="T3">Literaturdatenbank hat einen </text:span><text:span text:style-name="T21">Extras</text:span><text:span text:style-name="T3"> – </text:span><text:span text:style-name="T21">Anpassen</text:span><text:span text:style-name="T3">-Menüe</text:span><text:change-end text:change-id="ct1230493872"/><text:change-start text:change-id="ct1218529616"/><text:span text:style-name="T3">i</text:span><text:change-end text:change-id="ct1218529616"/><text:change-start text:change-id="ct1225843136"/><text:span text:style-name="T3">ntrag<text:line-break/></text:span><text:a xlink:type="simple" xlink:href="http://specs.openoffice.org/appwide/menus/MenuStructure.sxw"><text:span text:style-name="T14">Querverweis zur Beschreibung</text:span></text:a><text:change-end text:change-id="ct1225843136"/></text:p>
          </table:table-cell>
          <table:table-cell table:style-name="Table2.A3" office:value-type="string">
            <text:p text:style-name="P10"><text:change-start text:change-id="ct1198834064"/>Writer<text:change-end text:change-id="ct1198834064"/></text:p>
          </table:table-cell>
          <table:table-cell table:style-name="Table2.A3" office:value-type="string">
            <text:p text:style-name="P10"><text:change-start text:change-id="ct1201874320"/>Benutzer können das Literaturdatenbank-Menü und <text:change-end text:change-id="ct1201874320"/><text:change-start text:change-id="ct1216649632"/>die <text:change-end text:change-id="ct1216649632"/><text:change-start text:change-id="ct1218410760"/>Tastaturkürzel anpassen.<text:change-end text:change-id="ct1218410760"/></text:p>
          </table:table-cell>
          <table:table-cell table:style-name="Table2.D3" office:value-type="string">
            <text:p text:style-name="P10"><text:change-start text:change-id="ct1225866304"/>Wählen Sie <text:span text:style-name="T20">Extras – Literaturdatenbank - Extras – Anpassen.</text:span><text:change-end text:change-id="ct1225866304"/></text:p>
          </table:table-cell>
        </table:table-row>
        <table:table-row>
          <table:table-cell table:style-name="Table2.A3" office:value-type="string">
            <text:p text:style-name="P11"><text:change-start text:change-id="ct1238974264"/><text:span text:style-name="T3">Absatzabstand an Tabellenrändern<text:line-break/></text:span><text:a xlink:type="simple" xlink:href="http://specs.openoffice.org/writer/tables/Consider_Paragraph_Spacing_on_Table_Borders.sxw"><text:span text:style-name="T14">Querverweis zur Beschreibung</text:span></text:a><text:change-end text:change-id="ct1238974264"/></text:p>
          </table:table-cell>
          <table:table-cell table:style-name="Table2.A3" office:value-type="string">
            <text:p text:style-name="P10"><text:change-start text:change-id="ct1201786504"/>Writer<text:change-end text:change-id="ct1201786504"/></text:p>
          </table:table-cell>
          <table:table-cell table:style-name="Table2.A3" office:value-type="string">
            <text:p text:style-name="P10"><text:change-start text:change-id="ct1250504584"/>OpenOffice.org 2.0 berücksichtigt jetzt Abstand und Einzug für link<text:change-end text:change-id="ct1250504584"/><text:change text:change-id="ct1184538576"/><text:change-start text:change-id="ct1184538744"/>s<text:change-end text:change-id="ct1184538744"/><text:change-start text:change-id="ct1142943864"/> / recht<text:change-end text:change-id="ct1142943864"/><text:change text:change-id="ct1234189504"/><text:change-start text:change-id="ct1238847520"/>s<text:change-end text:change-id="ct1238847520"/><text:change-start text:change-id="ct1238848080"/> und für oben / unten liegende Absätze, wenn es den ganzen Abstand zu einen Tabellenrand berechnet. Diese zwei Sorten des Abstandes (Absatz und Tabelle) werden jetzt hinzugefügt<text:change-end text:change-id="ct1238848080"/><text:change-start text:change-id="ct1227090456"/>,<text:change-end text:change-id="ct1227090456"/><text:change-start text:change-id="ct1227078976"/> anstatt das nur die Distanz zu de<text:change-end text:change-id="ct1227078976"/><text:change-start text:change-id="ct1227078800"/>m<text:change-end text:change-id="ct1227078800"/><text:change text:change-id="ct1201783520"/><text:change-start text:change-id="ct1227079448"/> Rand, <text:change-end text:change-id="ct1227079448"/><text:change-start text:change-id="ct1226957456"/>der<text:change-end text:change-id="ct1226957456"/><text:change text:change-id="ct1232969136"/><text:change-start text:change-id="ct1200863408"/> in den Tabelleneigenschaften<text:change-end text:change-id="ct1200863408"/><text:change-start text:change-id="ct1218422560"/> gesetzt wurde,<text:change-end text:change-id="ct1218422560"/><text:change-start text:change-id="ct1230470104"/> <text:change-end text:change-id="ct1230470104"/><text:change text:change-id="ct1218422848"/><text:change-start text:change-id="ct1218423168"/>berücksichtig<text:change-end text:change-id="ct1218423168"/><text:change-start text:change-id="ct1239284800"/>t<text:change-end text:change-id="ct1239284800"/><text:change text:change-id="ct1230470336"/><text:change-start text:change-id="ct1225823856"/> wird<text:change-end text:change-id="ct1225823856"/><text:change-start text:change-id="ct1184539024"/>. Diese neue Funktion verbessert die Kompatibilität zu Microsoft und ist auch als Standard für neu angelegte Writer-Dokumente gesetzt, um den Export ins Microsoft Word-Format zu verbessern.<text:change-end text:change-id="ct1184539024"/></text:p>
          </table:table-cell>
          <table:table-cell table:style-name="Table2.D3" office:value-type="string">
            <text:p text:style-name="P10"/>
          </table:table-cell>
        </table:table-row>
        <table:table-row>
          <table:table-cell table:style-name="Table2.A3" office:value-type="string">
            <text:p text:style-name="P11"><text:change-start text:change-id="ct1230470680"/><text:span text:style-name="T3">Beschleunig</text:span><text:change-end text:change-id="ct1230470680"/><text:change-start text:change-id="ct1184538400"/><text:span text:style-name="T3">t</text:span><text:change-end text:change-id="ct1184538400"/><text:change-start text:change-id="ct1218529848"/><text:span text:style-name="T3">e</text:span><text:change-end text:change-id="ct1218529848"/><text:change text:change-id="ct1198834232"/><text:change-start text:change-id="ct1198525408"/><text:span text:style-name="T3">s</text:span><text:change-end text:change-id="ct1198525408"/><text:change text:change-id="ct1218401368"/><text:change-start text:change-id="ct1218401192"/><text:span text:style-name="T3"> </text:span><text:change-end text:change-id="ct1218401192"/><text:change text:change-id="ct1218401600"/><text:change-start text:change-id="ct1198515272"/><text:span text:style-name="T3">Absätze</text:span><text:change-end text:change-id="ct1198515272"/><text:change-start text:change-id="ct1241075976"/><text:span text:style-name="T3">-Verschieben</text:span><text:change-end text:change-id="ct1241075976"/><text:change-start text:change-id="ct1241077104"/><text:span text:style-name="T3"> </text:span><text:change-end text:change-id="ct1241077104"/><text:change text:change-id="ct1201631000"/><text:change-start text:change-id="ct1225843800"/><text:span text:style-name="T3">mitt</text:span><text:change-end text:change-id="ct1225843800"/><text:change-start text:change-id="ct1218579136"/><text:span text:style-name="T3">e</text:span><text:change-end text:change-id="ct1218579136"/><text:change text:change-id="ct1218445984"/><text:change text:change-id="ct1201841648"/><text:change-start text:change-id="ct1218579360"/><text:span text:style-name="T3">ls Tastenk</text:span><text:change-end text:change-id="ct1218579360"/><text:change-start text:change-id="ct1201631104"/><text:span text:style-name="T3">ombination</text:span><text:change-end text:change-id="ct1201631104"/><text:change-start text:change-id="ct1201631304"/><text:span text:style-name="T3"><text:line-break/></text:span><text:change-end text:change-id="ct1201631304"/><text:change text:change-id="ct1201841856"/><text:change-start text:change-id="ct1238620992"/><text:a xlink:type="simple" xlink:href="http://www.openoffice.org/issues/show_bug.cgi?id=26485"><text:span text:style-name="T9">Issue</text:span></text:a><text:change-end text:change-id="ct1238620992"/><text:change-start text:change-id="ct1218579856"/><text:a xlink:type="simple" xlink:href="http://www.openoffice.org/issues/show_bug.cgi?id=26485"><text:span text:style-name="T14"> 26485</text:span></text:a><text:change-end text:change-id="ct1218579856"/></text:p>
          </table:table-cell>
          <table:table-cell table:style-name="Table2.A3" office:value-type="string">
            <text:p text:style-name="P10"><text:change-start text:change-id="ct1184515952"/>Writer<text:change-end text:change-id="ct1184515952"/></text:p>
          </table:table-cell>
          <table:table-cell table:style-name="Table2.A3" office:value-type="string">
            <text:p text:style-name="P10"><text:change-start text:change-id="ct1184516488"/>Jetzt beweg<text:change-end text:change-id="ct1184516488"/><text:change text:change-id="ct1218416064"/><text:change-start text:change-id="ct1179537888"/>en<text:change-end text:change-id="ct1179537888"/><text:change-start text:change-id="ct1179537720"/> nicht nur<text:change-end text:change-id="ct1179537720"/><text:change-start text:change-id="ct1179537312"/> die<text:change-end text:change-id="ct1179537312"/><text:change-start text:change-id="ct1214811440"/> Strg+Alt+Auf-/Ab-Taste einen Absatz hoch/runter, sondern die Strg + Auf-/Ab-Taste erledigen das genauso.<text:change-end text:change-id="ct1214811440"/></text:p>
          </table:table-cell>
          <table:table-cell table:style-name="Table2.D3" office:value-type="string">
            <text:p text:style-name="P10"><text:change-start text:change-id="ct1201842288"/>Drücken Sie<text:change-end text:change-id="ct1201842288"/><text:change-start text:change-id="ct1214811872"/> die<text:change-end text:change-id="ct1214811872"/><text:change-start text:change-id="ct1237674432"/> <text:span text:style-name="T20">Strg + Auf-/Ab-</text:span>Taste, um einen Absatz zu bewegen.<text:change-end text:change-id="ct1237674432"/></text:p>
          </table:table-cell>
        </table:table-row>
        <table:table-row>
          <table:table-cell table:style-name="Table2.A3" office:value-type="string">
            <text:p text:style-name="P10"><text:change-start text:change-id="ct1198525512"/>Änderung im Kontextmenü in schreibgeschützten Dokumenten<text:change-end text:change-id="ct1198525512"/></text:p>
          </table:table-cell>
          <table:table-cell table:style-name="Table2.A3" office:value-type="string">
            <text:p text:style-name="P10"><text:change-start text:change-id="ct1218416720"/>Writer<text:change-end text:change-id="ct1218416720"/></text:p>
          </table:table-cell>
          <table:table-cell table:style-name="Table2.A3" office:value-type="string">
            <text:p text:style-name="P10"><text:change-start text:change-id="ct1198517344"/>Das Kontextmenü in 'schreibgeschützten' Dokumenten in Writer und Writer/Web hat jetzt einen 'Kopieren'-Eintrag, um <text:change-end text:change-id="ct1198517344"/><text:change-start text:change-id="ct1218401064"/>einen <text:change-end text:change-id="ct1218401064"/><text:change-start text:change-id="ct1239124544"/>ausgewählten Inhalt in die Zwischenablage zu kopieren.<text:change-end text:change-id="ct1239124544"/></text:p>
          </table:table-cell>
          <table:table-cell table:style-name="Table2.D3" office:value-type="string">
            <text:p text:style-name="P10"><text:change-start text:change-id="ct1214810280"/>Wählen Sie den Teil des Textes, der kopiert werden soll, <text:change-end text:change-id="ct1214810280"/><text:change text:change-id="ct1214810056"/><text:change-start text:change-id="ct1225844312"/>klicken Sie auf den ausgewählten Text <text:change-end text:change-id="ct1225844312"/><text:change-start text:change-id="ct1214810168"/>mit rechter Maustaste<text:change-end text:change-id="ct1214810168"/><text:change-start text:change-id="ct1218579464"/>,<text:change-end text:change-id="ct1218579464"/><text:change-start text:change-id="ct1214810848"/> <text:change-end text:change-id="ct1214810848"/><text:change-start text:change-id="ct1238853288"/>und wählen Sie 'kopieren' im Kontextmenü.<text:change-end text:change-id="ct1238853288"/></text:p>
          </table:table-cell>
        </table:table-row>
        <table:table-row>
          <table:table-cell table:style-name="Table2.A19" office:value-type="string">
            <text:p text:style-name="P10"><text:change-start text:change-id="ct1198513632"/>Eigenschaft 'Manueller Zeilenumbruch' geändert<text:change-end text:change-id="ct1198513632"/></text:p>
          </table:table-cell>
          <table:table-cell table:style-name="Table2.A19" office:value-type="string">
            <text:p text:style-name="P10"><text:change-start text:change-id="ct1238853760"/>Formulare<text:change-end text:change-id="ct1238853760"/></text:p>
          </table:table-cell>
          <table:table-cell table:style-name="Table2.A19" office:value-type="string">
            <text:p text:style-name="P10"><text:change-start text:change-id="ct1239128504"/>Für <text:change-end text:change-id="ct1239128504"/><text:change-start text:change-id="ct1214628912"/>eine <text:change-end text:change-id="ct1214628912"/><text:change-start text:change-id="ct1238853168"/>Texteingabe in de<text:change-end text:change-id="ct1238853168"/><text:change text:change-id="ct1214629144"/><text:change-start text:change-id="ct1214628736"/>n<text:change-end text:change-id="ct1214628736"/><text:change-start text:change-id="ct1202000416"/> Form<text:change-end text:change-id="ct1202000416"/><text:change text:change-id="ct1218577736"/><text:change-start text:change-id="ct1200580008"/>ulars<text:change-end text:change-id="ct1200580008"/><text:change text:change-id="ct1199484528"/><text:change-start text:change-id="ct1225877520"/>t<text:change-end text:change-id="ct1225877520"/><text:change-start text:change-id="ct1238620856"/>eue<text:change-end text:change-id="ct1238620856"/><text:change-start text:change-id="ct1145709688"/>r<text:change-end text:change-id="ct1145709688"/><text:change text:change-id="ct1184516096"/><text:change-start text:change-id="ct1200580280"/>e<text:change-end text:change-id="ct1200580280"/><text:change-start text:change-id="ct1238619736"/>l<text:change-end text:change-id="ct1238619736"/><text:change text:change-id="ct1200580528"/><text:change-start text:change-id="ct1201789000"/>e<text:change-end text:change-id="ct1201789000"/><text:change-start text:change-id="ct1198755376"/>menten<text:change-end text:change-id="ct1198755376"/><text:change-start text:change-id="ct1200476720"/> wurde die Eigenschaft 'Manueller Zeilenumbruch' vom Eigenschaftenbrowser entfernt. Stattdessen wird die Funktion<text:change-end text:change-id="ct1200476720"/><text:change text:change-id="ct1238843400"/><text:change-start text:change-id="ct1200475960"/> jetzt durch die 'Horizontale Bildlaufleiste'-Eigenschaft kontrolliert.<text:change-end text:change-id="ct1200475960"/></text:p>
          </table:table-cell>
          <table:table-cell table:style-name="Table2.D19" office:value-type="string">
            <text:p text:style-name="P10"/>
          </table:table-cell>
        </table:table-row>
        <table:table-row>
          <table:table-cell table:style-name="Table2.A19" office:value-type="string">
            <text:p text:style-name="P10"><text:change-start text:change-id="ct1200475832"/>Eigenschaft 'Maßstab' hinzugefügt<text:change-end text:change-id="ct1200475832"/></text:p>
          </table:table-cell>
          <table:table-cell table:style-name="Table2.A19" office:value-type="string">
            <text:p text:style-name="P10"><text:change-start text:change-id="ct1238848248"/>Formulare<text:change-end text:change-id="ct1238848248"/></text:p>
          </table:table-cell>
          <table:table-cell table:style-name="Table2.A19" office:value-type="string">
            <text:p text:style-name="P10"><text:change-start text:change-id="ct1214811640"/>Die Eigenschaft 'Maßstab', welche vorher nur für die Bildkontrollen im Basic-Dialogeditor verfügbar war<text:change-end text:change-id="ct1214811640"/><text:change text:change-id="ct1198834464"/><text:change-start text:change-id="ct1218347920"/>, ist jetzt auch für Bildkontrollen und Bildknöpfe in Formularen verfügbar.<text:change-end text:change-id="ct1218347920"/></text:p>
          </table:table-cell>
          <table:table-cell table:style-name="Table2.D19" office:value-type="string">
            <text:p text:style-name="P10"><text:change-start text:change-id="ct1218446496"/>Die Semantik ist die selbe: Wenn es auf '<text:span text:style-name="T25">Ja</text:span>' (de<text:change-end text:change-id="ct1218446496"/><text:change-start text:change-id="ct1218348384"/>r<text:change-end text:change-id="ct1218348384"/><text:change text:change-id="ct1215425768"/><text:change-start text:change-id="ct1201875232"/> Standard) gesetzt ist, wird das Bild so skaliert, das es in die gesamte Kontrolle passt, wenn es auf '<text:span text:style-name="T26">Nein</text:span>' gesetzt ist, wird es in der Kontrolle zentriert. Es wird keine Dateiformatänderungen oder Kompatibilitätsprobleme geben<text:change-end text:change-id="ct1201875232"/><text:change-start text:change-id="ct1241076080"/>. E<text:change-end text:change-id="ct1241076080"/><text:change text:change-id="ct1145709920"/><text:change-start text:change-id="ct1230580984"/>s wird sogar funktionieren, wenn Sie solche Kontrollen ins StarOffice 5.2-Format exportieren und sie in SO 5.x öffnen<text:change-end text:change-id="ct1230580984"/><text:change text:change-id="ct1227024352"/><text:change-start text:change-id="ct1230581096"/>, da die Eigenschaft <text:change-end text:change-id="ct1230581096"/><text:change-start text:change-id="ct1230580232"/>zwar <text:change-end text:change-id="ct1230580232"/><text:change-start text:change-id="ct1199101560"/>immer vorhanden war, aber <text:change-end text:change-id="ct1199101560"/><text:change text:change-id="ct1198835048"/><text:change-start text:change-id="ct1230580080"/>von der vorherigen <text:change-end text:change-id="ct1230580080"/><text:change text:change-id="ct1230580400"/><text:change-start text:change-id="ct1238995256"/>Nutzeroberfläche<text:change-end text:change-id="ct1238995256"/><text:change-start text:change-id="ct1227023624"/> <text:change-end text:change-id="ct1227023624"/><text:change-start text:change-id="ct1199102144"/>n<text:change-end text:change-id="ct1199102144"/><text:change-start text:change-id="ct1199102376"/>icht <text:change-end text:change-id="ct1199102376"/><text:change-start text:change-id="ct1142944688"/>angeboten wurde.<text:change-end text:change-id="ct1142944688"/></text:p>
          </table:table-cell>
        </table:table-row>
        <table:table-row>
          <table:table-cell table:style-name="Table2.A19" office:value-type="string">
            <text:p text:style-name="P10"><text:change-start text:change-id="ct1238782424"/>Bildlaufleiste in de<text:change-end text:change-id="ct1238782424"/><text:change text:change-id="ct1201875000"/><text:change-start text:change-id="ct1238782720"/>n<text:change-end text:change-id="ct1238782720"/><text:change-start text:change-id="ct1199101440"/> <text:change-end text:change-id="ct1199101440"/><text:change text:change-id="ct1226959016"/><text:change-start text:change-id="ct1218416912"/><text:span text:style-name="T17">Formularsteuerelemente</text:span><text:change-end text:change-id="ct1218416912"/><text:change-start text:change-id="ct1214629376"/><text:span text:style-name="T17">n</text:span><text:change-end text:change-id="ct1214629376"/><text:change-start text:change-id="ct1226958904"/> eingebettet </text:p>
            <text:p text:style-name="P13"><text:a xlink:type="simple" xlink:href="http://dba.openoffice.org/specifications/forms/scrollbar_form_control.sxw"><text:span text:style-name="T14">Querverweis zur Beschreibung</text:span></text:a><text:change-end text:change-id="ct1226958904"/></text:p>
          </table:table-cell>
          <table:table-cell table:style-name="Table2.A19" office:value-type="string">
            <text:p text:style-name="P10"><text:change-start text:change-id="ct1226959496"/>Formulare<text:change-end text:change-id="ct1226959496"/></text:p>
          </table:table-cell>
          <table:table-cell table:style-name="Table2.A19" office:value-type="string">
            <text:p text:style-name="P10"><text:change-start text:change-id="ct1226959840"/>Die neue Bildlaufleiste der <text:change-end text:change-id="ct1226959840"/><text:change text:change-id="ct1200863176"/><text:change-start text:change-id="ct1214810392"/><text:span text:style-name="T17">Formularsteuerelemente</text:span><text:change-end text:change-id="ct1214810392"/><text:change-start text:change-id="ct1184331984"/> kann in alle OpenOffice.org-Dokumente eingebettet werden, welche eine Formularebene unterstützen.<text:change-end text:change-id="ct1184331984"/></text:p>
          </table:table-cell>
          <table:table-cell table:style-name="Table2.D19" office:value-type="string">
            <text:p text:style-name="P10"><text:change-start text:change-id="ct1218579632"/>Es gibt ein Zeichen in der 'Formularfunktionen'-<text:change-end text:change-id="ct1218579632"/><text:change text:change-id="ct1218579736"/><text:change-start text:change-id="ct1199483720"/><text:span text:style-name="T17">Symbolleiste</text:span><text:change-end text:change-id="ct1199483720"/><text:change-start text:change-id="ct1199101824"/>, das die Bildlaufleistenkontrolle kennzeichnet. Das Zeichen ist links vom 'Knopf'-Zeichen positioniert.</text:p>
            <text:p text:style-name="P12">Im Formularnavigator sind die Bildlaufleistenkontrollen mit dem folgenden Zeichen angedeutet: <text:change-end text:change-id="ct1199101824"/><draw:frame draw:style-name="fr3" draw:name="Grafik23" text:anchor-type="as-char" svg:width="0.45cm" svg:height="0.45cm" draw:z-index="20"><draw:image xlink:href="../featureguide_dateien/form_vertical.gif" xlink:type="simple" xlink:show="embed" xlink:actuate="onLoad"/><svg:desc>form navigator vertical scrollbar</svg:desc></draw:frame></text:p>
          </table:table-cell>
        </table:table-row>
        <table:table-row>
          <table:table-cell table:style-name="Table2.A19" office:value-type="string">
            <text:p text:style-name="P10"><text:change-start text:change-id="ct1241076896"/>Drehknopf der <text:change-end text:change-id="ct1241076896"/><text:change text:change-id="ct1218400880"/><text:change-start text:change-id="ct1218539280"/><text:span text:style-name="T17">Formularsteuerelemente</text:span><text:change-end text:change-id="ct1218539280"/><text:change-start text:change-id="ct1238035776"/> eingebettet</text:p>
            <text:p text:style-name="P13"><text:a xlink:type="simple" xlink:href="http://dba.openoffice.org/specifications/forms/spinbutton_form_control.sxw"><text:span text:style-name="T14">Querverweis zur Beschreibung</text:span></text:a><text:change-end text:change-id="ct1238035776"/></text:p>
          </table:table-cell>
          <table:table-cell table:style-name="Table2.A19" office:value-type="string">
            <text:p text:style-name="P10"><text:change-start text:change-id="ct1198795176"/>Formulare<text:change-end text:change-id="ct1198795176"/></text:p>
          </table:table-cell>
          <table:table-cell table:style-name="Table2.A19" office:value-type="string">
            <text:p text:style-name="P10"><text:change-start text:change-id="ct1239968368"/>Der neue Drehknopf der <text:change-end text:change-id="ct1239968368"/><text:change text:change-id="ct1239968600"/><text:change-start text:change-id="ct1200880008"/><text:span text:style-name="T17">Formularsteuerelemente</text:span><text:change-end text:change-id="ct1200880008"/><text:change-start text:change-id="ct1198525840"/> kann in alle OpenOffice.org-Dokumente eingebettet werden, welche eine Formularebene unterstützen.<text:change-end text:change-id="ct1198525840"/></text:p>
          </table:table-cell>
          <table:table-cell table:style-name="Table2.D19" office:value-type="string">
            <text:p text:style-name="P10"><text:change-start text:change-id="ct1239363288"/>Ein Zeichen<text:change-end text:change-id="ct1239363288"/><text:change-start text:change-id="ct1218600712"/> <text:change-end text:change-id="ct1218600712"/><draw:frame draw:style-name="fr3" draw:name="Grafik24" text:anchor-type="as-char" svg:width="0.423cm" svg:height="0.423cm" draw:z-index="21"><draw:image xlink:href="../featureguide_dateien/form_spin.png" xlink:type="simple" xlink:show="embed" xlink:actuate="onLoad"/><svg:desc>form button spin control icon</svg:desc></draw:frame><text:change-start text:change-id="ct1225857768"/>,<text:change-end text:change-id="ct1225857768"/><text:change-start text:change-id="ct1227084288"/> welches benutzt werden kann, um einen Drehknopf zu erzeugen, ist in der <text:change-end text:change-id="ct1227084288"/><text:change-start text:change-id="ct1227084520"/>'Formularfunktionen'<text:change-end text:change-id="ct1227084520"/><text:change text:change-id="ct1201842504"/><text:change-start text:change-id="ct1238853456"/>-<text:change-end text:change-id="ct1238853456"/><text:change text:change-id="ct1225854352"/><text:change-start text:change-id="ct1201804696"/><text:span text:style-name="T17">Symbolleiste</text:span><text:change-end text:change-id="ct1201804696"/><text:change-start text:change-id="ct1238995448"/> platziert, in der ersten Reihe, links vom 'Knopf'-Zeichen.<text:change-end text:change-id="ct1238995448"/></text:p>
          </table:table-cell>
        </table:table-row>
        <table:table-row>
          <table:table-cell table:style-name="Table2.A19" office:value-type="string">
            <text:p text:style-name="P10"><text:change-start text:change-id="ct1218600944"/>Eigenschaftenbrowser-Erweiterungen</text:p>
            <text:p text:style-name="P13"><text:a xlink:type="simple" xlink:href="http://dba.openoffice.org/specifications/forms/prop_browser_enhancements.sxw"><text:span text:style-name="T14">Querverweis zur Beschreibung</text:span></text:a><text:change-end text:change-id="ct1218600944"/></text:p>
          </table:table-cell>
          <table:table-cell table:style-name="Table2.A19" office:value-type="string">
            <text:p text:style-name="P10"><text:change-start text:change-id="ct1241077312"/>Formulare<text:change-end text:change-id="ct1241077312"/></text:p>
          </table:table-cell>
          <table:table-cell table:style-name="Table2.A19" office:value-type="string">
            <text:p text:style-name="P10"><text:change-start text:change-id="ct1226959184"/>Der Eigenschaftenbrowser für die Änderungen verschiedener Aspekte der Formulare und Dialogkontrollen <text:change-end text:change-id="ct1226959184"/><text:change text:change-id="ct1200476560"/><text:change-start text:change-id="ct1227084952"/>sowie<text:change-end text:change-id="ct1227084952"/><text:change-start text:change-id="ct1218347496"/> der logischen Formulare ist jetzt einfacher zu benutzen. Zum Beispiel wird die <text:change-end text:change-id="ct1218347496"/><text:change-start text:change-id="ct1237675424"/><text:span text:style-name="T47">Horizontale Bildlaufleiste</text:span><text:change-end text:change-id="ct1237675424"/><text:change-start text:change-id="ct1225854456"/> und die <text:change-end text:change-id="ct1225854456"/><text:change-start text:change-id="ct1225854560"/><text:span text:style-name="T47">Vertikale Bildlaufleiste</text:span><text:change-end text:change-id="ct1225854560"/><text:change-start text:change-id="ct1200602064"/> in eine <text:change-end text:change-id="ct1200602064"/><text:change-start text:change-id="ct1225861024"/><text:span text:style-name="T46">Bi</text:span><text:span text:style-name="T47">ldlaufleisten</text:span><text:span text:style-name="T46">eigenschaft</text:span><text:change-end text:change-id="ct1225861024"/><text:change-start text:change-id="ct1225848272"/> verschmelzen, welche ein Listenfeld ist, das alle 4 Kombinationen beinhaltet, nämlich <text:span text:style-name="T27">Keine</text:span>, <text:span text:style-name="T27">Horizontale</text:span>, <text:span text:style-name="T27">Vertikale</text:span>, <text:span text:style-name="T27">Beide</text:span> (Angewendet auf: <text:span text:style-name="T27">Textfeld</text:span>).<text:change-end text:change-id="ct1225848272"/></text:p>
          </table:table-cell>
          <table:table-cell table:style-name="Table2.D19" office:value-type="string">
            <text:p text:style-name="P10"/>
          </table:table-cell>
        </table:table-row>
        <table:table-row>
          <table:table-cell table:style-name="Table2.A19" office:value-type="string">
            <text:p text:style-name="P10"><text:change-start text:change-id="ct1200601832"/>Eigenschaften der Navigationsleiste der <text:change-end text:change-id="ct1200601832"/><text:change text:change-id="ct1198521872"/><text:change-start text:change-id="ct1238995552"/><text:span text:style-name="T17">Formularsteuerelemente</text:span><text:change-end text:change-id="ct1238995552"/><text:change-start text:change-id="ct1237674664"/> verbessert</text:p>
            <text:p text:style-name="P13"><text:a xlink:type="simple" xlink:href="http://dba.openoffice.org/specifications/forms/navigation_bar.sxw"><text:span text:style-name="T14">Querverweis zur Beschreibung</text:span></text:a><text:change-end text:change-id="ct1237674664"/></text:p>
          </table:table-cell>
          <table:table-cell table:style-name="Table2.A19" office:value-type="string">
            <text:p text:style-name="P10"><text:change-start text:change-id="ct1225848536"/>Formulare<text:change-end text:change-id="ct1225848536"/></text:p>
          </table:table-cell>
          <table:table-cell table:style-name="Table2.A19" office:value-type="string">
            <text:p text:style-name="P10"><text:change-start text:change-id="ct1198521976"/>Die Art, wie Eigenschaften der Navigationsleiste der <text:change-end text:change-id="ct1198521976"/><text:change text:change-id="ct1238044536"/><text:change-start text:change-id="ct1225859832"/><text:span text:style-name="T17">Formularsteuerelemente</text:span><text:change-end text:change-id="ct1225859832"/><text:change-start text:change-id="ct1225861424"/> im Eigenschaftenbrowser angezeigt werden, wurde verbessert.<text:change-end text:change-id="ct1225861424"/><text:change-start text:change-id="ct1200472120"/> Auß<text:span text:style-name="T1">erdem</text:span><text:change-end text:change-id="ct1200472120"/><text:change text:change-id="ct1200471976"/><text:change text:change-id="ct1200471744"/><text:change-start text:change-id="ct1225851648"/><text:span text:style-name="T17"> </text:span><text:change-end text:change-id="ct1225851648"/><text:change-start text:change-id="ct1225851496"/>wurde <text:change-end text:change-id="ct1225851496"/><text:change-start text:change-id="ct1217420376"/>ein neues Zeichen<text:change-end text:change-id="ct1217420376"/><text:change text:change-id="ct1225860496"/><text:change-start text:change-id="ct1200768728"/> der <text:change-end text:change-id="ct1200768728"/><text:change-start text:change-id="ct1217420488"/>'Formularfunktionen'<text:change-end text:change-id="ct1217420488"/><text:change text:change-id="ct1200767856"/><text:change-start text:change-id="ct1217419664"/>-<text:change-end text:change-id="ct1217419664"/><text:change text:change-id="ct1227012064"/><text:change-start text:change-id="ct1227011784"/><text:span text:style-name="T17">Symbolleiste</text:span><text:change-end text:change-id="ct1227011784"/><text:change-start text:change-id="ct1201220352"/> hinzugefügt. Es kann benutzt werden, um die Navigationsleiste der <text:change-end text:change-id="ct1201220352"/><text:change text:change-id="ct1227011888"/><text:change-start text:change-id="ct1227012672"/><text:span text:style-name="T17">Formularsteuerelemente</text:span><text:change-end text:change-id="ct1227012672"/><text:change text:change-id="ct1142954256"/><text:change-start text:change-id="ct1227012296"/> in einer OpenOffice.org-Applikation zu erzeugen, die eine Formularebene unterstützt.<text:change-end text:change-id="ct1227012296"/></text:p>
          </table:table-cell>
          <table:table-cell table:style-name="Table2.D19" office:value-type="string">
            <text:p text:style-name="P10"><text:change-start text:change-id="ct1225861296"/>Das 'Navigationsleiste'-Zeichen ist rechts von der oberen Reihe der <text:change-end text:change-id="ct1225861296"/><text:change text:change-id="ct1232901712"/><text:change text:change-id="ct1218413864"/><text:change-start text:change-id="ct1200768144"/><text:span text:style-name="T17">Symbolleiste</text:span><text:change-end text:change-id="ct1200768144"/><text:change-start text:change-id="ct1225878928"/>.<text:change-end text:change-id="ct1225878928"/><draw:frame draw:style-name="fr3" draw:name="Grafik25" text:anchor-type="as-char" svg:width="0.423cm" svg:height="0.423cm" draw:z-index="22"><draw:image xlink:href="../featureguide_dateien/form_nav.gif" xlink:type="simple" xlink:show="embed" xlink:actuate="onLoad"/><svg:desc>navigation bar icon</svg:desc></draw:frame></text:p>
          </table:table-cell>
        </table:table-row>
        <table:table-row>
          <table:table-cell table:style-name="Table2.A25" office:value-type="string">
            <text:p text:style-name="P10"><text:change-start text:change-id="ct1200471512"/>Tastatur wählt alle Blätter aus / ab-Fähigkeit<text:change-end text:change-id="ct1200471512"/></text:p>
          </table:table-cell>
          <table:table-cell table:style-name="Table2.A25" office:value-type="string">
            <text:p text:style-name="P10"><text:change-start text:change-id="ct1225851328"/>Calc<text:change-end text:change-id="ct1225851328"/></text:p>
          </table:table-cell>
          <table:table-cell table:style-name="Table2.A25" office:value-type="string">
            <text:p text:style-name="P10"><text:change text:change-id="ct1200858464"/><text:change text:change-id="ct1238621672"/><text:change text:change-id="ct1225878640"/><text:change-start text:change-id="ct1241077600"/><text:span text:style-name="T17">Es ist jetzt möglich, meh</text:span><text:change-end text:change-id="ct1241077600"/><text:change-start text:change-id="ct1218447376"/><text:span text:style-name="T17">rere Blätter einer Tabelle mit Hilfe der Tastatur zur Bearbeitung auszuwählen bzw. die Auswahl mit Hilfe der Tastatur zu entfernen</text:span><text:change-end text:change-id="ct1218447376"/><text:change-start text:change-id="ct1200859288"/><text:span text:style-name="T17">.</text:span><text:change-end text:change-id="ct1200859288"/><text:change text:change-id="ct1201640504"/></text:p>
          </table:table-cell>
          <table:table-cell table:style-name="Table2.D25" office:value-type="string">
            <text:p text:style-name="P10"><text:change-start text:change-id="ct1201640376"/>Um <text:change-end text:change-id="ct1201640376"/><text:change text:change-id="ct1241077704"/><text:change-start text:change-id="ct1227123312"/><text:span text:style-name="T17">mehrere</text:span><text:change-end text:change-id="ct1227123312"/><text:change-start text:change-id="ct1200859048"/> Blätter mittels Tastatur auszuwählen, benutzen Sie die Kürzel STRG+SHIFT+BILD(AUF/AB). Die selben Kürzel <text:change-end text:change-id="ct1200859048"/><text:change text:change-id="ct1202060072"/><text:change-start text:change-id="ct1225851752"/>h<text:change-end text:change-id="ct1225851752"/><text:change-start text:change-id="ct1225878264"/>e<text:change-end text:change-id="ct1225878264"/><text:change text:change-id="ct1201990160"/><text:change-start text:change-id="ct1227123704"/>b<text:change-end text:change-id="ct1227123704"/><text:change-start text:change-id="ct1201999520"/>en <text:change-end text:change-id="ct1201999520"/><text:change text:change-id="ct1227124056"/><text:change-start text:change-id="ct1227123536"/>die Aus<text:change-end text:change-id="ct1227123536"/><text:change-start text:change-id="ct1238138176"/>w<text:change-end text:change-id="ct1238138176"/><text:change text:change-id="ct1238976640"/><text:change-start text:change-id="ct1238138408"/>a<text:change-end text:change-id="ct1238138408"/><text:change-start text:change-id="ct1238138576"/>h<text:change-end text:change-id="ct1238138576"/><text:change text:change-id="ct1225860760"/><text:change-start text:change-id="ct1201989808"/>l<text:change-end text:change-id="ct1201989808"/><text:change text:change-id="ct1216594280"/><text:change-start text:change-id="ct1198923288"/> <text:change-end text:change-id="ct1198923288"/><text:change-start text:change-id="ct1198923872"/>d<text:change-end text:change-id="ct1198923872"/><text:change text:change-id="ct1201989912"/><text:change-start text:change-id="ct1216594560"/>e<text:change-end text:change-id="ct1216594560"/><text:change-start text:change-id="ct1216595088"/>r<text:change-end text:change-id="ct1216595088"/><text:change-start text:change-id="ct1200859456"/> <text:change-end text:change-id="ct1200859456"/><text:change text:change-id="ct1184377624"/><text:change-start text:change-id="ct1184377856"/>Bl<text:change-end text:change-id="ct1184377856"/><text:change-start text:change-id="ct1184378256"/>ä<text:change-end text:change-id="ct1184378256"/><text:change text:change-id="ct1179529992"/><text:change-start text:change-id="ct1184378088"/>t<text:change-end text:change-id="ct1184378088"/><text:change-start text:change-id="ct1179530696"/>ter<text:change-end text:change-id="ct1179530696"/><text:change-start text:change-id="ct1179530928"/> <text:change-end text:change-id="ct1179530928"/><text:change text:change-id="ct1218533648"/><text:change-start text:change-id="ct1218532888"/>w<text:change-end text:change-id="ct1218532888"/><text:change-start text:change-id="ct1198923456"/>i<text:change-end text:change-id="ct1198923456"/><text:change text:change-id="ct1218533352"/><text:change-start text:change-id="ct1201643424"/>e<text:change-end text:change-id="ct1201643424"/><text:change-start text:change-id="ct1201643528"/>d<text:change-end text:change-id="ct1201643528"/><text:change-start text:change-id="ct1227066256"/>er auf<text:change-end text:change-id="ct1227066256"/><text:change-start text:change-id="ct1142811712"/>.<text:change-end text:change-id="ct1142811712"/></text:p>
          </table:table-cell>
        </table:table-row>
        <table:table-row>
          <table:table-cell table:style-name="Table2.A25" office:value-type="string">
            <text:p text:style-name="P10"><text:change-start text:change-id="ct1201632096"/>Schutz eines Szenarios hinzugefügt</text:p>
            <text:p text:style-name="P13"><text:a xlink:type="simple" xlink:href="http://specs.openoffice.org/calc/compatibility/ScenarioProtection.sxw"><text:span text:style-name="T14">Querverweis zur Beschreibung</text:span></text:a><text:change-end text:change-id="ct1201632096"/></text:p>
          </table:table-cell>
          <table:table-cell table:style-name="Table2.A25" office:value-type="string">
            <text:p text:style-name="P10"><text:change-start text:change-id="ct1225878472"/>Calc<text:change-end text:change-id="ct1225878472"/></text:p>
          </table:table-cell>
          <table:table-cell table:style-name="Table2.A25" office:value-type="string">
            <text:p text:style-name="P10"><text:change-start text:change-id="ct1201632592"/>Jetzt können Sie Szenari<text:change-end text:change-id="ct1201632592"/><text:change-start text:change-id="ct1142811064"/>en<text:change-end text:change-id="ct1142811064"/><text:change text:change-id="ct1201648456"/><text:change-start text:change-id="ct1198540344"/> schützen. Szenari<text:change-end text:change-id="ct1198540344"/><text:change-start text:change-id="ct1227066112"/>en<text:change-end text:change-id="ct1227066112"/><text:change text:change-id="ct1200873760"/><text:change-start text:change-id="ct1225860864"/> erlauben es Ihnen, ein Satz gruppierter Daten zu erzeugen, welche sich abhängig vom gewählten Element oder Szenario eines Ausklappmenüs ändern können.<text:change-end text:change-id="ct1225860864"/></text:p>
          </table:table-cell>
          <table:table-cell table:style-name="Table2.D25" office:value-type="string">
            <text:p text:style-name="P10"/>
          </table:table-cell>
        </table:table-row>
        <table:table-row>
          <table:table-cell table:style-name="Table2.A25" office:value-type="string">
            <text:p text:style-name="P10"><text:change-start text:change-id="ct1200873872"/>Erweiterter Kopf-/Fußzeilendialog</text:p>
            <text:p text:style-name="P13"><text:a xlink:type="simple" xlink:href="http://specs.openoffice.org/calc/compatibility/headerfooter.sxw"><text:span text:style-name="T14">Querverweis zur Beschreibung</text:span></text:a><text:change-end text:change-id="ct1200873872"/></text:p>
          </table:table-cell>
          <table:table-cell table:style-name="Table2.A25" office:value-type="string">
            <text:p text:style-name="P10"><text:change-start text:change-id="ct1200493384"/>Calc<text:change-end text:change-id="ct1200493384"/></text:p>
          </table:table-cell>
          <table:table-cell table:style-name="Table2.A25" office:value-type="string">
            <text:p text:style-name="P10"><text:change-start text:change-id="ct1198923976"/>Wählen Sie aus eine<text:change-end text:change-id="ct1198923976"/><text:change text:change-id="ct1200874232"/><text:change-start text:change-id="ct1237674536"/>r Anzahl <text:change-end text:change-id="ct1237674536"/><text:change-start text:change-id="ct1238044704"/>vordefinierte<text:change-end text:change-id="ct1238044704"/><text:change text:change-id="ct1227106344"/><text:change-start text:change-id="ct1218447248"/>r<text:change-end text:change-id="ct1218447248"/><text:change text:change-id="ct1227106848"/><text:change text:change-id="ct1201643288"/><text:change-start text:change-id="ct1227107072"/> <text:change-end text:change-id="ct1227107072"/><text:change-start text:change-id="ct1202061336"/>Kopf- und Fußzeilen. Diese Funktion steigert auch die Kompatibilität mit Microsoft<text:change-end text:change-id="ct1202061336"/><text:change text:change-id="ct1214819184"/><text:change-start text:change-id="ct1239273224"/><text:span text:style-name="T17">®</text:span><text:change-end text:change-id="ct1239273224"/><text:change-start text:change-id="ct1227066488"/>-Excel‘s Kopf- und Fußzeilenhandlhabung.<text:change-end text:change-id="ct1227066488"/></text:p>
          </table:table-cell>
          <table:table-cell table:style-name="Table2.D25" office:value-type="string">
            <text:p text:style-name="P10"><text:change-start text:change-id="ct1200874600"/>Um eine Kopf- oder Fußzeile zu erzeugen, wählen Sie <text:span text:style-name="T2">OK</text:span> in dem Bearbeiten-Fenster und dann <text:span text:style-name="T2">OK</text:span> im Kopf-/Fußzeilenfenster.<text:change-end text:change-id="ct1200874600"/></text:p>
          </table:table-cell>
        </table:table-row>
        <table:table-row>
          <table:table-cell table:style-name="Table2.A25" office:value-type="string">
            <text:p text:style-name="P10"><text:change-start text:change-id="ct1201636184"/>Seitenfelder im Datenpilot erweitert</text:p>
            <text:p text:style-name="P13"><text:a xlink:type="simple" xlink:href="http://specs.openoffice.org/calc/compatibility/pagefields.sxw"><text:span text:style-name="T14">Querverweis zur Beschreibung</text:span></text:a><text:change-end text:change-id="ct1201636184"/></text:p>
          </table:table-cell>
          <table:table-cell table:style-name="Table2.A25" office:value-type="string">
            <text:p text:style-name="P10"><text:change-start text:change-id="ct1227066952"/>Calc<text:change-end text:change-id="ct1227066952"/></text:p>
          </table:table-cell>
          <table:table-cell table:style-name="Table2.A25" office:value-type="string">
            <text:p text:style-name="P10"><text:change-start text:change-id="ct1201636288"/>Ein Feld, das als ein Seitenfeld in einer Datenpilot-Tabelle benutzt wird, kann auch als ein Datenelement in der selben Tabelle benutzt werden.<text:change-end text:change-id="ct1201636288"/></text:p>
          </table:table-cell>
          <table:table-cell table:style-name="Table2.D25" office:value-type="string">
            <text:p text:style-name="P10"><text:change-start text:change-id="ct1201644872"/>Der Abschnitt im Datenpilotdialog 'Anordnung' hat <text:change-end text:change-id="ct1201644872"/><text:change-start text:change-id="ct1214818168"/>den<text:change-end text:change-id="ct1214818168"/><text:change text:change-id="ct1201571344"/><text:change-start text:change-id="ct1201887792"/> neuen Orien<text:change-end text:change-id="ct1201887792"/><text:change text:change-id="ct1201887352"/><text:change-start text:change-id="ct1201644976"/>tierungsbereich 'Seite' - zusätzlich zu den existierenden<text:change-end text:change-id="ct1201644976"/><text:change-start text:change-id="ct1201639480"/> <text:change-end text:change-id="ct1201639480"/><text:change-start text:change-id="ct1201887560"/>Bereichen für:<text:change-end text:change-id="ct1201887560"/><text:change text:change-id="ct1227106512"/><text:change-start text:change-id="ct1237323256"/> 'Spalte'<text:change-end text:change-id="ct1237323256"/><text:change text:change-id="ct1200494352"/><text:change-start text:change-id="ct1225862992"/>, 'Reihe'<text:change-end text:change-id="ct1225862992"/><text:change text:change-id="ct1201571448"/><text:change-start text:change-id="ct1225862888"/> und 'Daten'<text:change-end text:change-id="ct1225862888"/><text:change text:change-id="ct1225863096"/><text:change-start text:change-id="ct1239296808"/>.<text:change-end text:change-id="ct1239296808"/><text:change text:change-id="ct1237322824"/></text:p>
          </table:table-cell>
        </table:table-row>
        <table:table-row>
          <table:table-cell table:style-name="Table2.A25" office:value-type="string">
            <text:p text:style-name="P10"><text:change-start text:change-id="ct1241079224"/>Zusätzliche Feldoptionen im Datenpilot</text:p>
            <text:p text:style-name="P13"><text:a xlink:type="simple" xlink:href="http://specs.openoffice.org/calc/compatibility/fieldoptions.sxw"><text:span text:style-name="T14">Querverweis zur Beschreibung</text:span></text:a><text:change-end text:change-id="ct1241079224"/></text:p>
          </table:table-cell>
          <table:table-cell table:style-name="Table2.A25" office:value-type="string">
            <text:p text:style-name="P10"><draw:frame draw:style-name="fr1" draw:name="Grafik3" text:anchor-type="paragraph" svg:width="0.917cm" svg:height="0.917cm" draw:z-index="3"><draw:image xlink:href="Pictures/100000000000001A0000001AD4837F11.png" xlink:type="simple" xlink:show="embed" xlink:actuate="onLoad"/></draw:frame><text:change-start text:change-id="ct1218585424"/>Calc<text:change-end text:change-id="ct1218585424"/></text:p>
          </table:table-cell>
          <table:table-cell table:style-name="Table2.A25" office:value-type="string">
            <text:p text:style-name="P10"><text:change-start text:change-id="ct1238818888"/>Um die Flexibilität und Kompatibilität mit Microsoft<text:change-end text:change-id="ct1238818888"/><text:change text:change-id="ct1238011224"/><text:change text:change-id="ct1218584272"/><text:change-start text:change-id="ct1218583064"/><text:span text:style-name="T17">®</text:span><text:change-end text:change-id="ct1218583064"/><text:change-start text:change-id="ct1238011392"/> Office zu steigern, wurde der Datenpilot erweitert, um mehr Einstellungen für jedes Feld zu erlauben.<text:change-end text:change-id="ct1238011392"/></text:p>
          </table:table-cell>
          <table:table-cell table:style-name="Table2.D25" office:value-type="string">
            <text:p text:style-name="P11"><text:change-start text:change-id="ct1218591584"/><text:span text:style-name="T44">Ein</text:span><text:span text:style-name="T13"> 'Mehr &gt;&gt;</text:span><text:span text:style-name="T3">'-Knopf wurde de</text:span><text:change-end text:change-id="ct1218591584"/><text:change-start text:change-id="ct1218592320"/><text:span text:style-name="T3">m</text:span><text:change-end text:change-id="ct1218592320"/><text:change text:change-id="ct1218592424"/><text:change-start text:change-id="ct1218595296"/><text:span text:style-name="T3"> Datenwert-Dialog hinzugefügt, um</text:span><text:change-end text:change-id="ct1218595296"/><text:change text:change-id="ct1218592920"/><text:change-start text:change-id="ct1218594600"/><text:span text:style-name="T3"> für die Auswahl</text:span><text:change-end text:change-id="ct1218594600"/><text:change text:change-id="ct1218593584"/><text:change-start text:change-id="ct1218593776"/><text:span text:style-name="T3"> in jedem Datenfeld</text:span><text:change-end text:change-id="ct1218593776"/><text:change text:change-id="ct1218594432"/><text:change-start text:change-id="ct1218593024"/><text:span text:style-name="T3"> eine Art der Anzeige aus einem Ausklappmenü</text:span><text:change-end text:change-id="ct1218593024"/><text:change-start text:change-id="ct1218595976"/><text:span text:style-name="T3"> zu erlauben</text:span><text:change-end text:change-id="ct1218595976"/><text:change-start text:change-id="ct1218596712"/><text:span text:style-name="T3">.</text:span><text:change-end text:change-id="ct1218596712"/></text:p>
          </table:table-cell>
        </table:table-row>
        <table:table-row>
          <table:table-cell table:style-name="Table2.A25" office:value-type="string">
            <text:p text:style-name="P10"><text:change-start text:change-id="ct1218592144"/>Zusätzliche Tabellenoptionen im Datenpilot</text:p>
            <text:p text:style-name="P13"><text:a xlink:type="simple" xlink:href="http://specs.openoffice.org/calc/compatibility/tableoptions.sxw"><text:span text:style-name="T14">Querverweis zur Beschreibung</text:span></text:a><text:change-end text:change-id="ct1218592144"/></text:p>
          </table:table-cell>
          <table:table-cell table:style-name="Table2.A25" office:value-type="string">
            <text:p text:style-name="P10"><text:change-start text:change-id="ct1201978192"/>Calc<text:change-end text:change-id="ct1201978192"/></text:p>
          </table:table-cell>
          <table:table-cell table:style-name="Table2.A25" office:value-type="string">
            <text:p text:style-name="P10"><text:change-start text:change-id="ct1201231280"/>Zwei neue Optionen für die Datenpilot-Tabellen kontrollieren die 'Filter'-Knopfzelle und die Interaktion zum Zeigen oder Verstecken von Details. Die 'Zeige Details'-Funktion ist in der Lage<text:change-end text:change-id="ct1201231280"/><text:change-start text:change-id="ct1239356760"/>,<text:change-end text:change-id="ct1239356760"/><text:change-start text:change-id="ct1224709512"/> Felder zu einer Datenpilot-Tabelle hinzuzufügen (manchmal als 'herunter drillen' bekannt).<text:change-end text:change-id="ct1224709512"/></text:p>
          </table:table-cell>
          <table:table-cell table:style-name="Table2.D25" office:value-type="string">
            <text:p text:style-name="P10"><text:change-start text:change-id="ct1224709680"/>Die zwei Markierfelder sind von dem <text:span text:style-name="T2">Mehr</text:span>-Abschnitt <text:change-end text:change-id="ct1224709680"/><text:change-start text:change-id="ct1238011624"/>aus <text:change-end text:change-id="ct1238011624"/><text:change-start text:change-id="ct1201230648"/>zugänglich.<text:change-end text:change-id="ct1201230648"/></text:p>
          </table:table-cell>
        </table:table-row>
        <table:table-row>
          <table:table-cell table:style-name="Table2.A25" office:value-type="string">
            <text:p text:style-name="P10"><text:change-start text:change-id="ct1216697560"/>Erweiterte Zahlenerkennung</text:p>
            <text:p text:style-name="P13"><text:a xlink:type="simple" xlink:href="http://specs.openoffice.org/calc/ease-of-use/enhance_number_recognition.sxw"><text:span text:style-name="T14">Querverweis zur Beschreibung</text:span></text:a><text:change-end text:change-id="ct1216697560"/></text:p>
          </table:table-cell>
          <table:table-cell table:style-name="Table2.A25" office:value-type="string">
            <text:p text:style-name="P10"><draw:frame draw:style-name="fr1" draw:name="Grafik4" text:anchor-type="paragraph" svg:width="0.917cm" svg:height="0.917cm" draw:z-index="4"><draw:image xlink:href="Pictures/100000000000001A0000001AD4837F11.png" xlink:type="simple" xlink:show="embed" xlink:actuate="onLoad"/></draw:frame><text:change-start text:change-id="ct1224709344"/>Calc<text:change-end text:change-id="ct1224709344"/></text:p>
          </table:table-cell>
          <table:table-cell table:style-name="Table2.A25" office:value-type="string">
            <text:p text:style-name="P10"><text:change-start text:change-id="ct1199123784"/>Es gibt eine neue Handhabung des neu Formatierens, wenn Zahlen in Zellen mit einem unterschiedlichen Zahlenformat eingegeben werden. Das Verhalten ist <text:change-end text:change-id="ct1199123784"/><text:change text:change-id="ct1237354600"/><text:change-start text:change-id="ct1225859704"/>für Calc-Benutzer als auch Benutzer, die von Excel oder anderen Tabellenkalkulationsapplikationen abwandern<text:change-end text:change-id="ct1225859704"/><text:change-start text:change-id="ct1201230888"/> verständlicher<text:change-end text:change-id="ct1201230888"/><text:change-start text:change-id="ct1199124248"/>.<text:change-end text:change-id="ct1199124248"/></text:p>
          </table:table-cell>
          <table:table-cell table:style-name="Table2.D25" office:value-type="string">
            <text:p text:style-name="P10"><text:change-start text:change-id="ct1202061056"/>Calc wird nur eine neue Formatart zu einer schon formatierten Zelle anwenden<text:change-end text:change-id="ct1202061056"/><text:change-start text:change-id="ct1201989200"/>,<text:change-end text:change-id="ct1201989200"/><text:change-start text:change-id="ct1239020984"/> wenn<text:change-end text:change-id="ct1239020984"/><text:change text:change-id="ct1218595400"/><text:change text:change-id="ct1201633408"/><text:change text:change-id="ct1238010552"/><text:change-start text:change-id="ct1218582288"/> die Formatart des erkannten Eingabewerts inkompatibel mit der existierenden Formatart ist *<text:span text:style-name="T2">u</text:span><text:span text:style-name="T20">nd</text:span>* die existierende Formatart eine der Standardformate der Kategorie 'Zahl', 'Datum', 'Zeit' oder '<text:change-end text:change-id="ct1218582288"/><text:change text:change-id="ct1218596816"/><text:change-start text:change-id="ct1238761696"/>Wa<text:change-end text:change-id="ct1238761696"/><text:change-start text:change-id="ct1218593128"/>h<text:change-end text:change-id="ct1218593128"/><text:change-start text:change-id="ct1239020184"/>rh<text:change-end text:change-id="ct1239020184"/><text:change-start text:change-id="ct1239302904"/>e<text:change-end text:change-id="ct1239302904"/><text:change-start text:change-id="ct1238761976"/>itswert<text:change-end text:change-id="ct1238761976"/><text:change-start text:change-id="ct1201978360"/>' ist.<text:change-end text:change-id="ct1201978360"/></text:p>
          </table:table-cell>
        </table:table-row>
        <table:table-row>
          <table:table-cell table:style-name="Table2.A25" office:value-type="string">
            <text:p text:style-name="P10"><text:change-start text:change-id="ct1238761808"/>Neuer Menüeintrag 'Blatt von Datei' im <text:span text:style-name="T2">Einfügen</text:span>-Menü<text:change-end text:change-id="ct1238761808"/></text:p>
          </table:table-cell>
          <table:table-cell table:style-name="Table2.A25" office:value-type="string">
            <text:p text:style-name="P10"><text:change-start text:change-id="ct1217419424"/>Calc<text:change-end text:change-id="ct1217419424"/></text:p>
          </table:table-cell>
          <table:table-cell table:style-name="Table2.A25" office:value-type="string">
            <text:p text:style-name="P10"><text:change-start text:change-id="ct1239020688"/>Sie können leicht ein<text:change-end text:change-id="ct1239020688"/><text:change-start text:change-id="ct1239303832"/>e<text:change-end text:change-id="ct1239303832"/><text:change-start text:change-id="ct1239303600"/> '<text:change-end text:change-id="ct1239303600"/><text:change text:change-id="ct1238762312"/><text:change-start text:change-id="ct1199124000"/>T<text:change-end text:change-id="ct1199124000"/><text:change-start text:change-id="ct1241084648"/>a<text:change-end text:change-id="ct1241084648"/><text:change text:change-id="ct1201613264"/><text:change-start text:change-id="ct1218591688"/>belle<text:change-end text:change-id="ct1218591688"/><text:change-start text:change-id="ct1218595136"/> von Datei' mittels dem <text:span text:style-name="T2">Einfügen</text:span>-Menü einfügen.<text:change-end text:change-id="ct1218595136"/><text:change-start text:change-id="ct1214810496"/></text:p>
            <text:p text:style-name="P10"><text:change-end text:change-id="ct1214810496"/><text:change-start text:change-id="ct1239260784"/><office:annotation><dc:creator>TH</dc:creator><dc:date>2005-04-11T00:00:00</dc:date><text:p>Weiß hier jemand, ob das nur in der englischen</text:p><text:p>Version von Relevanz ist? Ich sehe die Option</text:p><text:p>hier in 1.9.92 immer noch nicht und auch die</text:p><text:p>Hilfe scheint so was nicht zu kennen ... :(</text:p></office:annotation><text:change-end text:change-id="ct1239260784"/></text:p>
          </table:table-cell>
          <table:table-cell table:style-name="Table2.D25" office:value-type="string">
            <text:p text:style-name="P11"><text:change-start text:change-id="ct1241091376"/><text:span text:style-name="T3">Wählen Sie vom </text:span><text:span text:style-name="T21">Einfügen</text:span><text:span text:style-name="T3">-Menü 'Tabelle von Datei.' Der </text:span><text:span text:style-name="T48">Datei</text:span><text:span text:style-name="T3"> – </text:span><text:span text:style-name="T21">Öffne</text:span><text:span text:style-name="T48">n-</text:span><text:span text:style-name="T3">Dialog wird erscheinen. Wählen Sie eine Datei. Der </text:span><text:span text:style-name="T13">Einfügen</text:span><text:span text:style-name="T3"> – </text:span><text:span text:style-name="T21">Tabelle</text:span><text:span text:style-name="T44">-D</text:span><text:span text:style-name="T3">ialog wird mit dem vorausgewählten 'Aus Datei'-Optionsfeld erscheinen. Die Blätter der ausgewählten Datei werden schon im Listenfeld angezeigt. Ein Dialog wird sich öffnen, um den Benutzer d</text:span><text:change-end text:change-id="ct1241091376"/><text:change text:change-id="ct1241090936"/><text:change-start text:change-id="ct1241092064"/><text:span text:style-name="T3">ie Stelle</text:span><text:change-end text:change-id="ct1241092064"/><text:change-start text:change-id="ct1241093464"/><text:span text:style-name="T3"> auswählen zu lassen</text:span><text:change-end text:change-id="ct1241093464"/><text:change text:change-id="ct1241092456"/><text:change-start text:change-id="ct1241092752"/><text:span text:style-name="T3"> </text:span><text:change-end text:change-id="ct1241092752"/><text:change text:change-id="ct1241093072"/><text:change-start text:change-id="ct1241095872"/><text:span text:style-name="T3">an de</text:span><text:change-end text:change-id="ct1241095872"/><text:change text:change-id="ct1241095488"/><text:change-start text:change-id="ct1241094648"/><text:span text:style-name="T3">r</text:span><text:change-end text:change-id="ct1241094648"/><text:change-start text:change-id="ct1241093696"/><text:span text:style-name="T3"> </text:span><text:change-end text:change-id="ct1241093696"/><text:change-start text:change-id="ct1142954952"/><text:span text:style-name="T3">das gewünschte Blatt eingefügt werden soll (welches auch ein neues sein kann)</text:span><text:change-end text:change-id="ct1142954952"/><text:change text:change-id="ct1241093800"/><text:change text:change-id="ct1142955448"/><text:change-start text:change-id="ct1241088568"/><text:span text:style-name="T3">.</text:span><text:change-end text:change-id="ct1241088568"/></text:p>
          </table:table-cell>
        </table:table-row>
        <table:table-row>
          <table:table-cell table:style-name="Table2.A25" office:value-type="string">
            <text:p text:style-name="P10"><text:change-start text:change-id="ct1224708800"/>Erhöhtes Zeilenlimit</text:p>
            <text:p text:style-name="P13"><text:a xlink:type="simple" xlink:href="http://specs.openoffice.org/calc/compatibility/number_of_rows.sxw"><text:span text:style-name="T14">Querverweis zur Beschreibung</text:span></text:a><text:change-end text:change-id="ct1224708800"/></text:p>
          </table:table-cell>
          <table:table-cell table:style-name="Table2.A25" office:value-type="string">
            <text:p text:style-name="P10"><draw:frame draw:style-name="fr1" draw:name="Grafik5" text:anchor-type="paragraph" svg:width="0.917cm" svg:height="0.917cm" draw:z-index="5"><draw:image xlink:href="Pictures/100000000000001A0000001AD4837F11.png" xlink:type="simple" xlink:show="embed" xlink:actuate="onLoad"/></draw:frame><text:change-start text:change-id="ct1239273896"/>Calc<text:change-end text:change-id="ct1239273896"/></text:p>
          </table:table-cell>
          <table:table-cell table:style-name="Table2.A25" office:value-type="string">
            <text:p text:style-name="P10"><text:change-start text:change-id="ct1201613496"/>Die Anzahl der Tabellenzeilen wurde erhöht, um die selbe Anzahl an Zeilen wie Microsoft<text:change-end text:change-id="ct1201613496"/><text:change text:change-id="ct1218583792"/><text:change text:change-id="ct1239030416"/><text:change-start text:change-id="ct1218596080"/><text:span text:style-name="T17">®</text:span><text:change-end text:change-id="ct1218596080"/><text:change-start text:change-id="ct1241091888"/> Excel zu bieten. Die maximale Anzahl der Zeilen in einer Tabelle ist jetzt 65536.<text:change-end text:change-id="ct1241091888"/></text:p>
          </table:table-cell>
          <table:table-cell table:style-name="Table2.D25" office:value-type="string">
            <text:p text:style-name="P10"/>
          </table:table-cell>
        </table:table-row>
        <table:table-row>
          <table:table-cell table:style-name="Table2.A25" office:value-type="string">
            <text:p text:style-name="P10"><text:change-start text:change-id="ct1200605456"/>Erweiterte Erzeugung von benannten Zellbereichen</text:p>
            <text:p text:style-name="P13"><text:a xlink:type="simple" xlink:href="http://specs.openoffice.org/calc/ease-of-use/CellRange.sxw"><text:span text:style-name="T14">Querverweis zur Beschreibung</text:span></text:a><text:change-end text:change-id="ct1200605456"/></text:p>
          </table:table-cell>
          <table:table-cell table:style-name="Table2.A25" office:value-type="string">
            <text:p text:style-name="P10"><text:change-start text:change-id="ct1241093568"/>Calc<text:change-end text:change-id="ct1241093568"/></text:p>
          </table:table-cell>
          <table:table-cell table:style-name="Table2.A25" office:value-type="string">
            <text:p text:style-name="P10"><text:change-start text:change-id="ct1201645864"/>Der Namensdialog in Calc kann benutzt werden, um neue Zellbereiche durch das einfache Tippen eines Namens zu definieren. Die unverzügliche Anzeige einer <text:change-end text:change-id="ct1201645864"/><text:change text:change-id="ct1200522920"/><text:change-start text:change-id="ct1142955688"/><text:span text:style-name="T17">Tipp-Hilfe</text:span><text:change-end text:change-id="ct1142955688"/><text:change-start text:change-id="ct1225918728"/> teilt dem Benutzer mit, dass er dabei ist, einen neuen benannten Zellbereich zu erzeugen.<text:change-end text:change-id="ct1225918728"/></text:p>
          </table:table-cell>
          <table:table-cell table:style-name="Table2.D25" office:value-type="string">
            <text:p text:style-name="P10"><text:change-start text:change-id="ct1214710112"/>Der Benutzer wählt einen Zellbereich. Der Benutzer klickt in das Textfeld des Blattbereichfeldes. Dieses aktiviert die Textkontrolle und der gesamte Inhalt ist ausgewählt. Der Benutzer gibt einen Namen ein. Der Benutzer drückt auf die &lt;RÜCKLAUF&gt;- oder die &lt;EINGABE&gt;-Taste.<text:change-end text:change-id="ct1214710112"/></text:p>
          </table:table-cell>
        </table:table-row>
        <table:table-row>
          <table:table-cell table:style-name="Table2.A25" office:value-type="string">
            <text:p text:style-name="P10"><text:change-start text:change-id="ct1200605624"/>Erweiterung der bedingten Array-Kalkulationen</text:p>
            <text:p text:style-name="P13"><text:a xlink:type="simple" xlink:href="http://specs.openoffice.org/calc/compatibility/cac/conditional_array_calculation.sxw"><text:span text:style-name="T14">Querverweis zur Beschreibung</text:span></text:a><text:change-end text:change-id="ct1200605624"/></text:p>
          </table:table-cell>
          <table:table-cell table:style-name="Table2.A25" office:value-type="string">
            <text:p text:style-name="P10"><text:change-start text:change-id="ct1200605728"/>Calc<text:change-end text:change-id="ct1200605728"/></text:p>
          </table:table-cell>
          <table:table-cell table:style-name="Table2.A25" office:value-type="string">
            <text:p text:style-name="P11"><text:change-start text:change-id="ct1214709952"/><text:span text:style-name="T3">Array-Formeln wie die folgende k</text:span><text:change-end text:change-id="ct1214709952"/><text:change text:change-id="ct1214709720"/><text:change-start text:change-id="ct1241095976"/><text:span text:style-name="T3">ö</text:span><text:change-end text:change-id="ct1241095976"/><text:change-start text:change-id="ct1218590064"/><text:span text:style-name="T3">nn</text:span><text:change-end text:change-id="ct1218590064"/><text:change-start text:change-id="ct1241090608"/><text:span text:style-name="T3">en</text:span><text:change-end text:change-id="ct1241090608"/><text:change-start text:change-id="ct1142967904"/><text:span text:style-name="T3"> jetzt benutzt werden:</text:span><text:span text:style-name="T49"> {=</text:span><text:span text:style-name="T50">IF</text:span><text:span text:style-name="T49">(A1:A3&gt;0;"</text:span><text:span text:style-name="T50">good</text:span><text:span text:style-name="T49">";"</text:span><text:span text:style-name="T50">bad</text:span><text:span text:style-name="T49">")}</text:span><text:span text:style-name="T3">.</text:span><text:change-end text:change-id="ct1142967904"/></text:p>
          </table:table-cell>
          <table:table-cell table:style-name="Table2.D25" office:value-type="string">
            <text:p text:style-name="P10"/>
          </table:table-cell>
        </table:table-row>
        <table:table-row>
          <table:table-cell table:style-name="Table2.A25" office:value-type="string">
            <text:p text:style-name="P11"><text:change-start text:change-id="ct1218589960"/><text:span text:style-name="T3">Diagonale </text:span><text:change-end text:change-id="ct1218589960"/><text:change text:change-id="ct1241096080"/><text:change-start text:change-id="ct1200604848"/><text:span text:style-name="T3">L</text:span><text:change-end text:change-id="ct1200604848"/><text:change-start text:change-id="ct1142955056"/><text:span text:style-name="T3">i</text:span><text:change-end text:change-id="ct1142955056"/><text:change text:change-id="ct1239273592"/><text:change-start text:change-id="ct1241081040"/><text:span text:style-name="T3">nie</text:span><text:change-end text:change-id="ct1241081040"/><text:change text:change-id="ct1239031120"/><text:change-start text:change-id="ct1142965272"/><text:span text:style-name="T3"> in Zellen<text:line-break/></text:span><text:a xlink:type="simple" xlink:href="http://specs.openoffice.org/calc/compatibility/diagonalborders.sxw"><text:span text:style-name="T14">Querverweis zur Beschreibung</text:span></text:a><text:change-end text:change-id="ct1142965272"/></text:p>
          </table:table-cell>
          <table:table-cell table:style-name="Table2.A25" office:value-type="string">
            <text:p text:style-name="P10"><text:change-start text:change-id="ct1142966680"/>Calc<text:change-end text:change-id="ct1142966680"/></text:p>
          </table:table-cell>
          <table:table-cell table:style-name="Table2.A25" office:value-type="string">
            <text:p text:style-name="P10"><text:change-start text:change-id="ct1234164896"/>Zellen können jetzt diagonale <text:change-end text:change-id="ct1234164896"/><text:change text:change-id="ct1142967712"/><text:change-start text:change-id="ct1200499832"/>L<text:change-end text:change-id="ct1200499832"/><text:change-start text:change-id="ct1234164680"/>i<text:change-end text:change-id="ct1234164680"/><text:change text:change-id="ct1218360576"/><text:change-start text:change-id="ct1200500888"/>ni<text:change-end text:change-id="ct1200500888"/><text:change-start text:change-id="ct1142960448"/>en beinhalten. Dies ist eine Extension des 'äußeren Randlinien'-Attributs einer Zelle.<text:change-end text:change-id="ct1142960448"/></text:p>
          </table:table-cell>
          <table:table-cell table:style-name="Table2.D25" office:value-type="string">
            <text:p text:style-name="P10"><text:change-start text:change-id="ct1201202640"/>Wählen Sie <text:span text:style-name="T2">Format – Zellen - Umrandung</text:span>. Dann unter der <text:span text:style-name="T2">Umrandung</text:span>-Seite wählen Sie die Diagonale, die Sie zu der Zelle hinzufügen wollen.<text:change-end text:change-id="ct1201202640"/></text:p>
          </table:table-cell>
        </table:table-row>
        <table:table-row>
          <table:table-cell table:style-name="Table2.A25" office:value-type="string">
            <text:p text:style-name="P10"><text:change-start text:change-id="ct1142955160"/>Zellformatierung und Löschung der Zellen / Inhalt lässt ausgefilterte Zellen unberührt</text:p>
            <text:p text:style-name="P13"><text:a xlink:type="simple" xlink:href="http://specs.openoffice.org/calc/ease-of-use/editing_of_non-filtered_selections.sxw"><text:span text:style-name="T14">Querverweis zur Beschreibung</text:span></text:a><text:change-end text:change-id="ct1142955160"/></text:p>
          </table:table-cell>
          <table:table-cell table:style-name="Table2.A25" office:value-type="string">
            <text:p text:style-name="P10"><text:change-start text:change-id="ct1238048720"/>Calc<text:change-end text:change-id="ct1238048720"/></text:p>
          </table:table-cell>
          <table:table-cell table:style-name="Table2.A25" office:value-type="string">
            <text:p text:style-name="P14"><text:change-start text:change-id="ct1239246448"/>Wenn Zellen gefiltert<text:change-end text:change-id="ct1239246448"/><text:change text:change-id="ct1201203456"/><text:change-start text:change-id="ct1218361032"/><text:span text:style-name="T17"> </text:span><text:change-end text:change-id="ct1218361032"/><text:change-start text:change-id="ct1218361136"/>werden<text:change-end text:change-id="ct1218361136"/><text:change-start text:change-id="ct1241093176"/> <text:change-end text:change-id="ct1241093176"/><text:change-start text:change-id="ct1241093280"/>(durch den Gebrauch des <text:change-end text:change-id="ct1241093280"/><text:change-start text:change-id="ct1142962792"/><text:span text:style-name="T46">Auto Filters</text:span><text:change-end text:change-id="ct1142962792"/><text:change-start text:change-id="ct1142971136"/>, <text:change-end text:change-id="ct1142971136"/><text:change-start text:change-id="ct1142963576"/><text:span text:style-name="T46">Standard Filters</text:span><text:change-end text:change-id="ct1142963576"/><text:change-start text:change-id="ct1239333952"/> oder <text:change-end text:change-id="ct1239333952"/><text:change-start text:change-id="ct1142964256"/><text:span text:style-name="T46">Erweiterten Filters</text:span><text:change-end text:change-id="ct1142964256"/><text:change-start text:change-id="ct1142964024"/>)<text:change-end text:change-id="ct1142964024"/><text:change text:change-id="ct1218447568"/><text:change-start text:change-id="ct1142963112"/>, bewirken die folgenden Aktionen jetzt nicht die gefilterten Zeilen<text:change-end text:change-id="ct1142963112"/><text:change-start text:change-id="ct1142964360"/>. Sie<text:change-end text:change-id="ct1142964360"/><text:change text:change-id="ct1225839224"/><text:change-start text:change-id="ct1142963680"/> agieren so als ob da<text:change-end text:change-id="ct1142963680"/><text:change text:change-id="ct1239334160"/><text:change text:change-id="ct1142963784"/><text:change text:change-id="ct1230577088"/><text:change text:change-id="ct1225838528"/><text:change-start text:change-id="ct1238622512"/><text:span text:style-name="T17"> </text:span><text:change-end text:change-id="ct1238622512"/><text:change-start text:change-id="ct1198757200"/><text:span text:style-name="T17">mehrere</text:span><text:change-end text:change-id="ct1198757200"/><text:change-start text:change-id="ct1218447768"/> Auswahl<text:change-end text:change-id="ct1218447768"/><text:change-start text:change-id="ct1238622208"/>möglichkeiten<text:change-end text:change-id="ct1238622208"/><text:change-start text:change-id="ct1218447872"/> ohne diese Zeilen gewesen wäre<text:change-end text:change-id="ct1218447872"/><text:change-start text:change-id="ct1238622616"/>n<text:change-end text:change-id="ct1238622616"/><text:change-start text:change-id="ct1218392400"/>.<text:change-end text:change-id="ct1218392400"/><text:change text:change-id="ct1200554992"/><text:change-start text:change-id="ct1218391880"/></text:p>
            <text:p text:style-name="P15">- Löschen des Zellinhalts,</text:p>
            <text:p text:style-name="P15">- Zeilen löschen (<text:change-end text:change-id="ct1218391880"/><text:change-start text:change-id="ct1200554760"/>L<text:change-end text:change-id="ct1200554760"/><text:change text:change-id="ct1230177312"/><text:change-start text:change-id="ct1233026616"/>öschen einzelner Zellen ist unterdrückt),</text:p>
            <text:p text:style-name="P12">- Ändern des Zellformats, einschließlich der Stile.<text:change-end text:change-id="ct1233026616"/></text:p>
          </table:table-cell>
          <table:table-cell table:style-name="Table2.D25" office:value-type="string">
            <text:p text:style-name="P10"><text:change-start text:change-id="ct1230578016"/>Dies gilt für jeden Filtermodus, der benutzt wird.<text:change-end text:change-id="ct1230578016"/></text:p>
          </table:table-cell>
        </table:table-row>
        <table:table-row>
          <table:table-cell table:style-name="Table2.A25" office:value-type="string">
            <text:p text:style-name="P10"><text:change-start text:change-id="ct1234164096"/>Positionierung und Größenveränderung der Zellnotizen</text:p>
            <text:p text:style-name="P13"><text:a xlink:type="simple" xlink:href="http://specs.openoffice.org/calc/compatibility/AnnotationPosition.sxw"><text:span text:style-name="T14">Querverweis zur Beschreibung</text:span></text:a><text:change-end text:change-id="ct1234164096"/></text:p>
          </table:table-cell>
          <table:table-cell table:style-name="Table2.A25" office:value-type="string">
            <text:p text:style-name="P10"><text:change-start text:change-id="ct1239334352"/>Calc<text:change-end text:change-id="ct1239334352"/></text:p>
          </table:table-cell>
          <table:table-cell table:style-name="Table2.A25" office:value-type="string">
            <text:p text:style-name="P10"><text:change text:change-id="ct1218391408"/><text:change-start text:change-id="ct1237490112"/>Zellnotizen sind ein hervorragendes Mittel, um Tabellen verständlicher zu machen<text:change-end text:change-id="ct1237490112"/><text:change-start text:change-id="ct1200555152"/>. Zum Beispiel können sie das Verständnis einer Formel erhöhen. <text:change-end text:change-id="ct1200555152"/><text:change text:change-id="ct1200555256"/><text:change text:change-id="ct1184370008"/><text:change text:change-id="ct1184369776"/><text:change-start text:change-id="ct1225838272"/>Aber sie sollten trotzdem nicht die Benutzerin daran hindern andere Zellinhalte oder andere Zellnotizen zu sehen<text:change-end text:change-id="ct1225838272"/><text:change-start text:change-id="ct1238883240"/>. <text:change-end text:change-id="ct1238883240"/><text:change text:change-id="ct1230482920"/><text:change-start text:change-id="ct1184369584"/>Daher kann man sie jetzt neu anordnen oder ihre Größe ändern<text:change-end text:change-id="ct1184369584"/><text:change-start text:change-id="ct1238622080"/>.<text:change-end text:change-id="ct1238622080"/></text:p>
          </table:table-cell>
          <table:table-cell table:style-name="Table2.D25" office:value-type="string">
            <text:p text:style-name="P10"><text:change-start text:change-id="ct1238882752"/>K<text:change-end text:change-id="ct1238882752"/><text:change text:change-id="ct1230483560"/><text:change-start text:change-id="ct1238882928"/>licken Sie <text:change-end text:change-id="ct1238882928"/><text:change-start text:change-id="ct1230503880"/>auf die rechte<text:change-end text:change-id="ct1230503880"/><text:change-start text:change-id="ct1218392040"/> Maustaste, um <text:change-end text:change-id="ct1218392040"/><text:change-start text:change-id="ct1184521752"/>die Zelle, <text:change-end text:change-id="ct1184521752"/><text:change-start text:change-id="ct1239246216"/>welche<text:change-end text:change-id="ct1239246216"/><text:change text:change-id="ct1239268104"/><text:change-start text:change-id="ct1238882456"/> die Notiz <text:change-end text:change-id="ct1238882456"/><text:change-start text:change-id="ct1230504344"/>enthält<text:change-end text:change-id="ct1230504344"/><text:change text:change-id="ct1230471592"/><text:change text:change-id="ct1184522592"/><text:change-start text:change-id="ct1142963424"/> zu markieren<text:change-end text:change-id="ct1142963424"/><text:change-start text:change-id="ct1239267912"/> und wählen Sie <text:span text:style-name="T2">Zeige Notiz.</text:span> Sie können <text:change-end text:change-id="ct1239267912"/><text:change-start text:change-id="ct1142963224"/>die Notiz <text:change-end text:change-id="ct1142963224"/><text:change-start text:change-id="ct1218561160"/>dann <text:change-end text:change-id="ct1218561160"/><text:change text:change-id="ct1218561456"/><text:change text:change-id="ct1184369416"/><text:change-start text:change-id="ct1198761064"/>neu <text:change-end text:change-id="ct1198761064"/><text:change-start text:change-id="ct1238624352"/>positionieren oder ihre Größe <text:change-end text:change-id="ct1238624352"/><text:change text:change-id="ct1238624456"/><text:change-start text:change-id="ct1201615128"/>sowie<text:change-end text:change-id="ct1201615128"/><text:change text:change-id="ct1237492960"/><text:change-start text:change-id="ct1201614904"/> ihre Formatierung ändern.<text:change-end text:change-id="ct1201614904"/></text:p>
          </table:table-cell>
        </table:table-row>
        <table:table-row>
          <table:table-cell table:style-name="Table2.A39" office:value-type="string">
            <text:p text:style-name="P10"><text:change-start text:change-id="ct1201913032"/>Angepasste Form<text:change-end text:change-id="ct1201913032"/></text:p>
          </table:table-cell>
          <table:table-cell table:style-name="Table2.A39" office:value-type="string">
            <text:p text:style-name="P10"><text:change-start text:change-id="ct1201912744"/>Draw<text:change-end text:change-id="ct1201912744"/></text:p>
          </table:table-cell>
          <table:table-cell table:style-name="Table2.A39" office:value-type="string">
            <text:p text:style-name="P10"><text:change text:change-id="ct1198765832"/><text:change-start text:change-id="ct1198767736"/>Die Draw-<text:span text:style-name="T17">Symbolleiste</text:span> wurde umgearbeitet, um eine Fülle neuer Elemente wie Standardformen, Blockpfeile, Symbole, Flußdiagramme, Sterne oder Banner anzubieten. Außerdem wurden die Pfeile in der Linien-<text:span text:style-name="T17">Symbolleiste</text:span> vereinfacht.<text:change-end text:change-id="ct1198767736"/></text:p>
          </table:table-cell>
          <table:table-cell table:style-name="Table2.D39" office:value-type="string">
            <text:p text:style-name="P10"><text:change-start text:change-id="ct1230502064"/>Die Geometrie der Angepassten Formen is<text:change-end text:change-id="ct1230502064"/><text:change text:change-id="ct1240018800"/><text:change-start text:change-id="ct1218561264"/>t durch den Benutzer durch Wandlerhandhabungen editierbar.<text:line-break/>Angepasste Formen können nach 3-D durch Extrusion konvertiert werden und<text:line-break/>unterstützen 3-D-Effekte für Schriftartenarbeit.<text:line-break/>Sie können <text:change-end text:change-id="ct1218561264"/><text:change text:change-id="ct1230502728"/><text:change-start text:change-id="ct1198765936"/>in<text:change-end text:change-id="ct1198765936"/><text:change-start text:change-id="ct1239018408"/> allgemein bekannte<text:change-end text:change-id="ct1239018408"/><text:change text:change-id="ct1198766040"/><text:change-start text:change-id="ct1230502216"/> Formate ohne Verlust importiert/exportiert werden.<text:change-end text:change-id="ct1230502216"/></text:p>
          </table:table-cell>
        </table:table-row>
        <table:table-row>
          <table:table-cell table:style-name="Table2.A40" office:value-type="string">
            <text:p text:style-name="P10"><text:change-start text:change-id="ct1198790816"/>Neue Präsentationsmaschine<text:line-break/>Querverweis zur <text:change-end text:change-id="ct1198790816"/><text:change text:change-id="ct1198769144"/><text:change-start text:change-id="ct1198790984"/>B<text:change-end text:change-id="ct1198790984"/><text:change-start text:change-id="ct1198767840"/>e<text:change-end text:change-id="ct1198767840"/><text:change-start text:change-id="ct1198766144"/>sch<text:change-end text:change-id="ct1198766144"/><text:change-start text:change-id="ct1216541920"/>r<text:change-end text:change-id="ct1216541920"/><text:change text:change-id="ct1216542192"/><text:change-start text:change-id="ct1239018912"/>eib<text:change-end text:change-id="ct1239018912"/><text:change-start text:change-id="ct1224726512"/>ung<text:change-end text:change-id="ct1224726512"/></text:p>
          </table:table-cell>
          <table:table-cell table:style-name="Table2.A40" office:value-type="string">
            <text:p text:style-name="P10"><text:change-start text:change-id="ct1227126920"/>Impress<text:change-end text:change-id="ct1227126920"/></text:p>
          </table:table-cell>
          <table:table-cell table:style-name="Table2.A40" office:value-type="string">
            <text:p text:style-name="P10"><text:change text:change-id="ct1227127792"/></text:p>
          </table:table-cell>
          <table:table-cell table:style-name="Table2.D40" office:value-type="string">
            <text:p text:style-name="P10"/>
          </table:table-cell>
        </table:table-row>
        <table:table-row>
          <table:table-cell table:style-name="Table2.A41" office:value-type="string">
            <text:p text:style-name="P10"><text:change-start text:change-id="ct1198770840"/>Standard-‘Makro ausführen'-Einstellung intuitiver<text:change-end text:change-id="ct1198770840"/></text:p>
          </table:table-cell>
          <table:table-cell table:style-name="Table2.A41" office:value-type="string">
            <text:p text:style-name="P10"><text:change-start text:change-id="ct1198791656"/>Alle<text:change-end text:change-id="ct1198791656"/></text:p>
          </table:table-cell>
          <table:table-cell table:style-name="Table2.A41" office:value-type="string">
            <text:p text:style-name="P10"><text:change-start text:change-id="ct1198772144"/>Die Standard-'Makro ausführen'-Einstellung für Dokumentenmakros wurde von 'Gemäß Pfadliste' auf 'Nie' geändert.<text:change-end text:change-id="ct1198772144"/></text:p>
          </table:table-cell>
          <table:table-cell table:style-name="Table2.D41" office:value-type="string">
            <text:p text:style-name="P10"><text:change-start text:change-id="ct1224726800"/>Wenn Sie ein Dokument, das Makros <text:change-end text:change-id="ct1224726800"/><text:change-start text:change-id="ct1198775216"/>enthält<text:change-end text:change-id="ct1198775216"/><text:change text:change-id="ct1198791864"/><text:change text:change-id="ct1198791760"/><text:change-start text:change-id="ct1216598008"/>, öffnen, wird Sie ein Dialog fragen, ob Sie die eingebetteten Makros laufen lassen wollen.<text:change-end text:change-id="ct1216598008"/></text:p>
          </table:table-cell>
        </table:table-row>
        <table:table-row>
          <table:table-cell table:style-name="Table2.A41" office:value-type="string">
            <text:p text:style-name="P10"><text:change-start text:change-id="ct1198775944"/>Terminologie geändert<text:change-end text:change-id="ct1198775944"/></text:p>
          </table:table-cell>
          <table:table-cell table:style-name="Table2.A41" office:value-type="string">
            <text:p text:style-name="P10"><text:change-start text:change-id="ct1198776048"/>Alle<text:change-end text:change-id="ct1198776048"/></text:p>
          </table:table-cell>
          <table:table-cell table:style-name="Table2.A41" office:value-type="string">
            <text:p text:style-name="P10"><text:change-start text:change-id="ct1216597480"/>Der Begriff <text:change-end text:change-id="ct1216597480"/><text:change text:change-id="ct1198775320"/><text:change-start text:change-id="ct1198775424"/><text:span text:style-name="T51">AutoPilot</text:span><text:change-end text:change-id="ct1198775424"/><text:change-start text:change-id="ct1198777984"/> wurde überall auf <text:change-end text:change-id="ct1198777984"/><text:change-start text:change-id="ct1218447976"/><text:span text:style-name="T46">Assistent</text:span><text:change-end text:change-id="ct1218447976"/><text:change-start text:change-id="ct1198776568"/> geändert. Dies entspricht der allgemein üblichen Terminologie der Office-Pakete und wird helfen, unsere Assistenten wiedererkennbarer für Benutzer zu machen.<text:change-end text:change-id="ct1198776568"/></text:p>
          </table:table-cell>
          <table:table-cell table:style-name="Table2.D41" office:value-type="string">
            <text:p text:style-name="P11"><text:change-start text:change-id="ct1238625208"/><text:span text:style-name="T3">Wählen Sie zum Beispiel </text:span><text:span text:style-name="T13">Datei</text:span><text:span text:style-name="T3"> - </text:span><text:span text:style-name="T21">Ass</text:span><text:span text:style-name="T13">istenten</text:span><text:span text:style-name="T3">.</text:span><text:change-end text:change-id="ct1238625208"/></text:p>
          </table:table-cell>
        </table:table-row>
        <table:table-row>
          <table:table-cell table:style-name="Table2.A41" office:value-type="string">
            <text:p text:style-name="P10"><text:change text:change-id="ct1233020152"/><text:change-start text:change-id="ct1233019576"/>Unter<text:change-end text:change-id="ct1233019576"/><text:change-start text:change-id="ct1218450472"/>s<text:change-end text:change-id="ct1218450472"/><text:change text:change-id="ct1201910320"/><text:change-start text:change-id="ct1238767912"/>t<text:change-end text:change-id="ct1238767912"/><text:change-start text:change-id="ct1142932896"/>üt<text:change-end text:change-id="ct1142932896"/><text:change-start text:change-id="ct1201911048"/>z<text:change-end text:change-id="ct1201911048"/><text:change text:change-id="ct1238768272"/><text:change-start text:change-id="ct1225807416"/>ung<text:change-end text:change-id="ct1225807416"/><text:change-start text:change-id="ct1225806536"/> <text:change-end text:change-id="ct1225806536"/><text:change text:change-id="ct1238768712"/><text:change-start text:change-id="ct1201910424"/>n<text:change-end text:change-id="ct1201910424"/><text:change-start text:change-id="ct1218451216"/>e<text:change-end text:change-id="ct1218451216"/><text:change-start text:change-id="ct1199493960"/>uer<text:change-end text:change-id="ct1199493960"/><text:change-start text:change-id="ct1214829736"/> <text:change-end text:change-id="ct1214829736"/><text:change text:change-id="ct1199493840"/><text:change-start text:change-id="ct1199493448"/>Spr<text:change-end text:change-id="ct1199493448"/><text:change-start text:change-id="ct1214829272"/>a<text:change-end text:change-id="ct1214829272"/><text:change text:change-id="ct1216597584"/><text:change-start text:change-id="ct1201911272"/>ch<text:change-end text:change-id="ct1201911272"/><text:change-start text:change-id="ct1232934512"/>en<text:change-end text:change-id="ct1232934512"/></text:p>
          </table:table-cell>
          <table:table-cell table:style-name="Table2.A41" office:value-type="string">
            <text:p text:style-name="P10"><text:change-start text:change-id="ct1227009544"/>Alle<text:change-end text:change-id="ct1227009544"/></text:p>
          </table:table-cell>
          <table:table-cell table:style-name="Table2.A41" office:value-type="string">
            <text:p text:style-name="P10"><text:change text:change-id="ct1218450576"/><text:change-start text:change-id="ct1218373488"/>Unterstützung für neue Sprachen (und Bezeichnungen im Sprachauswahlmenü, wenn nicht schon vorhanden):<text:change-end text:change-id="ct1218373488"/><text:change-start text:change-id="ct1238634728"/></text:p>
            <text:p text:style-name="P12">#i15834# Malaysisch, ms_MY</text:p>
            <text:p text:style-name="P12">#i16276# Bulgarisch, bg_BG</text:p>
            <text:p text:style-name="P12">#i18069# Interlingua, ia</text:p>
            <text:p text:style-name="P12">#i18659# Serbisch Latein, sh_YU</text:p>
            <text:p text:style-name="P12">#i18659# Serbisch Kyrillisch, sr_YU</text:p>
            <text:p text:style-name="P12">#i20613# Kroatisch, hr_HR</text:p>
            <text:p text:style-name="P12">#i27248# Bosnisch, bs_BA</text:p>
            <text:p text:style-name="P12">#i27677# Mongolisch, mn_MN</text:p>
            <text:p text:style-name="P12">#i30508# Aserbaidschanisch, az_AZ</text:p>
            <text:p text:style-name="P12">Neue Einträge in der Auswahlliste der Sprachen: </text:p>
            <text:p text:style-name="P12">i19321# Galizisch</text:p>
            <text:p text:style-name="P12">#i19333# Dhivehi</text:p>
            <text:p text:style-name="P12">#i19334# Nördliches Sotho</text:p>
            <text:p text:style-name="P12">#i26025# Gälisch</text:p>
            <text:p text:style-name="P12">#i30446# Bengali (Bangladesh)</text:p>
            <text:p text:style-name="P12">#i30448# Okzitanisch</text:p>
            <text:p text:style-name="P12">#i30888# Khmer</text:p>
            <text:p text:style-name="P12">#i31143# Nord Korea: Koreanisch (DPRK)</text:p>
            <text:p text:style-name="P12">Geändert:</text:p>
            <text:p text:style-name="P12">#i31143# Süd Korea: Koreanisch - Koreanisch (RoK)</text:p>
            <text:p text:style-name="P12">#i14764# Litauisch (Litauen) – Litauisch,</text:p>
            <text:p text:style-name="P12">und verschiedene andere Lokalisationen.<text:change-end text:change-id="ct1238634728"/></text:p>
          </table:table-cell>
          <table:table-cell table:style-name="Table2.D41" office:value-type="string">
            <text:p text:style-name="P10"/>
          </table:table-cell>
        </table:table-row>
        <table:table-row>
          <table:table-cell table:style-name="Table2.A41" office:value-type="string">
            <text:p text:style-name="P10"><text:change-start text:change-id="ct1238637176"/>Neues <text:change-end text:change-id="ct1238637176"/><text:change text:change-id="ct1238637280"/><text:change-start text:change-id="ct1238637936"/><text:span text:style-name="T17">Symbolleistenkonzept</text:span><text:change-end text:change-id="ct1238637936"/><text:change-start text:change-id="ct1238639616"/> und -design</text:p>
            <text:p text:style-name="P13"><text:a xlink:type="simple" xlink:href="http://specs.openoffice.org/ui_in_general/toolbar_concept/openoffice_org_toolbar_spec.sxw"><text:span text:style-name="T14">Querverweis zur Beschreibung</text:span></text:a><text:change-end text:change-id="ct1238639616"/></text:p>
          </table:table-cell>
          <table:table-cell table:style-name="Table2.A41" office:value-type="string">
            <text:p text:style-name="P10"><draw:frame draw:style-name="fr1" draw:name="Grafik6" text:anchor-type="paragraph" svg:width="0.917cm" svg:height="0.917cm" draw:z-index="6"><draw:image xlink:href="Pictures/100000000000001A0000001AD4837F11.png" xlink:type="simple" xlink:show="embed" xlink:actuate="onLoad"/></draw:frame><text:change-start text:change-id="ct1238630792"/>Alle<text:change-end text:change-id="ct1238630792"/></text:p>
          </table:table-cell>
          <table:table-cell table:style-name="Table2.A41" office:value-type="string">
            <text:p text:style-name="P10"><text:change text:change-id="ct1238639072"/><text:change-start text:change-id="ct1238639304"/><text:span text:style-name="T17">Symbolleiste</text:span><text:change-end text:change-id="ct1238639304"/><text:change-start text:change-id="ct1238639408"/>n behalten ihr kontextsensitives Verhalten bei, aber jetzt sind die <text:change-end text:change-id="ct1238639408"/><text:change text:change-id="ct1237490808"/><text:change-start text:change-id="ct1238646592"/><text:span text:style-name="T17">Symbolleiste</text:span><text:change-end text:change-id="ct1238646592"/><text:change-start text:change-id="ct1238643176"/>n in einer besser verwendbare<text:change-end text:change-id="ct1238643176"/><text:change-start text:change-id="ct1238643544"/>n<text:change-end text:change-id="ct1238643544"/><text:change-start text:change-id="ct1238642880"/> Weise strukturiert und zeigen nur sorgfältig ausgewählte Standardwerkzeuge an.</text:p>
            <text:p text:style-name="P12">Sie können die <text:change-end text:change-id="ct1238642880"/><text:change text:change-id="ct1184532664"/><text:change-start text:change-id="ct1238637704"/><text:span text:style-name="T17">Symbolleiste</text:span><text:change-end text:change-id="ct1238637704"/><text:change-start text:change-id="ct1200881392"/>n in Writer, Calc, Draw, etc. ändern, um sie an Ihre Bedürfnisse anzupassen. Verschieben, <text:change-end text:change-id="ct1200881392"/><text:change-start text:change-id="ct1238646472"/>E<text:change-end text:change-id="ct1238646472"/><text:change text:change-id="ct1238632168"/><text:change-start text:change-id="ct1218487960"/>ntfernen und <text:change-end text:change-id="ct1218487960"/><text:change-start text:change-id="ct1200881624"/>D<text:change-end text:change-id="ct1200881624"/><text:change text:change-id="ct1238633352"/><text:change-start text:change-id="ct1238637808"/>uplizieren eines Werkzeugs (Zeichen) geht schnell und leicht.<text:change-end text:change-id="ct1238637808"/></text:p>
          </table:table-cell>
          <table:table-cell table:style-name="Table2.D41" office:value-type="string">
            <text:p text:style-name="P11"><text:change-start text:change-id="ct1184370360"/><text:span text:style-name="T3">Wählen Sie </text:span><text:span text:style-name="T13">Extras</text:span><text:span text:style-name="T3"> - </text:span><text:span text:style-name="T13">Anpassen</text:span><text:span text:style-name="T3"> – </text:span><text:change-end text:change-id="ct1184370360"/><text:change text:change-id="ct1198770712"/><text:change-start text:change-id="ct1233026032"/><text:span text:style-name="T52">Symbolleiste</text:span><text:change-end text:change-id="ct1233026032"/><text:change-start text:change-id="ct1239162888"/><text:span text:style-name="T13">n</text:span><text:span text:style-name="T44">,</text:span><text:span text:style-name="T3"> um die neue Registerseite zu sehen.</text:span></text:p>
            <text:p text:style-name="P12">Sie können auch auf das Pfeilzeichen, das am Ende einer jeden <text:change-end text:change-id="ct1239162888"/><text:change text:change-id="ct1224726904"/><text:change-start text:change-id="ct1218372848"/><text:span text:style-name="T17">Symbolleiste</text:span><text:change-end text:change-id="ct1218372848"/><text:change-start text:change-id="ct1184533040"/> angesiedelt ist<text:change-end text:change-id="ct1184533040"/><text:change-start text:change-id="ct1201196928"/>,<text:change-end text:change-id="ct1201196928"/><text:change-start text:change-id="ct1201196560"/> klicken, um ein Menü zu öffnen, welches die folgenden Optionen bietet: Andocken der <text:change-end text:change-id="ct1201196560"/><text:change text:change-id="ct1201976336"/><text:change-start text:change-id="ct1238630896"/><text:span text:style-name="T17">Symbolleiste</text:span><text:change-end text:change-id="ct1238630896"/><text:change-start text:change-id="ct1200507912"/>, <text:change-end text:change-id="ct1200507912"/><text:change text:change-id="ct1201976976"/><text:change-start text:change-id="ct1239289488"/><text:span text:style-name="T17">Symbolleiste</text:span><text:change-end text:change-id="ct1239289488"/><text:change-start text:change-id="ct1230577728"/> einrasten, <text:change-end text:change-id="ct1230577728"/><text:change-start text:change-id="ct1198560240"/>a<text:change-end text:change-id="ct1198560240"/><text:change text:change-id="ct1199493176"/><text:change-start text:change-id="ct1238978656"/>lle <text:change-end text:change-id="ct1238978656"/><text:change text:change-id="ct1198560072"/><text:change-start text:change-id="ct1216597776"/><text:span text:style-name="T17">Symbolleiste</text:span><text:change-end text:change-id="ct1216597776"/><text:change-start text:change-id="ct1225918960"/>n andocken, Sichtbare Knöpfe, <text:change-end text:change-id="ct1225918960"/><text:change text:change-id="ct1241095160"/><text:change-start text:change-id="ct1238639176"/><text:span text:style-name="T17">Symbolleiste</text:span><text:change-end text:change-id="ct1238639176"/><text:change-start text:change-id="ct1241088368"/> anpassen<text:change-end text:change-id="ct1241088368"/><text:change text:change-id="ct1240018576"/><text:change-start text:change-id="ct1198540528"/>... <text:change-end text:change-id="ct1198540528"/><text:change-start text:change-id="ct1218440288"/></text:p>
            <text:p text:style-name="P12"><text:change-end text:change-id="ct1218440288"/><text:change text:change-id="ct1241092168"/><text:change-start text:change-id="ct1241095592"/><text:span text:style-name="T17">Symbolleiste</text:span><text:change-end text:change-id="ct1241095592"/><text:change-start text:change-id="ct1214710280"/>n sind jetzt auch mittels 'Klicken &amp; Ziehen' anpassbar.<text:change-end text:change-id="ct1214710280"/></text:p>
          </table:table-cell>
        </table:table-row>
        <table:table-row>
          <table:table-cell table:style-name="Table2.A41" office:value-type="string">
            <text:p text:style-name="P10"><text:change-start text:change-id="ct1238622312"/>Klicken und Ziehen-Stilerzeugung hinzugefügt</text:p>
            <text:p text:style-name="P13"><text:a xlink:type="simple" xlink:href="http://specs.openoffice.org/appwide/drag_and_drop_styles/drag_and_drop_styles.sxw"><text:span text:style-name="T14">Querverweis zur Beschreibung</text:span></text:a><text:change-end text:change-id="ct1238622312"/></text:p>
          </table:table-cell>
          <table:table-cell table:style-name="Table2.A41" office:value-type="string">
            <text:p text:style-name="P10"><text:change-start text:change-id="ct1200895752"/>Alle<text:change-end text:change-id="ct1200895752"/></text:p>
          </table:table-cell>
          <table:table-cell table:style-name="Table2.A41" office:value-type="string">
            <text:p text:style-name="P10"><text:change-start text:change-id="ct1201571776"/>Klicken Sie auf eine Textauswahl und ziehen Sie <text:change-end text:change-id="ct1201571776"/><text:change-start text:change-id="ct1225853224"/>d<text:change-end text:change-id="ct1225853224"/><text:change text:change-id="ct1201887664"/><text:change-start text:change-id="ct1200525728"/>iese<text:change-end text:change-id="ct1200525728"/><text:change-start text:change-id="ct1227006112"/> in das <text:change-end text:change-id="ct1227006112"/><text:change text:change-id="ct1238759864"/><text:change-start text:change-id="ct1200525944"/><text:span text:style-name="T2">Format</text:span><text:change-end text:change-id="ct1200525944"/><text:change text:change-id="ct1238759192"/><text:change text:change-id="ct1238759024"/><text:change-start text:change-id="ct1239031224"/><text:span text:style-name="T2">vorla</text:span><text:change-end text:change-id="ct1239031224"/><text:change-start text:change-id="ct1201197352"/><text:span text:style-name="T2">g</text:span><text:change-end text:change-id="ct1201197352"/><text:change-start text:change-id="ct1201988448"/><text:span text:style-name="T2">en</text:span><text:change-end text:change-id="ct1201988448"/><text:change text:change-id="ct1239317680"/><text:change-start text:change-id="ct1198560792"/><text:span text:style-name="T18">f</text:span><text:change-end text:change-id="ct1198560792"/><text:change-start text:change-id="ct1239162656"/><text:span text:style-name="T18">enster</text:span><text:change-end text:change-id="ct1239162656"/><text:change-start text:change-id="ct1218487168"/>, um einen neuen Absatz- oder Zeichenstil (sanfte Formatierung) zu erzeugen.<text:change-end text:change-id="ct1218487168"/></text:p>
          </table:table-cell>
          <table:table-cell table:style-name="Table2.D41" office:value-type="string">
            <text:p text:style-name="P10"><text:change-start text:change-id="ct1216583472"/>Im Writer:</text:p>
            <text:p text:style-name="P12">Wählen Sie einen Teil Ihres Textes und ziehen Sie dann den Text in das <text:change-end text:change-id="ct1216583472"/><text:change text:change-id="ct1217358808"/><text:change-start text:change-id="ct1200507680"/><text:span text:style-name="T19">Formatvorlagen</text:span><text:change-end text:change-id="ct1200507680"/><text:change text:change-id="ct1198776440"/><text:change-start text:change-id="ct1198767136"/>fenster. Falls die Absatzstile aktiv sind<text:change-end text:change-id="ct1198767136"/><text:change text:change-id="ct1218432232"/><text:change-start text:change-id="ct1198847744"/>, wird der Stil des Absatzes der Liste hinzugefügt<text:change-end text:change-id="ct1198847744"/><text:change-start text:change-id="ct1233019920"/> (klicken Sie auf das Zeichen, um eine Liste der Stile anzuzeigen)<text:change-end text:change-id="ct1233019920"/><text:change-start text:change-id="ct1218432504"/>. Falls die Zeichenstile aktiv war<text:change-end text:change-id="ct1218432504"/><text:change-start text:change-id="ct1202014032"/>en<text:change-end text:change-id="ct1202014032"/><text:change text:change-id="ct1239306784"/><text:change-start text:change-id="ct1239306272"/>, wird der Stil des Zeichens zu der Liste hinzugefügt<text:change-end text:change-id="ct1239306272"/><text:change-start text:change-id="ct1239306896"/> (klicken Sie auf das Zeichen)<text:change-end text:change-id="ct1239306896"/><text:change-start text:change-id="ct1198772016"/>.</text:p>
            <text:p text:style-name="P12">Im Calc:</text:p>
            <text:p text:style-name="P12">Ziehen Sie eine Zellenauswahl in das <text:span text:style-name="T2">Formatvorlagen</text:span><text:change-end text:change-id="ct1198772016"/><text:change text:change-id="ct1198400296"/><text:change-start text:change-id="ct1250505104"/>fenster, um Zellenstile zu erzeugen.</text:p>
            <text:p text:style-name="P12">In Draw / Impress:</text:p>
            <text:p text:style-name="P12">Wählen Sie ein Zeichnungsobjekt aus und ziehen Sie es in das <text:change-end text:change-id="ct1250505104"/><text:change text:change-id="ct1198560560"/><text:change-start text:change-id="ct1216582712"/><text:span text:style-name="T19">Formatvorlagen</text:span><text:change-end text:change-id="ct1216582712"/><text:change-start text:change-id="ct1238782192"/>sfenster, um grafische Stile zu erzeugen.<text:change-end text:change-id="ct1238782192"/></text:p>
          </table:table-cell>
        </table:table-row>
        <table:table-row>
          <table:table-cell table:style-name="Table2.A41" office:value-type="string">
            <text:p text:style-name="P10"><text:change text:change-id="ct1239115016"/><text:change-start text:change-id="ct1227133920"/>Zu<text:change-end text:change-id="ct1227133920"/><text:change-start text:change-id="ct1238948752"/>l<text:change-end text:change-id="ct1238948752"/><text:change text:change-id="ct1198399664"/><text:change-start text:change-id="ct1239413704"/>etzt<text:change-end text:change-id="ct1239413704"/><text:change-start text:change-id="ct1239413936"/> benutzte Dateien-Liste auf 10 Elemente erweitert</text:p>
            <text:p text:style-name="P13"><text:a xlink:type="simple" xlink:href="http://specs.openoffice.org/appwide/menus/FileMenu.sxw"><text:span text:style-name="T14">Querverweis zur Beschreibung</text:span></text:a><text:change-end text:change-id="ct1239413936"/></text:p>
          </table:table-cell>
          <table:table-cell table:style-name="Table2.A41" office:value-type="string">
            <text:p text:style-name="P10"><draw:frame draw:style-name="fr1" draw:name="Grafik7" text:anchor-type="paragraph" svg:width="0.917cm" svg:height="0.917cm" draw:z-index="7"><draw:image xlink:href="Pictures/100000000000001A0000001AD4837F11.png" xlink:type="simple" xlink:show="embed" xlink:actuate="onLoad"/></draw:frame><text:change-start text:change-id="ct1230498696"/>Alle<text:change-end text:change-id="ct1230498696"/></text:p>
          </table:table-cell>
          <table:table-cell table:style-name="Table2.A41" office:value-type="string">
            <text:p text:style-name="P10"><text:change-start text:change-id="ct1218431888"/>Das Dateimenü gewährt Zugriff auf kürzlich benutzte OpenOffice.org-Dokumente. Diese Liste ist auf 10 Elemente erweitert worden. Es gibt <text:change-end text:change-id="ct1218431888"/><text:change text:change-id="ct1230499536"/><text:change-start text:change-id="ct1230499768"/>ein Untermenü, um die Bedienbarkeit des Dateimenüs zu verbessern.<text:change-end text:change-id="ct1230499768"/></text:p>
          </table:table-cell>
          <table:table-cell table:style-name="Table2.D41" office:value-type="string">
            <text:p text:style-name="P11"><text:change-start text:change-id="ct1218454160"/><text:span text:style-name="T3">Wählen Sie </text:span><text:span text:style-name="T13">Datei</text:span><text:span text:style-name="T3"> - </text:span><text:span text:style-name="T13">Zuletzt benutzte Dokumente</text:span><text:span text:style-name="T3">.</text:span><text:change-end text:change-id="ct1218454160"/></text:p>
          </table:table-cell>
        </table:table-row>
        <table:table-row>
          <table:table-cell table:style-name="Table2.A41" office:value-type="string">
            <text:p text:style-name="P10"><text:change-start text:change-id="ct1225934888"/>Neue Registerseite für Menüanpassungen</text:p>
            <text:p text:style-name="P13"><text:a xlink:type="simple" xlink:href="http://specs.openoffice.org/appwide/menus/customize_menu_spec.sxw"><text:span text:style-name="T14">Querverweis zur Beschreibung</text:span></text:a><text:change-end text:change-id="ct1225934888"/></text:p>
          </table:table-cell>
          <table:table-cell table:style-name="Table2.A41" office:value-type="string">
            <text:p text:style-name="P10"><text:change-start text:change-id="ct1198774408"/>Alle<text:change-end text:change-id="ct1198774408"/></text:p>
          </table:table-cell>
          <table:table-cell table:style-name="Table2.A41" office:value-type="string">
            <text:p text:style-name="P11"><text:change-start text:change-id="ct1218433360"/><text:span text:style-name="T3">Die Bedienbarkeit de</text:span><text:change-end text:change-id="ct1218433360"/><text:change-start text:change-id="ct1184522760"/><text:span text:style-name="T3">r</text:span><text:change-end text:change-id="ct1184522760"/><text:change text:change-id="ct1201852432"/><text:change-start text:change-id="ct1218457824"/><text:span text:style-name="T3"> </text:span><text:span text:style-name="T21">Menü</text:span><text:span text:style-name="T3">-Registerseite des </text:span><text:span text:style-name="T13">Extras</text:span><text:span text:style-name="T3"> – </text:span><text:span text:style-name="T13">Anpassen</text:span><text:span text:style-name="T44">-</text:span><text:change-end text:change-id="ct1218457824"/><text:change-start text:change-id="ct1218459624"/><text:span text:style-name="T44">D</text:span><text:span text:style-name="T53">i</text:span><text:change-end text:change-id="ct1218459624"/><text:change-start text:change-id="ct1218460680"/><text:span text:style-name="T3">alogs wurde verbessert, um es den Benutzern zu erleichtern angepasste Menüs und Menüelemente ihren Bedürfnissen gemäß zu erzeugen.</text:span><text:change-end text:change-id="ct1218460680"/></text:p>
          </table:table-cell>
          <table:table-cell table:style-name="Table2.D41" office:value-type="string">
            <text:p text:style-name="P11"><text:change-start text:change-id="ct1200927216"/><text:span text:style-name="T3">Wählen Sie </text:span><text:span text:style-name="T13">Extras</text:span><text:span text:style-name="T3"> - </text:span><text:span text:style-name="T13">Anpassen</text:span><text:span text:style-name="T3"> - </text:span><text:span text:style-name="T13">Menüs</text:span><text:span text:style-name="T3">.</text:span></text:p>
            <text:p text:style-name="P12">Wie in vorherigen Versionen von OpenOffice.org ist die Menüregisterseite Teil des <text:span text:style-name="T2">Anpassen</text:span>-Dialogs, welcher unter <text:span text:style-name="T20">Extras</text:span> – <text:span text:style-name="T20">Anpassen</text:span> erreichbar ist. Die neue <text:span text:style-name="T2">Menü</text:span><text:change-end text:change-id="ct1200927216"/><text:change-start text:change-id="ct1218459728"/><text:span text:style-name="T2">s</text:span><text:change-end text:change-id="ct1218459728"/><text:change-start text:change-id="ct1238909752"/><text:span text:style-name="T18">-Registerseite</text:span> ist in drei Hauptbereiche unterteilt, einen Bereich für das Hinzufügen oder Verändern der Menüs, ein Bereich für das Verändern des Inhalts eines Menüs und einen Bereich, welcher eine Beschreibung des gewählten Menüeintrags anzeigt.</text:p>
            <text:p text:style-name="P10"><text:change-end text:change-id="ct1238909752"/><text:change text:change-id="ct1218481784"/><text:change text:change-id="ct1230453544"/><text:change text:change-id="ct1201853568"/><text:change text:change-id="ct1201235776"/><text:change text:change-id="ct1218481144"/><text:change text:change-id="ct1216666696"/><text:change text:change-id="ct1241083384"/><text:change text:change-id="ct1201852184"/><text:change text:change-id="ct1218454960"/><text:change text:change-id="ct1238909928"/><text:change text:change-id="ct1230503112"/><text:change-start text:change-id="ct1217358976"/>Der 'Menü'-Bereich bietet ein aufklappbares Listenfeld, das alle Menüs im gegenwärtigen Kontext auflistet. Untermenüs werden mit den Namen ihrer vorangestellten Hauptmenüs gelistet, jeder Menüname durch ein '|'-Zeichen unterteilt.<text:line-break/>Innerhalb des 'Menüinhalt'-Bereichs können Benutzer den Inhalt eines angepassten oder Modulemenüs durch zum Beispiel das Zufügen von Elementen zum Menü oder Umordnen der Elemente verändern.<text:line-break/>Das 'Speichern In'-Ausklappmenü wird benutzt, um zwischen dem Bearbeiten der Menükonfigurationen für die Module oder für die jeweiligen OpenOffice.org-Dokumente umzuschalten. Wenn die Menüregisterseite erzeugt ist, ist die Speichern In-Ausklappliste mit einem Eintrag für das Modul (z.B. OpenOffice.org Writer) und einem Eintrag für jedes offene Dokument dieses Moduls<text:change-end text:change-id="ct1217358976"/><text:change text:change-id="ct1232862512"/><text:change-start text:change-id="ct1218460424"/><text:span text:style-name="T17"> </text:span><text:change-end text:change-id="ct1218460424"/><text:change-start text:change-id="ct1230586672"/>gefüllt (z.B. alle offene OpenOffice.org Writer-Dokumente). Wenn die Registerseite erzeugt wurde, <text:change-end text:change-id="ct1230586672"/><text:change text:change-id="ct1232976136"/><text:change text:change-id="ct1232901280"/><text:change text:change-id="ct1230586024"/><text:change-start text:change-id="ct1216667672"/>wird dieses Dokument in der „Speichern in“-Ausklappliste <text:change-end text:change-id="ct1216667672"/><text:change-start text:change-id="ct1218481928"/>ausgewählt. Dies gilt für das Dokument, für welches die Menüregisterseite <text:change-end text:change-id="ct1218481928"/><text:change-start text:change-id="ct1232976720"/>geöffnet wurde und ihre eigene Menükonfiguration definiert hat (d.h. das Dokument, <text:change-end text:change-id="ct1232976720"/><text:change-start text:change-id="ct1200927640"/>in welchen der Benutzer das Extras/Anpassen-Menü ausgewählt hat). <text:change-end text:change-id="ct1200927640"/><text:change-start text:change-id="ct1225871056"/>Sonst wird das Modul in der Ausklappliste ausgewählt.<text:line-break/>Der Beschreibungsbereich zeigt die erweiterte <text:change-end text:change-id="ct1225871056"/><text:change text:change-id="ct1238012592"/><text:change-start text:change-id="ct1218458760"/><text:span text:style-name="T17">Tipp-Hilfe</text:span><text:change-end text:change-id="ct1218458760"/><text:change-start text:change-id="ct1201215896"/> eines ausgewählten Menüeintrags an.<text:change-end text:change-id="ct1201215896"/></text:p>
          </table:table-cell>
        </table:table-row>
        <table:table-row>
          <table:table-cell table:style-name="Table2.A41" office:value-type="string">
            <text:p text:style-name="P11"><text:change-start text:change-id="ct1239300480"/><text:span text:style-name="T3">'Senden - Dokument als e</text:span><text:change-end text:change-id="ct1239300480"/><text:change text:change-id="ct1238012768"/><text:change-start text:change-id="ct1218493344"/><text:span text:style-name="T3">Mail'-Konfiguration erweitert</text:span></text:p>
            <text:p text:style-name="P11"><text:a xlink:type="simple" xlink:href="http://specs.openoffice.org/appwide/desktop_integration/send_as_email.sxw"><text:span text:style-name="T14">Querverweis zur Beschreibung</text:span></text:a><text:change-end text:change-id="ct1218493344"/><text:change text:change-id="ct1218458864"/></text:p>
          </table:table-cell>
          <table:table-cell table:style-name="Table2.A41" office:value-type="string">
            <text:p text:style-name="P10"><text:change-start text:change-id="ct1218457416"/>Alle<text:change-end text:change-id="ct1218457416"/></text:p>
          </table:table-cell>
          <table:table-cell table:style-name="Table2.A41" office:value-type="string">
            <text:p text:style-name="P10"><text:change-start text:change-id="ct1218403840"/>Mit <text:span text:style-name="T2">Senden</text:span><text:change-end text:change-id="ct1218403840"/><text:change-start text:change-id="ct1218403944"/><text:span text:style-name="T18"> - </text:span><text:change-end text:change-id="ct1218403944"/><text:change-start text:change-id="ct1239312320"/><text:span text:style-name="T2">Dokument als e-Mail </text:span>bietet OpenOffice.org eine Funktion<text:change-end text:change-id="ct1239312320"/><text:change text:change-id="ct1179532360"/><text:change-start text:change-id="ct1239300376"/> zum Öffnen eines neuen e-Mail-Erstellungsfensters<text:change-end text:change-id="ct1239300376"/><text:change-start text:change-id="ct1218404752"/>,<text:change-end text:change-id="ct1218404752"/><text:change-start text:change-id="ct1179532736"/> <text:change-end text:change-id="ct1179532736"/><text:change text:change-id="ct1238625936"/><text:change-start text:change-id="ct1179533392"/>an<text:change-end text:change-id="ct1179533392"/><text:change-start text:change-id="ct1198774976"/> dem <text:change-end text:change-id="ct1198774976"/><text:change-start text:change-id="ct1198775080"/>das <text:change-end text:change-id="ct1198775080"/><text:change-start text:change-id="ct1238876264"/>aktive<text:change-end text:change-id="ct1238876264"/><text:change text:change-id="ct1238876160"/><text:change-start text:change-id="ct1179532960"/> Dokument direkt angehängt<text:change-end text:change-id="ct1179532960"/><text:change-start text:change-id="ct1199018288"/> ist<text:change-end text:change-id="ct1199018288"/><text:change-start text:change-id="ct1201891656"/>. OpenOffice.org 2.0 wird<text:change-end text:change-id="ct1201891656"/><text:change text:change-id="ct1198920632"/><text:change-start text:change-id="ct1201891832"/> die <text:change-end text:change-id="ct1201891832"/><text:change text:change-id="ct1201892784"/><text:change-start text:change-id="ct1239299456"/>Konfiguration des e-Mail-Clients<text:change-end text:change-id="ct1239299456"/><text:change text:change-id="ct1201892384"/><text:change-start text:change-id="ct1218460784"/><text:span text:style-name="T17"> </text:span><text:change-end text:change-id="ct1218460784"/><text:change-start text:change-id="ct1238626040"/>außerordentlich <text:change-end text:change-id="ct1238626040"/><text:change-start text:change-id="ct1200576640"/>vereinfachen<text:change-end text:change-id="ct1200576640"/><text:change text:change-id="ct1226956096"/><text:change-start text:change-id="ct1238626144"/>.<text:change-end text:change-id="ct1238626144"/></text:p>
          </table:table-cell>
          <table:table-cell table:style-name="Table2.D41" office:value-type="string">
            <text:p text:style-name="P11"><text:change-start text:change-id="ct1218467864"/><text:span text:style-name="T13">Extras</text:span><text:span text:style-name="T3"> - </text:span><text:span text:style-name="T13">Optionen</text:span><text:span text:style-name="T3"> - </text:span><text:span text:style-name="T21">In</text:span><text:span text:style-name="T13">ternet</text:span><text:change-end text:change-id="ct1218467864"/><text:change-start text:change-id="ct1218469072"/><text:span text:style-name="T44"> –</text:span><text:change-end text:change-id="ct1218469072"/><text:change-start text:change-id="ct1218471344"/><text:span text:style-name="T44"> </text:span><text:span text:style-name="T13">e-Mail</text:span><text:span text:style-name="T3">, </text:span><text:change-end text:change-id="ct1218471344"/><text:change-start text:change-id="ct1218472152"/><text:span text:style-name="T3">D</text:span><text:change-end text:change-id="ct1218472152"/><text:change text:change-id="ct1218471960"/><text:change-start text:change-id="ct1218473080"/><text:span text:style-name="T3">rücken des Ellipse- ('. . .') Knopfes öffnet den Standarddateiauswahldialog mit dem Anfangsverzeichnis, </text:span><text:change-end text:change-id="ct1218473080"/><text:change text:change-id="ct1218473184"/><text:change-start text:change-id="ct1218472736"/><text:span text:style-name="T3">welches</text:span><text:change-end text:change-id="ct1218472736"/><text:change-start text:change-id="ct1238731392"/><text:span text:style-name="T3"> auf das Standardverzeichnis der Plattform für Binärdateien (/usr/bin unter Unix) gesetzt ist.</text:span><text:change-end text:change-id="ct1238731392"/></text:p>
          </table:table-cell>
        </table:table-row>
        <table:table-row>
          <table:table-cell table:style-name="Table2.A41" office:value-type="string">
            <text:p text:style-name="P11"><text:change-start text:change-id="ct1232980096"/><text:span text:style-name="T3">Neuentwurf der </text:span><text:span text:style-name="T21">E</text:span><text:change-end text:change-id="ct1232980096"/><text:change text:change-id="ct1226956320"/><text:change-start text:change-id="ct1232980440"/><text:span text:style-name="T21">r</text:span><text:change-end text:change-id="ct1232980440"/><text:change-start text:change-id="ct1201892672"/><text:span text:style-name="T21">e</text:span><text:change-end text:change-id="ct1201892672"/><text:change text:change-id="ct1238982424"/><text:change-start text:change-id="ct1218471168"/><text:span text:style-name="T21">ig</text:span><text:change-end text:change-id="ct1218471168"/><text:change-start text:change-id="ct1218472840"/><text:span text:style-name="T21">n</text:span><text:change-end text:change-id="ct1218472840"/><text:change text:change-id="ct1200577320"/><text:change-start text:change-id="ct1198920320"/><text:span text:style-name="T21">i</text:span><text:change-end text:change-id="ct1198920320"/><text:change-start text:change-id="ct1218467440"/><text:span text:style-name="T21">s</text:span><text:change-end text:change-id="ct1218467440"/><text:change text:change-id="ct1218467640"/><text:change-start text:change-id="ct1238732720"/><text:span text:style-name="T21">se</text:span><text:change-end text:change-id="ct1238732720"/><text:change-start text:change-id="ct1218468960"/><text:span text:style-name="T3">-Registerseite in dem umbenannten </text:span><text:span text:style-name="T13">Extras</text:span><text:span text:style-name="T3"> – </text:span><text:span text:style-name="T13">Konfiguriere</text:span><text:span text:style-name="T44">-D</text:span><text:span text:style-name="T3">ialog</text:span></text:p>
            <text:p text:style-name="P13"><text:a xlink:type="simple" xlink:href="http://specs.openoffice.org/scripting_framework/config_events_spec.sxw"><text:span text:style-name="T14">Querverweis zur Beschreibung</text:span></text:a><text:change-end text:change-id="ct1218468960"/></text:p>
          </table:table-cell>
          <table:table-cell table:style-name="Table2.A41" office:value-type="string">
            <text:p text:style-name="P10"><text:change-start text:change-id="ct1218471856"/>Alle<text:change-end text:change-id="ct1218471856"/></text:p>
          </table:table-cell>
          <table:table-cell table:style-name="Table2.A41" office:value-type="string">
            <text:p text:style-name="P11"><text:change-start text:change-id="ct1238734568"/><text:span text:style-name="T3">Die Bedienbarkeit der E</text:span><text:change-end text:change-id="ct1238734568"/><text:change text:change-id="ct1232945048"/><text:change-start text:change-id="ct1232980608"/><text:span text:style-name="T3">r</text:span><text:change-end text:change-id="ct1232980608"/><text:change-start text:change-id="ct1238981560"/><text:span text:style-name="T3">e</text:span><text:change-end text:change-id="ct1238981560"/><text:change text:change-id="ct1198920424"/><text:change-start text:change-id="ct1198969400"/><text:span text:style-name="T3">ig</text:span><text:change-end text:change-id="ct1198969400"/><text:change-start text:change-id="ct1238809656"/><text:span text:style-name="T3">n</text:span><text:change-end text:change-id="ct1238809656"/><text:change text:change-id="ct1234061912"/><text:change-start text:change-id="ct1216469912"/><text:span text:style-name="T3">i</text:span><text:change-end text:change-id="ct1216469912"/><text:change-start text:change-id="ct1238730472"/><text:span text:style-name="T3">s</text:span><text:change-end text:change-id="ct1238730472"/><text:change text:change-id="ct1216470656"/><text:change-start text:change-id="ct1238876968"/><text:span text:style-name="T3">se</text:span><text:change-end text:change-id="ct1238876968"/><text:change-start text:change-id="ct1238739976"/><text:span text:style-name="T3">-Registerseite des </text:span><text:span text:style-name="T13">Extras</text:span><text:span text:style-name="T3"> - </text:span><text:span text:style-name="T13">Anpassen</text:span><text:span text:style-name="T3"> (früher </text:span><text:span text:style-name="T13">Extras</text:span><text:span text:style-name="T3"> – </text:span><text:span text:style-name="T13">Konfiguriere</text:span><text:span text:style-name="T3">)-Dialog wurde verbessert, um es de</text:span><text:change-end text:change-id="ct1238739976"/><text:change-start text:change-id="ct1238740680"/><text:span text:style-name="T3">m</text:span><text:change-end text:change-id="ct1238740680"/><text:change text:change-id="ct1238740784"/><text:change-start text:change-id="ct1238741176"/><text:span text:style-name="T3"> Benutzer zu erleichtern, Ereignisanbind</text:span><text:change-end text:change-id="ct1238741176"/><text:change text:change-id="ct1238740408"/><text:change-start text:change-id="ct1238741280"/><text:span text:style-name="T3">ungen zu erzeugen und diese Registerseite mit Bedienbarkeitsänderungen in den anderen Registerseiten abzustimmen.</text:span><text:change-end text:change-id="ct1238741280"/></text:p>
          </table:table-cell>
          <table:table-cell table:style-name="Table2.D41" office:value-type="string">
            <text:p text:style-name="P16"><text:change-start text:change-id="ct1216470016"/>Wie in vorherigen Versionen von OpenOffice.org ist die E<text:change-end text:change-id="ct1216470016"/><text:change text:change-id="ct1234061104"/><text:change-start text:change-id="ct1238877072"/>r<text:change-end text:change-id="ct1238877072"/><text:change-start text:change-id="ct1198597576"/>e<text:change-end text:change-id="ct1198597576"/><text:change text:change-id="ct1201960976"/><text:change-start text:change-id="ct1238739816"/>ig<text:change-end text:change-id="ct1238739816"/><text:change-start text:change-id="ct1198835816"/>n<text:change-end text:change-id="ct1198835816"/><text:change text:change-id="ct1232905744"/><text:change-start text:change-id="ct1198920800"/>i<text:change-end text:change-id="ct1198920800"/><text:change-start text:change-id="ct1232905288"/>s<text:change-end text:change-id="ct1232905288"/><text:change text:change-id="ct1239300248"/><text:change-start text:change-id="ct1232905640"/>se<text:change-end text:change-id="ct1232905640"/><text:change-start text:change-id="ct1201961416"/>-Registerseite Teil des <text:span text:style-name="T2">Anpassen</text:span>-Dialogs, auf welchen vom <text:span text:style-name="T2">Extras – Anpassen</text:span>-Menüelement<text:change-end text:change-id="ct1201961416"/><text:change text:change-id="ct1224707912"/><text:change-start text:change-id="ct1218468696"/> zugegriffen werden kann. Die zwei Makro-Listenfelder wurden vom Dialog entfernt und das <text:span text:style-name="T2">E</text:span><text:change-end text:change-id="ct1218468696"/><text:change text:change-id="ct1198829248"/><text:change-start text:change-id="ct1198829128"/><text:span text:style-name="T2">r</text:span><text:change-end text:change-id="ct1198829128"/><text:change-start text:change-id="ct1199018960"/><text:span text:style-name="T2">e</text:span><text:change-end text:change-id="ct1199018960"/><text:change text:change-id="ct1200577088"/><text:change-start text:change-id="ct1238736432"/><text:span text:style-name="T2">ig</text:span><text:change-end text:change-id="ct1238736432"/><text:change-start text:change-id="ct1198947608"/><text:span text:style-name="T2">n</text:span><text:change-end text:change-id="ct1198947608"/><text:change text:change-id="ct1239261920"/><text:change-start text:change-id="ct1218429056"/><text:span text:style-name="T2">i</text:span><text:change-end text:change-id="ct1218429056"/><text:change-start text:change-id="ct1232905976"/><text:span text:style-name="T2">s</text:span><text:change-end text:change-id="ct1232905976"/><text:change text:change-id="ct1218428888"/><text:change-start text:change-id="ct1218438096"/><text:span text:style-name="T2">se</text:span><text:change-end text:change-id="ct1218438096"/><text:change-start text:change-id="ct1232906080"/>-Listenfeld erweitert, um den verfügbaren Platz zu füllen.</text:p>
            <text:p text:style-name="P12">Die Benutzer sollten zuerst die Stelle auswählen, <text:change-end text:change-id="ct1232906080"/><text:change text:change-id="ct1237367976"/><text:change-start text:change-id="ct1227138232"/>an d<text:change-end text:change-id="ct1227138232"/><text:change-start text:change-id="ct1218428720"/>er<text:change-end text:change-id="ct1218428720"/><text:change-start text:change-id="ct1237368728"/> sie eine Ereignisanbindung speichern wollen. D<text:change-end text:change-id="ct1237368728"/><text:change-start text:change-id="ct1237368320"/>as<text:change-end text:change-id="ct1237368320"/><text:change text:change-id="ct1227064824"/><text:change-start text:change-id="ct1230506688"/> geschieht durch den Gebrauch des 'Speichern In'-Listenfeldes. Dieses wird den Namen des gegenwärtigen Dokuments<text:change-end text:change-id="ct1230506688"/><text:change text:change-id="ct1227138360"/><text:change-start text:change-id="ct1218460888"/><text:span text:style-name="T17"> </text:span><text:change-end text:change-id="ct1218460888"/><text:change-start text:change-id="ct1232905456"/>und %PRODUCTNAME beinhalten <text:change-end text:change-id="ct1232905456"/><text:change-start text:change-id="ct1233076224"/>(ursprünglich auf der Öffnen Registerseite ausgewählt)<text:change-end text:change-id="ct1233076224"/><text:change text:change-id="ct1232904720"/><text:change text:change-id="ct1226951416"/><text:change-start text:change-id="ct1238740248"/>. Die Benutzer wählen dann das Ereignis aus, an welches sie ein Makro anbinden wollen und drücken den 'Makro zuordnen'-Knopf, welcher den Makro-Auswähler aufrufen wird (er kann auch durch einen Doppelklick des Ereignisnamen aufgerufen werden). Die Benutzer wählen das gewünschte Makro und klicken auf OK. Das Hauptlistenfeld wird aktualisiert, um die URL des ausgewählten Makros zu zeigen.</text:p>
            <text:p text:style-name="P12">Alle Anbindungen werden gespeichert, wenn der Benutzer den OK-Knopf drückt. Klicken auf den <text:change-end text:change-id="ct1238740248"/><text:change text:change-id="ct1218470128"/><text:change-start text:change-id="ct1200927408"/>Abbrechen<text:change-end text:change-id="ct1200927408"/><text:change text:change-id="ct1233076112"/><text:change-start text:change-id="ct1218441608"/>-Knopf<text:change-end text:change-id="ct1218441608"/><text:change-start text:change-id="ct1238740080"/> wird alle Änderungen ignorieren, die gemacht wurden, seit der Dialog geöffnet wurde. Klicken auf den Zurücksetzen-Knopf wird alle Applikations- und Dokumentanbindungen löschen.<text:change-end text:change-id="ct1238740080"/></text:p>
          </table:table-cell>
        </table:table-row>
        <table:table-row>
          <table:table-cell table:style-name="Table2.A41" office:value-type="string">
            <text:p text:style-name="P10"><text:change-start text:change-id="ct1218441344"/>Zusätzliche<text:change-end text:change-id="ct1218441344"/><text:change-start text:change-id="ct1198832800"/>s<text:change-end text:change-id="ct1198832800"/><text:change-start text:change-id="ct1227124768"/> Dateiformat, dem OASIS-Standard gerecht</text:p>
            <text:p text:style-name="P13"><text:a xlink:type="simple" xlink:href="http://specs.openoffice.org/appwide/fileIO/FileFormatNames.sxw"><text:span text:style-name="T14">Querverweis zur Beschreibung</text:span></text:a><text:change-end text:change-id="ct1227124768"/></text:p>
          </table:table-cell>
          <table:table-cell table:style-name="Table2.A41" office:value-type="string">
            <text:p text:style-name="P10"><draw:frame draw:style-name="fr1" draw:name="Grafik8" text:anchor-type="paragraph" svg:width="0.917cm" svg:height="0.917cm" draw:z-index="8"><draw:image xlink:href="Pictures/100000000000001A0000001AD4837F11.png" xlink:type="simple" xlink:show="embed" xlink:actuate="onLoad"/></draw:frame><text:change-start text:change-id="ct1227125408"/>Alle<text:change-end text:change-id="ct1227125408"/></text:p>
          </table:table-cell>
          <table:table-cell table:style-name="Table2.A41" office:value-type="string">
            <text:p text:style-name="P10"><text:change-start text:change-id="ct1239305848"/>Tausche<text:change-end text:change-id="ct1239305848"/><text:change-start text:change-id="ct1239261104"/>n Sie<text:change-end text:change-id="ct1239261104"/><text:change-start text:change-id="ct1200592176"/> Dokumente mit jeder anderen Software aus, die dieses Standardformat erkennt.</text:p>
            <text:p text:style-name="P12">OpenOffice.org 2.0 und StarOffice 8 benutzen das neue OASIS- (Organization for the Advancement of Structured Information Standards)-Standard-XML- (eXtensible Markup Language) Dateiformat als ihr Standarddateiformat.</text:p>
            <text:p text:style-name="P12">Die neuen Datei<text:change-end text:change-id="ct1200592176"/><text:change text:change-id="ct1198597808"/><text:change-start text:change-id="ct1238739672"/>e<text:change-end text:change-id="ct1238739672"/><text:change-start text:change-id="ct1198792464"/>rweiteru<text:change-end text:change-id="ct1198792464"/><text:change-start text:change-id="ct1200515144"/>n<text:change-end text:change-id="ct1200515144"/><text:change-start text:change-id="ct1202013752"/>gen<text:change-end text:change-id="ct1202013752"/><text:change-start text:change-id="ct1227101424"/> sind die selben, ungeachtet des Produktherstellers. Sie werden nicht nur dieses neue Dateiformat in StarOffice <text:change-end text:change-id="ct1227101424"/><text:change text:change-id="ct1198597280"/><text:change-start text:change-id="ct1238733568"/>u<text:change-end text:change-id="ct1238733568"/><text:change-start text:change-id="ct1218438200"/>nd OpenOffice.org verwendet finden, sondern auch in KOffice und einer wachsenden Anzahl an Produkten, die diesen neuen Standard unterstützen.<text:change-end text:change-id="ct1218438200"/></text:p>
          </table:table-cell>
          <table:table-cell table:style-name="Table2.D41" office:value-type="string">
            <text:p text:style-name="P10"><text:change-start text:change-id="ct1218462816"/>Neue Dateiformatnamen und -erweiterungen:</text:p>
            <text:p text:style-name="P37">Writer :<text:line-break/>OpenDocument Text [.odt]<text:span text:style-name="T30"><text:line-break/></text:span>OpenDocument Textvorlage [.ott]<text:line-break/>OpenDocument Main Document [.odm]</text:p>
            <text:p text:style-name="P37">Writer Web<text:line-break/>OpenDocument HTML Document Template [.oth]</text:p>
            <text:p text:style-name="P37">Calc<text:line-break/>OpenDocument Spreadsheet [.ods]<text:line-break/>OpenDocument Spreadsheet Template [.ots]</text:p>
            <text:p text:style-name="P37">Draw<text:line-break/>OpenDocument Drawing [.odg]<text:line-break/>OpenDocument Drawing Template [.otg]</text:p>
            <text:p text:style-name="P37">Impress<text:line-break/>OpenDocument Presentation [.odp]<text:line-break/>OpenDocument Presentation Template [.otp]</text:p>
            <text:p text:style-name="P37">Math<text:line-break/>OpenDocument Formula [.odf]</text:p>
            <text:p text:style-name="P37">Chart<text:line-break/>OpenDocument Chart [.odc]</text:p>
            <text:p text:style-name="P37">Base<text:line-break/>OpenDocument Database [.odb]<text:change-end text:change-id="ct1218462816"/></text:p>
          </table:table-cell>
        </table:table-row>
        <table:table-row>
          <table:table-cell table:style-name="Table2.A41" office:value-type="string">
            <text:p text:style-name="P10"><text:change-start text:change-id="ct1232946024"/>Neu entworfener und verbesserte<text:change-end text:change-id="ct1232946024"/><text:change-start text:change-id="ct1218472944"/>r<text:change-end text:change-id="ct1218472944"/><text:change-start text:change-id="ct1201584720"/> <text:change-end text:change-id="ct1201584720"/><text:change text:change-id="ct1199019144"/><text:change-start text:change-id="ct1230507128"/><text:span text:style-name="T17">Symbolleiste</text:span><text:change-end text:change-id="ct1230507128"/><text:change-start text:change-id="ct1142854520"/>ninhalt</text:p>
            <text:p text:style-name="P13"><text:a xlink:type="simple" xlink:href="http://specs.openoffice.org/appwide/toolbars/Toolbar_content_spec.sxw"><text:span text:style-name="T14">Querverweis zur Beschreibung</text:span></text:a><text:change-end text:change-id="ct1142854520"/></text:p>
          </table:table-cell>
          <table:table-cell table:style-name="Table2.A41" office:value-type="string">
            <text:p text:style-name="P10"><text:change-start text:change-id="ct1226951824"/>Alle<text:change-end text:change-id="ct1226951824"/></text:p>
          </table:table-cell>
          <table:table-cell table:style-name="Table2.A41" office:value-type="string">
            <text:p text:style-name="P10"><text:change-start text:change-id="ct1237624144"/>Nicht nur die <text:change-end text:change-id="ct1237624144"/><text:change text:change-id="ct1238774352"/><text:change-start text:change-id="ct1237623736"/><text:span text:style-name="T17">Symbolleiste</text:span><text:change-end text:change-id="ct1237623736"/><text:change-start text:change-id="ct1238774816"/>n wurden neu entworfen und neu angeordnet, sondern die Anzahl der Zeichen (Werkzeuge) für jede <text:change-end text:change-id="ct1238774816"/><text:change text:change-id="ct1238774584"/><text:change-start text:change-id="ct1200514768"/><text:span text:style-name="T17">Symbolleiste</text:span><text:change-end text:change-id="ct1200514768"/><text:change-start text:change-id="ct1200514872"/> wurde reduziert, um eine bessere Bedienbarkeit bereitzustellen.<text:change-end text:change-id="ct1200514872"/></text:p>
          </table:table-cell>
          <table:table-cell table:style-name="Table2.D41" office:value-type="string">
            <text:p text:style-name="P11"><text:change-start text:change-id="ct1198531488"/><text:span text:style-name="T3">Unter </text:span><text:span text:style-name="T13">Ansicht</text:span><text:span text:style-name="T3"> – </text:span><text:change-end text:change-id="ct1198531488"/><text:change text:change-id="ct1239216488"/><text:change-start text:change-id="ct1218469800"/><text:span text:style-name="T52">Symbolleiste</text:span><text:change-end text:change-id="ct1218469800"/><text:change-start text:change-id="ct1237623416"/><text:span text:style-name="T13">n </text:span><text:change-end text:change-id="ct1237623416"/><text:change text:change-id="ct1218470000"/><text:change text:change-id="ct1238756800"/><text:change-start text:change-id="ct1202021408"/><text:span text:style-name="T44">können</text:span><text:change-end text:change-id="ct1202021408"/><text:change-start text:change-id="ct1202022192"/><text:span text:style-name="T3"> Sie mehr </text:span><text:change-end text:change-id="ct1202022192"/><text:change text:change-id="ct1202022024"/><text:change-start text:change-id="ct1202022840"/><text:span text:style-name="T54">Symbolleiste</text:span><text:change-end text:change-id="ct1202022840"/><text:change-start text:change-id="ct1202024352"/><text:span text:style-name="T3">n als die standardmäßig sichtbaren</text:span><text:change-end text:change-id="ct1202024352"/><text:change text:change-id="ct1202023472"/><text:change-start text:change-id="ct1202023576"/><text:span text:style-name="T44"> an</text:span><text:change-end text:change-id="ct1202023576"/><text:change-start text:change-id="ct1202025064"/><text:span text:style-name="T44">zeigen lassen</text:span><text:change-end text:change-id="ct1202025064"/><text:change-start text:change-id="ct1202025896"/><text:span text:style-name="T3">; markieren Sie die </text:span><text:change-end text:change-id="ct1202025896"/><text:change text:change-id="ct1202025688"/><text:change-start text:change-id="ct1202026584"/><text:span text:style-name="T54">Symbolleiste</text:span><text:change-end text:change-id="ct1202026584"/><text:change-start text:change-id="ct1202027368"/><text:span text:style-name="T3">n, die Sie sehen wollen. </text:span><text:change-end text:change-id="ct1202027368"/><text:change text:change-id="ct1202025536"/><text:change-start text:change-id="ct1202021552"/><text:span text:style-name="T3">Voreingestellt sind</text:span><text:change-end text:change-id="ct1202021552"/><text:change-start text:change-id="ct1202029512"/><text:span text:style-name="T3"> </text:span><text:change-end text:change-id="ct1202029512"/><text:change text:change-id="ct1202028968"/><text:change-start text:change-id="ct1202028864"/><text:span text:style-name="T3">die </text:span><text:change-end text:change-id="ct1202028864"/><text:change text:change-id="ct1202028664"/><text:change-start text:change-id="ct1202030200"/><text:span text:style-name="T54">Symbolleiste</text:span><text:change-end text:change-id="ct1202030200"/><text:change-start text:change-id="ct1202032456"/><text:span text:style-name="T3">n, die </text:span><text:change-end text:change-id="ct1202032456"/><text:change text:change-id="ct1202031008"/><text:change-start text:change-id="ct1202031544"/><text:span text:style-name="T3">zu</text:span><text:change-end text:change-id="ct1202031544"/><text:change text:change-id="ct1202031400"/><text:change-start text:change-id="ct1202030904"/><text:span text:style-name="T3">m Dokument oder der vorliegenden Arbeit passen.</text:span><text:change-end text:change-id="ct1202030904"/></text:p>
          </table:table-cell>
        </table:table-row>
        <table:table-row>
          <table:table-cell table:style-name="Table2.A41" office:value-type="string">
            <text:p text:style-name="P10"><text:change-start text:change-id="ct1179466328"/>Geänderte Information im Fenstertitel</text:p>
            <text:p text:style-name="P13"><text:a xlink:type="simple" xlink:href="http://specs.openoffice.org/appwide/module_name_in_caption_bar/module_name_in_caption_bar.sxw"><text:span text:style-name="T14">Querverweis zur Beschreibung</text:span></text:a><text:change-end text:change-id="ct1179466328"/></text:p>
          </table:table-cell>
          <table:table-cell table:style-name="Table2.A41" office:value-type="string">
            <text:p text:style-name="P10"><text:change-start text:change-id="ct1198793032"/>Alle<text:change-end text:change-id="ct1198793032"/></text:p>
          </table:table-cell>
          <table:table-cell table:style-name="Table2.A41" office:value-type="string">
            <text:p text:style-name="P10"><text:change-start text:change-id="ct1202024864"/>Anstatt der Anzeige des Dateinamens oder de<text:change-end text:change-id="ct1202024864"/><text:change-start text:change-id="ct1198793688"/>s<text:change-end text:change-id="ct1198793688"/><text:change text:change-id="ct1227102648"/><text:change-start text:change-id="ct1198537464"/> Titel<text:change-end text:change-id="ct1198537464"/><text:change-start text:change-id="ct1239156728"/>s<text:change-end text:change-id="ct1239156728"/><text:change-start text:change-id="ct1198532272"/> (falls verfügbar) und de<text:change-end text:change-id="ct1198532272"/><text:change-start text:change-id="ct1179467480"/>s<text:change-end text:change-id="ct1179467480"/><text:change text:change-id="ct1187102664"/><text:change-start text:change-id="ct1201585784"/> Softwarenamen<text:change-end text:change-id="ct1201585784"/><text:change-start text:change-id="ct1198538136"/>s<text:change-end text:change-id="ct1198538136"/><text:change text:change-id="ct1201619872"/><text:change-start text:change-id="ct1201781168"/><text:span text:style-name="T17"> </text:span><text:change-end text:change-id="ct1201781168"/><text:change-start text:change-id="ct1201782200"/>im Fenstertitel wird jetzt der Dateiname plus der Office-Komponentenname (z.B. Writer, Calc, Impress, etc.) angezeigt werden.<text:change-end text:change-id="ct1201782200"/></text:p>
          </table:table-cell>
          <table:table-cell table:style-name="Table2.D41" office:value-type="string">
            <text:p text:style-name="P10"><text:change-start text:change-id="ct1201781512"/>Dieser Text ist in der Titelleiste oben im Dokumentfenster<text:change-end text:change-id="ct1201781512"/><text:change text:change-id="ct1201781280"/><text:change-start text:change-id="ct1202027696"/> über der Menüleiste<text:change-end text:change-id="ct1202027696"/><text:change-start text:change-id="ct1201620720"/> lesbar<text:change-end text:change-id="ct1201620720"/><text:change-start text:change-id="ct1201620536"/>.<text:change-end text:change-id="ct1201620536"/></text:p>
          </table:table-cell>
        </table:table-row>
        <table:table-row>
          <table:table-cell table:style-name="Table2.A41" office:value-type="string">
            <text:p text:style-name="P10"><text:change-start text:change-id="ct1201781744"/>Digitale Signaturen und Verschlüsselung erweitert</text:p>
            <text:p text:style-name="P13"><text:a xlink:type="simple" xlink:href="http://specs.openoffice.org/appwide/security/Electronic_Signatures_and_Security.sxw"><text:span text:style-name="T14">Querverweis zur Beschreibung</text:span></text:a><text:change-end text:change-id="ct1201781744"/></text:p>
          </table:table-cell>
          <table:table-cell table:style-name="Table2.A41" office:value-type="string">
            <text:p text:style-name="P10"><draw:frame draw:style-name="fr1" draw:name="Grafik9" text:anchor-type="paragraph" svg:width="0.917cm" svg:height="0.917cm" draw:z-index="9"><draw:image xlink:href="Pictures/100000000000001A0000001AD4837F11.png" xlink:type="simple" xlink:show="embed" xlink:actuate="onLoad"/></draw:frame><text:change-start text:change-id="ct1201622192"/>Alle<text:change-end text:change-id="ct1201622192"/></text:p>
          </table:table-cell>
          <table:table-cell table:style-name="Table2.A41" office:value-type="string">
            <text:p text:style-name="P10"><text:change-start text:change-id="ct1179466096"/>Digitale Signaturen bieten sicheren Schutz des Dokumentinhalts. D<text:change-end text:change-id="ct1179466096"/><text:change-start text:change-id="ct1218473696"/>er<text:change-end text:change-id="ct1218473696"/><text:change text:change-id="ct1201621480"/><text:change-start text:change-id="ct1201621648"/> neue XML- (eXtensible Markup Language) Verschlüsselungsalgorithmus bietet zusätzliche Sicherheit.<text:change-end text:change-id="ct1201621648"/></text:p>
          </table:table-cell>
          <table:table-cell table:style-name="Table2.D41" office:value-type="string">
            <text:p text:style-name="P11"><text:change-start text:change-id="ct1226951520"/><text:span text:style-name="T3">Wählen Sie: </text:span><text:span text:style-name="T13">Datei</text:span><text:span text:style-name="T3"> - </text:span><text:span text:style-name="T13">Digitale Signaturen</text:span><text:span text:style-name="T44">,</text:span><text:span text:style-name="T3"> um den Dialog zu öffnen.</text:span></text:p>
            <text:p text:style-name="P12">Falls ein signiertes Dokument geladen wird, zeigt OpenOffice.org ein kleines rotes Siegelzeichen in der Statusleiste unten im Dokumentfenster. <text:change-end text:change-id="ct1226951520"/><text:change-start text:change-id="ct1239014728"/>Klicken <text:change-end text:change-id="ct1239014728"/><text:change text:change-id="ct1202022704"/><text:change text:change-id="ct1239015440"/><text:change text:change-id="ct1239015208"/><text:change-start text:change-id="ct1239016104"/>Sie<text:change-end text:change-id="ct1239016104"/><text:change-start text:change-id="ct1239215616"/> mit<text:span text:style-name="T1"> </text:span><text:change-end text:change-id="ct1239215616"/><text:change-start text:change-id="ct1239014960"/><text:span text:style-name="T1">der </text:span><text:change-end text:change-id="ct1239014960"/><text:change-start text:change-id="ct1201783016"/><text:span text:style-name="T1">rechte</text:span><text:change-end text:change-id="ct1201783016"/><text:change-start text:change-id="ct1198537184"/><text:span text:style-name="T1">n</text:span><text:change-end text:change-id="ct1198537184"/><text:change text:change-id="ct1201621880"/><text:change-start text:change-id="ct1201863040"/><text:span text:style-name="T1"> Maustaste</text:span><text:change-end text:change-id="ct1201863040"/><text:change-start text:change-id="ct1202027472"/> auf das Zeichen in der Statusleiste, um das Kontextmenü zu öffnen, <text:change-end text:change-id="ct1202027472"/><text:change text:change-id="ct1201863768"/><text:change-start text:change-id="ct1201864000"/>in dem<text:change-end text:change-id="ct1201864000"/><text:change text:change-id="ct1238756576"/><text:change-start text:change-id="ct1239348480"/> Sie auch den Menüeintrag <text:span text:style-name="T2">Digitale Signaturen</text:span> finden<text:change-end text:change-id="ct1239348480"/><text:change text:change-id="ct1202029312"/><text:change-start text:change-id="ct1202029112"/>.<text:change-end text:change-id="ct1202029112"/></text:p>
          </table:table-cell>
        </table:table-row>
        <table:table-row>
          <table:table-cell table:style-name="Table2.A41" office:value-type="string">
            <text:p text:style-name="P10"><text:change-start text:change-id="ct1201622440"/>Neue Dateiminiaturansichten für die Vorschau</text:p>
            <text:p text:style-name="P13"><text:a xlink:type="simple" xlink:href="http://specs.openoffice.org/appwide/desktop_integration/ooo_file_thumbnails.sxw"><text:span text:style-name="T14">Querverweis zur Beschreibung</text:span></text:a><text:change-end text:change-id="ct1201622440"/></text:p>
          </table:table-cell>
          <table:table-cell table:style-name="Table2.A41" office:value-type="string">
            <text:p text:style-name="P10"><draw:frame draw:style-name="fr1" draw:name="Grafik10" text:anchor-type="paragraph" svg:width="0.917cm" svg:height="0.917cm" draw:z-index="10"><draw:image xlink:href="Pictures/100000000000001A0000001AD4837F11.png" xlink:type="simple" xlink:show="embed" xlink:actuate="onLoad"/></draw:frame><text:change-start text:change-id="ct1239016872"/>Alle<text:change-end text:change-id="ct1239016872"/></text:p>
          </table:table-cell>
          <table:table-cell table:style-name="Table2.A41" office:value-type="string">
            <text:p text:style-name="P10"><text:change-start text:change-id="ct1218404624"/>Das neue Plug-in für den Dateisystemexplorer zeigt eine Miniaturvorschau einer OpenOffice.org-Datei.<text:change-end text:change-id="ct1218404624"/></text:p>
          </table:table-cell>
          <table:table-cell table:style-name="Table2.D41" office:value-type="string">
            <text:p text:style-name="P10"><text:change-start text:change-id="ct1239351528"/>Der Standarddateisystemexplorer auf allen drei relevanten Benutzeroberflächen Gnome (Nautilus), KDE (Konqueror), und Windows (Explorer) unterstütz<text:change-end text:change-id="ct1239351528"/><text:change-start text:change-id="ct1239349184"/>t<text:change-end text:change-id="ct1239349184"/><text:change text:change-id="ct1239350552"/><text:change-start text:change-id="ct1239350784"/> einen Miniaturvorschaumodus, in welche<text:change-end text:change-id="ct1239350784"/><text:change-start text:change-id="ct1214733768"/>m<text:change-end text:change-id="ct1214733768"/><text:change text:change-id="ct1239349976"/><text:change-start text:change-id="ct1202029616"/> eine <text:change-end text:change-id="ct1202029616"/><text:change text:change-id="ct1201781384"/><text:change-start text:change-id="ct1202030744"/>verkleinerte<text:change-end text:change-id="ct1202030744"/><text:change-start text:change-id="ct1198492072"/> Vorschau des jeweiligen Dateisystemobjekts angezeigt wird, falls verfügbar.<text:change-end text:change-id="ct1198492072"/></text:p>
          </table:table-cell>
        </table:table-row>
        <table:table-row>
          <table:table-cell table:style-name="Table2.A41" office:value-type="string">
            <text:p text:style-name="P10"><text:change-start text:change-id="ct1198531872"/>Tastaturunterstützung für das Zuweisen von Ab<text:change-end text:change-id="ct1198531872"/><text:change-start text:change-id="ct1198818768"/>s<text:change-end text:change-id="ct1198818768"/><text:change-start text:change-id="ct1201623136"/>atzstilen</text:p>
            <text:p text:style-name="P13"><text:a xlink:type="simple" xlink:href="http://specs.openoffice.org/appwide/keyboard/assign_keyboard_shortcuts_to_styles.sxw"><text:span text:style-name="T14">Querverweis zur Beschreibung</text:span></text:a><text:change-end text:change-id="ct1201623136"/></text:p>
          </table:table-cell>
          <table:table-cell table:style-name="Table2.A41" office:value-type="string">
            <text:p text:style-name="P10"><draw:frame draw:style-name="fr1" draw:name="Grafik11" text:anchor-type="paragraph" svg:width="0.917cm" svg:height="0.917cm" draw:z-index="11"><draw:image xlink:href="Pictures/100000000000001A0000001AD4837F11.png" xlink:type="simple" xlink:show="embed" xlink:actuate="onLoad"/></draw:frame><text:change-start text:change-id="ct1201861968"/>Alle<text:change-end text:change-id="ct1201861968"/></text:p>
          </table:table-cell>
          <table:table-cell table:style-name="Table2.A41" office:value-type="string">
            <text:p text:style-name="P10"><text:change-start text:change-id="ct1239156144"/>Sie können <text:change-end text:change-id="ct1239156144"/><text:change-start text:change-id="ct1201861744"/>den Absatzstilen <text:change-end text:change-id="ct1201861744"/><text:change-start text:change-id="ct1227024672"/>Tastenkombinationen<text:change-end text:change-id="ct1227024672"/><text:change text:change-id="ct1202035344"/><text:change-start text:change-id="ct1239081376"/> zuweisen, damit Sie in der Lage sind<text:change-end text:change-id="ct1239081376"/><text:change text:change-id="ct1198797192"/><text:change-start text:change-id="ct1202035240"/> diese Stile<text:change-end text:change-id="ct1202035240"/><text:change-start text:change-id="ct1225826088"/> schnell<text:change-end text:change-id="ct1225826088"/><text:change-start text:change-id="ct1239433024"/> während des Tippens <text:change-end text:change-id="ct1239433024"/><text:change-start text:change-id="ct1239117216"/>ohne Maus oder Dialoginteraktion <text:change-end text:change-id="ct1239117216"/><text:change-start text:change-id="ct1226962048"/>in einem Dokument anzuwenden<text:change-end text:change-id="ct1226962048"/><text:change-start text:change-id="ct1217411968"/>.<text:change-end text:change-id="ct1217411968"/><text:change text:change-id="ct1202034272"/><text:change text:change-id="ct1198546440"/><text:change text:change-id="ct1198547064"/><text:change-start text:change-id="ct1202034376"/> Dies ist besonders für die <text:change-end text:change-id="ct1202034376"/><text:change-start text:change-id="ct1198547528"/>barrierefreie <text:change-end text:change-id="ct1198547528"/><text:change-start text:change-id="ct1198547632"/>Zugänglichkeit wichtig.<text:change-end text:change-id="ct1198547632"/></text:p>
          </table:table-cell>
          <table:table-cell table:style-name="Table2.D41" office:value-type="string">
            <text:p text:style-name="P11"><text:change-start text:change-id="ct1198548016"/><text:span text:style-name="T3">Wählen Sie </text:span><text:span text:style-name="T13">Extras</text:span><text:span text:style-name="T3"> - </text:span><text:span text:style-name="T13">Anpassen</text:span><text:span text:style-name="T3"> - </text:span><text:span text:style-name="T13">Tastatur</text:span></text:p>
            <text:p text:style-name="P12">Ein Satz vordefinierter Kürzel für 'Absatzstile' wird für Writer <text:change-end text:change-id="ct1198548016"/><text:change-start text:change-id="ct1198550304"/>bereits mit<text:change-end text:change-id="ct1198550304"/><text:change-start text:change-id="ct1202049568"/>geliefert.<text:change-end text:change-id="ct1202049568"/></text:p>
          </table:table-cell>
        </table:table-row>
      </table:table>
      <text:p text:style-name="P9"><text:change text:change-id="ct1214818008"/></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h text:style-name="P34" text:outline-level="1"><text:change-start text:change-id="ct1198792184"/>Kompatibilität mit Microsoft<text:change-end text:change-id="ct1198792184"/><text:change text:change-id="ct1198548384"/><text:change text:change-id="ct1218381880"/><text:change-start text:change-id="ct1233047784"/><text:span text:style-name="T55">®</text:span><text:change-end text:change-id="ct1233047784"/><text:change-start text:change-id="ct1199392088"/> Office und<text:change-end text:change-id="ct1199392088"/><text:change text:change-id="ct1233047936"/><text:change-start text:change-id="ct1198712344"/> <text:change-end text:change-id="ct1198712344"/><text:change-start text:change-id="ct1233048168"/>a<text:change-end text:change-id="ct1233048168"/><text:change text:change-id="ct1233048272"/><text:change-start text:change-id="ct1233047656"/>ndere<text:change-end text:change-id="ct1233047656"/><text:change-start text:change-id="ct1233048504"/>n<text:change-end text:change-id="ct1233048504"/><text:change-start text:change-id="ct1199391960"/> Produkte<text:change-end text:change-id="ct1199391960"/><text:change-start text:change-id="ct1233048608"/>n<text:change-end text:change-id="ct1233048608"/></text:h>
          </table:table-cell>
          <table:covered-table-cell/>
          <table:covered-table-cell/>
          <table:covered-table-cell/>
        </table:table-row>
        <table:table-row>
          <table:table-cell table:style-name="Table3.A2" office:value-type="string">
            <text:p text:style-name="P35"><text:change-start text:change-id="ct1198771440"/>Neue Funktion<text:change-end text:change-id="ct1198771440"/></text:p>
          </table:table-cell>
          <table:table-cell table:style-name="Table3.A2" office:value-type="string">
            <text:p text:style-name="P35"><text:change-start text:change-id="ct1233049608"/>Modul<text:change-end text:change-id="ct1233049608"/></text:p>
          </table:table-cell>
          <table:table-cell table:style-name="Table3.A2" office:value-type="string">
            <text:p text:style-name="P35"><text:change-start text:change-id="ct1233048880"/>Vorteil<text:change-end text:change-id="ct1233048880"/></text:p>
          </table:table-cell>
          <table:table-cell table:style-name="Table3.D2" office:value-type="string">
            <text:p text:style-name="P35"><text:change-start text:change-id="ct1233050712"/>wie erreichbar<text:change-end text:change-id="ct1233050712"/></text:p>
          </table:table-cell>
        </table:table-row>
        <table:table-row>
          <table:table-cell table:style-name="Table3.A3" office:value-type="string">
            <text:p text:style-name="P10"><text:change-start text:change-id="ct1198771648"/>Bessere Positionierung der schwebenden <text:change-end text:change-id="ct1198771648"/><text:change text:change-id="ct1233051568"/><text:change-start text:change-id="ct1198771544"/><text:span text:style-name="T17">Symbolleiste</text:span><text:change-end text:change-id="ct1198771544"/><text:change-start text:change-id="ct1233052808"/>n</text:p>
            <text:p text:style-name="P13"><text:a xlink:type="simple" xlink:href="http://specs.openoffice.org/writer/compatibility/adjust-object-positioning.sxw"><text:span text:style-name="T14">Querverweis zur Beschreibung</text:span></text:a><text:change-end text:change-id="ct1233052808"/></text:p>
          </table:table-cell>
          <table:table-cell table:style-name="Table3.A3" office:value-type="string">
            <text:p text:style-name="P10"><text:change-start text:change-id="ct1233053752"/>Writer<text:change-end text:change-id="ct1233053752"/></text:p>
          </table:table-cell>
          <table:table-cell table:style-name="Table3.A3" office:value-type="string">
            <text:p text:style-name="P10"><text:change-start text:change-id="ct1233054480"/>Die Positionierung der schwebenden <text:change-end text:change-id="ct1233054480"/><text:change text:change-id="ct1233050816"/><text:change-start text:change-id="ct1233050920"/><text:span text:style-name="T17">Symbolleiste</text:span><text:change-end text:change-id="ct1233050920"/><text:change-start text:change-id="ct1233053856"/>n wurde angeglichen, so dass Writer-Dokumente zu Microsoft<text:change-end text:change-id="ct1233053856"/><text:change text:change-id="ct1233055832"/><text:change text:change-id="ct1233053960"/><text:change-start text:change-id="ct1233055728"/><text:span text:style-name="T17">®</text:span><text:change-end text:change-id="ct1233055728"/><text:change-start text:change-id="ct1233056064"/> Word-Dokumente kompatibel sind.<text:change-end text:change-id="ct1233056064"/></text:p>
          </table:table-cell>
          <table:table-cell table:style-name="Table3.D3" office:value-type="string">
            <text:p text:style-name="P11"><text:change-start text:change-id="ct1233059160"/><text:span text:style-name="T3">Wählen Sie </text:span><text:span text:style-name="T13">Extras</text:span><text:span text:style-name="T3"> - </text:span><text:span text:style-name="T13">Optionen</text:span><text:span text:style-name="T3"> - </text:span><text:span text:style-name="T13">OpenOffice.org Writer</text:span><text:span text:style-name="T3"> - </text:span><text:span text:style-name="T21">Kompatibilität</text:span><text:span text:style-name="T3">.</text:span></text:p>
            <text:p text:style-name="P12">Falls die neue Option <text:span text:style-name="T56">AUS </text:span>ist, wird die geänderte Positionierung der schwebenden Bildschirmobjekte angewendet. Falls die neue Option <text:span text:style-name="T57">AN </text:span>ist, wird die frühere Positionierung der schwebenden Bildschirmobjekte angewendet.</text:p>
            <text:p text:style-name="P12">Der Standardwert der Option für neue Dokumente wird <text:span text:style-name="T56">AUS </text:span>sein, aber wenn ältere Writer-Dokumente entdeckt werden, ändert sich der Wert auf <text:span text:style-name="T57">AN</text:span>.<text:change-end text:change-id="ct1233059160"/></text:p>
          </table:table-cell>
        </table:table-row>
        <table:table-row>
          <table:table-cell table:style-name="Table3.A3" office:value-type="string">
            <text:p text:style-name="P10"><text:change-start text:change-id="ct1233055616"/>Automatische Größenänderung von Textrahmen</text:p>
            <text:p text:style-name="P13"><text:a xlink:type="simple" xlink:href="http://specs.openoffice.org/writer/textframeautowidth/textframeautowidth.sxw"><text:span text:style-name="T14">Querverweis zur Beschreibung</text:span></text:a><text:change-end text:change-id="ct1233055616"/></text:p>
          </table:table-cell>
          <table:table-cell table:style-name="Table3.A3" office:value-type="string">
            <text:p text:style-name="P10"><draw:frame draw:style-name="fr1" draw:name="Grafik12" text:anchor-type="paragraph" svg:width="0.917cm" svg:height="0.917cm" draw:z-index="12"><draw:image xlink:href="Pictures/100000000000001A0000001AD4837F11.png" xlink:type="simple" xlink:show="embed" xlink:actuate="onLoad"/></draw:frame><text:change-start text:change-id="ct1233054688"/>Writer<text:change-end text:change-id="ct1233054688"/></text:p>
          </table:table-cell>
          <table:table-cell table:style-name="Table3.A3" office:value-type="string">
            <text:p text:style-name="P10"><text:change-start text:change-id="ct1233059808"/>Sie können automatisch die Weite der Textrahmen vergrößern, abhängig von der Weite des Text<text:change-end text:change-id="ct1233059808"/><text:change-start text:change-id="ct1233059264"/>e<text:change-end text:change-id="ct1233059264"/><text:change-start text:change-id="ct1233061360"/>s innerhalb d<text:change-end text:change-id="ct1233061360"/><text:change text:change-id="ct1233061464"/><text:change-start text:change-id="ct1233061568"/>ieser Rahmen<text:change-end text:change-id="ct1233061568"/><text:change-start text:change-id="ct1233066064"/>.</text:p>
            <text:p text:style-name="P12">Diese Funktion ist einzigartig in OpenOffice.org.<text:change-end text:change-id="ct1233066064"/></text:p>
          </table:table-cell>
          <table:table-cell table:style-name="Table3.D3" office:value-type="string">
            <text:p text:style-name="P11"><text:change-start text:change-id="ct1233068944"/><text:span text:style-name="T3">Wählen Sie </text:span><text:span text:style-name="T13">Einfügen</text:span><text:span text:style-name="T3"> - </text:span><text:span text:style-name="T13">Rahmen</text:span><text:span text:style-name="T3">.</text:span><text:change-end text:change-id="ct1233068944"/></text:p>
          </table:table-cell>
        </table:table-row>
        <table:table-row>
          <table:table-cell table:style-name="Table3.A3" office:value-type="string">
            <text:p text:style-name="P10"><text:change-start text:change-id="ct1233059680"/>Automatische<text:change-end text:change-id="ct1233059680"/><text:change text:change-id="ct1233059032"/><text:change-start text:change-id="ct1233048376"/> Seiten- und Spaltenumbrüche</text:p>
            <text:p text:style-name="P13"><text:a xlink:type="simple" xlink:href="http://specs.openoffice.org/writer/compatibility/tables_automatic_page_and_column_breaks.sxw"><text:span text:style-name="T14">Querverweis zur Beschreibung</text:span></text:a><text:change-end text:change-id="ct1233048376"/></text:p>
          </table:table-cell>
          <table:table-cell table:style-name="Table3.A3" office:value-type="string">
            <text:p text:style-name="P10"><draw:frame draw:style-name="fr1" draw:name="Grafik13" text:anchor-type="paragraph" svg:width="0.917cm" svg:height="0.917cm" draw:z-index="13"><draw:image xlink:href="Pictures/100000000000001A0000001AD4837F11.png" xlink:type="simple" xlink:show="embed" xlink:actuate="onLoad"/></draw:frame><text:change-start text:change-id="ct1233061232"/>Writer<text:change-end text:change-id="ct1233061232"/></text:p>
          </table:table-cell>
          <table:table-cell table:style-name="Table3.A3" office:value-type="string">
            <text:p text:style-name="P10"><text:change-start text:change-id="ct1233072760"/>Microsoft<text:change-end text:change-id="ct1233072760"/><text:change text:change-id="ct1233056768"/><text:change text:change-id="ct1233069048"/><text:change-start text:change-id="ct1233068568"/><text:span text:style-name="T17">®</text:span><text:change-end text:change-id="ct1233068568"/><text:change-start text:change-id="ct1233066960"/> Word-Dokumente mit Tabellen können leichter <text:change-end text:change-id="ct1233066960"/><text:change text:change-id="ct1233066296"/><text:change-start text:change-id="ct1233067072"/>in <text:change-end text:change-id="ct1233067072"/><text:change-start text:change-id="ct1199396240"/>Writer-Dokumente<text:change-end text:change-id="ct1199396240"/><text:change text:change-id="ct1233066400"/><text:change-start text:change-id="ct1233067176"/> und umgekehrt konvertiert werden. Eine neue Option<text:change-end text:change-id="ct1233067176"/><text:change-start text:change-id="ct1217368624"/> wurde hinzugefügt<text:change-end text:change-id="ct1217368624"/><text:change-start text:change-id="ct1217368312"/>, <text:change-end text:change-id="ct1217368312"/><text:change text:change-id="ct1217368416"/><text:change-start text:change-id="ct1217368520"/>welche <text:change-end text:change-id="ct1217368520"/><text:change-start text:change-id="ct1233068440"/>die <text:change-end text:change-id="ct1233068440"/><text:change text:change-id="ct1233066168"/><text:change-start text:change-id="ct1225834752"/>Umbrüche <text:change-end text:change-id="ct1225834752"/><text:change text:change-id="ct1230485392"/><text:change-start text:change-id="ct1238797680"/>aller Zeilen (oder Zeilen, welche ausgewählt sind) an Seiten- und Spaltenumbrüchen erlaubt<text:change-end text:change-id="ct1238797680"/><text:change text:change-id="ct1238822304"/><text:change-start text:change-id="ct1179466648"/>.<text:change-end text:change-id="ct1179466648"/><text:change text:change-id="ct1200869920"/><text:change-start text:change-id="ct1238800216"/>.<text:change-end text:change-id="ct1238800216"/></text:p>
          </table:table-cell>
          <table:table-cell table:style-name="Table3.D3" office:value-type="string">
            <text:p text:style-name="P11"><text:change-start text:change-id="ct1216509592"/><text:span text:style-name="T3">Öffnen Sie den </text:span><text:span text:style-name="T13">Tabelle</text:span><text:change-end text:change-id="ct1216509592"/><text:change-start text:change-id="ct1233057816"/><text:span text:style-name="T44">- (</text:span><text:change-end text:change-id="ct1233057816"/><text:change-start text:change-id="ct1233058624"/><text:span text:style-name="T44">oder</text:span><text:span text:style-name="T13"> Tabelleneigenschaften</text:span><text:change-end text:change-id="ct1233058624"/><text:change-start text:change-id="ct1199397016"/><text:span text:style-name="T44">-)</text:span><text:change-end text:change-id="ct1199397016"/><text:change-start text:change-id="ct1217370672"/><text:span text:style-name="T3"> Dialog, wählen Sie die </text:span><text:span text:style-name="T13">Textfluss</text:span><text:span text:style-name="T44">-Regis</text:span><text:span text:style-name="T3">terseite.</text:span><text:change-end text:change-id="ct1217370672"/></text:p>
          </table:table-cell>
        </table:table-row>
        <table:table-row>
          <table:table-cell table:style-name="Table3.A3" office:value-type="string">
            <text:p text:style-name="P10"><text:change-start text:change-id="ct1233061672"/>Bessere Einstellung der Textzeilenformatierung</text:p>
            <text:p text:style-name="P13"><text:a xlink:type="simple" xlink:href="http://specs.openoffice.org/writer/compatibility/text_lines_and_prop_line_spacing.sxw"><text:span text:style-name="T14">Querverweis zur Beschreibung</text:span></text:a><text:change-end text:change-id="ct1233061672"/></text:p>
          </table:table-cell>
          <table:table-cell table:style-name="Table3.A3" office:value-type="string">
            <text:p text:style-name="P10"><text:change-start text:change-id="ct1200834048"/>Writer<text:change-end text:change-id="ct1200834048"/></text:p>
          </table:table-cell>
          <table:table-cell table:style-name="Table3.A3" office:value-type="string">
            <text:p text:style-name="P10"><text:change-start text:change-id="ct1239082368"/>Die Formatierung der Textzeilen mit eine<text:change-end text:change-id="ct1239082368"/><text:change-start text:change-id="ct1217370776"/>m<text:change-end text:change-id="ct1217370776"/><text:change text:change-id="ct1184532024"/><text:change-start text:change-id="ct1201568160"/> gegebenen proportionalen Zeilenabstand <text:change-end text:change-id="ct1201568160"/><text:change text:change-id="ct1233051440"/><text:change-start text:change-id="ct1233058408"/>w<text:change-end text:change-id="ct1233058408"/><text:change-start text:change-id="ct1201566376"/>urde für eine bessere Konvertierung <text:change-end text:change-id="ct1201566376"/><text:change text:change-id="ct1233058512"/><text:change-start text:change-id="ct1239121824"/>in <text:change-end text:change-id="ct1239121824"/><text:change-start text:change-id="ct1142934920"/>/ <text:change-end text:change-id="ct1142934920"/><text:change text:change-id="ct1142936216"/><text:change-start text:change-id="ct1199398080"/>von <text:change-end text:change-id="ct1199398080"/><text:change-start text:change-id="ct1142938096"/>Writer-Dokumente<text:change-end text:change-id="ct1142938096"/><text:change text:change-id="ct1142937920"/><text:change-start text:change-id="ct1142938272"/> und Microsoft<text:change-end text:change-id="ct1142938272"/><text:change text:change-id="ct1184529664"/><text:change text:change-id="ct1142936392"/><text:change-start text:change-id="ct1142939232"/><text:span text:style-name="T17">®</text:span><text:change-end text:change-id="ct1142939232"/><text:change-start text:change-id="ct1142941648"/> Word-Dokumente<text:change-end text:change-id="ct1142941648"/><text:change text:change-id="ct1142941032"/><text:change-start text:change-id="ct1142940864"/> angepasst.<text:change-end text:change-id="ct1142940864"/></text:p>
          </table:table-cell>
          <table:table-cell table:style-name="Table3.D3" office:value-type="string">
            <text:p text:style-name="P11"><text:change-start text:change-id="ct1217377712"/><text:span text:style-name="T3">Wählen Sie </text:span><text:span text:style-name="T13">Extras</text:span><text:span text:style-name="T3"> - </text:span><text:span text:style-name="T13">Optionen</text:span><text:span text:style-name="T3"> - </text:span><text:span text:style-name="T13">OpenOffice.org Writer</text:span><text:span text:style-name="T3"> - </text:span><text:change-end text:change-id="ct1217377712"/><text:change-start text:change-id="ct1217378264"/><text:span text:style-name="T21">K</text:span><text:change-end text:change-id="ct1217378264"/><text:change-start text:change-id="ct1217379192"/><text:span text:style-name="T13">ompatibilität</text:span><text:span text:style-name="T3">. - Benutz</text:span><text:change-end text:change-id="ct1217379192"/><text:change text:change-id="ct1217378968"/><text:change-start text:change-id="ct1217379520"/><text:span text:style-name="T3">e</text:span><text:change-end text:change-id="ct1217379520"/><text:change-start text:change-id="ct1217380072"/><text:span text:style-name="T3"> OpenOffice.org 1.1</text:span><text:change-end text:change-id="ct1217380072"/><text:change-start text:change-id="ct1217380624"/><text:span text:style-name="T3"> </text:span><text:change-end text:change-id="ct1217380624"/><text:change-start text:change-id="ct1217381080"/><text:span text:style-name="T3">/</text:span><text:change-end text:change-id="ct1217381080"/><text:change-start text:change-id="ct1217381536"/><text:span text:style-name="T3"> </text:span><text:change-end text:change-id="ct1217381536"/><text:change-start text:change-id="ct1217377320"/><text:span text:style-name="T3">StarOffice 6.0</text:span><text:change-end text:change-id="ct1217377320"/><text:change-start text:change-id="ct1217382680"/><text:span text:style-name="T3"> </text:span><text:change-end text:change-id="ct1217382680"/><text:change-start text:change-id="ct1217383136"/><text:span text:style-name="T3">/</text:span><text:change-end text:change-id="ct1217383136"/><text:change-start text:change-id="ct1217383616"/><text:span text:style-name="T3"> StarOffice </text:span><text:change-end text:change-id="ct1217383616"/><text:change-start text:change-id="ct1217384104"/><text:span text:style-name="T3">7</text:span><text:change-end text:change-id="ct1217384104"/><text:change-start text:change-id="ct1217384760"/><text:span text:style-name="T3">.0</text:span><text:change-end text:change-id="ct1217384760"/><text:change-start text:change-id="ct1238871808"/><text:span text:style-name="T3"> Zeilenabstand.</text:span></text:p>
            <text:p text:style-name="P12">Wenn die neue Option <text:span text:style-name="T56">AUS </text:span>ist, wird die geänderte Textzeilenformatierung mit proportionale<text:change-end text:change-id="ct1238871808"/><text:change-start text:change-id="ct1233058224"/>m<text:change-end text:change-id="ct1233058224"/><text:change text:change-id="ct1201704216"/><text:change-start text:change-id="ct1142940184"/> Zeilenabstand angewendet. Falls die neue Option <text:span text:style-name="T57">AN </text:span>ist, wird die frühere Textzeilenformatierung mit proportionale<text:change-end text:change-id="ct1142940184"/><text:change-start text:change-id="ct1201704392"/>m<text:change-end text:change-id="ct1201704392"/><text:change text:change-id="ct1201704744"/><text:change-start text:change-id="ct1201704568"/> Zeilenabstand angewendet.</text:p>
            <text:p text:style-name="P12">Wenn Microsoft<text:change-end text:change-id="ct1201704568"/><text:change text:change-id="ct1201704920"/><text:change text:change-id="ct1201704040"/><text:change-start text:change-id="ct1201706704"/><text:span text:style-name="T17">®</text:span><text:change-end text:change-id="ct1201706704"/><text:change-start text:change-id="ct1142939072"/> Word-Dokumente importiert werden, ist die Option automatisch auf <text:span text:style-name="T56">AUS </text:span>gesetzt.<text:change-end text:change-id="ct1142939072"/></text:p>
          </table:table-cell>
        </table:table-row>
        <table:table-row>
          <table:table-cell table:style-name="Table3.A3" office:value-type="string">
            <text:p text:style-name="P10"><text:change-start text:change-id="ct1201705096"/>Zusammenklappbare Tabellenränder</text:p>
            <text:p text:style-name="P13"><text:a xlink:type="simple" xlink:href="http://specs.openoffice.org/writer/compatibility/collapsing_table_borders.sxw"><text:span text:style-name="T14">Querverweis zur Beschreibung</text:span></text:a><text:change-end text:change-id="ct1201705096"/></text:p>
          </table:table-cell>
          <table:table-cell table:style-name="Table3.A3" office:value-type="string">
            <text:p text:style-name="P10"><text:change-start text:change-id="ct1199397936"/>Writer<text:change-end text:change-id="ct1199397936"/></text:p>
          </table:table-cell>
          <table:table-cell table:style-name="Table3.A3" office:value-type="string">
            <text:p text:style-name="P10"><text:change-start text:change-id="ct1201708576"/>Zusammenklappbare Tabellenränder wurden ermöglicht.<text:change-end text:change-id="ct1201708576"/></text:p>
          </table:table-cell>
          <table:table-cell table:style-name="Table3.D3" office:value-type="string">
            <text:p text:style-name="P11"><text:change-start text:change-id="ct1217377208"/><text:span text:style-name="T3">Wählen Sie </text:span><text:span text:style-name="T13">Format</text:span><text:span text:style-name="T3"> - </text:span><text:span text:style-name="T13">Tabelle</text:span><text:span text:style-name="T3"> - </text:span><text:span text:style-name="T13">Ränder</text:span><text:span text:style-name="T3">. Ein Markierfeld 'Benachbarte Linienstile zusammenführen' ist im Eigenschaftenbereich zu finden.</text:span><text:change-end text:change-id="ct1217377208"/></text:p>
          </table:table-cell>
        </table:table-row>
        <table:table-row>
          <table:table-cell table:style-name="Table3.A8" office:value-type="string">
            <text:p text:style-name="P10"><text:change-start text:change-id="ct1201707792"/>WriterPerfect-Filter</text:p>
            <text:p text:style-name="P13"><text:a xlink:type="simple" xlink:href="http://specs.openoffice.org/writer/fileIO/writerperfect.sxw"><text:span text:style-name="T14">Querverweis zur Beschreibung</text:span></text:a><text:change-end text:change-id="ct1201707792"/></text:p>
          </table:table-cell>
          <table:table-cell table:style-name="Table3.A3" office:value-type="string">
            <text:p text:style-name="P10"><text:change-start text:change-id="ct1201705392"/>Writer<text:change-end text:change-id="ct1201705392"/></text:p>
          </table:table-cell>
          <table:table-cell table:style-name="Table3.A3" office:value-type="string">
            <text:p text:style-name="P10"><text:change-start text:change-id="ct1217383984"/>Der WordPerfect-Importfilter wird unterstützt.<text:change-end text:change-id="ct1217383984"/></text:p>
          </table:table-cell>
          <table:table-cell table:style-name="Table3.D3" office:value-type="string">
            <text:p text:style-name="P10"><text:change-start text:change-id="ct1201705744"/>Sie können jetzt ein WordPerfect-Dokument in OpenOffice.org öffnen.<text:change-end text:change-id="ct1201705744"/></text:p>
          </table:table-cell>
        </table:table-row>
        <table:table-row>
          <table:table-cell table:style-name="Table3.A9" office:value-type="string">
            <text:p text:style-name="P10"><text:change-start text:change-id="ct1217383384"/>Besserer Import und Export der Drehknöpfe und Bildlaufleisten</text:p>
            <text:p text:style-name="P21"><text:change-end text:change-id="ct1217383384"/><text:change text:change-id="ct1201705920"/><text:change-start text:change-id="ct1201705568"/><text:span text:style-name="T32">Issue</text:span><text:change-end text:change-id="ct1201705568"/><text:change-start text:change-id="ct1201706096"/><text:span text:style-name="T32"> </text:span><text:a xlink:type="simple" xlink:href="http://www.openoffice.org/issues/show_bug.cgi?id=27879"><text:span text:style-name="T40">27879</text:span></text:a><text:change-end text:change-id="ct1201706096"/><text:change text:change-id="ct1201709312"/></text:p>
          </table:table-cell>
          <table:table-cell table:style-name="Table3.A9" office:value-type="string">
            <text:p text:style-name="P10"><text:change-start text:change-id="ct1201709840"/>Calc<text:change-end text:change-id="ct1201709840"/></text:p>
          </table:table-cell>
          <table:table-cell table:style-name="Table3.A9" office:value-type="string">
            <text:p text:style-name="P10"><text:change-start text:change-id="ct1217392160"/>Import: (altmodischer) Microsoft<text:change-end text:change-id="ct1217392160"/><text:change text:change-id="ct1201709136"/><text:change text:change-id="ct1201709664"/><text:change-start text:change-id="ct1201710016"/><text:span text:style-name="T17">®</text:span><text:change-end text:change-id="ct1201710016"/><text:change-start text:change-id="ct1217377552"/> Office 95- <text:change-end text:change-id="ct1217377552"/><text:change text:change-id="ct1201710656"/><text:change-start text:change-id="ct1217382784"/>u<text:change-end text:change-id="ct1217382784"/><text:change-start text:change-id="ct1238856192"/>nd (neuer) Microsoft<text:change-end text:change-id="ct1238856192"/><text:change text:change-id="ct1238856072"/><text:change-start text:change-id="ct1238856576"/><text:span text:style-name="T17">®</text:span><text:change-end text:change-id="ct1238856576"/><text:change-start text:change-id="ct1233058896"/> Office 97-OLE-Drehknöpfe / Bildlaufleisten.</text:p>
            <text:p text:style-name="P12">Export: Alle Drehknöpfe / Bildlaufleisten werden als altmodische Microsoft<text:change-end text:change-id="ct1233058896"/><text:change text:change-id="ct1238859608"/><text:change text:change-id="ct1217381184"/><text:change-start text:change-id="ct1238859944"/><text:span text:style-name="T17">®</text:span><text:change-end text:change-id="ct1238859944"/><text:change-start text:change-id="ct1238861440"/> Office 95-Kontrollen exportiert.<text:change-end text:change-id="ct1238861440"/></text:p>
          </table:table-cell>
          <table:table-cell table:style-name="Table3.D9" office:value-type="string">
            <text:p text:style-name="P10"/>
          </table:table-cell>
        </table:table-row>
        <table:table-row>
          <table:table-cell table:style-name="Table3.A9" office:value-type="string">
            <text:p text:style-name="P10"><text:change-start text:change-id="ct1238858496"/>Erweiterte Seitenskalierung fürs Drucken</text:p>
            <text:p text:style-name="P13"><text:a xlink:type="simple" xlink:href="http://specs.openoffice.org/calc/compatibility/fittopages.sxw"><text:span text:style-name="T14">Querverweis zur Beschreibung</text:span></text:a><text:change-end text:change-id="ct1238858496"/></text:p>
          </table:table-cell>
          <table:table-cell table:style-name="Table3.A9" office:value-type="string">
            <text:p text:style-name="P10"><draw:frame draw:style-name="fr1" draw:name="Grafik14" text:anchor-type="paragraph" svg:width="0.917cm" svg:height="0.917cm" draw:z-index="14"><draw:image xlink:href="Pictures/100000000000001A0000001AD4837F11.png" xlink:type="simple" xlink:show="embed" xlink:actuate="onLoad"/></draw:frame><text:change-start text:change-id="ct1233058728"/>Calc<text:change-end text:change-id="ct1233058728"/></text:p>
          </table:table-cell>
          <table:table-cell table:style-name="Table3.A9" office:value-type="string">
            <text:p text:style-name="P10"><text:change-start text:change-id="ct1238858848"/>Erhöhte Kompatibilität mit Microsoft<text:change-end text:change-id="ct1238858848"/><text:change text:change-id="ct1238863064"/><text:change text:change-id="ct1238862760"/><text:change-start text:change-id="ct1238859824"/><text:span text:style-name="T17">®</text:span><text:change-end text:change-id="ct1238859824"/><text:change-start text:change-id="ct1238858728"/> Excel: Sie können die Anzahl der horizontalen und vertikalen Seiten spezifizieren.<text:change-end text:change-id="ct1238858728"/></text:p>
          </table:table-cell>
          <table:table-cell table:style-name="Table3.D9" office:value-type="string">
            <text:p text:style-name="P11"><text:change-start text:change-id="ct1238862112"/><text:span text:style-name="T3">Wählen Sie </text:span><text:span text:style-name="T13">Format</text:span><text:span text:style-name="T3"> - </text:span><text:span text:style-name="T13">Seite</text:span><text:span text:style-name="T3"> – </text:span><text:span text:style-name="T13">Tabelle</text:span><text:change-end text:change-id="ct1238862112"/><text:change-start text:change-id="ct1217395296"/><text:span text:style-name="T44"> -</text:span><text:change-end text:change-id="ct1217395296"/><text:change-start text:change-id="ct1217401120"/><text:span text:style-name="T44"> </text:span><text:change-end text:change-id="ct1217401120"/><text:change-start text:change-id="ct1217402824"/><text:span text:style-name="T13">Skalieren</text:span><text:span text:style-name="T3">. Die neue Option 'Druckbereiche an Breite/Höhe anpassen' wurde zu diesem Listenfeld hinzugefügt.<text:line-break/>'Ausdruck verkleinern/vergrößern': Ein Drehfeld, das</text:span><text:change-end text:change-id="ct1217402824"/><text:change text:change-id="ct1198869912"/><text:change-start text:change-id="ct1201934032"/><text:span text:style-name="T3"> den Umfang der Reduzierung/Vergrößerung fest</text:span><text:change-end text:change-id="ct1201934032"/><text:change text:change-id="ct1218549464"/><text:change-start text:change-id="ct1217401736"/><text:span text:style-name="T3">legt, folgt der selben Höhe wie das Listenfeld.<text:line-break/></text:span><text:change-end text:change-id="ct1217401736"/><text:change text:change-id="ct1142679952"/><text:change-start text:change-id="ct1217402320"/><text:span text:style-name="T3">'</text:span><text:change-end text:change-id="ct1217402320"/><text:change-start text:change-id="ct1217403024"/><text:span text:style-name="T3">Druckbereiche an Breite/Höhe anpassen</text:span><text:change-end text:change-id="ct1217403024"/><text:change text:change-id="ct1217403256"/><text:change-start text:change-id="ct1217403456"/><text:span text:style-name="T3">'</text:span><text:change-end text:change-id="ct1217403456"/><text:change-start text:change-id="ct1217400576"/><text:span text:style-name="T3">: Zwei Drehfelder werden gezeigt. Das obere Drehfeld beinhaltet die Weite und ist durch den festen Text "Breite in Seiten" beschrieben. Das untere Drehfeld beinhaltet die Höhe.</text:span><text:change-end text:change-id="ct1217400576"/></text:p>
          </table:table-cell>
        </table:table-row>
        <table:table-row>
          <table:table-cell table:style-name="Table3.A9" office:value-type="string">
            <text:p text:style-name="P21"><text:change-start text:change-id="ct1201711888"/><text:span text:style-name="T32">Neuimplementation des Exports des Formelcompilers in Excel<text:line-break/></text:span><text:change-end text:change-id="ct1201711888"/><text:change text:change-id="ct1237684616"/><text:change-start text:change-id="ct1238857704"/><text:span text:style-name="T32">Issue</text:span><text:change-end text:change-id="ct1238857704"/><text:change-start text:change-id="ct1142942376"/><text:span text:style-name="T32"> </text:span><text:a xlink:type="simple" xlink:href="http://www.openoffice.org/issues/show_bug.cgi?id=3724"><text:span text:style-name="T40">3724</text:span></text:a><text:change-end text:change-id="ct1142942376"/><text:change text:change-id="ct1142683064"/></text:p>
          </table:table-cell>
          <table:table-cell table:style-name="Table3.A9" office:value-type="string">
            <text:p text:style-name="P10"><text:change-start text:change-id="ct1142683352"/>Calc<text:change-end text:change-id="ct1142683352"/></text:p>
          </table:table-cell>
          <table:table-cell table:style-name="Table3.A9" office:value-type="string">
            <text:p text:style-name="P10"><text:change-start text:change-id="ct1142682896"/>Der Formelcompiler in Excel‘s Exportfilter wurde von Grund auf erneut implementiert. Übersicht – Wo benutzt Excel Formeln? - Simple Formelzellen - Geteilte Formelzellen (eine Auswahl an Zellen teilt sich eine Formel) - Arrayformeln (auch bekannt als Matrixformeln) - Definition definierter Namen (auch bekannt als benannte Bereiche) - Konditionen der bedingten Formatierung - Konditionen der Datenvalidierung - Quellzellbereiche in Listenvalidierung - Druckbereiche, Drucktitelbereiche - Quellbereiche von automatischen und erweiterten Filtern - Quellbereich der Diagramme - Verknüpfte Zellen der <text:change-end text:change-id="ct1142682896"/><text:change text:change-id="ct1142683232"/><text:change-start text:change-id="ct1198545480"/><text:span text:style-name="T17">Formularsteuerelemente</text:span><text:change-end text:change-id="ct1198545480"/><text:change text:change-id="ct1142684016"/><text:change-start text:change-id="ct1142687368"/> - Quellzellenbereich der Liste in de<text:change-end text:change-id="ct1142687368"/><text:change text:change-id="ct1142686024"/><text:change-start text:change-id="ct1237686832"/>n<text:change-end text:change-id="ct1237686832"/><text:change-start text:change-id="ct1142685616"/> <text:change-end text:change-id="ct1142685616"/><text:change text:change-id="ct1142684184"/><text:change-start text:change-id="ct1142684424"/><text:span text:style-name="T17">Formularsteuerelemente</text:span><text:change-end text:change-id="ct1142684424"/><text:change-start text:change-id="ct1142938944"/>n (Listen-, Kombinationsfeld).<text:change-end text:change-id="ct1142938944"/></text:p>
          </table:table-cell>
          <table:table-cell table:style-name="Table3.D9" office:value-type="string">
            <text:p text:style-name="P10"/>
          </table:table-cell>
        </table:table-row>
        <table:table-row>
          <table:table-cell table:style-name="Table3.A9" office:value-type="string">
            <text:p text:style-name="P21"><text:change-start text:change-id="ct1142685784"/><text:span text:style-name="T32">Import der Version 9.7 von Lotus 1-2-3<text:line-break/></text:span><text:change-end text:change-id="ct1142685784"/><text:change text:change-id="ct1238863232"/><text:change-start text:change-id="ct1238856952"/><text:span text:style-name="T32">Issue</text:span><text:change-end text:change-id="ct1238856952"/><text:change-start text:change-id="ct1237327064"/><text:span text:style-name="T32"> </text:span><text:a xlink:type="simple" xlink:href="http://www.openoffice.org/issues/show_bug.cgi?id=34806"><text:span text:style-name="T40">34806</text:span></text:a><text:change-end text:change-id="ct1237327064"/><text:change text:change-id="ct1142681024"/></text:p>
          </table:table-cell>
          <table:table-cell table:style-name="Table3.A9" office:value-type="string">
            <text:p text:style-name="P10"><text:change-start text:change-id="ct1237327904"/>Calc<text:change-end text:change-id="ct1237327904"/></text:p>
          </table:table-cell>
          <table:table-cell table:style-name="Table3.A9" office:value-type="string">
            <text:p text:style-name="P10"><text:change-start text:change-id="ct1217401632"/>Der Lotus 1-2-3-Import lädt jetzt auch Dateien der Lotus-Versionen bis zur 9.7, das Dateiartenlistenfeld listet die .123-Dateinamenerweiterung zusätzlich zu den schon bekannten<text:change-end text:change-id="ct1217401632"/><text:change-start text:change-id="ct1237327176"/> <text:change-end text:change-id="ct1237327176"/><text:change text:change-id="ct1237329112"/><text:change text:change-id="ct1217383720"/><text:change-start text:change-id="ct1237329384"/>wk1- and .wks-Erweiterungen auf. Das Öffnen einer Lotus 1-2-3-Datei ohne die Auswahl einer Filterart lädt jetzt die Datei in Calc anstatt in Writer. Der unterstützte Funktionssatz ist ähnlich zu den alten *.wk?-Versionen, mit dem Zusatz von Textattributen.<text:change-end text:change-id="ct1237329384"/></text:p>
          </table:table-cell>
          <table:table-cell table:style-name="Table3.D9" office:value-type="string">
            <text:p text:style-name="P10"/>
          </table:table-cell>
        </table:table-row>
        <table:table-row>
          <table:table-cell table:style-name="Table3.A9" office:value-type="string">
            <text:p text:style-name="P11"><text:change-start text:change-id="ct1142681256"/><text:span text:style-name="T3">Unterstützung der Querverweis()-Funktion<text:line-break/></text:span><text:a xlink:type="simple" xlink:href="http://specs.openoffice.org/calc/compatibility/HyperLinkFunction.sxw"><text:span text:style-name="T14">Querverweis zur Beschreibung</text:span></text:a><text:change-end text:change-id="ct1142681256"/></text:p>
          </table:table-cell>
          <table:table-cell table:style-name="Table3.A9" office:value-type="string">
            <text:p text:style-name="P10"><text:change-start text:change-id="ct1233052912"/>Calc<text:change-end text:change-id="ct1233052912"/></text:p>
          </table:table-cell>
          <table:table-cell table:style-name="Table3.C13" office:value-type="string">
            <text:p text:style-name="P10"><text:change-start text:change-id="ct1239016448"/>Der URL-Parameter spezifiziert das Verbindungsziel, während der Zellentext das Formelergebnis in der Zelle anzeigt. Falls der Zellentext weggelassen wird, wird die URL für beide benutzt, die URL und das Zellenergebnis.<text:change-end text:change-id="ct1239016448"/></text:p>
          </table:table-cell>
          <table:table-cell table:style-name="Table3.D13" office:value-type="string">
            <text:p text:style-name="P10"/>
          </table:table-cell>
        </table:table-row>
        <table:table-row>
          <table:table-cell table:style-name="Table3.A14" office:value-type="string">
            <text:p text:style-name="P10"><text:change-start text:change-id="ct1237330088"/>Verbesserter Schriftarten-unabhängiger Zeilenabstand<text:change-end text:change-id="ct1237330088"/></text:p>
          </table:table-cell>
          <table:table-cell table:style-name="Table3.A14" office:value-type="string">
            <text:p text:style-name="P10"><text:change-start text:change-id="ct1237330320"/>Impress<text:change-end text:change-id="ct1237330320"/></text:p>
          </table:table-cell>
          <table:table-cell table:style-name="Table3.A14" office:value-type="string">
            <text:p text:style-name="P10"><text:change-start text:change-id="ct1142686272"/>Um die Kompatibilität zwischen Impress und Microsoft<text:change-end text:change-id="ct1142686272"/><text:change text:change-id="ct1237333320"/><text:change text:change-id="ct1217406848"/><text:change-start text:change-id="ct1142686936"/><text:span text:style-name="T17">®</text:span><text:change-end text:change-id="ct1142686936"/><text:change-start text:change-id="ct1199400856"/> PowerPoint zu verbessern, hängt der Zeilenabstand in Impress jetzt nicht länger von der benutzten Schriftart ab.<text:change-end text:change-id="ct1199400856"/></text:p>
          </table:table-cell>
          <table:table-cell table:style-name="Table3.D14" office:value-type="string">
            <text:p text:style-name="P10"><text:change-start text:change-id="ct1237334136"/>Der Importfilter für Power Point-Dokumente<text:change-end text:change-id="ct1237334136"/><text:change text:change-id="ct1237333552"/><text:change-start text:change-id="ct1237330784"/> wird jetzt Textobjekte erzeugen, die eine<text:change-end text:change-id="ct1237330784"/><text:change-start text:change-id="ct1237328920"/>n<text:change-end text:change-id="ct1237328920"/><text:change-start text:change-id="ct1237334536"/> Schriftart-unabhängigen Zeilenabstand ermöglichen.<text:change-end text:change-id="ct1237334536"/></text:p>
          </table:table-cell>
        </table:table-row>
        <table:table-row>
          <table:table-cell table:style-name="Table3.A14" office:value-type="string">
            <text:p text:style-name="P21"><text:change-start text:change-id="ct1217387520"/><text:span text:style-name="T32">Neues Diaschau-Subsystem<text:line-break/></text:span><text:change-end text:change-id="ct1217387520"/><text:change text:change-id="ct1238606272"/><text:change-start text:change-id="ct1237329840"/><text:span text:style-name="T32">Issue</text:span><text:change-end text:change-id="ct1237329840"/><text:change-start text:change-id="ct1217397656"/><text:span text:style-name="T32"> </text:span><text:a xlink:type="simple" xlink:href="http://www.openoffice.org/issues/show_bug.cgi?id=20477"><text:span text:style-name="T40">20477</text:span></text:a><text:change-end text:change-id="ct1217397656"/><text:change text:change-id="ct1217370416"/></text:p>
          </table:table-cell>
          <table:table-cell table:style-name="Table3.A14" office:value-type="string">
            <text:p text:style-name="P10"><text:change-start text:change-id="ct1217370520"/>Impress<text:change-end text:change-id="ct1217370520"/></text:p>
          </table:table-cell>
          <table:table-cell table:style-name="Table3.A14" office:value-type="string">
            <text:p text:style-name="P10"><text:change-start text:change-id="ct1237335024"/>Die zugrunde liegende Modelldatenrepräsentation für Animationseffekte borgt sich jetzt von SMIL (sehen Sie http://www.w3.org/TR/smil20/) aus, und ist in der Lage fast alle der PPT-Effekte zu verarbeiten.<text:change-end text:change-id="ct1237335024"/></text:p>
          </table:table-cell>
          <table:table-cell table:style-name="Table3.D14" office:value-type="string">
            <text:p text:style-name="P10"><text:change-start text:change-id="ct1237335256"/>Sie werden zwei neue Aufgabenpanele finden, <text:change-end text:change-id="ct1237335256"/><text:change text:change-id="ct1237335360"/><text:change-start text:change-id="ct1201759216"/>und zwar<text:change-end text:change-id="ct1201759216"/><text:change-start text:change-id="ct1238828280"/> eins für Gestalteffekte und eins für Diaübergänge.<text:change-end text:change-id="ct1238828280"/></text:p>
          </table:table-cell>
        </table:table-row>
        <table:table-row>
          <table:table-cell table:style-name="Table3.A16" office:value-type="string">
            <text:p text:style-name="P10"><text:change-start text:change-id="ct1238829064"/>Import von Passwort-geschützten Microsoft<text:change-end text:change-id="ct1238829064"/><text:change text:change-id="ct1238827544"/><text:change text:change-id="ct1238827440"/><text:change-start text:change-id="ct1238828744"/><text:span text:style-name="T17">®</text:span><text:change-end text:change-id="ct1238828744"/><text:change-start text:change-id="ct1238828576"/> Office-Dokumenten</text:p>
            <text:p text:style-name="P13"><text:a xlink:type="simple" xlink:href="http://specs.openoffice.org/appwide/interoperability/Import_Password_Protected_MS_Office_Files.sxw"><text:span text:style-name="T14">Querverweis zur Beschreibung</text:span></text:a><text:change-end text:change-id="ct1238828576"/></text:p>
          </table:table-cell>
          <table:table-cell table:style-name="Table3.A16" office:value-type="string">
            <text:p text:style-name="P10"><draw:frame draw:style-name="fr1" draw:name="Grafik15" text:anchor-type="paragraph" svg:width="0.917cm" svg:height="0.917cm" draw:z-index="15"><draw:image xlink:href="Pictures/100000000000001A0000001AD4837F11.png" xlink:type="simple" xlink:show="embed" xlink:actuate="onLoad"/></draw:frame><text:change-start text:change-id="ct1238829744"/>Writer<text:change-end text:change-id="ct1238829744"/><text:change-start text:change-id="ct1217398952"/> und<text:change-end text:change-id="ct1217398952"/><text:change-start text:change-id="ct1238829512"/><text:line-break/>Calc<text:change-end text:change-id="ct1238829512"/></text:p>
          </table:table-cell>
          <table:table-cell table:style-name="Table3.A16" office:value-type="string">
            <text:p text:style-name="P10"><text:change-start text:change-id="ct1217399056"/>Passwort-geschützte Microsoft<text:change-end text:change-id="ct1217399056"/><text:change text:change-id="ct1238832760"/><text:change text:change-id="ct1238830552"/><text:change-start text:change-id="ct1238831120"/><text:span text:style-name="T17">®</text:span><text:change-end text:change-id="ct1238831120"/><text:change-start text:change-id="ct1199409872"/> Office-Word- und -Excel-Dateien können jetzt geladen werden, wenn der StarOffice- / OpenOffice.org-Benutzer das Passwort kennt, das die Datei in Microsoft<text:change-end text:change-id="ct1199409872"/><text:change text:change-id="ct1238827880"/><text:change text:change-id="ct1199408736"/><text:change-start text:change-id="ct1238833952"/><text:span text:style-name="T17">®</text:span><text:change-end text:change-id="ct1238833952"/><text:change-start text:change-id="ct1238834296"/> Office schützt.<text:change-end text:change-id="ct1238834296"/></text:p>
          </table:table-cell>
          <table:table-cell table:style-name="Table3.D16" office:value-type="string">
            <text:p text:style-name="P10"><text:change-start text:change-id="ct1217399160"/>Starten Sie das Öffnen eines Passwort-geschützten Dokuments und der <text:span text:style-name="T2">Geben Sie Passwort ein</text:span>-Dialog wird erscheinen.<text:change-end text:change-id="ct1217399160"/></text:p>
          </table:table-cell>
        </table:table-row>
        <table:table-row>
          <table:table-cell table:style-name="Table3.A17" office:value-type="string">
            <text:p text:style-name="P11"><text:change-start text:change-id="ct1238834184"/><text:span text:style-name="T3">Import / Export der XSLT-Filter für Microsoft </text:span><text:span text:style-name="T45">Spreadsheetml</text:span><text:span text:style-name="T3"> und </text:span><text:span text:style-name="T45">Wordml</text:span><text:span text:style-name="T3"><text:line-break/></text:span><text:change-end text:change-id="ct1238834184"/><text:change text:change-id="ct1238834464"/><text:change-start text:change-id="ct1238830984"/><text:span text:style-name="T54">Issue</text:span><text:change-end text:change-id="ct1238830984"/><text:change-start text:change-id="ct1198889760"/><text:span text:style-name="T3"> </text:span><text:a xlink:type="simple" xlink:href="http://www.openoffice.org/issues/show_bug.cgi?id=33450"><text:span text:style-name="T40">33450</text:span></text:a><text:change-end text:change-id="ct1198889760"/></text:p>
          </table:table-cell>
          <table:table-cell table:style-name="Table3.A17" office:value-type="string">
            <text:p text:style-name="P10"><text:change-start text:change-id="ct1198889872"/>Alle<text:change-end text:change-id="ct1198889872"/></text:p>
          </table:table-cell>
          <table:table-cell table:style-name="Table3.A17" office:value-type="string">
            <text:p text:style-name="P10"><text:change-start text:change-id="ct1142909504"/>Der Import- und Exportfilter von Microsofts XML-Formate <text:span text:style-name="T15">Spreadsheetml</text:span> und <text:span text:style-name="T15">Wordml</text:span> werden Teil des Standardinstallationssatzes. Früher gehörten sie zu den optionalen 'XSLT-Filter-Mustern'.<text:change-end text:change-id="ct1142909504"/></text:p>
          </table:table-cell>
          <table:table-cell table:style-name="Table3.D17" office:value-type="string">
            <text:p text:style-name="P10"><text:change-start text:change-id="ct1198891048"/>Wählen Sie <text:span text:style-name="T20">Extras</text:span> – <text:span text:style-name="T20">XML-Filtereins</text:span><text:span text:style-name="T2">tellungen</text:span>, ein Dialogfenster für XML-Filter wird sich öffnen.<text:change-end text:change-id="ct1198891048"/></text:p>
          </table:table-cell>
        </table:table-row>
      </table:table>
      <text:p text:style-name="P3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P34" text:outline-level="1"><text:change-start text:change-id="ct1238991680"/>Installation und Konfiguration<text:change-end text:change-id="ct1238991680"/></text:h>
          </table:table-cell>
          <table:covered-table-cell/>
          <table:covered-table-cell/>
          <table:covered-table-cell/>
        </table:table-row>
        <table:table-row>
          <table:table-cell table:style-name="Table4.A2" office:value-type="string">
            <text:p text:style-name="P35"><text:change-start text:change-id="ct1142854752"/>Neue Funktion<text:change-end text:change-id="ct1142854752"/></text:p>
          </table:table-cell>
          <table:table-cell table:style-name="Table4.A2" office:value-type="string">
            <text:p text:style-name="P35"><text:change-start text:change-id="ct1198891656"/>Modul<text:change-end text:change-id="ct1198891656"/></text:p>
          </table:table-cell>
          <table:table-cell table:style-name="Table4.A2" office:value-type="string">
            <text:p text:style-name="P35"><text:change-start text:change-id="ct1217387672"/>Vorteil<text:change-end text:change-id="ct1217387672"/></text:p>
          </table:table-cell>
          <table:table-cell table:style-name="Table4.D2" office:value-type="string">
            <text:p text:style-name="P35"><text:change-start text:change-id="ct1198892640"/>wie erreichbar<text:change-end text:change-id="ct1198892640"/></text:p>
          </table:table-cell>
        </table:table-row>
        <table:table-row>
          <table:table-cell table:style-name="Table4.A3" office:value-type="string">
            <text:p text:style-name="P10"><text:change-start text:change-id="ct1198892464"/>Einfachere Arbeitsplatz<text:change-end text:change-id="ct1198892464"/><text:change-start text:change-id="ct1239139960"/>­<text:change-end text:change-id="ct1239139960"/><text:change-start text:change-id="ct1198893336"/>installationen</text:p>
            <text:p text:style-name="P13"><text:a xlink:type="simple" xlink:href="http://specs.openoffice.org/installation/native_installer/networker2_spec.sxw"><text:span text:style-name="T14">Querverweis zur Beschreibung</text:span></text:a><text:change-end text:change-id="ct1198893336"/></text:p>
          </table:table-cell>
          <table:table-cell table:style-name="Table4.A3" office:value-type="string">
            <text:p text:style-name="P10"/>
          </table:table-cell>
          <table:table-cell table:style-name="Table4.A3" office:value-type="string">
            <text:p text:style-name="P10"><text:change-start text:change-id="ct1198893568"/>Sie benötigen nicht länger eine<text:change-end text:change-id="ct1198893568"/><text:change-start text:change-id="ct1200428896"/> separate<text:change-end text:change-id="ct1200428896"/><text:change text:change-id="ct1198894032"/><text:change-start text:change-id="ct1198888840"/> <text:change-end text:change-id="ct1198888840"/><text:change-start text:change-id="ct1198889464"/>Benutzerinstallation.<text:change-end text:change-id="ct1198889464"/></text:p>
          </table:table-cell>
          <table:table-cell table:style-name="Table4.D3" office:value-type="string">
            <text:p text:style-name="P10"><text:change-start text:change-id="ct1198896504"/>Es gibt keine sversion.ini (sversionrc) mehr. Es sind keine Verknüpfungen mehr im Benutzer-Verzeichnis zur Netzwerkinstallation.</text:p>
            <text:p text:style-name="P12">Es gibt einen neuen Dialog im (Netzwerk-)Setup, in welche<text:change-end text:change-id="ct1198896504"/><text:change-start text:change-id="ct1198895688"/>m<text:change-end text:change-id="ct1198895688"/><text:change text:change-id="ct1198895920"/><text:change-start text:change-id="ct1198889568"/> der Benutzer gefragt wird, ob die Systemintegration <text:change-end text:change-id="ct1198889568"/><text:change text:change-id="ct1198892288"/><text:change-start text:change-id="ct1198895200"/>ausgeführt<text:change-end text:change-id="ct1198895200"/><text:change-start text:change-id="ct1198895032"/> werden <text:change-end text:change-id="ct1198895032"/><text:change text:change-id="ct1239196928"/><text:change-start text:change-id="ct1198894496"/>soll<text:change-end text:change-id="ct1198894496"/><text:change-start text:change-id="ct1239197160"/>,<text:change-end text:change-id="ct1239197160"/><text:change-start text:change-id="ct1239197392"/> für:</text:p>
            <text:p text:style-name="P37">0 Benutzer (nur für Installationen auf einen Dateiserver) (OPTIONAL)</text:p>
            <text:p text:style-name="P37">1 Benutzer</text:p>
            <text:p text:style-name="P37">alle Benutzer des Computers</text:p>
            <text:p text:style-name="P12">Eine Systemintegration für alle Benutzer <text:change-end text:change-id="ct1239197392"/><text:change text:change-id="ct1198893800"/><text:change text:change-id="ct1239198672"/><text:change text:change-id="ct1198895512"/><text:change-start text:change-id="ct1239198208"/>erforder<text:change-end text:change-id="ct1239198208"/><text:change text:change-id="ct1198892872"/><text:change-start text:change-id="ct1239200000"/>t Systemadministratorrechte am PC<text:change-end text:change-id="ct1239200000"/><text:change-start text:change-id="ct1198893104"/>.</text:p>
            <text:p text:style-name="P12">Anstatt der Parameter NETZWERK, ARBEITSPLATZ <text:change-end text:change-id="ct1198893104"/><text:change text:change-id="ct1238833720"/><text:change-start text:change-id="ct1198894672"/>u<text:change-end text:change-id="ct1198894672"/><text:change-start text:change-id="ct1239199744"/>nd EINZELRECHNER bietet der neue Installationsmechanismus eine ALLE_BENUTZER- oder eine EIN_BENUTZER-Installationsart an.<text:change-end text:change-id="ct1239199744"/></text:p>
          </table:table-cell>
        </table:table-row>
        <table:table-row>
          <table:table-cell table:style-name="Table4.A3" office:value-type="string">
            <text:p text:style-name="P10"><text:change-start text:change-id="ct1239202048"/>Native Systemthemaintegration (native Widget-Wiedergabe)</text:p>
            <text:p text:style-name="P13"><text:a xlink:type="simple" xlink:href="http://specs.openoffice.org/ui_in_general/controls/NativeWidgetRenderingSpec.sxw"><text:span text:style-name="T14">Querverweis zur Beschreibung</text:span></text:a><text:change-end text:change-id="ct1239202048"/></text:p>
          </table:table-cell>
          <table:table-cell table:style-name="Table4.A3" office:value-type="string">
            <text:p text:style-name="P10"><draw:frame draw:style-name="fr1" draw:name="Grafik16" text:anchor-type="paragraph" svg:width="0.917cm" svg:height="0.917cm" draw:z-index="16"><draw:image xlink:href="Pictures/100000000000001A0000001AD4837F11.png" xlink:type="simple" xlink:show="embed" xlink:actuate="onLoad"/></draw:frame><text:change-start text:change-id="ct1239202888"/>Alle<text:change-end text:change-id="ct1239202888"/></text:p>
          </table:table-cell>
          <table:table-cell table:style-name="Table4.A3" office:value-type="string">
            <text:p text:style-name="P10"><text:change-start text:change-id="ct1239200488"/>Um die Integration von OpenOffice.org im zugrunde liegenden Betriebssystem zu erhöhen, werden alle Benutzerschnittstellenelemente (wie Knöpfe und Bildlaufleisten) das selbe Aussehen wie das<text:change-end text:change-id="ct1239200488"/><text:change text:change-id="ct1239201240"/><text:change-start text:change-id="ct1239203808"/> in den meisten anderen 'nativen' Applikationen auf dieser Plattform<text:change-end text:change-id="ct1239203808"/><text:change-start text:change-id="ct1239204040"/> <text:change-end text:change-id="ct1239204040"/><text:change text:change-id="ct1238607304"/><text:change-start text:change-id="ct1238607472"/>haben.<text:change-end text:change-id="ct1238607472"/><text:change-start text:change-id="ct1217397528"/></text:p>
            <text:p text:style-name="P10"><text:change-end text:change-id="ct1217397528"/><text:change text:change-id="ct1238587184"/><text:change-start text:change-id="ct1199438400"/>OpenOffice.org wird im laufenden Betrieb auf Änderungen des Oberflächenthemas reagieren, so das<text:change-end text:change-id="ct1199438400"/><text:change-start text:change-id="ct1239204688"/>s<text:change-end text:change-id="ct1239204688"/><text:change-start text:change-id="ct1239204440"/> beim Ändern der Oberflächenfarben oder des Themas durch den Benutzer OpenOffice.org seine eigene Erscheinung anpassen wird, um dazu zu passen.<text:change-end text:change-id="ct1239204440"/></text:p>
          </table:table-cell>
          <table:table-cell table:style-name="Table4.D3" office:value-type="string">
            <text:p text:style-name="P10"><text:change-start text:change-id="ct1239204328"/>Die native Systemthemaintegration wird für Gnome- (Version 2.4 oder höher), Microsoft<text:change-end text:change-id="ct1239204328"/><text:change text:change-id="ct1238610088"/><text:change text:change-id="ct1238610640"/><text:change-start text:change-id="ct1238610936"/><text:span text:style-name="T17">®</text:span><text:change-end text:change-id="ct1238610936"/><text:change-start text:change-id="ct1238613256"/> Windows- (einschließlich XP und zukünftige Versionen)<text:change-end text:change-id="ct1238613256"/><text:change text:change-id="ct1238609920"/><text:change-start text:change-id="ct1142681488"/> und KDE- (Version 3.2 und höher) Oberflächenumgebungen verfügbar sein. Unter Windows XP muss der 'Windows XP Stil' unter <text:span text:style-name="T20">Einstellungen</text:span> - <text:span text:style-name="T20">Systemsteuerung</text:span> - <text:span text:style-name="T20">Anzeige</text:span> - <text:span text:style-name="T20">Erscheinungsbild</text:span> <text:change-end text:change-id="ct1142681488"/><text:change-start text:change-id="ct1239198840"/>aus<text:change-end text:change-id="ct1239198840"/><text:change-start text:change-id="ct1238829232"/>gewählt sein, um das korrekt<text:change-end text:change-id="ct1238829232"/><text:change-start text:change-id="ct1238611624"/>e<text:change-end text:change-id="ct1238611624"/><text:change-start text:change-id="ct1238612056"/> Aussehen zu erreichen.</text:p>
            <text:p text:style-name="P12">Die Themaintegration wird der Standard für Oberflächenumgebungen sein, die das unterstütze<text:change-end text:change-id="ct1238612056"/><text:change-start text:change-id="ct1199443864"/>n<text:change-end text:change-id="ct1199443864"/><text:change text:change-id="ct1238614288"/><text:change-start text:change-id="ct1238614520"/> (oben aufgeführt). Systeme (zum Beispiel Windows 98/ME/2000, CDE), die das nicht unterstützen, werden keine visuelle Änderung in OpenOffice.org sehen. Auf unterstützten Systemen wird OpenOffice.org immer das Thema des Systems übernehmen und kann <text:change-end text:change-id="ct1238614520"/><text:change-start text:change-id="ct1238612672"/>es <text:change-end text:change-id="ct1238612672"/><text:change-start text:change-id="ct1233055936"/>nicht <text:change-end text:change-id="ct1233055936"/><text:change-start text:change-id="ct1217391952"/>selbst aus<text:change-end text:change-id="ct1217391952"/><text:change-start text:change-id="ct1198598952"/>wählen<text:change-end text:change-id="ct1198598952"/><text:change text:change-id="ct1238862936"/><text:change-start text:change-id="ct1230514704"/>.<text:change-end text:change-id="ct1230514704"/></text:p>
          </table:table-cell>
        </table:table-row>
        <table:table-row>
          <table:table-cell table:style-name="Table4.A3" office:value-type="string">
            <text:p text:style-name="P10"><text:change-start text:change-id="ct1200429080"/>Automatische und bessere Java-Konfiguration</text:p>
            <text:p text:style-name="P13"><text:a xlink:type="simple" xlink:href="http://specs.openoffice.org/appwide/java/java_options_dialog_spec.sxw"><text:span text:style-name="T14">Querverweis zur Beschreibung</text:span></text:a><text:change-end text:change-id="ct1200429080"/></text:p>
          </table:table-cell>
          <table:table-cell table:style-name="Table4.A3" office:value-type="string">
            <text:p text:style-name="P10"/>
          </table:table-cell>
          <table:table-cell table:style-name="Table4.A3" office:value-type="string">
            <text:p text:style-name="P10"><text:change-start text:change-id="ct1237653584"/>Sie können <text:change-end text:change-id="ct1237653584"/><text:change text:change-id="ct1239199496"/><text:change-start text:change-id="ct1201693208"/>selbst entscheiden<text:change-end text:change-id="ct1201693208"/><text:change-start text:change-id="ct1201685232"/>, welche Version von Java durch OpenOffice.org benutzt wird. Ein<text:change-end text:change-id="ct1201685232"/><text:change text:change-id="ct1201685344"/><text:change-start text:change-id="ct1201685120"/> Markierfeld erlaubt es Ihnen auch zu spezifizieren, dass Java nicht benutzt wird.<text:change-end text:change-id="ct1201685120"/></text:p>
          </table:table-cell>
          <table:table-cell table:style-name="Table4.D3" office:value-type="string">
            <text:p text:style-name="P11"><text:change-start text:change-id="ct1238608856"/><text:span text:style-name="T3">Wählen Sie </text:span><text:span text:style-name="T13">Extras</text:span><text:span text:style-name="T3"> - </text:span><text:span text:style-name="T13">Optionen</text:span><text:span text:style-name="T3"> - </text:span><text:span text:style-name="T13">OpenOffice.org</text:span><text:span text:style-name="T3"> - </text:span><text:span text:style-name="T13">Java</text:span><text:span text:style-name="T3">. Sie müssen keine Version von Java manuell auswählen, da </text:span><text:change-end text:change-id="ct1238608856"/><text:change-start text:change-id="ct1238718704"/><text:span text:style-name="T3">das</text:span><text:change-end text:change-id="ct1238718704"/><text:change text:change-id="ct1238718808"/><text:change-start text:change-id="ct1238719328"/><text:span text:style-name="T3"> automatisch gemacht</text:span><text:change-end text:change-id="ct1238719328"/><text:change text:change-id="ct1238719640"/><text:change text:change-id="ct1238719536"/><text:change text:change-id="ct1238719432"/><text:change-start text:change-id="ct1238719968"/><text:span text:style-name="T54"> </text:span><text:change-end text:change-id="ct1238719968"/><text:change-start text:change-id="ct1238720696"/><text:span text:style-name="T3">wird, falls notwendig</text:span><text:change-end text:change-id="ct1238720696"/><text:change-start text:change-id="ct1238721408"/><text:span text:style-name="T3">.</text:span><text:change-end text:change-id="ct1238721408"/><text:change text:change-id="ct1238720488"/><text:change-start text:change-id="ct1238722712"/><text:span text:style-name="T3"> </text:span><text:change-end text:change-id="ct1238722712"/><text:change text:change-id="ct1238721904"/><text:change-start text:change-id="ct1238722048"/><text:span text:style-name="T3">Sie können</text:span><text:change-end text:change-id="ct1238722048"/><text:change-start text:change-id="ct1238723408"/><text:span text:style-name="T3"> es</text:span><text:change-end text:change-id="ct1238723408"/><text:change text:change-id="ct1238723512"/><text:change-start text:change-id="ct1238724144"/><text:span text:style-name="T3"> </text:span><text:change-end text:change-id="ct1238724144"/><text:change-start text:change-id="ct1238724912"/><text:span text:style-name="T3">aber</text:span><text:change-end text:change-id="ct1238724912"/><text:change text:change-id="ct1238723840"/><text:change-start text:change-id="ct1238717800"/><text:span text:style-name="T3">, </text:span><text:change-end text:change-id="ct1238717800"/><text:change-start text:change-id="ct1238726568"/><text:span text:style-name="T3">falls Sie wollen.</text:span></text:p>
            <text:p text:style-name="P12">Es gibt eine Liste, <text:change-end text:change-id="ct1238726568"/><text:change text:change-id="ct1238720592"/><text:change-start text:change-id="ct1201759840"/>in der<text:change-end text:change-id="ct1201759840"/><text:change-start text:change-id="ct1201685856"/> jeder Eintrag eine Java-Installation<text:change-end text:change-id="ct1201685856"/><text:change-start text:change-id="ct1201686896"/> repräsentiert<text:change-end text:change-id="ct1201686896"/><text:change-start text:change-id="ct1201688888"/>, die auf dem System oder eine<text:change-end text:change-id="ct1201688888"/><text:change-start text:change-id="ct1201689176"/>m<text:change-end text:change-id="ct1201689176"/><text:change text:change-id="ct1201691152"/><text:change-start text:change-id="ct1237653688"/> abgebildeten<text:change-end text:change-id="ct1237653688"/><text:change-start text:change-id="ct1201712176"/> <text:change-end text:change-id="ct1201712176"/><text:change-start text:change-id="ct1201692496"/>/<text:change-end text:change-id="ct1201692496"/><text:change-start text:change-id="ct1201896224"/> <text:change-end text:change-id="ct1201896224"/><text:change-start text:change-id="ct1218549784"/>eingebunden Netzwerklaufwerk<text:change-end text:change-id="ct1218549784"/><text:change-start text:change-id="ct1201689032"/> gefunden wird<text:change-end text:change-id="ct1201689032"/><text:change text:change-id="ct1201898008"/><text:change text:change-id="ct1201897776"/><text:change-start text:change-id="ct1238608728"/>. Der Prozess des Findens der Java-Stellen wird durch das Java-Rahmenwerk ausgeführt.</text:p>
            <text:p text:style-name="P12">Falls der Benutzer Java ausschaltet, werden dann alle anderen verw<text:change-end text:change-id="ct1238608728"/><text:change text:change-id="ct1201898240"/><text:change-start text:change-id="ct1201690440"/>e<text:change-end text:change-id="ct1201690440"/><text:change-start text:change-id="ct1201905264"/>nd<text:change-end text:change-id="ct1201905264"/><text:change-start text:change-id="ct1201905088"/>e<text:change-end text:change-id="ct1201905088"/><text:change-start text:change-id="ct1201689344"/>ten Einstellungen unterdrückt werden. Die Einstellungen, die Sie vorher gemacht haben, bevor Sie d<text:change-end text:change-id="ct1201689344"/><text:change text:change-id="ct1201684536"/><text:change-start text:change-id="ct1201906240"/>as<text:change-end text:change-id="ct1201906240"/><text:change-start text:change-id="ct1201896056"/> 'Benutze Java'-Markierfeld <text:change-end text:change-id="ct1201896056"/><text:change text:change-id="ct1201906704"/><text:change-start text:change-id="ct1201895848"/>abgewählt<text:change-end text:change-id="ct1201895848"/><text:change-start text:change-id="ct1201690016"/> haben, bleiben intakt und werden gespeichert, wenn Sie auf 'OK' klicken.<text:change-end text:change-id="ct1201690016"/></text:p>
          </table:table-cell>
        </table:table-row>
        <table:table-row>
          <table:table-cell table:style-name="Table4.A3" office:value-type="string">
            <text:p text:style-name="P10"><text:change-start text:change-id="ct1238612224"/>Bessere native Installations<text:change-end text:change-id="ct1238612224"/><text:change-start text:change-id="ct1199441576"/>­<text:change-end text:change-id="ct1199441576"/><text:change-start text:change-id="ct1201903504"/>handhabung</text:p>
            <text:p text:style-name="P13"><text:a xlink:type="simple" xlink:href="http://specs.openoffice.org/installation/native_installer/scp-to-officecfg.sxw"><text:span text:style-name="T14">Querverweis zur Beschreibung</text:span></text:a><text:change-end text:change-id="ct1201903504"/></text:p>
          </table:table-cell>
          <table:table-cell table:style-name="Table4.A3" office:value-type="string">
            <text:p text:style-name="P10"/>
          </table:table-cell>
          <table:table-cell table:style-name="Table4.A3" office:value-type="string">
            <text:p text:style-name="P10"><text:change-start text:change-id="ct1238721208"/>Dieses Dokument beschreibt, wie installationsabhängige Konfigurationsdaten mit den nativen Installationsprogrammen installiert werden können. Der Mechanismus, der vorher benutzt wurde, hatte gewisse konzeptuelle Probleme und kann nicht leicht nach <text:change-end text:change-id="ct1238721208"/><text:change text:change-id="ct1237628392"/><text:change-start text:change-id="ct1201895592"/>neue Betriebssystem-<text:change-end text:change-id="ct1201895592"/><text:change-start text:change-id="ct1201919264"/>abhängige<text:change-end text:change-id="ct1201919264"/><text:change-start text:change-id="ct1201674904"/> Installationsprogramme portiert werden. Das Dokument beschreibt auch, wie installationsabhängige Konfigurationsdaten für das neue Schema definiert sind. In der beschriebenen Lösung ist die installationsabhängige Konfiguration zusammen mit ihrem global verfügbaren Gegenstück im Modul officecfg definiert. Während des Bauprozesses werden diese Hauptdaten <text:change-end text:change-id="ct1201674904"/><text:change text:change-id="ct1201896856"/><text:change-start text:change-id="ct1201906008"/>in global verfügbare gemeinsame Daten, lokalabhängige Daten und installationsabhängige Daten<text:change-end text:change-id="ct1201906008"/><text:change-start text:change-id="ct1201896624"/> geteilt<text:change-end text:change-id="ct1201896624"/><text:change-start text:change-id="ct1230529368"/>. Während der Installation werden zuerst die installationsabhängigen Daten in ein temporäres Verzeichnis installiert und dann von diesem Verzeichnis in den aktiven Konfigurationsbaum<text:change-end text:change-id="ct1230529368"/><text:change text:change-id="ct1227067520"/><text:change-start text:change-id="ct1237640472"/> <text:change-end text:change-id="ct1237640472"/><text:change-start text:change-id="ct1201746488"/>durch den Gebrauch eines UNO- (Universal Network <text:span text:style-name="T33">Object</text:span>) Importeursservices während der Nachinstallation<text:change-end text:change-id="ct1201746488"/><text:change-start text:change-id="ct1198599336"/> importiert<text:change-end text:change-id="ct1198599336"/><text:change text:change-id="ct1238723984"/><text:change-start text:change-id="ct1201895360"/>. In typisch nativen Installationsprogrammen wird der Import<text:change-end text:change-id="ct1201895360"/><text:change text:change-id="ct1201686552"/><text:change text:change-id="ct1201934584"/><text:change-start text:change-id="ct1201935456"/>e<text:change-end text:change-id="ct1201935456"/><text:change-start text:change-id="ct1201906472"/>u<text:change-end text:change-id="ct1201906472"/><text:change-start text:change-id="ct1201937208"/>r<text:change-end text:change-id="ct1201937208"/><text:change text:change-id="ct1201897544"/><text:change-start text:change-id="ct1201935920"/>service durch ein Hilfs-CLI-Programm ausgeführt.<text:change-end text:change-id="ct1201935920"/></text:p>
          </table:table-cell>
          <table:table-cell table:style-name="Table4.D3" office:value-type="string">
            <text:p text:style-name="P10"><text:change-start text:change-id="ct1201935752"/>Konfigurationsmoduldateien werden zuerst in ein temporäres Verzeichnis kopiert. Die Stelle des (neuen) Verzeichnis<text:change-end text:change-id="ct1201935752"/><text:change-start text:change-id="ct1201936672"/>ses<text:change-end text:change-id="ct1201936672"/><text:change-start text:change-id="ct1225811712"/> ist $(install)/share/registry/spool.</text:p>
            <text:p text:style-name="P12">In eine<text:change-end text:change-id="ct1225811712"/><text:change-start text:change-id="ct1201936456"/>m<text:change-end text:change-id="ct1201936456"/><text:change text:change-id="ct1201691824"/><text:change-start text:change-id="ct1201939120"/> Nachinstallationsschritt wird der Inhalt des temporären Verzeichnis<text:change-end text:change-id="ct1201939120"/><text:change-start text:change-id="ct1201938584"/>ses<text:change-end text:change-id="ct1201938584"/><text:change-start text:change-id="ct1201939352"/> mit in die aktuelle Konfigurationsschicht, die in Einsatz ist, verschm<text:change-end text:change-id="ct1201939352"/><text:change text:change-id="ct1215389880"/><text:change-start text:change-id="ct1201936968"/>o<text:change-end text:change-id="ct1201936968"/><text:change-start text:change-id="ct1238724656"/>lzen. Dieses Konzept wird schon heute in der pkgchk-Installation einer per-Paketkonfigurationdate<text:change-end text:change-id="ct1238724656"/><text:change text:change-id="ct1201941360"/><text:change-start text:change-id="ct1201938816"/>i<text:change-end text:change-id="ct1201938816"/><text:change-start text:change-id="ct1199438184"/> realisiert.<text:change-end text:change-id="ct1199438184"/><text:change-start text:change-id="ct1201936816"/> <text:change-end text:change-id="ct1201936816"/><text:change text:change-id="ct1201942360"/><text:change-start text:change-id="ct1201942696"/><text:s/>Dieses Verschmelzen wird durch den Gebrauch des configimport-Werkzeug<text:change-end text:change-id="ct1201942696"/><text:change-start text:change-id="ct1227067624"/>s<text:change-end text:change-id="ct1227067624"/><text:change-start text:change-id="ct1218550016"/> realisiert. Dies ist ein Kommandozeilenwerkzeug, das den selben UNO-Service <text:change-end text:change-id="ct1218550016"/><text:change-start text:change-id="ct1201694176"/>aufruft <text:change-end text:change-id="ct1201694176"/><text:change-start text:change-id="ct1201693384"/>wie<text:change-end text:change-id="ct1201693384"/><text:change text:change-id="ct1201693616"/><text:change-start text:change-id="ct1201694984"/> <text:change-end text:change-id="ct1201694984"/><text:change-start text:change-id="ct1201942112"/>ihn<text:change-end text:change-id="ct1201942112"/><text:change-start text:change-id="ct1201696448"/> pkgchk zum Verschmelzen der Paketkonfigurationsschicht benutzt<text:change-end text:change-id="ct1201696448"/><text:change text:change-id="ct1201695320"/><text:change text:change-id="ct1201936328"/><text:change-start text:change-id="ct1201694344"/>.</text:p>
            <text:p text:style-name="P12">Nachdem ein Paket, das Konfigurationsdaten beinhaltet, installiert oder deinstalliert wurde, wird die alte verschmolzene Konfigurationsschicht abgelegt und die Schicht wird vom temporären Verzeichnis wiedergeschaffen. Die Stelle der (neuen) Schicht ist $(install)/share/registry/modules.<text:change-end text:change-id="ct1201694344"/></text:p>
          </table:table-cell>
        </table:table-row>
        <table:table-row>
          <table:table-cell table:style-name="Table4.A3" office:value-type="string">
            <text:p text:style-name="P10"><text:change-start text:change-id="ct1201697408"/>Bessere Handhabung der lokalisierten Beschreibungen der Registationsdatenbank<text:change-end text:change-id="ct1201697408"/><text:change-start text:change-id="ct1201696552"/>-<text:change-end text:change-id="ct1201696552"/><text:change-start text:change-id="ct1201698912"/>schemaelemente</text:p>
            <text:p text:style-name="P13"><text:change-end text:change-id="ct1201698912"/><text:change text:change-id="ct1233631016"/><text:change-start text:change-id="ct1230514808"/><text:span text:style-name="T58">Issue</text:span><text:change-end text:change-id="ct1230514808"/><text:change-start text:change-id="ct1238722192"/><text:span text:style-name="T32"> </text:span><text:a xlink:type="simple" xlink:href="http://www.openoffice.org/issues/show_bug.cgi?id=18588"><text:span text:style-name="T40">18588</text:span></text:a><text:change-end text:change-id="ct1238722192"/></text:p>
          </table:table-cell>
          <table:table-cell table:style-name="Table4.A3" office:value-type="string">
            <text:p text:style-name="P10"/>
          </table:table-cell>
          <table:table-cell table:style-name="Table4.A3" office:value-type="string">
            <text:p text:style-name="P10"><text:change-start text:change-id="ct1201699016"/>Die *.eigenschaften-Dateien, die lokalisierte Beschreibungen und Kennzeichen für Konfigurationsschemaelemente beinhalten, werden nicht mehr <text:change-end text:change-id="ct1201699016"/><text:change text:change-id="ct1201697904"/><text:change-start text:change-id="ct1201695960"/>unter $(install)/share/registry/res) installiert. Es wurden keine Clients dieser Daten zurückgelassen. [Beachten Sie: das interne 'ecomp'-Produkt ist dadurch <text:change-end text:change-id="ct1201695960"/><text:change text:change-id="ct1238722296"/><text:change-start text:change-id="ct1201695728"/>defekt<text:change-end text:change-id="ct1201695728"/><text:change-start text:change-id="ct1201696192"/>, aber ist gegenwärtig entfernt worden und sollte nicht mehr getestet werden. Stattdessen werden jetzt die Schemaelementbeschreibungen (nur die Standardsprache<text:change-end text:change-id="ct1201696192"/><text:change-start text:change-id="ct1201701120"/> <text:change-end text:change-id="ct1201701120"/><text:change-start text:change-id="ct1201699824"/>--<text:change-end text:change-id="ct1201699824"/><text:change-start text:change-id="ct1201701408"/> <text:change-end text:change-id="ct1201701408"/><text:change-start text:change-id="ct1233627136"/>in allen bekannten Fällen Englisch) innerhalb der installierten Schemadateien (unter $(install)/share/registry/schema)<text:change-end text:change-id="ct1233627136"/><text:change-start text:change-id="ct1201701552"/> abgelegt<text:change-end text:change-id="ct1201701552"/><text:change-start text:change-id="ct1198599056"/>, wo sie von interessierten Benutzern (Entwickler oder Systemadministratoren) wesentlich leichter gefunden werden können.<text:change-end text:change-id="ct1198599056"/></text:p>
          </table:table-cell>
          <table:table-cell table:style-name="Table4.D3" office:value-type="string">
            <text:p text:style-name="P10"/>
          </table:table-cell>
        </table:table-row>
        <table:table-row>
          <table:table-cell table:style-name="Table4.A3" office:value-type="string">
            <text:p text:style-name="P10"><text:change-start text:change-id="ct1239358312"/>ISO 8601 Datums-/Zeiteingabe<text:change-end text:change-id="ct1239358312"/></text:p>
          </table:table-cell>
          <table:table-cell table:style-name="Table4.A3" office:value-type="string">
            <text:p text:style-name="P10"/>
          </table:table-cell>
          <table:table-cell table:style-name="Table4.A3" office:value-type="string">
            <text:p text:style-name="P10"><text:change-start text:change-id="ct1238718600"/>Der Zahlformatierer erkennt jetzt die Eingabe <text:change-end text:change-id="ct1238718600"/><text:change text:change-id="ct1201937840"/><text:change-start text:change-id="ct1238718488"/>nach<text:change-end text:change-id="ct1238718488"/><text:change-start text:change-id="ct1215390192"/> ISO 8601 <text:change-end text:change-id="ct1215390192"/><text:change text:change-id="ct1201937944"/><text:change-start text:change-id="ct1215390296"/>als gültige Datums-/Zeiteingabe, ungeachtet der ausgewählten Lokalisation.<text:change-end text:change-id="ct1215390296"/></text:p>
          </table:table-cell>
          <table:table-cell table:style-name="Table4.D3" office:value-type="string">
            <text:p text:style-name="P10"><text:change-start text:change-id="ct1239058904"/>Die <text:change-end text:change-id="ct1239058904"/><text:change text:change-id="ct1239398624"/><text:change-start text:change-id="ct1238723144"/>E<text:change-end text:change-id="ct1238723144"/><text:change text:change-id="ct1238723248"/><text:change-start text:change-id="ct1238723616"/>ingabenerkennung<text:change-end text:change-id="ct1238723616"/><text:change-start text:change-id="ct1238723720"/> für die<text:change-end text:change-id="ct1238723720"/><text:change text:change-id="ct1200430792"/><text:change-start text:change-id="ct1201675192"/><text:span text:style-name="T17"> </text:span><text:change-end text:change-id="ct1201675192"/><text:change-start text:change-id="ct1201894960"/>Zahlenformatierung <text:change-end text:change-id="ct1201894960"/><text:change-start text:change-id="ct1238726168"/>wird zum Beispiel durch die Tabellenapplikation für die Zellendateneingabe und durch<text:change-end text:change-id="ct1238726168"/><text:change-start text:change-id="ct1238726272"/> die<text:change-end text:change-id="ct1238726272"/><text:change text:change-id="ct1225812112"/><text:change-start text:change-id="ct1238894368"/><text:span text:style-name="T17"> </text:span><text:change-end text:change-id="ct1238894368"/><text:change-start text:change-id="ct1238610320"/>Tabelleneingabe <text:change-end text:change-id="ct1238610320"/><text:change-start text:change-id="ct1201675304"/>des Textprozessors <text:change-end text:change-id="ct1201675304"/><text:change text:change-id="ct1200430896"/><text:change-start text:change-id="ct1239164296"/>benutzt.<text:change-end text:change-id="ct1239164296"/></text:p>
          </table:table-cell>
        </table:table-row>
        <table:table-row>
          <table:table-cell table:style-name="Table4.A3" office:value-type="string">
            <text:p text:style-name="P11"><text:change-start text:change-id="ct1201920160"/><text:span text:style-name="T3">Konfiguration generiert Ausgabe via Erfassungsservice<text:line-break/></text:span><text:a xlink:type="simple" xlink:href="http://specs.openoffice.org/appwide/configuration/configuration_robustness_spec.sxw"><text:span text:style-name="T14">Querverweis zur Beschreibung</text:span></text:a><text:change-end text:change-id="ct1201920160"/></text:p>
          </table:table-cell>
          <table:table-cell table:style-name="Table4.A3" office:value-type="string">
            <text:p text:style-name="P10"/>
          </table:table-cell>
          <table:table-cell table:style-name="Table4.A3" office:value-type="string">
            <text:p text:style-name="P10"><text:change-start text:change-id="ct1201649440"/>Um die Robustheit der Office-Applikation gegen beschädigte Konfigurationsdaten zu erhöhen, wird die Konfigurationsdatenbank automatisch die Wiederherstellung von unbrauchbaren Daten unterstützen. Zusätzlich werden diagnostische Fähigkeiten geliefert, die es Administratoren oder Kundenbetreuer ermöglichen, eine Log<text:change-end text:change-id="ct1201649440"/><text:change text:change-id="ct1238895072"/><text:change-start text:change-id="ct1200431000"/>-A<text:change-end text:change-id="ct1200431000"/><text:change-start text:change-id="ct1237641464"/>usgabe zu bekommen, um den Grund der Konfigurationsprobleme zu identifizieren. Als ein zusätzliche<text:change-end text:change-id="ct1237641464"/><text:change-start text:change-id="ct1239164400"/>r<text:change-end text:change-id="ct1239164400"/><text:change text:change-id="ct1198600392"/><text:change-start text:change-id="ct1239059616"/> Nutzen kann der Mechanismus, der eingebracht wurde, durch jeden Client der UNO-Konfigurations-API benutzt werden, um bedeutungsvolle und kontextsensitive Fehlerhandhabungen für Konfigurationsfehlschläge zu liefern.<text:change-end text:change-id="ct1239059616"/></text:p>
          </table:table-cell>
          <table:table-cell table:style-name="Table4.D3" office:value-type="string">
            <text:p text:style-name="P10"/>
          </table:table-cell>
        </table:table-row>
        <table:table-row>
          <table:table-cell table:style-name="Table4.A3" office:value-type="string">
            <text:p text:style-name="P11"><text:change-start text:change-id="ct1230529576"/><text:span text:style-name="T3">Automatische Wiederherstellung von Dateien und Arbeitsumgebungen<text:line-break/></text:span><text:a xlink:type="simple" xlink:href="http://specs.openoffice.org/appwide/errorreporter/error_report_2_0_ui_specification.sxw"><text:span text:style-name="T14">Querverweis zur Beschreibung</text:span></text:a><text:change-end text:change-id="ct1230529576"/></text:p>
          </table:table-cell>
          <table:table-cell table:style-name="Table4.A3" office:value-type="string">
            <text:p text:style-name="P10"/>
          </table:table-cell>
          <table:table-cell table:style-name="Table4.A3" office:value-type="string">
            <text:p text:style-name="P10"><text:change-start text:change-id="ct1233659288"/>Das OpenOffice.org-Fehlerreportwerkzeug und die Dokumentwiederhestellungsfunktionen werden in eine<text:change-end text:change-id="ct1233659288"/><text:change-start text:change-id="ct1201700288"/>m<text:change-end text:change-id="ct1201700288"/><text:change text:change-id="ct1233634328"/><text:change-start text:change-id="ct1201675656"/> Arbeitsablauf kombiniert. Wenn OpenOffice.org abstürzt, werden die Dokumente gespeichert und Benutzer werden über den a<text:change-end text:change-id="ct1201675656"/><text:change text:change-id="ct1201675824"/><text:change-start text:change-id="ct1201675456"/>nsteh<text:change-end text:change-id="ct1201675456"/><text:change-start text:change-id="ct1233634432"/>enden Wiederherstellungsprozess informiert, gefolgt vom <text:change-end text:change-id="ct1233634432"/><text:change-start text:change-id="ct1238588568"/>(freiwilligen!)<text:change-end text:change-id="ct1238588568"/><text:change-start text:change-id="ct1201677488"/> <text:change-end text:change-id="ct1201677488"/><text:change-start text:change-id="ct1201676944"/>Versenden eines Fehlerreports.<text:change-end text:change-id="ct1201676944"/></text:p>
          </table:table-cell>
          <table:table-cell table:style-name="Table4.D3" office:value-type="string">
            <text:p text:style-name="P10"/>
          </table:table-cell>
        </table:table-row>
        <table:table-row>
          <table:table-cell table:style-name="Table4.A3" office:value-type="string">
            <text:p text:style-name="P11"><text:change-start text:change-id="ct1201677112"/><text:span text:style-name="T3">Erster Start-Assistent<text:line-break/></text:span><text:a xlink:type="simple" xlink:href="http://specs.openoffice.org/appwide/migration/spec_migration.sxw"><text:span text:style-name="T14">Querverweis zur Beschreibung</text:span></text:a><text:change-end text:change-id="ct1201677112"/></text:p>
          </table:table-cell>
          <table:table-cell table:style-name="Table4.A3" office:value-type="string">
            <text:p text:style-name="P10"/>
          </table:table-cell>
          <table:table-cell table:style-name="Table4.A3" office:value-type="string">
            <text:p text:style-name="P10"><text:change-start text:change-id="ct1238722592"/>Aufgrund der Änderung des Setup-Prozesses in StarOffice 8<text:change-end text:change-id="ct1238722592"/><text:change text:change-id="ct1201679152"/><text:change text:change-id="ct1201678480"/><text:change text:change-id="ct1201940048"/><text:change-start text:change-id="ct1201680504"/><text:span text:style-name="T17"> </text:span><text:change-end text:change-id="ct1201680504"/><text:change-start text:change-id="ct1201700392"/>kann die Migration der Benutzereinstellungen nicht länger als Teil des Setups ausgeführt werden. Weiterhin musste jeder<text:change-end text:change-id="ct1201700392"/><text:change-start text:change-id="ct1201680728"/> Nutzer<text:change-end text:change-id="ct1201680728"/><text:change-start text:change-id="ct1201678016"/>, der <text:change-end text:change-id="ct1201678016"/><text:change text:change-id="ct1201682584"/><text:change-start text:change-id="ct1201683312"/>sämtliche <text:change-end text:change-id="ct1201683312"/><text:change-start text:change-id="ct1201683544"/>Einstellungen migrieren wollte, dieses durch das Schreiben einer speziellen Setup-Erweiterung machen. Der Migrationsprozess <text:change-end text:change-id="ct1201683544"/><text:change text:change-id="ct1201682352"/><text:change-start text:change-id="ct1199436744"/>erfolgt nun<text:change-end text:change-id="ct1199436744"/><text:change-start text:change-id="ct1201700496"/>, wenn OpenOffice.org zum ersten Mal gestartet wird. <text:change-end text:change-id="ct1201700496"/><text:change text:change-id="ct1201679824"/><text:change-start text:change-id="ct1226970704"/>Elemente, die migriert werden sollen, <text:change-end text:change-id="ct1226970704"/><text:change text:change-id="ct1201679608"/><text:change-start text:change-id="ct1238614688"/>können einfach definiert werden.<text:change-end text:change-id="ct1238614688"/></text:p>
          </table:table-cell>
          <table:table-cell table:style-name="Table4.D3" office:value-type="string">
            <text:p text:style-name="P10"><text:change-start text:change-id="ct1201676600"/>Beim ersten Start des Office werden Sie zur Eingabe einige<text:change-end text:change-id="ct1201676600"/><text:change-start text:change-id="ct1233668928"/>r<text:change-end text:change-id="ct1233668928"/><text:change-start text:change-id="ct1226973112"/> Migrationsinformationen aufgefordert, falls eine vorherige Ausgabe von OpenOffice.org auf Ihrem Computer existiert.<text:change-end text:change-id="ct1226973112"/></text:p>
          </table:table-cell>
        </table:table-row>
        <table:table-row>
          <table:table-cell table:style-name="Table4.A3" office:value-type="string">
            <text:p text:style-name="P11"><text:change-start text:change-id="ct1233671176"/><text:span text:style-name="T3">Änderungen der Ressourcenhandhabung<text:line-break/></text:span><text:a xlink:type="simple" xlink:href="http://specs.openoffice.org/g11n/lang_pax/language_packs.sxw"><text:span text:style-name="T14">Querverweis zur Beschreibung</text:span></text:a><text:change-end text:change-id="ct1233671176"/></text:p>
          </table:table-cell>
          <table:table-cell table:style-name="Table4.A3" office:value-type="string">
            <text:p text:style-name="P10"/>
          </table:table-cell>
          <table:table-cell table:style-name="Table4.A3" office:value-type="string">
            <text:p text:style-name="P10"><text:change-start text:change-id="ct1233671552"/>OpenOffice.org 2.0 <text:change-end text:change-id="ct1233671552"/><text:change text:change-id="ct1233671656"/><text:change-start text:change-id="ct1226974104"/>hat<text:change-end text:change-id="ct1226974104"/><text:change-start text:change-id="ct1238614792"/> die Fähigkeit<text:change-end text:change-id="ct1238614792"/><text:change text:change-id="ct1226975824"/><text:change-start text:change-id="ct1226975592"/>, Sprachpakete zu einer schon installierten Version hinzuzufügen. Dies <text:change-end text:change-id="ct1226975592"/><text:change text:change-id="ct1226975992"/><text:change-start text:change-id="ct1226978000"/>hat zur Folge, dass nicht für jede Sprache ein eigenes komplettes OpenOffice.org installiert werden muss<text:change-end text:change-id="ct1226978000"/><text:change-start text:change-id="ct1233670792"/>.<text:change-end text:change-id="ct1233670792"/></text:p>
          </table:table-cell>
          <table:table-cell table:style-name="Table4.D3" office:value-type="string">
            <text:p text:style-name="P10"/>
          </table:table-cell>
        </table:table-row>
        <table:table-row>
          <table:table-cell table:style-name="Table4.A3" office:value-type="string">
            <text:p text:style-name="P11"><text:change-start text:change-id="ct1233674632"/><text:span text:style-name="T3">Startmodul<text:line-break/></text:span><text:a xlink:type="simple" xlink:href="http://specs.openoffice.org/appwide/start_module/StartModule.sxw"><text:span text:style-name="T14">Querverweis zur Beschreibung</text:span></text:a><text:change-end text:change-id="ct1233674632"/></text:p>
          </table:table-cell>
          <table:table-cell table:style-name="Table4.A3" office:value-type="string">
            <text:p text:style-name="P10"/>
          </table:table-cell>
          <table:table-cell table:style-name="Table4.A3" office:value-type="string">
            <text:p text:style-name="P10"><text:change-start text:change-id="ct1233674736"/>Das Startmodul – früher bekannt als das Zusatzfenster in OpenOffice 1.1 – wird ein optionales Modul. Eine Konfiguration<text:change-end text:change-id="ct1233674736"/><text:change-start text:change-id="ct1233674840"/>s<text:change-end text:change-id="ct1233674840"/><text:change-start text:change-id="ct1233674944"/>einstellung wird benutzt, um das Startmodul abzuschalten, falls <text:change-end text:change-id="ct1233674944"/><text:change-start text:change-id="ct1198870752"/>es <text:change-end text:change-id="ct1198870752"/><text:change-start text:change-id="ct1233672584"/>für eine Standortinstallation erforderlich<text:change-end text:change-id="ct1233672584"/><text:change-start text:change-id="ct1233673048"/> ist<text:change-end text:change-id="ct1233673048"/><text:change-start text:change-id="ct1233672688"/>.<text:change-end text:change-id="ct1233672688"/></text:p>
          </table:table-cell>
          <table:table-cell table:style-name="Table4.D3" office:value-type="string">
            <text:p text:style-name="P10"><text:change-start text:change-id="ct1233674528"/>Wenn Sie im Startmodul sind, wählen Sie <text:span text:style-name="T20">Extras - Anpassen</text:span>.<text:change-end text:change-id="ct1233674528"/></text:p>
          </table:table-cell>
        </table:table-row>
      </table:table>
      <text:p text:style-name="P9"><text:change text:change-id="ct1201649544"/></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34" text:outline-level="1"><text:bookmark-start text:name="database"/><text:change-start text:change-id="ct1233677760"/>Datenbank<text:bookmark-end text:name="database"/><text:change-end text:change-id="ct1233677760"/></text:h>
          </table:table-cell>
          <table:covered-table-cell/>
          <table:covered-table-cell/>
          <table:covered-table-cell/>
        </table:table-row>
        <table:table-row>
          <table:table-cell table:style-name="Table5.A2" office:value-type="string">
            <text:p text:style-name="P35"><text:change-start text:change-id="ct1239420072"/>Neue Funktion<text:change-end text:change-id="ct1239420072"/></text:p>
          </table:table-cell>
          <table:table-cell table:style-name="Table5.A2" office:value-type="string">
            <text:p text:style-name="P35"><text:change-start text:change-id="ct1233677864"/>Modul<text:change-end text:change-id="ct1233677864"/></text:p>
          </table:table-cell>
          <table:table-cell table:style-name="Table5.A2" office:value-type="string">
            <text:p text:style-name="P35"><text:change-start text:change-id="ct1233683488"/>Vorteil<text:change-end text:change-id="ct1233683488"/></text:p>
          </table:table-cell>
          <table:table-cell table:style-name="Table5.D2" office:value-type="string">
            <text:p text:style-name="P35"><text:change-start text:change-id="ct1233684976"/>wie zu erreichen<text:change-end text:change-id="ct1233684976"/></text:p>
          </table:table-cell>
        </table:table-row>
        <table:table-row>
          <table:table-cell table:style-name="Table5.A3" office:value-type="string">
            <text:p text:style-name="P10"><text:change-start text:change-id="ct1233687608"/>Neue Datenbankapplikation</text:p>
            <text:p text:style-name="P13"><text:a xlink:type="simple" xlink:href="http://dba.openoffice.org/specifications/Database_application.sxw"><text:span text:style-name="T14">Querverweis zur Beschreibung</text:span></text:a><text:change-end text:change-id="ct1233687608"/></text:p>
          </table:table-cell>
          <table:table-cell table:style-name="Table5.A3" office:value-type="string">
            <text:p text:style-name="P10"><draw:frame draw:style-name="fr2" draw:name="Grafik17" text:anchor-type="paragraph" svg:x="0.646cm" svg:y="0cm" svg:width="0.917cm" svg:height="0.917cm" draw:z-index="23"><draw:image xlink:href="Pictures/100000000000001A0000001AD4837F11.png" xlink:type="simple" xlink:show="embed" xlink:actuate="onLoad"/></draw:frame><text:change-start text:change-id="ct1233687160"/>Base<text:change-end text:change-id="ct1233687160"/><text:change text:change-id="ct1233687712"/></text:p>
          </table:table-cell>
          <table:table-cell table:style-name="Table5.A3" office:value-type="string">
            <text:p text:style-name="P10"><text:change-start text:change-id="ct1233685800"/>In dieser neuen eigenständigen Datenbank können Sie Formulare, Berichte, Abfragen, Tabellen, Ansichten und Relationen erzeugen. Die Formulare, Berichte und Abfragen werden in einem einzelnen Dateiformat gespeichert, d<text:change-end text:change-id="ct1233685800"/><text:change text:change-id="ct1233687264"/><text:change-start text:change-id="ct1233690128"/>as<text:change-end text:change-id="ct1233690128"/><text:change-start text:change-id="ct1233687464"/> es Ihnen erlaubt, Ihre Datenbank auf die selbe Art zu behandeln, wie Sie es auch bei anderen populären Datenbanken machen würden.<text:change-end text:change-id="ct1233687464"/></text:p>
          </table:table-cell>
          <table:table-cell table:style-name="Table5.D3" office:value-type="string">
            <text:p text:style-name="P11"><text:change-start text:change-id="ct1234578408"/><text:span text:style-name="T3">Der Benutzer kann die Datenbankapplikation durch ein</text:span><text:change-end text:change-id="ct1234578408"/><text:change-start text:change-id="ct1234578960"/><text:span text:style-name="T3">en</text:span><text:change-end text:change-id="ct1234578960"/><text:change-start text:change-id="ct1234585488"/><text:span text:style-name="T3"> Doppelklick auf eine OpenOffice.org-Basisdatei, durch das </text:span><text:span text:style-name="T13">Datei</text:span><text:span text:style-name="T3"> – </text:span><text:span text:style-name="T13">Öffnen</text:span><text:span text:style-name="T44">-M</text:span><text:span text:style-name="T3">enü oder via das </text:span><text:span text:style-name="T13">Datei</text:span><text:span text:style-name="T3"> – </text:span><text:span text:style-name="T13">Neu</text:span><text:span text:style-name="T44">-M</text:span><text:span text:style-name="T3">enü in jeder OpenOffice.org-Applikation öffnen.</text:span><text:change-end text:change-id="ct1234585488"/></text:p>
          </table:table-cell>
        </table:table-row>
        <table:table-row>
          <table:table-cell table:style-name="Table5.A3" office:value-type="string">
            <text:p text:style-name="P10"><text:change-start text:change-id="ct1201898416"/>Verbesserte Zeilenende-Kompatibilität</text:p>
            <text:p text:style-name="P13"><text:a xlink:type="simple" xlink:href="http://dba.openoffice.org/specifications/forms/multiline_line_ends.sxw"><text:span text:style-name="T14">Querverweis zur Beschreibung</text:span></text:a><text:change-end text:change-id="ct1201898416"/></text:p>
          </table:table-cell>
          <table:table-cell table:style-name="Table5.A3" office:value-type="string">
            <text:p text:style-name="P10"><text:change-start text:change-id="ct1201712432"/>Base<text:change-end text:change-id="ct1201712432"/><text:change text:change-id="ct1234578856"/></text:p>
          </table:table-cell>
          <table:table-cell table:style-name="Table5.A3" office:value-type="string">
            <text:p text:style-name="P10"><text:change-start text:change-id="ct1239198544"/>Wenn mehrzeiliger Text auf einen Computer bearbeitet wird, gab es schon immer zwei Hauptansätze, wie ein Zeilenumbruch in einem Text gekennzeichnet werden soll. Abhängig davon<text:change-end text:change-id="ct1239198544"/><text:change text:change-id="ct1238610424"/><text:change-start text:change-id="ct1201894832"/> welcher Ansatz für einen bestimmten Datensatz benutzt wird, müssen Applikationen, die mit diesen Daten arbeiten, unterschiedliche Maße nehmen, um richtig mit den Daten fertig zu werden.</text:p>
            <text:p text:style-name="P12"><text:change-end text:change-id="ct1201894832"/><text:change-start text:change-id="ct1226972528"/>Der <text:change-end text:change-id="ct1226972528"/><text:change-start text:change-id="ct1201928744"/>Datenbankzugriff ist auch davon betroffen. Wenn mehrzeiliger Text in einer Datenbanktabelle (Feld) gespeichert wird, wird der benutzte Ansatz durch den Datenbankplaner gewählt. Um de<text:change-end text:change-id="ct1201928744"/><text:change-start text:change-id="ct1238895264"/>m<text:change-end text:change-id="ct1238895264"/><text:change text:change-id="ct1218559728"/><text:change-start text:change-id="ct1230523776"/> Benutzer die größte Flexibilität in der Planung der Datenbank zu erlauben und OpenOffice.org's Fähigkeiten in der Zusammenarbeit mit Datenbanken zu verbessern, wird das mehrzeilige Textfeld in OpenOffice.org‘s Datenbankformulare eine <text:change-end text:change-id="ct1230523776"/><text:change text:change-id="ct1218555656"/><text:change-start text:change-id="ct1218558408"/>Funktion<text:change-end text:change-id="ct1218558408"/><text:change-start text:change-id="ct1218558232"/> enthalten, <text:change-end text:change-id="ct1218558232"/><text:change-start text:change-id="ct1201790728"/>um den<text:change-end text:change-id="ct1201790728"/><text:change text:change-id="ct1218558872"/><text:change-start text:change-id="ct1238607776"/> Ansatz <text:change-end text:change-id="ct1238607776"/><text:change text:change-id="ct1238612440"/><text:change-start text:change-id="ct1239399920"/>auszuwählen<text:change-end text:change-id="ct1239399920"/><text:change-start text:change-id="ct1225813728"/>.<text:change-end text:change-id="ct1225813728"/></text:p>
          </table:table-cell>
          <table:table-cell table:style-name="Table5.D3" office:value-type="string">
            <text:p text:style-name="P10"><text:change-start text:change-id="ct1239067080"/>Eine neue Eigenschaft, <text:span text:style-name="T59">Zeilenende</text:span><text:change-end text:change-id="ct1239067080"/><text:change text:change-id="ct1201927224"/><text:change-start text:change-id="ct1201660984"/><text:span text:style-name="T59">format</text:span><text:change-end text:change-id="ct1201660984"/><text:change-start text:change-id="ct1198792640"/> <text:change-end text:change-id="ct1198792640"/><text:change text:change-id="ct1239419944"/><text:change-start text:change-id="ct1201940152"/>genannt<text:change-end text:change-id="ct1201940152"/><text:change-start text:change-id="ct1230530640"/>, ist eingeführt worden und als ein Ausklappmenü verfügbar.</text:p>
            <text:p text:style-name="P12">Abhängig von der Einstellung dieser Eigenschaft wird der Text (welcher von der Kontrolle <text:change-end text:change-id="ct1230530640"/><text:change text:change-id="ct1201790624"/><text:change-start text:change-id="ct1239400032"/>über<text:change-end text:change-id="ct1239400032"/><text:change-start text:change-id="ct1233686592"/> API entnommen werden kann) entweder DOS- (Wagenrücklauf + Zeilenvorschub) oder Unix-(Zeilenvorschub) Zeilenende<text:change-end text:change-id="ct1233686592"/><text:change text:change-id="ct1199436848"/><text:change-start text:change-id="ct1225814192"/> <text:change-end text:change-id="ct1225814192"/><text:change text:change-id="ct1225814024"/><text:change-start text:change-id="ct1225816432"/>enthalten<text:change-end text:change-id="ct1225816432"/><text:change-start text:change-id="ct1201693848"/>. Als ein Resultat wird, wenn solch ein Feld an eine Datenbankspalte gebunden ist, der durch den Benutzer eingegebene Text in dieser Datenbankspalte mit dem gewählten Zeilenende<text:change-end text:change-id="ct1201693848"/><text:change text:change-id="ct1239202216"/><text:change-start text:change-id="ct1225817088"/>format gespeichert.</text:p>
            <text:p text:style-name="P12">Der Standardwert für diese Eigenschaft ist<text:change-end text:change-id="ct1225817088"/><text:change text:change-id="ct1226978608"/><text:change-start text:change-id="ct1201710832"/> <text:change-end text:change-id="ct1201710832"/><text:change-start text:change-id="ct1233048040"/>aus Gründen der Abwärtskompatibilität<text:change-end text:change-id="ct1233048040"/><text:change-start text:change-id="ct1201895128"/> <text:span text:style-name="T35">Unix</text:span><text:change-end text:change-id="ct1201895128"/><text:change-start text:change-id="ct1233662416"/>.<text:change-end text:change-id="ct1233662416"/></text:p>
          </table:table-cell>
        </table:table-row>
        <table:table-row>
          <table:table-cell table:style-name="Table5.A3" office:value-type="string">
            <text:p text:style-name="P10"><text:change-start text:change-id="ct1230514912"/>Zusätzliche Information in Textspalten</text:p>
            <text:p text:style-name="P13"><text:a xlink:type="simple" xlink:href="http://dba.openoffice.org/specifications/forms/multiline_line_ends.sxw"><text:span text:style-name="T14">Querverweis zur Beschreibung</text:span></text:a><text:change-end text:change-id="ct1230514912"/></text:p>
          </table:table-cell>
          <table:table-cell table:style-name="Table5.A3" office:value-type="string">
            <text:p text:style-name="P10"><text:change-start text:change-id="ct1201771440"/>Base<text:change-end text:change-id="ct1201771440"/><text:change text:change-id="ct1217403128"/></text:p>
          </table:table-cell>
          <table:table-cell table:style-name="Table5.A3" office:value-type="string">
            <text:p text:style-name="P10"><text:change-start text:change-id="ct1201896392"/>Tabellenkontrollen in Formularen erlauben d<text:change-end text:change-id="ct1201896392"/><text:change text:change-id="ct1238828448"/><text:change-start text:change-id="ct1233683592"/>as<text:change-end text:change-id="ct1233683592"/><text:change-start text:change-id="ct1237640728"/> Einfüg<text:change-end text:change-id="ct1237640728"/><text:change-start text:change-id="ct1201699528"/>en<text:change-end text:change-id="ct1201699528"/><text:change text:change-id="ct1239060152"/><text:change-start text:change-id="ct1217405072"/> von Textspalten und werden<text:change-end text:change-id="ct1217405072"/><text:change text:change-id="ct1233685080"/><text:change-start text:change-id="ct1238719744"/> mit der <text:change-end text:change-id="ct1238719744"/><text:change-start text:change-id="ct1201894640"/><text:span text:style-name="T59">Mehrzeilige</text:span><text:change-end text:change-id="ct1201894640"/><text:change-start text:change-id="ct1201695424"/>-Eigenschaft<text:change-end text:change-id="ct1201695424"/><text:change-start text:change-id="ct1239337240"/> ausgebessert<text:change-end text:change-id="ct1239337240"/><text:change-start text:change-id="ct1238722456"/>, welche schon von den normalen Textfeld<text:change-end text:change-id="ct1238722456"/><text:change text:change-id="ct1237641616"/><text:change-start text:change-id="ct1239358760"/>s<text:change-end text:change-id="ct1239358760"/><text:change-start text:change-id="ct1233690232"/>t<text:change-end text:change-id="ct1233690232"/><text:change-start text:change-id="ct1225814360"/>eue<text:change-end text:change-id="ct1225814360"/><text:change-start text:change-id="ct1234042376"/>r<text:change-end text:change-id="ct1234042376"/><text:change text:change-id="ct1201696808"/><text:change-start text:change-id="ct1238836536"/>e<text:change-end text:change-id="ct1238836536"/><text:change-start text:change-id="ct1239121304"/>l<text:change-end text:change-id="ct1239121304"/><text:change text:change-id="ct1218791040"/><text:change-start text:change-id="ct1202010248"/>e<text:change-end text:change-id="ct1202010248"/><text:change-start text:change-id="ct1202009632"/>mente<text:change-end text:change-id="ct1202009632"/><text:change-start text:change-id="ct1233670896"/>n bekannt <text:change-end text:change-id="ct1233670896"/><text:change text:change-id="ct1230517240"/><text:change-start text:change-id="ct1202009352"/>i<text:change-end text:change-id="ct1202009352"/><text:change text:change-id="ct1230522472"/><text:change-start text:change-id="ct1201756912"/>st<text:change-end text:change-id="ct1201756912"/><text:change-start text:change-id="ct1226999000"/>.</text:p>
            <text:p text:style-name="P12">Weil normalerweise nur eine Textzeile<text:change-end text:change-id="ct1226999000"/><text:change text:change-id="ct1198800024"/><text:change-start text:change-id="ct1238725144"/> in einer Tabellenkontrolle<text:change-end text:change-id="ct1238725144"/><text:change-start text:change-id="ct1237436376"/> sichtbar<text:change-end text:change-id="ct1237436376"/><text:change-start text:change-id="ct1238954976"/> ist, folgt die gegenwärtig angezeigte Zeile in solch eine<text:change-end text:change-id="ct1238954976"/><text:change-start text:change-id="ct1238800400"/>m<text:change-end text:change-id="ct1238800400"/><text:change text:change-id="ct1201565352"/><text:change-start text:change-id="ct1238985368"/> mehrzeiligen Eingabefeld dem Cursor. Falls die Höhe der Zeilen in der Tabellendatenansicht die Anzeige von mehr als einer Zeile zulässt, dann ist die sichtbare Zeile<text:change-end text:change-id="ct1238985368"/><text:change text:change-id="ct1238800720"/><text:change text:change-id="ct1230484992"/><text:change text:change-id="ct1142912168"/><text:change-start text:change-id="ct1233676192"/><text:span text:style-name="T17"> </text:span><text:change-end text:change-id="ct1233676192"/><text:change-start text:change-id="ct1234585256"/>dort, wo der Cursor platziert ist.</text:p>
            <text:p text:style-name="P12">Falls mehrzeilige Tabellenzellen (d.h. eine Zelle in einer Spalte, welche die <text:span text:style-name="T35">Mehrzeilig</text:span>-Eigenschaft auf '<text:span text:style-name="T35">Ja</text:span>' gesetzt hat) nicht aktiv <text:change-end text:change-id="ct1234585256"/><text:change-start text:change-id="ct1218794736"/>s<text:change-end text:change-id="ct1218794736"/><text:change-start text:change-id="ct1230465536"/>i<text:change-end text:change-id="ct1230465536"/><text:change text:change-id="ct1239117560"/><text:change-start text:change-id="ct1198799552"/>nd<text:change-end text:change-id="ct1198799552"/><text:change-start text:change-id="ct1234582560"/>, dann ist die allererste Zeile des enthaltenen Texts<text:change-end text:change-id="ct1234582560"/><text:change text:change-id="ct1230546640"/><text:change-start text:change-id="ct1227076256"/> die erste sichtbare Zeile im Zellenbereich.<text:change-end text:change-id="ct1227076256"/></text:p>
          </table:table-cell>
          <table:table-cell table:style-name="Table5.D3" office:value-type="string">
            <text:p text:style-name="P10"><text:change-start text:change-id="ct1238803152"/>Wenn es auf <text:span text:style-name="T35">Ja </text:span>gesetzt ist, erlaubt das Eingabefeld für diese Spalte die Anzeige und Eingabe von mehrzeilige<text:change-end text:change-id="ct1238803152"/><text:change text:change-id="ct1217388200"/><text:change-start text:change-id="ct1227073672"/>m<text:change-end text:change-id="ct1227073672"/><text:change-start text:change-id="ct1238950064"/> Text.<text:change-end text:change-id="ct1238950064"/></text:p>
          </table:table-cell>
        </table:table-row>
        <table:table-row>
          <table:table-cell table:style-name="Table5.A3" office:value-type="string">
            <text:p text:style-name="P10"><text:change-start text:change-id="ct1233659040"/>Erweiterung der LDAP-Authentifizierung</text:p>
            <text:p text:style-name="P13"><text:a xlink:type="simple" xlink:href="http://dba.openoffice.org/specifications/Ldap_authentication.sxw"><text:span text:style-name="T14">Querverweis zur Beschreibung</text:span></text:a><text:change-end text:change-id="ct1233659040"/></text:p>
          </table:table-cell>
          <table:table-cell table:style-name="Table5.A3" office:value-type="string">
            <text:p text:style-name="P10"><text:change-start text:change-id="ct1201676224"/>Base<text:change-end text:change-id="ct1201676224"/><text:change text:change-id="ct1238866032"/></text:p>
          </table:table-cell>
          <table:table-cell table:style-name="Table5.A3" office:value-type="string">
            <text:p text:style-name="P10"><text:change-start text:change-id="ct1237683528"/>Sie können jetzt <text:change-end text:change-id="ct1237683528"/><text:change text:change-id="ct1216509064"/><text:change-start text:change-id="ct1239138664"/>OpenOffice.org mit einem LDAP<text:change-end text:change-id="ct1239138664"/><text:change text:change-id="ct1238825520"/><text:change-start text:change-id="ct1239290448"/> <text:change-end text:change-id="ct1239290448"/><text:change-start text:change-id="ct1238875200"/>(Lightweight Directory Access Protocol)<text:change-end text:change-id="ct1238875200"/><text:change-start text:change-id="ct1237688120"/>-<text:change-end text:change-id="ct1237688120"/><text:change-start text:change-id="ct1238988296"/>Server durch den Gebrauch des „Secure Sockets Layer“<text:change-end text:change-id="ct1238988296"/><text:change text:change-id="ct1238839424"/><text:change-start text:change-id="ct1200481736"/> <text:change-end text:change-id="ct1200481736"/><text:change-start text:change-id="ct1230523304"/>ver<text:change-end text:change-id="ct1230523304"/><text:change text:change-id="ct1230466808"/><text:change text:change-id="ct1239063384"/><text:change-start text:change-id="ct1201564432"/>b<text:change-end text:change-id="ct1201564432"/><text:change-start text:change-id="ct1238840144"/>inde<text:change-end text:change-id="ct1238840144"/><text:change text:change-id="ct1230520192"/><text:change-start text:change-id="ct1238866352"/>n.<text:change-end text:change-id="ct1238866352"/></text:p>
          </table:table-cell>
          <table:table-cell table:style-name="Table5.D3" office:value-type="string">
            <text:p text:style-name="P10"><text:change text:change-id="ct1239164144"/><text:change-start text:change-id="ct1239439488"/><text:span text:style-name="T36">S</text:span><text:change-end text:change-id="ct1239439488"/><text:change-start text:change-id="ct1218559488"/><text:span text:style-name="T36">ie</text:span><text:change-end text:change-id="ct1218559488"/><text:change-start text:change-id="ct1234581368"/><text:span text:style-name="T36"> erhalten einen Dialog</text:span><text:change-end text:change-id="ct1234581368"/><text:change-start text:change-id="ct1201649752"/><text:span text:style-name="T60"> </text:span><text:span text:style-name="T47">B</text:span><text:change-end text:change-id="ct1201649752"/><text:change-start text:change-id="ct1234595904"/><text:span text:style-name="T46">enutzername, Passwort erforderlich</text:span><text:span text:style-name="T36"> </text:span><text:change-end text:change-id="ct1234595904"/><text:change-start text:change-id="ct1234596008"/>und <text:change-end text:change-id="ct1234596008"/><text:change-start text:change-id="ct1234596448"/><text:span text:style-name="T61">Benutze sichere Verbindung</text:span><text:change-end text:change-id="ct1234596448"/><text:change-start text:change-id="ct1234597224"/> in <text:span text:style-name="T2">LDAP</text:span>‘s Konfigurationsseite des <text:span text:style-name="T2">Datenquellenadministrator</text:span>-Dialogs.<text:change-end text:change-id="ct1234597224"/></text:p>
          </table:table-cell>
        </table:table-row>
        <table:table-row>
          <table:table-cell table:style-name="Table5.A3" office:value-type="string">
            <text:p text:style-name="P10"><text:change-start text:change-id="ct1239087832"/>Zusätzliche Dialoge für ADO</text:p>
            <text:p text:style-name="P13"><text:a xlink:type="simple" xlink:href="http://dba.openoffice.org/specifications/ADO_Browse_Dialog.sxw"><text:span text:style-name="T14">Querverweis zur Beschreibung</text:span></text:a><text:change-end text:change-id="ct1239087832"/></text:p>
          </table:table-cell>
          <table:table-cell table:style-name="Table5.A3" office:value-type="string">
            <text:p text:style-name="P10"><text:change-start text:change-id="ct1238988744"/>Base<text:change-end text:change-id="ct1238988744"/><text:change text:change-id="ct1201563640"/></text:p>
          </table:table-cell>
          <table:table-cell table:style-name="Table5.A3" office:value-type="string">
            <text:p text:style-name="P10"><text:change-start text:change-id="ct1225874112"/>Ein neuer Durchsuchen-Dialog erlaubt dem Benutzer das Erzeugen und Editieren von ADO<text:change-end text:change-id="ct1225874112"/><text:change text:change-id="ct1226991568"/><text:change-start text:change-id="ct1198800576"/> <text:change-end text:change-id="ct1198800576"/><text:change-start text:change-id="ct1238824192"/>(Microsoft<text:change-end text:change-id="ct1238824192"/><text:change text:change-id="ct1230548392"/><text:change text:change-id="ct1239140112"/><text:change-start text:change-id="ct1238821320"/><text:span text:style-name="T17">®</text:span><text:change-end text:change-id="ct1238821320"/><text:change-start text:change-id="ct1227029496"/> ActiveX Data Object)<text:change-end text:change-id="ct1227029496"/><text:change-start text:change-id="ct1218551488"/>-<text:change-end text:change-id="ct1218551488"/><text:change-start text:change-id="ct1225875656"/>Verbindungszeichenketten über eine grafische Schnittstelle.<text:change-end text:change-id="ct1225875656"/></text:p>
          </table:table-cell>
          <table:table-cell table:style-name="Table5.D3" office:value-type="string">
            <text:p text:style-name="P10"><text:change-start text:change-id="ct1234595776"/>Microsoft<text:change-end text:change-id="ct1234595776"/><text:change text:change-id="ct1238821792"/><text:change-start text:change-id="ct1226966776"/><text:span text:style-name="T17">®</text:span><text:change-end text:change-id="ct1226966776"/><text:change-start text:change-id="ct1230469144"/> bietet einen Standard-OLE-DB-Datenverknüpfungskonfigurationsdialog in seinen OLE-DB-Laufzei<text:change-end text:change-id="ct1230469144"/><text:change-start text:change-id="ct1234596344"/>t<text:change-end text:change-id="ct1234596344"/><text:change-start text:change-id="ct1238839600"/>bibiotheken<text:change-end text:change-id="ct1238839600"/><text:change-start text:change-id="ct1239066328"/> an<text:change-end text:change-id="ct1239066328"/><text:change-start text:change-id="ct1241042944"/>. Es gibt eine ADO-Verbindungszeichenkette, welche den Verbindungsdialog zeigt. Wenn Benutzer irgend<text:change-end text:change-id="ct1241042944"/><text:change-start text:change-id="ct1225818392"/> <text:change-end text:change-id="ct1225818392"/><text:change-start text:change-id="ct1201826856"/>etwas ändern und den OK-Knopf drücken,<text:change-end text:change-id="ct1201826856"/><text:change-start text:change-id="ct1200485648"/> <text:change-end text:change-id="ct1200485648"/><text:change-start text:change-id="ct1218552400"/>wird die neue ADO-Verbindungszeichenfolge zurückgegeben.<text:change-end text:change-id="ct1218552400"/></text:p>
          </table:table-cell>
        </table:table-row>
        <table:table-row>
          <table:table-cell table:style-name="Table5.A3" office:value-type="string">
            <text:p text:style-name="P10"><text:change-start text:change-id="ct1226965416"/>Linguistische Klärungen<text:change-end text:change-id="ct1226965416"/></text:p>
          </table:table-cell>
          <table:table-cell table:style-name="Table5.A3" office:value-type="string">
            <text:p text:style-name="P10"><text:change-start text:change-id="ct1238824024"/>Base<text:change-end text:change-id="ct1238824024"/><text:change text:change-id="ct1201772496"/></text:p>
          </table:table-cell>
          <table:table-cell table:style-name="Table5.A3" office:value-type="string">
            <text:p text:style-name="P11"><text:change-start text:change-id="ct1238875000"/><text:span text:style-name="T3">Die 'Zeichensatz'-Eigenschaft für die </text:span><text:change-end text:change-id="ct1238875000"/><text:change text:change-id="ct1201836768"/><text:change-start text:change-id="ct1227029936"/><text:span text:style-name="T54">Formularsteuerelemente</text:span><text:change-end text:change-id="ct1227029936"/><text:change text:change-id="ct1239292880"/><text:change-start text:change-id="ct1233668800"/><text:span text:style-name="T3"> wurde in 'Font' wegen der linguistischen Konsistenz umbenannt. In Deutsch wurde der Text von 'Zeichensatz' auf 'Schrift'</text:span><text:change-end text:change-id="ct1233668800"/><text:change text:change-id="ct1142911944"/><text:change-start text:change-id="ct1230487688"/><text:span text:style-name="T3"> geändert. Sehen Sie </text:span><text:change-end text:change-id="ct1230487688"/><text:change text:change-id="ct1226972168"/><text:change-start text:change-id="ct1234586504"/><text:a xlink:type="simple" xlink:href="http://www.openoffice.org/issues/show_bug.cgi?id=26592"><text:span text:style-name="T9">Issue</text:span></text:a><text:change-end text:change-id="ct1234586504"/><text:change-start text:change-id="ct1225925648"/><text:a xlink:type="simple" xlink:href="http://www.openoffice.org/issues/show_bug.cgi?id=26592"><text:span text:style-name="T14"> 26592</text:span></text:a><text:span text:style-name="T3"> (irrelevant in einer EN-Dokumentation).</text:span><text:change-end text:change-id="ct1225925648"/></text:p>
          </table:table-cell>
          <table:table-cell table:style-name="Table5.D3" office:value-type="string">
            <text:p text:style-name="P10"/>
          </table:table-cell>
        </table:table-row>
        <table:table-row>
          <table:table-cell table:style-name="Table5.A3" office:value-type="string">
            <text:p text:style-name="P10"><text:change-start text:change-id="ct1238867520"/>Knopfklärungen<text:change-end text:change-id="ct1238867520"/><text:change text:change-id="ct1225874336"/></text:p>
          </table:table-cell>
          <table:table-cell table:style-name="Table5.A3" office:value-type="string">
            <text:p text:style-name="P10"><text:change-start text:change-id="ct1218793568"/>Base<text:change-end text:change-id="ct1218793568"/><text:change text:change-id="ct1239119880"/></text:p>
          </table:table-cell>
          <table:table-cell table:style-name="Table5.A3" office:value-type="string">
            <text:p text:style-name="P10"><text:change-start text:change-id="ct1239068312"/>Im Datenquellenbrowser wurde der <text:span text:style-name="T2">Rückgängig</text:span>-Knopf von 'Rückgängig: Dateneingabe' auf 'Rückgängig: Dateneintrag' geändert.<text:change-end text:change-id="ct1239068312"/></text:p>
          </table:table-cell>
          <table:table-cell table:style-name="Table5.D3" office:value-type="string">
            <text:p text:style-name="P10"/>
          </table:table-cell>
        </table:table-row>
        <table:table-row>
          <table:table-cell table:style-name="Table5.A3" office:value-type="string">
            <text:p text:style-name="P12"><text:change-start text:change-id="ct1239063592"/>Umschalten der Aliasnamen in SQL-SELECT-Anweisungen</text:p>
            <text:p text:style-name="P13"><text:a xlink:type="simple" xlink:href="http://dba.openoffice.org/howto/AppendTableAlias.html"><text:span text:style-name="T14">Querverweis zur Beschreibung</text:span></text:a><text:change-end text:change-id="ct1239063592"/></text:p>
          </table:table-cell>
          <table:table-cell table:style-name="Table5.A3" office:value-type="string">
            <text:p text:style-name="P10"><text:change-start text:change-id="ct1238800952"/>Base<text:change-end text:change-id="ct1238800952"/><text:change text:change-id="ct1238955576"/></text:p>
          </table:table-cell>
          <table:table-cell table:style-name="Table5.A3" office:value-type="string">
            <text:p text:style-name="P10"><text:change-start text:change-id="ct1200831968"/>Wenn mit SQL- (Structured Query Language)<text:change-end text:change-id="ct1200831968"/><text:change-start text:change-id="ct1201649856"/> <text:change-end text:change-id="ct1201649856"/><text:change-start text:change-id="ct1239358416"/>select-Anweisungen gearbeitet wird, benutzt OpenOffice.org üblicherweise einen Aliasnamen für Tabellen wie <text:line-break/>'SELECT * FROM &lt;Tabelle&gt; Aliasname<text:change-end text:change-id="ct1239358416"/><text:change text:change-id="ct1200486144"/><text:change-start text:change-id="ct1238990440"/>'<text:change-end text:change-id="ct1238990440"/><text:change-start text:change-id="ct1234049048"/>.<text:change-end text:change-id="ct1234049048"/><text:change-start text:change-id="ct1227029240"/> Der 'Aliasname' in dieser Anweisung ist ein sogenannter Tabellenalias. Jedoch erlauben einige Datenbanken nicht solche Aliase. Die obige Anweisung würde mit <text:line-break/>'SELECT * FROM &lt;Tabelle&gt;' ersetzt werden. Einige Datenbanken weisen Anweisungen mit Aliasen zurück. <text:line-break/>OpenOffice.org zeichnet sich durch <text:change-end text:change-id="ct1227029240"/><text:change-start text:change-id="ct1239138376"/>das <text:change-end text:change-id="ct1239138376"/><text:change text:change-id="ct1198494088"/><text:change-start text:change-id="ct1225832712"/>Verhindern<text:change-end text:change-id="ct1225832712"/><text:change-start text:change-id="ct1216510448"/> oder <text:change-end text:change-id="ct1216510448"/><text:change-start text:change-id="ct1201922040"/>das <text:change-end text:change-id="ct1201922040"/><text:change text:change-id="ct1230466552"/><text:change-start text:change-id="ct1198496160"/>M<text:change-end text:change-id="ct1198496160"/><text:change-start text:change-id="ct1239120688"/>öglich machen dieses Verhaltens aus.<text:change-end text:change-id="ct1239120688"/></text:p>
          </table:table-cell>
          <table:table-cell table:style-name="Table5.D3" office:value-type="string">
            <text:p text:style-name="P10"/>
          </table:table-cell>
        </table:table-row>
        <table:table-row>
          <table:table-cell table:style-name="Table5.A3" office:value-type="string">
            <text:p text:style-name="P10"><text:change-start text:change-id="ct1200484352"/>Zusätzliche SQL-Funktionalität<text:change-end text:change-id="ct1200484352"/></text:p>
          </table:table-cell>
          <table:table-cell table:style-name="Table5.A3" office:value-type="string">
            <text:p text:style-name="P10"><text:change-start text:change-id="ct1225816600"/>Base<text:change-end text:change-id="ct1225816600"/><text:change text:change-id="ct1225816704"/></text:p>
          </table:table-cell>
          <table:table-cell table:style-name="Table5.A3" office:value-type="string">
            <text:p text:style-name="P10"><text:change-start text:change-id="ct1227027088"/>OpenOffice.org 2.0-Treiber <text:change-end text:change-id="ct1227027088"/><text:change text:change-id="ct1241045128"/><text:change-start text:change-id="ct1239294976"/>können<text:change-end text:change-id="ct1239294976"/><text:change-start text:change-id="ct1230516472"/> numerische<text:change-end text:change-id="ct1230516472"/><text:change text:change-id="ct1198495712"/><text:change-start text:change-id="ct1234596112"/>, Zeichenfolgen- und Datumszeitfunktionen <text:change-end text:change-id="ct1234596112"/><text:change text:change-id="ct1201833112"/><text:change-start text:change-id="ct1226964320"/>au<text:change-end text:change-id="ct1226964320"/><text:change-start text:change-id="ct1201833656"/>s<text:change-end text:change-id="ct1201833656"/><text:change-start text:change-id="ct1238842120"/>führen<text:change-end text:change-id="ct1238842120"/><text:change-start text:change-id="ct1238802800"/>, die in SQL92 für dBase, Einfachdatei und Tabellen beschrieben sind.<text:change-end text:change-id="ct1238802800"/></text:p>
          </table:table-cell>
          <table:table-cell table:style-name="Table5.D3" office:value-type="string">
            <text:p text:style-name="P10"/>
          </table:table-cell>
        </table:table-row>
        <table:table-row>
          <table:table-cell table:style-name="Table5.A3" office:value-type="string">
            <text:p text:style-name="P10"><text:change-start text:change-id="ct1201834416"/>Besseres 'Filter'- und 'Sortieren'-Kriterium<text:change-end text:change-id="ct1201834416"/></text:p>
          </table:table-cell>
          <table:table-cell table:style-name="Table5.A3" office:value-type="string">
            <text:p text:style-name="P10"><text:change-start text:change-id="ct1225924544"/>Base<text:change-end text:change-id="ct1225924544"/><text:change text:change-id="ct1239119128"/></text:p>
          </table:table-cell>
          <table:table-cell table:style-name="Table5.A3" office:value-type="string">
            <text:p text:style-name="P10"><text:change-start text:change-id="ct1201972480"/>Wenn der 'Filter'- oder 'Sortieren'-Dialog entweder innerhalb des Datenquellenbrowsers oder eines Datenbankformulars geöffnet wird, werden die Dialoge jetzt *nicht* eine<text:change-end text:change-id="ct1201972480"/><text:change-start text:change-id="ct1198800248"/>m<text:change-end text:change-id="ct1198800248"/><text:change text:change-id="ct1201972584"/><text:change-start text:change-id="ct1225924648"/> neuen Filter bzw. ein<text:change-end text:change-id="ct1225924648"/><text:change-start text:change-id="ct1225924752"/>em<text:change-end text:change-id="ct1225924752"/><text:change-start text:change-id="ct1218791736"/> Sortierkriterium gemäß der gegenwärtig fokussierten Kontrolle/Spalte an<text:change-end text:change-id="ct1218791736"/><text:change-start text:change-id="ct1239290816"/>ge<text:change-end text:change-id="ct1239290816"/><text:change-start text:change-id="ct1227026160"/>häng<text:change-end text:change-id="ct1227026160"/><text:change-start text:change-id="ct1238873144"/>t<text:change-end text:change-id="ct1238873144"/><text:change text:change-id="ct1226989456"/><text:change-start text:change-id="ct1226989560"/>.<text:change-end text:change-id="ct1226989560"/></text:p>
          </table:table-cell>
          <table:table-cell table:style-name="Table5.D3" office:value-type="string">
            <text:p text:style-name="P10"/>
          </table:table-cell>
        </table:table-row>
        <table:table-row>
          <table:table-cell table:style-name="Table5.A3" office:value-type="string">
            <text:p text:style-name="P10"><text:change-start text:change-id="ct1234627408"/>Korrigierende „outer join“-Abbruchsequenz</text:p>
            <text:p text:style-name="P13"><text:a xlink:type="simple" xlink:href="http://dba.openoffice.org/howto/OuterJoinSequence.html"><text:span text:style-name="T14">Querverweis zur Beschreibung</text:span></text:a><text:change-end text:change-id="ct1234627408"/></text:p>
          </table:table-cell>
          <table:table-cell table:style-name="Table5.A3" office:value-type="string">
            <text:p text:style-name="P10"><text:change-start text:change-id="ct1198493784"/>Base<text:change-end text:change-id="ct1198493784"/><text:change text:change-id="ct1238990088"/></text:p>
          </table:table-cell>
          <table:table-cell table:style-name="Table5.A3" office:value-type="string">
            <text:p text:style-name="P10"><text:change-start text:change-id="ct1237687744"/>Wenn mit Treiber<text:change-end text:change-id="ct1237687744"/><text:change-start text:change-id="ct1198798768"/>n<text:change-end text:change-id="ct1198798768"/><text:change-start text:change-id="ct1234576440"/> gearbeitet wird, welche nicht völlig den JDBC- (Java Database Connectivity) oder ODBC- (Open Database Connectivity)<text:change-end text:change-id="ct1234576440"/><text:change-start text:change-id="ct1239065496"/> <text:change-end text:change-id="ct1239065496"/><text:change-start text:change-id="ct1239294328"/>Standard unterstützen, mögen die Abbruchsequenzen nicht völlig unterstützt werden. Anweisungen wie d<text:change-end text:change-id="ct1239294328"/><text:change-start text:change-id="ct1142912920"/>ie<text:change-end text:change-id="ct1142912920"/><text:change text:change-id="ct1239064944"/><text:change-start text:change-id="ct1234627512"/> folgende werden nicht funktionieren. <text:line-break/>'SELECT * from {OJ xx left join yy . . . }' Die OpenOffice.org-Datenquelle umgeht das Problem durch das Entfernen der {OJ}-Schlüsselwörter von der SQL-Anweisung.<text:change-end text:change-id="ct1234627512"/></text:p>
          </table:table-cell>
          <table:table-cell table:style-name="Table5.D3" office:value-type="string">
            <text:p text:style-name="P11"><text:change-start text:change-id="ct1234633144"/><text:span text:style-name="T3">Ab- / Einschalten der „outer join“-Sequenz kann auf einer per-Datenquellenbasis ermöglicht werden.</text:span><text:change-end text:change-id="ct1234633144"/><text:change text:change-id="ct1201836184"/><text:change-start text:change-id="ct1234629856"/><text:span text:style-name="T3"> Dafür sollte die 'Info'-Eigenschaft einer </text:span><text:a xlink:type="simple" xlink:href="http://api.openoffice.org/docs/common/ref/com/sun/star/sdb/DataSource.html"><text:span text:style-name="T14">Datenquelle</text:span></text:a><text:span text:style-name="T3"> ein Name-Wert-Paar </text:span><text:change-end text:change-id="ct1234629856"/><text:change text:change-id="ct1234631600"/><text:change-start text:change-id="ct1234633832"/><text:span text:style-name="T3">enthalten</text:span><text:change-end text:change-id="ct1234633832"/><text:change-start text:change-id="ct1234634568"/><text:span text:style-name="T3">, das heißt</text:span><text:change-end text:change-id="ct1234634568"/><text:change text:change-id="ct1234633640"/><text:change-start text:change-id="ct1234634872"/><text:span text:style-name="T3">:<text:line-break/>'Name: EnableOuterJoinEscape<text:line-break/>Wert: FALSE'.</text:span><text:change-end text:change-id="ct1234634872"/></text:p>
          </table:table-cell>
        </table:table-row>
        <table:table-row>
          <table:table-cell table:style-name="Table5.A3" office:value-type="string">
            <text:p text:style-name="P11"><text:change-start text:change-id="ct1239336256"/><text:span text:style-name="T3">Standardwert für Verbindungssammlung auf falsch geändert<text:line-break/></text:span><text:change-end text:change-id="ct1239336256"/><text:change text:change-id="ct1239336712"/><text:change-start text:change-id="ct1238590552"/><text:span text:style-name="T54">Issue</text:span><text:change-end text:change-id="ct1238590552"/><text:change-start text:change-id="ct1234634032"/><text:span text:style-name="T3"> </text:span><text:a xlink:type="simple" xlink:href="http://www.openoffice.org/issues/show_bug.cgi?id=34787"><text:span text:style-name="T40">34787</text:span></text:a><text:change-end text:change-id="ct1234634032"/></text:p>
          </table:table-cell>
          <table:table-cell table:style-name="Table5.A3" office:value-type="string">
            <text:p text:style-name="P10"><text:change text:change-id="ct1234634136"/><text:change-start text:change-id="ct1238590424"/>Base<text:change-end text:change-id="ct1238590424"/></text:p>
          </table:table-cell>
          <table:table-cell table:style-name="Table5.A3" office:value-type="string">
            <text:p text:style-name="P10"><text:change-start text:change-id="ct1234635384"/>Wie mit jedem Datenbanktreiber ist die Verbindungssammlung jetzt standardmäßig unterdrückt.<text:change-end text:change-id="ct1234635384"/></text:p>
          </table:table-cell>
          <table:table-cell table:style-name="Table5.D3" office:value-type="string">
            <text:p text:style-name="P10"><text:change-start text:change-id="ct1225821952"/>Die Optionen können<text:change-end text:change-id="ct1225821952"/><text:change text:change-id="ct1234632568"/><text:change-start text:change-id="ct1227073992"/> in <text:span text:style-name="T20">Extras</text:span> - <text:span text:style-name="T20">Optionen</text:span> – <text:span text:style-name="T20">OpenOffice.org. Base</text:span> – <text:span text:style-name="T20">Verbindungen</text:span><text:change-end text:change-id="ct1227073992"/><text:change-start text:change-id="ct1234638720"/><text:span text:style-name="T18"> geändert werden</text:span><text:change-end text:change-id="ct1234638720"/><text:change-start text:change-id="ct1234639496"/><text:span text:style-name="T18">.</text:span><text:change-end text:change-id="ct1234639496"/></text:p>
          </table:table-cell>
        </table:table-row>
        <table:table-row>
          <table:table-cell table:style-name="Table5.A3" office:value-type="string">
            <text:p text:style-name="P11"><text:change-start text:change-id="ct1234632968"/><text:span text:style-name="T3">Neuer Formularassistent<text:line-break/></text:span><text:a xlink:type="simple" xlink:href="http://dba.openoffice.org/specifications/Wizard_Form.sxw"><text:span text:style-name="T14">Querverweis zur Beschreibung</text:span></text:a><text:change-end text:change-id="ct1234632968"/></text:p>
          </table:table-cell>
          <table:table-cell table:style-name="Table5.A3" office:value-type="string">
            <text:p text:style-name="P10"><text:change text:change-id="ct1238597704"/><text:change-start text:change-id="ct1234627832"/>Base<text:change-end text:change-id="ct1234627832"/></text:p>
          </table:table-cell>
          <table:table-cell table:style-name="Table5.A3" office:value-type="string">
            <text:p text:style-name="P10"><text:change-start text:change-id="ct1238598160"/>Zwei neue <text:change-end text:change-id="ct1238598160"/><text:change text:change-id="ct1225872960"/><text:change-start text:change-id="ct1234639224"/>Assistentenpane<text:change-end text:change-id="ct1234639224"/><text:change text:change-id="ct1234640736"/><text:change-start text:change-id="ct1238601000"/>le<text:change-end text:change-id="ct1238601000"/><text:change-start text:change-id="ct1238599864"/> erweiter<text:change-end text:change-id="ct1238599864"/><text:change text:change-id="ct1238599520"/><text:change-start text:change-id="ct1238600656"/>n die Funktionalität der Unterformulare.<text:change-end text:change-id="ct1238600656"/></text:p>
          </table:table-cell>
          <table:table-cell table:style-name="Table5.D3" office:value-type="string">
            <text:p text:style-name="P10"><text:change-start text:change-id="ct1238600096"/>Unter OpenOffice.org Base<text:change-end text:change-id="ct1238600096"/><text:change text:change-id="ct1238596856"/><text:change-start text:change-id="ct1201762920"/> öffnen Sie den Formularassistenten.<text:change-end text:change-id="ct1201762920"/></text:p>
          </table:table-cell>
        </table:table-row>
        <table:table-row>
          <table:table-cell table:style-name="Table5.A3" office:value-type="string">
            <text:p text:style-name="P11"><text:change-start text:change-id="ct1234642776"/><text:span text:style-name="T3">Tabellenassistent<text:line-break/></text:span><text:a xlink:type="simple" xlink:href="http://dba.openoffice.org/specifications/Wizard_Table.sxw"><text:span text:style-name="T14">Querverweis zur Beschreibung</text:span></text:a><text:change-end text:change-id="ct1234642776"/></text:p>
          </table:table-cell>
          <table:table-cell table:style-name="Table5.A3" office:value-type="string">
            <text:p text:style-name="P10"><text:change text:change-id="ct1234642880"/><text:change-start text:change-id="ct1234639600"/>Base<text:change-end text:change-id="ct1234639600"/></text:p>
          </table:table-cell>
          <table:table-cell table:style-name="Table5.A3" office:value-type="string">
            <text:p text:style-name="P10"><text:change-start text:change-id="ct1201763816"/>Tabellen können manuell im Datenbankbeamer erzeugt werden. Jedoch macht <text:change-end text:change-id="ct1201763816"/><text:change-start text:change-id="ct1234629960"/>da<text:change-end text:change-id="ct1234629960"/><text:change text:change-id="ct1234630064"/><text:change-start text:change-id="ct1201764992"/>s ein Assistent für diese<text:change-end text:change-id="ct1201764992"/><text:change-start text:change-id="ct1201765392"/>n<text:change-end text:change-id="ct1201765392"/><text:change text:change-id="ct1201766176"/><text:change-start text:change-id="ct1238599072"/> Zweck einfacher<text:change-end text:change-id="ct1238599072"/><text:change-start text:change-id="ct1201765160"/> <text:change-end text:change-id="ct1201765160"/><text:change-start text:change-id="ct1201768936"/>--<text:change-end text:change-id="ct1201768936"/><text:change-start text:change-id="ct1201768824"/> <text:change-end text:change-id="ct1201768824"/><text:change-start text:change-id="ct1201766664"/>besonders da <text:change-end text:change-id="ct1201766664"/><text:change text:change-id="ct1201768104"/><text:change-start text:change-id="ct1201767360"/>e<text:change-end text:change-id="ct1201767360"/><text:change-start text:change-id="ct1201767936"/>r Designdefekten vorzubeugen hilft.<text:change-end text:change-id="ct1201767936"/></text:p>
          </table:table-cell>
          <table:table-cell table:style-name="Table5.D3" office:value-type="string">
            <text:p text:style-name="P10"><text:change-start text:change-id="ct1201767592"/>Die Dialogseite gibt dem Benutzer eine Gelegenheit all die Felder, die er in seiner Tabelle<text:change-end text:change-id="ct1201767592"/><text:change-start text:change-id="ct1234642552"/> haben <text:change-end text:change-id="ct1234642552"/><text:change text:change-id="ct1201766464"/><text:change-start text:change-id="ct1201713136"/>möchte, in zwei Kategorien eingeteilt, zu wählen: 'Privat' und '<text:line-break/>Geschäft<text:change-end text:change-id="ct1201713136"/><text:change-start text:change-id="ct1201763984"/>lich<text:change-end text:change-id="ct1201763984"/><text:change-start text:change-id="ct1201769080"/>'.<text:change-end text:change-id="ct1201769080"/></text:p>
          </table:table-cell>
        </table:table-row>
        <table:table-row>
          <table:table-cell table:style-name="Table5.A3" office:value-type="string">
            <text:p text:style-name="P11"><text:change-start text:change-id="ct1234647864"/><text:span text:style-name="T3">Datenbankassistent<text:line-break/></text:span><text:a xlink:type="simple" xlink:href="http://dba.openoffice.org/specifications/Wizard_Database.sxw"><text:span text:style-name="T14">Querverweis zur Beschreibung</text:span></text:a><text:change-end text:change-id="ct1234647864"/></text:p>
          </table:table-cell>
          <table:table-cell table:style-name="Table5.A3" office:value-type="string">
            <text:p text:style-name="P10"><text:change text:change-id="ct1239400248"/><text:change-start text:change-id="ct1234642432"/>Base<text:change-end text:change-id="ct1234642432"/></text:p>
          </table:table-cell>
          <table:table-cell table:style-name="Table5.A3" office:value-type="string">
            <text:p text:style-name="P10"><text:change-start text:change-id="ct1237436624"/>Die neue Datenbankapplikation benötigt eine einfach zu benutzende Eingangsstelle, um eine neue Datenbankdatei zu erzeugen. Diese Datenbankdateien dienen als eine Schnittstelle zwischen dem Benutzer und der aktuellen Datenquelle.<text:change-end text:change-id="ct1237436624"/></text:p>
          </table:table-cell>
          <table:table-cell table:style-name="Table5.D3" office:value-type="string">
            <text:p text:style-name="P10"><text:change-start text:change-id="ct1234649016"/>Starten Sie den Assistenten durch den Gebrauch des <text:span text:style-name="T20">Datei – Neu</text:span>-Menüs.<text:change-end text:change-id="ct1234649016"/></text:p>
          </table:table-cell>
        </table:table-row>
      </table:table>
      <text:p text:style-name="P9"/>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39" text:outline-level="1"><text:bookmark-start text:name="asian"/>Asiatische Sprache und CTL-Funktionen<text:bookmark-end text:name="asian"/></text:h>
          </table:table-cell>
          <table:covered-table-cell/>
          <table:covered-table-cell/>
          <table:covered-table-cell/>
        </table:table-row>
        <table:table-row>
          <table:table-cell table:style-name="Table6.A2" office:value-type="string">
            <text:p text:style-name="P40">Neue Funktion</text:p>
          </table:table-cell>
          <table:table-cell table:style-name="Table6.A2" office:value-type="string">
            <text:p text:style-name="P40">Modul</text:p>
          </table:table-cell>
          <table:table-cell table:style-name="Table6.A2" office:value-type="string">
            <text:p text:style-name="P40">Vorteil</text:p>
          </table:table-cell>
          <table:table-cell table:style-name="Table6.D2" office:value-type="string">
            <text:p text:style-name="P40">wie zu erreichen</text:p>
          </table:table-cell>
        </table:table-row>
        <table:table-row>
          <table:table-cell table:style-name="Table6.A3" office:value-type="string">
            <text:p text:style-name="P11">Zusätzlicher Übersetzer für vereinfacht<text:change-start text:change-id="ct1234661992"/>e<text:change-end text:change-id="ct1234661992"/><text:change text:change-id="ct1234663856"/>s nach traditionelles <text:change-start text:change-id="ct1237436792"/>c<text:change-end text:change-id="ct1237436792"/><text:change text:change-id="ct1234665904"/>hinesisch</text:p>
            <text:p text:style-name="P13"><text:a xlink:type="simple" xlink:href="http://specs.openoffice.org/g11n/simplified-traditional_chinese_translator/simplified-traditional_chinese_translator.sxw"><text:span text:style-name="Internet_20_link">Querverweis zur Beschreibung</text:span></text:a></text:p>
          </table:table-cell>
          <table:table-cell table:style-name="Table6.A3" office:value-type="string">
            <text:p text:style-name="P11"><draw:frame draw:style-name="fr1" draw:name="Grafik18" text:anchor-type="paragraph" svg:width="0.917cm" svg:height="0.917cm" draw:z-index="17"><draw:image xlink:href="Pictures/100000000000001A0000001AD4837F11.png" xlink:type="simple" xlink:show="embed" xlink:actuate="onLoad"/></draw:frame>Alle</text:p>
          </table:table-cell>
          <table:table-cell table:style-name="Table6.A3" office:value-type="string">
            <text:p text:style-name="P11">Chinesische Benutzer sind es gewohnt, eine eingebaute Konvertierung zwischen vereinfachten und traditionellen <text:change-start text:change-id="ct1201713392"/>c<text:change-end text:change-id="ct1201713392"/><text:change text:change-id="ct1237641872"/>hinesisch zu haben. Diese Konvertierung erlaubt es ihnen, einfach zwischen <text:change-start text:change-id="ct1234671416"/>c<text:change-end text:change-id="ct1234671416"/><text:change text:change-id="ct1215394080"/>hinesisch geschriebenen Text, <text:change text:change-id="ct1215393800"/><text:change-start text:change-id="ct1215395000"/>v<text:change-end text:change-id="ct1215395000"/>ereinfachte <text:change text:change-id="ct1215396248"/><text:change-start text:change-id="ct1215394760"/>c<text:change-end text:change-id="ct1215394760"/>hinesische<text:change-start text:change-id="ct1215395768"/> <text:change-end text:change-id="ct1215395768"/><text:change text:change-id="ct1215398056"/>und traditionelle <text:change-start text:change-id="ct1215395104"/>c<text:change-end text:change-id="ct1215395104"/><text:change text:change-id="ct1215397352"/>hinesische<text:change-start text:change-id="ct1215396416"/> <text:change-end text:change-id="ct1215396416"/><text:change text:change-id="ct1215397248"/>Zeichen zu transferieren. Dies ist sehr <text:change text:change-id="ct1215400408"/><text:change-start text:change-id="ct1215395400"/>ähnlich <text:change-end text:change-id="ct1215395400"/><text:change-start text:change-id="ct1234669392"/>zu<text:change-end text:change-id="ct1234669392"/> de<text:change-start text:change-id="ct1234670688"/>r<text:change-end text:change-id="ct1234670688"/><text:change text:change-id="ct1234670792"/> <text:change-start text:change-id="ct1234670896"/>j<text:change-end text:change-id="ct1234670896"/><text:change text:change-id="ct1239401792"/>apanischen 'Hiragana' und 'Katakana'<text:change-start text:change-id="ct1215393904"/>-<text:change-end text:change-id="ct1215393904"/> und der <text:change text:change-id="ct1239400768"/><text:change-start text:change-id="ct1215398792"/>k<text:change-end text:change-id="ct1215398792"/>oreanischen 'Hangul / Hanja-Konvertierung'</text:p>
          </table:table-cell>
          <table:table-cell table:style-name="Table6.D3" office:value-type="string">
            <text:p text:style-name="P11">Wählen Sie <text:change-start text:change-id="ct1198802144"/><text:span text:style-name="T62">Extras</text:span><text:span text:style-name="T63"> - </text:span><text:span text:style-name="T64">Spr</text:span><text:span text:style-name="T62">ache</text:span></text:p>
            <text:p text:style-name="P13"><text:change-end text:change-id="ct1198802144"/><text:change-start text:change-id="ct1202005672"/><text:span text:style-name="T65">Nur verfügbar, wenn CJK-Unterstützung unter</text:span><text:change-end text:change-id="ct1202005672"/><text:change-start text:change-id="ct1201650056"/><text:span text:style-name="T62"> </text:span><text:change-end text:change-id="ct1201650056"/><text:change-start text:change-id="ct1201565624"/><text:span text:style-name="T66">'</text:span><text:change-end text:change-id="ct1201565624"/><text:change-start text:change-id="ct1234655344"/><text:span text:style-name="T62">Extras</text:span><text:span text:style-name="T63"> - </text:span><text:span text:style-name="T62">Optionen</text:span><text:span text:style-name="T63"> - </text:span><text:span text:style-name="T67">Spr</text:span><text:span text:style-name="T62">acheinstellungen</text:span><text:span text:style-name="T63"> - </text:span><text:span text:style-name="T62">Sprachen</text:span><text:span text:style-name="T63">' </text:span><text:change-end text:change-id="ct1234655344"/><text:change-start text:change-id="ct1234663000"/><text:span text:style-name="T46">eingeschaltet ist</text:span><text:change-end text:change-id="ct1234663000"/>. <text:change text:change-id="ct1234664480"/><text:change-start text:change-id="ct1239404448"/>Sonst<text:change-end text:change-id="ct1239404448"/> wird der Eintrag versteckt bleiben.</text:p>
          </table:table-cell>
        </table:table-row>
        <table:table-row>
          <table:table-cell table:style-name="Table6.A4" office:value-type="string">
            <text:p text:style-name="P11"><text:span text:style-name="T20">AutoFormat</text:span> – <text:span text:style-name="T20">Nummerierung anwenden</text:span> erweitert für <text:change-start text:change-id="ct1198872152"/>vereinfachtes <text:change-end text:change-id="ct1198872152"/><text:change-start text:change-id="ct1237655832"/>c<text:change-end text:change-id="ct1237655832"/><text:change text:change-id="ct1234664584"/>hinesisch<text:change text:change-id="ct1225925912"/> und <text:change-start text:change-id="ct1237629752"/>j<text:change-end text:change-id="ct1237629752"/><text:change text:change-id="ct1226965680"/>apanisch</text:p>
          </table:table-cell>
          <table:table-cell table:style-name="Table6.A4" office:value-type="string">
            <text:p text:style-name="P11">Writer</text:p>
          </table:table-cell>
          <table:table-cell table:style-name="Table6.A4" office:value-type="string">
            <text:p text:style-name="P11">Automatische Nummerierung ist jetzt in der Lage <text:change-start text:change-id="ct1239404552"/>c<text:change-end text:change-id="ct1239404552"/><text:change text:change-id="ct1215395576"/>hinesische Punkte (0x3002); <text:change-start text:change-id="ct1237631064"/>c<text:change-end text:change-id="ct1237631064"/><text:change text:change-id="ct1234576544"/>hinesische und <text:change-start text:change-id="ct1225820624"/>j<text:change-end text:change-id="ct1225820624"/><text:change text:change-id="ct1237631904"/>apanische Klammern (0xff08 <text:change text:change-id="ct1234623056"/><text:change-start text:change-id="ct1225819896"/>u<text:change-end text:change-id="ct1225819896"/>nd 0xff09)<text:change text:change-id="ct1234634440"/> und <text:change-start text:change-id="ct1237635640"/>j<text:change-end text:change-id="ct1237635640"/><text:change text:change-id="ct1239119600"/>apanische Zwischenräume (0x3000), Ziffern (0xff10 . . . 0xff19), und Punkte (0xff0e) zu e<text:change text:change-id="ct1237637800"/><text:change-start text:change-id="ct1234596216"/>r<text:change-end text:change-id="ct1234596216"/>ken<text:change-start text:change-id="ct1237637688"/>nen<text:change-end text:change-id="ct1237637688"/>.</text:p>
          </table:table-cell>
          <table:table-cell table:style-name="Table6.A4" office:value-type="string">
            <text:p text:style-name="P11"/>
          </table:table-cell>
        </table:table-row>
        <table:table-row>
          <table:table-cell table:style-name="Table6.A5" office:value-type="string">
            <text:p text:style-name="P11">Unterstützung der 'Rechts-nach-Links'-Blätter in Calc.<text:line-break/><text:a xlink:type="simple" xlink:href="http://specs.openoffice.org/g11n/Right-to-Left_Canvas_for_Calc/Right-to-Left_Canvas_for_Calc.sxw"><text:span text:style-name="Internet_20_link">Querverweis zur Beschreibung</text:span></text:a></text:p>
          </table:table-cell>
          <table:table-cell table:style-name="Table6.A5" office:value-type="string">
            <text:p text:style-name="P11">Calc</text:p>
          </table:table-cell>
          <table:table-cell table:style-name="Table6.A5" office:value-type="string">
            <text:p text:style-name="P11">Unterstützung der 'Rechts-nach-Links'-Blätter in Calc.</text:p>
          </table:table-cell>
          <table:table-cell table:style-name="Table6.A5" office:value-type="string">
            <text:p text:style-name="P11"><text:change-start text:change-id="ct1237637072"/>K<text:change-end text:change-id="ct1237637072"/><text:change text:change-id="ct1215393672"/>licken Sie auf den Blattnamen <text:change-start text:change-id="ct1237637176"/>mit<text:change-end text:change-id="ct1237637176"/><text:change-start text:change-id="ct1201663320"/> der<text:change-end text:change-id="ct1201663320"/><text:change-start text:change-id="ct1237636088"/> rechter Maustaste <text:change-end text:change-id="ct1237636088"/>und markieren oder demarkieren Sie die Option, die als 'RTL' markiert ist.</text:p>
          </table:table-cell>
        </table:table-row>
      </table:table>
      <text:p text:style-name="P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h text:style-name="P39" text:outline-level="1">Entwickler-Spezifische Funktionen</text:h>
          </table:table-cell>
          <table:covered-table-cell/>
          <table:covered-table-cell/>
          <table:covered-table-cell/>
        </table:table-row>
        <table:table-row>
          <table:table-cell table:style-name="Table7.A2" office:value-type="string">
            <text:p text:style-name="P40">Funktion</text:p>
          </table:table-cell>
          <table:table-cell table:style-name="Table7.A2" office:value-type="string">
            <text:p text:style-name="P40">Modul</text:p>
          </table:table-cell>
          <table:table-cell table:style-name="Table7.A2" office:value-type="string">
            <text:p text:style-name="P40">Vorteil</text:p>
          </table:table-cell>
          <table:table-cell table:style-name="Table7.D2" office:value-type="string">
            <text:p text:style-name="P40">wie zu erreichen</text:p>
          </table:table-cell>
        </table:table-row>
        <table:table-row>
          <table:table-cell table:style-name="Table7.A2" office:value-type="string">
            <text:p text:style-name="P11">Unterstützung für die 'XDataSinkEncrSupport'-Schnittstelle</text:p>
          </table:table-cell>
          <table:table-cell table:style-name="Table7.A2" office:value-type="string">
            <text:p text:style-name="P11">Programmier<text:change text:change-id="ct1237636304"/><text:change-start text:change-id="ct1239401664"/>ung<text:change-end text:change-id="ct1239401664"/></text:p>
          </table:table-cell>
          <table:table-cell table:style-name="Table7.A2" office:value-type="string">
            <text:p text:style-name="P11">Die Paketkomponente führt die '::com::sun::star::packages::XDataSinkEncrSupport'-Schnittstelle jetzt aus. Dies erlaubt einer rohen Repräsentation einen verschlüsselten Strom<text:change text:change-id="ct1200430256"/> zu erneuern, welcher einen Dateikopf mit Verschlüsselungsinformationen <text:change text:change-id="ct1198801088"/><text:change-start text:change-id="ct1230560968"/>enthält<text:change-end text:change-id="ct1230560968"/>. Diese erlaubt der Repräsentation den Strom in ein anderes Paket ohne Beschreibung zu speichern.</text:p>
          </table:table-cell>
          <table:table-cell table:style-name="Table7.D2" office:value-type="string">
            <text:p text:style-name="P11"/>
          </table:table-cell>
        </table:table-row>
        <table:table-row>
          <table:table-cell table:style-name="Table7.A2" office:value-type="string">
            <text:p text:style-name="P11">Verbesserter CWS-Netzwerker</text:p>
            <text:p text:style-name="P13"><text:a xlink:type="simple" xlink:href="http://specs.openoffice.org/installation/native_installer/networker2_spec.sxw"><text:span text:style-name="Internet_20_link">Querverweis zur Beschreibung</text:span></text:a></text:p>
          </table:table-cell>
          <table:table-cell table:style-name="Table7.A2" office:value-type="string">
            <text:p text:style-name="P11"><text:change-start text:change-id="ct1237641976"/>Installation<text:change-end text:change-id="ct1237641976"/></text:p>
          </table:table-cell>
          <table:table-cell table:style-name="Table7.A2" office:value-type="string">
            <text:p text:style-name="P11">Es gibt jetzt eine Schnittstelle zwischen Setup und erste<text:change-start text:change-id="ct1234663104"/>m<text:change-end text:change-id="ct1234663104"/><text:change text:change-id="ct1198874048"/> Start (Setup und SFX). Nach einer Netzwerkinstallation, welche der neue Standard ist, startet das Office-Paket auf der Stelle. Die Benutzerinstallation wurde verworfen.</text:p>
          </table:table-cell>
          <table:table-cell table:style-name="Table7.D2" office:value-type="string">
            <text:p text:style-name="P11"/>
          </table:table-cell>
        </table:table-row>
        <table:table-row>
          <table:table-cell table:style-name="Table7.A2" office:value-type="string">
            <text:p text:style-name="P11">Verbessertes OpenOffice.org-“scripting framework“</text:p>
            <text:p text:style-name="P13"><text:a xlink:type="simple" xlink:href="http://specs.openoffice.org/scripting_framework/ScriptingFrameworkSpecification.sxw"><text:span text:style-name="Internet_20_link">Querverweis zur Beschreibung</text:span></text:a></text:p>
          </table:table-cell>
          <table:table-cell table:style-name="Table7.A2" office:value-type="string">
            <text:p text:style-name="P11"><draw:frame draw:style-name="fr1" draw:name="Grafik19" text:anchor-type="paragraph" svg:width="0.917cm" svg:height="0.917cm" draw:z-index="24"><draw:image xlink:href="Pictures/100000000000001A0000001AD4837F11.png" xlink:type="simple" xlink:show="embed" xlink:actuate="onLoad"/></draw:frame><text:change-start text:change-id="ct1234668616"/>Programmierung<text:change-end text:change-id="ct1234668616"/><text:change text:change-id="ct1239404152"/></text:p>
          </table:table-cell>
          <table:table-cell table:style-name="Table7.A2" office:value-type="string">
            <text:p text:style-name="P11">Das „scripting framework“ erlaubt es OpenOffice.org-Benutzern, Makros in einer Reihe von Sprachen zur Ausführung in OpenOffice.org zu schreiben. Benutzer können diese<text:change-start text:change-id="ct1198876584"/>n<text:change-end text:change-id="ct1198876584"/> Makros Menüelemente<text:change text:change-id="ct1239403920"/>, Tastenkombinationen, Applikation- und Dokumentereignisse<text:change text:change-id="ct1215399024"/>, <text:change text:change-id="ct1200431976"/><text:change-start text:change-id="ct1234662880"/><text:span text:style-name="T37">Formularsteuerelemente</text:span><text:change-end text:change-id="ct1234662880"/><text:change text:change-id="ct1234693656"/><text:change-start text:change-id="ct1237631640"/><text:span text:style-name="T63"> </text:span><text:change-end text:change-id="ct1237631640"/>innerhalb von Dokumenten und verschiedenen Objekten innerhalb von Dokumenten zuweisen.</text:p>
          </table:table-cell>
          <table:table-cell table:style-name="Table7.D2" office:value-type="string">
            <text:p text:style-name="P11">Das „Scripting Framework“ kann durch das Editieren der Datei</text:p>
            <text:p text:style-name="P13">&lt;office-dir&gt;/share/registry/data<text:line-break/>/org/openoffice/scripting.xcu konfiguriert werden.</text:p>
          </table:table-cell>
        </table:table-row>
        <table:table-row>
          <table:table-cell table:style-name="Table7.A2" office:value-type="string">
            <text:p text:style-name="P11">Alphabetischer Index geändert</text:p>
          </table:table-cell>
          <table:table-cell table:style-name="Table7.A2" office:value-type="string">
            <text:p text:style-name="P11"/>
          </table:table-cell>
          <table:table-cell table:style-name="Table7.A2" office:value-type="string">
            <text:p text:style-name="P11">Vorher fest eingebaute Indexinformationen wurden vom 'Indexeintragslieferanten' nach 'localedata' verschoben, welche einen neuen Abschnitt (LC_INDEX) in den 'localedata'-XML-Dateien erzeugt haben. Dieser Abschnitt schließt 3 Teile ein: Indexschlüssel, Skriptart und Seitenwörter.</text:p>
            <text:p text:style-name="P13">Indexschlüssel definiert eine Buchstabenliste für einen Indexalgorithmus wie A, B, C, . . . X, Y, Z <text:change text:change-id="ct1234694808"/><text:change-start text:change-id="ct1198877184"/>für das<text:change-end text:change-id="ct1198877184"/> <text:change-start text:change-id="ct1198878400"/>e<text:change-end text:change-id="ct1198878400"/><text:change text:change-id="ct1234697320"/>nglische <text:change-start text:change-id="ct1234629728"/>A<text:change-end text:change-id="ct1234629728"/><text:change text:change-id="ct1198603816"/><text:change text:change-id="ct1226963344"/>lphanumerisch<text:change text:change-id="ct1239336360"/>. Es ist möglich<text:change text:change-id="ct1225922040"/> mehr als einen Algorithmus für eine Sprache zu definieren, wie 'pinyin', 'stroke' und 'radical' für <text:change text:change-id="ct1198607144"/><text:change-start text:change-id="ct1239404760"/>V<text:change-end text:change-id="ct1239404760"/>ereinfachtes Chinesisch<text:change text:change-id="ct1239359760"/>. Falls die Buchstabenliste leer ist, sollte <text:change text:change-id="ct1238590824"/><text:change text:change-id="ct1198608168"/>der individuelle UNO-Service für den Algorithmus geliefert werden. Skriptart definiert einen Unicode-Bereich für die Sprache, es ist eine Unicode-definierte Skriptart, wie 0 für grundlegendes <text:change text:change-id="ct1233671048"/><text:change-start text:change-id="ct1239360344"/>L<text:change-end text:change-id="ct1239360344"/>atein, 10 für <text:change text:change-id="ct1198608632"/><text:change-start text:change-id="ct1198605096"/>H<text:change-end text:change-id="ct1198605096"/>ebräisch, zum Beispiel brauchen wir 0 (grundlegendes Latein) und 1 (Latein 1 Ergänzung), um Deutsch abzudecken. Sehen Sie<text:change-start text:change-id="ct1198605384"/> sich<text:change-end text:change-id="ct1198605384"/> offapi/com/sun/star/i18n/UnicodeScript.idl für die Liste der Skriptarten<text:change-start text:change-id="ct1239086144"/> an<text:change-end text:change-id="ct1239086144"/>. Seitenwörter <text:change text:change-id="ct1238989960"/><text:change-start text:change-id="ct1234631704"/>enthalten<text:change-end text:change-id="ct1234631704"/> zwei Wörter wie p. und pp. für Englisch, f. und ff. für Deutsch. Die Worte werden in der Option 'Kombiniere identische Einträge mit p. oder pp.' benutzt.</text:p>
          </table:table-cell>
          <table:table-cell table:style-name="Table7.D2" office:value-type="string">
            <text:p text:style-name="P11"/>
          </table:table-cell>
        </table:table-row>
        <table:table-row>
          <table:table-cell table:style-name="Table7.A2" office:value-type="string">
            <text:p text:style-name="P11">Neue programm<text:change text:change-id="ct1238871280"/>t<text:change-start text:change-id="ct1198878656"/>echn<text:change-end text:change-id="ct1198878656"/>ische Kontrolle der Menü- und <text:change text:change-id="ct1200433096"/><text:change-start text:change-id="ct1234645360"/><text:span text:style-name="T37">Symbolleiste</text:span><text:change-end text:change-id="ct1234645360"/>nelemente</text:p>
            <text:p text:style-name="P13"><text:a xlink:type="simple" xlink:href="http://specs.openoffice.org/ui_in_general/api/ProgrammaticControlOfMenuAndToolbarItems.sxw"><text:span text:style-name="Internet_20_link">Querverweis zur Beschreibung</text:span></text:a></text:p>
          </table:table-cell>
          <table:table-cell table:style-name="Table7.A2" office:value-type="string">
            <text:p text:style-name="P11"/>
          </table:table-cell>
          <table:table-cell table:style-name="Table7.A2" office:value-type="string">
            <text:p text:style-name="P11">Jetzt können Fremdentwickler Menüleisten- und <text:change text:change-id="ct1201650840"/><text:change-start text:change-id="ct1198881328"/><text:span text:style-name="T37">Symbolleiste</text:span><text:change-end text:change-id="ct1198881328"/>nausstattungen an ihre Bedürfnisse a<text:change text:change-id="ct1239119296"/><text:change-start text:change-id="ct1237630776"/>npass<text:change-end text:change-id="ct1237630776"/>en. Menüs und <text:change text:change-id="ct1238900408"/><text:change-start text:change-id="ct1238900920"/><text:span text:style-name="T37">Symbolleiste</text:span><text:change-end text:change-id="ct1238900920"/>n sind für die UNO- (Universal Network Objects)<text:change-start text:change-id="ct1198880352"/> <text:change-end text:change-id="ct1198880352"/>Entwickler zugänglich und bieten Zugriff zur Laufzeit auf Schnittstellen, die es ihnen erlauben, Menüelemente, Ausklappmenüs und <text:change text:change-id="ct1238900688"/><text:change-start text:change-id="ct1238899992"/><text:span text:style-name="T37">Symbolleiste</text:span><text:change-end text:change-id="ct1238899992"/>nelemente einzufügen/zu entfernen/zu verändern.</text:p>
          </table:table-cell>
          <table:table-cell table:style-name="Table7.D2" office:value-type="string">
            <text:p text:style-name="P11"/>
          </table:table-cell>
        </table:table-row>
        <table:table-row>
          <table:table-cell table:style-name="Table7.A2" office:value-type="string">
            <text:p text:style-name="P11">Neue Stellen der .sversionrc und Befehle, sie zu finden</text:p>
          </table:table-cell>
          <table:table-cell table:style-name="Table7.A2" office:value-type="string">
            <text:p text:style-name="P11"/>
          </table:table-cell>
          <table:table-cell table:style-name="Table7.A2" office:value-type="string">
            <text:p text:style-name="P11">Applikationen dritter wie das <text:change-start text:change-id="ct1234697216"/>T<text:change-end text:change-id="ct1234697216"/><text:change text:change-id="ct1238901704"/>esttool k<text:change text:change-id="ct1238905248"/><text:change-start text:change-id="ct1238903184"/>ö<text:change-end text:change-id="ct1238903184"/>nn<text:change-start text:change-id="ct1238903000"/>en<text:change-end text:change-id="ct1238903000"/> d<text:change-start text:change-id="ct1238907424"/>en<text:change-end text:change-id="ct1238907424"/><text:change text:change-id="ct1238907168"/> <text:change-start text:change-id="ct1238902272"/>Ort der <text:change-end text:change-id="ct1238902272"/>Office-<text:change text:change-id="ct1237638056"/><text:change-start text:change-id="ct1201665136"/>Installation finden<text:change-end text:change-id="ct1201665136"/>. Das Setup schreibt weiterhin eine Datei namens sversion.ini (für Windows) oder .sversionrc (für Unix/Linux).</text:p>
          </table:table-cell>
          <table:table-cell table:style-name="Table7.D2" office:value-type="string">
            <text:p text:style-name="P11">Die Datei sversion.ini/<text:change text:change-id="ct1238903352"/>.sversionrc wird durch das Setup-Programm in dem durch die Variable PREDEFINED_CONFIGDIR definierten Verzeichnis erzeugt. Diese Variable wird wie folgt definiert:</text:p>
            <text:p text:style-name="P22"><text:change-start text:change-id="ct1238906176"/><text:span text:style-name="T36">-</text:span><text:span text:style-name="T38">Windows</text:span><text:change-end text:change-id="ct1238906176"/><text:change-start text:change-id="ct1234712712"/><text:span text:style-name="T36">:</text:span><text:change-end text:change-id="ct1234712712"/></text:p>
            <text:p text:style-name="P13">Einzelplatzinstallation: Ordner des gegenwärtigen Benutzers.</text:p>
            <text:p text:style-name="P13">Mehrbenutzerinstallation: Ordner für alle Benutzer.</text:p>
            <text:p text:style-name="P13">Netzwerkinstallation: Ordner des gegenwärtigen Benutzers.</text:p>
            <text:p text:style-name="P22"><text:change-start text:change-id="ct1238906008"/><text:span text:style-name="T36">-</text:span><text:change-end text:change-id="ct1238906008"/><text:change-start text:change-id="ct1233643368"/><text:span text:style-name="T38">UNIX</text:span><text:change-end text:change-id="ct1233643368"/><text:change text:change-id="ct1198602824"/><text:change-start text:change-id="ct1234706080"/><text:span text:style-name="T38">/</text:span><text:change-end text:change-id="ct1234706080"/><text:change text:change-id="ct1234706280"/><text:change-start text:change-id="ct1234684616"/><text:span text:style-name="T38">LINUX</text:span><text:span text:style-name="T36">:</text:span><text:change-end text:change-id="ct1234684616"/></text:p>
            <text:p text:style-name="P13">Einzelplatzinstallation: Heimverzeichnis des gegenwärtigen Benutzers.</text:p>
            <text:p text:style-name="P13">Mehrbenutzerinstallation: /etc/-Verzeichnis des Systems.</text:p>
            <text:p text:style-name="P13">Netzwerkinstallation: Verzeichnis des gegenwärtigen Benutzers.</text:p>
            <text:p text:style-name="P13">Testtool findet diese Verzeichnisse durch den Gebrauch eines neuen, internen Befehls. Es funktioniert identisch zu<text:change text:change-id="ct1201666456"/>m existierenden Befehl 'String GetApplicationPath', welcher den Pfad für die Einzelplatz- und die Netzwerkinstallation liefert. 'String GetCommonApplicationPath' liefert den Pfad für eine 'Mehrbenutzerinstallation'. Um den Platz einer Office-Installation zu finden, <text:change text:change-id="ct1237656944"/><text:change-start text:change-id="ct1238899376"/>ist<text:change-end text:change-id="ct1238899376"/> es <text:change text:change-id="ct1237660848"/>notwendig<text:change text:change-id="ct1201672168"/>, beide Stellen <text:change-start text:change-id="ct1237659280"/>auf<text:change-end text:change-id="ct1237659280"/><text:change text:change-id="ct1237660736"/> eine geeignete Datei mit geeignete<text:change-start text:change-id="ct1237661632"/>m<text:change-end text:change-id="ct1237661632"/><text:change text:change-id="ct1238904376"/> Inhalt zu überprüfen.<text:change text:change-id="ct1237658536"/></text:p>
          </table:table-cell>
        </table:table-row>
        <table:table-row>
          <table:table-cell table:style-name="Table7.A2" office:value-type="string">
            <text:p text:style-name="P11">Transparenter Gebrauch der UNO-Komponenten von C++</text:p>
            <text:p text:style-name="P13"><text:a xlink:type="simple" xlink:href="http://udk.openoffice.org/common/man/spec/transparentofficecomponents.html"><text:span text:style-name="Internet_20_link">Querverweis zur Beschreibung</text:span></text:a></text:p>
          </table:table-cell>
          <table:table-cell table:style-name="Table7.A2" office:value-type="string">
            <text:p text:style-name="P11"/>
          </table:table-cell>
          <table:table-cell table:style-name="Table7.A2" office:value-type="string">
            <text:p text:style-name="P11">Falls etwas Clientcode die UNO- (Universal Network Objects) Komponenten des Office-Paketes benutzen möchte, dann ist der typische Gebrauchsfall, dass der Clientcode zuerst nach einer existierenden Office-Installation schaut. Falls eine Installation gefunden wird, dann wird <text:change text:change-id="ct1237663440"/>verifiziert, ob <text:change text:change-id="ct1237664080"/><text:change-start text:change-id="ct1198601296"/>der Office-Prozess <text:change-end text:change-id="ct1198601296"/>läuft. Falls kein Office-Prozess läuft, dann wird ein Office-Prozess gestartet. Danach verbindet sich der Clientcode mit dem laufenden Office durch den Gebrauch der entfernten UNO-Mechanismen, um d<text:change-start text:change-id="ct1227037808"/>en<text:change-end text:change-id="ct1227037808"/><text:change text:change-id="ct1230532736"/> entfernte<text:change-start text:change-id="ct1226989880"/>n<text:change-end text:change-id="ct1226989880"/> Komponentenkontext dieses Office zu bekommen. Der Clientcode kann dann d<text:change-start text:change-id="ct1237442608"/>en<text:change-end text:change-id="ct1237442608"/><text:change text:change-id="ct1230531576"/> entfernte<text:change-start text:change-id="ct1237444984"/>n<text:change-end text:change-id="ct1237444984"/> Komponentenkontext benutzen, um auf beliebige Office-UNO-Komponenten zuzugreifen. Aus der Perspektive des Clientcode gibt es keine Differenz zwischen lokale<text:change-start text:change-id="ct1215399696"/>n<text:change-end text:change-id="ct1215399696"/><text:change text:change-id="ct1198609040"/> und entfernte<text:change-start text:change-id="ct1237445712"/>n<text:change-end text:change-id="ct1237445712"/><text:change text:change-id="ct1237441928"/> Komponenten.</text:p>
            <text:p text:style-name="P13">Die Absicht ist es<text:change-start text:change-id="ct1238905024"/>,<text:change-end text:change-id="ct1238905024"/> d<text:change-start text:change-id="ct1237447592"/>en<text:change-end text:change-id="ct1237447592"/><text:change text:change-id="ct1239166584"/> Komponentenkontext in einer transparenteren Weise zu bieten. Die Stelle einer existierenden Office-Installation und die Entdeckung eines laufenden Office-Prozess sollte vor dem Benutzer versteckt werden.</text:p>
          </table:table-cell>
          <table:table-cell table:style-name="Table7.D2" office:value-type="string">
            <text:p text:style-name="P11">Eine C++-Clientapplikation, welche UNO benutzt, ist mit de<text:change text:change-id="ct1237442864"/><text:change-start text:change-id="ct1198876968"/>n<text:change-end text:change-id="ct1198876968"/> C++-UNO- Bibliotheken – die im Programmverzeichnis einer UNO-Installation gefunden w<text:change text:change-id="ct1237662736"/><text:change-start text:change-id="ct1227039816"/>e<text:change-end text:change-id="ct1227039816"/>rd<text:change-start text:change-id="ct1237658640"/>en<text:change-end text:change-id="ct1237658640"/> - verknüpft. Wenn die Clientapplikation läuft, werden die C++-UNO-Bibliotheken nur gefunden, falls das UNO-Programmverzeichnis<text:change text:change-id="ct1198608848"/><text:change-start text:change-id="ct1233643160"/><text:span text:style-name="T68"> </text:span><text:change-end text:change-id="ct1233643160"/>in der <text:change-start text:change-id="ct1237446448"/><text:span text:style-name="T69">PFAD</text:span><text:change-end text:change-id="ct1237446448"/>- (für Windows) oder <text:change-start text:change-id="ct1237665128"/><text:span text:style-name="T69">LD_LIBRARY_PATH</text:span><text:change-end text:change-id="ct1237665128"/>- (für Unix/Linux)Umgebungsvariablen einbezogen wird.</text:p>
          </table:table-cell>
        </table:table-row>
        <table:table-row>
          <table:table-cell table:style-name="Table7.A2" office:value-type="string">
            <text:p text:style-name="P11">Basic-IDE-Tastaturkürzel geändert</text:p>
          </table:table-cell>
          <table:table-cell table:style-name="Table7.A2" office:value-type="string">
            <text:p text:style-name="P11">Basic-IDE</text:p>
          </table:table-cell>
          <table:table-cell table:style-name="Table7.A2" office:value-type="string">
            <text:p text:style-name="P11">In der Basic-IDE (Integrated Development Environment) wurde das Befehls-'BasicStop' -Kürzel von Alt-F5 auf Shift-F5 geändert. Das Kürzel Shift-F5 führte früher die Befehle 'BasicStop', gefolgt von 'RunBasic', aus.</text:p>
          </table:table-cell>
          <table:table-cell table:style-name="Table7.D2" office:value-type="string">
            <text:p text:style-name="P11">Die komplette Liste der Kürzel folgt im folgenden Format: Kürzel, Befehl, Aktion.</text:p>
            <text:p text:style-name="P13">- <text:change-start text:change-id="ct1233643568"/><text:span text:style-name="T2">F5 RunBasic</text:span><text:change-end text:change-id="ct1233643568"/> Dieses<text:change text:change-id="ct1233643672"/> lässt Code, der von der ersten Zeile<text:change text:change-id="ct1227041984"/> oder vom gegenwärtigen Stopp<text:change-start text:change-id="ct1227039176"/> startet<text:change-end text:change-id="ct1227039176"/> laufen, falls das Programm dort vorher stoppte.</text:p>
            <text:p text:style-name="P13">- <text:change-start text:change-id="ct1227041240"/><text:span text:style-name="T2">Shift-F5 BasicStop</text:span><text:change-end text:change-id="ct1227041240"/> Stoppt die Ausführung des Code<text:change-start text:change-id="ct1237662448"/>s<text:change-end text:change-id="ct1237662448"/>.</text:p>
            <text:p text:style-name="P13">- <text:change-start text:change-id="ct1237658832"/><text:span text:style-name="T2">F7 AddWatch</text:span><text:change-end text:change-id="ct1237658832"/> Fügt einen Beobachter für die Variable an der Cursorposition hinzu.</text:p>
            <text:p text:style-name="P13">- <text:change-start text:change-id="ct1227039408"/><text:span text:style-name="T2">F8 BasicStepInto</text:span><text:change-end text:change-id="ct1227039408"/> Einzelschritte durch jede Anweisung<text:change-start text:change-id="ct1233653136"/> <text:change-end text:change-id="ct1233653136"/>-- entweder in der ersten Zeile oder an der Anweisung startend, <text:change text:change-id="ct1227039640"/><text:change-start text:change-id="ct1201664568"/>von der<text:change-end text:change-id="ct1201664568"/> die Programmausführung vorher stoppte.</text:p>
            <text:p text:style-name="P13">- <text:change-start text:change-id="ct1227043248"/><text:span text:style-name="T2">Shift-F8 BasicStepOver</text:span><text:change-end text:change-id="ct1227043248"/> Einzelschritte (wie mit F8), aber ein Funktionsaufruf wird nur als ein Ausführungsschritt betrachtet.</text:p>
            <text:p text:style-name="P13">- <text:change-start text:change-id="ct1234714200"/><text:span text:style-name="T2">F9 ToggleBreakPoint</text:span><text:change-end text:change-id="ct1234714200"/> Setzt oder entfernt einen Stopp an der gegenwärtigen Zeile oder alle Stopps in der gegenwärtigen Auswahl.</text:p>
            <text:p text:style-name="P13">- <text:change-start text:change-id="ct1227043760"/><text:span text:style-name="T2">Shift-F9 ToggleBreakPointEnabled</text:span><text:change-end text:change-id="ct1227043760"/> Ermöglicht / schaltet den Stopp an der gegenwärtigen Zeile oder alle Stopps in der gegenwärtigen Auswahl ab.</text:p>
          </table:table-cell>
        </table:table-row>
        <table:table-row>
          <table:table-cell table:style-name="Table7.A2" office:value-type="string">
            <text:p text:style-name="P11">Erweiterter Basic-IDE Makrowähler und -organisator</text:p>
            <text:p text:style-name="P13"><text:a xlink:type="simple" xlink:href="http://specs.openoffice.org/scripting_framework/ScriptOrganizerSpecification.sxw"><text:span text:style-name="Internet_20_link">Querverweis zur Beschreibung</text:span></text:a></text:p>
          </table:table-cell>
          <table:table-cell table:style-name="Table7.A2" office:value-type="string">
            <text:p text:style-name="P11"><draw:frame draw:style-name="fr1" draw:name="Grafik20" text:anchor-type="paragraph" svg:width="0.917cm" svg:height="0.917cm" draw:z-index="18"><draw:image xlink:href="Pictures/100000000000001A0000001AD4837F11.png" xlink:type="simple" xlink:show="embed" xlink:actuate="onLoad"/></draw:frame>Basic-IDE</text:p>
          </table:table-cell>
          <table:table-cell table:style-name="Table7.A2" office:value-type="string">
            <text:p text:style-name="P11">Das „Scripting Framework“ erlaubt es den Benutzern, Makros in anderen Sprachen als OpenOffice.org‘s Basic zu entwickeln. Um den Benutzern das Verwalten ihrer Makros zu erlauben, beschreibt dieses Dokument die Änderungen des <text:change-start text:change-id="ct1234728272"/><text:span text:style-name="T70">Extras</text:span><text:span text:style-name="T71"> – </text:span><text:span text:style-name="T70">Makros</text:span><text:change-end text:change-id="ct1234728272"/><text:span text:style-name="Strong_20_Emphasis">-</text:span>Untermenüs und der Dialoge, die es startet.</text:p>
          </table:table-cell>
          <table:table-cell table:style-name="Table7.D2" office:value-type="string">
            <text:p text:style-name="P11">Benutzer <text:change text:change-id="ct1234723904"/><text:change-start text:change-id="ct1234730536"/>k<text:span text:style-name="T1">önnen</text:span><text:change-end text:change-id="ct1234730536"/> d<text:change-start text:change-id="ct1227042440"/>ie<text:change-end text:change-id="ct1227042440"/><text:change text:change-id="ct1234712816"/><text:change text:change-id="ct1198495024"/><text:change text:change-id="ct1227046768"/><text:change text:change-id="ct1239166864"/><text:change-start text:change-id="ct1227043992"/><text:span text:style-name="T68"> </text:span><text:change-end text:change-id="ct1227043992"/>Dialoge<text:change text:change-id="ct1239167704"/> für die Makro-Verwaltung <text:change text:change-id="ct1239167992"/><text:change text:change-id="ct1239171560"/><text:change-start text:change-id="ct1239169064"/>im<text:change-end text:change-id="ct1239169064"/> Extras-Untermenü <text:change text:change-id="ct1234727048"/><text:change-start text:change-id="ct1239168416"/>aufrufen<text:change-end text:change-id="ct1239168416"/>.</text:p>
            <text:p text:style-name="P13">Der erste Eintrag im Untermenü ist für das Aufzeichnen der Makros (nur in OpenOffice.org Basic). Der zweite Eintrag präsentiert den Skriptwähler in einem Modus, der es dem Benutzer erlaubt Makros auszuwählen und laufen<text:change-start text:change-id="ct1239170128"/> <text:change-end text:change-id="ct1239170128"/>zu<text:change-start text:change-id="ct1239168912"/> <text:change-end text:change-id="ct1239168912"/>lassen. Der dritte Menüeintrag, 'Makros verwalten . . . ' präsentiert ein Untermenü, das einen Eintrag für jede Sprache <text:change text:change-id="ct1239168624"/><text:change-start text:change-id="ct1239173160"/>enthält<text:change-end text:change-id="ct1239173160"/>. Da BeanShell und JavaScript Teil von OpenOffice.org sein werden, <text:change text:change-id="ct1237447760"/><text:change-start text:change-id="ct1227040744"/>sind<text:change-end text:change-id="ct1227040744"/> zumindest die drei Sprachen standardmäßig aufgelistet. Der vierte Eintrag lautet 'Digitale Signatur'.<text:line-break/>Der fünfte Eintrag, 'Dialoge verwalten', präsentiert den Makroorganisator<text:change-start text:change-id="ct1234714304"/>,<text:change-end text:change-id="ct1234714304"/> <text:change text:change-id="ct1234728920"/><text:change-start text:change-id="ct1230535904"/>wenn die<text:change-end text:change-id="ct1230535904"/> Dialog-Registerseite ausgewählt<text:change-start text:change-id="ct1234723000"/> ist<text:change-end text:change-id="ct1234723000"/>. Außer für OpenOffice.org-Basic <text:change-start text:change-id="ct1230536136"/>zei<text:change-end text:change-id="ct1230536136"/><text:change text:change-id="ct1239175264"/>gen diese Einträge den passenden Organisatordialog (der „Scripting“-Organisator für andere Sprachen) <text:change text:change-id="ct1230536856"/><text:change-start text:change-id="ct1230537088"/>an<text:change-end text:change-id="ct1230537088"/>. Im Fall<text:change-start text:change-id="ct1239169232"/>e<text:change-end text:change-id="ct1239169232"/> von OpenOffice.org-Basic präsentiert der Makrodialog die volle Funktionalität für Basic-Makros<text:change-start text:change-id="ct1239169336"/> <text:change-end text:change-id="ct1239169336"/>-- einschließlich des Öffnens des Makroorganisators.</text:p>
          </table:table-cell>
        </table:table-row>
        <table:table-row>
          <table:table-cell table:style-name="Table7.A2" office:value-type="string">
            <text:p text:style-name="P11">testtool: neue Befehle zum min./max./wiederherstellen von Fenstern</text:p>
          </table:table-cell>
          <table:table-cell table:style-name="Table7.A2" office:value-type="string">
            <text:p text:style-name="P11">Qualitätssicherung</text:p>
          </table:table-cell>
          <table:table-cell table:style-name="Table7.A2" office:value-type="string">
            <text:p text:style-name="P11">Die folgenden Methoden für Dokumentfenster <text:change-start text:change-id="ct1230533568"/>wurden hinzugefügt <text:change-end text:change-id="ct1230533568"/>+ .Close + BOOLesche .IsMax + BOOLesche .IsMin + BOOLesche .IsRestore + .Minimize + .Maximize + .Restore.</text:p>
          </table:table-cell>
          <table:table-cell table:style-name="Table7.D2" office:value-type="string">
            <text:p text:style-name="P11"/>
          </table:table-cell>
        </table:table-row>
        <table:table-row>
          <table:table-cell table:style-name="Table7.A2" office:value-type="string">
            <text:p text:style-name="P11">testtool: Lesen der Windows-Registrationsdatenbank</text:p>
          </table:table-cell>
          <table:table-cell table:style-name="Table7.A2" office:value-type="string">
            <text:p text:style-name="P11">Qualitätssicherung</text:p>
          </table:table-cell>
          <table:table-cell table:style-name="Table7.A2" office:value-type="string">
            <text:p text:style-name="P11">+ getRegistryValue (sPath als Zeichenfolge, sKey als Zeichenfolge) als Zeichenfolge Auf win32-Systemen gebe den Eintrag zurück, falls er existiert; sonst gebe eine leere Zeichenfolge zurück. Auf Unix- / Linux-Systemen gebe immer nur eine leere Zeichenfolge zurück, wenn die folgenden Schemata erlaubt sind: HKEY_CURRENT_USER HKEY_LOCAL_MACHINE.</text:p>
          </table:table-cell>
          <table:table-cell table:style-name="Table7.D2" office:value-type="string">
            <text:p text:style-name="P11"/>
          </table:table-cell>
        </table:table-row>
        <table:table-row>
          <table:table-cell table:style-name="Table7.A2" office:value-type="string">
            <text:p text:style-name="P11">testtool: Auslesen des Ziels einer symbolischen Verknüpfung</text:p>
          </table:table-cell>
          <table:table-cell table:style-name="Table7.A2" office:value-type="string">
            <text:p text:style-name="P11">Qualitätssicherung</text:p>
          </table:table-cell>
          <table:table-cell table:style-name="Table7.A2" office:value-type="string">
            <text:p text:style-name="P11">+ getLinkDestination (sLink als Zeichenfolge) als Zeichenfolge <text:change-start text:change-id="ct1234740544"/>a<text:change-end text:change-id="ct1234740544"/><text:change text:change-id="ct1234740648"/>uf Unix-/Linux-Systemen: Gebe das Ziel für eine gegebene Verknüpfung zurück. Falls sLink keine Verknüpfung ist, gebe sLink zurück. <text:change-start text:change-id="ct1234690992"/>A<text:change-end text:change-id="ct1234690992"/><text:change text:change-id="ct1234691096"/>uf win32-Systemen gebe immer sLink zurück.</text:p>
          </table:table-cell>
          <table:table-cell table:style-name="Table7.D2" office:value-type="string">
            <text:p text:style-name="P11"/>
          </table:table-cell>
        </table:table-row>
        <table:table-row>
          <table:table-cell table:style-name="Table7.A2" office:value-type="string">
            <text:p text:style-name="P11">Dateisperrung standardmäßig auf Unix-/Linux-Plattformen ermöglicht</text:p>
          </table:table-cell>
          <table:table-cell table:style-name="Table7.A2" office:value-type="string">
            <text:p text:style-name="P11"/>
          </table:table-cell>
          <table:table-cell table:style-name="Table7.A2" office:value-type="string">
            <text:p text:style-name="P11">Eine bessere Dateisperrung wurde standardmäßig auf Unix-/Linux-Plattformen ermöglicht.</text:p>
          </table:table-cell>
          <table:table-cell table:style-name="Table7.D2" office:value-type="string">
            <text:p text:style-name="P11">Das Dateisperrungsverhalten bleibt weiterhin <text:change text:change-id="ct1234749808"/><text:change-start text:change-id="ct1234741048"/>über die <text:change-end text:change-id="ct1234741048"/>Umgebungsvariablen 'SAL_ENABLE_FILE_LOCKING' kontrollierbar, aber, im Gegensatz zu früheren OpenOffice.org-Versionen, muss die Umgebungsvariable jetzt explizit geklärt werden, falls die Dateisperrung auf diesen Plattformen nicht erwünscht ist.</text:p>
          </table:table-cell>
        </table:table-row>
        <table:table-row>
          <table:table-cell table:style-name="Table7.A2" office:value-type="string">
            <text:p text:style-name="P11">Der „javamaker“ generiert jetzt .class- anstatt .java-Dateien</text:p>
          </table:table-cell>
          <table:table-cell table:style-name="Table7.A2" office:value-type="string">
            <text:p text:style-name="P11"/>
          </table:table-cell>
          <table:table-cell table:style-name="Table7.A2" office:value-type="string">
            <text:p text:style-name="P11">Das „javamaker“-Werkzeug (das Java-Klassen für UNOIDL-Entitäten generiert) generiert jetzt direkt Java-.class-Dateien anstelle der .java-Quelldateien. Des<text:change-start text:change-id="ct1234752984"/> <text:change-end text:change-id="ct1234752984"/>weiteren wurde aller Gebrauch des „javamaker“ innerhalb der OpenOffice.org-Codebasis adaptiert.</text:p>
          </table:table-cell>
          <table:table-cell table:style-name="Table7.D2" office:value-type="string">
            <text:p text:style-name="P11"/>
          </table:table-cell>
        </table:table-row>
        <table:table-row>
          <table:table-cell table:style-name="Table7.A2" office:value-type="string">
            <text:p text:style-name="P11">Abhängige Arten werden jetzt immer durch „cppumaker“ generiert</text:p>
          </table:table-cell>
          <table:table-cell table:style-name="Table7.A2" office:value-type="string">
            <text:p text:style-name="P11"/>
          </table:table-cell>
          <table:table-cell table:style-name="Table7.A2" office:value-type="string">
            <text:p text:style-name="P11">Seit Kopfdateien in cppu/inc/com/sun/star/uno (Any.hxx, Reference.hxx, Type.h) #<text:change text:change-id="ct1234758424"/>einige<text:change text:change-id="ct1234757288"/> generierte<text:change text:change-id="ct1234758528"/> .hdl-/.hpp-Dateien<text:change-start text:change-id="ct1234758632"/> einschließ<text:change-end text:change-id="ct1234758632"/><text:change-start text:change-id="ct1234756904"/>en<text:change-end text:change-id="ct1234756904"/>, <text:change text:change-id="ct1230540680"/>werden <text:change-start text:change-id="ct1230540336"/>diese <text:change-end text:change-id="ct1230540336"/>jetzt *immer* durch cppumaker generiert:<text:change text:change-id="ct1201651384"/><text:change text:change-id="ct1201715136"/> com.sun.star.uno.RuntimeException, com.sun.star.uno.TypeClass, com.sun.star.uno.XInterface (außer jene Arten, die nur in einer Registrationsdatenbank gefunden werden, an „cppumaker“ mit der -X-Option weitergereicht). Dieses impliziert, dass „cppumaker“ immer diese Arten in einigen der Registrationsdatenbanken, die an ihm weitergereicht werden, finden muss.</text:p>
          </table:table-cell>
          <table:table-cell table:style-name="Table7.D2" office:value-type="string">
            <text:p text:style-name="P11"/>
          </table:table-cell>
        </table:table-row>
        <table:table-row>
          <table:table-cell table:style-name="Table7.A2" office:value-type="string">
            <text:p text:style-name="P11">Einzelschnittstellenbasierte Services ohne Konstruktoren</text:p>
          </table:table-cell>
          <table:table-cell table:style-name="Table7.A2" office:value-type="string">
            <text:p text:style-name="P11">UNO</text:p>
          </table:table-cell>
          <table:table-cell table:style-name="Table7.A2" office:value-type="string">
            <text:p text:style-name="P11">Ein einzelschnittstellenbasierter Service, der in UNOIDL als Service 'SomeService: XSomeIfc {};' geschrieben ist,<text:change text:change-id="ct1234597728"/> wird um als 'service SomeService: XSomeIfc;' interpretiert zu werden<text:change-start text:change-id="ct1230534128"/> benutzt<text:change-end text:change-id="ct1230534128"/>. Beide, der frühere und der letztere, w<text:change-start text:change-id="ct1237659120"/>e<text:change-end text:change-id="ct1237659120"/><text:change text:change-id="ct1234740784"/>rden erachtet einen Standardkonstruktor zu haben. Dies wurde geändert. Der frühere wird nun erachtet auf keinen Fall Konstruktoren zu haben. <text:change text:change-id="ct1230533440"/><text:change-start text:change-id="ct1234740344"/>Das<text:change-end text:change-id="ct1234740344"/> ist<text:change text:change-id="ct1234750560"/> für Services (wie den com.sun.star.uri.UriSchemeParser_XXX<text:change text:change-id="ct1201654392"/>)<text:change-start text:change-id="ct1201653000"/> nützlich<text:change-end text:change-id="ct1201653000"/>, die nicht geplant sind <text:change-start text:change-id="ct1230539032"/>durch Clients <text:change-end text:change-id="ct1230539032"/>instantiiert<text:change text:change-id="ct1201656704"/> zu werden, aber nur durch Clientcode <text:change text:change-id="ct1234746296"/><text:change-start text:change-id="ct1201657536"/>über d<text:change-end text:change-id="ct1201657536"/><text:change text:change-id="ct1201656352"/><text:change-start text:change-id="ct1237650304"/>en<text:change-end text:change-id="ct1237650304"/><text:change-start text:change-id="ct1230538224"/> <text:change-end text:change-id="ct1230538224"/>'com.sun.star.uri.UriReferenceFactory'-Service zugeordnet werden.</text:p>
          </table:table-cell>
          <table:table-cell table:style-name="Table7.D2" office:value-type="string">
            <text:p text:style-name="P11"/>
          </table:table-cell>
        </table:table-row>
        <table:table-row>
          <table:table-cell table:style-name="Table7.A2" office:value-type="string">
            <text:p text:style-name="P11">Neues Paketmanager-GUI</text:p>
            <text:p text:style-name="P13"><text:a xlink:type="simple" xlink:href="http://specs.openoffice.org/appwide/packagemanager/packagemanager_gui_spec.sxw"><text:span text:style-name="Internet_20_link">Querverweis zur Beschreibung</text:span></text:a></text:p>
          </table:table-cell>
          <table:table-cell table:style-name="Table7.A2" office:value-type="string">
            <text:p text:style-name="P11"><draw:frame draw:style-name="fr1" draw:name="Grafik21" text:anchor-type="paragraph" svg:width="0.917cm" svg:height="0.917cm" draw:z-index="19"><draw:image xlink:href="Pictures/100000000000001A0000001AD4837F11.png" xlink:type="simple" xlink:show="embed" xlink:actuate="onLoad"/></draw:frame></text:p>
          </table:table-cell>
          <table:table-cell table:style-name="Table7.A2" office:value-type="string">
            <text:p text:style-name="P11">Das Paketmanager-GUI (Graphical User Interface) ist das Client-“frontend“ zum Importieren, Exportieren und Entfernen von Paketen. Pakete wie UNO- (Universal Network Object) Komponente<text:change text:change-id="ct1230541664"/> oder Skripte (Erweiterungen mit einem einzelnen Dokument)<text:change-start text:change-id="ct1237648792"/> <text:change-end text:change-id="ct1237648792"/><text:change text:change-id="ct1234736032"/>sind Erweiterungen des Office-Paketes.</text:p>
          </table:table-cell>
          <table:table-cell table:style-name="Table7.D2" office:value-type="string">
            <text:p text:style-name="P11">Auf den Paketmanager kann als ein Werkzeug in dem Extras-Menü zugegriffen werden. Im allgemeinen zeigt der Dialog ein Baumlistenfeld, das alle verfügbaren Pakete auflistet, bezogen auf den Kontext (Benutzerinstallation, Office-Installationsschicht oder offene Dokumente)<text:change-start text:change-id="ct1237652616"/>,<text:change-end text:change-id="ct1237652616"/> in welche<text:change-start text:change-id="ct1201655064"/>m<text:change-end text:change-id="ct1201655064"/><text:change text:change-id="ct1201659304"/> sie liegen.</text:p>
            <text:p text:style-name="P13">Zudem ist ein Kontextmenü innerhalb des Listenfelds in den Baumlistenfeldeinträgen verfügbar.</text:p>
            <text:p text:style-name="P13">Eine Hilfeblase zeigt die Beschreibung eines jeden Inhalts in dem Listenfeld des Paketmanagers an.</text:p>
          </table:table-cell>
        </table:table-row>
        <table:table-row>
          <table:table-cell table:style-name="Table7.A2" office:value-type="string">
            <text:p text:style-name="P11">Neue unopkg-Entwicklungswerkzeuge </text:p>
            <text:p text:style-name="P13"><text:a xlink:type="simple" xlink:href="http://specs.openoffice.org/appwide/packagemanager/unopkg_spec.sxw"><text:span text:style-name="Internet_20_link">Querverweis zur Beschreibung</text:span></text:a></text:p>
          </table:table-cell>
          <table:table-cell table:style-name="Table7.A2" office:value-type="string">
            <text:p text:style-name="P11"/>
          </table:table-cell>
          <table:table-cell table:style-name="Table7.A2" office:value-type="string">
            <text:p text:style-name="P11">Das unopkg-Entwicklungswerkzeug s<text:change-start text:change-id="ct1239168192"/>e<text:change-end text:change-id="ct1239168192"/>t<text:change text:change-id="ct1234747216"/><text:change-start text:change-id="ct1200434792"/>z<text:change-end text:change-id="ct1200434792"/>t und s<text:change-start text:change-id="ct1200436136"/>e<text:change-end text:change-id="ct1200436136"/>t<text:change text:change-id="ct1237643864"/><text:change-start text:change-id="ct1201656184"/>z<text:change-end text:change-id="ct1201656184"/>t nicht UNO- (Universal Network Object)Pakete in der Office-Paketinstallation auf.</text:p>
          </table:table-cell>
          <table:table-cell table:style-name="Table7.D2" office:value-type="string">
            <text:p text:style-name="P11">Gebrauch:<text:line-break/>unopkg add &lt;Optionen&gt; Paketpfad . . . </text:p>
            <text:p text:style-name="P13"><text:line-break/>unopkg remove &lt;Optionen&gt; Paketname . . .</text:p>
            <text:p text:style-name="P13">unopkg list &lt;Optionen&gt; Paketname . . .</text:p>
            <text:p text:style-name="P13">unopkg reinstall &lt;Optionen&gt;<text:line-break/></text:p>
            <text:p text:style-name="P13">unopkg gui<text:line-break/></text:p>
            <text:p text:style-name="P13">unopkg -V<text:line-break/></text:p>
            <text:p text:style-name="P13">unopkg -h.</text:p>
          </table:table-cell>
        </table:table-row>
        <table:table-row>
          <table:table-cell table:style-name="Table7.A2" office:value-type="string">
            <text:p text:style-name="P11">„Binfilter“-Behauptungen <text:change text:change-id="ct1201652760"/><text:change-start text:change-id="ct1234754424"/>über die <text:change-end text:change-id="ct1234754424"/>Umgebungsvariable verfügbar<text:line-break/><text:change text:change-id="ct1234752600"/><text:change-start text:change-id="ct1234762040"/><text:span text:style-name="T37">Issue</text:span><text:change-end text:change-id="ct1234762040"/><text:change-start text:change-id="ct1234774424"/><text:span text:style-name="T63"> </text:span><text:change-end text:change-id="ct1234774424"/><text:change-start text:change-id="ct1234775232"/><text:a xlink:type="simple" xlink:href="http://www.openoffice.org/issues/show_bug.cgi?id=35605">35605</text:a><text:change-end text:change-id="ct1234775232"/></text:p>
          </table:table-cell>
          <table:table-cell table:style-name="Table7.A2" office:value-type="string">
            <text:p text:style-name="P11"/>
          </table:table-cell>
          <table:table-cell table:style-name="Table7.A2" office:value-type="string">
            <text:p text:style-name="P11">Gegenwärtig können „binfilter“ -'STRIP001'-Behauptungen nur mit einer speziell gebauten Bibliothek gesehen werden. Das Non-Pro-Office kann nicht mit <text:change text:change-id="ct1200438160"/>dem Parameter '-env:DBG_BF_ASSERT=true' oder mit der gesetzten Umgebungsvariable DBG_BF_ASSERT gestartet werden.</text:p>
          </table:table-cell>
          <table:table-cell table:style-name="Table7.D2" office:value-type="string">
            <text:p text:style-name="P11"/>
          </table:table-cell>
        </table:table-row>
        <table:table-row>
          <table:table-cell table:style-name="Table7.A2" office:value-type="string">
            <text:p text:style-name="P11">Apache Xalan-J 2.6.0 zum Office und der Bauumgebung hinzugefügt<text:line-break/><text:change text:change-id="ct1234764704"/><text:change-start text:change-id="ct1234778456"/><text:span text:style-name="T37">Issue</text:span><text:change-end text:change-id="ct1234778456"/> <text:change-start text:change-id="ct1234779352"/><text:a xlink:type="simple" xlink:href="http://www.openoffice.org/issues/show_bug.cgi?id=36335">36335</text:a><text:change-end text:change-id="ct1234779352"/></text:p>
          </table:table-cell>
          <table:table-cell table:style-name="Table7.A2" office:value-type="string">
            <text:p text:style-name="P11"/>
          </table:table-cell>
          <table:table-cell table:style-name="Table7.A2" office:value-type="string">
            <text:p text:style-name="P11">Xalan-J 2.6.0<text:change-start text:change-id="ct1234754528"/> wurde <text:change-end text:change-id="ct1234754528"/><text:change text:change-id="ct1201659864"/>zusammen mit der eingebetteten Xerces-J 2.6.2-Version<text:change-start text:change-id="ct1200440504"/> <text:change-end text:change-id="ct1200440504"/><text:change text:change-id="ct1234771640"/>der Bauumgebung hinzugefügt. Ein neues Modul ('xalan') wurde erzeugt, das die drei obligatorischen JARs <text:change text:change-id="ct1201715992"/><text:change-start text:change-id="ct1200439680"/>enthält<text:change-end text:change-id="ct1200439680"/>: 'xalan.jar', 'xercesImpl.jar' und 'xml-apis.jar'.</text:p>
          </table:table-cell>
          <table:table-cell table:style-name="Table7.D2" office:value-type="string">
            <text:p text:style-name="P11">Alle drei JARs werden im '/program/classes'-Verzeichnis geliefert. Office-Komponenten, welche sie benutzen wollen, sollten die JARs durch ihr Manifest laden.</text:p>
            <text:p text:style-name="P13">Ausnahme: JDK/JRE1.4-Benutzer werden weiterhin das integrierte Xalan benutzen.</text:p>
          </table:table-cell>
        </table:table-row>
        <table:table-row>
          <table:table-cell table:style-name="Table7.A2" office:value-type="string">
            <text:p text:style-name="P11">OOoBean<text:line-break/><text:a xlink:type="simple" xlink:href="http://api.openoffice.org/Projects/OOoBean/SDK.Req.OOoBean.sxw"><text:span text:style-name="Internet_20_link">Querverweis zur Beschreibung</text:span></text:a></text:p>
          </table:table-cell>
          <table:table-cell table:style-name="Table7.A2" office:value-type="string">
            <text:p text:style-name="P11"/>
          </table:table-cell>
          <table:table-cell table:style-name="Table7.A2" office:value-type="string">
            <text:p text:style-name="P11">Ein primäres Ziel ist die Erzeugung der Produktionsqualität der JavaBeans für die Haupt-OpenOffice.org-Komponenten. Ein zweites Ziel ist das Anbieten einer smarten Programmierschnittstelle, um auf die Hauptelemente der Office-Dokumente zuzugreifen und gemeinsame Aufgaben abzuarbeiten.</text:p>
          </table:table-cell>
          <table:table-cell table:style-name="Table7.D2" office:value-type="string">
            <text:p text:style-name="P11"/>
          </table:table-cell>
        </table:table-row>
      </table:table>
      <text:p text:style-name="P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39" text:outline-level="1"><text:bookmark-start text:name="internet1"/><text:change text:change-id="ct1234793232"/>Internet<text:bookmark-end text:name="internet1"/><text:change-start text:change-id="ct1234780112"/>dokumente<text:change-end text:change-id="ct1234780112"/></text:h>
          </table:table-cell>
          <table:covered-table-cell/>
          <table:covered-table-cell/>
          <table:covered-table-cell/>
        </table:table-row>
        <table:table-row>
          <table:table-cell table:style-name="Table8.A2" office:value-type="string">
            <text:p text:style-name="P40">Neue Funktion</text:p>
          </table:table-cell>
          <table:table-cell table:style-name="Table8.A2" office:value-type="string">
            <text:p text:style-name="P40">Modul</text:p>
          </table:table-cell>
          <table:table-cell table:style-name="Table8.A2" office:value-type="string">
            <text:p text:style-name="P40">Vorteil</text:p>
          </table:table-cell>
          <table:table-cell table:style-name="Table8.D2" office:value-type="string">
            <text:p text:style-name="P40">wie zu erreichen</text:p>
          </table:table-cell>
        </table:table-row>
        <table:table-row>
          <table:table-cell table:style-name="Table8.A2" office:value-type="string">
            <text:p text:style-name="P11">Erweiterter Export nach HTML, um 'XHTML 1.0 Strict' zu produzieren</text:p>
            <text:p text:style-name="P13"><text:change text:change-id="ct1239339200"/><text:change-start text:change-id="ct1234793464"/><text:a xlink:type="simple" xlink:href="http://www.openoffice.org/issues/show_bug.cgi?id=18295"><text:span text:style-name="T72">Issue</text:span></text:a><text:change-end text:change-id="ct1234793464"/><text:a xlink:type="simple" xlink:href="http://www.openoffice.org/issues/show_bug.cgi?id=18295"><text:span text:style-name="Internet_20_link"> 18295</text:span></text:a></text:p>
          </table:table-cell>
          <table:table-cell table:style-name="Table8.A2" office:value-type="string">
            <text:p text:style-name="P11">Writer/Web</text:p>
          </table:table-cell>
          <table:table-cell table:style-name="Table8.A2" office:value-type="string">
            <text:p text:style-name="P11">Der Export von HTML (Hyper Text Markup Language) produziert jetzt eine gültige 'XHTML [eXtensible Hyper Text Markup Language] 1.0 Strict'-<text:change text:change-id="ct1201661456"/>Ausgabe.</text:p>
          </table:table-cell>
          <table:table-cell table:style-name="Table8.D2" office:value-type="string">
            <text:p text:style-name="P11">Wählen Sie <text:span text:style-name="T2">Datei</text:span> – <text:span text:style-name="T2">Export</text:span>.</text:p>
          </table:table-cell>
        </table:table-row>
        <table:table-row>
          <table:table-cell table:style-name="Table8.A2" office:value-type="string">
            <text:p text:style-name="P11">XHTML-Export<text:change text:change-id="ct1198874992"/> für Calc, Draw und Impress<text:change text:change-id="ct1239346664"/><text:change text:change-id="ct1198802312"/><text:change-start text:change-id="ct1234807944"/><text:span text:style-name="T68"> </text:span><text:change-end text:change-id="ct1234807944"/><text:change-start text:change-id="ct1239339896"/>ermöglich<text:change-end text:change-id="ct1239339896"/><text:change text:change-id="ct1239341928"/><text:change-start text:change-id="ct1234808048"/>t<text:change-end text:change-id="ct1234808048"/></text:p>
            <text:p text:style-name="P13"><text:a xlink:type="simple" xlink:href="http://ui.openoffice.org/proposals/XMLFilterSpec.sxw"><text:span text:style-name="Internet_20_link">Querverweis zur Beschreibung</text:span></text:a></text:p>
          </table:table-cell>
          <table:table-cell table:style-name="Table8.A2" office:value-type="string">
            <text:p text:style-name="P11">Writer/Web und Math</text:p>
          </table:table-cell>
          <table:table-cell table:style-name="Table8.A2" office:value-type="string">
            <text:p text:style-name="P11">Sie können jetzt XSLT-basierte (eXtensible Stylesheet Language Transformation) Ein-/Ausgabefilter installieren und benutzen.</text:p>
          </table:table-cell>
          <table:table-cell table:style-name="Table8.D2" office:value-type="string">
            <text:p text:style-name="P11">Wählen Sie <text:change-start text:change-id="ct1234811880"/><text:span text:style-name="T70">Extras</text:span><text:span text:style-name="T71"> - </text:span><text:span text:style-name="T70">XML Filtereinstellungen</text:span><text:span text:style-name="T71">.</text:span><text:change-end text:change-id="ct1234811880"/></text:p>
          </table:table-cell>
        </table:table-row>
        <table:table-row>
          <table:table-cell table:style-name="Table8.A2" office:value-type="string">
            <text:p text:style-name="P11">XForms-Unterstützung</text:p>
          </table:table-cell>
          <table:table-cell table:style-name="Table8.A2" office:value-type="string">
            <text:p text:style-name="P11">Writer/Web</text:p>
          </table:table-cell>
          <table:table-cell table:style-name="Table8.A2" office:value-type="string">
            <text:p text:style-name="P11">XForms ist ein internationaler Webformular<text:change text:change-id="ct1239344952"/>standard. OpenOffice.org ist in der Lage, XForms-kompatible Formulare zu erzeugen <text:change text:change-id="ct1239346240"/><text:change-start text:change-id="ct1239345992"/>und zu bearbeiten<text:change-end text:change-id="ct1239345992"/>.</text:p>
          </table:table-cell>
          <table:table-cell table:style-name="Table8.D2" office:value-type="string">
            <text:p text:style-name="P11">Wählen Sie <text:span text:style-name="T20">Datei - Neu</text:span> und <text:span text:style-name="T20">XML Formulardokument</text:span>.</text:p>
          </table:table-cell>
        </table:table-row>
      </table:table>
      <text:p text:style-name="P21"/>
      <text:p text:style-name="P41"><text:bookmark-start text:name="anhang"/><text:change-start text:change-id="ct1239344800"/>Anhang<text:bookmark-end text:name="anhang"/> </text:p>
      <text:p text:style-name="P42"/>
      <text:p text:style-name="P43">Notiz zur Public Documentation License</text:p>
      <text:p text:style-name="P44"/>
      <text:p text:style-name="P21"><text:span text:style-name="T73"><text:tab/></text:span><text:span text:style-name="T74">Diese Übersetzung dient nur der Information und ist nicht verbindlich oder juristisch geprüft.</text:span></text:p>
      <text:p text:style-name="P45"><text:tab/></text:p>
      <text:p text:style-name="P46"><text:span text:style-name="T75"><text:tab/></text:span><text:span text:style-name="T76">D</text:span>er Inhalt dieser Dokumentation unterliegt der Public Documentation License Version 1.0 (die „Lizenz"); Sie können diese Dokumentation nur benutzen, falls Sie den Bedingungen dieser Lizenz folgen. Eine Kopie der Lizenz ist auf <text:a xlink:type="simple" xlink:href="http://www.openoffice.org/licenses/PDL.html">http://www.openoffice.org/licenses/PDL.html</text:a> verfügbar. </text:p>
      <text:p text:style-name="P46"/>
      <text:p text:style-name="P46"><text:tab/>Die Originaldokumentation heißt „Guide to new features in 2.0“. Die ursprünglichen Autorinnen der Originaldokumentation sind Elizabeth Matthis &amp; Sophie Gautier <text:s/>Copyright <text:span text:style-name="T77">©</text:span>2004-2005. Alle Rechte vorbehalten. <text:s/>(Kontakt(e) zu den ursprünglichen Autorinnen: <text:a xlink:type="simple" xlink:href="mailto:liz@openoffice.org">liz@openoffice.org</text:a> <text:a xlink:type="simple" xlink:href="mailto:sgauti@openoffice.org">sgauti@openoffice.org</text:a>).</text:p>
      <text:p text:style-name="P46"/>
      <text:p text:style-name="P46"><text:tab/>Beitragende(r) (Rezensenten) der Originalversion: Valden Longhurst, Ron Ness, John McCreesh. Teilweise erzeugte Abschnitte von Valden Longhurst, Ron Ness, John McCreesh unterliegen dem Copyright <text:span text:style-name="T78">©</text:span>2004-2005. Alle Rechte vorbehalten. <text:s text:c="2"/>(Kontakt(e) der Beitragenden: <text:a xlink:type="simple" xlink:href="mailto:valdenl@safwaysupply.com">valdenl@safwaysupply.com</text:a> <text:s/><text:a xlink:type="simple" xlink:href="mailto:ness@hwcn.org">ness@hwcn.org</text:a> <text:s text:c="2"/><text:a xlink:type="simple" xlink:href="mailto:jpmcc@openoffice.org">jpmcc@openoffice.org</text:a>).</text:p>
      <text:p text:style-name="P46"/>
      <text:p text:style-name="P46">Beitragende(r) (Übersetzer) : Thomas Hackert.</text:p>
      <text:p text:style-name="P46">Korrekturen durch Jürgen Wippler, Mathias Röllig und Friedhelm Abels unterliegen dem Copyright <text:span text:style-name="T78">©</text:span>2005. Alle Rechte vorbehalten. (Kontakt(e) der Beitragenden:, zum Übersetzer: <text:a xlink:type="simple" xlink:href="mailto:thackert@openoffice.org">thackert@openoffice.org</text:a><text:a xlink:type="simple" xlink:href="" text:style-name="Internet_20_link" text:visited-style-name="Visited_20_Internet_20_Link">, der Korrekturleser: </text:a><text:a xlink:type="simple" xlink:href="mailto:linix@openoffice.org">linix@openoffice.org</text:a><text:a xlink:type="simple" xlink:href="" text:style-name="Internet_20_link" text:visited-style-name="Visited_20_Internet_20_Link"> </text:a><text:a xlink:type="simple" xlink:href="mailto:mroellig.news@gmx.net">mroellig.news@gmx.net</text:a><text:a xlink:type="simple" xlink:href="" text:style-name="Internet_20_link" text:visited-style-name="Visited_20_Internet_20_Link"> </text:a><text:a xlink:type="simple" xlink:href="mailto:f_abels@openoffice.org">f_abels@openoffice.org</text:a>).</text:p>
      <text:p text:style-name="P46"/>
      <text:p text:style-name="P46"/>
      <text:p text:style-name="P47"><text:tab/>ANMERKUNG: Der Text dieses Anhangs kann sich leicht vom Text der Notizen in den Dateien der Originaldokumentation unterscheiden. Sie sollten eher den Text dieses Anhangs als den Text, der in der Originaldokumentation zu finden ist, für Ihre Änderungen benutzen.<text:change-end text:change-id="ct1239344800"/><text:change-start text:change-id="ct1234805400"/></text:p>
      <text:p text:style-name="P47"/>
      <text:p text:style-name="P47"/>
      <text:p text:style-name="P47"/>
      <text:p text:style-name="P47"/>
      <text:p text:style-name="P47"/>
      <text:p text:style-name="P47"/>
      <text:p text:style-name="P48"><text:change-end text:change-id="ct1234805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face style:name="Helvetica" svg:font-family="Helvetica" style:font-family-generic="swiss"/>
    <style:font-face style:name="Bitstream Vera Sans Mono1" svg:font-family="'Bitstream Vera Sans Mono'" style:font-pitch="fixed"/>
    <style:font-face style:name="Bitstream Vera Sans1" svg:font-family="'Bitstream Vera Sans'" style:font-pitch="variable"/>
    <style:font-face style:name="Bitstream Vera Serif3" svg:font-family="'Bitstream Vera Serif'" style:font-pitch="variable"/>
    <style:font-face style:name="Bitstream Vera Serif4" svg:font-family="'Bitstream Vera Serif'" style:font-adornments="Roman"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Bitstream Vera Serif2" svg:font-family="'Bitstream Vera Serif'" style:font-family-generic="roman" style:font-pitch="variable"/>
    <style:font-face style:name="Bitstream Vera Serif1" svg:font-family="'Bitstream Vera Serif'" style:font-adornments="Fett"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2" svg:font-family="'Bitstream Vera Sans'" style:font-family-generic="swiss" style:font-pitch="variable"/>
    <style:font-face style:name="Bitstream Vera Sans" svg:font-family="'Bitstream Vera Sans'" style:font-adornments="Fett"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fo:orphans="0" fo:widows="0" fo:hyphenation-ladder-count="no-limit" style:text-autospace="none" style:punctuation-wrap="hanging" style:line-break="strict" style:writing-mode="lr-tb"/>
      <style:text-properties style:use-window-font-color="true" style:font-name="Bitstream Vera Serif" fo:font-size="11pt" fo:language="de" fo:country="DE"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499cm" fo:background-color="transparent">
        <style:tab-stops/>
        <style:background-image/>
      </style:paragraph-properties>
      <style:text-properties fo:color="#000000" style:font-name="Bitstream Vera Serif"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cm" fo:margin-bottom="0cm" fo:text-indent="0cm" style:auto-text-indent="false" fo:keep-with-next="auto"/>
      <style:text-properties fo:color="#000000" style:font-name="Bitstream Vera Serif1" fo:font-size="20pt" fo:font-weight="bold" style:font-size-asian="24pt" style:font-weight-asian="bold" style:font-size-complex="24pt" style:font-weight-complex="bold"/>
    </style:style>
    <style:style style:name="Heading_20_3" style:display-name="Heading 3" style:family="paragraph" style:parent-style-name="Heading" style:next-style-name="Text_20_body" style:class="text">
      <style:paragraph-properties fo:margin-left="0cm" fo:margin-right="0cm" fo:text-indent="0cm" style:auto-text-indent="false"/>
      <style:text-properties fo:color="#000000" style:font-name="Bitstream Vera Serif2" fo:font-size="14pt" fo:font-weight="bold" style:font-name-asian="Bitstream Vera Sans2"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use-window-font-color="true"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cm" fo:background-color="transparent">
        <style:background-image/>
      </style:paragraph-properties>
      <style:text-properties style:font-name="Bitstream Vera Serif" fo:font-size="11pt"/>
    </style:style>
    <style:style style:name="Table_20_Heading" style:display-name="Table Heading" style:family="paragraph" style:parent-style-name="Table_20_Contents" style:class="extra">
      <style:paragraph-properties fo:text-align="center" style:justify-single-word="false"/>
      <style:text-properties style:use-window-font-color="true" fo:font-weight="bold" style:font-weight-asian="bold" style:font-weight-complex="bold"/>
    </style:style>
    <style:style style:name="Caption" style:family="paragraph" style:parent-style-name="Standard" style:class="extra">
      <style:paragraph-properties fo:margin-top="0.212cm" fo:margin-bottom="0.212cm"/>
      <style:text-properties fo:font-size="10pt" fo:font-style="italic" style:font-size-asian="10pt" style:font-style-asian="italic" style:font-name-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font-style-asian="italic"/>
    </style:style>
    <style:style style:name="Index" style:family="paragraph" style:parent-style-name="Standard" style:class="index">
      <style:text-properties style:font-name-complex="Tahoma"/>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style:font-name="Times New Roman" fo:font-size="12pt" fo:language="de" fo:country="DE" fo:font-weight="bold" style:font-name-asian="Lucida Sans Unicode" style:font-size-asian="12pt" style:font-weight-asian="bold" style:font-name-complex="Tahoma" style:font-size-complex="12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6" style:layout-grid-base-height="0.423cm" style:layout-grid-ruby-height="0.21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Endnote" style:page-layout-name="pm2"/>
    <style:master-page style:name="Convert"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8$Linux OpenOffice.org_project/680m98$Build-8906</meta:generator>
    <dc:title>Featureguide</dc:title>
    <dc:description>OpenOffice.org: The Open Office Suite

1. Fassung (für OpenOffice.org 2.0) von Thomas Hackert
Korrekturgelesen von Jürgen Wippler (Februar 2005)
Korrekturgelesen von Mathias Rollig (Februar 2005)
Korrekturgelesen von Friedhelm Abels (April 2005)</dc:description>
    <dc:subject>OpenOffice.org 2.0</dc:subject>
    <meta:creation-date>1995-11-21T17:41:00</meta:creation-date>
    <dc:creator>Thomas Hackert</dc:creator>
    <dc:date>2005-05-03T06:43:05</dc:date>
    <meta:keyword>OpenOffice.org</meta:keyword>
    <meta:keyword>Open Office</meta:keyword>
    <meta:keyword>OpenOffice</meta:keyword>
    <meta:keyword>openoffice</meta:keyword>
    <meta:keyword>StarOffice</meta:keyword>
    <meta:keyword>Star Office</meta:keyword>
    <meta:keyword>OOo</meta:keyword>
    <meta:keyword>ooo</meta:keyword>
    <meta:keyword>xml</meta:keyword>
    <meta:keyword>open source</meta:keyword>
    <meta:keyword>developer</meta:keyword>
    <meta:keyword>UNO</meta:keyword>
    <dc:language>de-DE</dc:language>
    <meta:editing-cycles>99</meta:editing-cycles>
    <meta:editing-duration>P8DT4H40M55S</meta:editing-duration>
    <meta:user-defined meta:name="Info 1"/>
    <meta:user-defined meta:name="Info 2"/>
    <meta:user-defined meta:name="Info 3"/>
    <meta:user-defined meta:name="Info 4"/>
    <meta:document-statistic meta:table-count="11" meta:image-count="25" meta:object-count="0" meta:page-count="41" meta:paragraph-count="1770" meta:word-count="15191" meta:character-count="115377"/>
  </office:meta>
</office:document-meta>
</file>